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Object 95/content.xml"/>
  <manifest:file-entry manifest:media-type="" manifest:full-path="Object 95/Configurations2/progressbar/"/>
  <manifest:file-entry manifest:media-type="" manifest:full-path="Object 95/Configurations2/floater/"/>
  <manifest:file-entry manifest:media-type="" manifest:full-path="Object 95/Configurations2/popupmenu/"/>
  <manifest:file-entry manifest:media-type="" manifest:full-path="Object 95/Configurations2/menubar/"/>
  <manifest:file-entry manifest:media-type="" manifest:full-path="Object 95/Configurations2/toolbar/"/>
  <manifest:file-entry manifest:media-type="" manifest:full-path="Object 95/Configurations2/images/Bitmaps/"/>
  <manifest:file-entry manifest:media-type="" manifest:full-path="Object 95/Configurations2/images/"/>
  <manifest:file-entry manifest:media-type="" manifest:full-path="Object 95/Configurations2/statusbar/"/>
  <manifest:file-entry manifest:media-type="application/vnd.sun.xml.ui.configuration" manifest:full-path="Object 95/Configurations2/"/>
  <manifest:file-entry manifest:media-type="text/xml" manifest:full-path="Object 95/settings.xml"/>
  <manifest:file-entry manifest:media-type="application/vnd.oasis.opendocument.formula" manifest:version="1.2" manifest:full-path="Object 95/"/>
  <manifest:file-entry manifest:media-type="text/xml" manifest:full-path="Object 96/content.xml"/>
  <manifest:file-entry manifest:media-type="" manifest:full-path="Object 96/Configurations2/progressbar/"/>
  <manifest:file-entry manifest:media-type="" manifest:full-path="Object 96/Configurations2/floater/"/>
  <manifest:file-entry manifest:media-type="" manifest:full-path="Object 96/Configurations2/popupmenu/"/>
  <manifest:file-entry manifest:media-type="" manifest:full-path="Object 96/Configurations2/menubar/"/>
  <manifest:file-entry manifest:media-type="" manifest:full-path="Object 96/Configurations2/toolbar/"/>
  <manifest:file-entry manifest:media-type="" manifest:full-path="Object 96/Configurations2/images/Bitmaps/"/>
  <manifest:file-entry manifest:media-type="" manifest:full-path="Object 96/Configurations2/images/"/>
  <manifest:file-entry manifest:media-type="" manifest:full-path="Object 96/Configurations2/statusbar/"/>
  <manifest:file-entry manifest:media-type="application/vnd.sun.xml.ui.configuration" manifest:full-path="Object 96/Configurations2/"/>
  <manifest:file-entry manifest:media-type="text/xml" manifest:full-path="Object 96/settings.xml"/>
  <manifest:file-entry manifest:media-type="application/vnd.oasis.opendocument.formula" manifest:version="1.2" manifest:full-path="Object 96/"/>
  <manifest:file-entry manifest:media-type="text/xml" manifest:full-path="Object 97/content.xml"/>
  <manifest:file-entry manifest:media-type="" manifest:full-path="Object 97/Configurations2/progressbar/"/>
  <manifest:file-entry manifest:media-type="" manifest:full-path="Object 97/Configurations2/floater/"/>
  <manifest:file-entry manifest:media-type="" manifest:full-path="Object 97/Configurations2/popupmenu/"/>
  <manifest:file-entry manifest:media-type="" manifest:full-path="Object 97/Configurations2/menubar/"/>
  <manifest:file-entry manifest:media-type="" manifest:full-path="Object 97/Configurations2/toolbar/"/>
  <manifest:file-entry manifest:media-type="" manifest:full-path="Object 97/Configurations2/images/Bitmaps/"/>
  <manifest:file-entry manifest:media-type="" manifest:full-path="Object 97/Configurations2/images/"/>
  <manifest:file-entry manifest:media-type="" manifest:full-path="Object 97/Configurations2/statusbar/"/>
  <manifest:file-entry manifest:media-type="application/vnd.sun.xml.ui.configuration" manifest:full-path="Object 97/Configurations2/"/>
  <manifest:file-entry manifest:media-type="text/xml" manifest:full-path="Object 97/settings.xml"/>
  <manifest:file-entry manifest:media-type="application/vnd.oasis.opendocument.formula" manifest:version="1.2" manifest:full-path="Object 97/"/>
  <manifest:file-entry manifest:media-type="text/xml" manifest:full-path="Object 40/content.xml"/>
  <manifest:file-entry manifest:media-type="" manifest:full-path="Object 40/Configurations2/accelerator/current.xml"/>
  <manifest:file-entry manifest:media-type="" manifest:full-path="Object 40/Configurations2/accelerator/"/>
  <manifest:file-entry manifest:media-type="" manifest:full-path="Object 40/Configurations2/progressbar/"/>
  <manifest:file-entry manifest:media-type="" manifest:full-path="Object 40/Configurations2/floater/"/>
  <manifest:file-entry manifest:media-type="" manifest:full-path="Object 40/Configurations2/popupmenu/"/>
  <manifest:file-entry manifest:media-type="" manifest:full-path="Object 40/Configurations2/menubar/"/>
  <manifest:file-entry manifest:media-type="" manifest:full-path="Object 40/Configurations2/toolbar/"/>
  <manifest:file-entry manifest:media-type="" manifest:full-path="Object 40/Configurations2/images/Bitmaps/"/>
  <manifest:file-entry manifest:media-type="" manifest:full-path="Object 40/Configurations2/images/"/>
  <manifest:file-entry manifest:media-type="" manifest:full-path="Object 40/Configurations2/statusbar/"/>
  <manifest:file-entry manifest:media-type="application/vnd.sun.xml.ui.configuration" manifest:full-path="Object 40/Configurations2/"/>
  <manifest:file-entry manifest:media-type="text/xml" manifest:full-path="Object 40/settings.xml"/>
  <manifest:file-entry manifest:media-type="application/vnd.oasis.opendocument.formula" manifest:version="1.2" manifest:full-path="Object 40/"/>
  <manifest:file-entry manifest:media-type="text/xml" manifest:full-path="Object 98/content.xml"/>
  <manifest:file-entry manifest:media-type="" manifest:full-path="Object 98/Configurations2/progressbar/"/>
  <manifest:file-entry manifest:media-type="" manifest:full-path="Object 98/Configurations2/floater/"/>
  <manifest:file-entry manifest:media-type="" manifest:full-path="Object 98/Configurations2/popupmenu/"/>
  <manifest:file-entry manifest:media-type="" manifest:full-path="Object 98/Configurations2/menubar/"/>
  <manifest:file-entry manifest:media-type="" manifest:full-path="Object 98/Configurations2/toolbar/"/>
  <manifest:file-entry manifest:media-type="" manifest:full-path="Object 98/Configurations2/images/Bitmaps/"/>
  <manifest:file-entry manifest:media-type="" manifest:full-path="Object 98/Configurations2/images/"/>
  <manifest:file-entry manifest:media-type="" manifest:full-path="Object 98/Configurations2/statusbar/"/>
  <manifest:file-entry manifest:media-type="application/vnd.sun.xml.ui.configuration" manifest:full-path="Object 98/Configurations2/"/>
  <manifest:file-entry manifest:media-type="text/xml" manifest:full-path="Object 98/settings.xml"/>
  <manifest:file-entry manifest:media-type="application/vnd.oasis.opendocument.formula" manifest:version="1.2" manifest:full-path="Object 98/"/>
  <manifest:file-entry manifest:media-type="text/xml" manifest:full-path="Object 41/content.xml"/>
  <manifest:file-entry manifest:media-type="text/xml" manifest:full-path="Object 41/styles.xml"/>
  <manifest:file-entry manifest:media-type="" manifest:full-path="Object 41/Configurations2/accelerator/current.xml"/>
  <manifest:file-entry manifest:media-type="" manifest:full-path="Object 41/Configurations2/accelerator/"/>
  <manifest:file-entry manifest:media-type="" manifest:full-path="Object 41/Configurations2/progressbar/"/>
  <manifest:file-entry manifest:media-type="" manifest:full-path="Object 41/Configurations2/floater/"/>
  <manifest:file-entry manifest:media-type="" manifest:full-path="Object 41/Configurations2/popupmenu/"/>
  <manifest:file-entry manifest:media-type="" manifest:full-path="Object 41/Configurations2/menubar/"/>
  <manifest:file-entry manifest:media-type="" manifest:full-path="Object 41/Configurations2/toolbar/"/>
  <manifest:file-entry manifest:media-type="" manifest:full-path="Object 41/Configurations2/images/Bitmaps/"/>
  <manifest:file-entry manifest:media-type="" manifest:full-path="Object 41/Configurations2/images/"/>
  <manifest:file-entry manifest:media-type="" manifest:full-path="Object 41/Configurations2/statusbar/"/>
  <manifest:file-entry manifest:media-type="application/vnd.sun.xml.ui.configuration" manifest:full-path="Object 41/Configurations2/"/>
  <manifest:file-entry manifest:media-type="text/xml" manifest:full-path="Object 41/settings.xml"/>
  <manifest:file-entry manifest:media-type="application/vnd.oasis.opendocument.graphics" manifest:version="1.2" manifest:full-path="Object 41/"/>
  <manifest:file-entry manifest:media-type="text/xml" manifest:full-path="Object 99/content.xml"/>
  <manifest:file-entry manifest:media-type="" manifest:full-path="Object 99/Configurations2/progressbar/"/>
  <manifest:file-entry manifest:media-type="" manifest:full-path="Object 99/Configurations2/floater/"/>
  <manifest:file-entry manifest:media-type="" manifest:full-path="Object 99/Configurations2/popupmenu/"/>
  <manifest:file-entry manifest:media-type="" manifest:full-path="Object 99/Configurations2/menubar/"/>
  <manifest:file-entry manifest:media-type="" manifest:full-path="Object 99/Configurations2/toolbar/"/>
  <manifest:file-entry manifest:media-type="" manifest:full-path="Object 99/Configurations2/images/Bitmaps/"/>
  <manifest:file-entry manifest:media-type="" manifest:full-path="Object 99/Configurations2/images/"/>
  <manifest:file-entry manifest:media-type="" manifest:full-path="Object 99/Configurations2/statusbar/"/>
  <manifest:file-entry manifest:media-type="application/vnd.sun.xml.ui.configuration" manifest:full-path="Object 99/Configurations2/"/>
  <manifest:file-entry manifest:media-type="text/xml" manifest:full-path="Object 99/settings.xml"/>
  <manifest:file-entry manifest:media-type="application/vnd.oasis.opendocument.formula" manifest:version="1.2" manifest:full-path="Object 99/"/>
  <manifest:file-entry manifest:media-type="text/xml" manifest:full-path="Object 42/content.xml"/>
  <manifest:file-entry manifest:media-type="text/xml" manifest:full-path="Object 42/styles.xml"/>
  <manifest:file-entry manifest:media-type="" manifest:full-path="Object 42/Configurations2/accelerator/current.xml"/>
  <manifest:file-entry manifest:media-type="" manifest:full-path="Object 42/Configurations2/accelerator/"/>
  <manifest:file-entry manifest:media-type="" manifest:full-path="Object 42/Configurations2/progressbar/"/>
  <manifest:file-entry manifest:media-type="" manifest:full-path="Object 42/Configurations2/floater/"/>
  <manifest:file-entry manifest:media-type="" manifest:full-path="Object 42/Configurations2/popupmenu/"/>
  <manifest:file-entry manifest:media-type="" manifest:full-path="Object 42/Configurations2/menubar/"/>
  <manifest:file-entry manifest:media-type="" manifest:full-path="Object 42/Configurations2/toolbar/"/>
  <manifest:file-entry manifest:media-type="" manifest:full-path="Object 42/Configurations2/images/Bitmaps/"/>
  <manifest:file-entry manifest:media-type="" manifest:full-path="Object 42/Configurations2/images/"/>
  <manifest:file-entry manifest:media-type="" manifest:full-path="Object 42/Configurations2/statusbar/"/>
  <manifest:file-entry manifest:media-type="application/vnd.sun.xml.ui.configuration" manifest:full-path="Object 42/Configurations2/"/>
  <manifest:file-entry manifest:media-type="text/xml" manifest:full-path="Object 42/settings.xml"/>
  <manifest:file-entry manifest:media-type="application/vnd.oasis.opendocument.graphics" manifest:version="1.2" manifest:full-path="Object 42/"/>
  <manifest:file-entry manifest:media-type="text/xml" manifest:full-path="Object 43/content.xml"/>
  <manifest:file-entry manifest:media-type="text/xml" manifest:full-path="Object 43/styles.xml"/>
  <manifest:file-entry manifest:media-type="" manifest:full-path="Object 43/Configurations2/accelerator/current.xml"/>
  <manifest:file-entry manifest:media-type="" manifest:full-path="Object 43/Configurations2/accelerator/"/>
  <manifest:file-entry manifest:media-type="" manifest:full-path="Object 43/Configurations2/progressbar/"/>
  <manifest:file-entry manifest:media-type="" manifest:full-path="Object 43/Configurations2/floater/"/>
  <manifest:file-entry manifest:media-type="" manifest:full-path="Object 43/Configurations2/popupmenu/"/>
  <manifest:file-entry manifest:media-type="" manifest:full-path="Object 43/Configurations2/menubar/"/>
  <manifest:file-entry manifest:media-type="" manifest:full-path="Object 43/Configurations2/toolbar/"/>
  <manifest:file-entry manifest:media-type="" manifest:full-path="Object 43/Configurations2/images/Bitmaps/"/>
  <manifest:file-entry manifest:media-type="" manifest:full-path="Object 43/Configurations2/images/"/>
  <manifest:file-entry manifest:media-type="" manifest:full-path="Object 43/Configurations2/statusbar/"/>
  <manifest:file-entry manifest:media-type="application/vnd.sun.xml.ui.configuration" manifest:full-path="Object 43/Configurations2/"/>
  <manifest:file-entry manifest:media-type="text/xml" manifest:full-path="Object 43/settings.xml"/>
  <manifest:file-entry manifest:media-type="application/vnd.oasis.opendocument.graphics" manifest:version="1.2" manifest:full-path="Object 43/"/>
  <manifest:file-entry manifest:media-type="text/xml" manifest:full-path="Object 44/content.xml"/>
  <manifest:file-entry manifest:media-type="" manifest:full-path="Object 44/Configurations2/progressbar/"/>
  <manifest:file-entry manifest:media-type="" manifest:full-path="Object 44/Configurations2/floater/"/>
  <manifest:file-entry manifest:media-type="" manifest:full-path="Object 44/Configurations2/popupmenu/"/>
  <manifest:file-entry manifest:media-type="" manifest:full-path="Object 44/Configurations2/menubar/"/>
  <manifest:file-entry manifest:media-type="" manifest:full-path="Object 44/Configurations2/toolbar/"/>
  <manifest:file-entry manifest:media-type="" manifest:full-path="Object 44/Configurations2/images/Bitmaps/"/>
  <manifest:file-entry manifest:media-type="" manifest:full-path="Object 44/Configurations2/images/"/>
  <manifest:file-entry manifest:media-type="" manifest:full-path="Object 44/Configurations2/statusbar/"/>
  <manifest:file-entry manifest:media-type="application/vnd.sun.xml.ui.configuration" manifest:full-path="Object 44/Configurations2/"/>
  <manifest:file-entry manifest:media-type="text/xml" manifest:full-path="Object 44/settings.xml"/>
  <manifest:file-entry manifest:media-type="application/vnd.oasis.opendocument.formula" manifest:version="1.2" manifest:full-path="Object 44/"/>
  <manifest:file-entry manifest:media-type="text/xml" manifest:full-path="Object 45/content.xml"/>
  <manifest:file-entry manifest:media-type="" manifest:full-path="Object 45/Configurations2/progressbar/"/>
  <manifest:file-entry manifest:media-type="" manifest:full-path="Object 45/Configurations2/floater/"/>
  <manifest:file-entry manifest:media-type="" manifest:full-path="Object 45/Configurations2/popupmenu/"/>
  <manifest:file-entry manifest:media-type="" manifest:full-path="Object 45/Configurations2/menubar/"/>
  <manifest:file-entry manifest:media-type="" manifest:full-path="Object 45/Configurations2/toolbar/"/>
  <manifest:file-entry manifest:media-type="" manifest:full-path="Object 45/Configurations2/images/Bitmaps/"/>
  <manifest:file-entry manifest:media-type="" manifest:full-path="Object 45/Configurations2/images/"/>
  <manifest:file-entry manifest:media-type="" manifest:full-path="Object 45/Configurations2/statusbar/"/>
  <manifest:file-entry manifest:media-type="application/vnd.sun.xml.ui.configuration" manifest:full-path="Object 45/Configurations2/"/>
  <manifest:file-entry manifest:media-type="text/xml" manifest:full-path="Object 45/settings.xml"/>
  <manifest:file-entry manifest:media-type="application/vnd.oasis.opendocument.formula" manifest:version="1.2" manifest:full-path="Object 45/"/>
  <manifest:file-entry manifest:media-type="text/xml" manifest:full-path="Object 46/content.xml"/>
  <manifest:file-entry manifest:media-type="" manifest:full-path="Object 46/Configurations2/progressbar/"/>
  <manifest:file-entry manifest:media-type="" manifest:full-path="Object 46/Configurations2/floater/"/>
  <manifest:file-entry manifest:media-type="" manifest:full-path="Object 46/Configurations2/popupmenu/"/>
  <manifest:file-entry manifest:media-type="" manifest:full-path="Object 46/Configurations2/menubar/"/>
  <manifest:file-entry manifest:media-type="" manifest:full-path="Object 46/Configurations2/toolbar/"/>
  <manifest:file-entry manifest:media-type="" manifest:full-path="Object 46/Configurations2/images/Bitmaps/"/>
  <manifest:file-entry manifest:media-type="" manifest:full-path="Object 46/Configurations2/images/"/>
  <manifest:file-entry manifest:media-type="" manifest:full-path="Object 46/Configurations2/statusbar/"/>
  <manifest:file-entry manifest:media-type="application/vnd.sun.xml.ui.configuration" manifest:full-path="Object 46/Configurations2/"/>
  <manifest:file-entry manifest:media-type="text/xml" manifest:full-path="Object 46/settings.xml"/>
  <manifest:file-entry manifest:media-type="application/vnd.oasis.opendocument.formula" manifest:version="1.2" manifest:full-path="Object 46/"/>
  <manifest:file-entry manifest:media-type="text/xml" manifest:full-path="Object 47/content.xml"/>
  <manifest:file-entry manifest:media-type="" manifest:full-path="Object 47/Configurations2/progressbar/"/>
  <manifest:file-entry manifest:media-type="" manifest:full-path="Object 47/Configurations2/floater/"/>
  <manifest:file-entry manifest:media-type="" manifest:full-path="Object 47/Configurations2/popupmenu/"/>
  <manifest:file-entry manifest:media-type="" manifest:full-path="Object 47/Configurations2/menubar/"/>
  <manifest:file-entry manifest:media-type="" manifest:full-path="Object 47/Configurations2/toolbar/"/>
  <manifest:file-entry manifest:media-type="" manifest:full-path="Object 47/Configurations2/images/Bitmaps/"/>
  <manifest:file-entry manifest:media-type="" manifest:full-path="Object 47/Configurations2/images/"/>
  <manifest:file-entry manifest:media-type="" manifest:full-path="Object 47/Configurations2/statusbar/"/>
  <manifest:file-entry manifest:media-type="application/vnd.sun.xml.ui.configuration" manifest:full-path="Object 47/Configurations2/"/>
  <manifest:file-entry manifest:media-type="text/xml" manifest:full-path="Object 47/settings.xml"/>
  <manifest:file-entry manifest:media-type="application/vnd.oasis.opendocument.formula" manifest:version="1.2" manifest:full-path="Object 47/"/>
  <manifest:file-entry manifest:media-type="text/xml" manifest:full-path="Object 48/content.xml"/>
  <manifest:file-entry manifest:media-type="" manifest:full-path="Object 48/Configurations2/progressbar/"/>
  <manifest:file-entry manifest:media-type="" manifest:full-path="Object 48/Configurations2/floater/"/>
  <manifest:file-entry manifest:media-type="" manifest:full-path="Object 48/Configurations2/popupmenu/"/>
  <manifest:file-entry manifest:media-type="" manifest:full-path="Object 48/Configurations2/menubar/"/>
  <manifest:file-entry manifest:media-type="" manifest:full-path="Object 48/Configurations2/toolbar/"/>
  <manifest:file-entry manifest:media-type="" manifest:full-path="Object 48/Configurations2/images/Bitmaps/"/>
  <manifest:file-entry manifest:media-type="" manifest:full-path="Object 48/Configurations2/images/"/>
  <manifest:file-entry manifest:media-type="" manifest:full-path="Object 48/Configurations2/statusbar/"/>
  <manifest:file-entry manifest:media-type="application/vnd.sun.xml.ui.configuration" manifest:full-path="Object 48/Configurations2/"/>
  <manifest:file-entry manifest:media-type="text/xml" manifest:full-path="Object 48/settings.xml"/>
  <manifest:file-entry manifest:media-type="application/vnd.oasis.opendocument.formula" manifest:version="1.2" manifest:full-path="Object 48/"/>
  <manifest:file-entry manifest:media-type="text/xml" manifest:full-path="Object 49/content.xml"/>
  <manifest:file-entry manifest:media-type="" manifest:full-path="Object 49/Configurations2/progressbar/"/>
  <manifest:file-entry manifest:media-type="" manifest:full-path="Object 49/Configurations2/floater/"/>
  <manifest:file-entry manifest:media-type="" manifest:full-path="Object 49/Configurations2/popupmenu/"/>
  <manifest:file-entry manifest:media-type="" manifest:full-path="Object 49/Configurations2/menubar/"/>
  <manifest:file-entry manifest:media-type="" manifest:full-path="Object 49/Configurations2/toolbar/"/>
  <manifest:file-entry manifest:media-type="" manifest:full-path="Object 49/Configurations2/images/Bitmaps/"/>
  <manifest:file-entry manifest:media-type="" manifest:full-path="Object 49/Configurations2/images/"/>
  <manifest:file-entry manifest:media-type="" manifest:full-path="Object 49/Configurations2/statusbar/"/>
  <manifest:file-entry manifest:media-type="application/vnd.sun.xml.ui.configuration" manifest:full-path="Object 49/Configurations2/"/>
  <manifest:file-entry manifest:media-type="text/xml" manifest:full-path="Object 49/settings.xml"/>
  <manifest:file-entry manifest:media-type="application/vnd.oasis.opendocument.formula" manifest:version="1.2" manifest:full-path="Object 49/"/>
  <manifest:file-entry manifest:media-type="image/png" manifest:full-path="Pictures/10000201000002D8000001D193346252.png"/>
  <manifest:file-entry manifest:media-type="image/png" manifest:full-path="Pictures/10000000000004BB0000027499872B37.png"/>
  <manifest:file-entry manifest:media-type="image/png" manifest:full-path="Pictures/100002010000027D0000019C5C147505.png"/>
  <manifest:file-entry manifest:media-type="image/png" manifest:full-path="Pictures/100002010000027D0000019C3F660298.png"/>
  <manifest:file-entry manifest:media-type="image/png" manifest:full-path="Pictures/10000000000004BB00000274B228C7AB.png"/>
  <manifest:file-entry manifest:media-type="image/png" manifest:full-path="Pictures/100002010000012B000000764E457EAE.png"/>
  <manifest:file-entry manifest:media-type="image/png" manifest:full-path="Pictures/10000000000015CC00000ADE5AE18856.png"/>
  <manifest:file-entry manifest:media-type="image/png" manifest:full-path="Pictures/100002010000025B000001776C48F862.png"/>
  <manifest:file-entry manifest:media-type="image/png" manifest:full-path="Pictures/100002010000025B0000015B5D583550.png"/>
  <manifest:file-entry manifest:media-type="image/png" manifest:full-path="Pictures/10000000000001300000001EA2726074.png"/>
  <manifest:file-entry manifest:media-type="image/png" manifest:full-path="Pictures/10000201000001F60000013EB3B2670A.png"/>
  <manifest:file-entry manifest:media-type="image/png" manifest:full-path="Pictures/1000000000000544000002B8C60A8FEE.png"/>
  <manifest:file-entry manifest:media-type="image/png" manifest:full-path="Pictures/10000201000001F60000015764987B2C.png"/>
  <manifest:file-entry manifest:media-type="image/png" manifest:full-path="Pictures/10000000000003410000032A1E797EF7.png"/>
  <manifest:file-entry manifest:media-type="image/png" manifest:full-path="Pictures/10000201000001F60000013E8CAEBA41.png"/>
  <manifest:file-entry manifest:media-type="image/png" manifest:full-path="Pictures/10000000000003410000032A10D3C6E2.png"/>
  <manifest:file-entry manifest:media-type="image/png" manifest:full-path="Pictures/10000000000003410000032A54EBCCE7.png"/>
  <manifest:file-entry manifest:media-type="image/png" manifest:full-path="Pictures/1000020100000295000001A618CDF284.png"/>
  <manifest:file-entry manifest:media-type="image/png" manifest:full-path="Pictures/10000000000012400000097608CD22B9.png"/>
  <manifest:file-entry manifest:media-type="image/png" manifest:full-path="Pictures/1000000000000782000003E41EA9D178.png"/>
  <manifest:file-entry manifest:media-type="image/png" manifest:full-path="Pictures/100000000000037500000353C1010E4D.png"/>
  <manifest:file-entry manifest:media-type="image/png" manifest:full-path="Pictures/10000000000003410000032A82343B25.png"/>
  <manifest:file-entry manifest:media-type="image/png" manifest:full-path="Pictures/1000020100000139000000766BE862A4.png"/>
  <manifest:file-entry manifest:media-type="image/png" manifest:full-path="Pictures/10000000000003410000032A7630544F.png"/>
  <manifest:file-entry manifest:media-type="image/png" manifest:full-path="Pictures/10000201000001F6000001571A4BE531.png"/>
  <manifest:file-entry manifest:media-type="image/png" manifest:full-path="Pictures/10000000000005440000025F8E7422A7.png"/>
  <manifest:file-entry manifest:media-type="image/png" manifest:full-path="Pictures/100002010000025B0000017728BABAB1.png"/>
  <manifest:file-entry manifest:media-type="image/png" manifest:full-path="Pictures/10000201000002D8000001D1CAC5D120.png"/>
  <manifest:file-entry manifest:media-type="image/png" manifest:full-path="Pictures/10000201000001F60000013E21C63F6B.png"/>
  <manifest:file-entry manifest:media-type="image/png" manifest:full-path="Pictures/10000000000003640000032A1F1DE904.png"/>
  <manifest:file-entry manifest:media-type="image/png" manifest:full-path="Pictures/1000000000001EC900000E80F65B92BD.png"/>
  <manifest:file-entry manifest:media-type="image/png" manifest:full-path="Pictures/10000000000000C3000001431B2C903F.png"/>
  <manifest:file-entry manifest:media-type="image/png" manifest:full-path="Pictures/100002010000025B00000177A3F60A21.png"/>
  <manifest:file-entry manifest:media-type="image/png" manifest:full-path="Pictures/10000000000003410000032AFF841A98.png"/>
  <manifest:file-entry manifest:media-type="image/png" manifest:full-path="Pictures/10000000000003640000032A13E94936.png"/>
  <manifest:file-entry manifest:media-type="image/png" manifest:full-path="Pictures/1000000000000544000002B865C1A913.png"/>
  <manifest:file-entry manifest:media-type="image/png" manifest:full-path="Pictures/100000000000002F0000002FF87FAA0C.png"/>
  <manifest:file-entry manifest:media-type="image/png" manifest:full-path="Pictures/1000020100000298000001B605395C2C.png"/>
  <manifest:file-entry manifest:media-type="image/png" manifest:full-path="Pictures/1000020100000295000001A6BEC6D6B2.png"/>
  <manifest:file-entry manifest:media-type="image/png" manifest:full-path="Pictures/100002010000025B00000177742E6636.png"/>
  <manifest:file-entry manifest:media-type="image/png" manifest:full-path="Pictures/100000000000040F00000268EB6C7349.png"/>
  <manifest:file-entry manifest:media-type="image/png" manifest:full-path="Pictures/10000201000001F600000157E30D8AEF.png"/>
  <manifest:file-entry manifest:media-type="image/png" manifest:full-path="Pictures/100000000000037500000353204BEECC.png"/>
  <manifest:file-entry manifest:media-type="image/png" manifest:full-path="Pictures/10000201000001F60000011EC237DCF5.png"/>
  <manifest:file-entry manifest:media-type="image/png" manifest:full-path="Pictures/100002010000027D0000019C7AE083A4.png"/>
  <manifest:file-entry manifest:media-type="image/png" manifest:full-path="Pictures/100000000000002D0000002F1B5EEB5C.png"/>
  <manifest:file-entry manifest:media-type="image/png" manifest:full-path="Pictures/10000000000004BB00000274876162AF.png"/>
  <manifest:file-entry manifest:media-type="image/png" manifest:full-path="Pictures/1000020100000295000001A6C4C5ACCE.png"/>
  <manifest:file-entry manifest:media-type="image/png" manifest:full-path="Pictures/100000000000002F0000002FE9971B9F.png"/>
  <manifest:file-entry manifest:media-type="image/png" manifest:full-path="Pictures/10000000000004BB000002749229CF23.png"/>
  <manifest:file-entry manifest:media-type="image/png" manifest:full-path="Pictures/100002010000025B000001775C8B6C1F.png"/>
  <manifest:file-entry manifest:media-type="image/png" manifest:full-path="Pictures/100000000000002F00000030675A2A9D.png"/>
  <manifest:file-entry manifest:media-type="image/png" manifest:full-path="Pictures/100002010000025B00000177426D845E.png"/>
  <manifest:file-entry manifest:media-type="image/png" manifest:full-path="Pictures/10000201000001F60000013EDA75F755.png"/>
  <manifest:file-entry manifest:media-type="image/png" manifest:full-path="Pictures/1000000000000782000003E4DD2EE413.png"/>
  <manifest:file-entry manifest:media-type="image/png" manifest:full-path="Pictures/10000000000015CC00000ADEA28E72BD.png"/>
  <manifest:file-entry manifest:media-type="image/png" manifest:full-path="Pictures/10000201000001F60000013EDB218E1B.png"/>
  <manifest:file-entry manifest:media-type="" manifest:full-path="Pictures/"/>
  <manifest:file-entry manifest:media-type="application/x-openoffice-gdimetafile;windows_formatname=&quot;GDIMetaFile&quot;" manifest:full-path="ObjectReplacements/Object 95"/>
  <manifest:file-entry manifest:media-type="application/x-openoffice-gdimetafile;windows_formatname=&quot;GDIMetaFile&quot;" manifest:full-path="ObjectReplacements/Object 96"/>
  <manifest:file-entry manifest:media-type="application/x-openoffice-gdimetafile;windows_formatname=&quot;GDIMetaFile&quot;" manifest:full-path="ObjectReplacements/Object 97"/>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98"/>
  <manifest:file-entry manifest:media-type="application/x-openoffice-gdimetafile;windows_formatname=&quot;GDIMetaFile&quot;" manifest:full-path="ObjectReplacements/Object 41"/>
  <manifest:file-entry manifest:media-type="" manifest:full-path="ObjectReplacements/Object 99"/>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56"/>
  <manifest:file-entry manifest:media-type="application/x-openoffice-gdimetafile;windows_formatname=&quot;GDIMetaFile&quot;" manifest:full-path="ObjectReplacements/Object 57"/>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60"/>
  <manifest:file-entry manifest:media-type="application/x-openoffice-gdimetafile;windows_formatname=&quot;GDIMetaFile&quot;" manifest:full-path="ObjectReplacements/Object 61"/>
  <manifest:file-entry manifest:media-type="application/x-openoffice-gdimetafile;windows_formatname=&quot;GDIMetaFile&quot;" manifest:full-path="ObjectReplacements/Object 62"/>
  <manifest:file-entry manifest:media-type="application/x-openoffice-gdimetafile;windows_formatname=&quot;GDIMetaFile&quot;" manifest:full-path="ObjectReplacements/Object 63"/>
  <manifest:file-entry manifest:media-type="application/x-openoffice-gdimetafile;windows_formatname=&quot;GDIMetaFile&quot;" manifest:full-path="ObjectReplacements/Object 64"/>
  <manifest:file-entry manifest:media-type="application/x-openoffice-gdimetafile;windows_formatname=&quot;GDIMetaFile&quot;" manifest:full-path="ObjectReplacements/Object 65"/>
  <manifest:file-entry manifest:media-type="application/x-openoffice-gdimetafile;windows_formatname=&quot;GDIMetaFile&quot;" manifest:full-path="ObjectReplacements/Object 100"/>
  <manifest:file-entry manifest:media-type="application/x-openoffice-gdimetafile;windows_formatname=&quot;GDIMetaFile&quot;" manifest:full-path="ObjectReplacements/Object 66"/>
  <manifest:file-entry manifest:media-type="" manifest:full-path="ObjectReplacements/Object 101"/>
  <manifest:file-entry manifest:media-type="application/x-openoffice-gdimetafile;windows_formatname=&quot;GDIMetaFile&quot;" manifest:full-path="ObjectReplacements/Object 67"/>
  <manifest:file-entry manifest:media-type="application/x-openoffice-gdimetafile;windows_formatname=&quot;GDIMetaFile&quot;" manifest:full-path="ObjectReplacements/Object 102"/>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68"/>
  <manifest:file-entry manifest:media-type="application/x-openoffice-gdimetafile;windows_formatname=&quot;GDIMetaFile&quot;" manifest:full-path="ObjectReplacements/Object 103"/>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69"/>
  <manifest:file-entry manifest:media-type="application/x-openoffice-gdimetafile;windows_formatname=&quot;GDIMetaFile&quot;" manifest:full-path="ObjectReplacements/Object 104"/>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05"/>
  <manifest:file-entry manifest:media-type="" manifest:full-path="ObjectReplacements/Object 13"/>
  <manifest:file-entry manifest:media-type="application/x-openoffice-gdimetafile;windows_formatname=&quot;GDIMetaFile&quot;" manifest:full-path="ObjectReplacements/Object 106"/>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07"/>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08"/>
  <manifest:file-entry manifest:media-type="application/x-openoffice-gdimetafile;windows_formatname=&quot;GDIMetaFile&quot;" manifest:full-path="ObjectReplacements/Object 16"/>
  <manifest:file-entry manifest:media-type="" manifest:full-path="ObjectReplacements/Object 109"/>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70"/>
  <manifest:file-entry manifest:media-type="" manifest:full-path="ObjectReplacements/Object 71"/>
  <manifest:file-entry manifest:media-type="application/x-openoffice-gdimetafile;windows_formatname=&quot;GDIMetaFile&quot;" manifest:full-path="ObjectReplacements/Object 72"/>
  <manifest:file-entry manifest:media-type="application/x-openoffice-gdimetafile;windows_formatname=&quot;GDIMetaFile&quot;" manifest:full-path="ObjectReplacements/Object 73"/>
  <manifest:file-entry manifest:media-type="application/x-openoffice-gdimetafile;windows_formatname=&quot;GDIMetaFile&quot;" manifest:full-path="ObjectReplacements/Object 74"/>
  <manifest:file-entry manifest:media-type="application/x-openoffice-gdimetafile;windows_formatname=&quot;GDIMetaFile&quot;" manifest:full-path="ObjectReplacements/Object 75"/>
  <manifest:file-entry manifest:media-type="application/x-openoffice-gdimetafile;windows_formatname=&quot;GDIMetaFile&quot;" manifest:full-path="ObjectReplacements/Object 110"/>
  <manifest:file-entry manifest:media-type="application/x-openoffice-gdimetafile;windows_formatname=&quot;GDIMetaFile&quot;" manifest:full-path="ObjectReplacements/Object 76"/>
  <manifest:file-entry manifest:media-type="application/x-openoffice-gdimetafile;windows_formatname=&quot;GDIMetaFile&quot;" manifest:full-path="ObjectReplacements/Object 111"/>
  <manifest:file-entry manifest:media-type="application/x-openoffice-gdimetafile;windows_formatname=&quot;GDIMetaFile&quot;" manifest:full-path="ObjectReplacements/Object 77"/>
  <manifest:file-entry manifest:media-type="application/x-openoffice-gdimetafile;windows_formatname=&quot;GDIMetaFile&quot;" manifest:full-path="ObjectReplacements/Object 112"/>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78"/>
  <manifest:file-entry manifest:media-type="application/x-openoffice-gdimetafile;windows_formatname=&quot;GDIMetaFile&quot;" manifest:full-path="ObjectReplacements/Object 113"/>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114"/>
  <manifest:file-entry manifest:media-type="application/x-openoffice-gdimetafile;windows_formatname=&quot;GDIMetaFile&quot;" manifest:full-path="ObjectReplacements/Object 79"/>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115"/>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116"/>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117"/>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118"/>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119"/>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80"/>
  <manifest:file-entry manifest:media-type="application/x-openoffice-gdimetafile;windows_formatname=&quot;GDIMetaFile&quot;" manifest:full-path="ObjectReplacements/Object 81"/>
  <manifest:file-entry manifest:media-type="application/x-openoffice-gdimetafile;windows_formatname=&quot;GDIMetaFile&quot;" manifest:full-path="ObjectReplacements/Object 82"/>
  <manifest:file-entry manifest:media-type="application/x-openoffice-gdimetafile;windows_formatname=&quot;GDIMetaFile&quot;" manifest:full-path="ObjectReplacements/Object 83"/>
  <manifest:file-entry manifest:media-type="application/x-openoffice-gdimetafile;windows_formatname=&quot;GDIMetaFile&quot;" manifest:full-path="ObjectReplacements/Object 84"/>
  <manifest:file-entry manifest:media-type="application/x-openoffice-gdimetafile;windows_formatname=&quot;GDIMetaFile&quot;" manifest:full-path="ObjectReplacements/Object 85"/>
  <manifest:file-entry manifest:media-type="application/x-openoffice-gdimetafile;windows_formatname=&quot;GDIMetaFile&quot;" manifest:full-path="ObjectReplacements/Object 120"/>
  <manifest:file-entry manifest:media-type="application/x-openoffice-gdimetafile;windows_formatname=&quot;GDIMetaFile&quot;" manifest:full-path="ObjectReplacements/Object 86"/>
  <manifest:file-entry manifest:media-type="application/x-openoffice-gdimetafile;windows_formatname=&quot;GDIMetaFile&quot;" manifest:full-path="ObjectReplacements/Object 87"/>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88"/>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89"/>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39"/>
  <manifest:file-entry manifest:media-type="application/x-openoffice-gdimetafile;windows_formatname=&quot;GDIMetaFile&quot;" manifest:full-path="ObjectReplacements/Object 90"/>
  <manifest:file-entry manifest:media-type="application/x-openoffice-gdimetafile;windows_formatname=&quot;GDIMetaFile&quot;" manifest:full-path="ObjectReplacements/Object 91"/>
  <manifest:file-entry manifest:media-type="application/x-openoffice-gdimetafile;windows_formatname=&quot;GDIMetaFile&quot;" manifest:full-path="ObjectReplacements/Object 92"/>
  <manifest:file-entry manifest:media-type="application/x-openoffice-gdimetafile;windows_formatname=&quot;GDIMetaFile&quot;" manifest:full-path="ObjectReplacements/Object 93"/>
  <manifest:file-entry manifest:media-type="application/x-openoffice-gdimetafile;windows_formatname=&quot;GDIMetaFile&quot;" manifest:full-path="ObjectReplacements/Object 94"/>
  <manifest:file-entry manifest:media-type="" manifest:full-path="ObjectReplacements/"/>
  <manifest:file-entry manifest:media-type="text/xml" manifest:full-path="content.xml"/>
  <manifest:file-entry manifest:media-type="text/xml" manifest:full-path="Object 50/content.xml"/>
  <manifest:file-entry manifest:media-type="" manifest:full-path="Object 50/Configurations2/progressbar/"/>
  <manifest:file-entry manifest:media-type="" manifest:full-path="Object 50/Configurations2/floater/"/>
  <manifest:file-entry manifest:media-type="" manifest:full-path="Object 50/Configurations2/popupmenu/"/>
  <manifest:file-entry manifest:media-type="" manifest:full-path="Object 50/Configurations2/menubar/"/>
  <manifest:file-entry manifest:media-type="" manifest:full-path="Object 50/Configurations2/toolbar/"/>
  <manifest:file-entry manifest:media-type="" manifest:full-path="Object 50/Configurations2/images/Bitmaps/"/>
  <manifest:file-entry manifest:media-type="" manifest:full-path="Object 50/Configurations2/images/"/>
  <manifest:file-entry manifest:media-type="" manifest:full-path="Object 50/Configurations2/statusbar/"/>
  <manifest:file-entry manifest:media-type="application/vnd.sun.xml.ui.configuration" manifest:full-path="Object 50/Configurations2/"/>
  <manifest:file-entry manifest:media-type="text/xml" manifest:full-path="Object 50/settings.xml"/>
  <manifest:file-entry manifest:media-type="application/vnd.oasis.opendocument.formula" manifest:version="1.2" manifest:full-path="Object 50/"/>
  <manifest:file-entry manifest:media-type="text/xml" manifest:full-path="Object 51/content.xml"/>
  <manifest:file-entry manifest:media-type="" manifest:full-path="Object 51/Configurations2/progressbar/"/>
  <manifest:file-entry manifest:media-type="" manifest:full-path="Object 51/Configurations2/floater/"/>
  <manifest:file-entry manifest:media-type="" manifest:full-path="Object 51/Configurations2/popupmenu/"/>
  <manifest:file-entry manifest:media-type="" manifest:full-path="Object 51/Configurations2/menubar/"/>
  <manifest:file-entry manifest:media-type="" manifest:full-path="Object 51/Configurations2/toolbar/"/>
  <manifest:file-entry manifest:media-type="" manifest:full-path="Object 51/Configurations2/images/Bitmaps/"/>
  <manifest:file-entry manifest:media-type="" manifest:full-path="Object 51/Configurations2/images/"/>
  <manifest:file-entry manifest:media-type="" manifest:full-path="Object 51/Configurations2/statusbar/"/>
  <manifest:file-entry manifest:media-type="application/vnd.sun.xml.ui.configuration" manifest:full-path="Object 51/Configurations2/"/>
  <manifest:file-entry manifest:media-type="text/xml" manifest:full-path="Object 51/settings.xml"/>
  <manifest:file-entry manifest:media-type="application/vnd.oasis.opendocument.formula" manifest:version="1.2" manifest:full-path="Object 51/"/>
  <manifest:file-entry manifest:media-type="text/xml" manifest:full-path="Object 52/content.xml"/>
  <manifest:file-entry manifest:media-type="" manifest:full-path="Object 52/Configurations2/progressbar/"/>
  <manifest:file-entry manifest:media-type="" manifest:full-path="Object 52/Configurations2/floater/"/>
  <manifest:file-entry manifest:media-type="" manifest:full-path="Object 52/Configurations2/popupmenu/"/>
  <manifest:file-entry manifest:media-type="" manifest:full-path="Object 52/Configurations2/menubar/"/>
  <manifest:file-entry manifest:media-type="" manifest:full-path="Object 52/Configurations2/toolbar/"/>
  <manifest:file-entry manifest:media-type="" manifest:full-path="Object 52/Configurations2/images/Bitmaps/"/>
  <manifest:file-entry manifest:media-type="" manifest:full-path="Object 52/Configurations2/images/"/>
  <manifest:file-entry manifest:media-type="" manifest:full-path="Object 52/Configurations2/statusbar/"/>
  <manifest:file-entry manifest:media-type="application/vnd.sun.xml.ui.configuration" manifest:full-path="Object 52/Configurations2/"/>
  <manifest:file-entry manifest:media-type="text/xml" manifest:full-path="Object 52/settings.xml"/>
  <manifest:file-entry manifest:media-type="application/vnd.oasis.opendocument.formula" manifest:version="1.2" manifest:full-path="Object 52/"/>
  <manifest:file-entry manifest:media-type="text/xml" manifest:full-path="Object 53/content.xml"/>
  <manifest:file-entry manifest:media-type="" manifest:full-path="Object 53/Configurations2/progressbar/"/>
  <manifest:file-entry manifest:media-type="" manifest:full-path="Object 53/Configurations2/floater/"/>
  <manifest:file-entry manifest:media-type="" manifest:full-path="Object 53/Configurations2/popupmenu/"/>
  <manifest:file-entry manifest:media-type="" manifest:full-path="Object 53/Configurations2/menubar/"/>
  <manifest:file-entry manifest:media-type="" manifest:full-path="Object 53/Configurations2/toolbar/"/>
  <manifest:file-entry manifest:media-type="" manifest:full-path="Object 53/Configurations2/images/Bitmaps/"/>
  <manifest:file-entry manifest:media-type="" manifest:full-path="Object 53/Configurations2/images/"/>
  <manifest:file-entry manifest:media-type="" manifest:full-path="Object 53/Configurations2/statusbar/"/>
  <manifest:file-entry manifest:media-type="application/vnd.sun.xml.ui.configuration" manifest:full-path="Object 53/Configurations2/"/>
  <manifest:file-entry manifest:media-type="text/xml" manifest:full-path="Object 53/settings.xml"/>
  <manifest:file-entry manifest:media-type="application/vnd.oasis.opendocument.formula" manifest:version="1.2" manifest:full-path="Object 53/"/>
  <manifest:file-entry manifest:media-type="text/xml" manifest:full-path="Object 54/content.xml"/>
  <manifest:file-entry manifest:media-type="" manifest:full-path="Object 54/Configurations2/progressbar/"/>
  <manifest:file-entry manifest:media-type="" manifest:full-path="Object 54/Configurations2/floater/"/>
  <manifest:file-entry manifest:media-type="" manifest:full-path="Object 54/Configurations2/popupmenu/"/>
  <manifest:file-entry manifest:media-type="" manifest:full-path="Object 54/Configurations2/menubar/"/>
  <manifest:file-entry manifest:media-type="" manifest:full-path="Object 54/Configurations2/toolbar/"/>
  <manifest:file-entry manifest:media-type="" manifest:full-path="Object 54/Configurations2/images/Bitmaps/"/>
  <manifest:file-entry manifest:media-type="" manifest:full-path="Object 54/Configurations2/images/"/>
  <manifest:file-entry manifest:media-type="" manifest:full-path="Object 54/Configurations2/statusbar/"/>
  <manifest:file-entry manifest:media-type="application/vnd.sun.xml.ui.configuration" manifest:full-path="Object 54/Configurations2/"/>
  <manifest:file-entry manifest:media-type="text/xml" manifest:full-path="Object 54/settings.xml"/>
  <manifest:file-entry manifest:media-type="application/vnd.oasis.opendocument.formula" manifest:version="1.2" manifest:full-path="Object 54/"/>
  <manifest:file-entry manifest:media-type="text/xml" manifest:full-path="Object 55/content.xml"/>
  <manifest:file-entry manifest:media-type="" manifest:full-path="Object 55/Configurations2/progressbar/"/>
  <manifest:file-entry manifest:media-type="" manifest:full-path="Object 55/Configurations2/floater/"/>
  <manifest:file-entry manifest:media-type="" manifest:full-path="Object 55/Configurations2/popupmenu/"/>
  <manifest:file-entry manifest:media-type="" manifest:full-path="Object 55/Configurations2/menubar/"/>
  <manifest:file-entry manifest:media-type="" manifest:full-path="Object 55/Configurations2/toolbar/"/>
  <manifest:file-entry manifest:media-type="" manifest:full-path="Object 55/Configurations2/images/Bitmaps/"/>
  <manifest:file-entry manifest:media-type="" manifest:full-path="Object 55/Configurations2/images/"/>
  <manifest:file-entry manifest:media-type="" manifest:full-path="Object 55/Configurations2/statusbar/"/>
  <manifest:file-entry manifest:media-type="application/vnd.sun.xml.ui.configuration" manifest:full-path="Object 55/Configurations2/"/>
  <manifest:file-entry manifest:media-type="text/xml" manifest:full-path="Object 55/settings.xml"/>
  <manifest:file-entry manifest:media-type="application/vnd.oasis.opendocument.formula" manifest:version="1.2" manifest:full-path="Object 55/"/>
  <manifest:file-entry manifest:media-type="text/xml" manifest:full-path="Object 56/content.xml"/>
  <manifest:file-entry manifest:media-type="" manifest:full-path="Object 56/Configurations2/progressbar/"/>
  <manifest:file-entry manifest:media-type="" manifest:full-path="Object 56/Configurations2/floater/"/>
  <manifest:file-entry manifest:media-type="" manifest:full-path="Object 56/Configurations2/popupmenu/"/>
  <manifest:file-entry manifest:media-type="" manifest:full-path="Object 56/Configurations2/menubar/"/>
  <manifest:file-entry manifest:media-type="" manifest:full-path="Object 56/Configurations2/toolbar/"/>
  <manifest:file-entry manifest:media-type="" manifest:full-path="Object 56/Configurations2/images/Bitmaps/"/>
  <manifest:file-entry manifest:media-type="" manifest:full-path="Object 56/Configurations2/images/"/>
  <manifest:file-entry manifest:media-type="" manifest:full-path="Object 56/Configurations2/statusbar/"/>
  <manifest:file-entry manifest:media-type="application/vnd.sun.xml.ui.configuration" manifest:full-path="Object 56/Configurations2/"/>
  <manifest:file-entry manifest:media-type="text/xml" manifest:full-path="Object 56/settings.xml"/>
  <manifest:file-entry manifest:media-type="application/vnd.oasis.opendocument.formula" manifest:version="1.2" manifest:full-path="Object 56/"/>
  <manifest:file-entry manifest:media-type="text/xml" manifest:full-path="Object 57/content.xml"/>
  <manifest:file-entry manifest:media-type="" manifest:full-path="Object 57/Configurations2/progressbar/"/>
  <manifest:file-entry manifest:media-type="" manifest:full-path="Object 57/Configurations2/floater/"/>
  <manifest:file-entry manifest:media-type="" manifest:full-path="Object 57/Configurations2/popupmenu/"/>
  <manifest:file-entry manifest:media-type="" manifest:full-path="Object 57/Configurations2/menubar/"/>
  <manifest:file-entry manifest:media-type="" manifest:full-path="Object 57/Configurations2/toolbar/"/>
  <manifest:file-entry manifest:media-type="" manifest:full-path="Object 57/Configurations2/images/Bitmaps/"/>
  <manifest:file-entry manifest:media-type="" manifest:full-path="Object 57/Configurations2/images/"/>
  <manifest:file-entry manifest:media-type="" manifest:full-path="Object 57/Configurations2/statusbar/"/>
  <manifest:file-entry manifest:media-type="application/vnd.sun.xml.ui.configuration" manifest:full-path="Object 57/Configurations2/"/>
  <manifest:file-entry manifest:media-type="text/xml" manifest:full-path="Object 57/settings.xml"/>
  <manifest:file-entry manifest:media-type="application/vnd.oasis.opendocument.formula" manifest:version="1.2" manifest:full-path="Object 57/"/>
  <manifest:file-entry manifest:media-type="text/xml" manifest:full-path="Object 58/content.xml"/>
  <manifest:file-entry manifest:media-type="" manifest:full-path="Object 58/Configurations2/progressbar/"/>
  <manifest:file-entry manifest:media-type="" manifest:full-path="Object 58/Configurations2/floater/"/>
  <manifest:file-entry manifest:media-type="" manifest:full-path="Object 58/Configurations2/popupmenu/"/>
  <manifest:file-entry manifest:media-type="" manifest:full-path="Object 58/Configurations2/menubar/"/>
  <manifest:file-entry manifest:media-type="" manifest:full-path="Object 58/Configurations2/toolbar/"/>
  <manifest:file-entry manifest:media-type="" manifest:full-path="Object 58/Configurations2/images/Bitmaps/"/>
  <manifest:file-entry manifest:media-type="" manifest:full-path="Object 58/Configurations2/images/"/>
  <manifest:file-entry manifest:media-type="" manifest:full-path="Object 58/Configurations2/statusbar/"/>
  <manifest:file-entry manifest:media-type="application/vnd.sun.xml.ui.configuration" manifest:full-path="Object 58/Configurations2/"/>
  <manifest:file-entry manifest:media-type="text/xml" manifest:full-path="Object 58/settings.xml"/>
  <manifest:file-entry manifest:media-type="application/vnd.oasis.opendocument.formula" manifest:version="1.2" manifest:full-path="Object 58/"/>
  <manifest:file-entry manifest:media-type="text/xml" manifest:full-path="Object 59/content.xml"/>
  <manifest:file-entry manifest:media-type="" manifest:full-path="Object 59/Configurations2/progressbar/"/>
  <manifest:file-entry manifest:media-type="" manifest:full-path="Object 59/Configurations2/floater/"/>
  <manifest:file-entry manifest:media-type="" manifest:full-path="Object 59/Configurations2/popupmenu/"/>
  <manifest:file-entry manifest:media-type="" manifest:full-path="Object 59/Configurations2/menubar/"/>
  <manifest:file-entry manifest:media-type="" manifest:full-path="Object 59/Configurations2/toolbar/"/>
  <manifest:file-entry manifest:media-type="" manifest:full-path="Object 59/Configurations2/images/Bitmaps/"/>
  <manifest:file-entry manifest:media-type="" manifest:full-path="Object 59/Configurations2/images/"/>
  <manifest:file-entry manifest:media-type="" manifest:full-path="Object 59/Configurations2/statusbar/"/>
  <manifest:file-entry manifest:media-type="application/vnd.sun.xml.ui.configuration" manifest:full-path="Object 59/Configurations2/"/>
  <manifest:file-entry manifest:media-type="text/xml" manifest:full-path="Object 59/settings.xml"/>
  <manifest:file-entry manifest:media-type="application/vnd.oasis.opendocument.formula" manifest:version="1.2" manifest:full-path="Object 59/"/>
  <manifest:file-entry manifest:media-type="application/binary" manifest:full-path="layout-cache"/>
  <manifest:file-entry manifest:media-type="text/xml" manifest:full-path="Object 60/content.xml"/>
  <manifest:file-entry manifest:media-type="" manifest:full-path="Object 60/Configurations2/progressbar/"/>
  <manifest:file-entry manifest:media-type="" manifest:full-path="Object 60/Configurations2/floater/"/>
  <manifest:file-entry manifest:media-type="" manifest:full-path="Object 60/Configurations2/popupmenu/"/>
  <manifest:file-entry manifest:media-type="" manifest:full-path="Object 60/Configurations2/menubar/"/>
  <manifest:file-entry manifest:media-type="" manifest:full-path="Object 60/Configurations2/toolbar/"/>
  <manifest:file-entry manifest:media-type="" manifest:full-path="Object 60/Configurations2/images/Bitmaps/"/>
  <manifest:file-entry manifest:media-type="" manifest:full-path="Object 60/Configurations2/images/"/>
  <manifest:file-entry manifest:media-type="" manifest:full-path="Object 60/Configurations2/statusbar/"/>
  <manifest:file-entry manifest:media-type="application/vnd.sun.xml.ui.configuration" manifest:full-path="Object 60/Configurations2/"/>
  <manifest:file-entry manifest:media-type="text/xml" manifest:full-path="Object 60/settings.xml"/>
  <manifest:file-entry manifest:media-type="application/vnd.oasis.opendocument.formula" manifest:version="1.2" manifest:full-path="Object 60/"/>
  <manifest:file-entry manifest:media-type="text/xml" manifest:full-path="Object 61/content.xml"/>
  <manifest:file-entry manifest:media-type="" manifest:full-path="Object 61/Configurations2/accelerator/current.xml"/>
  <manifest:file-entry manifest:media-type="" manifest:full-path="Object 61/Configurations2/accelerator/"/>
  <manifest:file-entry manifest:media-type="" manifest:full-path="Object 61/Configurations2/progressbar/"/>
  <manifest:file-entry manifest:media-type="" manifest:full-path="Object 61/Configurations2/floater/"/>
  <manifest:file-entry manifest:media-type="" manifest:full-path="Object 61/Configurations2/popupmenu/"/>
  <manifest:file-entry manifest:media-type="" manifest:full-path="Object 61/Configurations2/menubar/"/>
  <manifest:file-entry manifest:media-type="" manifest:full-path="Object 61/Configurations2/toolbar/"/>
  <manifest:file-entry manifest:media-type="" manifest:full-path="Object 61/Configurations2/images/Bitmaps/"/>
  <manifest:file-entry manifest:media-type="" manifest:full-path="Object 61/Configurations2/images/"/>
  <manifest:file-entry manifest:media-type="" manifest:full-path="Object 61/Configurations2/statusbar/"/>
  <manifest:file-entry manifest:media-type="application/vnd.sun.xml.ui.configuration" manifest:full-path="Object 61/Configurations2/"/>
  <manifest:file-entry manifest:media-type="text/xml" manifest:full-path="Object 61/settings.xml"/>
  <manifest:file-entry manifest:media-type="application/vnd.oasis.opendocument.formula" manifest:version="1.2" manifest:full-path="Object 61/"/>
  <manifest:file-entry manifest:media-type="text/xml" manifest:full-path="Object 62/content.xml"/>
  <manifest:file-entry manifest:media-type="" manifest:full-path="Object 62/Configurations2/accelerator/current.xml"/>
  <manifest:file-entry manifest:media-type="" manifest:full-path="Object 62/Configurations2/accelerator/"/>
  <manifest:file-entry manifest:media-type="" manifest:full-path="Object 62/Configurations2/progressbar/"/>
  <manifest:file-entry manifest:media-type="" manifest:full-path="Object 62/Configurations2/floater/"/>
  <manifest:file-entry manifest:media-type="" manifest:full-path="Object 62/Configurations2/popupmenu/"/>
  <manifest:file-entry manifest:media-type="" manifest:full-path="Object 62/Configurations2/menubar/"/>
  <manifest:file-entry manifest:media-type="" manifest:full-path="Object 62/Configurations2/toolbar/"/>
  <manifest:file-entry manifest:media-type="" manifest:full-path="Object 62/Configurations2/images/Bitmaps/"/>
  <manifest:file-entry manifest:media-type="" manifest:full-path="Object 62/Configurations2/images/"/>
  <manifest:file-entry manifest:media-type="" manifest:full-path="Object 62/Configurations2/statusbar/"/>
  <manifest:file-entry manifest:media-type="application/vnd.sun.xml.ui.configuration" manifest:full-path="Object 62/Configurations2/"/>
  <manifest:file-entry manifest:media-type="text/xml" manifest:full-path="Object 62/settings.xml"/>
  <manifest:file-entry manifest:media-type="application/vnd.oasis.opendocument.formula" manifest:version="1.2" manifest:full-path="Object 62/"/>
  <manifest:file-entry manifest:media-type="text/xml" manifest:full-path="Object 63/content.xml"/>
  <manifest:file-entry manifest:media-type="" manifest:full-path="Object 63/Configurations2/progressbar/"/>
  <manifest:file-entry manifest:media-type="" manifest:full-path="Object 63/Configurations2/floater/"/>
  <manifest:file-entry manifest:media-type="" manifest:full-path="Object 63/Configurations2/popupmenu/"/>
  <manifest:file-entry manifest:media-type="" manifest:full-path="Object 63/Configurations2/menubar/"/>
  <manifest:file-entry manifest:media-type="" manifest:full-path="Object 63/Configurations2/toolbar/"/>
  <manifest:file-entry manifest:media-type="" manifest:full-path="Object 63/Configurations2/images/Bitmaps/"/>
  <manifest:file-entry manifest:media-type="" manifest:full-path="Object 63/Configurations2/images/"/>
  <manifest:file-entry manifest:media-type="" manifest:full-path="Object 63/Configurations2/statusbar/"/>
  <manifest:file-entry manifest:media-type="application/vnd.sun.xml.ui.configuration" manifest:full-path="Object 63/Configurations2/"/>
  <manifest:file-entry manifest:media-type="text/xml" manifest:full-path="Object 63/settings.xml"/>
  <manifest:file-entry manifest:media-type="application/vnd.oasis.opendocument.formula" manifest:version="1.2" manifest:full-path="Object 63/"/>
  <manifest:file-entry manifest:media-type="text/xml" manifest:full-path="Object 64/content.xml"/>
  <manifest:file-entry manifest:media-type="" manifest:full-path="Object 64/Configurations2/progressbar/"/>
  <manifest:file-entry manifest:media-type="" manifest:full-path="Object 64/Configurations2/floater/"/>
  <manifest:file-entry manifest:media-type="" manifest:full-path="Object 64/Configurations2/popupmenu/"/>
  <manifest:file-entry manifest:media-type="" manifest:full-path="Object 64/Configurations2/menubar/"/>
  <manifest:file-entry manifest:media-type="" manifest:full-path="Object 64/Configurations2/toolbar/"/>
  <manifest:file-entry manifest:media-type="" manifest:full-path="Object 64/Configurations2/images/Bitmaps/"/>
  <manifest:file-entry manifest:media-type="" manifest:full-path="Object 64/Configurations2/images/"/>
  <manifest:file-entry manifest:media-type="" manifest:full-path="Object 64/Configurations2/statusbar/"/>
  <manifest:file-entry manifest:media-type="application/vnd.sun.xml.ui.configuration" manifest:full-path="Object 64/Configurations2/"/>
  <manifest:file-entry manifest:media-type="text/xml" manifest:full-path="Object 64/settings.xml"/>
  <manifest:file-entry manifest:media-type="application/vnd.oasis.opendocument.formula" manifest:version="1.2" manifest:full-path="Object 64/"/>
  <manifest:file-entry manifest:media-type="text/xml" manifest:full-path="Object 65/content.xml"/>
  <manifest:file-entry manifest:media-type="" manifest:full-path="Object 65/Configurations2/progressbar/"/>
  <manifest:file-entry manifest:media-type="" manifest:full-path="Object 65/Configurations2/floater/"/>
  <manifest:file-entry manifest:media-type="" manifest:full-path="Object 65/Configurations2/popupmenu/"/>
  <manifest:file-entry manifest:media-type="" manifest:full-path="Object 65/Configurations2/menubar/"/>
  <manifest:file-entry manifest:media-type="" manifest:full-path="Object 65/Configurations2/toolbar/"/>
  <manifest:file-entry manifest:media-type="" manifest:full-path="Object 65/Configurations2/images/Bitmaps/"/>
  <manifest:file-entry manifest:media-type="" manifest:full-path="Object 65/Configurations2/images/"/>
  <manifest:file-entry manifest:media-type="" manifest:full-path="Object 65/Configurations2/statusbar/"/>
  <manifest:file-entry manifest:media-type="application/vnd.sun.xml.ui.configuration" manifest:full-path="Object 65/Configurations2/"/>
  <manifest:file-entry manifest:media-type="text/xml" manifest:full-path="Object 65/settings.xml"/>
  <manifest:file-entry manifest:media-type="application/vnd.oasis.opendocument.formula" manifest:version="1.2" manifest:full-path="Object 65/"/>
  <manifest:file-entry manifest:media-type="text/xml" manifest:full-path="Object 100/content.xml"/>
  <manifest:file-entry manifest:media-type="" manifest:full-path="Object 100/Configurations2/progressbar/"/>
  <manifest:file-entry manifest:media-type="" manifest:full-path="Object 100/Configurations2/floater/"/>
  <manifest:file-entry manifest:media-type="" manifest:full-path="Object 100/Configurations2/popupmenu/"/>
  <manifest:file-entry manifest:media-type="" manifest:full-path="Object 100/Configurations2/menubar/"/>
  <manifest:file-entry manifest:media-type="" manifest:full-path="Object 100/Configurations2/toolbar/"/>
  <manifest:file-entry manifest:media-type="" manifest:full-path="Object 100/Configurations2/images/Bitmaps/"/>
  <manifest:file-entry manifest:media-type="" manifest:full-path="Object 100/Configurations2/images/"/>
  <manifest:file-entry manifest:media-type="" manifest:full-path="Object 100/Configurations2/statusbar/"/>
  <manifest:file-entry manifest:media-type="application/vnd.sun.xml.ui.configuration" manifest:full-path="Object 100/Configurations2/"/>
  <manifest:file-entry manifest:media-type="text/xml" manifest:full-path="Object 100/settings.xml"/>
  <manifest:file-entry manifest:media-type="application/vnd.oasis.opendocument.formula" manifest:version="1.2" manifest:full-path="Object 100/"/>
  <manifest:file-entry manifest:media-type="text/xml" manifest:full-path="Object 66/content.xml"/>
  <manifest:file-entry manifest:media-type="" manifest:full-path="Object 66/Configurations2/progressbar/"/>
  <manifest:file-entry manifest:media-type="" manifest:full-path="Object 66/Configurations2/floater/"/>
  <manifest:file-entry manifest:media-type="" manifest:full-path="Object 66/Configurations2/popupmenu/"/>
  <manifest:file-entry manifest:media-type="" manifest:full-path="Object 66/Configurations2/menubar/"/>
  <manifest:file-entry manifest:media-type="" manifest:full-path="Object 66/Configurations2/toolbar/"/>
  <manifest:file-entry manifest:media-type="" manifest:full-path="Object 66/Configurations2/images/Bitmaps/"/>
  <manifest:file-entry manifest:media-type="" manifest:full-path="Object 66/Configurations2/images/"/>
  <manifest:file-entry manifest:media-type="" manifest:full-path="Object 66/Configurations2/statusbar/"/>
  <manifest:file-entry manifest:media-type="application/vnd.sun.xml.ui.configuration" manifest:full-path="Object 66/Configurations2/"/>
  <manifest:file-entry manifest:media-type="text/xml" manifest:full-path="Object 66/settings.xml"/>
  <manifest:file-entry manifest:media-type="application/vnd.oasis.opendocument.formula" manifest:version="1.2" manifest:full-path="Object 66/"/>
  <manifest:file-entry manifest:media-type="text/xml" manifest:full-path="Object 101/content.xml"/>
  <manifest:file-entry manifest:media-type="" manifest:full-path="Object 101/Configurations2/progressbar/"/>
  <manifest:file-entry manifest:media-type="" manifest:full-path="Object 101/Configurations2/floater/"/>
  <manifest:file-entry manifest:media-type="" manifest:full-path="Object 101/Configurations2/popupmenu/"/>
  <manifest:file-entry manifest:media-type="" manifest:full-path="Object 101/Configurations2/menubar/"/>
  <manifest:file-entry manifest:media-type="" manifest:full-path="Object 101/Configurations2/toolbar/"/>
  <manifest:file-entry manifest:media-type="" manifest:full-path="Object 101/Configurations2/images/Bitmaps/"/>
  <manifest:file-entry manifest:media-type="" manifest:full-path="Object 101/Configurations2/images/"/>
  <manifest:file-entry manifest:media-type="" manifest:full-path="Object 101/Configurations2/statusbar/"/>
  <manifest:file-entry manifest:media-type="application/vnd.sun.xml.ui.configuration" manifest:full-path="Object 101/Configurations2/"/>
  <manifest:file-entry manifest:media-type="text/xml" manifest:full-path="Object 101/settings.xml"/>
  <manifest:file-entry manifest:media-type="application/vnd.oasis.opendocument.formula" manifest:version="1.2" manifest:full-path="Object 101/"/>
  <manifest:file-entry manifest:media-type="text/xml" manifest:full-path="Object 67/content.xml"/>
  <manifest:file-entry manifest:media-type="" manifest:full-path="Object 67/Configurations2/progressbar/"/>
  <manifest:file-entry manifest:media-type="" manifest:full-path="Object 67/Configurations2/floater/"/>
  <manifest:file-entry manifest:media-type="" manifest:full-path="Object 67/Configurations2/popupmenu/"/>
  <manifest:file-entry manifest:media-type="" manifest:full-path="Object 67/Configurations2/menubar/"/>
  <manifest:file-entry manifest:media-type="" manifest:full-path="Object 67/Configurations2/toolbar/"/>
  <manifest:file-entry manifest:media-type="" manifest:full-path="Object 67/Configurations2/images/Bitmaps/"/>
  <manifest:file-entry manifest:media-type="" manifest:full-path="Object 67/Configurations2/images/"/>
  <manifest:file-entry manifest:media-type="" manifest:full-path="Object 67/Configurations2/statusbar/"/>
  <manifest:file-entry manifest:media-type="application/vnd.sun.xml.ui.configuration" manifest:full-path="Object 67/Configurations2/"/>
  <manifest:file-entry manifest:media-type="text/xml" manifest:full-path="Object 67/settings.xml"/>
  <manifest:file-entry manifest:media-type="application/vnd.oasis.opendocument.formula" manifest:version="1.2" manifest:full-path="Object 67/"/>
  <manifest:file-entry manifest:media-type="text/xml" manifest:full-path="Object 102/content.xml"/>
  <manifest:file-entry manifest:media-type="" manifest:full-path="Object 102/Configurations2/progressbar/"/>
  <manifest:file-entry manifest:media-type="" manifest:full-path="Object 102/Configurations2/floater/"/>
  <manifest:file-entry manifest:media-type="" manifest:full-path="Object 102/Configurations2/popupmenu/"/>
  <manifest:file-entry manifest:media-type="" manifest:full-path="Object 102/Configurations2/menubar/"/>
  <manifest:file-entry manifest:media-type="" manifest:full-path="Object 102/Configurations2/toolbar/"/>
  <manifest:file-entry manifest:media-type="" manifest:full-path="Object 102/Configurations2/images/Bitmaps/"/>
  <manifest:file-entry manifest:media-type="" manifest:full-path="Object 102/Configurations2/images/"/>
  <manifest:file-entry manifest:media-type="" manifest:full-path="Object 102/Configurations2/statusbar/"/>
  <manifest:file-entry manifest:media-type="application/vnd.sun.xml.ui.configuration" manifest:full-path="Object 102/Configurations2/"/>
  <manifest:file-entry manifest:media-type="text/xml" manifest:full-path="Object 102/settings.xml"/>
  <manifest:file-entry manifest:media-type="application/vnd.oasis.opendocument.formula" manifest:version="1.2" manifest:full-path="Object 102/"/>
  <manifest:file-entry manifest:media-type="text/xml" manifest:full-path="Object 10/content.xml"/>
  <manifest:file-entry manifest:media-type="text/xml" manifest:full-path="Object 10/styles.xml"/>
  <manifest:file-entry manifest:media-type="" manifest:full-path="Object 10/Configurations2/accelerator/current.xml"/>
  <manifest:file-entry manifest:media-type="" manifest:full-path="Object 10/Configurations2/accelerator/"/>
  <manifest:file-entry manifest:media-type="" manifest:full-path="Object 10/Configurations2/progressbar/"/>
  <manifest:file-entry manifest:media-type="" manifest:full-path="Object 10/Configurations2/floater/"/>
  <manifest:file-entry manifest:media-type="" manifest:full-path="Object 10/Configurations2/popupmenu/"/>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 manifest:full-path="Object 10/Configurations2/statusbar/"/>
  <manifest:file-entry manifest:media-type="application/vnd.sun.xml.ui.configuration" manifest:full-path="Object 10/Configurations2/"/>
  <manifest:file-entry manifest:media-type="text/xml" manifest:full-path="Object 10/settings.xml"/>
  <manifest:file-entry manifest:media-type="application/vnd.oasis.opendocument.graphics" manifest:version="1.2" manifest:full-path="Object 10/"/>
  <manifest:file-entry manifest:media-type="text/xml" manifest:full-path="Object 68/content.xml"/>
  <manifest:file-entry manifest:media-type="" manifest:full-path="Object 68/Configurations2/progressbar/"/>
  <manifest:file-entry manifest:media-type="" manifest:full-path="Object 68/Configurations2/floater/"/>
  <manifest:file-entry manifest:media-type="" manifest:full-path="Object 68/Configurations2/popupmenu/"/>
  <manifest:file-entry manifest:media-type="" manifest:full-path="Object 68/Configurations2/menubar/"/>
  <manifest:file-entry manifest:media-type="" manifest:full-path="Object 68/Configurations2/toolbar/"/>
  <manifest:file-entry manifest:media-type="" manifest:full-path="Object 68/Configurations2/images/Bitmaps/"/>
  <manifest:file-entry manifest:media-type="" manifest:full-path="Object 68/Configurations2/images/"/>
  <manifest:file-entry manifest:media-type="" manifest:full-path="Object 68/Configurations2/statusbar/"/>
  <manifest:file-entry manifest:media-type="application/vnd.sun.xml.ui.configuration" manifest:full-path="Object 68/Configurations2/"/>
  <manifest:file-entry manifest:media-type="text/xml" manifest:full-path="Object 68/settings.xml"/>
  <manifest:file-entry manifest:media-type="application/vnd.oasis.opendocument.formula" manifest:version="1.2" manifest:full-path="Object 68/"/>
  <manifest:file-entry manifest:media-type="text/xml" manifest:full-path="Object 103/content.xml"/>
  <manifest:file-entry manifest:media-type="" manifest:full-path="Object 103/Configurations2/progressbar/"/>
  <manifest:file-entry manifest:media-type="" manifest:full-path="Object 103/Configurations2/floater/"/>
  <manifest:file-entry manifest:media-type="" manifest:full-path="Object 103/Configurations2/popupmenu/"/>
  <manifest:file-entry manifest:media-type="" manifest:full-path="Object 103/Configurations2/menubar/"/>
  <manifest:file-entry manifest:media-type="" manifest:full-path="Object 103/Configurations2/toolbar/"/>
  <manifest:file-entry manifest:media-type="" manifest:full-path="Object 103/Configurations2/images/Bitmaps/"/>
  <manifest:file-entry manifest:media-type="" manifest:full-path="Object 103/Configurations2/images/"/>
  <manifest:file-entry manifest:media-type="" manifest:full-path="Object 103/Configurations2/statusbar/"/>
  <manifest:file-entry manifest:media-type="application/vnd.sun.xml.ui.configuration" manifest:full-path="Object 103/Configurations2/"/>
  <manifest:file-entry manifest:media-type="text/xml" manifest:full-path="Object 103/settings.xml"/>
  <manifest:file-entry manifest:media-type="application/vnd.oasis.opendocument.formula" manifest:version="1.2" manifest:full-path="Object 103/"/>
  <manifest:file-entry manifest:media-type="text/xml" manifest:full-path="Object 11/content.xml"/>
  <manifest:file-entry manifest:media-type="" manifest:full-path="Object 11/Configurations2/accelerator/current.xml"/>
  <manifest:file-entry manifest:media-type="" manifest:full-path="Object 11/Configurations2/accelerator/"/>
  <manifest:file-entry manifest:media-type="" manifest:full-path="Object 11/Configurations2/progressbar/"/>
  <manifest:file-entry manifest:media-type="" manifest:full-path="Object 11/Configurations2/floater/"/>
  <manifest:file-entry manifest:media-type="" manifest:full-path="Object 11/Configurations2/popupmenu/"/>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 manifest:full-path="Object 11/Configurations2/statusbar/"/>
  <manifest:file-entry manifest:media-type="application/vnd.sun.xml.ui.configuration" manifest:full-path="Object 11/Configurations2/"/>
  <manifest:file-entry manifest:media-type="text/xml" manifest:full-path="Object 11/settings.xml"/>
  <manifest:file-entry manifest:media-type="application/vnd.oasis.opendocument.formula" manifest:version="1.2" manifest:full-path="Object 11/"/>
  <manifest:file-entry manifest:media-type="text/xml" manifest:full-path="Object 69/content.xml"/>
  <manifest:file-entry manifest:media-type="" manifest:full-path="Object 69/Configurations2/progressbar/"/>
  <manifest:file-entry manifest:media-type="" manifest:full-path="Object 69/Configurations2/floater/"/>
  <manifest:file-entry manifest:media-type="" manifest:full-path="Object 69/Configurations2/popupmenu/"/>
  <manifest:file-entry manifest:media-type="" manifest:full-path="Object 69/Configurations2/menubar/"/>
  <manifest:file-entry manifest:media-type="" manifest:full-path="Object 69/Configurations2/toolbar/"/>
  <manifest:file-entry manifest:media-type="" manifest:full-path="Object 69/Configurations2/images/Bitmaps/"/>
  <manifest:file-entry manifest:media-type="" manifest:full-path="Object 69/Configurations2/images/"/>
  <manifest:file-entry manifest:media-type="" manifest:full-path="Object 69/Configurations2/statusbar/"/>
  <manifest:file-entry manifest:media-type="application/vnd.sun.xml.ui.configuration" manifest:full-path="Object 69/Configurations2/"/>
  <manifest:file-entry manifest:media-type="text/xml" manifest:full-path="Object 69/settings.xml"/>
  <manifest:file-entry manifest:media-type="application/vnd.oasis.opendocument.formula" manifest:version="1.2" manifest:full-path="Object 69/"/>
  <manifest:file-entry manifest:media-type="text/xml" manifest:full-path="Object 104/content.xml"/>
  <manifest:file-entry manifest:media-type="" manifest:full-path="Object 104/Configurations2/progressbar/"/>
  <manifest:file-entry manifest:media-type="" manifest:full-path="Object 104/Configurations2/floater/"/>
  <manifest:file-entry manifest:media-type="" manifest:full-path="Object 104/Configurations2/popupmenu/"/>
  <manifest:file-entry manifest:media-type="" manifest:full-path="Object 104/Configurations2/menubar/"/>
  <manifest:file-entry manifest:media-type="" manifest:full-path="Object 104/Configurations2/toolbar/"/>
  <manifest:file-entry manifest:media-type="" manifest:full-path="Object 104/Configurations2/images/Bitmaps/"/>
  <manifest:file-entry manifest:media-type="" manifest:full-path="Object 104/Configurations2/images/"/>
  <manifest:file-entry manifest:media-type="" manifest:full-path="Object 104/Configurations2/statusbar/"/>
  <manifest:file-entry manifest:media-type="application/vnd.sun.xml.ui.configuration" manifest:full-path="Object 104/Configurations2/"/>
  <manifest:file-entry manifest:media-type="text/xml" manifest:full-path="Object 104/settings.xml"/>
  <manifest:file-entry manifest:media-type="application/vnd.oasis.opendocument.formula" manifest:version="1.2" manifest:full-path="Object 104/"/>
  <manifest:file-entry manifest:media-type="text/xml" manifest:full-path="Object 12/content.xml"/>
  <manifest:file-entry manifest:media-type="" manifest:full-path="Object 12/Configurations2/progressbar/"/>
  <manifest:file-entry manifest:media-type="" manifest:full-path="Object 12/Configurations2/floater/"/>
  <manifest:file-entry manifest:media-type="" manifest:full-path="Object 12/Configurations2/popupmenu/"/>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 manifest:full-path="Object 12/Configurations2/statusbar/"/>
  <manifest:file-entry manifest:media-type="application/vnd.sun.xml.ui.configuration" manifest:full-path="Object 12/Configurations2/"/>
  <manifest:file-entry manifest:media-type="text/xml" manifest:full-path="Object 12/settings.xml"/>
  <manifest:file-entry manifest:media-type="application/vnd.oasis.opendocument.formula" manifest:version="1.2" manifest:full-path="Object 12/"/>
  <manifest:file-entry manifest:media-type="text/xml" manifest:full-path="Object 105/content.xml"/>
  <manifest:file-entry manifest:media-type="" manifest:full-path="Object 105/Configurations2/progressbar/"/>
  <manifest:file-entry manifest:media-type="" manifest:full-path="Object 105/Configurations2/floater/"/>
  <manifest:file-entry manifest:media-type="" manifest:full-path="Object 105/Configurations2/popupmenu/"/>
  <manifest:file-entry manifest:media-type="" manifest:full-path="Object 105/Configurations2/menubar/"/>
  <manifest:file-entry manifest:media-type="" manifest:full-path="Object 105/Configurations2/toolbar/"/>
  <manifest:file-entry manifest:media-type="" manifest:full-path="Object 105/Configurations2/images/Bitmaps/"/>
  <manifest:file-entry manifest:media-type="" manifest:full-path="Object 105/Configurations2/images/"/>
  <manifest:file-entry manifest:media-type="" manifest:full-path="Object 105/Configurations2/statusbar/"/>
  <manifest:file-entry manifest:media-type="application/vnd.sun.xml.ui.configuration" manifest:full-path="Object 105/Configurations2/"/>
  <manifest:file-entry manifest:media-type="text/xml" manifest:full-path="Object 105/settings.xml"/>
  <manifest:file-entry manifest:media-type="application/vnd.oasis.opendocument.formula" manifest:version="1.2" manifest:full-path="Object 105/"/>
  <manifest:file-entry manifest:media-type="text/xml" manifest:full-path="Object 13/content.xml"/>
  <manifest:file-entry manifest:media-type="" manifest:full-path="Object 13/Configurations2/progressbar/"/>
  <manifest:file-entry manifest:media-type="" manifest:full-path="Object 13/Configurations2/floater/"/>
  <manifest:file-entry manifest:media-type="" manifest:full-path="Object 13/Configurations2/popupmenu/"/>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 manifest:full-path="Object 13/Configurations2/statusbar/"/>
  <manifest:file-entry manifest:media-type="application/vnd.sun.xml.ui.configuration" manifest:full-path="Object 13/Configurations2/"/>
  <manifest:file-entry manifest:media-type="text/xml" manifest:full-path="Object 13/settings.xml"/>
  <manifest:file-entry manifest:media-type="application/vnd.oasis.opendocument.formula" manifest:version="1.2" manifest:full-path="Object 13/"/>
  <manifest:file-entry manifest:media-type="text/xml" manifest:full-path="Object 106/content.xml"/>
  <manifest:file-entry manifest:media-type="" manifest:full-path="Object 106/Configurations2/progressbar/"/>
  <manifest:file-entry manifest:media-type="" manifest:full-path="Object 106/Configurations2/floater/"/>
  <manifest:file-entry manifest:media-type="" manifest:full-path="Object 106/Configurations2/popupmenu/"/>
  <manifest:file-entry manifest:media-type="" manifest:full-path="Object 106/Configurations2/menubar/"/>
  <manifest:file-entry manifest:media-type="" manifest:full-path="Object 106/Configurations2/toolbar/"/>
  <manifest:file-entry manifest:media-type="" manifest:full-path="Object 106/Configurations2/images/Bitmaps/"/>
  <manifest:file-entry manifest:media-type="" manifest:full-path="Object 106/Configurations2/images/"/>
  <manifest:file-entry manifest:media-type="" manifest:full-path="Object 106/Configurations2/statusbar/"/>
  <manifest:file-entry manifest:media-type="application/vnd.sun.xml.ui.configuration" manifest:full-path="Object 106/Configurations2/"/>
  <manifest:file-entry manifest:media-type="text/xml" manifest:full-path="Object 106/settings.xml"/>
  <manifest:file-entry manifest:media-type="application/vnd.oasis.opendocument.formula" manifest:version="1.2" manifest:full-path="Object 106/"/>
  <manifest:file-entry manifest:media-type="text/xml" manifest:full-path="Object 14/content.xml"/>
  <manifest:file-entry manifest:media-type="" manifest:full-path="Object 14/Configurations2/progressbar/"/>
  <manifest:file-entry manifest:media-type="" manifest:full-path="Object 14/Configurations2/floater/"/>
  <manifest:file-entry manifest:media-type="" manifest:full-path="Object 14/Configurations2/popupmenu/"/>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 manifest:full-path="Object 14/Configurations2/statusbar/"/>
  <manifest:file-entry manifest:media-type="application/vnd.sun.xml.ui.configuration" manifest:full-path="Object 14/Configurations2/"/>
  <manifest:file-entry manifest:media-type="text/xml" manifest:full-path="Object 14/settings.xml"/>
  <manifest:file-entry manifest:media-type="application/vnd.oasis.opendocument.formula" manifest:version="1.2" manifest:full-path="Object 14/"/>
  <manifest:file-entry manifest:media-type="image/png" manifest:full-path="Object 107/Pictures/100002010000025B000001770155AB38.png"/>
  <manifest:file-entry manifest:media-type="" manifest:full-path="Object 107/Pictures/"/>
  <manifest:file-entry manifest:media-type="text/xml" manifest:full-path="Object 107/content.xml"/>
  <manifest:file-entry manifest:media-type="text/xml" manifest:full-path="Object 107/styles.xml"/>
  <manifest:file-entry manifest:media-type="" manifest:full-path="Object 107/Configurations2/accelerator/current.xml"/>
  <manifest:file-entry manifest:media-type="" manifest:full-path="Object 107/Configurations2/accelerator/"/>
  <manifest:file-entry manifest:media-type="" manifest:full-path="Object 107/Configurations2/progressbar/"/>
  <manifest:file-entry manifest:media-type="" manifest:full-path="Object 107/Configurations2/floater/"/>
  <manifest:file-entry manifest:media-type="" manifest:full-path="Object 107/Configurations2/popupmenu/"/>
  <manifest:file-entry manifest:media-type="" manifest:full-path="Object 107/Configurations2/menubar/"/>
  <manifest:file-entry manifest:media-type="" manifest:full-path="Object 107/Configurations2/toolbar/"/>
  <manifest:file-entry manifest:media-type="" manifest:full-path="Object 107/Configurations2/images/Bitmaps/"/>
  <manifest:file-entry manifest:media-type="" manifest:full-path="Object 107/Configurations2/images/"/>
  <manifest:file-entry manifest:media-type="" manifest:full-path="Object 107/Configurations2/statusbar/"/>
  <manifest:file-entry manifest:media-type="application/vnd.sun.xml.ui.configuration" manifest:full-path="Object 107/Configurations2/"/>
  <manifest:file-entry manifest:media-type="text/xml" manifest:full-path="Object 107/settings.xml"/>
  <manifest:file-entry manifest:media-type="application/vnd.oasis.opendocument.graphics" manifest:version="1.2" manifest:full-path="Object 107/"/>
  <manifest:file-entry manifest:media-type="text/xml" manifest:full-path="styles.xml"/>
  <manifest:file-entry manifest:media-type="text/xml" manifest:full-path="Object 15/content.xml"/>
  <manifest:file-entry manifest:media-type="" manifest:full-path="Object 15/Configurations2/progressbar/"/>
  <manifest:file-entry manifest:media-type="" manifest:full-path="Object 15/Configurations2/floater/"/>
  <manifest:file-entry manifest:media-type="" manifest:full-path="Object 15/Configurations2/popupmenu/"/>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 manifest:full-path="Object 15/Configurations2/statusbar/"/>
  <manifest:file-entry manifest:media-type="application/vnd.sun.xml.ui.configuration" manifest:full-path="Object 15/Configurations2/"/>
  <manifest:file-entry manifest:media-type="text/xml" manifest:full-path="Object 15/settings.xml"/>
  <manifest:file-entry manifest:media-type="application/vnd.oasis.opendocument.formula" manifest:version="1.2" manifest:full-path="Object 15/"/>
  <manifest:file-entry manifest:media-type="image/png" manifest:full-path="Object 108/Pictures/100002010000025B000001770603CF90.png"/>
  <manifest:file-entry manifest:media-type="" manifest:full-path="Object 108/Pictures/"/>
  <manifest:file-entry manifest:media-type="text/xml" manifest:full-path="Object 108/content.xml"/>
  <manifest:file-entry manifest:media-type="text/xml" manifest:full-path="Object 108/styles.xml"/>
  <manifest:file-entry manifest:media-type="" manifest:full-path="Object 108/Configurations2/accelerator/current.xml"/>
  <manifest:file-entry manifest:media-type="" manifest:full-path="Object 108/Configurations2/accelerator/"/>
  <manifest:file-entry manifest:media-type="" manifest:full-path="Object 108/Configurations2/progressbar/"/>
  <manifest:file-entry manifest:media-type="" manifest:full-path="Object 108/Configurations2/floater/"/>
  <manifest:file-entry manifest:media-type="" manifest:full-path="Object 108/Configurations2/popupmenu/"/>
  <manifest:file-entry manifest:media-type="" manifest:full-path="Object 108/Configurations2/menubar/"/>
  <manifest:file-entry manifest:media-type="" manifest:full-path="Object 108/Configurations2/toolbar/"/>
  <manifest:file-entry manifest:media-type="" manifest:full-path="Object 108/Configurations2/images/Bitmaps/"/>
  <manifest:file-entry manifest:media-type="" manifest:full-path="Object 108/Configurations2/images/"/>
  <manifest:file-entry manifest:media-type="" manifest:full-path="Object 108/Configurations2/statusbar/"/>
  <manifest:file-entry manifest:media-type="application/vnd.sun.xml.ui.configuration" manifest:full-path="Object 108/Configurations2/"/>
  <manifest:file-entry manifest:media-type="text/xml" manifest:full-path="Object 108/settings.xml"/>
  <manifest:file-entry manifest:media-type="application/vnd.oasis.opendocument.graphics" manifest:version="1.2" manifest:full-path="Object 108/"/>
  <manifest:file-entry manifest:media-type="text/xml" manifest:full-path="Object 16/content.xml"/>
  <manifest:file-entry manifest:media-type="" manifest:full-path="Object 16/Configurations2/progressbar/"/>
  <manifest:file-entry manifest:media-type="" manifest:full-path="Object 16/Configurations2/floater/"/>
  <manifest:file-entry manifest:media-type="" manifest:full-path="Object 16/Configurations2/popupmenu/"/>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 manifest:full-path="Object 16/Configurations2/statusbar/"/>
  <manifest:file-entry manifest:media-type="application/vnd.sun.xml.ui.configuration" manifest:full-path="Object 16/Configurations2/"/>
  <manifest:file-entry manifest:media-type="text/xml" manifest:full-path="Object 16/settings.xml"/>
  <manifest:file-entry manifest:media-type="application/vnd.oasis.opendocument.formula" manifest:version="1.2" manifest:full-path="Object 16/"/>
  <manifest:file-entry manifest:media-type="text/xml" manifest:full-path="Object 109/content.xml"/>
  <manifest:file-entry manifest:media-type="" manifest:full-path="Object 109/Configurations2/progressbar/"/>
  <manifest:file-entry manifest:media-type="" manifest:full-path="Object 109/Configurations2/floater/"/>
  <manifest:file-entry manifest:media-type="" manifest:full-path="Object 109/Configurations2/popupmenu/"/>
  <manifest:file-entry manifest:media-type="" manifest:full-path="Object 109/Configurations2/menubar/"/>
  <manifest:file-entry manifest:media-type="" manifest:full-path="Object 109/Configurations2/toolbar/"/>
  <manifest:file-entry manifest:media-type="" manifest:full-path="Object 109/Configurations2/images/Bitmaps/"/>
  <manifest:file-entry manifest:media-type="" manifest:full-path="Object 109/Configurations2/images/"/>
  <manifest:file-entry manifest:media-type="" manifest:full-path="Object 109/Configurations2/statusbar/"/>
  <manifest:file-entry manifest:media-type="application/vnd.sun.xml.ui.configuration" manifest:full-path="Object 109/Configurations2/"/>
  <manifest:file-entry manifest:media-type="text/xml" manifest:full-path="Object 109/settings.xml"/>
  <manifest:file-entry manifest:media-type="application/vnd.oasis.opendocument.formula" manifest:version="1.2" manifest:full-path="Object 109/"/>
  <manifest:file-entry manifest:media-type="text/xml" manifest:full-path="Object 17/content.xml"/>
  <manifest:file-entry manifest:media-type="" manifest:full-path="Object 17/Configurations2/accelerator/current.xml"/>
  <manifest:file-entry manifest:media-type="" manifest:full-path="Object 17/Configurations2/accelerator/"/>
  <manifest:file-entry manifest:media-type="" manifest:full-path="Object 17/Configurations2/progressbar/"/>
  <manifest:file-entry manifest:media-type="" manifest:full-path="Object 17/Configurations2/floater/"/>
  <manifest:file-entry manifest:media-type="" manifest:full-path="Object 17/Configurations2/popupmenu/"/>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 manifest:full-path="Object 17/Configurations2/statusbar/"/>
  <manifest:file-entry manifest:media-type="application/vnd.sun.xml.ui.configuration" manifest:full-path="Object 17/Configurations2/"/>
  <manifest:file-entry manifest:media-type="text/xml" manifest:full-path="Object 17/settings.xml"/>
  <manifest:file-entry manifest:media-type="application/vnd.oasis.opendocument.formula" manifest:version="1.2" manifest:full-path="Object 17/"/>
  <manifest:file-entry manifest:media-type="text/xml" manifest:full-path="Object 18/content.xml"/>
  <manifest:file-entry manifest:media-type="" manifest:full-path="Object 18/Configurations2/progressbar/"/>
  <manifest:file-entry manifest:media-type="" manifest:full-path="Object 18/Configurations2/floater/"/>
  <manifest:file-entry manifest:media-type="" manifest:full-path="Object 18/Configurations2/popupmenu/"/>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 manifest:full-path="Object 18/Configurations2/statusbar/"/>
  <manifest:file-entry manifest:media-type="application/vnd.sun.xml.ui.configuration" manifest:full-path="Object 18/Configurations2/"/>
  <manifest:file-entry manifest:media-type="text/xml" manifest:full-path="Object 18/settings.xml"/>
  <manifest:file-entry manifest:media-type="application/vnd.oasis.opendocument.formula" manifest:version="1.2" manifest:full-path="Object 18/"/>
  <manifest:file-entry manifest:media-type="text/xml" manifest:full-path="Object 19/content.xml"/>
  <manifest:file-entry manifest:media-type="" manifest:full-path="Object 19/Configurations2/progressbar/"/>
  <manifest:file-entry manifest:media-type="" manifest:full-path="Object 19/Configurations2/floater/"/>
  <manifest:file-entry manifest:media-type="" manifest:full-path="Object 19/Configurations2/popupmenu/"/>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 manifest:full-path="Object 19/Configurations2/statusbar/"/>
  <manifest:file-entry manifest:media-type="application/vnd.sun.xml.ui.configuration" manifest:full-path="Object 19/Configurations2/"/>
  <manifest:file-entry manifest:media-type="text/xml" manifest:full-path="Object 19/settings.xml"/>
  <manifest:file-entry manifest:media-type="application/vnd.oasis.opendocument.formula" manifest:version="1.2" manifest:full-path="Object 19/"/>
  <manifest:file-entry manifest:media-type="text/xml" manifest:full-path="Object 70/content.xml"/>
  <manifest:file-entry manifest:media-type="" manifest:full-path="Object 70/Configurations2/progressbar/"/>
  <manifest:file-entry manifest:media-type="" manifest:full-path="Object 70/Configurations2/floater/"/>
  <manifest:file-entry manifest:media-type="" manifest:full-path="Object 70/Configurations2/popupmenu/"/>
  <manifest:file-entry manifest:media-type="" manifest:full-path="Object 70/Configurations2/menubar/"/>
  <manifest:file-entry manifest:media-type="" manifest:full-path="Object 70/Configurations2/toolbar/"/>
  <manifest:file-entry manifest:media-type="" manifest:full-path="Object 70/Configurations2/images/Bitmaps/"/>
  <manifest:file-entry manifest:media-type="" manifest:full-path="Object 70/Configurations2/images/"/>
  <manifest:file-entry manifest:media-type="" manifest:full-path="Object 70/Configurations2/statusbar/"/>
  <manifest:file-entry manifest:media-type="application/vnd.sun.xml.ui.configuration" manifest:full-path="Object 70/Configurations2/"/>
  <manifest:file-entry manifest:media-type="text/xml" manifest:full-path="Object 70/settings.xml"/>
  <manifest:file-entry manifest:media-type="application/vnd.oasis.opendocument.formula" manifest:version="1.2" manifest:full-path="Object 70/"/>
  <manifest:file-entry manifest:media-type="text/xml" manifest:full-path="Object 71/content.xml"/>
  <manifest:file-entry manifest:media-type="" manifest:full-path="Object 71/Configurations2/progressbar/"/>
  <manifest:file-entry manifest:media-type="" manifest:full-path="Object 71/Configurations2/floater/"/>
  <manifest:file-entry manifest:media-type="" manifest:full-path="Object 71/Configurations2/popupmenu/"/>
  <manifest:file-entry manifest:media-type="" manifest:full-path="Object 71/Configurations2/menubar/"/>
  <manifest:file-entry manifest:media-type="" manifest:full-path="Object 71/Configurations2/toolbar/"/>
  <manifest:file-entry manifest:media-type="" manifest:full-path="Object 71/Configurations2/images/Bitmaps/"/>
  <manifest:file-entry manifest:media-type="" manifest:full-path="Object 71/Configurations2/images/"/>
  <manifest:file-entry manifest:media-type="" manifest:full-path="Object 71/Configurations2/statusbar/"/>
  <manifest:file-entry manifest:media-type="application/vnd.sun.xml.ui.configuration" manifest:full-path="Object 71/Configurations2/"/>
  <manifest:file-entry manifest:media-type="text/xml" manifest:full-path="Object 71/settings.xml"/>
  <manifest:file-entry manifest:media-type="application/vnd.oasis.opendocument.formula" manifest:version="1.2" manifest:full-path="Object 71/"/>
  <manifest:file-entry manifest:media-type="text/xml" manifest:full-path="Object 72/content.xml"/>
  <manifest:file-entry manifest:media-type="" manifest:full-path="Object 72/Configurations2/progressbar/"/>
  <manifest:file-entry manifest:media-type="" manifest:full-path="Object 72/Configurations2/floater/"/>
  <manifest:file-entry manifest:media-type="" manifest:full-path="Object 72/Configurations2/popupmenu/"/>
  <manifest:file-entry manifest:media-type="" manifest:full-path="Object 72/Configurations2/menubar/"/>
  <manifest:file-entry manifest:media-type="" manifest:full-path="Object 72/Configurations2/toolbar/"/>
  <manifest:file-entry manifest:media-type="" manifest:full-path="Object 72/Configurations2/images/Bitmaps/"/>
  <manifest:file-entry manifest:media-type="" manifest:full-path="Object 72/Configurations2/images/"/>
  <manifest:file-entry manifest:media-type="" manifest:full-path="Object 72/Configurations2/statusbar/"/>
  <manifest:file-entry manifest:media-type="application/vnd.sun.xml.ui.configuration" manifest:full-path="Object 72/Configurations2/"/>
  <manifest:file-entry manifest:media-type="text/xml" manifest:full-path="Object 72/settings.xml"/>
  <manifest:file-entry manifest:media-type="application/vnd.oasis.opendocument.formula" manifest:version="1.2" manifest:full-path="Object 72/"/>
  <manifest:file-entry manifest:media-type="text/xml" manifest:full-path="Object 73/content.xml"/>
  <manifest:file-entry manifest:media-type="" manifest:full-path="Object 73/Configurations2/progressbar/"/>
  <manifest:file-entry manifest:media-type="" manifest:full-path="Object 73/Configurations2/floater/"/>
  <manifest:file-entry manifest:media-type="" manifest:full-path="Object 73/Configurations2/popupmenu/"/>
  <manifest:file-entry manifest:media-type="" manifest:full-path="Object 73/Configurations2/menubar/"/>
  <manifest:file-entry manifest:media-type="" manifest:full-path="Object 73/Configurations2/toolbar/"/>
  <manifest:file-entry manifest:media-type="" manifest:full-path="Object 73/Configurations2/images/Bitmaps/"/>
  <manifest:file-entry manifest:media-type="" manifest:full-path="Object 73/Configurations2/images/"/>
  <manifest:file-entry manifest:media-type="" manifest:full-path="Object 73/Configurations2/statusbar/"/>
  <manifest:file-entry manifest:media-type="application/vnd.sun.xml.ui.configuration" manifest:full-path="Object 73/Configurations2/"/>
  <manifest:file-entry manifest:media-type="text/xml" manifest:full-path="Object 73/settings.xml"/>
  <manifest:file-entry manifest:media-type="application/vnd.oasis.opendocument.formula" manifest:version="1.2" manifest:full-path="Object 73/"/>
  <manifest:file-entry manifest:media-type="text/xml" manifest:full-path="Object 74/content.xml"/>
  <manifest:file-entry manifest:media-type="" manifest:full-path="Object 74/Configurations2/progressbar/"/>
  <manifest:file-entry manifest:media-type="" manifest:full-path="Object 74/Configurations2/floater/"/>
  <manifest:file-entry manifest:media-type="" manifest:full-path="Object 74/Configurations2/popupmenu/"/>
  <manifest:file-entry manifest:media-type="" manifest:full-path="Object 74/Configurations2/menubar/"/>
  <manifest:file-entry manifest:media-type="" manifest:full-path="Object 74/Configurations2/toolbar/"/>
  <manifest:file-entry manifest:media-type="" manifest:full-path="Object 74/Configurations2/images/Bitmaps/"/>
  <manifest:file-entry manifest:media-type="" manifest:full-path="Object 74/Configurations2/images/"/>
  <manifest:file-entry manifest:media-type="" manifest:full-path="Object 74/Configurations2/statusbar/"/>
  <manifest:file-entry manifest:media-type="application/vnd.sun.xml.ui.configuration" manifest:full-path="Object 74/Configurations2/"/>
  <manifest:file-entry manifest:media-type="text/xml" manifest:full-path="Object 74/settings.xml"/>
  <manifest:file-entry manifest:media-type="application/vnd.oasis.opendocument.formula" manifest:version="1.2" manifest:full-path="Object 74/"/>
  <manifest:file-entry manifest:media-type="text/xml" manifest:full-path="Object 75/content.xml"/>
  <manifest:file-entry manifest:media-type="" manifest:full-path="Object 75/Configurations2/progressbar/"/>
  <manifest:file-entry manifest:media-type="" manifest:full-path="Object 75/Configurations2/floater/"/>
  <manifest:file-entry manifest:media-type="" manifest:full-path="Object 75/Configurations2/popupmenu/"/>
  <manifest:file-entry manifest:media-type="" manifest:full-path="Object 75/Configurations2/menubar/"/>
  <manifest:file-entry manifest:media-type="" manifest:full-path="Object 75/Configurations2/toolbar/"/>
  <manifest:file-entry manifest:media-type="" manifest:full-path="Object 75/Configurations2/images/Bitmaps/"/>
  <manifest:file-entry manifest:media-type="" manifest:full-path="Object 75/Configurations2/images/"/>
  <manifest:file-entry manifest:media-type="" manifest:full-path="Object 75/Configurations2/statusbar/"/>
  <manifest:file-entry manifest:media-type="application/vnd.sun.xml.ui.configuration" manifest:full-path="Object 75/Configurations2/"/>
  <manifest:file-entry manifest:media-type="text/xml" manifest:full-path="Object 75/settings.xml"/>
  <manifest:file-entry manifest:media-type="application/vnd.oasis.opendocument.formula" manifest:version="1.2" manifest:full-path="Object 75/"/>
  <manifest:file-entry manifest:media-type="text/xml" manifest:full-path="Object 110/content.xml"/>
  <manifest:file-entry manifest:media-type="" manifest:full-path="Object 110/Configurations2/progressbar/"/>
  <manifest:file-entry manifest:media-type="" manifest:full-path="Object 110/Configurations2/floater/"/>
  <manifest:file-entry manifest:media-type="" manifest:full-path="Object 110/Configurations2/popupmenu/"/>
  <manifest:file-entry manifest:media-type="" manifest:full-path="Object 110/Configurations2/menubar/"/>
  <manifest:file-entry manifest:media-type="" manifest:full-path="Object 110/Configurations2/toolbar/"/>
  <manifest:file-entry manifest:media-type="" manifest:full-path="Object 110/Configurations2/images/Bitmaps/"/>
  <manifest:file-entry manifest:media-type="" manifest:full-path="Object 110/Configurations2/images/"/>
  <manifest:file-entry manifest:media-type="" manifest:full-path="Object 110/Configurations2/statusbar/"/>
  <manifest:file-entry manifest:media-type="application/vnd.sun.xml.ui.configuration" manifest:full-path="Object 110/Configurations2/"/>
  <manifest:file-entry manifest:media-type="text/xml" manifest:full-path="Object 110/settings.xml"/>
  <manifest:file-entry manifest:media-type="application/vnd.oasis.opendocument.formula" manifest:version="1.2" manifest:full-path="Object 110/"/>
  <manifest:file-entry manifest:media-type="text/xml" manifest:full-path="Object 76/content.xml"/>
  <manifest:file-entry manifest:media-type="" manifest:full-path="Object 76/Configurations2/progressbar/"/>
  <manifest:file-entry manifest:media-type="" manifest:full-path="Object 76/Configurations2/floater/"/>
  <manifest:file-entry manifest:media-type="" manifest:full-path="Object 76/Configurations2/popupmenu/"/>
  <manifest:file-entry manifest:media-type="" manifest:full-path="Object 76/Configurations2/menubar/"/>
  <manifest:file-entry manifest:media-type="" manifest:full-path="Object 76/Configurations2/toolbar/"/>
  <manifest:file-entry manifest:media-type="" manifest:full-path="Object 76/Configurations2/images/Bitmaps/"/>
  <manifest:file-entry manifest:media-type="" manifest:full-path="Object 76/Configurations2/images/"/>
  <manifest:file-entry manifest:media-type="" manifest:full-path="Object 76/Configurations2/statusbar/"/>
  <manifest:file-entry manifest:media-type="application/vnd.sun.xml.ui.configuration" manifest:full-path="Object 76/Configurations2/"/>
  <manifest:file-entry manifest:media-type="text/xml" manifest:full-path="Object 76/settings.xml"/>
  <manifest:file-entry manifest:media-type="application/vnd.oasis.opendocument.formula" manifest:version="1.2" manifest:full-path="Object 76/"/>
  <manifest:file-entry manifest:media-type="text/xml" manifest:full-path="Object 111/content.xml"/>
  <manifest:file-entry manifest:media-type="" manifest:full-path="Object 111/Configurations2/progressbar/"/>
  <manifest:file-entry manifest:media-type="" manifest:full-path="Object 111/Configurations2/floater/"/>
  <manifest:file-entry manifest:media-type="" manifest:full-path="Object 111/Configurations2/popupmenu/"/>
  <manifest:file-entry manifest:media-type="" manifest:full-path="Object 111/Configurations2/menubar/"/>
  <manifest:file-entry manifest:media-type="" manifest:full-path="Object 111/Configurations2/toolbar/"/>
  <manifest:file-entry manifest:media-type="" manifest:full-path="Object 111/Configurations2/images/Bitmaps/"/>
  <manifest:file-entry manifest:media-type="" manifest:full-path="Object 111/Configurations2/images/"/>
  <manifest:file-entry manifest:media-type="" manifest:full-path="Object 111/Configurations2/statusbar/"/>
  <manifest:file-entry manifest:media-type="application/vnd.sun.xml.ui.configuration" manifest:full-path="Object 111/Configurations2/"/>
  <manifest:file-entry manifest:media-type="text/xml" manifest:full-path="Object 111/settings.xml"/>
  <manifest:file-entry manifest:media-type="application/vnd.oasis.opendocument.formula" manifest:version="1.2" manifest:full-path="Object 111/"/>
  <manifest:file-entry manifest:media-type="text/xml" manifest:full-path="Object 77/content.xml"/>
  <manifest:file-entry manifest:media-type="" manifest:full-path="Object 77/Configurations2/progressbar/"/>
  <manifest:file-entry manifest:media-type="" manifest:full-path="Object 77/Configurations2/floater/"/>
  <manifest:file-entry manifest:media-type="" manifest:full-path="Object 77/Configurations2/popupmenu/"/>
  <manifest:file-entry manifest:media-type="" manifest:full-path="Object 77/Configurations2/menubar/"/>
  <manifest:file-entry manifest:media-type="" manifest:full-path="Object 77/Configurations2/toolbar/"/>
  <manifest:file-entry manifest:media-type="" manifest:full-path="Object 77/Configurations2/images/Bitmaps/"/>
  <manifest:file-entry manifest:media-type="" manifest:full-path="Object 77/Configurations2/images/"/>
  <manifest:file-entry manifest:media-type="" manifest:full-path="Object 77/Configurations2/statusbar/"/>
  <manifest:file-entry manifest:media-type="application/vnd.sun.xml.ui.configuration" manifest:full-path="Object 77/Configurations2/"/>
  <manifest:file-entry manifest:media-type="text/xml" manifest:full-path="Object 77/settings.xml"/>
  <manifest:file-entry manifest:media-type="application/vnd.oasis.opendocument.formula" manifest:version="1.2" manifest:full-path="Object 77/"/>
  <manifest:file-entry manifest:media-type="text/xml" manifest:full-path="Object 112/content.xml"/>
  <manifest:file-entry manifest:media-type="" manifest:full-path="Object 112/Configurations2/accelerator/current.xml"/>
  <manifest:file-entry manifest:media-type="" manifest:full-path="Object 112/Configurations2/accelerator/"/>
  <manifest:file-entry manifest:media-type="" manifest:full-path="Object 112/Configurations2/progressbar/"/>
  <manifest:file-entry manifest:media-type="" manifest:full-path="Object 112/Configurations2/floater/"/>
  <manifest:file-entry manifest:media-type="" manifest:full-path="Object 112/Configurations2/popupmenu/"/>
  <manifest:file-entry manifest:media-type="" manifest:full-path="Object 112/Configurations2/menubar/"/>
  <manifest:file-entry manifest:media-type="" manifest:full-path="Object 112/Configurations2/toolbar/"/>
  <manifest:file-entry manifest:media-type="" manifest:full-path="Object 112/Configurations2/images/Bitmaps/"/>
  <manifest:file-entry manifest:media-type="" manifest:full-path="Object 112/Configurations2/images/"/>
  <manifest:file-entry manifest:media-type="" manifest:full-path="Object 112/Configurations2/statusbar/"/>
  <manifest:file-entry manifest:media-type="application/vnd.sun.xml.ui.configuration" manifest:full-path="Object 112/Configurations2/"/>
  <manifest:file-entry manifest:media-type="text/xml" manifest:full-path="Object 112/settings.xml"/>
  <manifest:file-entry manifest:media-type="application/vnd.oasis.opendocument.formula" manifest:version="1.2" manifest:full-path="Object 112/"/>
  <manifest:file-entry manifest:media-type="text/xml" manifest:full-path="Object 20/content.xml"/>
  <manifest:file-entry manifest:media-type="" manifest:full-path="Object 20/Configurations2/progressbar/"/>
  <manifest:file-entry manifest:media-type="" manifest:full-path="Object 20/Configurations2/floater/"/>
  <manifest:file-entry manifest:media-type="" manifest:full-path="Object 20/Configurations2/popupmenu/"/>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 manifest:full-path="Object 20/Configurations2/statusbar/"/>
  <manifest:file-entry manifest:media-type="application/vnd.sun.xml.ui.configuration" manifest:full-path="Object 20/Configurations2/"/>
  <manifest:file-entry manifest:media-type="text/xml" manifest:full-path="Object 20/settings.xml"/>
  <manifest:file-entry manifest:media-type="application/vnd.oasis.opendocument.formula" manifest:version="1.2" manifest:full-path="Object 20/"/>
  <manifest:file-entry manifest:media-type="text/xml" manifest:full-path="Object 78/content.xml"/>
  <manifest:file-entry manifest:media-type="" manifest:full-path="Object 78/Configurations2/progressbar/"/>
  <manifest:file-entry manifest:media-type="" manifest:full-path="Object 78/Configurations2/floater/"/>
  <manifest:file-entry manifest:media-type="" manifest:full-path="Object 78/Configurations2/popupmenu/"/>
  <manifest:file-entry manifest:media-type="" manifest:full-path="Object 78/Configurations2/menubar/"/>
  <manifest:file-entry manifest:media-type="" manifest:full-path="Object 78/Configurations2/toolbar/"/>
  <manifest:file-entry manifest:media-type="" manifest:full-path="Object 78/Configurations2/images/Bitmaps/"/>
  <manifest:file-entry manifest:media-type="" manifest:full-path="Object 78/Configurations2/images/"/>
  <manifest:file-entry manifest:media-type="" manifest:full-path="Object 78/Configurations2/statusbar/"/>
  <manifest:file-entry manifest:media-type="application/vnd.sun.xml.ui.configuration" manifest:full-path="Object 78/Configurations2/"/>
  <manifest:file-entry manifest:media-type="text/xml" manifest:full-path="Object 78/settings.xml"/>
  <manifest:file-entry manifest:media-type="application/vnd.oasis.opendocument.formula" manifest:version="1.2" manifest:full-path="Object 78/"/>
  <manifest:file-entry manifest:media-type="text/xml" manifest:full-path="Object 113/content.xml"/>
  <manifest:file-entry manifest:media-type="" manifest:full-path="Object 113/Configurations2/accelerator/current.xml"/>
  <manifest:file-entry manifest:media-type="" manifest:full-path="Object 113/Configurations2/accelerator/"/>
  <manifest:file-entry manifest:media-type="" manifest:full-path="Object 113/Configurations2/progressbar/"/>
  <manifest:file-entry manifest:media-type="" manifest:full-path="Object 113/Configurations2/floater/"/>
  <manifest:file-entry manifest:media-type="" manifest:full-path="Object 113/Configurations2/popupmenu/"/>
  <manifest:file-entry manifest:media-type="" manifest:full-path="Object 113/Configurations2/menubar/"/>
  <manifest:file-entry manifest:media-type="" manifest:full-path="Object 113/Configurations2/toolbar/"/>
  <manifest:file-entry manifest:media-type="" manifest:full-path="Object 113/Configurations2/images/Bitmaps/"/>
  <manifest:file-entry manifest:media-type="" manifest:full-path="Object 113/Configurations2/images/"/>
  <manifest:file-entry manifest:media-type="" manifest:full-path="Object 113/Configurations2/statusbar/"/>
  <manifest:file-entry manifest:media-type="application/vnd.sun.xml.ui.configuration" manifest:full-path="Object 113/Configurations2/"/>
  <manifest:file-entry manifest:media-type="text/xml" manifest:full-path="Object 113/settings.xml"/>
  <manifest:file-entry manifest:media-type="application/vnd.oasis.opendocument.formula" manifest:version="1.2" manifest:full-path="Object 113/"/>
  <manifest:file-entry manifest:media-type="text/xml" manifest:full-path="Object 21/content.xml"/>
  <manifest:file-entry manifest:media-type="" manifest:full-path="Object 21/Configurations2/progressbar/"/>
  <manifest:file-entry manifest:media-type="" manifest:full-path="Object 21/Configurations2/floater/"/>
  <manifest:file-entry manifest:media-type="" manifest:full-path="Object 21/Configurations2/popupmenu/"/>
  <manifest:file-entry manifest:media-type="" manifest:full-path="Object 21/Configurations2/menubar/"/>
  <manifest:file-entry manifest:media-type="" manifest:full-path="Object 21/Configurations2/toolbar/"/>
  <manifest:file-entry manifest:media-type="" manifest:full-path="Object 21/Configurations2/images/Bitmaps/"/>
  <manifest:file-entry manifest:media-type="" manifest:full-path="Object 21/Configurations2/images/"/>
  <manifest:file-entry manifest:media-type="" manifest:full-path="Object 21/Configurations2/statusbar/"/>
  <manifest:file-entry manifest:media-type="application/vnd.sun.xml.ui.configuration" manifest:full-path="Object 21/Configurations2/"/>
  <manifest:file-entry manifest:media-type="text/xml" manifest:full-path="Object 21/settings.xml"/>
  <manifest:file-entry manifest:media-type="application/vnd.oasis.opendocument.formula" manifest:version="1.2" manifest:full-path="Object 21/"/>
  <manifest:file-entry manifest:media-type="text/xml" manifest:full-path="Object 114/content.xml"/>
  <manifest:file-entry manifest:media-type="" manifest:full-path="Object 114/Configurations2/progressbar/"/>
  <manifest:file-entry manifest:media-type="" manifest:full-path="Object 114/Configurations2/floater/"/>
  <manifest:file-entry manifest:media-type="" manifest:full-path="Object 114/Configurations2/popupmenu/"/>
  <manifest:file-entry manifest:media-type="" manifest:full-path="Object 114/Configurations2/menubar/"/>
  <manifest:file-entry manifest:media-type="" manifest:full-path="Object 114/Configurations2/toolbar/"/>
  <manifest:file-entry manifest:media-type="" manifest:full-path="Object 114/Configurations2/images/Bitmaps/"/>
  <manifest:file-entry manifest:media-type="" manifest:full-path="Object 114/Configurations2/images/"/>
  <manifest:file-entry manifest:media-type="" manifest:full-path="Object 114/Configurations2/statusbar/"/>
  <manifest:file-entry manifest:media-type="application/vnd.sun.xml.ui.configuration" manifest:full-path="Object 114/Configurations2/"/>
  <manifest:file-entry manifest:media-type="text/xml" manifest:full-path="Object 114/settings.xml"/>
  <manifest:file-entry manifest:media-type="application/vnd.oasis.opendocument.formula" manifest:version="1.2" manifest:full-path="Object 114/"/>
  <manifest:file-entry manifest:media-type="text/xml" manifest:full-path="Object 79/content.xml"/>
  <manifest:file-entry manifest:media-type="" manifest:full-path="Object 79/Configurations2/accelerator/current.xml"/>
  <manifest:file-entry manifest:media-type="" manifest:full-path="Object 79/Configurations2/accelerator/"/>
  <manifest:file-entry manifest:media-type="" manifest:full-path="Object 79/Configurations2/progressbar/"/>
  <manifest:file-entry manifest:media-type="" manifest:full-path="Object 79/Configurations2/floater/"/>
  <manifest:file-entry manifest:media-type="" manifest:full-path="Object 79/Configurations2/popupmenu/"/>
  <manifest:file-entry manifest:media-type="" manifest:full-path="Object 79/Configurations2/menubar/"/>
  <manifest:file-entry manifest:media-type="" manifest:full-path="Object 79/Configurations2/toolbar/"/>
  <manifest:file-entry manifest:media-type="" manifest:full-path="Object 79/Configurations2/images/Bitmaps/"/>
  <manifest:file-entry manifest:media-type="" manifest:full-path="Object 79/Configurations2/images/"/>
  <manifest:file-entry manifest:media-type="" manifest:full-path="Object 79/Configurations2/statusbar/"/>
  <manifest:file-entry manifest:media-type="application/vnd.sun.xml.ui.configuration" manifest:full-path="Object 79/Configurations2/"/>
  <manifest:file-entry manifest:media-type="text/xml" manifest:full-path="Object 79/settings.xml"/>
  <manifest:file-entry manifest:media-type="application/vnd.oasis.opendocument.formula" manifest:version="1.2" manifest:full-path="Object 79/"/>
  <manifest:file-entry manifest:media-type="text/xml" manifest:full-path="Object 22/content.xml"/>
  <manifest:file-entry manifest:media-type="" manifest:full-path="Object 22/Configurations2/progressbar/"/>
  <manifest:file-entry manifest:media-type="" manifest:full-path="Object 22/Configurations2/floater/"/>
  <manifest:file-entry manifest:media-type="" manifest:full-path="Object 22/Configurations2/popupmenu/"/>
  <manifest:file-entry manifest:media-type="" manifest:full-path="Object 22/Configurations2/menubar/"/>
  <manifest:file-entry manifest:media-type="" manifest:full-path="Object 22/Configurations2/toolbar/"/>
  <manifest:file-entry manifest:media-type="" manifest:full-path="Object 22/Configurations2/images/Bitmaps/"/>
  <manifest:file-entry manifest:media-type="" manifest:full-path="Object 22/Configurations2/images/"/>
  <manifest:file-entry manifest:media-type="" manifest:full-path="Object 22/Configurations2/statusbar/"/>
  <manifest:file-entry manifest:media-type="application/vnd.sun.xml.ui.configuration" manifest:full-path="Object 22/Configurations2/"/>
  <manifest:file-entry manifest:media-type="text/xml" manifest:full-path="Object 22/settings.xml"/>
  <manifest:file-entry manifest:media-type="application/vnd.oasis.opendocument.formula" manifest:version="1.2" manifest:full-path="Object 22/"/>
  <manifest:file-entry manifest:media-type="text/xml" manifest:full-path="Object 115/content.xml"/>
  <manifest:file-entry manifest:media-type="" manifest:full-path="Object 115/Configurations2/progressbar/"/>
  <manifest:file-entry manifest:media-type="" manifest:full-path="Object 115/Configurations2/floater/"/>
  <manifest:file-entry manifest:media-type="" manifest:full-path="Object 115/Configurations2/popupmenu/"/>
  <manifest:file-entry manifest:media-type="" manifest:full-path="Object 115/Configurations2/menubar/"/>
  <manifest:file-entry manifest:media-type="" manifest:full-path="Object 115/Configurations2/toolbar/"/>
  <manifest:file-entry manifest:media-type="" manifest:full-path="Object 115/Configurations2/images/Bitmaps/"/>
  <manifest:file-entry manifest:media-type="" manifest:full-path="Object 115/Configurations2/images/"/>
  <manifest:file-entry manifest:media-type="" manifest:full-path="Object 115/Configurations2/statusbar/"/>
  <manifest:file-entry manifest:media-type="application/vnd.sun.xml.ui.configuration" manifest:full-path="Object 115/Configurations2/"/>
  <manifest:file-entry manifest:media-type="text/xml" manifest:full-path="Object 115/settings.xml"/>
  <manifest:file-entry manifest:media-type="application/vnd.oasis.opendocument.formula" manifest:version="1.2" manifest:full-path="Object 115/"/>
  <manifest:file-entry manifest:media-type="text/xml" manifest:full-path="Object 23/content.xml"/>
  <manifest:file-entry manifest:media-type="" manifest:full-path="Object 23/Configurations2/progressbar/"/>
  <manifest:file-entry manifest:media-type="" manifest:full-path="Object 23/Configurations2/floater/"/>
  <manifest:file-entry manifest:media-type="" manifest:full-path="Object 23/Configurations2/popupmenu/"/>
  <manifest:file-entry manifest:media-type="" manifest:full-path="Object 23/Configurations2/menubar/"/>
  <manifest:file-entry manifest:media-type="" manifest:full-path="Object 23/Configurations2/toolbar/"/>
  <manifest:file-entry manifest:media-type="" manifest:full-path="Object 23/Configurations2/images/Bitmaps/"/>
  <manifest:file-entry manifest:media-type="" manifest:full-path="Object 23/Configurations2/images/"/>
  <manifest:file-entry manifest:media-type="" manifest:full-path="Object 23/Configurations2/statusbar/"/>
  <manifest:file-entry manifest:media-type="application/vnd.sun.xml.ui.configuration" manifest:full-path="Object 23/Configurations2/"/>
  <manifest:file-entry manifest:media-type="text/xml" manifest:full-path="Object 23/settings.xml"/>
  <manifest:file-entry manifest:media-type="application/vnd.oasis.opendocument.formula" manifest:version="1.2" manifest:full-path="Object 23/"/>
  <manifest:file-entry manifest:media-type="image/png" manifest:full-path="Object 116/Pictures/100002010000027B000001A0D09CF37E.png"/>
  <manifest:file-entry manifest:media-type="" manifest:full-path="Object 116/Pictures/"/>
  <manifest:file-entry manifest:media-type="text/xml" manifest:full-path="Object 116/content.xml"/>
  <manifest:file-entry manifest:media-type="text/xml" manifest:full-path="Object 116/styles.xml"/>
  <manifest:file-entry manifest:media-type="" manifest:full-path="Object 116/Configurations2/accelerator/current.xml"/>
  <manifest:file-entry manifest:media-type="" manifest:full-path="Object 116/Configurations2/accelerator/"/>
  <manifest:file-entry manifest:media-type="" manifest:full-path="Object 116/Configurations2/progressbar/"/>
  <manifest:file-entry manifest:media-type="" manifest:full-path="Object 116/Configurations2/floater/"/>
  <manifest:file-entry manifest:media-type="" manifest:full-path="Object 116/Configurations2/popupmenu/"/>
  <manifest:file-entry manifest:media-type="" manifest:full-path="Object 116/Configurations2/menubar/"/>
  <manifest:file-entry manifest:media-type="" manifest:full-path="Object 116/Configurations2/toolbar/"/>
  <manifest:file-entry manifest:media-type="" manifest:full-path="Object 116/Configurations2/images/Bitmaps/"/>
  <manifest:file-entry manifest:media-type="" manifest:full-path="Object 116/Configurations2/images/"/>
  <manifest:file-entry manifest:media-type="" manifest:full-path="Object 116/Configurations2/statusbar/"/>
  <manifest:file-entry manifest:media-type="application/vnd.sun.xml.ui.configuration" manifest:full-path="Object 116/Configurations2/"/>
  <manifest:file-entry manifest:media-type="text/xml" manifest:full-path="Object 116/settings.xml"/>
  <manifest:file-entry manifest:media-type="application/vnd.oasis.opendocument.graphics" manifest:version="1.2" manifest:full-path="Object 116/"/>
  <manifest:file-entry manifest:media-type="text/xml" manifest:full-path="Object 24/content.xml"/>
  <manifest:file-entry manifest:media-type="" manifest:full-path="Object 24/Configurations2/accelerator/current.xml"/>
  <manifest:file-entry manifest:media-type="" manifest:full-path="Object 24/Configurations2/accelerator/"/>
  <manifest:file-entry manifest:media-type="" manifest:full-path="Object 24/Configurations2/progressbar/"/>
  <manifest:file-entry manifest:media-type="" manifest:full-path="Object 24/Configurations2/floater/"/>
  <manifest:file-entry manifest:media-type="" manifest:full-path="Object 24/Configurations2/popupmenu/"/>
  <manifest:file-entry manifest:media-type="" manifest:full-path="Object 24/Configurations2/menubar/"/>
  <manifest:file-entry manifest:media-type="" manifest:full-path="Object 24/Configurations2/toolbar/"/>
  <manifest:file-entry manifest:media-type="" manifest:full-path="Object 24/Configurations2/images/Bitmaps/"/>
  <manifest:file-entry manifest:media-type="" manifest:full-path="Object 24/Configurations2/images/"/>
  <manifest:file-entry manifest:media-type="" manifest:full-path="Object 24/Configurations2/statusbar/"/>
  <manifest:file-entry manifest:media-type="application/vnd.sun.xml.ui.configuration" manifest:full-path="Object 24/Configurations2/"/>
  <manifest:file-entry manifest:media-type="text/xml" manifest:full-path="Object 24/settings.xml"/>
  <manifest:file-entry manifest:media-type="application/vnd.oasis.opendocument.formula" manifest:version="1.2" manifest:full-path="Object 24/"/>
  <manifest:file-entry manifest:media-type="image/png" manifest:full-path="Object 117/Pictures/10000000000001300000001EC39E62B0.png"/>
  <manifest:file-entry manifest:media-type="" manifest:full-path="Object 117/Pictures/"/>
  <manifest:file-entry manifest:media-type="text/xml" manifest:full-path="Object 117/content.xml"/>
  <manifest:file-entry manifest:media-type="text/xml" manifest:full-path="Object 117/styles.xml"/>
  <manifest:file-entry manifest:media-type="" manifest:full-path="Object 117/Configurations2/accelerator/current.xml"/>
  <manifest:file-entry manifest:media-type="" manifest:full-path="Object 117/Configurations2/accelerator/"/>
  <manifest:file-entry manifest:media-type="" manifest:full-path="Object 117/Configurations2/progressbar/"/>
  <manifest:file-entry manifest:media-type="" manifest:full-path="Object 117/Configurations2/floater/"/>
  <manifest:file-entry manifest:media-type="" manifest:full-path="Object 117/Configurations2/popupmenu/"/>
  <manifest:file-entry manifest:media-type="" manifest:full-path="Object 117/Configurations2/menubar/"/>
  <manifest:file-entry manifest:media-type="" manifest:full-path="Object 117/Configurations2/toolbar/"/>
  <manifest:file-entry manifest:media-type="" manifest:full-path="Object 117/Configurations2/images/Bitmaps/"/>
  <manifest:file-entry manifest:media-type="" manifest:full-path="Object 117/Configurations2/images/"/>
  <manifest:file-entry manifest:media-type="" manifest:full-path="Object 117/Configurations2/statusbar/"/>
  <manifest:file-entry manifest:media-type="application/vnd.sun.xml.ui.configuration" manifest:full-path="Object 117/Configurations2/"/>
  <manifest:file-entry manifest:media-type="text/xml" manifest:full-path="Object 117/settings.xml"/>
  <manifest:file-entry manifest:media-type="application/vnd.oasis.opendocument.graphics" manifest:version="1.2" manifest:full-path="Object 117/"/>
  <manifest:file-entry manifest:media-type="text/xml" manifest:full-path="Object 25/content.xml"/>
  <manifest:file-entry manifest:media-type="" manifest:full-path="Object 25/Configurations2/accelerator/current.xml"/>
  <manifest:file-entry manifest:media-type="" manifest:full-path="Object 25/Configurations2/accelerator/"/>
  <manifest:file-entry manifest:media-type="" manifest:full-path="Object 25/Configurations2/progressbar/"/>
  <manifest:file-entry manifest:media-type="" manifest:full-path="Object 25/Configurations2/floater/"/>
  <manifest:file-entry manifest:media-type="" manifest:full-path="Object 25/Configurations2/popupmenu/"/>
  <manifest:file-entry manifest:media-type="" manifest:full-path="Object 25/Configurations2/menubar/"/>
  <manifest:file-entry manifest:media-type="" manifest:full-path="Object 25/Configurations2/toolbar/"/>
  <manifest:file-entry manifest:media-type="" manifest:full-path="Object 25/Configurations2/images/Bitmaps/"/>
  <manifest:file-entry manifest:media-type="" manifest:full-path="Object 25/Configurations2/images/"/>
  <manifest:file-entry manifest:media-type="" manifest:full-path="Object 25/Configurations2/statusbar/"/>
  <manifest:file-entry manifest:media-type="application/vnd.sun.xml.ui.configuration" manifest:full-path="Object 25/Configurations2/"/>
  <manifest:file-entry manifest:media-type="text/xml" manifest:full-path="Object 25/settings.xml"/>
  <manifest:file-entry manifest:media-type="application/vnd.oasis.opendocument.formula" manifest:version="1.2" manifest:full-path="Object 25/"/>
  <manifest:file-entry manifest:media-type="image/png" manifest:full-path="Object 118/Pictures/10000201000002D8000001D13DB8B002.png"/>
  <manifest:file-entry manifest:media-type="" manifest:full-path="Object 118/Pictures/"/>
  <manifest:file-entry manifest:media-type="text/xml" manifest:full-path="Object 118/content.xml"/>
  <manifest:file-entry manifest:media-type="text/xml" manifest:full-path="Object 118/styles.xml"/>
  <manifest:file-entry manifest:media-type="" manifest:full-path="Object 118/Configurations2/accelerator/current.xml"/>
  <manifest:file-entry manifest:media-type="" manifest:full-path="Object 118/Configurations2/accelerator/"/>
  <manifest:file-entry manifest:media-type="" manifest:full-path="Object 118/Configurations2/progressbar/"/>
  <manifest:file-entry manifest:media-type="" manifest:full-path="Object 118/Configurations2/floater/"/>
  <manifest:file-entry manifest:media-type="" manifest:full-path="Object 118/Configurations2/popupmenu/"/>
  <manifest:file-entry manifest:media-type="" manifest:full-path="Object 118/Configurations2/menubar/"/>
  <manifest:file-entry manifest:media-type="" manifest:full-path="Object 118/Configurations2/toolbar/"/>
  <manifest:file-entry manifest:media-type="" manifest:full-path="Object 118/Configurations2/images/Bitmaps/"/>
  <manifest:file-entry manifest:media-type="" manifest:full-path="Object 118/Configurations2/images/"/>
  <manifest:file-entry manifest:media-type="" manifest:full-path="Object 118/Configurations2/statusbar/"/>
  <manifest:file-entry manifest:media-type="application/vnd.sun.xml.ui.configuration" manifest:full-path="Object 118/Configurations2/"/>
  <manifest:file-entry manifest:media-type="text/xml" manifest:full-path="Object 118/settings.xml"/>
  <manifest:file-entry manifest:media-type="application/vnd.oasis.opendocument.graphics" manifest:version="1.2" manifest:full-path="Object 118/"/>
  <manifest:file-entry manifest:media-type="text/xml" manifest:full-path="Object 26/content.xml"/>
  <manifest:file-entry manifest:media-type="" manifest:full-path="Object 26/Configurations2/accelerator/current.xml"/>
  <manifest:file-entry manifest:media-type="" manifest:full-path="Object 26/Configurations2/accelerator/"/>
  <manifest:file-entry manifest:media-type="" manifest:full-path="Object 26/Configurations2/progressbar/"/>
  <manifest:file-entry manifest:media-type="" manifest:full-path="Object 26/Configurations2/floater/"/>
  <manifest:file-entry manifest:media-type="" manifest:full-path="Object 26/Configurations2/popupmenu/"/>
  <manifest:file-entry manifest:media-type="" manifest:full-path="Object 26/Configurations2/menubar/"/>
  <manifest:file-entry manifest:media-type="" manifest:full-path="Object 26/Configurations2/toolbar/"/>
  <manifest:file-entry manifest:media-type="" manifest:full-path="Object 26/Configurations2/images/Bitmaps/"/>
  <manifest:file-entry manifest:media-type="" manifest:full-path="Object 26/Configurations2/images/"/>
  <manifest:file-entry manifest:media-type="" manifest:full-path="Object 26/Configurations2/statusbar/"/>
  <manifest:file-entry manifest:media-type="application/vnd.sun.xml.ui.configuration" manifest:full-path="Object 26/Configurations2/"/>
  <manifest:file-entry manifest:media-type="text/xml" manifest:full-path="Object 26/settings.xml"/>
  <manifest:file-entry manifest:media-type="application/vnd.oasis.opendocument.formula" manifest:version="1.2" manifest:full-path="Object 26/"/>
  <manifest:file-entry manifest:media-type="image/png" manifest:full-path="Object 119/Pictures/100002010000025B000001770155AB38.png"/>
  <manifest:file-entry manifest:media-type="" manifest:full-path="Object 119/Pictures/"/>
  <manifest:file-entry manifest:media-type="text/xml" manifest:full-path="Object 119/content.xml"/>
  <manifest:file-entry manifest:media-type="text/xml" manifest:full-path="Object 119/styles.xml"/>
  <manifest:file-entry manifest:media-type="" manifest:full-path="Object 119/Configurations2/accelerator/current.xml"/>
  <manifest:file-entry manifest:media-type="" manifest:full-path="Object 119/Configurations2/accelerator/"/>
  <manifest:file-entry manifest:media-type="" manifest:full-path="Object 119/Configurations2/progressbar/"/>
  <manifest:file-entry manifest:media-type="" manifest:full-path="Object 119/Configurations2/floater/"/>
  <manifest:file-entry manifest:media-type="" manifest:full-path="Object 119/Configurations2/popupmenu/"/>
  <manifest:file-entry manifest:media-type="" manifest:full-path="Object 119/Configurations2/menubar/"/>
  <manifest:file-entry manifest:media-type="" manifest:full-path="Object 119/Configurations2/toolbar/"/>
  <manifest:file-entry manifest:media-type="" manifest:full-path="Object 119/Configurations2/images/Bitmaps/"/>
  <manifest:file-entry manifest:media-type="" manifest:full-path="Object 119/Configurations2/images/"/>
  <manifest:file-entry manifest:media-type="" manifest:full-path="Object 119/Configurations2/statusbar/"/>
  <manifest:file-entry manifest:media-type="application/vnd.sun.xml.ui.configuration" manifest:full-path="Object 119/Configurations2/"/>
  <manifest:file-entry manifest:media-type="text/xml" manifest:full-path="Object 119/settings.xml"/>
  <manifest:file-entry manifest:media-type="application/vnd.oasis.opendocument.graphics" manifest:version="1.2" manifest:full-path="Object 119/"/>
  <manifest:file-entry manifest:media-type="text/xml" manifest:full-path="Object 27/content.xml"/>
  <manifest:file-entry manifest:media-type="" manifest:full-path="Object 27/Configurations2/accelerator/current.xml"/>
  <manifest:file-entry manifest:media-type="" manifest:full-path="Object 27/Configurations2/accelerator/"/>
  <manifest:file-entry manifest:media-type="" manifest:full-path="Object 27/Configurations2/progressbar/"/>
  <manifest:file-entry manifest:media-type="" manifest:full-path="Object 27/Configurations2/floater/"/>
  <manifest:file-entry manifest:media-type="" manifest:full-path="Object 27/Configurations2/popupmenu/"/>
  <manifest:file-entry manifest:media-type="" manifest:full-path="Object 27/Configurations2/menubar/"/>
  <manifest:file-entry manifest:media-type="" manifest:full-path="Object 27/Configurations2/toolbar/"/>
  <manifest:file-entry manifest:media-type="" manifest:full-path="Object 27/Configurations2/images/Bitmaps/"/>
  <manifest:file-entry manifest:media-type="" manifest:full-path="Object 27/Configurations2/images/"/>
  <manifest:file-entry manifest:media-type="" manifest:full-path="Object 27/Configurations2/statusbar/"/>
  <manifest:file-entry manifest:media-type="application/vnd.sun.xml.ui.configuration" manifest:full-path="Object 27/Configurations2/"/>
  <manifest:file-entry manifest:media-type="text/xml" manifest:full-path="Object 27/settings.xml"/>
  <manifest:file-entry manifest:media-type="application/vnd.oasis.opendocument.formula" manifest:version="1.2" manifest:full-path="Object 27/"/>
  <manifest:file-entry manifest:media-type="text/xml" manifest:full-path="Object 28/content.xml"/>
  <manifest:file-entry manifest:media-type="" manifest:full-path="Object 28/Configurations2/accelerator/current.xml"/>
  <manifest:file-entry manifest:media-type="" manifest:full-path="Object 28/Configurations2/accelerator/"/>
  <manifest:file-entry manifest:media-type="" manifest:full-path="Object 28/Configurations2/progressbar/"/>
  <manifest:file-entry manifest:media-type="" manifest:full-path="Object 28/Configurations2/floater/"/>
  <manifest:file-entry manifest:media-type="" manifest:full-path="Object 28/Configurations2/popupmenu/"/>
  <manifest:file-entry manifest:media-type="" manifest:full-path="Object 28/Configurations2/menubar/"/>
  <manifest:file-entry manifest:media-type="" manifest:full-path="Object 28/Configurations2/toolbar/"/>
  <manifest:file-entry manifest:media-type="" manifest:full-path="Object 28/Configurations2/images/Bitmaps/"/>
  <manifest:file-entry manifest:media-type="" manifest:full-path="Object 28/Configurations2/images/"/>
  <manifest:file-entry manifest:media-type="" manifest:full-path="Object 28/Configurations2/statusbar/"/>
  <manifest:file-entry manifest:media-type="application/vnd.sun.xml.ui.configuration" manifest:full-path="Object 28/Configurations2/"/>
  <manifest:file-entry manifest:media-type="text/xml" manifest:full-path="Object 28/settings.xml"/>
  <manifest:file-entry manifest:media-type="application/vnd.oasis.opendocument.formula" manifest:version="1.2" manifest:full-path="Object 28/"/>
  <manifest:file-entry manifest:media-type="text/xml" manifest:full-path="Object 29/content.xml"/>
  <manifest:file-entry manifest:media-type="" manifest:full-path="Object 29/Configurations2/accelerator/current.xml"/>
  <manifest:file-entry manifest:media-type="" manifest:full-path="Object 29/Configurations2/accelerator/"/>
  <manifest:file-entry manifest:media-type="" manifest:full-path="Object 29/Configurations2/progressbar/"/>
  <manifest:file-entry manifest:media-type="" manifest:full-path="Object 29/Configurations2/floater/"/>
  <manifest:file-entry manifest:media-type="" manifest:full-path="Object 29/Configurations2/popupmenu/"/>
  <manifest:file-entry manifest:media-type="" manifest:full-path="Object 29/Configurations2/menubar/"/>
  <manifest:file-entry manifest:media-type="" manifest:full-path="Object 29/Configurations2/toolbar/"/>
  <manifest:file-entry manifest:media-type="" manifest:full-path="Object 29/Configurations2/images/Bitmaps/"/>
  <manifest:file-entry manifest:media-type="" manifest:full-path="Object 29/Configurations2/images/"/>
  <manifest:file-entry manifest:media-type="" manifest:full-path="Object 29/Configurations2/statusbar/"/>
  <manifest:file-entry manifest:media-type="application/vnd.sun.xml.ui.configuration" manifest:full-path="Object 29/Configurations2/"/>
  <manifest:file-entry manifest:media-type="text/xml" manifest:full-path="Object 29/settings.xml"/>
  <manifest:file-entry manifest:media-type="application/vnd.oasis.opendocument.formula" manifest:version="1.2" manifest:full-path="Object 29/"/>
  <manifest:file-entry manifest:media-type="text/xml" manifest:full-path="Object 1/content.xml"/>
  <manifest:file-entry manifest:media-type="" manifest:full-path="Object 1/Configurations2/accelerator/current.xml"/>
  <manifest:file-entry manifest:media-type="" manifest:full-path="Object 1/Configurations2/accelerator/"/>
  <manifest:file-entry manifest:media-type="" manifest:full-path="Object 1/Configurations2/progressbar/"/>
  <manifest:file-entry manifest:media-type="" manifest:full-path="Object 1/Configurations2/floater/"/>
  <manifest:file-entry manifest:media-type="" manifest:full-path="Object 1/Configurations2/popupmenu/"/>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 manifest:full-path="Object 1/Configurations2/statusbar/"/>
  <manifest:file-entry manifest:media-type="application/vnd.sun.xml.ui.configuration" manifest:full-path="Object 1/Configurations2/"/>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 manifest:full-path="Object 2/Configurations2/progressbar/"/>
  <manifest:file-entry manifest:media-type="" manifest:full-path="Object 2/Configurations2/floater/"/>
  <manifest:file-entry manifest:media-type="" manifest:full-path="Object 2/Configurations2/popupmenu/"/>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 manifest:full-path="Object 2/Configurations2/statusbar/"/>
  <manifest:file-entry manifest:media-type="application/vnd.sun.xml.ui.configuration" manifest:full-path="Object 2/Configurations2/"/>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text/xml" manifest:full-path="Object 3/styles.xml"/>
  <manifest:file-entry manifest:media-type="" manifest:full-path="Object 3/Configurations2/accelerator/current.xml"/>
  <manifest:file-entry manifest:media-type="" manifest:full-path="Object 3/Configurations2/accelerator/"/>
  <manifest:file-entry manifest:media-type="" manifest:full-path="Object 3/Configurations2/progressbar/"/>
  <manifest:file-entry manifest:media-type="" manifest:full-path="Object 3/Configurations2/floater/"/>
  <manifest:file-entry manifest:media-type="" manifest:full-path="Object 3/Configurations2/popupmenu/"/>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 manifest:full-path="Object 3/Configurations2/statusbar/"/>
  <manifest:file-entry manifest:media-type="application/vnd.sun.xml.ui.configuration" manifest:full-path="Object 3/Configurations2/"/>
  <manifest:file-entry manifest:media-type="text/xml" manifest:full-path="Object 3/settings.xml"/>
  <manifest:file-entry manifest:media-type="application/vnd.oasis.opendocument.graphics" manifest:version="1.2" manifest:full-path="Object 3/"/>
  <manifest:file-entry manifest:media-type="text/xml" manifest:full-path="Object 4/content.xml"/>
  <manifest:file-entry manifest:media-type="text/xml" manifest:full-path="Object 4/styles.xml"/>
  <manifest:file-entry manifest:media-type="" manifest:full-path="Object 4/Configurations2/accelerator/current.xml"/>
  <manifest:file-entry manifest:media-type="" manifest:full-path="Object 4/Configurations2/accelerator/"/>
  <manifest:file-entry manifest:media-type="" manifest:full-path="Object 4/Configurations2/progressbar/"/>
  <manifest:file-entry manifest:media-type="" manifest:full-path="Object 4/Configurations2/floater/"/>
  <manifest:file-entry manifest:media-type="" manifest:full-path="Object 4/Configurations2/popupmenu/"/>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 manifest:full-path="Object 4/Configurations2/statusbar/"/>
  <manifest:file-entry manifest:media-type="application/vnd.sun.xml.ui.configuration" manifest:full-path="Object 4/Configurations2/"/>
  <manifest:file-entry manifest:media-type="text/xml" manifest:full-path="Object 4/settings.xml"/>
  <manifest:file-entry manifest:media-type="application/vnd.oasis.opendocument.graphics" manifest:version="1.2" manifest:full-path="Object 4/"/>
  <manifest:file-entry manifest:media-type="text/xml" manifest:full-path="Object 5/content.xml"/>
  <manifest:file-entry manifest:media-type="text/xml" manifest:full-path="Object 5/styles.xml"/>
  <manifest:file-entry manifest:media-type="" manifest:full-path="Object 5/Configurations2/accelerator/current.xml"/>
  <manifest:file-entry manifest:media-type="" manifest:full-path="Object 5/Configurations2/accelerator/"/>
  <manifest:file-entry manifest:media-type="" manifest:full-path="Object 5/Configurations2/progressbar/"/>
  <manifest:file-entry manifest:media-type="" manifest:full-path="Object 5/Configurations2/floater/"/>
  <manifest:file-entry manifest:media-type="" manifest:full-path="Object 5/Configurations2/popupmenu/"/>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 manifest:full-path="Object 5/Configurations2/statusbar/"/>
  <manifest:file-entry manifest:media-type="application/vnd.sun.xml.ui.configuration" manifest:full-path="Object 5/Configurations2/"/>
  <manifest:file-entry manifest:media-type="text/xml" manifest:full-path="Object 5/settings.xml"/>
  <manifest:file-entry manifest:media-type="application/vnd.oasis.opendocument.graphics" manifest:version="1.2" manifest:full-path="Object 5/"/>
  <manifest:file-entry manifest:media-type="text/xml" manifest:full-path="Object 6/content.xml"/>
  <manifest:file-entry manifest:media-type="text/xml" manifest:full-path="Object 6/styles.xml"/>
  <manifest:file-entry manifest:media-type="" manifest:full-path="Object 6/Configurations2/accelerator/current.xml"/>
  <manifest:file-entry manifest:media-type="" manifest:full-path="Object 6/Configurations2/accelerator/"/>
  <manifest:file-entry manifest:media-type="" manifest:full-path="Object 6/Configurations2/progressbar/"/>
  <manifest:file-entry manifest:media-type="" manifest:full-path="Object 6/Configurations2/floater/"/>
  <manifest:file-entry manifest:media-type="" manifest:full-path="Object 6/Configurations2/popupmenu/"/>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 manifest:full-path="Object 6/Configurations2/statusbar/"/>
  <manifest:file-entry manifest:media-type="application/vnd.sun.xml.ui.configuration" manifest:full-path="Object 6/Configurations2/"/>
  <manifest:file-entry manifest:media-type="text/xml" manifest:full-path="Object 6/settings.xml"/>
  <manifest:file-entry manifest:media-type="application/vnd.oasis.opendocument.graphics" manifest:version="1.2" manifest:full-path="Object 6/"/>
  <manifest:file-entry manifest:media-type="text/xml" manifest:full-path="Object 7/content.xml"/>
  <manifest:file-entry manifest:media-type="" manifest:full-path="Object 7/Configurations2/progressbar/"/>
  <manifest:file-entry manifest:media-type="" manifest:full-path="Object 7/Configurations2/floater/"/>
  <manifest:file-entry manifest:media-type="" manifest:full-path="Object 7/Configurations2/popupmenu/"/>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 manifest:full-path="Object 7/Configurations2/statusbar/"/>
  <manifest:file-entry manifest:media-type="application/vnd.sun.xml.ui.configuration" manifest:full-path="Object 7/Configurations2/"/>
  <manifest:file-entry manifest:media-type="text/xml" manifest:full-path="Object 7/settings.xml"/>
  <manifest:file-entry manifest:media-type="application/vnd.oasis.opendocument.formula" manifest:version="1.2" manifest:full-path="Object 7/"/>
  <manifest:file-entry manifest:media-type="text/xml" manifest:full-path="Object 8/content.xml"/>
  <manifest:file-entry manifest:media-type="" manifest:full-path="Object 8/Configurations2/progressbar/"/>
  <manifest:file-entry manifest:media-type="" manifest:full-path="Object 8/Configurations2/floater/"/>
  <manifest:file-entry manifest:media-type="" manifest:full-path="Object 8/Configurations2/popupmenu/"/>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 manifest:full-path="Object 8/Configurations2/statusbar/"/>
  <manifest:file-entry manifest:media-type="application/vnd.sun.xml.ui.configuration" manifest:full-path="Object 8/Configurations2/"/>
  <manifest:file-entry manifest:media-type="text/xml" manifest:full-path="Object 8/settings.xml"/>
  <manifest:file-entry manifest:media-type="application/vnd.oasis.opendocument.formula" manifest:version="1.2" manifest:full-path="Object 8/"/>
  <manifest:file-entry manifest:media-type="text/xml" manifest:full-path="Object 9/content.xml"/>
  <manifest:file-entry manifest:media-type="" manifest:full-path="Object 9/Configurations2/progressbar/"/>
  <manifest:file-entry manifest:media-type="" manifest:full-path="Object 9/Configurations2/floater/"/>
  <manifest:file-entry manifest:media-type="" manifest:full-path="Object 9/Configurations2/popupmenu/"/>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 manifest:full-path="Object 9/Configurations2/statusbar/"/>
  <manifest:file-entry manifest:media-type="application/vnd.sun.xml.ui.configuration" manifest:full-path="Object 9/Configurations2/"/>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text/xml" manifest:full-path="Object 80/content.xml"/>
  <manifest:file-entry manifest:media-type="" manifest:full-path="Object 80/Configurations2/progressbar/"/>
  <manifest:file-entry manifest:media-type="" manifest:full-path="Object 80/Configurations2/floater/"/>
  <manifest:file-entry manifest:media-type="" manifest:full-path="Object 80/Configurations2/popupmenu/"/>
  <manifest:file-entry manifest:media-type="" manifest:full-path="Object 80/Configurations2/menubar/"/>
  <manifest:file-entry manifest:media-type="" manifest:full-path="Object 80/Configurations2/toolbar/"/>
  <manifest:file-entry manifest:media-type="" manifest:full-path="Object 80/Configurations2/images/Bitmaps/"/>
  <manifest:file-entry manifest:media-type="" manifest:full-path="Object 80/Configurations2/images/"/>
  <manifest:file-entry manifest:media-type="" manifest:full-path="Object 80/Configurations2/statusbar/"/>
  <manifest:file-entry manifest:media-type="application/vnd.sun.xml.ui.configuration" manifest:full-path="Object 80/Configurations2/"/>
  <manifest:file-entry manifest:media-type="text/xml" manifest:full-path="Object 80/settings.xml"/>
  <manifest:file-entry manifest:media-type="application/vnd.oasis.opendocument.formula" manifest:version="1.2" manifest:full-path="Object 80/"/>
  <manifest:file-entry manifest:media-type="text/xml" manifest:full-path="Object 81/content.xml"/>
  <manifest:file-entry manifest:media-type="" manifest:full-path="Object 81/Configurations2/progressbar/"/>
  <manifest:file-entry manifest:media-type="" manifest:full-path="Object 81/Configurations2/floater/"/>
  <manifest:file-entry manifest:media-type="" manifest:full-path="Object 81/Configurations2/popupmenu/"/>
  <manifest:file-entry manifest:media-type="" manifest:full-path="Object 81/Configurations2/menubar/"/>
  <manifest:file-entry manifest:media-type="" manifest:full-path="Object 81/Configurations2/toolbar/"/>
  <manifest:file-entry manifest:media-type="" manifest:full-path="Object 81/Configurations2/images/Bitmaps/"/>
  <manifest:file-entry manifest:media-type="" manifest:full-path="Object 81/Configurations2/images/"/>
  <manifest:file-entry manifest:media-type="" manifest:full-path="Object 81/Configurations2/statusbar/"/>
  <manifest:file-entry manifest:media-type="application/vnd.sun.xml.ui.configuration" manifest:full-path="Object 81/Configurations2/"/>
  <manifest:file-entry manifest:media-type="text/xml" manifest:full-path="Object 81/settings.xml"/>
  <manifest:file-entry manifest:media-type="application/vnd.oasis.opendocument.formula" manifest:version="1.2" manifest:full-path="Object 81/"/>
  <manifest:file-entry manifest:media-type="text/xml" manifest:full-path="Object 82/content.xml"/>
  <manifest:file-entry manifest:media-type="" manifest:full-path="Object 82/Configurations2/progressbar/"/>
  <manifest:file-entry manifest:media-type="" manifest:full-path="Object 82/Configurations2/floater/"/>
  <manifest:file-entry manifest:media-type="" manifest:full-path="Object 82/Configurations2/popupmenu/"/>
  <manifest:file-entry manifest:media-type="" manifest:full-path="Object 82/Configurations2/menubar/"/>
  <manifest:file-entry manifest:media-type="" manifest:full-path="Object 82/Configurations2/toolbar/"/>
  <manifest:file-entry manifest:media-type="" manifest:full-path="Object 82/Configurations2/images/Bitmaps/"/>
  <manifest:file-entry manifest:media-type="" manifest:full-path="Object 82/Configurations2/images/"/>
  <manifest:file-entry manifest:media-type="" manifest:full-path="Object 82/Configurations2/statusbar/"/>
  <manifest:file-entry manifest:media-type="application/vnd.sun.xml.ui.configuration" manifest:full-path="Object 82/Configurations2/"/>
  <manifest:file-entry manifest:media-type="text/xml" manifest:full-path="Object 82/settings.xml"/>
  <manifest:file-entry manifest:media-type="application/vnd.oasis.opendocument.formula" manifest:version="1.2" manifest:full-path="Object 82/"/>
  <manifest:file-entry manifest:media-type="text/xml" manifest:full-path="Object 83/content.xml"/>
  <manifest:file-entry manifest:media-type="" manifest:full-path="Object 83/Configurations2/progressbar/"/>
  <manifest:file-entry manifest:media-type="" manifest:full-path="Object 83/Configurations2/floater/"/>
  <manifest:file-entry manifest:media-type="" manifest:full-path="Object 83/Configurations2/popupmenu/"/>
  <manifest:file-entry manifest:media-type="" manifest:full-path="Object 83/Configurations2/menubar/"/>
  <manifest:file-entry manifest:media-type="" manifest:full-path="Object 83/Configurations2/toolbar/"/>
  <manifest:file-entry manifest:media-type="" manifest:full-path="Object 83/Configurations2/images/Bitmaps/"/>
  <manifest:file-entry manifest:media-type="" manifest:full-path="Object 83/Configurations2/images/"/>
  <manifest:file-entry manifest:media-type="" manifest:full-path="Object 83/Configurations2/statusbar/"/>
  <manifest:file-entry manifest:media-type="application/vnd.sun.xml.ui.configuration" manifest:full-path="Object 83/Configurations2/"/>
  <manifest:file-entry manifest:media-type="text/xml" manifest:full-path="Object 83/settings.xml"/>
  <manifest:file-entry manifest:media-type="application/vnd.oasis.opendocument.formula" manifest:version="1.2" manifest:full-path="Object 83/"/>
  <manifest:file-entry manifest:media-type="text/xml" manifest:full-path="Object 84/content.xml"/>
  <manifest:file-entry manifest:media-type="" manifest:full-path="Object 84/Configurations2/progressbar/"/>
  <manifest:file-entry manifest:media-type="" manifest:full-path="Object 84/Configurations2/floater/"/>
  <manifest:file-entry manifest:media-type="" manifest:full-path="Object 84/Configurations2/popupmenu/"/>
  <manifest:file-entry manifest:media-type="" manifest:full-path="Object 84/Configurations2/menubar/"/>
  <manifest:file-entry manifest:media-type="" manifest:full-path="Object 84/Configurations2/toolbar/"/>
  <manifest:file-entry manifest:media-type="" manifest:full-path="Object 84/Configurations2/images/Bitmaps/"/>
  <manifest:file-entry manifest:media-type="" manifest:full-path="Object 84/Configurations2/images/"/>
  <manifest:file-entry manifest:media-type="" manifest:full-path="Object 84/Configurations2/statusbar/"/>
  <manifest:file-entry manifest:media-type="application/vnd.sun.xml.ui.configuration" manifest:full-path="Object 84/Configurations2/"/>
  <manifest:file-entry manifest:media-type="text/xml" manifest:full-path="Object 84/settings.xml"/>
  <manifest:file-entry manifest:media-type="application/vnd.oasis.opendocument.formula" manifest:version="1.2" manifest:full-path="Object 84/"/>
  <manifest:file-entry manifest:media-type="text/xml" manifest:full-path="Object 85/content.xml"/>
  <manifest:file-entry manifest:media-type="" manifest:full-path="Object 85/Configurations2/progressbar/"/>
  <manifest:file-entry manifest:media-type="" manifest:full-path="Object 85/Configurations2/floater/"/>
  <manifest:file-entry manifest:media-type="" manifest:full-path="Object 85/Configurations2/popupmenu/"/>
  <manifest:file-entry manifest:media-type="" manifest:full-path="Object 85/Configurations2/menubar/"/>
  <manifest:file-entry manifest:media-type="" manifest:full-path="Object 85/Configurations2/toolbar/"/>
  <manifest:file-entry manifest:media-type="" manifest:full-path="Object 85/Configurations2/images/Bitmaps/"/>
  <manifest:file-entry manifest:media-type="" manifest:full-path="Object 85/Configurations2/images/"/>
  <manifest:file-entry manifest:media-type="" manifest:full-path="Object 85/Configurations2/statusbar/"/>
  <manifest:file-entry manifest:media-type="application/vnd.sun.xml.ui.configuration" manifest:full-path="Object 85/Configurations2/"/>
  <manifest:file-entry manifest:media-type="text/xml" manifest:full-path="Object 85/settings.xml"/>
  <manifest:file-entry manifest:media-type="application/vnd.oasis.opendocument.formula" manifest:version="1.2" manifest:full-path="Object 85/"/>
  <manifest:file-entry manifest:media-type="text/xml" manifest:full-path="Object 120/content.xml"/>
  <manifest:file-entry manifest:media-type="" manifest:full-path="Object 120/Configurations2/accelerator/current.xml"/>
  <manifest:file-entry manifest:media-type="" manifest:full-path="Object 120/Configurations2/accelerator/"/>
  <manifest:file-entry manifest:media-type="" manifest:full-path="Object 120/Configurations2/progressbar/"/>
  <manifest:file-entry manifest:media-type="" manifest:full-path="Object 120/Configurations2/floater/"/>
  <manifest:file-entry manifest:media-type="" manifest:full-path="Object 120/Configurations2/popupmenu/"/>
  <manifest:file-entry manifest:media-type="" manifest:full-path="Object 120/Configurations2/menubar/"/>
  <manifest:file-entry manifest:media-type="" manifest:full-path="Object 120/Configurations2/toolbar/"/>
  <manifest:file-entry manifest:media-type="" manifest:full-path="Object 120/Configurations2/images/Bitmaps/"/>
  <manifest:file-entry manifest:media-type="" manifest:full-path="Object 120/Configurations2/images/"/>
  <manifest:file-entry manifest:media-type="" manifest:full-path="Object 120/Configurations2/statusbar/"/>
  <manifest:file-entry manifest:media-type="application/vnd.sun.xml.ui.configuration" manifest:full-path="Object 120/Configurations2/"/>
  <manifest:file-entry manifest:media-type="text/xml" manifest:full-path="Object 120/settings.xml"/>
  <manifest:file-entry manifest:media-type="application/vnd.oasis.opendocument.formula" manifest:version="1.2" manifest:full-path="Object 120/"/>
  <manifest:file-entry manifest:media-type="" manifest:full-path="Thumbnails/thumbnail.png"/>
  <manifest:file-entry manifest:media-type="" manifest:full-path="Thumbnails/"/>
  <manifest:file-entry manifest:media-type="text/xml" manifest:full-path="Object 86/content.xml"/>
  <manifest:file-entry manifest:media-type="" manifest:full-path="Object 86/Configurations2/accelerator/current.xml"/>
  <manifest:file-entry manifest:media-type="" manifest:full-path="Object 86/Configurations2/accelerator/"/>
  <manifest:file-entry manifest:media-type="" manifest:full-path="Object 86/Configurations2/progressbar/"/>
  <manifest:file-entry manifest:media-type="" manifest:full-path="Object 86/Configurations2/floater/"/>
  <manifest:file-entry manifest:media-type="" manifest:full-path="Object 86/Configurations2/popupmenu/"/>
  <manifest:file-entry manifest:media-type="" manifest:full-path="Object 86/Configurations2/menubar/"/>
  <manifest:file-entry manifest:media-type="" manifest:full-path="Object 86/Configurations2/toolbar/"/>
  <manifest:file-entry manifest:media-type="" manifest:full-path="Object 86/Configurations2/images/Bitmaps/"/>
  <manifest:file-entry manifest:media-type="" manifest:full-path="Object 86/Configurations2/images/"/>
  <manifest:file-entry manifest:media-type="" manifest:full-path="Object 86/Configurations2/statusbar/"/>
  <manifest:file-entry manifest:media-type="application/vnd.sun.xml.ui.configuration" manifest:full-path="Object 86/Configurations2/"/>
  <manifest:file-entry manifest:media-type="text/xml" manifest:full-path="Object 86/settings.xml"/>
  <manifest:file-entry manifest:media-type="application/vnd.oasis.opendocument.formula" manifest:version="1.2" manifest:full-path="Object 86/"/>
  <manifest:file-entry manifest:media-type="text/xml" manifest:full-path="Object 87/content.xml"/>
  <manifest:file-entry manifest:media-type="" manifest:full-path="Object 87/Configurations2/progressbar/"/>
  <manifest:file-entry manifest:media-type="" manifest:full-path="Object 87/Configurations2/floater/"/>
  <manifest:file-entry manifest:media-type="" manifest:full-path="Object 87/Configurations2/popupmenu/"/>
  <manifest:file-entry manifest:media-type="" manifest:full-path="Object 87/Configurations2/menubar/"/>
  <manifest:file-entry manifest:media-type="" manifest:full-path="Object 87/Configurations2/toolbar/"/>
  <manifest:file-entry manifest:media-type="" manifest:full-path="Object 87/Configurations2/images/Bitmaps/"/>
  <manifest:file-entry manifest:media-type="" manifest:full-path="Object 87/Configurations2/images/"/>
  <manifest:file-entry manifest:media-type="" manifest:full-path="Object 87/Configurations2/statusbar/"/>
  <manifest:file-entry manifest:media-type="application/vnd.sun.xml.ui.configuration" manifest:full-path="Object 87/Configurations2/"/>
  <manifest:file-entry manifest:media-type="text/xml" manifest:full-path="Object 87/settings.xml"/>
  <manifest:file-entry manifest:media-type="application/vnd.oasis.opendocument.formula" manifest:version="1.2" manifest:full-path="Object 87/"/>
  <manifest:file-entry manifest:media-type="text/xml" manifest:full-path="Object 30/content.xml"/>
  <manifest:file-entry manifest:media-type="" manifest:full-path="Object 30/Configurations2/accelerator/current.xml"/>
  <manifest:file-entry manifest:media-type="" manifest:full-path="Object 30/Configurations2/accelerator/"/>
  <manifest:file-entry manifest:media-type="" manifest:full-path="Object 30/Configurations2/progressbar/"/>
  <manifest:file-entry manifest:media-type="" manifest:full-path="Object 30/Configurations2/floater/"/>
  <manifest:file-entry manifest:media-type="" manifest:full-path="Object 30/Configurations2/popupmenu/"/>
  <manifest:file-entry manifest:media-type="" manifest:full-path="Object 30/Configurations2/menubar/"/>
  <manifest:file-entry manifest:media-type="" manifest:full-path="Object 30/Configurations2/toolbar/"/>
  <manifest:file-entry manifest:media-type="" manifest:full-path="Object 30/Configurations2/images/Bitmaps/"/>
  <manifest:file-entry manifest:media-type="" manifest:full-path="Object 30/Configurations2/images/"/>
  <manifest:file-entry manifest:media-type="" manifest:full-path="Object 30/Configurations2/statusbar/"/>
  <manifest:file-entry manifest:media-type="application/vnd.sun.xml.ui.configuration" manifest:full-path="Object 30/Configurations2/"/>
  <manifest:file-entry manifest:media-type="text/xml" manifest:full-path="Object 30/settings.xml"/>
  <manifest:file-entry manifest:media-type="application/vnd.oasis.opendocument.formula" manifest:version="1.2" manifest:full-path="Object 30/"/>
  <manifest:file-entry manifest:media-type="text/xml" manifest:full-path="Object 88/content.xml"/>
  <manifest:file-entry manifest:media-type="" manifest:full-path="Object 88/Configurations2/progressbar/"/>
  <manifest:file-entry manifest:media-type="" manifest:full-path="Object 88/Configurations2/floater/"/>
  <manifest:file-entry manifest:media-type="" manifest:full-path="Object 88/Configurations2/popupmenu/"/>
  <manifest:file-entry manifest:media-type="" manifest:full-path="Object 88/Configurations2/menubar/"/>
  <manifest:file-entry manifest:media-type="" manifest:full-path="Object 88/Configurations2/toolbar/"/>
  <manifest:file-entry manifest:media-type="" manifest:full-path="Object 88/Configurations2/images/Bitmaps/"/>
  <manifest:file-entry manifest:media-type="" manifest:full-path="Object 88/Configurations2/images/"/>
  <manifest:file-entry manifest:media-type="" manifest:full-path="Object 88/Configurations2/statusbar/"/>
  <manifest:file-entry manifest:media-type="application/vnd.sun.xml.ui.configuration" manifest:full-path="Object 88/Configurations2/"/>
  <manifest:file-entry manifest:media-type="text/xml" manifest:full-path="Object 88/settings.xml"/>
  <manifest:file-entry manifest:media-type="application/vnd.oasis.opendocument.formula" manifest:version="1.2" manifest:full-path="Object 88/"/>
  <manifest:file-entry manifest:media-type="text/xml" manifest:full-path="Object 31/content.xml"/>
  <manifest:file-entry manifest:media-type="" manifest:full-path="Object 31/Configurations2/accelerator/current.xml"/>
  <manifest:file-entry manifest:media-type="" manifest:full-path="Object 31/Configurations2/accelerator/"/>
  <manifest:file-entry manifest:media-type="" manifest:full-path="Object 31/Configurations2/progressbar/"/>
  <manifest:file-entry manifest:media-type="" manifest:full-path="Object 31/Configurations2/floater/"/>
  <manifest:file-entry manifest:media-type="" manifest:full-path="Object 31/Configurations2/popupmenu/"/>
  <manifest:file-entry manifest:media-type="" manifest:full-path="Object 31/Configurations2/menubar/"/>
  <manifest:file-entry manifest:media-type="" manifest:full-path="Object 31/Configurations2/toolbar/"/>
  <manifest:file-entry manifest:media-type="" manifest:full-path="Object 31/Configurations2/images/Bitmaps/"/>
  <manifest:file-entry manifest:media-type="" manifest:full-path="Object 31/Configurations2/images/"/>
  <manifest:file-entry manifest:media-type="" manifest:full-path="Object 31/Configurations2/statusbar/"/>
  <manifest:file-entry manifest:media-type="application/vnd.sun.xml.ui.configuration" manifest:full-path="Object 31/Configurations2/"/>
  <manifest:file-entry manifest:media-type="text/xml" manifest:full-path="Object 31/settings.xml"/>
  <manifest:file-entry manifest:media-type="application/vnd.oasis.opendocument.formula" manifest:version="1.2" manifest:full-path="Object 31/"/>
  <manifest:file-entry manifest:media-type="text/xml" manifest:full-path="Object 89/content.xml"/>
  <manifest:file-entry manifest:media-type="" manifest:full-path="Object 89/Configurations2/accelerator/current.xml"/>
  <manifest:file-entry manifest:media-type="" manifest:full-path="Object 89/Configurations2/accelerator/"/>
  <manifest:file-entry manifest:media-type="" manifest:full-path="Object 89/Configurations2/progressbar/"/>
  <manifest:file-entry manifest:media-type="" manifest:full-path="Object 89/Configurations2/floater/"/>
  <manifest:file-entry manifest:media-type="" manifest:full-path="Object 89/Configurations2/popupmenu/"/>
  <manifest:file-entry manifest:media-type="" manifest:full-path="Object 89/Configurations2/menubar/"/>
  <manifest:file-entry manifest:media-type="" manifest:full-path="Object 89/Configurations2/toolbar/"/>
  <manifest:file-entry manifest:media-type="" manifest:full-path="Object 89/Configurations2/images/Bitmaps/"/>
  <manifest:file-entry manifest:media-type="" manifest:full-path="Object 89/Configurations2/images/"/>
  <manifest:file-entry manifest:media-type="" manifest:full-path="Object 89/Configurations2/statusbar/"/>
  <manifest:file-entry manifest:media-type="application/vnd.sun.xml.ui.configuration" manifest:full-path="Object 89/Configurations2/"/>
  <manifest:file-entry manifest:media-type="text/xml" manifest:full-path="Object 89/settings.xml"/>
  <manifest:file-entry manifest:media-type="application/vnd.oasis.opendocument.formula" manifest:version="1.2" manifest:full-path="Object 89/"/>
  <manifest:file-entry manifest:media-type="text/xml" manifest:full-path="Object 32/content.xml"/>
  <manifest:file-entry manifest:media-type="" manifest:full-path="Object 32/Configurations2/accelerator/current.xml"/>
  <manifest:file-entry manifest:media-type="" manifest:full-path="Object 32/Configurations2/accelerator/"/>
  <manifest:file-entry manifest:media-type="" manifest:full-path="Object 32/Configurations2/progressbar/"/>
  <manifest:file-entry manifest:media-type="" manifest:full-path="Object 32/Configurations2/floater/"/>
  <manifest:file-entry manifest:media-type="" manifest:full-path="Object 32/Configurations2/popupmenu/"/>
  <manifest:file-entry manifest:media-type="" manifest:full-path="Object 32/Configurations2/menubar/"/>
  <manifest:file-entry manifest:media-type="" manifest:full-path="Object 32/Configurations2/toolbar/"/>
  <manifest:file-entry manifest:media-type="" manifest:full-path="Object 32/Configurations2/images/Bitmaps/"/>
  <manifest:file-entry manifest:media-type="" manifest:full-path="Object 32/Configurations2/images/"/>
  <manifest:file-entry manifest:media-type="" manifest:full-path="Object 32/Configurations2/statusbar/"/>
  <manifest:file-entry manifest:media-type="application/vnd.sun.xml.ui.configuration" manifest:full-path="Object 32/Configurations2/"/>
  <manifest:file-entry manifest:media-type="text/xml" manifest:full-path="Object 32/settings.xml"/>
  <manifest:file-entry manifest:media-type="application/vnd.oasis.opendocument.formula" manifest:version="1.2" manifest:full-path="Object 32/"/>
  <manifest:file-entry manifest:media-type="text/xml" manifest:full-path="Object 33/content.xml"/>
  <manifest:file-entry manifest:media-type="" manifest:full-path="Object 33/Configurations2/accelerator/current.xml"/>
  <manifest:file-entry manifest:media-type="" manifest:full-path="Object 33/Configurations2/accelerator/"/>
  <manifest:file-entry manifest:media-type="" manifest:full-path="Object 33/Configurations2/progressbar/"/>
  <manifest:file-entry manifest:media-type="" manifest:full-path="Object 33/Configurations2/floater/"/>
  <manifest:file-entry manifest:media-type="" manifest:full-path="Object 33/Configurations2/popupmenu/"/>
  <manifest:file-entry manifest:media-type="" manifest:full-path="Object 33/Configurations2/menubar/"/>
  <manifest:file-entry manifest:media-type="" manifest:full-path="Object 33/Configurations2/toolbar/"/>
  <manifest:file-entry manifest:media-type="" manifest:full-path="Object 33/Configurations2/images/Bitmaps/"/>
  <manifest:file-entry manifest:media-type="" manifest:full-path="Object 33/Configurations2/images/"/>
  <manifest:file-entry manifest:media-type="" manifest:full-path="Object 33/Configurations2/statusbar/"/>
  <manifest:file-entry manifest:media-type="application/vnd.sun.xml.ui.configuration" manifest:full-path="Object 33/Configurations2/"/>
  <manifest:file-entry manifest:media-type="text/xml" manifest:full-path="Object 33/settings.xml"/>
  <manifest:file-entry manifest:media-type="application/vnd.oasis.opendocument.formula" manifest:version="1.2" manifest:full-path="Object 33/"/>
  <manifest:file-entry manifest:media-type="text/xml" manifest:full-path="Object 34/content.xml"/>
  <manifest:file-entry manifest:media-type="" manifest:full-path="Object 34/Configurations2/progressbar/"/>
  <manifest:file-entry manifest:media-type="" manifest:full-path="Object 34/Configurations2/floater/"/>
  <manifest:file-entry manifest:media-type="" manifest:full-path="Object 34/Configurations2/popupmenu/"/>
  <manifest:file-entry manifest:media-type="" manifest:full-path="Object 34/Configurations2/menubar/"/>
  <manifest:file-entry manifest:media-type="" manifest:full-path="Object 34/Configurations2/toolbar/"/>
  <manifest:file-entry manifest:media-type="" manifest:full-path="Object 34/Configurations2/images/Bitmaps/"/>
  <manifest:file-entry manifest:media-type="" manifest:full-path="Object 34/Configurations2/images/"/>
  <manifest:file-entry manifest:media-type="" manifest:full-path="Object 34/Configurations2/statusbar/"/>
  <manifest:file-entry manifest:media-type="application/vnd.sun.xml.ui.configuration" manifest:full-path="Object 34/Configurations2/"/>
  <manifest:file-entry manifest:media-type="text/xml" manifest:full-path="Object 34/settings.xml"/>
  <manifest:file-entry manifest:media-type="application/vnd.oasis.opendocument.formula" manifest:version="1.2" manifest:full-path="Object 34/"/>
  <manifest:file-entry manifest:media-type="text/xml" manifest:full-path="Object 35/content.xml"/>
  <manifest:file-entry manifest:media-type="" manifest:full-path="Object 35/Configurations2/accelerator/current.xml"/>
  <manifest:file-entry manifest:media-type="" manifest:full-path="Object 35/Configurations2/accelerator/"/>
  <manifest:file-entry manifest:media-type="" manifest:full-path="Object 35/Configurations2/progressbar/"/>
  <manifest:file-entry manifest:media-type="" manifest:full-path="Object 35/Configurations2/floater/"/>
  <manifest:file-entry manifest:media-type="" manifest:full-path="Object 35/Configurations2/popupmenu/"/>
  <manifest:file-entry manifest:media-type="" manifest:full-path="Object 35/Configurations2/menubar/"/>
  <manifest:file-entry manifest:media-type="" manifest:full-path="Object 35/Configurations2/toolbar/"/>
  <manifest:file-entry manifest:media-type="" manifest:full-path="Object 35/Configurations2/images/Bitmaps/"/>
  <manifest:file-entry manifest:media-type="" manifest:full-path="Object 35/Configurations2/images/"/>
  <manifest:file-entry manifest:media-type="" manifest:full-path="Object 35/Configurations2/statusbar/"/>
  <manifest:file-entry manifest:media-type="application/vnd.sun.xml.ui.configuration" manifest:full-path="Object 35/Configurations2/"/>
  <manifest:file-entry manifest:media-type="text/xml" manifest:full-path="Object 35/settings.xml"/>
  <manifest:file-entry manifest:media-type="application/vnd.oasis.opendocument.formula" manifest:version="1.2" manifest:full-path="Object 35/"/>
  <manifest:file-entry manifest:media-type="text/xml" manifest:full-path="Object 36/content.xml"/>
  <manifest:file-entry manifest:media-type="" manifest:full-path="Object 36/Configurations2/accelerator/current.xml"/>
  <manifest:file-entry manifest:media-type="" manifest:full-path="Object 36/Configurations2/accelerator/"/>
  <manifest:file-entry manifest:media-type="" manifest:full-path="Object 36/Configurations2/progressbar/"/>
  <manifest:file-entry manifest:media-type="" manifest:full-path="Object 36/Configurations2/floater/"/>
  <manifest:file-entry manifest:media-type="" manifest:full-path="Object 36/Configurations2/popupmenu/"/>
  <manifest:file-entry manifest:media-type="" manifest:full-path="Object 36/Configurations2/menubar/"/>
  <manifest:file-entry manifest:media-type="" manifest:full-path="Object 36/Configurations2/toolbar/"/>
  <manifest:file-entry manifest:media-type="" manifest:full-path="Object 36/Configurations2/images/Bitmaps/"/>
  <manifest:file-entry manifest:media-type="" manifest:full-path="Object 36/Configurations2/images/"/>
  <manifest:file-entry manifest:media-type="" manifest:full-path="Object 36/Configurations2/statusbar/"/>
  <manifest:file-entry manifest:media-type="application/vnd.sun.xml.ui.configuration" manifest:full-path="Object 36/Configurations2/"/>
  <manifest:file-entry manifest:media-type="text/xml" manifest:full-path="Object 36/settings.xml"/>
  <manifest:file-entry manifest:media-type="application/vnd.oasis.opendocument.formula" manifest:version="1.2" manifest:full-path="Object 36/"/>
  <manifest:file-entry manifest:media-type="text/xml" manifest:full-path="Object 37/content.xml"/>
  <manifest:file-entry manifest:media-type="" manifest:full-path="Object 37/Configurations2/accelerator/current.xml"/>
  <manifest:file-entry manifest:media-type="" manifest:full-path="Object 37/Configurations2/accelerator/"/>
  <manifest:file-entry manifest:media-type="" manifest:full-path="Object 37/Configurations2/progressbar/"/>
  <manifest:file-entry manifest:media-type="" manifest:full-path="Object 37/Configurations2/floater/"/>
  <manifest:file-entry manifest:media-type="" manifest:full-path="Object 37/Configurations2/popupmenu/"/>
  <manifest:file-entry manifest:media-type="" manifest:full-path="Object 37/Configurations2/menubar/"/>
  <manifest:file-entry manifest:media-type="" manifest:full-path="Object 37/Configurations2/toolbar/"/>
  <manifest:file-entry manifest:media-type="" manifest:full-path="Object 37/Configurations2/images/Bitmaps/"/>
  <manifest:file-entry manifest:media-type="" manifest:full-path="Object 37/Configurations2/images/"/>
  <manifest:file-entry manifest:media-type="" manifest:full-path="Object 37/Configurations2/statusbar/"/>
  <manifest:file-entry manifest:media-type="application/vnd.sun.xml.ui.configuration" manifest:full-path="Object 37/Configurations2/"/>
  <manifest:file-entry manifest:media-type="text/xml" manifest:full-path="Object 37/settings.xml"/>
  <manifest:file-entry manifest:media-type="application/vnd.oasis.opendocument.formula" manifest:version="1.2" manifest:full-path="Object 37/"/>
  <manifest:file-entry manifest:media-type="text/xml" manifest:full-path="Object 38/content.xml"/>
  <manifest:file-entry manifest:media-type="" manifest:full-path="Object 38/Configurations2/progressbar/"/>
  <manifest:file-entry manifest:media-type="" manifest:full-path="Object 38/Configurations2/floater/"/>
  <manifest:file-entry manifest:media-type="" manifest:full-path="Object 38/Configurations2/popupmenu/"/>
  <manifest:file-entry manifest:media-type="" manifest:full-path="Object 38/Configurations2/menubar/"/>
  <manifest:file-entry manifest:media-type="" manifest:full-path="Object 38/Configurations2/toolbar/"/>
  <manifest:file-entry manifest:media-type="" manifest:full-path="Object 38/Configurations2/images/Bitmaps/"/>
  <manifest:file-entry manifest:media-type="" manifest:full-path="Object 38/Configurations2/images/"/>
  <manifest:file-entry manifest:media-type="" manifest:full-path="Object 38/Configurations2/statusbar/"/>
  <manifest:file-entry manifest:media-type="application/vnd.sun.xml.ui.configuration" manifest:full-path="Object 38/Configurations2/"/>
  <manifest:file-entry manifest:media-type="text/xml" manifest:full-path="Object 38/settings.xml"/>
  <manifest:file-entry manifest:media-type="application/vnd.oasis.opendocument.formula" manifest:version="1.2" manifest:full-path="Object 38/"/>
  <manifest:file-entry manifest:media-type="text/xml" manifest:full-path="Object 39/content.xml"/>
  <manifest:file-entry manifest:media-type="text/xml" manifest:full-path="Object 39/styles.xml"/>
  <manifest:file-entry manifest:media-type="" manifest:full-path="Object 39/Configurations2/accelerator/current.xml"/>
  <manifest:file-entry manifest:media-type="" manifest:full-path="Object 39/Configurations2/accelerator/"/>
  <manifest:file-entry manifest:media-type="" manifest:full-path="Object 39/Configurations2/progressbar/"/>
  <manifest:file-entry manifest:media-type="" manifest:full-path="Object 39/Configurations2/floater/"/>
  <manifest:file-entry manifest:media-type="" manifest:full-path="Object 39/Configurations2/popupmenu/"/>
  <manifest:file-entry manifest:media-type="" manifest:full-path="Object 39/Configurations2/menubar/"/>
  <manifest:file-entry manifest:media-type="" manifest:full-path="Object 39/Configurations2/toolbar/"/>
  <manifest:file-entry manifest:media-type="" manifest:full-path="Object 39/Configurations2/images/Bitmaps/"/>
  <manifest:file-entry manifest:media-type="" manifest:full-path="Object 39/Configurations2/images/"/>
  <manifest:file-entry manifest:media-type="" manifest:full-path="Object 39/Configurations2/statusbar/"/>
  <manifest:file-entry manifest:media-type="application/vnd.sun.xml.ui.configuration" manifest:full-path="Object 39/Configurations2/"/>
  <manifest:file-entry manifest:media-type="text/xml" manifest:full-path="Object 39/settings.xml"/>
  <manifest:file-entry manifest:media-type="application/vnd.oasis.opendocument.graphics" manifest:version="1.2" manifest:full-path="Object 39/"/>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file-entry manifest:media-type="text/xml" manifest:full-path="Object 90/content.xml"/>
  <manifest:file-entry manifest:media-type="" manifest:full-path="Object 90/Configurations2/accelerator/current.xml"/>
  <manifest:file-entry manifest:media-type="" manifest:full-path="Object 90/Configurations2/accelerator/"/>
  <manifest:file-entry manifest:media-type="" manifest:full-path="Object 90/Configurations2/progressbar/"/>
  <manifest:file-entry manifest:media-type="" manifest:full-path="Object 90/Configurations2/floater/"/>
  <manifest:file-entry manifest:media-type="" manifest:full-path="Object 90/Configurations2/popupmenu/"/>
  <manifest:file-entry manifest:media-type="" manifest:full-path="Object 90/Configurations2/menubar/"/>
  <manifest:file-entry manifest:media-type="" manifest:full-path="Object 90/Configurations2/toolbar/"/>
  <manifest:file-entry manifest:media-type="" manifest:full-path="Object 90/Configurations2/images/Bitmaps/"/>
  <manifest:file-entry manifest:media-type="" manifest:full-path="Object 90/Configurations2/images/"/>
  <manifest:file-entry manifest:media-type="" manifest:full-path="Object 90/Configurations2/statusbar/"/>
  <manifest:file-entry manifest:media-type="application/vnd.sun.xml.ui.configuration" manifest:full-path="Object 90/Configurations2/"/>
  <manifest:file-entry manifest:media-type="text/xml" manifest:full-path="Object 90/settings.xml"/>
  <manifest:file-entry manifest:media-type="application/vnd.oasis.opendocument.formula" manifest:version="1.2" manifest:full-path="Object 90/"/>
  <manifest:file-entry manifest:media-type="text/xml" manifest:full-path="Object 91/content.xml"/>
  <manifest:file-entry manifest:media-type="text/xml" manifest:full-path="Object 91/styles.xml"/>
  <manifest:file-entry manifest:media-type="" manifest:full-path="Object 91/Configurations2/accelerator/current.xml"/>
  <manifest:file-entry manifest:media-type="" manifest:full-path="Object 91/Configurations2/accelerator/"/>
  <manifest:file-entry manifest:media-type="" manifest:full-path="Object 91/Configurations2/progressbar/"/>
  <manifest:file-entry manifest:media-type="" manifest:full-path="Object 91/Configurations2/floater/"/>
  <manifest:file-entry manifest:media-type="" manifest:full-path="Object 91/Configurations2/popupmenu/"/>
  <manifest:file-entry manifest:media-type="" manifest:full-path="Object 91/Configurations2/menubar/"/>
  <manifest:file-entry manifest:media-type="" manifest:full-path="Object 91/Configurations2/toolbar/"/>
  <manifest:file-entry manifest:media-type="" manifest:full-path="Object 91/Configurations2/images/Bitmaps/"/>
  <manifest:file-entry manifest:media-type="" manifest:full-path="Object 91/Configurations2/images/"/>
  <manifest:file-entry manifest:media-type="" manifest:full-path="Object 91/Configurations2/statusbar/"/>
  <manifest:file-entry manifest:media-type="application/vnd.sun.xml.ui.configuration" manifest:full-path="Object 91/Configurations2/"/>
  <manifest:file-entry manifest:media-type="text/xml" manifest:full-path="Object 91/settings.xml"/>
  <manifest:file-entry manifest:media-type="application/vnd.oasis.opendocument.graphics" manifest:version="1.2" manifest:full-path="Object 91/"/>
  <manifest:file-entry manifest:media-type="text/xml" manifest:full-path="Object 92/content.xml"/>
  <manifest:file-entry manifest:media-type="" manifest:full-path="Object 92/Configurations2/progressbar/"/>
  <manifest:file-entry manifest:media-type="" manifest:full-path="Object 92/Configurations2/floater/"/>
  <manifest:file-entry manifest:media-type="" manifest:full-path="Object 92/Configurations2/popupmenu/"/>
  <manifest:file-entry manifest:media-type="" manifest:full-path="Object 92/Configurations2/menubar/"/>
  <manifest:file-entry manifest:media-type="" manifest:full-path="Object 92/Configurations2/toolbar/"/>
  <manifest:file-entry manifest:media-type="" manifest:full-path="Object 92/Configurations2/images/Bitmaps/"/>
  <manifest:file-entry manifest:media-type="" manifest:full-path="Object 92/Configurations2/images/"/>
  <manifest:file-entry manifest:media-type="" manifest:full-path="Object 92/Configurations2/statusbar/"/>
  <manifest:file-entry manifest:media-type="application/vnd.sun.xml.ui.configuration" manifest:full-path="Object 92/Configurations2/"/>
  <manifest:file-entry manifest:media-type="text/xml" manifest:full-path="Object 92/settings.xml"/>
  <manifest:file-entry manifest:media-type="application/vnd.oasis.opendocument.formula" manifest:version="1.2" manifest:full-path="Object 92/"/>
  <manifest:file-entry manifest:media-type="text/xml" manifest:full-path="Object 93/content.xml"/>
  <manifest:file-entry manifest:media-type="" manifest:full-path="Object 93/Configurations2/progressbar/"/>
  <manifest:file-entry manifest:media-type="" manifest:full-path="Object 93/Configurations2/floater/"/>
  <manifest:file-entry manifest:media-type="" manifest:full-path="Object 93/Configurations2/popupmenu/"/>
  <manifest:file-entry manifest:media-type="" manifest:full-path="Object 93/Configurations2/menubar/"/>
  <manifest:file-entry manifest:media-type="" manifest:full-path="Object 93/Configurations2/toolbar/"/>
  <manifest:file-entry manifest:media-type="" manifest:full-path="Object 93/Configurations2/images/Bitmaps/"/>
  <manifest:file-entry manifest:media-type="" manifest:full-path="Object 93/Configurations2/images/"/>
  <manifest:file-entry manifest:media-type="" manifest:full-path="Object 93/Configurations2/statusbar/"/>
  <manifest:file-entry manifest:media-type="application/vnd.sun.xml.ui.configuration" manifest:full-path="Object 93/Configurations2/"/>
  <manifest:file-entry manifest:media-type="text/xml" manifest:full-path="Object 93/settings.xml"/>
  <manifest:file-entry manifest:media-type="application/vnd.oasis.opendocument.formula" manifest:version="1.2" manifest:full-path="Object 93/"/>
  <manifest:file-entry manifest:media-type="text/xml" manifest:full-path="Object 94/content.xml"/>
  <manifest:file-entry manifest:media-type="" manifest:full-path="Object 94/Configurations2/progressbar/"/>
  <manifest:file-entry manifest:media-type="" manifest:full-path="Object 94/Configurations2/floater/"/>
  <manifest:file-entry manifest:media-type="" manifest:full-path="Object 94/Configurations2/popupmenu/"/>
  <manifest:file-entry manifest:media-type="" manifest:full-path="Object 94/Configurations2/menubar/"/>
  <manifest:file-entry manifest:media-type="" manifest:full-path="Object 94/Configurations2/toolbar/"/>
  <manifest:file-entry manifest:media-type="" manifest:full-path="Object 94/Configurations2/images/Bitmaps/"/>
  <manifest:file-entry manifest:media-type="" manifest:full-path="Object 94/Configurations2/images/"/>
  <manifest:file-entry manifest:media-type="" manifest:full-path="Object 94/Configurations2/statusbar/"/>
  <manifest:file-entry manifest:media-type="application/vnd.sun.xml.ui.configuration" manifest:full-path="Object 94/Configurations2/"/>
  <manifest:file-entry manifest:media-type="text/xml" manifest:full-path="Object 94/settings.xml"/>
  <manifest:file-entry manifest:media-type="application/vnd.oasis.opendocument.formula" manifest:version="1.2" manifest:full-path="Object 94/"/>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Bitstream Vera Serif" svg:font-family="'Bitstream Vera Serif'" style:font-adornments="Roman"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wiss" style:font-pitch="variable"/>
    <style:font-face style:name="Trebuchet MS" svg:font-family="'Trebuchet MS'" style:font-family-generic="swiss" style:font-pitch="variable"/>
    <style:font-face style:name="DejaVu Sans1"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6.925in" style:rel-width="100%" table:align="left"/>
    </style:style>
    <style:style style:name="Table1.A" style:family="table-column">
      <style:table-column-properties style:column-width="6.925in" style:rel-column-width="65535*"/>
    </style:style>
    <style:style style:name="Table1.A1" style:family="table-cell">
      <style:table-cell-properties style:vertical-align="middle" fo:background-color="#ddddee">
        <style:background-image/>
      </style:table-cell-properties>
    </style:style>
    <style:style style:name="Table2" style:family="table">
      <style:table-properties style:width="6.925in" table:align="margins"/>
    </style:style>
    <style:style style:name="Table2.A" style:family="table-column">
      <style:table-column-properties style:column-width="6.1556in" style:rel-column-width="58251*"/>
    </style:style>
    <style:style style:name="Table2.B" style:family="table-column">
      <style:table-column-properties style:column-width="0.7694in" style:rel-column-width="7284*"/>
    </style:style>
    <style:style style:name="Table2.A1" style:family="table-cell">
      <style:table-cell-properties style:vertical-align="middle" fo:padding="0.0382in" fo:border="none"/>
    </style:style>
    <style:style style:name="Table3" style:family="table">
      <style:table-properties style:width="6.925in" table:align="margins"/>
    </style:style>
    <style:style style:name="Table3.A" style:family="table-column">
      <style:table-column-properties style:column-width="6.1556in" style:rel-column-width="58251*"/>
    </style:style>
    <style:style style:name="Table3.B" style:family="table-column">
      <style:table-column-properties style:column-width="0.7694in" style:rel-column-width="7284*"/>
    </style:style>
    <style:style style:name="Table3.A1" style:family="table-cell">
      <style:table-cell-properties style:vertical-align="middle" fo:padding="0.0382in" fo:border="none"/>
    </style:style>
    <style:style style:name="Table4" style:family="table">
      <style:table-properties style:width="6.925in" table:align="margins"/>
    </style:style>
    <style:style style:name="Table4.A" style:family="table-column">
      <style:table-column-properties style:column-width="6.1556in" style:rel-column-width="58251*"/>
    </style:style>
    <style:style style:name="Table4.B" style:family="table-column">
      <style:table-column-properties style:column-width="0.7694in" style:rel-column-width="7284*"/>
    </style:style>
    <style:style style:name="Table4.A1" style:family="table-cell">
      <style:table-cell-properties style:vertical-align="middle" fo:padding="0.0382in" fo:border="none"/>
    </style:style>
    <style:style style:name="Table5" style:family="table">
      <style:table-properties style:width="6.925in" table:align="margins"/>
    </style:style>
    <style:style style:name="Table5.A" style:family="table-column">
      <style:table-column-properties style:column-width="6.1556in" style:rel-column-width="58251*"/>
    </style:style>
    <style:style style:name="Table5.B" style:family="table-column">
      <style:table-column-properties style:column-width="0.7694in" style:rel-column-width="7284*"/>
    </style:style>
    <style:style style:name="Table5.A1" style:family="table-cell">
      <style:table-cell-properties style:vertical-align="middle" fo:padding="0.0382in" fo:border="none"/>
    </style:style>
    <style:style style:name="Table6" style:family="table">
      <style:table-properties style:width="6.925in" table:align="margins"/>
    </style:style>
    <style:style style:name="Table6.A" style:family="table-column">
      <style:table-column-properties style:column-width="6.1556in" style:rel-column-width="58251*"/>
    </style:style>
    <style:style style:name="Table6.B" style:family="table-column">
      <style:table-column-properties style:column-width="0.7694in" style:rel-column-width="7284*"/>
    </style:style>
    <style:style style:name="Table6.A1" style:family="table-cell">
      <style:table-cell-properties style:vertical-align="middle" fo:padding="0.0382in" fo:border="none"/>
    </style:style>
    <style:style style:name="Table7" style:family="table">
      <style:table-properties style:width="6.925in" table:align="margins"/>
    </style:style>
    <style:style style:name="Table7.A" style:family="table-column">
      <style:table-column-properties style:column-width="6.1556in" style:rel-column-width="58251*"/>
    </style:style>
    <style:style style:name="Table7.B" style:family="table-column">
      <style:table-column-properties style:column-width="0.7694in" style:rel-column-width="7284*"/>
    </style:style>
    <style:style style:name="Table7.A1" style:family="table-cell">
      <style:table-cell-properties style:vertical-align="middle" fo:padding="0.0382in" fo:border="none"/>
    </style:style>
    <style:style style:name="Table8" style:family="table">
      <style:table-properties style:width="6.925in" table:align="margins"/>
    </style:style>
    <style:style style:name="Table8.A" style:family="table-column">
      <style:table-column-properties style:column-width="6.1556in" style:rel-column-width="58251*"/>
    </style:style>
    <style:style style:name="Table8.B" style:family="table-column">
      <style:table-column-properties style:column-width="0.7694in" style:rel-column-width="7284*"/>
    </style:style>
    <style:style style:name="Table8.A1" style:family="table-cell">
      <style:table-cell-properties style:vertical-align="middle" fo:padding="0.0382in" fo:border="none"/>
    </style:style>
    <style:style style:name="Table9" style:family="table">
      <style:table-properties style:width="6.925in" table:align="margins"/>
    </style:style>
    <style:style style:name="Table9.A" style:family="table-column">
      <style:table-column-properties style:column-width="6.1556in" style:rel-column-width="58251*"/>
    </style:style>
    <style:style style:name="Table9.B" style:family="table-column">
      <style:table-column-properties style:column-width="0.7694in" style:rel-column-width="7284*"/>
    </style:style>
    <style:style style:name="Table9.A1" style:family="table-cell">
      <style:table-cell-properties style:vertical-align="middle" fo:padding="0.0382in" fo:border="none"/>
    </style:style>
    <style:style style:name="Table10" style:family="table">
      <style:table-properties style:width="6.925in" table:align="margins"/>
    </style:style>
    <style:style style:name="Table10.A" style:family="table-column">
      <style:table-column-properties style:column-width="6.1556in" style:rel-column-width="58251*"/>
    </style:style>
    <style:style style:name="Table10.B" style:family="table-column">
      <style:table-column-properties style:column-width="0.7694in" style:rel-column-width="7284*"/>
    </style:style>
    <style:style style:name="Table10.A1" style:family="table-cell">
      <style:table-cell-properties style:vertical-align="middle" fo:padding="0.0382in" fo:border="none"/>
    </style:style>
    <style:style style:name="Tabelle4" style:family="table">
      <style:table-properties style:width="6.925in" table:align="margins"/>
    </style:style>
    <style:style style:name="Tabelle4.A" style:family="table-column">
      <style:table-column-properties style:column-width="6.1556in" style:rel-column-width="58251*"/>
    </style:style>
    <style:style style:name="Tabelle4.B" style:family="table-column">
      <style:table-column-properties style:column-width="0.7694in" style:rel-column-width="7284*"/>
    </style:style>
    <style:style style:name="Tabelle4.A1" style:family="table-cell">
      <style:table-cell-properties style:vertical-align="middle" fo:padding="0.0382in" fo:border="none"/>
    </style:style>
    <style:style style:name="Table11" style:family="table">
      <style:table-properties style:width="6.925in" table:align="margins"/>
    </style:style>
    <style:style style:name="Table11.A" style:family="table-column">
      <style:table-column-properties style:column-width="6.1556in" style:rel-column-width="58251*"/>
    </style:style>
    <style:style style:name="Table11.B" style:family="table-column">
      <style:table-column-properties style:column-width="0.7694in" style:rel-column-width="7284*"/>
    </style:style>
    <style:style style:name="Table11.A1" style:family="table-cell">
      <style:table-cell-properties style:vertical-align="middle" fo:padding="0.0382in" fo:border="none"/>
    </style:style>
    <style:style style:name="Table12" style:family="table">
      <style:table-properties style:width="6.925in" table:align="margins"/>
    </style:style>
    <style:style style:name="Table12.A" style:family="table-column">
      <style:table-column-properties style:column-width="6.1556in" style:rel-column-width="58251*"/>
    </style:style>
    <style:style style:name="Table12.B" style:family="table-column">
      <style:table-column-properties style:column-width="0.7694in" style:rel-column-width="7284*"/>
    </style:style>
    <style:style style:name="Table12.A1" style:family="table-cell">
      <style:table-cell-properties style:vertical-align="middle" fo:padding="0.0382in" fo:border="none"/>
    </style:style>
    <style:style style:name="Table13" style:family="table">
      <style:table-properties style:width="6.925in" table:align="margins"/>
    </style:style>
    <style:style style:name="Table13.A" style:family="table-column">
      <style:table-column-properties style:column-width="6.1556in" style:rel-column-width="58251*"/>
    </style:style>
    <style:style style:name="Table13.B" style:family="table-column">
      <style:table-column-properties style:column-width="0.7694in" style:rel-column-width="7284*"/>
    </style:style>
    <style:style style:name="Table13.A1" style:family="table-cell">
      <style:table-cell-properties style:vertical-align="middle" fo:padding="0.0382in" fo:border="none"/>
    </style:style>
    <style:style style:name="Table14" style:family="table">
      <style:table-properties style:width="6.925in" table:align="margins"/>
    </style:style>
    <style:style style:name="Table14.A" style:family="table-column">
      <style:table-column-properties style:column-width="6.1556in" style:rel-column-width="58251*"/>
    </style:style>
    <style:style style:name="Table14.B" style:family="table-column">
      <style:table-column-properties style:column-width="0.7694in" style:rel-column-width="7284*"/>
    </style:style>
    <style:style style:name="Table14.A1" style:family="table-cell">
      <style:table-cell-properties style:vertical-align="middle" fo:padding="0.0382in" fo:border="none"/>
    </style:style>
    <style:style style:name="Table15" style:family="table">
      <style:table-properties style:width="6.925in" style:rel-width="100%" table:align="left"/>
    </style:style>
    <style:style style:name="Table15.A" style:family="table-column">
      <style:table-column-properties style:column-width="6.925in" style:rel-column-width="9972*"/>
    </style:style>
    <style:style style:name="Table15.A1" style:family="table-cell">
      <style:table-cell-properties style:vertical-align="middle" fo:background-color="#ddddee">
        <style:background-image/>
      </style:table-cell-properties>
    </style:style>
    <style:style style:name="Table16" style:family="table">
      <style:table-properties style:width="6.925in" style:rel-width="100%" table:align="left"/>
    </style:style>
    <style:style style:name="Table16.A" style:family="table-column">
      <style:table-column-properties style:column-width="6.925in" style:rel-column-width="65535*"/>
    </style:style>
    <style:style style:name="Table16.A1" style:family="table-cell">
      <style:table-cell-properties style:vertical-align="middle" fo:background-color="#ddddee">
        <style:background-image/>
      </style:table-cell-properties>
    </style:style>
    <style:style style:name="Table17" style:family="table">
      <style:table-properties style:width="6.925in" table:align="margins"/>
    </style:style>
    <style:style style:name="Table17.A" style:family="table-column">
      <style:table-column-properties style:column-width="6.1556in" style:rel-column-width="58251*"/>
    </style:style>
    <style:style style:name="Table17.B" style:family="table-column">
      <style:table-column-properties style:column-width="0.7694in" style:rel-column-width="7284*"/>
    </style:style>
    <style:style style:name="Table17.A1" style:family="table-cell">
      <style:table-cell-properties style:vertical-align="middle" fo:padding="0.0382in" fo:border="none"/>
    </style:style>
    <style:style style:name="Table18" style:family="table">
      <style:table-properties style:width="6.925in" table:align="margins"/>
    </style:style>
    <style:style style:name="Table18.A" style:family="table-column">
      <style:table-column-properties style:column-width="6.1556in" style:rel-column-width="58251*"/>
    </style:style>
    <style:style style:name="Table18.B" style:family="table-column">
      <style:table-column-properties style:column-width="0.7694in" style:rel-column-width="7284*"/>
    </style:style>
    <style:style style:name="Table18.A1" style:family="table-cell">
      <style:table-cell-properties style:vertical-align="middle" fo:padding="0.0382in" fo:border="none"/>
    </style:style>
    <style:style style:name="Table19" style:family="table">
      <style:table-properties style:width="6.925in" table:align="margins"/>
    </style:style>
    <style:style style:name="Table19.A" style:family="table-column">
      <style:table-column-properties style:column-width="6.1556in" style:rel-column-width="58251*"/>
    </style:style>
    <style:style style:name="Table19.B" style:family="table-column">
      <style:table-column-properties style:column-width="0.7694in" style:rel-column-width="7284*"/>
    </style:style>
    <style:style style:name="Table19.A1" style:family="table-cell">
      <style:table-cell-properties style:vertical-align="middle" fo:padding="0.0382in" fo:border="none"/>
    </style:style>
    <style:style style:name="Table20" style:family="table">
      <style:table-properties style:width="6.925in" table:align="margins"/>
    </style:style>
    <style:style style:name="Table20.A" style:family="table-column">
      <style:table-column-properties style:column-width="6.1556in" style:rel-column-width="58251*"/>
    </style:style>
    <style:style style:name="Table20.B" style:family="table-column">
      <style:table-column-properties style:column-width="0.7694in" style:rel-column-width="7284*"/>
    </style:style>
    <style:style style:name="Table20.A1" style:family="table-cell">
      <style:table-cell-properties style:vertical-align="middle" fo:padding="0.0382in" fo:border="none"/>
    </style:style>
    <style:style style:name="Table21" style:family="table">
      <style:table-properties style:width="6.925in" table:align="margins"/>
    </style:style>
    <style:style style:name="Table21.A" style:family="table-column">
      <style:table-column-properties style:column-width="6.1556in" style:rel-column-width="58251*"/>
    </style:style>
    <style:style style:name="Table21.B" style:family="table-column">
      <style:table-column-properties style:column-width="0.7694in" style:rel-column-width="7284*"/>
    </style:style>
    <style:style style:name="Table21.A1" style:family="table-cell">
      <style:table-cell-properties style:vertical-align="middle" fo:padding="0.0382in" fo:border="none"/>
    </style:style>
    <style:style style:name="Table23" style:family="table">
      <style:table-properties style:width="6.925in" style:rel-width="100%" table:align="left"/>
    </style:style>
    <style:style style:name="Table23.A" style:family="table-column">
      <style:table-column-properties style:column-width="6.925in" style:rel-column-width="65535*"/>
    </style:style>
    <style:style style:name="Table23.A1" style:family="table-cell">
      <style:table-cell-properties style:vertical-align="middle" fo:background-color="#ddddee">
        <style:background-image/>
      </style:table-cell-properties>
    </style:style>
    <style:style style:name="Table24" style:family="table">
      <style:table-properties style:width="6.925in" style:rel-width="100%" table:align="left"/>
    </style:style>
    <style:style style:name="Table24.A" style:family="table-column">
      <style:table-column-properties style:column-width="6.925in" style:rel-column-width="65535*"/>
    </style:style>
    <style:style style:name="Table24.A1" style:family="table-cell">
      <style:table-cell-properties style:vertical-align="middle" fo:background-color="#ddddee">
        <style:background-image/>
      </style:table-cell-properties>
    </style:style>
    <style:style style:name="Table22" style:family="table">
      <style:table-properties style:width="6.925in" style:rel-width="100%" table:align="left"/>
    </style:style>
    <style:style style:name="Table22.A" style:family="table-column">
      <style:table-column-properties style:column-width="6.925in" style:rel-column-width="65535*"/>
    </style:style>
    <style:style style:name="Table22.A1" style:family="table-cell">
      <style:table-cell-properties style:vertical-align="middle" fo:background-color="#ddddee">
        <style:background-image/>
      </style:table-cell-properties>
    </style:style>
    <style:style style:name="Table25" style:family="table">
      <style:table-properties style:width="6.925in" style:rel-width="100%" table:align="left"/>
    </style:style>
    <style:style style:name="Table25.A" style:family="table-column">
      <style:table-column-properties style:column-width="6.925in" style:rel-column-width="9972*"/>
    </style:style>
    <style:style style:name="Table25.A1" style:family="table-cell">
      <style:table-cell-properties style:vertical-align="middle" fo:background-color="#ddddee">
        <style:background-image/>
      </style:table-cell-properties>
    </style:style>
    <style:style style:name="BouncingBallDirections" style:family="table">
      <style:table-properties style:width="6.925in" table:align="margins"/>
    </style:style>
    <style:style style:name="BouncingBallDirections.A" style:family="table-column">
      <style:table-column-properties style:column-width="1.1278in" style:rel-column-width="10672*"/>
    </style:style>
    <style:style style:name="BouncingBallDirections.B" style:family="table-column">
      <style:table-column-properties style:column-width="1.1271in" style:rel-column-width="10666*"/>
    </style:style>
    <style:style style:name="BouncingBallDirections.C" style:family="table-column">
      <style:table-column-properties style:column-width="4.6701in" style:rel-column-width="44197*"/>
    </style:style>
    <style:style style:name="BouncingBallDirections.A1" style:family="table-cell">
      <style:table-cell-properties fo:padding="0.0382in" fo:border-left="0.0007in solid #000000" fo:border-right="none" fo:border-top="0.0007in solid #000000" fo:border-bottom="0.0007in solid #000000"/>
    </style:style>
    <style:style style:name="BouncingBallDirections.C1" style:family="table-cell">
      <style:table-cell-properties fo:padding="0.0382in" fo:border="0.0007in solid #000000"/>
    </style:style>
    <style:style style:name="BouncingBallDirections.A2" style:family="table-cell" style:data-style-name="N0">
      <style:table-cell-properties fo:padding="0.0382in" fo:border-left="0.0007in solid #000000" fo:border-right="none" fo:border-top="none" fo:border-bottom="0.0007in solid #000000"/>
    </style:style>
    <style:style style:name="BouncingBallDirections.C2" style:family="table-cell">
      <style:table-cell-properties fo:padding="0.0382in" fo:border-left="0.0007in solid #000000" fo:border-right="0.0007in solid #000000" fo:border-top="none" fo:border-bottom="0.0007in solid #000000"/>
    </style:style>
    <style:style style:name="Table26" style:family="table">
      <style:table-properties style:width="6.925in" table:align="margins"/>
    </style:style>
    <style:style style:name="Table26.A" style:family="table-column">
      <style:table-column-properties style:column-width="6.1556in" style:rel-column-width="58251*"/>
    </style:style>
    <style:style style:name="Table26.B" style:family="table-column">
      <style:table-column-properties style:column-width="0.7694in" style:rel-column-width="7284*"/>
    </style:style>
    <style:style style:name="Table26.A1" style:family="table-cell">
      <style:table-cell-properties style:vertical-align="middle" fo:padding="0.0382in" fo:border="none"/>
    </style:style>
    <style:style style:name="Table27" style:family="table">
      <style:table-properties style:width="6.925in" table:align="margins"/>
    </style:style>
    <style:style style:name="Table27.A" style:family="table-column">
      <style:table-column-properties style:column-width="6.1556in" style:rel-column-width="58251*"/>
    </style:style>
    <style:style style:name="Table27.B" style:family="table-column">
      <style:table-column-properties style:column-width="0.7694in" style:rel-column-width="7284*"/>
    </style:style>
    <style:style style:name="Table27.A1" style:family="table-cell">
      <style:table-cell-properties style:vertical-align="middle" fo:padding="0.0382in" fo:border="none"/>
    </style:style>
    <style:style style:name="Table28" style:family="table">
      <style:table-properties style:width="6.925in" style:rel-width="100%" table:align="left"/>
    </style:style>
    <style:style style:name="Table28.A" style:family="table-column">
      <style:table-column-properties style:column-width="6.925in" style:rel-column-width="65535*"/>
    </style:style>
    <style:style style:name="Table28.A1" style:family="table-cell">
      <style:table-cell-properties style:vertical-align="middle" fo:background-color="#ddddee">
        <style:background-image/>
      </style:table-cell-properties>
    </style:style>
    <style:style style:name="Table29" style:family="table">
      <style:table-properties style:width="6.925in" style:rel-width="100%" table:align="left"/>
    </style:style>
    <style:style style:name="Table29.A" style:family="table-column">
      <style:table-column-properties style:column-width="6.925in" style:rel-column-width="65535*"/>
    </style:style>
    <style:style style:name="Table29.A1" style:family="table-cell">
      <style:table-cell-properties style:vertical-align="middle" fo:background-color="#ddddee">
        <style:background-image/>
      </style:table-cell-properties>
    </style:style>
    <style:style style:name="P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2"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3" style:family="paragraph" style:parent-style-name="Standard">
      <style:paragraph-properties fo:text-align="center" style:justify-single-word="false"/>
      <style:text-properties fo:font-size="10pt" style:font-size-asian="10pt" style:font-size-complex="10pt"/>
    </style:style>
    <style:style style:name="P4" style:family="paragraph" style:parent-style-name="Standard">
      <style:paragraph-properties fo:text-align="center" style:justify-single-word="false"/>
      <style:text-properties fo:font-size="9pt" style:font-size-asian="9pt" style:font-size-complex="9pt"/>
    </style:style>
    <style:style style:name="P5" style:family="paragraph" style:parent-style-name="Standard">
      <style:text-properties fo:font-size="10pt" style:font-size-asian="10pt" style:font-size-complex="10pt"/>
    </style:style>
    <style:style style:name="P6" style:family="paragraph" style:parent-style-name="Header">
      <style:paragraph-properties fo:margin-left="0in" fo:margin-right="0in" fo:text-indent="0in" style:auto-text-indent="false"/>
    </style:style>
    <style:style style:name="P7" style:family="paragraph" style:parent-style-name="Text_20_body">
      <style:paragraph-properties fo:margin-left="0in" fo:margin-right="0in" fo:text-indent="0in" style:auto-text-indent="false"/>
    </style:style>
    <style:style style:name="P8" style:family="paragraph" style:parent-style-name="Text_20_body">
      <style:paragraph-properties fo:margin-left="0in" fo:margin-right="0in" fo:text-indent="0in" style:auto-text-indent="false"/>
      <style:text-properties fo:font-size="10pt" style:font-size-asian="10pt" style:font-size-complex="10pt"/>
    </style:style>
    <style:style style:name="P9" style:family="paragraph" style:parent-style-name="Standard">
      <style:paragraph-properties fo:margin-left="0in" fo:margin-right="0in" fo:text-indent="0in" style:auto-text-indent="false"/>
    </style:style>
    <style:style style:name="P10" style:family="paragraph" style:parent-style-name="Preformatted_20_Text">
      <style:paragraph-properties fo:margin-left="0in" fo:margin-right="0in" fo:margin-top="0in" fo:margin-bottom="0.1965in" fo:text-indent="0in" style:auto-text-indent="false"/>
      <style:text-properties fo:color="#0000cc" fo:font-size="10pt" fo:background-color="#e7e7ff" style:font-size-asian="10pt" style:font-size-complex="10pt"/>
    </style:style>
    <style:style style:name="P11" style:family="paragraph" style:parent-style-name="Preformatted_20_Text">
      <style:paragraph-properties fo:margin-left="0in" fo:margin-right="0in" fo:margin-top="0in" fo:margin-bottom="0.1965in" fo:text-indent="0in" style:auto-text-indent="false"/>
      <style:text-properties fo:font-size="10pt" style:font-size-asian="10pt" style:font-size-complex="10pt"/>
    </style:style>
    <style:style style:name="P12" style:family="paragraph" style:parent-style-name="Preformatted_20_Text">
      <style:paragraph-properties fo:margin-left="0in" fo:margin-right="0in" fo:margin-top="0in" fo:margin-bottom="0.1965in" fo:text-indent="0in" style:auto-text-indent="false"/>
      <style:text-properties fo:color="#000000" fo:font-size="10pt" style:font-size-asian="10pt" style:font-size-complex="10pt"/>
    </style:style>
    <style:style style:name="P13" style:family="paragraph" style:parent-style-name="Preformatted_20_Text">
      <style:paragraph-properties fo:margin-left="0in" fo:margin-right="0in" fo:text-indent="0in" style:auto-text-indent="false"/>
    </style:style>
    <style:style style:name="P14" style:family="paragraph" style:parent-style-name="Preformatted_20_Text">
      <style:paragraph-properties fo:margin-left="0in" fo:margin-right="0in" fo:text-indent="0in" style:auto-text-indent="false"/>
      <style:text-properties fo:color="#000000" fo:font-size="10pt" style:font-size-asian="10pt" style:font-size-complex="10pt"/>
    </style:style>
    <style:style style:name="P15" style:family="paragraph" style:parent-style-name="Preformatted_20_Text">
      <style:paragraph-properties fo:margin-left="0in" fo:margin-right="0in" fo:text-indent="0in" style:auto-text-indent="false"/>
      <style:text-properties fo:color="#0000ff" fo:font-size="10pt" style:font-size-asian="10pt" style:font-size-complex="10pt"/>
    </style:style>
    <style:style style:name="P16"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17" style:family="paragraph" style:parent-style-name="Standard">
      <style:text-properties fo:font-size="10pt" style:font-size-asian="10pt" style:font-size-complex="10pt"/>
    </style:style>
    <style:style style:name="P18" style:family="paragraph" style:parent-style-name="Standard">
      <style:paragraph-properties fo:text-align="center" style:justify-single-word="false"/>
      <style:text-properties fo:font-size="10pt" style:font-size-asian="10pt" style:font-size-complex="10pt"/>
    </style:style>
    <style:style style:name="P19" style:family="paragraph" style:parent-style-name="Standard">
      <style:paragraph-properties fo:text-align="center" style:justify-single-word="false"/>
      <style:text-properties fo:font-size="9pt" style:font-size-asian="9pt" style:font-size-complex="9pt"/>
    </style:style>
    <style:style style:name="P20" style:family="paragraph" style:parent-style-name="Standard">
      <style:paragraph-properties fo:text-align="start" style:justify-single-word="false"/>
    </style:style>
    <style:style style:name="P21" style:family="paragraph" style:parent-style-name="Standard">
      <style:paragraph-properties fo:text-align="center" style:justify-single-word="false"/>
    </style:style>
    <style:style style:name="P22" style:family="paragraph" style:parent-style-name="Standard">
      <style:text-properties style:font-name="Courier New" fo:font-size="8pt" style:font-size-asian="8pt" style:font-size-complex="8pt"/>
    </style:style>
    <style:style style:name="P23"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24" style:family="paragraph" style:parent-style-name="Standard">
      <style:paragraph-properties fo:break-before="page"/>
    </style:style>
    <style:style style:name="P25" style:family="paragraph" style:parent-style-name="Preformatted_20_Text">
      <style:text-properties fo:color="#000000"/>
    </style:style>
    <style:style style:name="P26" style:family="paragraph" style:parent-style-name="Preformatted_20_Text">
      <style:text-properties fo:color="#000000" fo:font-size="9pt" style:font-size-asian="9pt" style:font-size-complex="9pt"/>
    </style:style>
    <style:style style:name="P27" style:family="paragraph" style:parent-style-name="Preformatted_20_Text">
      <style:text-properties fo:color="#000000" fo:background-color="#e7e7ff"/>
    </style:style>
    <style:style style:name="P28" style:family="paragraph" style:parent-style-name="Preformatted_20_Text">
      <style:text-properties fo:color="#000000" fo:font-size="10pt" style:font-size-asian="10pt" style:font-size-complex="10pt"/>
    </style:style>
    <style:style style:name="P29" style:family="paragraph" style:parent-style-name="Preformatted_20_Text">
      <style:text-properties fo:color="#000000" fo:font-size="10pt" fo:background-color="#dbdbdb" style:font-size-asian="10pt" style:font-size-complex="10pt"/>
    </style:style>
    <style:style style:name="P30" style:family="paragraph" style:parent-style-name="Preformatted_20_Text">
      <style:text-properties fo:color="#000000" fo:font-size="10pt" fo:background-color="#e7e7ff" style:font-size-asian="10pt" style:font-size-complex="10pt"/>
    </style:style>
    <style:style style:name="P31" style:family="paragraph" style:parent-style-name="Preformatted_20_Text">
      <style:text-properties fo:color="#000000" fo:font-size="8pt" style:font-size-asian="8pt" style:font-size-complex="8pt"/>
    </style:style>
    <style:style style:name="P32" style:family="paragraph" style:parent-style-name="Preformatted_20_Text">
      <style:text-properties fo:font-weight="normal" style:font-weight-asian="normal" style:font-weight-complex="normal"/>
    </style:style>
    <style:style style:name="P33" style:family="paragraph" style:parent-style-name="Preformatted_20_Text">
      <style:text-properties fo:color="#0000ff"/>
    </style:style>
    <style:style style:name="P34" style:family="paragraph" style:parent-style-name="Preformatted_20_Text">
      <style:text-properties fo:color="#0000ff" fo:font-weight="normal" style:font-weight-asian="normal" style:font-weight-complex="normal"/>
    </style:style>
    <style:style style:name="P35" style:family="paragraph" style:parent-style-name="Preformatted_20_Text">
      <style:text-properties fo:color="#0000ff" fo:font-size="8pt" style:font-size-asian="8pt" style:font-size-complex="8pt"/>
    </style:style>
    <style:style style:name="P36" style:family="paragraph" style:parent-style-name="Preformatted_20_Text">
      <style:text-properties fo:color="#0000ff" fo:font-size="10pt" fo:background-color="#e7e7ff" style:font-size-asian="10pt" style:font-size-complex="10pt"/>
    </style:style>
    <style:style style:name="P37" style:family="paragraph" style:parent-style-name="Preformatted_20_Text">
      <style:text-properties fo:color="#0000ff" fo:font-size="10pt" style:font-size-asian="10pt" style:font-size-complex="10pt"/>
    </style:style>
    <style:style style:name="P38" style:family="paragraph" style:parent-style-name="Preformatted_20_Text">
      <style:text-properties fo:color="#0000cc"/>
    </style:style>
    <style:style style:name="P39" style:family="paragraph" style:parent-style-name="Preformatted_20_Text">
      <style:text-properties fo:color="#0000cc" fo:background-color="#e7e7ff"/>
    </style:style>
    <style:style style:name="P40" style:family="paragraph" style:parent-style-name="Preformatted_20_Text">
      <style:text-properties fo:color="#0000cc" fo:font-size="10pt" fo:background-color="#e7e7ff" style:font-size-asian="10pt" style:font-size-complex="10pt"/>
    </style:style>
    <style:style style:name="P41" style:family="paragraph" style:parent-style-name="Preformatted_20_Text">
      <style:text-properties fo:color="#0000cc" fo:font-size="10pt" fo:font-weight="normal" fo:background-color="#e7e7ff" style:font-size-asian="10pt" style:font-weight-asian="normal" style:font-size-complex="10pt" style:font-weight-complex="normal"/>
    </style:style>
    <style:style style:name="P42" style:family="paragraph" style:parent-style-name="Preformatted_20_Text">
      <style:text-properties fo:color="#008000"/>
    </style:style>
    <style:style style:name="P43" style:family="paragraph" style:parent-style-name="Preformatted_20_Text">
      <style:text-properties fo:color="#008000" fo:font-size="8pt" style:font-size-asian="8pt" style:font-size-complex="8pt"/>
    </style:style>
    <style:style style:name="P44" style:family="paragraph" style:parent-style-name="Preformatted_20_Text">
      <style:text-properties fo:font-size="8pt" style:font-size-asian="8pt" style:font-size-complex="8pt"/>
    </style:style>
    <style:style style:name="P45" style:family="paragraph" style:parent-style-name="Preformatted_20_Text">
      <style:text-properties fo:color="#cc0000" fo:font-size="10pt" fo:background-color="transparent" style:font-size-asian="10pt" style:font-size-complex="10pt"/>
    </style:style>
    <style:style style:name="P46" style:family="paragraph" style:parent-style-name="Preformatted_20_Text">
      <style:text-properties fo:color="#cc0000" fo:font-size="10pt" style:font-size-asian="10pt" style:font-size-complex="10pt"/>
    </style:style>
    <style:style style:name="P47" style:family="paragraph" style:parent-style-name="Preformatted_20_Text">
      <style:text-properties fo:font-size="10pt" style:font-size-asian="10pt" style:font-size-complex="10pt"/>
    </style:style>
    <style:style style:name="P48" style:family="paragraph" style:parent-style-name="Preformatted_20_Text">
      <style:text-properties fo:font-size="11pt" style:font-size-asian="11pt" style:font-size-complex="11pt"/>
    </style:style>
    <style:style style:name="P49" style:family="paragraph" style:parent-style-name="Text_20_body">
      <style:text-properties fo:color="#000000"/>
    </style:style>
    <style:style style:name="P50" style:family="paragraph" style:parent-style-name="Text_20_body">
      <style:text-properties fo:color="#000000" fo:background-color="transparent"/>
    </style:style>
    <style:style style:name="P51" style:family="paragraph" style:parent-style-name="Text_20_body">
      <style:paragraph-properties fo:text-align="center" style:justify-single-word="false"/>
      <style:text-properties fo:color="#000000"/>
    </style:style>
    <style:style style:name="P52" style:family="paragraph" style:parent-style-name="Text_20_body">
      <style:text-properties fo:color="#000000" fo:font-weight="normal" style:font-weight-asian="normal" style:font-weight-complex="normal"/>
    </style:style>
    <style:style style:name="P53" style:family="paragraph" style:parent-style-name="Text_20_body">
      <style:paragraph-properties fo:text-align="start" style:justify-single-word="false"/>
      <style:text-properties fo:color="#000000" fo:font-weight="normal" style:font-weight-asian="normal" style:font-weight-complex="normal"/>
    </style:style>
    <style:style style:name="P54" style:family="paragraph" style:parent-style-name="Text_20_body">
      <style:paragraph-properties fo:text-align="center" style:justify-single-word="false"/>
      <style:text-properties fo:color="#000000" fo:font-weight="bold" style:font-weight-asian="bold" style:font-weight-complex="bold"/>
    </style:style>
    <style:style style:name="P55" style:family="paragraph" style:parent-style-name="Text_20_body">
      <style:text-properties fo:color="#000000" fo:font-size="10pt" fo:background-color="transparent" style:font-size-asian="10pt" style:font-size-complex="10pt"/>
    </style:style>
    <style:style style:name="P56" style:family="paragraph" style:parent-style-name="Text_20_body">
      <style:paragraph-properties fo:text-align="center" style:justify-single-word="false"/>
    </style:style>
    <style:style style:name="P57" style:family="paragraph" style:parent-style-name="Text_20_body">
      <style:paragraph-properties fo:text-align="center" style:justify-single-word="false">
        <style:tab-stops>
          <style:tab-stop style:position="3.1909in"/>
        </style:tab-stops>
      </style:paragraph-properties>
    </style:style>
    <style:style style:name="P58" style:family="paragraph" style:parent-style-name="Text_20_body">
      <style:paragraph-properties fo:text-align="start" style:justify-single-word="false"/>
    </style:style>
    <style:style style:name="P59" style:family="paragraph" style:parent-style-name="Text_20_body">
      <style:paragraph-properties fo:text-align="start" style:justify-single-word="false">
        <style:tab-stops>
          <style:tab-stop style:position="3.1909in"/>
        </style:tab-stops>
      </style:paragraph-properties>
    </style:style>
    <style:style style:name="P60" style:family="paragraph" style:parent-style-name="Text_20_body">
      <style:text-properties fo:font-size="10pt" style:font-size-asian="10pt" style:font-size-complex="10pt"/>
    </style:style>
    <style:style style:name="P61" style:family="paragraph" style:parent-style-name="Text_20_body">
      <style:text-properties fo:color="#ff0000"/>
    </style:style>
    <style:style style:name="P62" style:family="paragraph" style:parent-style-name="Text_20_body">
      <style:text-properties fo:color="#ff0000" fo:font-weight="bold" style:font-weight-asian="bold" style:font-weight-complex="bold"/>
    </style:style>
    <style:style style:name="P63" style:family="paragraph" style:parent-style-name="Text_20_body">
      <style:text-properties fo:color="#0000cc" fo:font-size="10pt" fo:background-color="#e7e7ff" style:font-size-asian="10pt" style:font-size-complex="10pt"/>
    </style:style>
    <style:style style:name="P64" style:family="paragraph" style:parent-style-name="Preformatted_20_Text">
      <style:paragraph-properties fo:margin-top="0in" fo:margin-bottom="0.1965in"/>
    </style:style>
    <style:style style:name="P65" style:family="paragraph" style:parent-style-name="Preformatted_20_Text">
      <style:paragraph-properties fo:margin-top="0in" fo:margin-bottom="0.1965in"/>
      <style:text-properties fo:color="#0000cc" fo:font-size="10pt" fo:background-color="#e7e7ff" style:font-size-asian="10pt" style:font-size-complex="10pt"/>
    </style:style>
    <style:style style:name="P66" style:family="paragraph" style:parent-style-name="Preformatted_20_Text">
      <style:paragraph-properties fo:margin-top="0in" fo:margin-bottom="0.1965in"/>
      <style:text-properties fo:color="#000000"/>
    </style:style>
    <style:style style:name="P67" style:family="paragraph" style:parent-style-name="Preformatted_20_Text">
      <style:paragraph-properties fo:margin-top="0in" fo:margin-bottom="0.1965in"/>
      <style:text-properties fo:color="#000000" fo:font-size="10pt" style:font-size-asian="10pt" style:font-size-complex="10pt"/>
    </style:style>
    <style:style style:name="P68" style:family="paragraph" style:parent-style-name="Preformatted_20_Text">
      <style:paragraph-properties fo:margin-top="0in" fo:margin-bottom="0.1965in"/>
      <style:text-properties fo:color="#0000ff" fo:font-size="10pt" fo:background-color="#e7e7ff" style:font-size-asian="10pt" style:font-size-complex="10pt"/>
    </style:style>
    <style:style style:name="P69" style:family="paragraph" style:parent-style-name="Preformatted_20_Text">
      <style:paragraph-properties fo:margin-top="0in" fo:margin-bottom="0.1965in"/>
      <style:text-properties fo:color="#0000ff" fo:font-size="10pt" style:font-size-asian="10pt" style:font-size-complex="10pt"/>
    </style:style>
    <style:style style:name="P70" style:family="paragraph" style:parent-style-name="Preformatted_20_Text">
      <style:paragraph-properties fo:margin-top="0in" fo:margin-bottom="0.1965in"/>
      <style:text-properties fo:font-size="10pt" style:font-size-asian="10pt" style:font-size-complex="10pt"/>
    </style:style>
    <style:style style:name="P71" style:family="paragraph" style:parent-style-name="Text_20_body">
      <style:paragraph-properties fo:margin-top="0in" fo:margin-bottom="0.1965in"/>
      <style:text-properties fo:color="#000000"/>
    </style:style>
    <style:style style:name="P72" style:family="paragraph" style:parent-style-name="Preformatted_20_Text">
      <style:paragraph-properties fo:margin-left="0.502in" fo:margin-right="0in" fo:text-indent="0in" style:auto-text-indent="false"/>
    </style:style>
    <style:style style:name="P73" style:family="paragraph" style:parent-style-name="Preformatted_20_Text">
      <style:paragraph-properties fo:margin-left="0.502in" fo:margin-right="0in" fo:text-indent="0in" style:auto-text-indent="false"/>
      <style:text-properties fo:color="#008000"/>
    </style:style>
    <style:style style:name="P74" style:family="paragraph" style:parent-style-name="Standard">
      <style:paragraph-properties fo:margin-left="0.3882in" fo:margin-right="0in" fo:text-indent="0in" style:auto-text-indent="false"/>
    </style:style>
    <style:style style:name="P75" style:family="paragraph" style:parent-style-name="Text_20_body">
      <style:paragraph-properties fo:margin-left="0.511in" fo:margin-right="0in" fo:text-indent="0in" style:auto-text-indent="false"/>
      <style:text-properties fo:font-size="10.5pt" style:font-size-asian="10.5pt" style:font-size-complex="10.5pt"/>
    </style:style>
    <style:style style:name="P76" style:family="paragraph" style:parent-style-name="Table_20_Contents">
      <style:paragraph-properties fo:text-align="center" style:justify-single-word="false"/>
    </style:style>
    <style:style style:name="P77" style:family="paragraph" style:parent-style-name="Table_20_Contents">
      <style:paragraph-properties fo:text-align="end" style:justify-single-word="false"/>
    </style:style>
    <style:style style:name="P78" style:family="paragraph" style:parent-style-name="Standard">
      <style:paragraph-properties fo:margin-left="0.4071in" fo:margin-right="0in" fo:text-indent="0in" style:auto-text-indent="false"/>
    </style:style>
    <style:style style:name="P79" style:family="paragraph" style:parent-style-name="Hanging_20_indent">
      <style:paragraph-properties>
        <style:tab-stops/>
      </style:paragraph-properties>
    </style:style>
    <style:style style:name="P80" style:family="paragraph" style:parent-style-name="Text_20_body_20_indent">
      <style:paragraph-properties>
        <style:tab-stops>
          <style:tab-stop style:position="3.1909in"/>
        </style:tab-stops>
      </style:paragraph-properties>
    </style:style>
    <style:style style:name="P81" style:family="paragraph" style:parent-style-name="Text_20_body_20_indent">
      <style:text-properties fo:font-size="9pt" style:font-size-asian="9pt" style:font-size-complex="9pt"/>
    </style:style>
    <style:style style:name="P82" style:family="paragraph" style:parent-style-name="Table_20_Contents">
      <style:paragraph-properties fo:margin-left="1.3902in" fo:margin-right="0.0047in" fo:text-align="start" style:justify-single-word="false" fo:text-indent="0in" style:auto-text-indent="false"/>
    </style:style>
    <style:style style:name="P83" style:family="paragraph" style:parent-style-name="Table_20_Heading">
      <style:paragraph-properties fo:text-align="center" style:justify-single-word="false"/>
    </style:style>
    <style:style style:name="P84" style:family="paragraph" style:parent-style-name="Text_20_body_20_indent">
      <style:paragraph-properties fo:margin-left="0.4866in" fo:margin-right="0in" fo:text-indent="0in" style:auto-text-indent="false"/>
    </style:style>
    <style:style style:name="P85" style:family="paragraph" style:parent-style-name="Contents_20_1">
      <style:paragraph-properties>
        <style:tab-stops>
          <style:tab-stop style:position="6.9252in" style:type="right" style:leader-style="dotted" style:leader-text="."/>
        </style:tab-stops>
      </style:paragraph-properties>
    </style:style>
    <style:style style:name="P86" style:family="paragraph" style:parent-style-name="Contents_20_2">
      <style:paragraph-properties>
        <style:tab-stops>
          <style:tab-stop style:position="6.7283in" style:type="right" style:leader-style="dotted" style:leader-text="."/>
        </style:tab-stops>
      </style:paragraph-properties>
    </style:style>
    <style:style style:name="P87" style:family="paragraph" style:parent-style-name="Contents_20_3">
      <style:paragraph-properties>
        <style:tab-stops>
          <style:tab-stop style:position="6.5319in" style:type="right" style:leader-style="dotted" style:leader-text="."/>
        </style:tab-stops>
      </style:paragraph-properties>
    </style:style>
    <style:style style:name="P88" style:family="paragraph" style:parent-style-name="Contents_20_4">
      <style:paragraph-properties>
        <style:tab-stops>
          <style:tab-stop style:position="6.3354in" style:type="right" style:leader-style="dotted" style:leader-text="."/>
        </style:tab-stops>
      </style:paragraph-properties>
    </style:style>
    <style:style style:name="P89" style:family="paragraph" style:parent-style-name="Text_20_body" style:list-style-name="List_20_1"/>
    <style:style style:name="P90" style:family="paragraph" style:parent-style-name="Text_20_body" style:list-style-name="List_20_1">
      <style:paragraph-properties fo:margin-left="0.6063in" fo:margin-right="0in" fo:text-indent="-0.1575in" style:auto-text-indent="false">
        <style:tab-stops/>
      </style:paragraph-properties>
    </style:style>
    <style:style style:name="P91" style:family="paragraph" style:parent-style-name="Text_20_body" style:list-style-name="L1">
      <style:paragraph-properties fo:margin-left="0in" fo:margin-right="0in" fo:text-indent="0in" style:auto-text-indent="false"/>
    </style:style>
    <style:style style:name="P92" style:family="paragraph" style:parent-style-name="Text_20_body" style:list-style-name="L2">
      <style:paragraph-properties fo:margin-left="0.6346in" fo:margin-right="0in" fo:text-indent="-0.2555in" style:auto-text-indent="false">
        <style:tab-stops/>
      </style:paragraph-properties>
      <style:text-properties fo:font-weight="normal" style:font-weight-asian="normal" style:font-weight-complex="normal"/>
    </style:style>
    <style:style style:name="P93" style:family="paragraph" style:parent-style-name="List" style:list-style-name="L3"/>
    <style:style style:name="P94" style:family="paragraph" style:parent-style-name="Heading_20_2">
      <style:text-properties fo:color="#000000"/>
    </style:style>
    <style:style style:name="P95" style:family="paragraph" style:parent-style-name="Heading_20_1">
      <style:paragraph-properties fo:break-before="page"/>
    </style:style>
    <style:style style:name="P96" style:family="paragraph" style:parent-style-name="Heading_20_1">
      <style:paragraph-properties fo:margin-left="0in" fo:margin-right="0in" fo:text-indent="0in" style:auto-text-indent="false"/>
    </style:style>
    <style:style style:name="P97" style:family="paragraph" style:parent-style-name="Heading_20_4">
      <style:text-properties fo:color="#000000"/>
    </style:style>
    <style:style style:name="P98" style:family="paragraph" style:parent-style-name="Heading_20_4">
      <style:paragraph-properties fo:margin-left="0in" fo:margin-right="0in" fo:text-indent="0in" style:auto-text-indent="false"/>
    </style:style>
    <style:style style:name="P99" style:family="paragraph" style:parent-style-name="Heading_20_3">
      <style:text-properties fo:color="#000000"/>
    </style:style>
    <style:style style:name="P100" style:family="paragraph" style:parent-style-name="Preformatted_20_Text">
      <style:paragraph-properties fo:margin-left="0in" fo:margin-right="0in" fo:text-indent="0in" style:auto-text-indent="false"/>
    </style:style>
    <style:style style:name="P101" style:family="paragraph" style:parent-style-name="List_20_1" style:list-style-name="L2">
      <style:paragraph-properties fo:margin-left="0.6535in" fo:margin-right="0in" fo:text-indent="-0.2555in" style:auto-text-indent="false">
        <style:tab-stops/>
      </style:paragraph-properties>
    </style:style>
    <style:style style:name="P102" style:family="paragraph" style:parent-style-name="List_20_1" style:list-style-name="L2">
      <style:paragraph-properties fo:margin-left="0.6346in" fo:margin-right="0in" fo:text-indent="-0.2555in" style:auto-text-indent="false">
        <style:tab-stops/>
      </style:paragraph-properties>
    </style:style>
    <style:style style:name="P103" style:family="paragraph" style:parent-style-name="List_20_1" style:list-style-name="L2">
      <style:paragraph-properties fo:margin-left="0.6346in" fo:margin-right="0in" fo:text-indent="-0.2555in" style:auto-text-indent="false">
        <style:tab-stops/>
      </style:paragraph-properties>
      <style:text-properties fo:font-weight="normal" style:font-weight-asian="normal" style:font-weight-complex="normal"/>
    </style:style>
    <style:style style:name="T1" style:family="text">
      <style:text-properties fo:font-size="10pt" style:font-size-asian="10pt" style:font-size-complex="10pt"/>
    </style:style>
    <style:style style:name="T2" style:family="text">
      <style:text-properties style:font-name="Trebuchet MS" fo:font-size="10pt" style:font-size-asian="10pt" style:font-size-complex="10pt"/>
    </style:style>
    <style:style style:name="T3" style:family="text">
      <style:text-properties fo:font-size="10pt" style:font-size-asian="10pt" style:font-size-complex="10pt"/>
    </style:style>
    <style:style style:name="T4" style:family="text">
      <style:text-properties style:font-name="Trebuchet MS" fo:font-size="10pt" style:font-size-asian="10pt" style:font-size-complex="10pt"/>
    </style:style>
    <style:style style:name="T5" style:family="text">
      <style:text-properties fo:font-weight="bold"/>
    </style:style>
    <style:style style:name="T6" style:family="text">
      <style:text-properties fo:font-weight="bold" style:font-weight-asian="bold" style:font-weight-complex="bold"/>
    </style:style>
    <style:style style:name="T7" style:family="text">
      <style:text-properties fo:color="#ff0000"/>
    </style:style>
    <style:style style:name="T8" style:family="text">
      <style:text-properties fo:color="#ff0000" fo:font-weight="bold"/>
    </style:style>
    <style:style style:name="T9" style:family="text">
      <style:text-properties fo:color="#ff0000" fo:font-weight="bold" style:font-weight-asian="bold" style:font-weight-complex="bold"/>
    </style:style>
    <style:style style:name="T10" style:family="text">
      <style:text-properties fo:color="#ff0000" fo:font-weight="bold" fo:background-color="transparent" style:font-weight-asian="bold" style:font-weight-complex="bold"/>
    </style:style>
    <style:style style:name="T11" style:family="text">
      <style:text-properties fo:color="#ff0000" fo:font-size="12pt" style:font-size-asian="12pt" style:font-size-complex="12pt"/>
    </style:style>
    <style:style style:name="T12" style:family="text">
      <style:text-properties fo:color="#000000"/>
    </style:style>
    <style:style style:name="T13" style:family="text">
      <style:text-properties fo:color="#000000" fo:font-weight="bold"/>
    </style:style>
    <style:style style:name="T14" style:family="text">
      <style:text-properties fo:color="#000000" fo:font-weight="bold" style:font-weight-asian="bold" style:font-weight-complex="bold"/>
    </style:style>
    <style:style style:name="T15" style:family="text">
      <style:text-properties fo:color="#000000" fo:font-weight="normal" style:font-weight-asian="normal" style:font-weight-complex="normal"/>
    </style:style>
    <style:style style:name="T16" style:family="text">
      <style:text-properties fo:color="#000000" fo:font-style="italic"/>
    </style:style>
    <style:style style:name="T17" style:family="text">
      <style:text-properties fo:color="#000000" fo:font-style="italic" fo:font-weight="bold" style:font-style-asian="italic" style:font-weight-asian="bold" style:font-style-complex="italic" style:font-weight-complex="bold"/>
    </style:style>
    <style:style style:name="T18" style:family="text">
      <style:text-properties fo:color="#000000" style:text-position="33% 80%"/>
    </style:style>
    <style:style style:name="T19" style:family="text">
      <style:text-properties fo:color="#000000" fo:font-size="10pt" style:font-size-asian="10pt" style:font-size-complex="10pt"/>
    </style:style>
    <style:style style:name="T20" style:family="text">
      <style:text-properties fo:color="#009966" fo:font-weight="bold"/>
    </style:style>
    <style:style style:name="T21" style:family="text">
      <style:text-properties fo:color="#0000ff"/>
    </style:style>
    <style:style style:name="T22" style:family="text">
      <style:text-properties fo:color="#0000ff" fo:background-color="#e7e7ff"/>
    </style:style>
    <style:style style:name="T23" style:family="text">
      <style:text-properties fo:color="#0000ff" fo:font-size="10.5pt" style:font-size-asian="10.5pt" style:font-size-complex="10.5pt"/>
    </style:style>
    <style:style style:name="T24" style:family="text">
      <style:text-properties fo:color="#0000ff" fo:font-weight="bold" style:font-weight-asian="bold" style:font-weight-complex="bold"/>
    </style:style>
    <style:style style:name="T25" style:family="text">
      <style:text-properties fo:color="#0000ff" fo:font-weight="normal" style:font-weight-asian="normal" style:font-weight-complex="normal"/>
    </style:style>
    <style:style style:name="T26" style:family="text">
      <style:text-properties fo:color="#0000ff" fo:font-size="12pt" style:font-size-asian="12pt" style:font-size-complex="12pt"/>
    </style:style>
    <style:style style:name="T27" style:family="text">
      <style:text-properties fo:color="#0000ff" fo:font-size="10pt" style:font-size-asian="10pt" style:font-size-complex="10pt"/>
    </style:style>
    <style:style style:name="T28" style:family="text">
      <style:text-properties fo:color="#cc0000"/>
    </style:style>
    <style:style style:name="T29" style:family="text">
      <style:text-properties fo:color="#cc0000" fo:font-weight="bold"/>
    </style:style>
    <style:style style:name="T30" style:family="text">
      <style:text-properties fo:color="#cc0000" fo:font-size="10pt" style:font-size-asian="10pt" style:font-size-complex="10pt"/>
    </style:style>
    <style:style style:name="T31" style:family="text">
      <style:text-properties fo:color="#0000cc" fo:background-color="#e7e7ff"/>
    </style:style>
    <style:style style:name="T32" style:family="text">
      <style:text-properties fo:color="#02b902"/>
    </style:style>
    <style:style style:name="T33" style:family="text">
      <style:text-properties fo:font-style="italic" style:font-style-asian="italic" style:font-style-complex="italic"/>
    </style:style>
    <style:style style:name="T34" style:family="text">
      <style:text-properties fo:font-style="italic" style:text-underline-style="none" fo:font-weight="normal" style:font-style-asian="italic" style:font-weight-asian="normal" style:font-style-complex="italic" style:font-weight-complex="normal"/>
    </style:style>
    <style:style style:name="T35" style:family="text">
      <style:text-properties fo:font-style="italic" style:text-underline-style="none" style:font-style-asian="italic" style:font-style-complex="italic"/>
    </style:style>
    <style:style style:name="T36" style:family="text">
      <style:text-properties fo:font-style="italic" fo:font-weight="bold" style:font-style-asian="italic" style:font-weight-asian="bold" style:font-style-complex="italic" style:font-weight-complex="bold"/>
    </style:style>
    <style:style style:name="T37" style:family="text">
      <style:text-properties fo:font-style="italic" fo:font-weight="normal" style:font-style-asian="italic" style:font-weight-asian="normal" style:font-style-complex="italic" style:font-weight-complex="normal"/>
    </style:style>
    <style:style style:name="T38" style:family="text">
      <style:text-properties fo:color="#cc0033" fo:font-weight="bold"/>
    </style:style>
    <style:style style:name="T39" style:family="text">
      <style:text-properties fo:color="#9966ff"/>
    </style:style>
    <style:style style:name="T40" style:family="text">
      <style:text-properties fo:color="#ff00cc"/>
    </style:style>
    <style:style style:name="T41" style:family="text">
      <style:text-properties fo:color="#006699" fo:font-weight="bold"/>
    </style:style>
    <style:style style:name="T42" style:family="text">
      <style:text-properties fo:color="#008000"/>
    </style:style>
    <style:style style:name="T43" style:family="text">
      <style:text-properties fo:color="#008000" fo:font-weight="normal" style:font-weight-asian="normal" style:font-weight-complex="normal"/>
    </style:style>
    <style:style style:name="T44" style:family="text">
      <style:text-properties fo:color="#008000" fo:font-weight="bold" style:font-weight-asian="bold" style:font-weight-complex="bold"/>
    </style:style>
    <style:style style:name="T45" style:family="text">
      <style:text-properties fo:color="#008000" fo:font-size="12pt" style:font-size-asian="12pt" style:font-size-complex="12pt"/>
    </style:style>
    <style:style style:name="T46" style:family="text">
      <style:text-properties fo:font-weight="normal" style:font-weight-asian="normal" style:font-weight-complex="normal"/>
    </style:style>
    <style:style style:name="T47" style:family="text">
      <style:text-properties fo:color="#c5000b"/>
    </style:style>
    <style:style style:name="T48" style:family="text">
      <style:text-properties fo:font-style="normal" fo:font-weight="bold" style:font-style-asian="normal" style:font-weight-asian="bold" style:font-style-complex="normal" style:font-weight-complex="bold"/>
    </style:style>
    <style:style style:name="T49" style:family="text">
      <style:text-properties fo:font-style="normal" fo:font-weight="normal" style:font-style-asian="normal" style:font-weight-asian="normal" style:font-style-complex="normal" style:font-weight-complex="normal"/>
    </style:style>
    <style:style style:name="T50" style:family="text">
      <style:text-properties fo:background-color="#00ff00"/>
    </style:style>
    <style:style style:name="T51" style:family="text">
      <style:text-properties fo:font-size="10.5pt" style:font-size-asian="10.5pt" style:font-size-complex="10.5pt"/>
    </style:style>
    <style:style style:name="T52" style:family="text">
      <style:text-properties fo:font-size="10.5pt" fo:font-weight="normal" style:font-size-asian="10.5pt" style:font-weight-asian="normal" style:font-size-complex="10.5pt" style:font-weight-complex="normal"/>
    </style:style>
    <style:style style:name="T53" style:family="text">
      <style:text-properties fo:font-size="10.5pt" fo:font-weight="bold" style:font-size-asian="10.5pt" style:font-weight-asian="bold" style:font-size-complex="10.5pt" style:font-weight-complex="bold"/>
    </style:style>
    <style:style style:name="T54" style:family="text">
      <style:text-properties fo:background-color="#e7e7ff"/>
    </style:style>
    <style:style style:name="T55" style:family="text">
      <style:text-properties fo:font-size="12pt" style:font-size-asian="12pt" style:font-size-complex="12pt"/>
    </style:style>
    <style:style style:name="T56" style:family="text">
      <style:text-properties fo:font-size="12pt" fo:font-weight="bold" style:font-size-asian="12pt" style:font-weight-asian="bold" style:font-size-complex="12pt" style:font-weight-complex="bold"/>
    </style:style>
    <style:style style:name="T57" style:family="text">
      <style:text-properties style:text-underline-style="none"/>
    </style:style>
    <style:style style:name="T58" style:family="text">
      <style:text-properties style:text-position="sub 58%" fo:font-style="italic" style:font-style-asian="italic" style:font-style-complex="italic"/>
    </style:style>
    <style:style style:name="fr1" style:family="graphic" style:parent-style-name="Frame">
      <style:graphic-properties style:vertical-pos="from-top" style:vertical-rel="page" style:horizontal-pos="from-left" style:horizontal-rel="page" fo:padding="0in" fo:border="none">
        <style:columns fo:column-count="1" fo:column-gap="0in"/>
      </style:graphic-properties>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middle" style:vertical-rel="text" style:horizontal-pos="from-left" style:horizontal-rel="paragraph-content" draw:ole-draw-aspect="1"/>
    </style:style>
    <style:style style:name="fr5"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2.85in" svg:y="3.9811in" svg:width="2.7in" draw:z-index="0">
        <draw:text-box fo:min-height="0.9654in">
          <text:p text:style-name="P1">Exploring Science, Technology, Engineering, and Mathematics (STEM) With MathPiper</text:p>
          <text:p text:style-name="P2">by Ted Kosan</text:p>
        </draw:text-box>
      </draw:frame>
      <draw:frame draw:style-name="fr1" draw:name="Frame9" text:anchor-type="page" text:anchor-page-number="1" svg:x="2.5472in" svg:y="8.2402in" svg:width="3.5508in" draw:z-index="29">
        <draw:text-box fo:min-height="1.2634in">
          <text:p text:style-name="P3"/>
          <text:p text:style-name="P4"><text:span text:style-name="T1">Copyright </text:span><text:span text:style-name="T2">©</text:span><text:span text:style-name="T1"> 2010 by Ted Kosan</text:span></text:p>
          <text:p text:style-name="P5"/>
          <text:p text:style-name="P4"><text:s/>This work is licensed under the Creative Commons Attribution-ShareAlike 3.0 License. To view a copy of this license, visit http://creativecommons.org/licenses/by-sa/3.0/</text:p>
        </draw:text-box>
      </draw:fram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85"><text:bookmark-start text:name="DDE_LINK22"/>1 Preface<text:tab/>8</text:p>
          <text:p text:style-name="P86">1.1 Dedication<text:tab/>8</text:p>
          <text:p text:style-name="P86">1.2 Acknowledgments<text:tab/>8</text:p>
          <text:p text:style-name="P86">1.3 Website And Support Email List<text:tab/>8</text:p>
          <text:p text:style-name="P86">1.4 Recommended Weekly Sequence When Teaching A Class With This Book<text:tab/>8</text:p>
          <text:p text:style-name="P85">2 Introduction<text:tab/>9</text:p>
          <text:p text:style-name="P86">2.1 Patterns And STEM<text:tab/>9</text:p>
          <text:p text:style-name="P85">3 Patterns And Pattern Spaces<text:tab/>10</text:p>
          <text:p text:style-name="P86">3.1 Exploring A Permutation Pattern Space<text:tab/>10</text:p>
          <text:p text:style-name="P87">3.1.1 Generating Permutation Patterns With PermutationsList()<text:tab/>10</text:p>
          <text:p text:style-name="P87">3.1.2 The Permutations() Function And The Enormous Pattern Spaces It Can Work With<text:tab/>14</text:p>
          <text:p text:style-name="P86">3.2 Tools For Moving Through A Pattern Space<text:tab/>16</text:p>
          <text:p text:style-name="P87">3.2.1 Walking Through A Pattern Space With Pencil And Paper<text:tab/>16</text:p>
          <text:p text:style-name="P87">3.2.2 Flying A Spacecraft Through A Pattern Space With A Loop Based Program<text:tab/>17</text:p>
          <text:p text:style-name="P88">3.2.2.1 A Pattern Space Can Quickly Become Too Vast For Even A Computer "Spacecraft" To Traverse<text:tab/>18</text:p>
          <text:p text:style-name="P87">3.2.3 Hyperspace Jumping Through A Pattern Space With Mathematical Formulas And Theorems<text:tab/>20</text:p>
          <text:p text:style-name="P88">3.2.3.1 Beginning The Search For An Integer Summing Jump Point<text:tab/>20</text:p>
          <text:p text:style-name="P88">3.2.3.2 Switching To Mathematical Notation<text:tab/>23</text:p>
          <text:p text:style-name="P87">3.2.4 Formulas And Theorems Are Like Hyperspace Jump Points<text:tab/>27</text:p>
          <text:p text:style-name="P87">3.2.5 The Greek Letter Sigma () Is Used In Mathematical Notation To Represent The Sum Operation<text:tab/>28</text:p>
          <text:p text:style-name="P88">3.2.5.1 Summing Without Applying An Operation<text:tab/>28</text:p>
          <text:p text:style-name="P88">3.2.5.2 Applying An Operation While Summing<text:tab/>29</text:p>
          <text:p text:style-name="P87">3.2.6 Mathematical Notation Was Designed To Relay Complex Ideas With A Minimum Amount Of Writing (Or Typing!)<text:tab/>30</text:p>
          <text:p text:style-name="P88">3.2.6.1 Knowing How To Program Makes Learning Mathematics Easier<text:tab/>30</text:p>
          <text:p text:style-name="P88">3.2.6.2 Using Juxtaposition Notation For Multiplication Instead Of The * Operator In Mathematical Notation<text:tab/>30</text:p>
          <text:p text:style-name="P86">3.3 Exercises<text:tab/>31</text:p>
          <text:p text:style-name="P87">3.3.1 Exercise 1<text:tab/>31</text:p>
          <text:p text:style-name="P87">3.3.2 Exercise 2<text:tab/>32</text:p>
          <text:p text:style-name="P87">3.3.3 Exercise 3<text:tab/>32</text:p>
          <text:p text:style-name="P87">3.3.4 Exercise 4<text:tab/>32</text:p>
          <text:p text:style-name="P87">3.3.5 Exercise 5<text:tab/>34</text:p>
          <text:p text:style-name="P87"><text:soft-page-break/>3.3.6 Exercise 6<text:tab/>35</text:p>
          <text:p text:style-name="P85">4 Number System Patterns (Some Have Big Gaps, Some Have Small Gaps or No Gaps)<text:tab/>36</text:p>
          <text:p text:style-name="P86">4.1 Number Systems Which Have Big Gaps<text:tab/>36</text:p>
          <text:p text:style-name="P87">4.1.1 - The Natural (Or Counting) Numbers<text:tab/>36</text:p>
          <text:p text:style-name="P87">4.1.2 The Integers (Natural Numbers Plus Their Negative Counterparts)<text:tab/>37</text:p>
          <text:p text:style-name="P87">4.1.3 The Big Gaps Which Exist Between Natural Numbers And Integers<text:tab/>38</text:p>
          <text:p text:style-name="P88">4.1.3.1 Zooming Into The Area Between The Integers 0 And 1<text:tab/>38</text:p>
          <text:p text:style-name="P87">4.1.4 Natural Numbers And Integers Are Used When Counting Things; Discrete Mathematics<text:tab/>39</text:p>
          <text:p text:style-name="P86">4.2 The Rational Numbers, A Number System Which Has Small Gaps<text:tab/>40</text:p>
          <text:p text:style-name="P87">4.2.1 The Rational Number System Contains Equivalents To All The Integers<text:tab/>40</text:p>
          <text:p text:style-name="P87">4.2.2 Zooming Into The Area Between The Rational Numbers 0/1 And 1/1<text:tab/>41</text:p>
          <text:p text:style-name="P87">4.2.3 Going Beyond One Level In The Zoom (All Rational Numbers Have An Infinite Number Of Rational Numbers Between Them)<text:tab/>42</text:p>
          <text:p text:style-name="P87">4.2.4 Irrational Numbers<text:tab/>43</text:p>
          <text:p text:style-name="P86">4.3 The Real Numbers And Decimal Representations<text:tab/>43</text:p>
          <text:p text:style-name="P87">4.3.1 Obtaining Decimal Representations Of Real Numbers With N()<text:tab/>44</text:p>
          <text:p text:style-name="P87">4.3.2 Obtaining Decimal Representations Of Rational Numbers With N()<text:tab/>45</text:p>
          <text:p text:style-name="P87">4.3.3 Obtaining Rational Representations Of Decimal Numbers<text:tab/>47</text:p>
          <text:p text:style-name="P87">4.3.4 Zooming Into The Area Between The Real Numbers 0.0 And 1.0<text:tab/>47</text:p>
          <text:p text:style-name="P87">4.3.5 Going Beyond One Level In The Zoom (All Real Numbers Have An Infinite Number Of Real Numbers Between Them)<text:tab/>48</text:p>
          <text:p text:style-name="P87">4.3.6 Rational Numbers And Real Numbers Are Used When Measuring Things; Continuous Mathematics<text:tab/>49</text:p>
          <text:p text:style-name="P87">4.3.7 Imaginary Numbers And Complex Numbers Will Be Covered Later<text:tab/>49</text:p>
          <text:p text:style-name="P86">4.4 Exercises<text:tab/>49</text:p>
          <text:p text:style-name="P87">4.4.1 Exercise 1<text:tab/>50</text:p>
          <text:p text:style-name="P87">4.4.2 Exercise 2<text:tab/>50</text:p>
          <text:p text:style-name="P87">4.4.3 Exercise 3<text:tab/>51</text:p>
          <text:p text:style-name="P87">4.4.4 Exercise 4<text:tab/>51</text:p>
          <text:p text:style-name="P87">4.4.5 Exercise 5<text:tab/>51</text:p>
          <text:p text:style-name="P87">4.4.6 Exercise 6<text:tab/>51</text:p>
          <text:p text:style-name="P87">4.4.7 Exercise 7<text:tab/>51</text:p>
          <text:p text:style-name="P85">5 The Modeling And Simulation Of Systems<text:tab/>52</text:p>
          <text:p text:style-name="P85">6 Counting Based Simulations Which Use Probability<text:tab/>53</text:p>
          <text:p text:style-name="P86">6.1 Rules Related To Probability<text:tab/>54</text:p>
          <text:p text:style-name="P86">6.2 The Three Kinds Of Probabilities<text:tab/>55</text:p>
          <text:p text:style-name="P87">6.2.1 Subjective Probability<text:tab/>55</text:p>
          <text:p text:style-name="P87">6.2.2 Theoretical Probability<text:tab/>55</text:p>
          <text:p text:style-name="P88">6.2.2.1 Calculating The Probability That A Single Die Will Come Up 5 <text:soft-page-break/>When Rolled Using Theory<text:tab/>56</text:p>
          <text:p text:style-name="P87">6.2.3 Empirical Probability<text:tab/>58</text:p>
          <text:p text:style-name="P88">6.2.3.1 Determining The Probability That A Single Die Will Come Up 5 When Rolled Using Simulation; The Law Of Large Numbers<text:tab/>58</text:p>
          <text:p text:style-name="P87">6.2.4 Histograms<text:tab/>61</text:p>
          <text:p text:style-name="P88">6.2.4.1 Plain Histogram With No Title<text:tab/>61</text:p>
          <text:p text:style-name="P88">6.2.4.2 Adding A Title To A Histogram And The Options Operator (-&gt;)<text:tab/>62</text:p>
          <text:p text:style-name="P88">6.2.4.3 Histogram With Configured Bins<text:tab/>63</text:p>
          <text:p text:style-name="P88">6.2.4.4 Histogram With Two 1's<text:tab/>64</text:p>
          <text:p text:style-name="P88">6.2.4.5 Histogram With Three 5's<text:tab/>65</text:p>
          <text:p text:style-name="P88">6.2.4.6 Histogram With Axes Labels And Data Series Titles<text:tab/>66</text:p>
          <text:p text:style-name="P87">6.2.5 A Histogram Which Shows The Result Of Rolling A Single Simulated Die 1000 Times<text:tab/>67</text:p>
          <text:p text:style-name="P87">6.2.6 A Histogram Which Shows The Result Of Rolling Two Simulated Dice 1000 Times<text:tab/>68</text:p>
          <text:p text:style-name="P86">6.3 Exercises<text:tab/>69</text:p>
          <text:p text:style-name="P87">6.3.1 Exercise 1<text:tab/>70</text:p>
          <text:p text:style-name="P87">6.3.2 Exercise 2<text:tab/>70</text:p>
          <text:p text:style-name="P87">6.3.3 Exercise 3<text:tab/>70</text:p>
          <text:p text:style-name="P87">6.3.4 Exercise 4<text:tab/>70</text:p>
          <text:p text:style-name="P87">6.3.5 Exercise 5<text:tab/>70</text:p>
          <text:p text:style-name="P87">6.3.6 Exercise 6<text:tab/>71</text:p>
          <text:p text:style-name="P87">6.3.7 Exercise 7<text:tab/>71</text:p>
          <text:p text:style-name="P87">6.3.8 Exercise 8<text:tab/>71</text:p>
          <text:p text:style-name="P87">6.3.9 Exercise 9<text:tab/>71</text:p>
          <text:p text:style-name="P85">7 Monte Carlo Simulations<text:tab/>72</text:p>
          <text:p text:style-name="P86">7.1 The Three Doors Game<text:tab/>74</text:p>
          <text:p text:style-name="P86">7.2 In A Room Full Of People, What Is The Probability That At Least Two Will Have The Same Birthday?<text:tab/>75</text:p>
          <text:p text:style-name="P86">7.3 What Is The Probability Of A Family With Four Children Having Exactly Three Boys?<text:tab/>78</text:p>
          <text:p text:style-name="P86">7.4 What Is The Probability Of Having Three Or More Hits In Five Basketball Free throws?<text:tab/>80</text:p>
          <text:p text:style-name="P86">7.5 Shooting At A Target<text:tab/>82</text:p>
          <text:p text:style-name="P86">7.6 Two Stacks Of 10 Pennies<text:tab/>84</text:p>
          <text:p text:style-name="P86">7.7 Vending Machine Simulation<text:tab/>86</text:p>
          <text:p text:style-name="P86">7.8 Card Game Simulations<text:tab/>90</text:p>
          <text:p text:style-name="P87">7.8.1 The Probability Of Obtaining A Hand With Two Of A Kind In Cards<text:tab/>90</text:p>
          <text:p text:style-name="P87">7.8.2 The Probability Of Obtaining Two Pairs Vs. Three Of A Kind In Cards<text:tab/>91</text:p>
          <text:p text:style-name="P87">7.8.3 Modeling A Deck Of Cards<text:tab/>92</text:p>
          <text:p text:style-name="P86">7.9 A Random Walk Simulation<text:tab/>93</text:p>
          <text:p text:style-name="P86">7.10 Exercises<text:tab/>95</text:p>
          <text:p text:style-name="P87"><text:soft-page-break/>7.10.1 Exercise 1<text:tab/>96</text:p>
          <text:p text:style-name="P87">7.10.2 Exercise 2<text:tab/>96</text:p>
          <text:p text:style-name="P87">7.10.3 Exercise 3<text:tab/>96</text:p>
          <text:p text:style-name="P87">7.10.4 Exercise 4<text:tab/>96</text:p>
          <text:p text:style-name="P87">7.10.5 Exercise 5<text:tab/>97</text:p>
          <text:p text:style-name="P87">7.10.6 Exercise 6 (extra credit)<text:tab/>97</text:p>
          <text:p text:style-name="P85">8 The AskUser(), TellUser(), and ToAtom() Functions<text:tab/>98</text:p>
          <text:p text:style-name="P86">8.1 AskUser()<text:tab/>98</text:p>
          <text:p text:style-name="P86">8.2 TellUser()<text:tab/>99</text:p>
          <text:p text:style-name="P86">8.3 Using AskUser() and TellUser() Together In a Repeat() Loop<text:tab/>99</text:p>
          <text:p text:style-name="P86">8.4 Exercises<text:tab/>100</text:p>
          <text:p text:style-name="P87">8.4.1 Exercise 1<text:tab/>100</text:p>
          <text:p text:style-name="P87">8.4.2 Exercise 2<text:tab/>101</text:p>
          <text:p text:style-name="P85">9 Mathematical Formulas, The Solve() Function, Mathematical Functions, And Static Plotting<text:tab/>102</text:p>
          <text:p text:style-name="P86">9.1 Applied Mathematics And Formulas<text:tab/>102</text:p>
          <text:p text:style-name="P86">9.2 Rearranging Formulas With The == Operator And The Solve() Function<text:tab/>103</text:p>
          <text:p text:style-name="P86">9.3 Turning A Formula Into An Explicit Function; Independent And Dependent Variables<text:tab/>105</text:p>
          <text:p text:style-name="P86">9.4 The Domain And Range Of A Function<text:tab/>106</text:p>
          <text:p text:style-name="P86">9.5 Plotting A Function (Obtaining A Graphic "Map" Of A Function's Pattern Space)<text:tab/>107</text:p>
          <text:p text:style-name="P87">9.5.1 Generating 11 Points With A ForEach Loop And Plotting Them With ScatterPlot()<text:tab/>108</text:p>
          <text:p text:style-name="P87">9.5.2 Analyzing The Plotted Points With Cross Hairs And Mouse Pointer Hovering<text:tab/>110</text:p>
          <text:p text:style-name="P87">9.5.3 Generating 11 Points With Table() And Plotting Them With ScatterPlot()<text:tab/>110</text:p>
          <text:p text:style-name="P87">9.5.4 Generating More Accurate Plots With Table() And ScatterPlot()<text:tab/>112</text:p>
          <text:p text:style-name="P87">9.5.5 Generating Points With Plot2D But Not Plotting Them<text:tab/>114</text:p>
          <text:p text:style-name="P87">9.5.6 Plotting A Function With Plot2D()<text:tab/>115</text:p>
          <text:p text:style-name="P87">9.5.7 Calculating The Rate Of Change Of The Function f(t) = 55t; Rise Over Run; Slope<text:tab/>117</text:p>
          <text:p text:style-name="P88">9.5.7.1 Calculating The Slope Using Two Adjacent Points<text:tab/>118</text:p>
          <text:p text:style-name="P88">9.5.7.2 Calculating The Slope Using Two Points Which Are Not Adjacent<text:tab/>119</text:p>
          <text:p text:style-name="P88">9.5.7.3 Using Randomly Selected Points To Calculate The Slope<text:tab/>120</text:p>
          <text:p text:style-name="P86">9.6 Exercises<text:tab/>123</text:p>
          <text:p text:style-name="P87">9.6.1 Exercise 1<text:tab/>123</text:p>
          <text:p text:style-name="P87">9.6.2 Exercise 2<text:tab/>124</text:p>
          <text:p text:style-name="P87">9.6.3 Exercise 3<text:tab/>124</text:p>
          <text:p text:style-name="P87">9.6.4 Exercise 4<text:tab/>124</text:p>
          <text:p text:style-name="P85"><text:soft-page-break/>10 Introduction To The GeoGebra Plugin; Dynamic Equations; Simple Linear Simulations<text:tab/>125</text:p>
          <text:p text:style-name="P86">10.1 An Overview Of The GeoGebra GUI<text:tab/>125</text:p>
          <text:p text:style-name="P86">10.2 Adding Points To The Drawing Pad<text:tab/>127</text:p>
          <text:p text:style-name="P86">10.3 Adding Lines To The Drawing Pad<text:tab/>129</text:p>
          <text:p text:style-name="P86">10.4 Plotting Functions On The Drawing Pad<text:tab/>130</text:p>
          <text:p text:style-name="P87">10.4.1 Adjusting The Scale Of The Range Axis<text:tab/>132</text:p>
          <text:p text:style-name="P86">10.5 Plotting A Line Which Has A Slope Of 55<text:tab/>133</text:p>
          <text:p text:style-name="P86">10.6 Plotting Functions Of Lines Which Have Negative Slopes<text:tab/>134</text:p>
          <text:p text:style-name="P86">10.7 Dynamically Changing The Slope Of A Line<text:tab/>135</text:p>
          <text:p text:style-name="P87">10.7.1 A Better Looking GeoGebra Slope Simulation<text:tab/>136</text:p>
          <text:p text:style-name="P86">10.8 The %geogebra Fold<text:tab/>137</text:p>
          <text:p text:style-name="P87">10.8.1 Entering A Function Into GeoGebra In Order To Dynamically Change It<text:tab/>138</text:p>
          <text:p text:style-name="P86">10.9 The GeoGebraPoint() Function<text:tab/>139</text:p>
          <text:p text:style-name="P87">10.9.1 Plotting 5 Random Points On The Drawing Pad<text:tab/>139</text:p>
          <text:p text:style-name="P87">10.9.2 Simulating A Ball Falling At A Constant Rate<text:tab/>140</text:p>
          <text:p text:style-name="P88">10.9.2.1 Adding A Line To The Simulation And Tracing It<text:tab/>140</text:p>
          <text:p text:style-name="P87">10.9.3 Moving A Point At A Specified Slope<text:tab/>142</text:p>
          <text:p text:style-name="P87">10.9.4 Simulating A Random Walk<text:tab/>143</text:p>
          <text:p text:style-name="P87">10.9.5 A Simple Bouncing Ball Simulation<text:tab/>144</text:p>
          <text:p text:style-name="P86">10.10 The GeoGebraPlot() Function<text:tab/>146</text:p>
          <text:p text:style-name="P86">10.11 Exercises<text:tab/>147</text:p>
          <text:p text:style-name="P87">10.11.1 Exercise 1<text:tab/>147</text:p>
          <text:p text:style-name="P87">10.11.2 Exercise 2<text:tab/>148</text:p>
          <text:p text:style-name="P87">10.11.3 Exercise 3<text:tab/>148</text:p>
          <text:p text:style-name="P87">10.11.4 Exercise 4<text:tab/>149</text:p>
          <text:p text:style-name="P87">10.11.5 Exercise 5<text:tab/>149</text:p>
          <text:p text:style-name="P87">10.11.6 Exercise 6<text:tab/>149</text:p>
          <text:p text:style-name="P87">10.11.7 Exercise 7<text:tab/>149</text:p>
          <text:p text:style-name="P87">10.11.8 Exercise 8<text:tab/>150</text:p>
          <text:p text:style-name="P85">11 Calculating And Simulating The Throwing Of A Ball Into The Air With Gravity<text:tab/>151</text:p>
          <text:p text:style-name="P86">11.1 Analysis Of Throwing A Ball Into The Air With Gravity<text:tab/>152</text:p>
          <text:p text:style-name="P86">11.2 Showing Only The Ball<text:tab/>152</text:p>
          <text:p text:style-name="P86">11.3 Ball + Plot Of The Distance vs. Time Function<text:tab/>154</text:p>
          <text:p text:style-name="P86">11.4 Ball + Plot Of The Distance Vs. Time Function + Slope<text:tab/>155</text:p>
          <text:p text:style-name="P86">11.5 Plotting Velocity Vs. Time<text:tab/>155</text:p>
          <text:p text:style-name="P87">11.5.1 Velocity Vs. Time Indicated By Tracing The Velocity Point<text:tab/>156</text:p>
          <text:p text:style-name="P87">11.5.2 Velocity Vs. Time Indicated By Tracing The Velocity Point <text:s/>And Showing The Velocity Vs. Time Function<text:tab/>157</text:p>
          <text:p text:style-name="P87">11.5.3 Showing Only The Distance Vs. Time And Velocity Vs. Time Functions<text:soft-page-break/><text:tab/>157</text:p>
          <text:p text:style-name="P86">11.6 A Little Bit Of Calculus<text:tab/>158</text:p>
          <text:p text:style-name="P86">11.7 Finding The Velocity Vs. Time Function From The Distance Vs. Time Function Using Differentiation From Calculus<text:tab/>160</text:p>
          <text:p text:style-name="P86">11.8 Finding The Distance Vs. Time Function From The Velocity Vs. Time Function Using Integration From Calculus<text:tab/>162</text:p>
          <text:p text:style-name="P86">11.9 Calculating When The Ball Is On The Ground<text:tab/>164</text:p>
          <text:p text:style-name="P86">11.10 Calculating When The Ball Has Reached The Highest Point In Its Path<text:tab/>165</text:p>
          <text:p text:style-name="P86">11.11 Simulation Of Dropping A Ball With Gravity<text:tab/>166</text:p>
          <text:p text:style-name="P87">11.11.1 How The Line y := y + v*dt Works<text:tab/>167</text:p>
          <text:p text:style-name="P87">11.11.2 How The Line v := v + g*dt Works<text:tab/>169</text:p>
          <text:p text:style-name="P86">11.12 Throwing A Ball Vertically Into The Air With Gravity<text:tab/>169</text:p>
          <text:p text:style-name="P86">11.13 Throwing A Ball Horizontally With Gravity<text:tab/>170</text:p>
          <text:p text:style-name="P86">11.14 Exercises<text:tab/>171</text:p>
          <text:p text:style-name="P87">11.14.1 Exercise 1<text:tab/>172</text:p>
          <text:p text:style-name="P87">11.14.2 Exercise 2<text:tab/>172</text:p>
          <text:p text:style-name="P87">11.14.3 Exercise 3<text:tab/>172</text:p>
          <text:p text:style-name="P87">11.14.4 Exercise 4<text:tab/>172</text:p>
          <text:p text:style-name="P87">11.14.5 Exercise 5<text:tab/>172</text:p>
          <text:p text:style-name="P87">11.14.6 Exercise 6<text:tab/>173</text:p>
        </text:index-body>
      </text:table-of-content>
      <text:p text:style-name="Standard"><text:bookmark-end text:name="DDE_LINK22"/></text:p>
      <text:h text:style-name="P95" text:outline-level="1">Preface</text:h>
      <text:h text:style-name="Heading_20_2" text:outline-level="2">Dedication</text:h>
      <text:p text:style-name="Text_20_body">This book is dedicated to Steve Yegge and his blog entries "Math Every Day" (<text:a xlink:type="simple" xlink:href="http://steve.yegge.googlepages.com/math-every-day">http://steve.yegge.googlepages.com/math-every-day</text:a>) and "Math For Programmers" (<text:a xlink:type="simple" xlink:href="http://steve-yegge.blogspot.com/2006/03/math-for-programmers.html">http://steve-yegge.blogspot.com/2006/03/math-for-programmers.html</text:a>).</text:p>
      <text:h text:style-name="Heading_20_2" text:outline-level="2">Acknowledgments</text:h>
      <text:p text:style-name="Text_20_body"/>
      <text:h text:style-name="Heading_20_2" text:outline-level="2">Website And Support Email List</text:h>
      <text:p text:style-name="Text_20_body">The website for MathPiper and MathPiperIDE is <text:a xlink:type="simple" xlink:href="http://mathpiper.org/">http://mathpiper.org</text:a>. <text:s/></text:p>
      <text:p text:style-name="Text_20_body">The support email list for this book is called <text:span text:style-name="T6">mathpiper-user@googlegroups.com</text:span> and you can subscribe to it at <text:a xlink:type="simple" xlink:href="http://groups.google.com/group/mathpiper-user">http://groups.google.com/group/mathpiper-user</text:a></text:p>
      <text:h text:style-name="Heading_20_2" text:outline-level="2">Recommended Weekly Sequence When Teaching A Class With This Book</text:h>
      <text:list xml:id="list1511043333" text:style-name="List_20_1">
        <text:list-item>
          <text:p text:style-name="P89"><text:bookmark-start text:name="DDE_LINK"/>Week 7: Sections<text:bookmark-end text:name="DDE_LINK"/> 1-3.</text:p>
        </text:list-item>
        <text:list-item>
          <text:p text:style-name="P89">Week 8: Section 4</text:p>
        </text:list-item>
        <text:list-item>
          <text:p text:style-name="P89">Week 9: Sections 5-6</text:p>
        </text:list-item>
        <text:list-item>
          <text:p text:style-name="P89">Week 10: Section 7</text:p>
        </text:list-item>
        <text:list-item>
          <text:p text:style-name="P89">Week 11: Sections 8-9</text:p>
        </text:list-item>
        <text:list-item>
          <text:p text:style-name="P89">Week 12: Exam</text:p>
        </text:list-item>
        <text:list-item>
          <text:p text:style-name="P89">Week 13: Section 10</text:p>
        </text:list-item>
        <text:list-item>
          <text:p text:style-name="P89">Week 14: Section 11</text:p>
        </text:list-item>
        <text:list-item>
          <text:p text:style-name="P89">Week 15: TBD</text:p>
        </text:list-item>
        <text:list-item>
          <text:p text:style-name="P89">Week 16: Exam</text:p>
          <text:p text:style-name="P89"/>
        </text:list-item>
      </text:list>
      <text:h text:style-name="P96" text:outline-level="1">Introduction</text:h>
      <text:p text:style-name="P7">In the book <text:span text:style-name="T33">Introduction To Programming With MathPiper</text:span>, the basic parts of MathPiperIDE were covered along with the fundamentals of MathPiper programming. <text:s/>This book shows how to use these skills to explore the exciting areas of Science, Engineering, Technology, and Mathematics which are collectively referred to as the STEM disciplines. <text:s/>It uses an intuitive approach to describing these areas which is based on the concept of patterns. <text:s/>While the ideas that are discussed are not presented with the mathematical rigor that they typically are, it is hoped that this intuitive approach will provide an additional path to understanding which complements the rigorous approach.</text:p>
      <text:h text:style-name="Heading_20_2" text:outline-level="2">Patterns And STEM</text:h>
      <text:p text:style-name="P7">Before you continue working through this book, I recommend that you download and view the <text:span text:style-name="T6">mathpiper_presentation</text:span> which can be found in the <text:span text:style-name="T6">Documentation</text:span> page of the MathPiper website at the following URL:</text:p>
      <text:p text:style-name="P7"><text:a xlink:type="simple" xlink:href="http://www.mathpiper.org/documentation-1">http://www.mathpiper.org/documentation-1</text:a></text:p>
      <text:p text:style-name="P7"/>
      <text:p text:style-name="P7">This presentation provides an introduction to the concept of patterns upon which this book is based.</text:p>
      <text:h text:style-name="Heading_20_1" text:outline-level="1">Patterns And Pattern Spaces</text:h>
      <text:h text:style-name="Heading_20_2" text:outline-level="2">Exploring A Permutation Pattern Space</text:h>
      <text:p text:style-name="Text_20_body">A pattern is anything which has aspects which repeat in a predictable manner and here are some examples of them:</text:p>
      <text:list xml:id="list1118137741" text:continue-numbering="true" text:style-name="List_20_1">
        <text:list-item>
          <text:p text:style-name="P90">All plants and animals are made of patterns of cells.</text:p>
        </text:list-item>
        <text:list-item>
          <text:p text:style-name="P90">Cells and minerals are built with patterns of molecules and atoms.</text:p>
        </text:list-item>
        <text:list-item>
          <text:p text:style-name="P90">Atoms are patterns of protons, neutrons, and electrons.</text:p>
        </text:list-item>
        <text:list-item>
          <text:p text:style-name="P90">Music consists of sound patterns.</text:p>
        </text:list-item>
        <text:list-item>
          <text:p text:style-name="P90">Weather moves in weather patterns.</text:p>
        </text:list-item>
        <text:list-item>
          <text:p text:style-name="P90">Objects that are dropped fall according to a specific pattern.</text:p>
        </text:list-item>
        <text:list-item>
          <text:p text:style-name="P90">Objects that are thrown follow a specific pattern.</text:p>
        </text:list-item>
        <text:list-item>
          <text:p text:style-name="P90">Words are composed of letter patterns.</text:p>
        </text:list-item>
      </text:list>
      <text:h text:style-name="Heading_20_3" text:outline-level="3">Generating Permutation Patterns With PermutationsList()</text:h>
      <text:p text:style-name="Text_20_body">A good place to begin our study of patterns is with <text:span text:style-name="T6">permutation patterns</text:span>. <text:s/>Imagine that a certain family has three children named Bill, Mary, and Tom and that they are going to the store in the family car. <text:s/>Bill, Mary, and Tom will be sitting in the back seat. <text:s/>How many different ways can they be seated? <text:s/>This can be shown using the <text:span text:style-name="T6">PermutationsList()</text:span> function, which takes a list as an argument and returns another list that has all of the patterns that can be generated from it:</text:p>
      <text:p text:style-name="Preformatted_20_Text"/>
      <text:p text:style-name="Preformatted_20_Text">In&gt; PermutationsList({Bill,Mary,Tom})</text:p>
      <text:p text:style-name="P33">Result: {{Bill,Mary,Tom},{Bill,Tom,Mary},{Tom,Bill,Mary},{Mary,Bill,Tom},{Mary,Tom,Bill},{Tom,Mary,Bill}}</text:p>
      <text:p text:style-name="P33"/>
      <text:p text:style-name="Text_20_body">All of the different ways in which Bill, Mary, and Tom can be seated is an example of a <text:span text:style-name="T6">permutation pattern</text:span> and with this type of pattern, the <text:span text:style-name="T6">order</text:span> of its elements is taken into account. <text:s/>In mathematics, this kind of permutation is categorized under <text:span text:style-name="T6">combinatorics</text:span> and it is defined to be:</text:p>
      <text:p text:style-name="Text_20_body_20_indent">"Possible arrangements of a set of objects in which the order of the arrangement makes a difference. Example: Determine all the different ways five books can be arranged in order on a shelf." <text:a xlink:type="simple" xlink:href="http://schools.look4.net.nz/maths/maths_glossary/p"><text:span text:style-name="T42">schools.look4.net.nz/maths/maths_glossary/p</text:span></text:a></text:p>
      <text:p text:style-name="Text_20_body"/>
      <text:p text:style-name="Text_20_body"><text:soft-page-break/>Instead of using permutations of names, let's use permutations that can be formed by <text:span text:style-name="T6">letters</text:span> of the English alphabet because they take up less space when printed. <text:s/>We will start with <text:span text:style-name="T6">2</text:span> letters and work up from there. <text:s/>How many different patterns can be formed by the letters <text:span text:style-name="T6">a</text:span> and <text:span text:style-name="T6">b</text:span>?:</text:p>
      <text:p text:style-name="P32"/>
      <text:p text:style-name="P32">In&gt; PermutationsList({a,b})</text:p>
      <text:p text:style-name="P34">Result: {{a,b},{b,a}}</text:p>
      <text:p text:style-name="P32"/>
      <text:p text:style-name="Text_20_body">It looks like two patterns. <text:s/>What about 3 letters?:</text:p>
      <text:p text:style-name="Preformatted_20_Text"/>
      <text:p text:style-name="Preformatted_20_Text">In&gt; PermutationsList({a,b,c})</text:p>
      <text:p text:style-name="P33">Result: {{a,b,c},{a,c,b},{c,a,b},{b,a,c},{b,c,a},{c,b,a}}</text:p>
      <text:p text:style-name="Preformatted_20_Text"/>
      <text:p text:style-name="Text_20_body">The total number of patterns is 6. <text:s/>The following two examples show the number of permutation patterns that can be generated with 4 and 5 letters:</text:p>
      <text:p text:style-name="Preformatted_20_Text"/>
      <text:p text:style-name="Preformatted_20_Text">In&gt; PermutationsList({a,b,c,d})</text:p>
      <text:p text:style-name="P33">Result: {{a,b,c,d},{a,b,d,c},{a,d,b,c},{d,a,b,c},{a,c,b,d},{a,c,d,b},{a,d,c,b},{d,a,c,b},{c,a,b,d},{c,a,d,b},{c,d,a,b},{d,c,a,b},{b,a,c,d},{b,a,d,c},{b,d,a,c},{d,b,a,c},{b,c,a,d},{b,c,d,a},{b,d,c,a},{d,b,c,a},{c,b,a,d},{c,b,d,a},{c,d,b,a},{d,c,b,a}}</text:p>
      <text:p text:style-name="Preformatted_20_Text"/>
      <text:p text:style-name="Preformatted_20_Text"/>
      <text:p text:style-name="Preformatted_20_Text">In&gt; PermutationsList({a,b,c,d,e})</text:p>
      <text:p text:style-name="P33">Result: {{a,b,c,d,e},{a,b,c,e,d},{a,b,e,c,d},{a,e,b,c,d},{e,a,b,c,d},{a,b,d,c,e},{a,b,d,e,c},{a,b,e,d,c},{a,e,b,d,c},{e,a,b,d,c},{a,d,b,c,e},{a,d,b,e,c},{a,d,e,b,c},{a,e,d,b,c},{e,a,d,b,c},{d,a,b,c,e},{d,a,b,e,c},{d,a,e,b,c},{d,e,a,b,c},{e,d,a,b,c},{a,c,b,d,e},{a,c,b,e,d},{a,c,e,b,d},{a,e,c,b,d},{e,a,c,b,d},{a,c,d,b,e},{a,c,d,e,b},{a,c,e,d,b},{a,e,c,d,b},{e,a,c,d,b},{a,d,c,b,e},{a,d,c,e,b},{a,d,e,c,b},{a,e,d,c,b},{e,a,d,c,b},{d,a,c,b,e},{d,a,c,e,b},{d,a,e,c,b},{d,e,a,c,b},{e,d,a,c,b},{c,a,b,d,e},{c,a,b,e,d},{c,a,e,b,d},{c,e,a,b,d},{e,c,a,b,d},{c,a,d,b,e},{c,a,d,e,b},{c,a,e,d,b},{c,e,a,d,b},{e,c,a,d,b},{c,d,a,b,e},{c,d,a,e,b},{c,d,e,a,b},{c,e,d,a,b},{e,c,d,a,b},{d,c,a,b,e},{d,c,a,e,b},{d,c,e,a,b},{d,e,c,a,b},{e,d,c,a,b},{b,a,c,d,e},{b,a,c,e,d},{b,a,e,c,d},{b,e,a,c,d},{e,b,a,c,d},{b,a,d,c,e},{b,a,d,e,c},{b,a,e,d,c},{b,e,a,d,c},{e,b,a,d,c},{b,d,a,c,e},{b,d,a,e,c},{b,d,e,a,c},{b,e,d,a,c},{e,b,d,a,c},{d,b,a,c,e},{d,b,a,e,c},{d,b,e,a,c},{d,e,b,a,c},{e,d,b,a,c},{b,c,a,d,e},{b,c,a,e,d},{b,c,e,a,d},{b,e,c,a,d},{e,b,c,a,d},{b,c,d,a,e},{b,c,d,e,a},{b,c,e,d,a},{b,e,c,d,a},{e,b,c,d,a},{b,d,c,a,e},{b,d,c,e,a},{b,d,e,c,a},{b,e,d,c,a},{e,b,d,c,a},{d,b,c,a,e},{d,b,c,e,a},{d,b,e,c,a},{d,e,b,c,a},{e,d,b,c,a},{c,b,a,d,e},{c,b,a,e,d},{c,b,e,a,d},{c,e,b,a,d},{e,c,b,a,d},{c,b,d,a,e},{c,b,d,e,a},{c,b,e,d,a},{c,e,b,d,a},{e,c,b,d,a},{c,d,b,a,e},{c,d,b,e,a},{c,d,e,b,a},{c,e,d,b,a},{e,c,d,b,a},{d,c,b,a,e},{d,c,b,e,a},{d,c,e,b,a},{d,e,c,b,a},{e,d,c,b,a}}</text:p>
      <text:p text:style-name="P42"/>
      <text:p text:style-name="Text_20_body">As you can see, for each letter that is added to the input list, the number of patterns that are generated increases significantly. <text:s/>Use MathPiperIDE right now to experiment with generating permutation patterns.</text:p>
      <text:p text:style-name="P33"><text:soft-page-break/></text:p>
      <text:p text:style-name="Text_20_body_20_indent">(Also, the <text:span text:style-name="T6">TableForm()</text:span> function can be used to view the contents of a list vertically if desired):</text:p>
      <text:p text:style-name="P72"/>
      <text:p text:style-name="Text_20_body_20_indent">In&gt; TableForm(PermutationsList({a,b,c}))</text:p>
      <text:p text:style-name="Text_20_body_20_indent">Result: True</text:p>
      <text:p text:style-name="Text_20_body_20_indent">Side Effects:</text:p>
      <text:p text:style-name="Text_20_body_20_indent">{a,b,c}</text:p>
      <text:p text:style-name="Text_20_body_20_indent">{a,c,b}</text:p>
      <text:p text:style-name="Text_20_body_20_indent">{c,a,b}</text:p>
      <text:p text:style-name="Text_20_body_20_indent">{b,a,c}</text:p>
      <text:p text:style-name="Text_20_body_20_indent">{b,c,a}</text:p>
      <text:p text:style-name="Text_20_body_20_indent">{c,b,a}</text:p>
      <text:p text:style-name="P73"/>
      <text:p text:style-name="Text_20_body">As you experimented with generating permutation patterns of letters in MathPiper, did you see how a small number of symbols (letters) which are arranged using a given set of rules can generate numerous thousands of patterns? <text:s/>In this book, a set of <text:span text:style-name="T6">symbols</text:span> along with <text:span text:style-name="T6">rules</text:span> for manipulating them is called a <text:span text:style-name="T6">pattern system</text:span> and the patterns that are generated by the system are called its <text:span text:style-name="T6">pattern space</text:span>. <text:s/></text:p>
      <text:p text:style-name="Text_20_body">If we wanted to determine the number of permutation patterns (or <text:span text:style-name="T6">pattern space size</text:span>) that could be generated by 2 letters, 5 letters, or even 8 letters, we could do this by having PermutationsList() generate the patterns for us and then we could count them using a loop. <text:s/>Here is a program which does this:</text:p>
      <text:p text:style-name="P40"/>
      <text:p text:style-name="P40"><text:bookmark-start text:name="DDE_LINK5"/>%mathpiper<text:bookmark-end text:name="DDE_LINK5"/>,title=""</text:p>
      <text:p text:style-name="P47"/>
      <text:p text:style-name="P47">patterns <text:span text:style-name="T38">:=</text:span> <text:span text:style-name="T39">PermutationsList</text:span><text:span text:style-name="T5">({</text:span>a,b,c,d,e,f,g,h<text:span text:style-name="T5">})</text:span>;</text:p>
      <text:p text:style-name="P47"/>
      <text:p text:style-name="P47">numberOfPatterns <text:span text:style-name="T38">:=</text:span> <text:span text:style-name="T7">0</text:span>;</text:p>
      <text:p text:style-name="P47"/>
      <text:p text:style-name="P47"><text:span text:style-name="T20">ForEach</text:span><text:span text:style-name="T5">(</text:span>pattern, patterns<text:span text:style-name="T5">)</text:span></text:p>
      <text:p text:style-name="Standard">[</text:p>
      <text:p text:style-name="P47"><text:s text:c="4"/>numberOfPatterns<text:span text:style-name="T5">++</text:span>;</text:p>
      <text:p text:style-name="Standard">];</text:p>
      <text:p text:style-name="P47"/>
      <text:p text:style-name="P47"><text:span text:style-name="T20">NewLine</text:span><text:span text:style-name="T5">(</text:span><text:span text:style-name="T7">2</text:span><text:span text:style-name="T5">)</text:span>;</text:p>
      <text:p text:style-name="P47"/>
      <text:p text:style-name="P47"><text:span text:style-name="T20">Echo</text:span><text:span text:style-name="T5">(</text:span><text:span text:style-name="T40">"Number of patterns: "</text:span>, numberOfPatterns<text:span text:style-name="T5">)</text:span>;</text:p>
      <text:p text:style-name="P47"/>
      <text:p text:style-name="P40">%/mathpiper</text:p>
      <text:p text:style-name="P47"/>
      <text:p text:style-name="P47"><text:s text:c="4"/><text:span text:style-name="T21">%output,preserve="false"</text:span></text:p>
      <text:p text:style-name="P47"><text:soft-page-break/><text:s text:c="6"/><text:span text:style-name="T21">Result:</text:span> True</text:p>
      <text:p text:style-name="P47"><text:s text:c="6"/></text:p>
      <text:p text:style-name="P47"><text:s text:c="6"/><text:span text:style-name="T32">Side Effects:</text:span></text:p>
      <text:p text:style-name="P47"><text:s text:c="6"/>Number of patterns: 40320</text:p>
      <text:p text:style-name="P36">. <text:s text:c="2"/>%/output</text:p>
      <text:p text:style-name="P36"/>
      <text:p text:style-name="P50">Note, we could also count the number of patterns with less code by letting the <text:span text:style-name="T6">Length()</text:span> function do the looping for us:</text:p>
      <text:p text:style-name="P40"/>
      <text:p text:style-name="P40">%mathpiper,title=""</text:p>
      <text:p text:style-name="P47"/>
      <text:p text:style-name="P47">patterns <text:span text:style-name="T38">:=</text:span> <text:span text:style-name="T39">PermutationsList</text:span><text:span text:style-name="T5">({</text:span>a,b,c,d,e,f,g,h<text:span text:style-name="T5">})</text:span>;</text:p>
      <text:p text:style-name="P47"/>
      <text:p text:style-name="P47"><text:span text:style-name="T41">Length</text:span><text:span text:style-name="T5">(</text:span>patterns<text:span text:style-name="T5">)</text:span>;</text:p>
      <text:p text:style-name="P47"/>
      <text:p text:style-name="P40">%/mathpiper</text:p>
      <text:p text:style-name="P47"/>
      <text:p text:style-name="P47"><text:s text:c="4"/><text:span text:style-name="T21">%output,preserve="false"</text:span></text:p>
      <text:p text:style-name="P47"><text:s text:c="6"/><text:span text:style-name="T21">Result:</text:span> 40320</text:p>
      <text:p text:style-name="P47">. <text:s text:c="2"/><text:span text:style-name="T21">%/output</text:span></text:p>
      <text:p text:style-name="P47"/>
      <text:p text:style-name="Text_20_body">However, I am purposely using While loops in these examples to emphasize the fact that <text:span text:style-name="T6">a loop is being used to count the patterns</text:span> .</text:p>
      <text:p text:style-name="Text_20_body">How long did it take the While loop based program to arrive at its answer? <text:s/>Here is a version of the program with <text:span text:style-name="T6">timing code</text:span> added to it which answers this question:</text:p>
      <text:p text:style-name="P40"/>
      <text:p text:style-name="P40">%mathpiper,title=""</text:p>
      <text:p text:style-name="P47"/>
      <text:p text:style-name="P47">patternGenerationTime <text:span text:style-name="T38">:=</text:span> <text:span text:style-name="T20">Time</text:span><text:span text:style-name="T5">()</text:span> patterns <text:span text:style-name="T38">:= </text:span><text:span text:style-name="T39">PermutationsList</text:span><text:span text:style-name="T5">({</text:span>a,b,c,d,e,f,g,h<text:span text:style-name="T5">})</text:span>;</text:p>
      <text:p text:style-name="P47"/>
      <text:p text:style-name="P47">numberOfPatterns <text:span text:style-name="T38">:=</text:span> <text:span text:style-name="T7">0</text:span>;</text:p>
      <text:p text:style-name="P47"/>
      <text:p text:style-name="P47">countingTime <text:span text:style-name="T38">:=</text:span> <text:span text:style-name="T20">Time</text:span><text:span text:style-name="T5">()</text:span> <text:span text:style-name="T20">ForEach</text:span><text:span text:style-name="T5">(</text:span>pattern, patterns<text:span text:style-name="T5">)</text:span></text:p>
      <text:p text:style-name="Standard">[</text:p>
      <text:p text:style-name="P47"><text:s text:c="4"/>numberOfPatterns<text:span text:style-name="T5">++</text:span>;</text:p>
      <text:p text:style-name="Standard">];</text:p>
      <text:p text:style-name="P47"/>
      <text:p text:style-name="P47"><text:span text:style-name="T20">NewLine</text:span><text:span text:style-name="T5">(</text:span><text:span text:style-name="T7">2</text:span><text:span text:style-name="T5">)</text:span>;</text:p>
      <text:p text:style-name="P47"/>
      <text:p text:style-name="P47"><text:span text:style-name="T20">Echo</text:span><text:span text:style-name="T5">(</text:span><text:span text:style-name="T40">"Number of patterns: "</text:span>, numberOfPatterns<text:span text:style-name="T5">)</text:span>;</text:p>
      <text:p text:style-name="P47"/>
      <text:p text:style-name="P47"><text:span text:style-name="T20">Echo</text:span><text:span text:style-name="T5">(</text:span><text:span text:style-name="T40">"Pattern generation time: "</text:span>, patternGenerationTime, <text:span text:style-name="T40">"seconds."</text:span><text:span text:style-name="T5">)</text:span>;</text:p>
      <text:p text:style-name="P47"/>
      <text:p text:style-name="P47"><text:span text:style-name="T20">Echo</text:span><text:span text:style-name="T5">(</text:span><text:span text:style-name="T40">"Counting time: "</text:span>, countingTime, <text:span text:style-name="T40">"seconds."</text:span><text:span text:style-name="T5">)</text:span>;</text:p>
      <text:p text:style-name="P47"/>
      <text:p text:style-name="P47"><text:span text:style-name="T20">Echo</text:span><text:span text:style-name="T5">(</text:span><text:span text:style-name="T40">"Total Time: "</text:span>, patternGenerationTime <text:span text:style-name="T5">+</text:span> countingTime, <text:span text:style-name="T40">"seconds."</text:span><text:span text:style-name="T5">)</text:span>;</text:p>
      <text:p text:style-name="P47"/>
      <text:p text:style-name="P40">%/mathpiper</text:p>
      <text:p text:style-name="P47"/>
      <text:p text:style-name="P47"><text:s text:c="4"/><text:span text:style-name="T21">%output,preserve="false"</text:span></text:p>
      <text:p text:style-name="P47"><text:s text:c="6"/><text:span text:style-name="T21">Result:</text:span> True</text:p>
      <text:p text:style-name="P47"><text:s text:c="6"/></text:p>
      <text:p text:style-name="P47"><text:soft-page-break/><text:s text:c="6"/><text:span text:style-name="T32">Side Effects:</text:span></text:p>
      <text:p text:style-name="P47"><text:s text:c="6"/>Number of patterns: 40320 </text:p>
      <text:p text:style-name="P47"><text:s text:c="6"/>Pattern generation time: 2.004516503 seconds.</text:p>
      <text:p text:style-name="P47"><text:s text:c="6"/>Counting time: 0.531656747 seconds.</text:p>
      <text:p text:style-name="P47"><text:s text:c="6"/>Total Time: 2.536173250 seconds.</text:p>
      <text:p text:style-name="P47">. <text:s text:c="2"/><text:span text:style-name="T21">%/output</text:span></text:p>
      <text:p text:style-name="P47"/>
      <text:p text:style-name="Text_20_body">Unfortunately, you will find that if you increase the number of letters to permute to <text:span text:style-name="T6">9 or higher</text:span>, the <text:span text:style-name="T6">pattern space</text:span><text:span text:style-name="T46"> that is generated </text:span><text:span text:style-name="T6">becomes too large for the computer to handle</text:span>. <text:s/>But what if we wanted to know how many patterns could be generated by 15, 20, or more letters? <text:s/>Is there a way to determine this? <text:s/>The answer is yes, by using the <text:span text:style-name="T6">Permutations()</text:span> function.</text:p>
      <text:h text:style-name="Heading_20_3" text:outline-level="3">The Permutations() Function And The Enormous Pattern Spaces It Can Work With</text:h>
      <text:p text:style-name="Text_20_body">The <text:span text:style-name="T6">Permutations()</text:span> function is able to determine the number of permutation patterns that can be generated with a given number of symbols. <text:s/>There are two versions of the Permutations() function but we are only using the following one for now:</text:p>
      <text:p text:style-name="Preformatted_20_Text"/>
      <table:table table:name="Table1" table:style-name="Table1">
        <table:table-column table:style-name="Table1.A"/>
        <table:table-row>
          <table:table-cell table:style-name="Table1.A1" office:value-type="string">
            <text:p text:style-name="P64">Permutations(number_of_symbols)</text:p>
          </table:table-cell>
        </table:table-row>
      </table:table>
      <text:p text:style-name="Preformatted_20_Text"/>
      <text:p text:style-name="Text_20_body">The <text:span text:style-name="T6">number_of_symbols</text:span> parameter is an integer and it is used to indicate the total number of symbols that are to be worked with. <text:s/>Here are some examples which calculate the number of permutation patterns that can be generated with 1, 2, 3, 4, 5, 6, 7, <text:s/>8, 9, 10, 15, 20, and 40 symbols (along with the times needed to make the calculations):</text:p>
      <text:p text:style-name="P33"/>
      <text:p text:style-name="Preformatted_20_Text"><text:bookmark-start text:name="DDE_LINK3"/>In&gt; EchoTime() Permutations(1)</text:p>
      <text:p text:style-name="P33">Result: 1</text:p>
      <text:p text:style-name="P42">Side Effects:</text:p>
      <text:p text:style-name="P42">0.000727397 seconds taken.</text:p>
      <text:p text:style-name="Preformatted_20_Text"/>
      <text:p text:style-name="Preformatted_20_Text">In&gt; EchoTime() Permutations(2)</text:p>
      <text:p text:style-name="P33">Result: 2</text:p>
      <text:p text:style-name="P42">Side Effects:</text:p>
      <text:p text:style-name="P42">0.000958431 seconds taken.</text:p>
      <text:p text:style-name="Preformatted_20_Text"/>
      <text:p text:style-name="Preformatted_20_Text">In&gt; EchoTime() Permutations(3)</text:p>
      <text:p text:style-name="P33">Result: 6</text:p>
      <text:p text:style-name="P42">Side Effects:</text:p>
      <text:p text:style-name="P42">0.000793467 seconds taken.</text:p>
      <text:p text:style-name="Preformatted_20_Text"/>
      <text:p text:style-name="Preformatted_20_Text">In&gt; EchoTime() Permutations(4)</text:p>
      <text:p text:style-name="P33">Result: 24</text:p>
      <text:p text:style-name="P42">Side Effects:</text:p>
      <text:p text:style-name="P42"><text:soft-page-break/>0.000828178 seconds taken.</text:p>
      <text:p text:style-name="Preformatted_20_Text"/>
      <text:p text:style-name="Preformatted_20_Text">In&gt; EchoTime() Permutations(5)</text:p>
      <text:p text:style-name="P33">Result: 120</text:p>
      <text:p text:style-name="P42">Side Effects:</text:p>
      <text:p text:style-name="P42">0.000806806 seconds taken.</text:p>
      <text:p text:style-name="Preformatted_20_Text"/>
      <text:p text:style-name="Preformatted_20_Text">In&gt; EchoTime() Permutations(6)</text:p>
      <text:p text:style-name="P33">Result: 720</text:p>
      <text:p text:style-name="P42">Side Effects:</text:p>
      <text:p text:style-name="P42">0.000925119 seconds taken.</text:p>
      <text:p text:style-name="Preformatted_20_Text"/>
      <text:p text:style-name="Preformatted_20_Text">In&gt; EchoTime() Permutations(7)</text:p>
      <text:p text:style-name="P33">Result: 5040</text:p>
      <text:p text:style-name="P42">Side Effects:</text:p>
      <text:p text:style-name="P42">0.000907727 seconds taken.</text:p>
      <text:p text:style-name="Preformatted_20_Text"/>
      <text:p text:style-name="Preformatted_20_Text">In&gt; EchoTime() Permutations(8)</text:p>
      <text:p text:style-name="P33">Result: 40320</text:p>
      <text:p text:style-name="P42">Side Effects:</text:p>
      <text:p text:style-name="P42">0.000967442 seconds taken.</text:p>
      <text:p text:style-name="Preformatted_20_Text"/>
      <text:p text:style-name="Preformatted_20_Text">In&gt; EchoTime() Permutations(9)</text:p>
      <text:p text:style-name="P33">Result: 362880</text:p>
      <text:p text:style-name="P42">Side Effects:</text:p>
      <text:p text:style-name="P42">0.000965765 seconds taken.</text:p>
      <text:p text:style-name="Preformatted_20_Text"/>
      <text:p text:style-name="Preformatted_20_Text">In&gt; EchoTime() Permutations(10)</text:p>
      <text:p text:style-name="P33">Result: 3628800</text:p>
      <text:p text:style-name="P42">Side Effects:</text:p>
      <text:p text:style-name="P42">0.000993493 seconds taken.</text:p>
      <text:p text:style-name="Preformatted_20_Text"/>
      <text:p text:style-name="Preformatted_20_Text">In&gt; EchoTime() Permutations(15)</text:p>
      <text:p text:style-name="P33">Result: 1307674368000</text:p>
      <text:p text:style-name="P42">Side Effects:</text:p>
      <text:p text:style-name="P42">0.001352337 seconds taken.</text:p>
      <text:p text:style-name="Preformatted_20_Text"/>
      <text:p text:style-name="Preformatted_20_Text">In&gt; EchoTime() Permutations(20)</text:p>
      <text:p text:style-name="P33">Result: 2432902008176640000</text:p>
      <text:p text:style-name="P42">Side Effects:</text:p>
      <text:p text:style-name="P42">0.001340743 seconds taken.</text:p>
      <text:p text:style-name="Preformatted_20_Text"/>
      <text:p text:style-name="Preformatted_20_Text">In&gt; EchoTime() Permutations(40)</text:p>
      <text:p text:style-name="P33">Result: 815915283247897734345611269596115894272000000000</text:p>
      <text:p text:style-name="P42">Side Effects:</text:p>
      <text:p text:style-name="P42">0.001955836 seconds taken.</text:p>
      <text:p text:style-name="P42"><text:bookmark-end text:name="DDE_LINK3"/></text:p>
      <text:p text:style-name="Text_20_body">These examples contain two shocking surprises! <text:s/>The first surprise is how large the pattern spaces become for a relatively small number of symbols. <text:s/>Who would have thought that 40 symbols can generate<text:span text:style-name="T12"> 815915283247897734345611269596115894272000000000 different patterns!?</text:span></text:p>
      <text:p text:style-name="Text_20_body"><text:soft-page-break/>The second surprise is how quickly the size of even the largest pattern space in the example can be calculated. <text:s/>Even the enormous permutation pattern space for 40 symbols only took about<draw:frame draw:style-name="fr4" draw:name="Object2" text:anchor-type="as-char" svg:width="0.4492in" svg:height="0.4256in" draw:z-index="120"><draw:object xlink:href="./Object 2" xlink:type="simple" xlink:show="embed" xlink:actuate="onLoad"/><draw:image xlink:href="./ObjectReplacements/Object 2" xlink:type="simple" xlink:show="embed" xlink:actuate="onLoad"/></draw:frame>of a second (or 2 milliseconds) to calculate! <text:s/></text:p>
      <text:p text:style-name="Text_20_body">If it took our looping program around 2.5 seconds to determine the pattern space that 8 symbols generate, how can the <text:span text:style-name="T6">Permutations()</text:span> function calculate the size of the 40 symbol pattern space in around 2 milliseconds?!</text:p>
      <text:p text:style-name="Text_20_body">There is definitely something almost magical going on here because somehow the Permutations() function is able to <text:span text:style-name="T6">move through a pattern space</text:span> way <text:span text:style-name="T33">way</text:span> faster than our looping program can. <text:s/>The question is, how is it able to do this? <text:s/>The next section explains this by discussing the different tools that can be used to move through a pattern space.</text:p>
      <text:h text:style-name="Heading_20_2" text:outline-level="2">Tools For Moving Through A Pattern Space</text:h>
      <text:p text:style-name="Text_20_body">Pattern spaces are present everywhere in the universe, from the microscopic level of atoms, molecules, and cells up through the macroscopic level of solar systems, galaxies, and super galaxies. <text:s/>The astonishing thing is that <text:span text:style-name="T6">most of these diverse patterns are similar to each other</text:span> in ways which enable humans to work with them using <text:span text:style-name="T12">a </text:span><text:span text:style-name="T14">single set of tools</text:span>. <text:s/>If you know how to work with patterns using these tools, the universe (and everything in it) is yours to explore...</text:p>
      <text:p text:style-name="Text_20_body">A common thing that needs to be done with a pattern space is to <text:span text:style-name="T6">move through it</text:span>. <text:s/>For example, here is a familiar patten space which consists of the numbers from 1 to 100:</text:p>
      <text:p text:style-name="Preformatted_20_Text"/>
      <text:p text:style-name="Preformatted_20_Text">In&gt; <text:bookmark-start text:name="DDE_LINK1"/>integersList<text:bookmark-end text:name="DDE_LINK1"/> := 1 .. 100</text:p>
      <text:p text:style-name="P33">Result: {1,2,3,4,5,6,7,8,9,10,11,12,13,14,15,16,17,18,19,20,21,22,23,24,25,26,27,28,29,30,31,32,33,34,35,36,37,38,39,40,41,42,43,44,45,46,47,48,49,50,51,52,53,54,55,56,57,58,59,60,61,62,63,64,65,66,67,68,69,70,71,72,73,74,75,76,77,78,79,80,81,82,83,84,85,86,87,88,89,90,91,92,93,94,95,96,97,98,99,100}</text:p>
      <text:p text:style-name="P33"/>
      <text:p text:style-name="P49">In this section, we will use this pattern as an example because in some ways it is simpler than a permutation pattern.</text:p>
      <text:h text:style-name="Heading_20_3" text:outline-level="3">Walking Through A Pattern Space With Pencil And Paper</text:h>
      <text:p text:style-name="Text_20_body">An operation we may want to perform on these numbers is to find their <text:span text:style-name="T6">sum</text:span>. <text:s/>One way to do this is to write the numbers on a piece of paper and then add them together using a pencil. <text:s/>Here is the list shown in a form which is similar to what it might look like on a piece of paper:</text:p>
      <text:p text:style-name="Preformatted_20_Text"/>
      <text:p text:style-name="Preformatted_20_Text">In&gt; PrintList(integersList," + ");</text:p>
      <text:p text:style-name="P33"><text:soft-page-break/>Result: "1 + 2 + 3 + 4 + 5 + 6 + 7 + 8 + 9 + 10 + 11 + 12 + 13 + 14 + 15 + 16 + 17 + 18 + 19 + 20 + 21 + 22 + 23 + 24 + 25 + 26 + 27 + 28 + 29 + 30 + 31 + 32 + 33 + 34 + 35 + 36 + 37 + 38 + 39 + 40 + 41 + 42 + 43 + 44 + 45 + 46 + 47 + 48 + 49 + 50 + 51 + 52 + 53 + 54 + 55 + 56 + 57 + 58 + 59 + 60 + 61 + 62 + 63 + 64 + 65 + 66 + 67 + 68 + 69 + 70 + 71 + 72 + 73 + 74 + 75 + 76 + 77 + 78 + 79 + 80 + 81 + 82 + 83 + 84 + 85 + 86 + 87 + 88 + 89 + 90 + 91 + 92 + 93 + 94 + 95 + 96 + 97 + 98 + 99 + 100"</text:p>
      <text:p text:style-name="P33"/>
      <text:p text:style-name="Text_20_body">A typical person doing the adding would need to <text:span text:style-name="T6">slowly</text:span> move through this pattern space, visiting each number in turn in order to <text:span text:style-name="T6">add</text:span> it to an accumulating <text:span text:style-name="T6">sum</text:span>. <text:s/>The complete process will take perhaps <text:span text:style-name="T6">10 minutes</text:span> and when a human <text:span text:style-name="T6">manually</text:span> moves through a pattern space like this, it can be thought of as <text:span text:style-name="T6">walking</text:span> through it.</text:p>
      <text:h text:style-name="Heading_20_3" text:outline-level="3">Flying A Spacecraft Through A Pattern Space With A Loop Based Program</text:h>
      <text:p text:style-name="Text_20_body">A computer program is able to find the sum of these numbers significantly faster than a human can because the program is able to move through a pattern space <text:span text:style-name="T34">much</text:span> quicker than a human. <text:s/>The following program moves through this pattern space very quickly using a While loop, visiting each number in turn and adding it to an accumulating sum:</text:p>
      <text:p text:style-name="P40"/>
      <text:p text:style-name="P40">%mathpiper,title=""</text:p>
      <text:p text:style-name="P47"/>
      <text:p text:style-name="P28">sum <text:span text:style-name="T38">:=</text:span> <text:span text:style-name="T7">0</text:span>;</text:p>
      <text:p text:style-name="P47"/>
      <text:p text:style-name="P28">index <text:span text:style-name="T38">:=</text:span> <text:span text:style-name="T7">1</text:span>;</text:p>
      <text:p text:style-name="P47"/>
      <text:p text:style-name="P28">runTime <text:span text:style-name="T38">:=</text:span> <text:span text:style-name="T20">Time</text:span><text:span text:style-name="T5">()</text:span> <text:span text:style-name="T41">While</text:span><text:span text:style-name="T5">(</text:span>index <text:span text:style-name="T5">&lt;=</text:span> <text:span text:style-name="T7">100</text:span><text:span text:style-name="T5">)</text:span></text:p>
      <text:p text:style-name="Standard">[</text:p>
      <text:p text:style-name="P28"><text:s text:c="4"/>sum <text:span text:style-name="T38">:=</text:span> sum <text:span text:style-name="T5">+</text:span> index;</text:p>
      <text:p text:style-name="P28"><text:s text:c="4"/></text:p>
      <text:p text:style-name="P28"><text:s text:c="4"/>index<text:span text:style-name="T5">++</text:span>;</text:p>
      <text:p text:style-name="Standard">];</text:p>
      <text:p text:style-name="P47"/>
      <text:p text:style-name="P28"><text:span text:style-name="T20">Echo</text:span><text:span text:style-name="T5">(</text:span><text:span text:style-name="T40">"Sum: "</text:span>, sum<text:span text:style-name="T5">)</text:span>;</text:p>
      <text:p text:style-name="P47"/>
      <text:p text:style-name="P28"><text:span text:style-name="T20">Echo</text:span><text:span text:style-name="T5">(</text:span><text:span text:style-name="T40">"Run time: "</text:span>, runTime<text:span text:style-name="T5">)</text:span>;</text:p>
      <text:p text:style-name="P47"/>
      <text:p text:style-name="P40">%/mathpiper</text:p>
      <text:p text:style-name="P47"/>
      <text:p text:style-name="P28"><text:s text:c="4"/><text:span text:style-name="T21">%output,preserve="false"</text:span></text:p>
      <text:p text:style-name="P28"><text:s text:c="6"/><text:span text:style-name="T21">Result:</text:span> True</text:p>
      <text:p text:style-name="P28"><text:s text:c="6"/></text:p>
      <text:p text:style-name="P28"><text:s text:c="6"/><text:span text:style-name="T32">Side Effects:</text:span></text:p>
      <text:p text:style-name="P28"><text:s text:c="6"/>Sum: 5050 </text:p>
      <text:p text:style-name="P28"><text:s text:c="6"/>Run time: 0.006013</text:p>
      <text:p text:style-name="P68">. <text:s text:c="2"/>%/output</text:p>
      <text:p text:style-name="P37"/>
      <text:p text:style-name="Text_20_body"><text:soft-page-break/>The program took about<draw:frame draw:style-name="fr4" draw:name="Object1" text:anchor-type="as-char" svg:width="0.4508in" svg:height="0.4264in" draw:z-index="57"><draw:object xlink:href="./Object 1" xlink:type="simple" xlink:show="embed" xlink:actuate="onLoad"/><draw:image xlink:href="./ObjectReplacements/Object 1" xlink:type="simple" xlink:show="embed" xlink:actuate="onLoad"/></draw:frame>of a second (or 6 milliseconds) to find the sum of the numbers between 1 and 100 inclusive. <text:s/>How much faster is this than a typical human can do it by hand? <text:s/>Let's calculate it:</text:p>
      <text:p text:style-name="Preformatted_20_Text"/>
      <text:p text:style-name="Preformatted_20_Text"><text:bookmark-start text:name="DDE_LINK7"/>In&gt; N((10 <text:span text:style-name="T47">/*minutes*/</text:span> * 60 <text:span text:style-name="T47">/*seconds per minute*/</text:span> )/runTime <text:span text:style-name="T47">/*seconds*/</text:span>);<text:bookmark-end text:name="DDE_LINK7"/></text:p>
      <text:p text:style-name="P33">Result: 99833.61065</text:p>
      <text:p text:style-name="P33"/>
      <text:p text:style-name="Text_20_body">About 100,000 times faster!</text:p>
      <text:p text:style-name="Text_20_body">This program shows that one of the reasons that <text:span text:style-name="T6">computers</text:span> are so <text:span text:style-name="T6">powerful</text:span> is that they can <text:span text:style-name="T6">move through pattern spaces at very high rates of speed</text:span>. <text:s/>Moving through a pattern space with a computer can be thought of as <text:span text:style-name="T6">flying a spacecraft</text:span> through it and a significant part of this book is devoted to showing how a computer's speed can be used to do amazing things with patterns. <text:s/>However, before you become too taken with this enormous amount of power, you should know how easily a computer can be brought to it's knees.</text:p>
      <text:h text:style-name="Heading_20_4" text:outline-level="4">A Pattern Space Can Quickly Become Too Vast For Even A Computer "Spacecraft" To Traverse</text:h>
      <text:p text:style-name="Text_20_body">Calculating the sum of the integers between 1 and 100 with a While loop did not take that long, but how long would it take if the highest number in the sum was 1000, 10000, 100000, etc.? <text:s/>Let's find out. <text:s/></text:p>
      <text:p text:style-name="Text_20_body">The following code consists of two parts which have been placed into separate folds. <text:s/>The <text:span text:style-name="T6">first</text:span> part is the <text:span text:style-name="T6">declaration of a function</text:span> called <text:span text:style-name="T6">sumNums()</text:span> which calculates the sum of the integers between 1 and a passed in integer. <text:s/>The <text:span text:style-name="T6">second</text:span> part is a program which passes increasingly larger integers to <text:span text:style-name="T6">sumNums()</text:span> and then prints the sums and how long it took to calculate them.</text:p>
      <text:p text:style-name="Text_20_body">In order to run this code in MathPiperIDE, you must <text:span text:style-name="T6">first execute the sumNums() definition fold (but only once)</text:span> to create the sumNums() function. <text:s/>Then, you can execute the second fold as many times as you need to in order to experiment with it.</text:p>
      <text:p text:style-name="P47"/>
      <text:p text:style-name="P40">%mathpiper,title=""</text:p>
      <text:p text:style-name="P47"/>
      <text:p text:style-name="P28"><text:span text:style-name="T39">sumOfIntegers</text:span><text:span text:style-name="T5">(</text:span>highestInteger<text:span text:style-name="T5">)</text:span> <text:span text:style-name="T38">:=</text:span> </text:p>
      <text:p text:style-name="Standard">[</text:p>
      <text:p text:style-name="P28"><text:s text:c="4"/><text:span text:style-name="T41">Local</text:span><text:span text:style-name="T5">(</text:span>sum, index<text:span text:style-name="T5">)</text:span>;</text:p>
      <text:p text:style-name="P28"><text:s text:c="4"/></text:p>
      <text:p text:style-name="P28"><text:s text:c="4"/>sum <text:span text:style-name="T38">:=</text:span> <text:span text:style-name="T7">0</text:span>;</text:p>
      <text:p text:style-name="P28"><text:s text:c="4"/></text:p>
      <text:p text:style-name="P28"><text:s text:c="4"/>index <text:span text:style-name="T38">:=</text:span> <text:span text:style-name="T7">1</text:span>;</text:p>
      <text:p text:style-name="P28"><text:s text:c="4"/></text:p>
      <text:p text:style-name="P28"><text:s text:c="4"/><text:span text:style-name="T41">While</text:span><text:span text:style-name="T5">(</text:span>index <text:span text:style-name="T5">&lt;=</text:span> highestInteger<text:span text:style-name="T5">)</text:span></text:p>
      <text:p text:style-name="Standard"><text:s text:c="4"/>[</text:p>
      <text:p text:style-name="P28"><text:s text:c="8"/>sum <text:span text:style-name="T38">:=</text:span> sum <text:span text:style-name="T5">+</text:span> index;</text:p>
      <text:p text:style-name="P28"><text:soft-page-break/><text:s text:c="8"/></text:p>
      <text:p text:style-name="P28"><text:s text:c="8"/>index<text:span text:style-name="T5">++</text:span>;</text:p>
      <text:p text:style-name="Standard"><text:s text:c="4"/>];</text:p>
      <text:p text:style-name="P28"><text:s text:c="4"/></text:p>
      <text:p text:style-name="P28"><text:s text:c="4"/>sum;</text:p>
      <text:p text:style-name="Standard">];</text:p>
      <text:p text:style-name="P47"/>
      <text:p text:style-name="P65">%/mathpiper</text:p>
      <text:p text:style-name="P65"/>
      <text:p text:style-name="P40">%mathpiper,title=""</text:p>
      <text:p text:style-name="P47"/>
      <text:p text:style-name="P28"><text:span text:style-name="T20">ForEach</text:span><text:span text:style-name="T5">(</text:span>highNumber, <text:span text:style-name="T5">{</text:span><text:span text:style-name="T7">100</text:span>,<text:span text:style-name="T7">1000</text:span>,<text:span text:style-name="T7">10000</text:span>,<text:span text:style-name="T7">100000</text:span>,<text:span text:style-name="T7">1000000</text:span><text:span text:style-name="T5">})</text:span></text:p>
      <text:p text:style-name="Standard">[</text:p>
      <text:p text:style-name="P28"><text:s text:c="4"/>runTime <text:span text:style-name="T38">:=</text:span> <text:span text:style-name="T20">Time</text:span><text:span text:style-name="T5">()</text:span> sum <text:span text:style-name="T38">:=</text:span> <text:span text:style-name="T39">sumOfIntegers</text:span><text:span text:style-name="T5">(</text:span>highNumber<text:span text:style-name="T5">)</text:span>;</text:p>
      <text:p text:style-name="P28"><text:s text:c="4"/></text:p>
      <text:p text:style-name="P28"><text:s text:c="4"/><text:span text:style-name="T20">Echo</text:span><text:span text:style-name="T5">(</text:span><text:span text:style-name="T40">"High number: "</text:span>, highNumber<text:span text:style-name="T5">)</text:span>;</text:p>
      <text:p text:style-name="P28"><text:s text:c="4"/></text:p>
      <text:p text:style-name="P28"><text:s text:c="4"/><text:span text:style-name="T20">Echo</text:span><text:span text:style-name="T5">(</text:span><text:span text:style-name="T40">"Sum: "</text:span>, sum<text:span text:style-name="T5">)</text:span>;</text:p>
      <text:p text:style-name="P28"><text:s text:c="4"/></text:p>
      <text:p text:style-name="P28"><text:s text:c="4"/><text:span text:style-name="T20">Echo</text:span><text:span text:style-name="T5">(</text:span><text:span text:style-name="T40">"Run time: "</text:span>, runTime, <text:span text:style-name="T40">"seconds."</text:span><text:span text:style-name="T5">)</text:span>;</text:p>
      <text:p text:style-name="P28"><text:s text:c="4"/></text:p>
      <text:p text:style-name="P28"><text:s text:c="4"/><text:span text:style-name="T20">NewLine</text:span><text:span text:style-name="T5">()</text:span>;</text:p>
      <text:p text:style-name="Standard">];</text:p>
      <text:p text:style-name="P47"/>
      <text:p text:style-name="P40">%/mathpiper</text:p>
      <text:p text:style-name="P47"/>
      <text:p text:style-name="P28"><text:s text:c="4"/><text:span text:style-name="T21">%output,preserve="false"</text:span></text:p>
      <text:p text:style-name="P28"><text:s text:c="6"/><text:span text:style-name="T21">Result:</text:span> True</text:p>
      <text:p text:style-name="P28"><text:s text:c="6"/></text:p>
      <text:p text:style-name="P28"><text:s text:c="6"/><text:span text:style-name="T32">Side Effects:</text:span></text:p>
      <text:p text:style-name="P28"><text:s text:c="6"/>High number: 100 </text:p>
      <text:p text:style-name="P28"><text:s text:c="6"/>Sum: 5050 </text:p>
      <text:p text:style-name="P28"><text:s text:c="6"/>Run time: 0.007535663 seconds.</text:p>
      <text:p text:style-name="P28"><text:s text:c="6"/></text:p>
      <text:p text:style-name="P28"><text:s text:c="6"/>High number: 1000 </text:p>
      <text:p text:style-name="P28"><text:s text:c="6"/>Sum: 500500 </text:p>
      <text:p text:style-name="P28"><text:s text:c="6"/>Run time: 0.07409049 seconds.</text:p>
      <text:p text:style-name="P28"><text:s text:c="6"/></text:p>
      <text:p text:style-name="P28"><text:s text:c="6"/>High number: 10000 </text:p>
      <text:p text:style-name="P28"><text:s text:c="6"/>Sum: 50005000 </text:p>
      <text:p text:style-name="P28"><text:s text:c="6"/>Run time: 0.412270142 seconds.</text:p>
      <text:p text:style-name="P28"><text:s text:c="6"/></text:p>
      <text:p text:style-name="P28"><text:s text:c="6"/>High number: 100000 </text:p>
      <text:p text:style-name="P28"><text:s text:c="6"/>Sum: 5000050000 </text:p>
      <text:p text:style-name="P28"><text:s text:c="6"/>Run time: 3.609522366 seconds.</text:p>
      <text:p text:style-name="P28"><text:s text:c="6"/></text:p>
      <text:p text:style-name="P28"><text:s text:c="6"/>High number: 1000000 </text:p>
      <text:p text:style-name="P28"><text:s text:c="6"/>Sum: 500000500000 </text:p>
      <text:p text:style-name="P28"><text:s text:c="6"/>Run time: 35.263227167 seconds.</text:p>
      <text:p text:style-name="P69">. <text:s text:c="2"/>%/output</text:p>
      <text:p text:style-name="Text_20_body">As you can see, the number that is being summed to is made <text:span text:style-name="T6">10 times larger</text:span>, <text:soft-page-break/>the time it takes to calculate the sum becomes about <text:span text:style-name="T6">10 times longer</text:span>. <text:s/>Just like with the loop-based permutation counting program, it won't take too many additional digits before the generated pattern space is too large for this loop-based program to move through. <text:s/>Even though both of these loop-based programs move through their respective pattern spaces with a speed that is analogous to a spacecraft's, they also both become <text:span text:style-name="T6">overwhelmed when the pattern spaces become too large</text:span>.</text:p>
      <text:p text:style-name="Text_20_body">At this point you may be wondering if there is a "magical" method for quickly calculating the sums of enormous sequences of integers that is analogous to the one that the Permutations() function used to quickly calculate the size of enormous permutation pattern spaces.</text:p>
      <text:p text:style-name="Text_20_body">The answer is yes! <text:s/>And as Darth Vader might say:</text:p>
      <text:p text:style-name="Text_20_body_20_indent">Don't be too proud of this computational terror you've constructed. The ability to speed through a pattern space is insignificant next to the power of... mathematics!</text:p>
      <text:h text:style-name="Heading_20_3" text:outline-level="3">Hyperspace Jumping Through A Pattern Space With Mathematical Formulas And Theorems</text:h>
      <text:p text:style-name="Text_20_body">At this point you should have a fairly good grasp of how fundamental computer programming works and how a loop-based program can quickly move through a pattern space in order to perform a calculation. <text:s/>The process mostly consists of doing some simple operations over and over again at a high rate of speed.</text:p>
      <text:p text:style-name="Text_20_body">The techniques we are going to discuss next work very differently than this. <text:s/>Instead of moving through a pattern space in a <text:span text:style-name="T6">linear</text:span> fashion, they <text:span text:style-name="T48">jump</text:span> from one part of a pattern space to another <text:span text:style-name="T6">almost instantly</text:span>. <text:s/>The hard part is locating a jump point which will take you where you want to go. <text:s/>After you have located a jump point, you just make the jump and you are there!</text:p>
      <text:h text:style-name="Heading_20_4" text:outline-level="4">Beginning The Search For An Integer Summing Jump Point</text:h>
      <text:p text:style-name="P7"><text:span text:style-name="T46">George Pólya</text:span><text:span text:style-name="T5"> </text:span><text:span text:style-name="T46">was a mathematician who developed a set of principles for solving problems. <text:s/></text:span>One of the ways he devised for solving a <text:span text:style-name="T46">difficult</text:span> problem is to first solve a <text:span text:style-name="T6">simpler</text:span> problem which is similar to it and then use what you learned to solve the more <text:span text:style-name="T6">difficult</text:span> problem.</text:p>
      <text:p text:style-name="P7">In our case we want to locate a jump point which will allow us to navigate to the location in the integer pattern space which contains the integer which is the sum of a given sequence of integers. <text:s/>This is a difficult problem to solve generally for all possible sequences of integers so we will begin by solving the <text:span text:style-name="T6">simpler</text:span> problem of finding the sum of the integers <text:span text:style-name="T6">1-10</text:span>. <text:s/></text:p>
      <text:p text:style-name="P7">It is said that the mathematician Karl Friedrich Gauss discovered this jump point while he was in elementary school. <text:s/>Evidently his math teacher use to occupy the <text:soft-page-break/>class with calculating the sums of sequences of integers so he could do other things. <text:s/>Gauss was able to use this jump point to calculate the sums within seconds to the great astonishment of his teacher (<text:a xlink:type="simple" xlink:href="http://en.wikipedia.org/wiki/Carl_Friedrich_Gauss">http://en.wikipedia.org/wiki/Carl_Friedrich_Gauss</text:a>). <text:s/>How did Gauss discover this jump point? <text:s/>By carefully studying patterns that are present in sequences of integers.</text:p>
      <text:p text:style-name="P7">Let's start looking for the pattern he found by making a list of the numbers 1-10 in <text:span text:style-name="T6">forward</text:span> order, a second list of the numbers 1-10 in <text:span text:style-name="T6">reverse</text:span> order, and then placing them on top of each other like this:</text:p>
      <text:p text:style-name="P7"><draw:frame draw:style-name="fr5" draw:name="Object3" text:anchor-type="paragraph" svg:x="0.6835in" svg:y="0.1382in" svg:width="5.6346in" svg:height="0.8055in" draw:z-index="30"><draw:object xlink:href="./Object 3" xlink:type="simple" xlink:show="embed" xlink:actuate="onLoad"/><draw:image xlink:href="./ObjectReplacements/Object 3" xlink:type="simple" xlink:show="embed" xlink:actuate="onLoad"/></draw:frame></text:p>
      <text:p text:style-name="P7">Study these two rows of numbers for a while. <text:s/>What you are looking for are (surprise!) patterns that are contained in the numbers. <text:s/>Do you see any?</text:p>
      <text:p text:style-name="P7">One way you can look at these numbers is as a set of columns and this can be more easily seen by drawing a rectangle around each column:</text:p>
      <text:p text:style-name="P7"><draw:frame draw:style-name="fr5" draw:name="Object4" text:anchor-type="paragraph" svg:x="0.6835in" svg:y="0.1382in" svg:width="5.6339in" svg:height="0.8047in" draw:z-index="31"><draw:object xlink:href="./Object 4" xlink:type="simple" xlink:show="embed" xlink:actuate="onLoad"/><draw:image xlink:href="./ObjectReplacements/Object 4" xlink:type="simple" xlink:show="embed" xlink:actuate="onLoad"/></draw:frame></text:p>
      <text:p text:style-name="P7">There are a number of operations that can be done to the numbers in these columns but perhaps the easiest one is to simply add them together:</text:p>
      <text:p text:style-name="P7"><draw:frame draw:style-name="fr5" draw:name="Object5" text:anchor-type="paragraph" svg:x="0.6835in" svg:y="0.2335in" svg:width="5.6346in" svg:height="1.8098in" draw:z-index="32"><draw:object xlink:href="./Object 5" xlink:type="simple" xlink:show="embed" xlink:actuate="onLoad"/><draw:image xlink:href="./ObjectReplacements/Object 5" xlink:type="simple" xlink:show="embed" xlink:actuate="onLoad"/></draw:frame></text:p>
      <text:p text:style-name="P7"/>
      <text:p text:style-name="P7">After you have added all of the numbers in the columns together you can see that something astonishing has happened. <text:s/>All of the columns add to 11! <text:s/>Do you think this pattern will work for sequences of integers other than 1-10? <text:s/>Let's use <text:soft-page-break/>MathPiper to find out. <text:s/>First, remember that 1 .. 10 produces a list of integers from 1 to 10 and 10 .. 1 produces a list of integers from 10 to 1 (also remember, spaces need to be placed on either side of the <text:span text:style-name="T6">..</text:span> operator):</text:p>
      <text:p text:style-name="Preformatted_20_Text"/>
      <text:p text:style-name="Preformatted_20_Text">In&gt; 1 .. 10</text:p>
      <text:p text:style-name="P33">Result: {1,2,3,4,5,6,7,8,9,10}</text:p>
      <text:p text:style-name="Preformatted_20_Text"/>
      <text:p text:style-name="Preformatted_20_Text">In&gt; 10 .. 1</text:p>
      <text:p text:style-name="P33">Result: {10,9,8,7,6,5,4,3,2,1}</text:p>
      <text:p text:style-name="P33"/>
      <text:p text:style-name="P7">Also, if two lists are added together, their individual elements are added and <text:s/>the sums are returned as a list:</text:p>
      <text:p text:style-name="Preformatted_20_Text"/>
      <text:p text:style-name="Preformatted_20_Text">In&gt; {1,2,3} + {1,1,1}</text:p>
      <text:p text:style-name="P33">Result: {2,3,4}</text:p>
      <text:p text:style-name="Preformatted_20_Text"/>
      <text:p text:style-name="P7">Now, we will start with 1-10 to make sure we did the above calculation correctly:</text:p>
      <text:p text:style-name="Preformatted_20_Text"/>
      <text:p text:style-name="Preformatted_20_Text">In&gt; (1 .. 10) + (10 .. 1)</text:p>
      <text:p text:style-name="P33">Result: {11,11,11,11,11,11,11,11,11,11}</text:p>
      <text:p text:style-name="Preformatted_20_Text"/>
      <text:p text:style-name="P7">Yes, we did the calculation correctly. <text:s/>Now, let's try some other sequences of numbers:</text:p>
      <text:p text:style-name="Preformatted_20_Text"/>
      <text:p text:style-name="Preformatted_20_Text">In&gt; (1 .. 2) + (2 .. 1)</text:p>
      <text:p text:style-name="P33">Result: {3,3}</text:p>
      <text:p text:style-name="Preformatted_20_Text"/>
      <text:p text:style-name="Preformatted_20_Text">In&gt; (1 .. 3) + (3 .. 1)</text:p>
      <text:p text:style-name="P33">Result: {4,4,4}</text:p>
      <text:p text:style-name="Preformatted_20_Text"/>
      <text:p text:style-name="Preformatted_20_Text">In&gt; (1 .. 4) + (4 .. 1)</text:p>
      <text:p text:style-name="P33">Result: {5,5,5,5}</text:p>
      <text:p text:style-name="Preformatted_20_Text"/>
      <text:p text:style-name="Preformatted_20_Text">In&gt; (1 .. 5) + (5 .. 1)</text:p>
      <text:p text:style-name="P33">Result: {6,6,6,6,6}</text:p>
      <text:p text:style-name="Preformatted_20_Text"/>
      <text:p text:style-name="Preformatted_20_Text">In&gt; (1 .. 6) + (6 .. 1)</text:p>
      <text:p text:style-name="P33">Result: {7,7,7,7,7,7}</text:p>
      <text:p text:style-name="Preformatted_20_Text"/>
      <text:p text:style-name="Preformatted_20_Text">In&gt; (1 .. 7) + (7 .. 1)</text:p>
      <text:p text:style-name="P33">Result: {8,8,8,8,8,8,8}</text:p>
      <text:p text:style-name="Preformatted_20_Text"/>
      <text:p text:style-name="Preformatted_20_Text">In&gt; (1 .. 8) + (8 .. 1)</text:p>
      <text:p text:style-name="P33">Result: {9,9,9,9,9,9,9,9}</text:p>
      <text:p text:style-name="Preformatted_20_Text"/>
      <text:p text:style-name="Preformatted_20_Text">In&gt; (1 .. 9) + (9 .. 1)</text:p>
      <text:p text:style-name="P33">Result: {10,10,10,10,10,10,10,10,10}</text:p>
      <text:p text:style-name="Preformatted_20_Text"/>
      <text:p text:style-name="Preformatted_20_Text">In&gt; (1 .. 15) + (15 .. 1)</text:p>
      <text:p text:style-name="P33"><text:soft-page-break/>Result: {16,16,16,16,16,16,16,16,16,16,16,16,16,16,16}</text:p>
      <text:p text:style-name="Preformatted_20_Text"/>
      <text:p text:style-name="Preformatted_20_Text">In&gt; (1 .. 20) + (20 .. 1)</text:p>
      <text:p text:style-name="P33">Result: {21,21,21,21,21,21,21,21,21,21,21,21,21,21,21,21,21,21,21,21}</text:p>
      <text:p text:style-name="P33"/>
      <text:p text:style-name="P7">It works with other sequences of integers too! <text:s/>But where do we go from here? <text:s/>If you study these examples you should become aware of yet another pattern. <text:s/>Whatever the <text:span text:style-name="T6">highest</text:span> number is in a given sequence, the number that each column adds to is <text:span text:style-name="T6">one higher than it</text:span>. <text:s/>For example, if the highest number is 2, the sum of each column is 2+1 = 3. <text:s/>If the highest number is 7, the sum of each column is 7+1=8, and so on.</text:p>
      <text:h text:style-name="Heading_20_4" text:outline-level="4">Switching To Mathematical Notation</text:h>
      <text:p text:style-name="P7">However, instead of using the phrase "and so on" to indicate that this pattern will work for any sequence of integers from 1 to a given number, a better way is to express this idea is with <text:span text:style-name="T6">mathematical notation</text:span>.</text:p>
      <text:p text:style-name="P7">What is <text:span text:style-name="T6">mathematical notation</text:span>? <text:s/>Elementary algebra is written using a subset of mathematical notation so if you have done any elementary algebra, you have already used some mathematical notation. <text:s/>Elementary algebra uses numerals like 1,2,3 to represent numbers, letter symbols like a,b,c to represent variables, and various other symbols like +,-,*,/ to represent different operations. <text:s/>More advanced mathematical notation uses interesting looking symbols like<draw:frame draw:style-name="fr4" draw:name="Object20" text:anchor-type="as-char" svg:width="0.202in" svg:height="0.1984in" draw:z-index="59"><draw:object xlink:href="./Object 20" xlink:type="simple" xlink:show="embed" xlink:actuate="onLoad"/><draw:image xlink:href="./ObjectReplacements/Object 20" xlink:type="simple" xlink:show="embed" xlink:actuate="onLoad"/></draw:frame>and<draw:frame draw:style-name="fr4" draw:name="Object21" text:anchor-type="as-char" svg:width="0.2264in" svg:height="0.1984in" draw:z-index="60"><draw:object xlink:href="./Object 21" xlink:type="simple" xlink:show="embed" xlink:actuate="onLoad"/><draw:image xlink:href="./ObjectReplacements/Object 21" xlink:type="simple" xlink:show="embed" xlink:actuate="onLoad"/></draw:frame>(in addition to the elementary algebra operation symbols) to represent operations. <text:s/>In this book, we will mostly be using mathematical notation at the elementary algebra level and then use more advanced mathematical notation only periodically (to delight you!).</text:p>
      <text:p text:style-name="P7">Something you may not know about elementary algebra is that, in a way, it is also a programming language. <text:s/>However, it is a special type of "programming" language because it was specifically designed to work with patterns. <text:s/>If you are finding that you are starting to like the patterns stuff we have been doing, you are going to discover that you will absolutely <text:span text:style-name="T35">love</text:span> algebra once you understand what it is capable of doing.</text:p>
      <text:p text:style-name="P7">If you were never very good at algebra, don't worry because all of the programming knowledge you have gained up to this point should help you understand what algebra is and how it works. <text:s/>For example, variables in algebra are very similar to variables in computer programming so if you understand how programming variables work, this should give you a good feel for how algebra variables work too.</text:p>
      <text:p text:style-name="P7">Now, let's see how the patterns we noticed in the above examples can be expressed in mathematical notation. <text:s/>Each sequence of integers we will be interested in working with will have a different number of integers in it and <text:span text:style-name="T6">the largest integer will be equal to the total number of integers in the </text:span><text:span text:style-name="T6">sequence</text:span>. <text:s/>For example, the list {1,2,3} has 3 integers in it and the largest <text:soft-page-break/>integer is 3. <text:s/>The list {1,2,3,4,5} has 5 integers in it and the largest integer is 5, etc.</text:p>
      <text:p text:style-name="P7">Since this value varies for different sequences, it makes sense to represent it with a <text:span text:style-name="T6">variable</text:span>. <text:s/>Let's use the variable<draw:frame draw:style-name="fr4" draw:name="Object7" text:anchor-type="as-char" svg:width="0.1689in" svg:height="0.1984in" draw:z-index="61"><draw:object xlink:href="./Object 7" xlink:type="simple" xlink:show="embed" xlink:actuate="onLoad"/><draw:image xlink:href="./ObjectReplacements/Object 7" xlink:type="simple" xlink:show="embed" xlink:actuate="onLoad"/></draw:frame>with<draw:frame draw:style-name="fr4" draw:name="Object8" text:anchor-type="as-char" svg:width="0.1689in" svg:height="0.1984in" draw:z-index="62"><draw:object xlink:href="./Object 8" xlink:type="simple" xlink:show="embed" xlink:actuate="onLoad"/><draw:image xlink:href="./ObjectReplacements/Object 8" xlink:type="simple" xlink:show="embed" xlink:actuate="onLoad"/></draw:frame>standing for the <text:span text:style-name="T9">n</text:span>umber of values in the sequence. <text:s/>In the following diagram you can see that<draw:frame draw:style-name="fr4" draw:name="Object9" text:anchor-type="as-char" svg:width="0.1689in" svg:height="0.1984in" draw:z-index="63"><draw:object xlink:href="./Object 9" xlink:type="simple" xlink:show="embed" xlink:actuate="onLoad"/><draw:image xlink:href="./ObjectReplacements/Object 9" xlink:type="simple" xlink:show="embed" xlink:actuate="onLoad"/></draw:frame>is equivalent to the number of columns we have identified:</text:p>
      <text:p text:style-name="P7"><draw:frame draw:style-name="fr5" draw:name="Object6" text:anchor-type="paragraph" svg:x="0.6835in" svg:y="0.1354in" svg:width="5.6339in" svg:height="1.752in" draw:z-index="33"><draw:object xlink:href="./Object 6" xlink:type="simple" xlink:show="embed" xlink:actuate="onLoad"/><draw:image xlink:href="./ObjectReplacements/Object 6" xlink:type="simple" xlink:show="embed" xlink:actuate="onLoad"/></draw:frame></text:p>
      <text:p text:style-name="P7">And the next diagram shows that each column sums to (n+1):</text:p>
      <text:p text:style-name="P7"/>
      <text:p text:style-name="P7"><draw:frame draw:style-name="fr5" draw:name="Object10" text:anchor-type="paragraph" svg:x="0.2756in" svg:y="0.2366in" svg:width="6.3925in" svg:height="2.6228in" draw:z-index="34"><draw:object xlink:href="./Object 10" xlink:type="simple" xlink:show="embed" xlink:actuate="onLoad"/><draw:image xlink:href="./ObjectReplacements/Object 10" xlink:type="simple" xlink:show="embed" xlink:actuate="onLoad"/></draw:frame></text:p>
      <text:p text:style-name="P7">Now that the number of columns and the value that each column sums to have been converted into mathematical notation, what can be done with this information? <text:s/>Let's experiment with it. <text:s/>What value would we get if we multiplied <text:span text:style-name="T9">n</text:span> and <text:span text:style-name="T9">(n+1)</text:span> together like this?:</text:p>
      <text:p text:style-name="P7"/>
      <table:table table:name="Table2" table:style-name="Table2">
        <table:table-column table:style-name="Table2.A"/>
        <table:table-column table:style-name="Table2.B"/>
        <table:table-header-rows>
          <table:table-row>
            <table:table-cell table:style-name="Table2.A1" office:value-type="string">
              <text:p text:style-name="P76"><draw:frame draw:style-name="fr4" draw:name="Object11" text:anchor-type="as-char" svg:width="1.1362in" svg:height="0.3335in" draw:z-index="64"><draw:object xlink:href="./Object 11" xlink:type="simple" xlink:show="embed" xlink:actuate="onLoad"/><draw:image xlink:href="./ObjectReplacements/Object 11" xlink:type="simple" xlink:show="embed" xlink:actuate="onLoad"/></draw:frame> </text:p>
            </table:table-cell>
            <table:table-cell table:style-name="Table2.A1" office:value-type="string">
              <text:p text:style-name="P77">(<text:sequence text:ref-name="refText0" text:name="Text" text:formula="ooow:Text+1" style:num-format="1">1</text:sequence>)</text:p>
            </table:table-cell>
          </table:table-row>
        </table:table-header-rows>
      </table:table>
      <text:p text:style-name="P7"/>
      <text:p text:style-name="P7"><text:soft-page-break/>For a sequence that had 10 integers in it,<draw:frame draw:style-name="fr4" draw:name="Object13" text:anchor-type="as-char" svg:width="0.1689in" svg:height="0.1984in" draw:z-index="65"><draw:object xlink:href="./Object 13" xlink:type="simple" xlink:show="embed" xlink:actuate="onLoad"/><draw:image xlink:href="./ObjectReplacements/Object 13" xlink:type="simple" xlink:show="embed" xlink:actuate="onLoad"/></draw:frame>would equal 10 and therefore<draw:frame draw:style-name="fr4" draw:name="Object12" text:anchor-type="as-char" svg:width="0.7154in" svg:height="0.2008in" draw:z-index="66"><draw:object xlink:href="./Object 12" xlink:type="simple" xlink:show="embed" xlink:actuate="onLoad"/><draw:image xlink:href="./ObjectReplacements/Object 12" xlink:type="simple" xlink:show="embed" xlink:actuate="onLoad"/></draw:frame>would become<draw:frame draw:style-name="fr4" draw:name="Object14" text:anchor-type="as-char" svg:width="0.8701in" svg:height="0.2008in" draw:z-index="121"><draw:object xlink:href="./Object 14" xlink:type="simple" xlink:show="embed" xlink:actuate="onLoad"/><draw:image xlink:href="./ObjectReplacements/Object 14" xlink:type="simple" xlink:show="embed" xlink:actuate="onLoad"/></draw:frame>which equals 110:</text:p>
      <text:p text:style-name="Preformatted_20_Text"/>
      <text:p text:style-name="Preformatted_20_Text">In&gt; 10*(10 + 1)</text:p>
      <text:p text:style-name="P33">Result: 110</text:p>
      <text:p text:style-name="P33"/>
      <text:p text:style-name="P7">What relationship does 110 have to the sum of the numbers 1-10? <text:s/>Let's calculate the actual sum using our sumOfIntegers() function:</text:p>
      <text:p text:style-name="Preformatted_20_Text"/>
      <text:p text:style-name="P25">In&gt; sumOfIntegers(10)</text:p>
      <text:p text:style-name="P33">Result: 55</text:p>
      <text:p text:style-name="P33"/>
      <text:p text:style-name="P7">The number 110 is twice the size of 55 and, if you think about it, this makes sense because<draw:frame draw:style-name="fr4" draw:name="Object15" text:anchor-type="as-char" svg:width="0.7154in" svg:height="0.2008in" draw:z-index="67"><draw:object xlink:href="./Object 15" xlink:type="simple" xlink:show="embed" xlink:actuate="onLoad"/><draw:image xlink:href="./ObjectReplacements/Object 15" xlink:type="simple" xlink:show="embed" xlink:actuate="onLoad"/></draw:frame>represents the sum of <text:span text:style-name="T6">two</text:span> sequences of integers from 1-10 instead of just one. <text:s/>Since<draw:frame draw:style-name="fr4" draw:name="Object16" text:anchor-type="as-char" svg:width="0.7154in" svg:height="0.2008in" draw:z-index="68"><draw:object xlink:href="./Object 16" xlink:type="simple" xlink:show="embed" xlink:actuate="onLoad"/><draw:image xlink:href="./ObjectReplacements/Object 16" xlink:type="simple" xlink:show="embed" xlink:actuate="onLoad"/></draw:frame>is always going to give us a result that is <text:span text:style-name="T6">twice</text:span> as large as the one we desire, all we need to do is to <text:span text:style-name="T6">cut it in half</text:span>. <text:s/>We can do this by dividing it by 2 and here is the adjusted mathematical expression:</text:p>
      <text:p text:style-name="P7"/>
      <table:table table:name="Table3" table:style-name="Table3">
        <table:table-column table:style-name="Table3.A"/>
        <table:table-column table:style-name="Table3.B"/>
        <table:table-header-rows>
          <table:table-row>
            <table:table-cell table:style-name="Table3.A1" office:value-type="string">
              <text:p text:style-name="P76"><draw:frame draw:style-name="fr4" draw:name="Object17" text:anchor-type="as-char" svg:width="1.1909in" svg:height="0.711in" draw:z-index="69"><draw:object xlink:href="./Object 17" xlink:type="simple" xlink:show="embed" xlink:actuate="onLoad"/><draw:image xlink:href="./ObjectReplacements/Object 17" xlink:type="simple" xlink:show="embed" xlink:actuate="onLoad"/></draw:frame> </text:p>
            </table:table-cell>
            <table:table-cell table:style-name="Table3.A1" office:value-type="string">
              <text:p text:style-name="P77">(<text:sequence text:ref-name="refText1" text:name="Text" text:formula="ooow:Text+1" style:num-format="1">2</text:sequence>)</text:p>
            </table:table-cell>
          </table:table-row>
        </table:table-header-rows>
      </table:table>
      <text:p text:style-name="P9"/>
      <text:p text:style-name="P7">The following example shows the new expression being tested with<draw:frame draw:style-name="fr4" draw:name="Object18" text:anchor-type="as-char" svg:width="0.4783in" svg:height="0.2008in" draw:z-index="70"><draw:object xlink:href="./Object 18" xlink:type="simple" xlink:show="embed" xlink:actuate="onLoad"/><draw:image xlink:href="./ObjectReplacements/Object 18" xlink:type="simple" xlink:show="embed" xlink:actuate="onLoad"/></draw:frame>and checked with our sumOfIntegers() function:</text:p>
      <text:p text:style-name="Preformatted_20_Text"/>
      <text:p text:style-name="Preformatted_20_Text">In&gt; <text:bookmark-start text:name="DDE_LINK2"/><text:bookmark-start text:name="DDE_LINK4"/>(10*(10 + 1))/2<text:bookmark-end text:name="DDE_LINK2"/><text:bookmark-end text:name="DDE_LINK4"/></text:p>
      <text:p text:style-name="P33">Result: 55</text:p>
      <text:p text:style-name="P33"/>
      <text:p text:style-name="Preformatted_20_Text">In&gt; sumOfIntegers(10)</text:p>
      <text:p text:style-name="P33">Result: 55</text:p>
      <text:p text:style-name="P33"/>
      <text:p text:style-name="P7">The new expression works with 10, but does it work with other values? Let's see:</text:p>
      <text:p text:style-name="Preformatted_20_Text"/>
      <text:p text:style-name="Preformatted_20_Text">In&gt; (100*(100 + 1))/2</text:p>
      <text:p text:style-name="P33">Result: 5050</text:p>
      <text:p text:style-name="Preformatted_20_Text"/>
      <text:p text:style-name="Preformatted_20_Text">In&gt; sumOfIntegers(100)</text:p>
      <text:p text:style-name="P33">Result: 5050</text:p>
      <text:p text:style-name="Preformatted_20_Text"/>
      <text:p text:style-name="Preformatted_20_Text"/>
      <text:p text:style-name="Preformatted_20_Text">In&gt; (1000*(1000 + 1))/2</text:p>
      <text:p text:style-name="P33">Result: 500500</text:p>
      <text:p text:style-name="Preformatted_20_Text"/>
      <text:p text:style-name="Preformatted_20_Text">In&gt; sumOfIntegers(1000)</text:p>
      <text:p text:style-name="P33">Result: 500500</text:p>
      <text:p text:style-name="Preformatted_20_Text"><text:soft-page-break/></text:p>
      <text:p text:style-name="P7">It seems to work!<text:note text:id="ftn1" text:note-class="footnote"><text:note-citation>1</text:note-citation><text:note-body><text:p text:style-name="Footnote">The idea for this explanation came from <text:a xlink:type="simple" xlink:href="http://betterexplained.com/">http://betterexplained.com</text:a></text:p></text:note-body></text:note> <text:s/>But now we need to determine if using this algebraic expression is really <text:span text:style-name="T6">faster</text:span> than the looping approach we have been using. <text:s/>In other words, is it a jump point? <text:s/>In order to test it we will put the expression into a function called <text:span text:style-name="T6">fastSumOfIntegers()</text:span> and then use the same timing code we used earlier to test sumOfIntegers(): </text:p>
      <text:p text:style-name="P40"/>
      <text:p text:style-name="P40">%mathpiper,title=""</text:p>
      <text:p text:style-name="P47"/>
      <text:p text:style-name="P28"><text:span text:style-name="T39">fastSumOfIntegers</text:span><text:span text:style-name="T5">(</text:span>n<text:span text:style-name="T5">)</text:span> <text:span text:style-name="T38">:=</text:span> <text:bookmark-start text:name="DDE_LINK6"/><text:span text:style-name="T5">(</text:span>n<text:span text:style-name="T5">*(</text:span>n <text:span text:style-name="T5">+</text:span> <text:span text:style-name="T7">1</text:span><text:span text:style-name="T5">))/</text:span><text:span text:style-name="T7">2</text:span><text:bookmark-end text:name="DDE_LINK6"/>;</text:p>
      <text:p text:style-name="P47"/>
      <text:p text:style-name="P40">%/mathpiper</text:p>
      <text:p text:style-name="P47"/>
      <text:p text:style-name="P47"/>
      <text:p text:style-name="P47"/>
      <text:p text:style-name="P47"/>
      <text:p text:style-name="P47"/>
      <text:p text:style-name="P40">%mathpiper,title=""</text:p>
      <text:p text:style-name="P47"/>
      <text:p text:style-name="P28"><text:span text:style-name="T20">ForEach</text:span><text:span text:style-name="T5">(</text:span>highNumber, <text:span text:style-name="T5">{</text:span><text:span text:style-name="T7">100</text:span>,<text:span text:style-name="T7">1000</text:span>,<text:span text:style-name="T7">10000</text:span>,<text:span text:style-name="T7">100000</text:span>,<text:span text:style-name="T7">1000000</text:span>,<text:span text:style-name="T7">10000000</text:span>,<text:span text:style-name="T7">100000000</text:span>,<text:span text:style-name="T7">1000000000</text:span><text:span text:style-name="T5">})</text:span></text:p>
      <text:p text:style-name="Standard">[</text:p>
      <text:p text:style-name="P28"><text:s text:c="4"/>runTime <text:span text:style-name="T38">:=</text:span> <text:span text:style-name="T20">Time</text:span><text:span text:style-name="T5">()</text:span> sum <text:span text:style-name="T38">:=</text:span> <text:span text:style-name="T39">fastSumOfIntegers</text:span><text:span text:style-name="T5">(</text:span>highNumber<text:span text:style-name="T5">)</text:span>;</text:p>
      <text:p text:style-name="P28"><text:s text:c="4"/></text:p>
      <text:p text:style-name="P28"><text:s text:c="4"/><text:span text:style-name="T20">Echo</text:span><text:span text:style-name="T5">(</text:span><text:span text:style-name="T40">"High number: "</text:span>, highNumber<text:span text:style-name="T5">)</text:span>;</text:p>
      <text:p text:style-name="P28"><text:s text:c="4"/></text:p>
      <text:p text:style-name="P28"><text:s text:c="4"/><text:span text:style-name="T20">Echo</text:span><text:span text:style-name="T5">(</text:span><text:span text:style-name="T40">"Sum: "</text:span>, sum<text:span text:style-name="T5">)</text:span>;</text:p>
      <text:p text:style-name="P28"><text:s text:c="4"/></text:p>
      <text:p text:style-name="P28"><text:s text:c="4"/><text:span text:style-name="T20">Echo</text:span><text:span text:style-name="T5">(</text:span><text:span text:style-name="T40">"Run time: "</text:span>, runTime, <text:span text:style-name="T40">"seconds."</text:span><text:span text:style-name="T5">)</text:span>;</text:p>
      <text:p text:style-name="P28"><text:s text:c="4"/></text:p>
      <text:p text:style-name="P28"><text:s text:c="4"/><text:span text:style-name="T20">NewLine</text:span><text:span text:style-name="T5">()</text:span>;</text:p>
      <text:p text:style-name="Standard">];</text:p>
      <text:p text:style-name="P47"/>
      <text:p text:style-name="P47"/>
      <text:p text:style-name="P40">%/mathpiper</text:p>
      <text:p text:style-name="P47"/>
      <text:p text:style-name="P28"><text:s text:c="4"/><text:span text:style-name="T21">%output,preserve="false"</text:span></text:p>
      <text:p text:style-name="P28"><text:s text:c="6"/><text:span text:style-name="T21">Result:</text:span> True</text:p>
      <text:p text:style-name="P28"><text:s text:c="6"/></text:p>
      <text:p text:style-name="P28"><text:s text:c="6"/><text:span text:style-name="T32">Side Effects:</text:span></text:p>
      <text:p text:style-name="P28"><text:s text:c="6"/>High number: 100 </text:p>
      <text:p text:style-name="P28"><text:s text:c="6"/>Sum: 5050 </text:p>
      <text:p text:style-name="P28"><text:s text:c="6"/>Run time: 0.004019436 seconds.</text:p>
      <text:p text:style-name="P28"><text:s text:c="6"/></text:p>
      <text:p text:style-name="P28"><text:s text:c="6"/>High number: 1000 </text:p>
      <text:p text:style-name="P28"><text:s text:c="6"/>Sum: 500500 </text:p>
      <text:p text:style-name="P28"><text:s text:c="6"/>Run time: 0.004275194 seconds.</text:p>
      <text:p text:style-name="P28"><text:s text:c="6"/></text:p>
      <text:p text:style-name="P28"><text:s text:c="6"/>High number: 10000 </text:p>
      <text:p text:style-name="P28"><text:s text:c="6"/>Sum: 50005000 </text:p>
      <text:p text:style-name="P28"><text:s text:c="6"/>Run time: 0.003729804 seconds.</text:p>
      <text:p text:style-name="P28"><text:s text:c="6"/></text:p>
      <text:p text:style-name="P28"><text:s text:c="6"/>High number: 100000 </text:p>
      <text:p text:style-name="P28"><text:s text:c="6"/>Sum: 5000050000 </text:p>
      <text:p text:style-name="P28"><text:soft-page-break/><text:s text:c="6"/>Run time: 0.003852794 seconds.</text:p>
      <text:p text:style-name="P28"><text:s text:c="6"/></text:p>
      <text:p text:style-name="P28"><text:s text:c="6"/>High number: 1000000 </text:p>
      <text:p text:style-name="P28"><text:s text:c="6"/>Sum: 500000500000 </text:p>
      <text:p text:style-name="P28"><text:s text:c="6"/>Run time: 0.005721676 seconds.</text:p>
      <text:p text:style-name="P28"><text:s text:c="6"/></text:p>
      <text:p text:style-name="P28"><text:s text:c="6"/>High number: 10000000 </text:p>
      <text:p text:style-name="P28"><text:s text:c="6"/>Sum: 50000005000000 </text:p>
      <text:p text:style-name="P28"><text:s text:c="6"/>Run time: 0.005777341 seconds.</text:p>
      <text:p text:style-name="P28"><text:s text:c="6"/></text:p>
      <text:p text:style-name="P28"><text:s text:c="6"/>High number: 100000000 </text:p>
      <text:p text:style-name="P28"><text:s text:c="6"/>Sum: 5000000050000000 </text:p>
      <text:p text:style-name="P28"><text:s text:c="6"/>Run time: 0.005822806 seconds.</text:p>
      <text:p text:style-name="P28"><text:s text:c="6"/></text:p>
      <text:p text:style-name="P28"><text:s text:c="6"/>High number: 1000000000 </text:p>
      <text:p text:style-name="P28"><text:s text:c="6"/>Sum: 500000000500000000 </text:p>
      <text:p text:style-name="P28"><text:s text:c="6"/>Run time: 0.005872953 seconds.</text:p>
      <text:p text:style-name="P67"><text:span text:style-name="T31">. <text:s text:c="2"/></text:span><text:span text:style-name="T22">%/output</text:span></text:p>
      <text:p text:style-name="Text_20_body">As the timed results of this program indicate, the mathematical expression<draw:frame draw:style-name="fr4" draw:name="Object19" text:anchor-type="as-char" svg:width="0.989in" svg:height="0.2008in" draw:z-index="123"><draw:object xlink:href="./Object 19" xlink:type="simple" xlink:show="embed" xlink:actuate="onLoad"/><draw:image xlink:href="./ObjectReplacements/Object 19" xlink:type="simple" xlink:show="embed" xlink:actuate="onLoad"/></draw:frame>definitely appears to behave like a hyperspace jump point for jumping through the integers pattern spaces! <text:s/>This is an exciting discovery and it should lead you to wonder if there are more pattern space jump points sprinkled throughout the universe of pattern spaces.</text:p>
      <text:h text:style-name="Heading_20_3" text:outline-level="3">Formulas And Theorems Are Like Hyperspace Jump Points</text:h>
      <text:p text:style-name="P7">As it turns out, pattern space jump points are present in all kinds of pattern spaces. <text:s/>You have seen for yourself how powerful a pattern space jump point can be. <text:s text:c="2"/>In fact, they are so important that there is a group of people who spend most of their time searching for new pattern space jump points and using existing ones. <text:s/>These people are called <text:span text:style-name="T6">mathematicians</text:span> and what we have been referring to as <text:span text:style-name="T6">jump points</text:span> they call <text:span text:style-name="T6">formulas</text:span> and <text:span text:style-name="T6">theorems</text:span>.</text:p>
      <text:p text:style-name="P7">Many people have the impression that the life of a mathematician is extremely boring. <text:s/>Hopefully our discussion has shown you that discovering a jump point in a pattern space and then using it is actually exciting and that mathematicians have had us all fooled! <text:s/>When a mathematician does math, it looks like they are just sitting there not doing much of anything at all. <text:s/>But what they are actually doing is locating pattern space jump points and using them to navigate to useful and exotic places deep within pattern space, just like what Han and Chewie do in physical space.</text:p>
      <text:p text:style-name="P7">From this point on we are going to be using the words <text:span text:style-name="T6">formula</text:span> and <text:span text:style-name="T6">theorem</text:span> when referring to pattern space jump points. <text:s/>However, instead of providing formal definitions for these words, we going to continue to use the intuitive descriptions that we have developed for them.</text:p>
      <text:h text:style-name="Heading_20_3" text:outline-level="3"><text:soft-page-break/>The Greek Letter Sigma (<draw:frame draw:style-name="fr4" draw:name="Object22" text:anchor-type="as-char" svg:width="0.202in" svg:height="0.1984in" draw:z-index="124"><draw:object xlink:href="./Object 22" xlink:type="simple" xlink:show="embed" xlink:actuate="onLoad"/><draw:image xlink:href="./ObjectReplacements/Object 22" xlink:type="simple" xlink:show="embed" xlink:actuate="onLoad"/></draw:frame>) Is Used In Mathematical Notation To Represent The Sum Operation</text:h>
      <text:h text:style-name="Heading_20_4" text:outline-level="4">Summing Without Applying An Operation</text:h>
      <text:p text:style-name="Text_20_body">Earlier it was mentioned that mathematical notation is like a programming language and a good example of this is how it uses the Greek letter Sigma (<draw:frame draw:style-name="fr4" draw:name="Object23" text:anchor-type="as-char" svg:width="0.202in" svg:height="0.1984in" draw:z-index="125"><draw:object xlink:href="./Object 23" xlink:type="simple" xlink:show="embed" xlink:actuate="onLoad"/><draw:image xlink:href="./ObjectReplacements/Object 23" xlink:type="simple" xlink:show="embed" xlink:actuate="onLoad"/></draw:frame>) to represent the operation of <text:span text:style-name="T6">summing</text:span>. <text:s/>As you recall, the MathPiper <text:span text:style-name="T6">Sum()</text:span> function is used to determine the sum of the values in a list:</text:p>
      <text:p text:style-name="Preformatted_20_Text"/>
      <text:p text:style-name="Preformatted_20_Text">In&gt; Sum(1 .. 3)</text:p>
      <text:p text:style-name="P33">Result: 6</text:p>
      <text:p text:style-name="Preformatted_20_Text"/>
      <text:p text:style-name="Text_20_body">The equivalent to this code in mathematical notation is as follows:</text:p>
      <text:p text:style-name="P56"/>
      <table:table table:name="Table4" table:style-name="Table4">
        <table:table-column table:style-name="Table4.A"/>
        <table:table-column table:style-name="Table4.B"/>
        <table:table-header-rows>
          <table:table-row>
            <table:table-cell table:style-name="Table4.A1" office:value-type="string">
              <text:p text:style-name="P76"><draw:frame draw:style-name="fr4" draw:name="Object24" text:anchor-type="as-char" svg:width="0.5965in" svg:height="0.7807in" draw:z-index="126"><draw:object xlink:href="./Object 24" xlink:type="simple" xlink:show="embed" xlink:actuate="onLoad"/><draw:image xlink:href="./ObjectReplacements/Object 24" xlink:type="simple" xlink:show="embed" xlink:actuate="onLoad"/></draw:frame> </text:p>
            </table:table-cell>
            <table:table-cell table:style-name="Table4.A1" office:value-type="string">
              <text:p text:style-name="P77">(<text:sequence text:ref-name="refText2" text:name="Text" text:formula="ooow:Text+1" style:num-format="1">3</text:sequence>)</text:p>
            </table:table-cell>
          </table:table-row>
        </table:table-header-rows>
      </table:table>
      <text:p text:style-name="P20"/>
      <text:p text:style-name="P58">In this notation, <text:span text:style-name="T6">x is a variable</text:span> which is initialized to 1 and it is set to all the integer values in the sequence between 1 and the integer at the top of the sigma symbol, which is 3. <text:s/>As <text:span text:style-name="T6">x</text:span> is moved through the sequence of integers, the <text:span text:style-name="T6">sum</text:span> of all these integers is <text:span text:style-name="T6">accumulated</text:span> and when the end of the sequence is reached, the accumulated sum is returned as a result. <text:s/>Here is a version of expression <text:sequence-ref text:reference-format="text" text:ref-name="refText2">(3)</text:sequence-ref> which shows the accumulating steps and the result:</text:p>
      <text:p text:style-name="P58"/>
      <table:table table:name="Table5" table:style-name="Table5">
        <table:table-column table:style-name="Table5.A"/>
        <table:table-column table:style-name="Table5.B"/>
        <table:table-header-rows>
          <table:table-row>
            <table:table-cell table:style-name="Table5.A1" office:value-type="string">
              <text:p text:style-name="P76"><draw:frame draw:style-name="fr4" draw:name="Object25" text:anchor-type="as-char" svg:width="2.1201in" svg:height="0.7839in" draw:z-index="127"><draw:object xlink:href="./Object 25" xlink:type="simple" xlink:show="embed" xlink:actuate="onLoad"/><draw:image xlink:href="./ObjectReplacements/Object 25" xlink:type="simple" xlink:show="embed" xlink:actuate="onLoad"/></draw:frame> </text:p>
            </table:table-cell>
            <table:table-cell table:style-name="Table5.A1" office:value-type="string">
              <text:p text:style-name="P77">(<text:sequence text:ref-name="refText3" text:name="Text" text:formula="ooow:Text+1" style:num-format="1">4</text:sequence>)</text:p>
            </table:table-cell>
          </table:table-row>
        </table:table-header-rows>
      </table:table>
      <text:p text:style-name="P58"/>
      <text:p text:style-name="P58">Finally, the following program is also equivalent to this notation but, unlike the first code example, it shows the details of the summing logic:</text:p>
      <text:p text:style-name="P40"/>
      <text:p text:style-name="P40">%mathpiper,title=""</text:p>
      <text:p text:style-name="P47"/>
      <text:p text:style-name="P28">sum <text:span text:style-name="T38">:=</text:span> <text:span text:style-name="T7">0</text:span>;</text:p>
      <text:p text:style-name="P47"/>
      <text:p text:style-name="P28">x <text:span text:style-name="T38">:=</text:span> 1;</text:p>
      <text:p text:style-name="P47"/>
      <text:p text:style-name="P28"><text:span text:style-name="T41">While</text:span><text:span text:style-name="T5">(</text:span>x <text:span text:style-name="T5">&lt;=</text:span> 3<text:span text:style-name="T5">)</text:span></text:p>
      <text:p text:style-name="Standard">[</text:p>
      <text:p text:style-name="P28"><text:soft-page-break/><text:s text:c="4"/>sum <text:span text:style-name="T38">:=</text:span> sum <text:span text:style-name="T5">+</text:span> <text:span text:style-name="T50">x</text:span>;</text:p>
      <text:p text:style-name="P47"/>
      <text:p text:style-name="P28"><text:s text:c="4"/>x<text:span text:style-name="T5">++</text:span>;</text:p>
      <text:p text:style-name="Standard">];</text:p>
      <text:p text:style-name="P47"/>
      <text:p text:style-name="P28">sum;</text:p>
      <text:p text:style-name="P47"/>
      <text:p text:style-name="P40">%/mathpiper</text:p>
      <text:p text:style-name="P47"/>
      <text:p text:style-name="P28"><text:s text:c="4"/><text:span text:style-name="T21">%output,preserve="false"</text:span></text:p>
      <text:p text:style-name="P28"><text:s text:c="6"/><text:span text:style-name="T21">Result:</text:span> 6</text:p>
      <text:p text:style-name="P68">. <text:s text:c="2"/>%/output</text:p>
      <text:h text:style-name="Heading_20_4" text:outline-level="4">Applying An Operation While Summing</text:h>
      <text:p text:style-name="Text_20_body">An operation can also be applied to the variable during the summing operation. <text:s/>For example, the following version of the notation shows <text:span text:style-name="T6">x being multiplied by 2</text:span>, the intermediate values that are calculated, and the sum of the values which is the result:</text:p>
      <text:p text:style-name="P56"/>
      <table:table table:name="Table6" table:style-name="Table6">
        <table:table-column table:style-name="Table6.A"/>
        <table:table-column table:style-name="Table6.B"/>
        <table:table-header-rows>
          <table:table-row>
            <table:table-cell table:style-name="Table6.A1" office:value-type="string">
              <text:p text:style-name="P76"><draw:frame draw:style-name="fr4" draw:name="Object26" text:anchor-type="as-char" svg:width="2.6138in" svg:height="0.7839in" draw:z-index="128"><draw:object xlink:href="./Object 26" xlink:type="simple" xlink:show="embed" xlink:actuate="onLoad"/><draw:image xlink:href="./ObjectReplacements/Object 26" xlink:type="simple" xlink:show="embed" xlink:actuate="onLoad"/></draw:frame> </text:p>
            </table:table-cell>
            <table:table-cell table:style-name="Table6.A1" office:value-type="string">
              <text:p text:style-name="P77">(<text:sequence text:ref-name="refText4" text:name="Text" text:formula="ooow:Text+1" style:num-format="1">5</text:sequence>)</text:p>
            </table:table-cell>
          </table:table-row>
        </table:table-header-rows>
      </table:table>
      <text:p text:style-name="P20"/>
      <text:p text:style-name="P58">Finally, the following code shows what summing while applying an operation looks like as a program. <text:s/>It is the same as the previous program, except that <text:span text:style-name="T6">x is now being multiplied by 2</text:span> each time through the loop:</text:p>
      <text:p text:style-name="P47"/>
      <text:p text:style-name="P40">%mathpiper,title=""</text:p>
      <text:p text:style-name="P47"/>
      <text:p text:style-name="P28">sum <text:span text:style-name="T38">:=</text:span> <text:span text:style-name="T7">0</text:span>;</text:p>
      <text:p text:style-name="P47"/>
      <text:p text:style-name="P28">x <text:span text:style-name="T38">:=</text:span> 1;</text:p>
      <text:p text:style-name="P47"/>
      <text:p text:style-name="P28"><text:span text:style-name="T41">While</text:span><text:span text:style-name="T5">(</text:span>x <text:span text:style-name="T5">&lt;=</text:span> 3<text:span text:style-name="T5">)</text:span></text:p>
      <text:p text:style-name="Standard">[</text:p>
      <text:p text:style-name="P28"><text:s text:c="4"/>sum <text:span text:style-name="T38">:=</text:span> sum <text:span text:style-name="T5">+</text:span> <text:span text:style-name="T50">2*x</text:span>;</text:p>
      <text:p text:style-name="P47"/>
      <text:p text:style-name="P28"><text:s text:c="4"/>x<text:span text:style-name="T5">++</text:span>;</text:p>
      <text:p text:style-name="Standard">];</text:p>
      <text:p text:style-name="P47"/>
      <text:p text:style-name="P28">sum;</text:p>
      <text:p text:style-name="P47"/>
      <text:p text:style-name="P40">%/mathpiper</text:p>
      <text:p text:style-name="P47"/>
      <text:p text:style-name="P28"><text:s text:c="4"/><text:span text:style-name="T21">%output,preserve="false"</text:span></text:p>
      <text:p text:style-name="P28"><text:s text:c="6"/><text:span text:style-name="T21">Result:</text:span> 12</text:p>
      <text:p text:style-name="P67">. <text:s text:c="2"/><text:span text:style-name="T21">%/output</text:span></text:p>
      <text:h text:style-name="Heading_20_3" text:outline-level="3"><text:soft-page-break/>Mathematical Notation Was Designed To Relay Complex Ideas With A Minimum Amount Of Writing (Or Typing!)</text:h>
      <text:p text:style-name="Text_20_body">In the previous section you may have noticed that the mathematical notation of the summing operation was significantly shorter than its expanded program equivalents. <text:s/>Mathematical notation evolved slowly over hundreds of years and it was specifically designed to relay complex ideas with a minimum amount of writing (or typing!). <text:s/>The notation is often described as being "dense" because a little bit of it is capable of representing enormous amounts of information.</text:p>
      <text:p text:style-name="Text_20_body">For a person who already knows mathematical notation, its high density is wonderful because it allows complex ideas to be communicated and manipulated with relatively little effort. <text:s/>However, for people who are just starting to learn mathematical notation, its density makes it challenging to learn.</text:p>
      <text:h text:style-name="Heading_20_4" text:outline-level="4">Knowing How To Program Makes Learning Mathematics Easier</text:h>
      <text:p text:style-name="Text_20_body">The nice thing about knowing how to program before learning mathematics (beyond the level of arithmetic) is that programs can be used to explain what a given section of mathematical notation is doing in an expanded form. <text:s/>This technique was used in the sigma notation section and it will continue to be used throughout the rest of the book.</text:p>
      <text:h text:style-name="Heading_20_4" text:outline-level="4">Using Juxtaposition Notation For Multiplication Instead Of The * Operator In Mathematical Notation</text:h>
      <text:p text:style-name="Text_20_body"><text:span text:style-name="T12">One way that mathematical notation increases its density is by using </text:span><text:span text:style-name="T14">juxtaposition</text:span><text:span text:style-name="T12"> instead of the </text:span><text:span text:style-name="T14">*</text:span><text:span text:style-name="T12"> operator for multiplication. <text:s/></text:span><text:span text:style-name="T14">Juxtaposition</text:span><text:span text:style-name="T12"> simply means to place two things next to each other and in certain parts of mathematical notation, placing two symbols next to each other indicates that they should be multiplied. <text:s/>For example,</text:span></text:p>
      <text:p text:style-name="Text_20_body"/>
      <table:table table:name="Table7" table:style-name="Table7">
        <table:table-column table:style-name="Table7.A"/>
        <table:table-column table:style-name="Table7.B"/>
        <table:table-header-rows>
          <table:table-row>
            <table:table-cell table:style-name="Table7.A1" office:value-type="string">
              <text:p text:style-name="P76"><draw:frame draw:style-name="fr4" draw:name="Object27" text:anchor-type="as-char" svg:width="0.5563in" svg:height="0.3335in" draw:z-index="129"><draw:object xlink:href="./Object 27" xlink:type="simple" xlink:show="embed" xlink:actuate="onLoad"/><draw:image xlink:href="./ObjectReplacements/Object 27" xlink:type="simple" xlink:show="embed" xlink:actuate="onLoad"/></draw:frame> </text:p>
            </table:table-cell>
            <table:table-cell table:style-name="Table7.A1" office:value-type="string">
              <text:p text:style-name="P77">(<text:sequence text:ref-name="refText5" text:name="Text" text:formula="ooow:Text+1" style:num-format="1">6</text:sequence>)</text:p>
            </table:table-cell>
          </table:table-row>
        </table:table-header-rows>
      </table:table>
      <text:p text:style-name="Text_20_body"/>
      <text:p text:style-name="P49">can be written without the * symbol like this:</text:p>
      <text:p text:style-name="P49"/>
      <table:table table:name="Table8" table:style-name="Table8">
        <table:table-column table:style-name="Table8.A"/>
        <table:table-column table:style-name="Table8.B"/>
        <table:table-header-rows>
          <table:table-row>
            <table:table-cell table:style-name="Table8.A1" office:value-type="string">
              <text:p text:style-name="P76"><draw:frame draw:style-name="fr4" draw:name="Object28" text:anchor-type="as-char" svg:width="0.3634in" svg:height="0.3346in" draw:z-index="130"><draw:object xlink:href="./Object 28" xlink:type="simple" xlink:show="embed" xlink:actuate="onLoad"/><draw:image xlink:href="./ObjectReplacements/Object 28" xlink:type="simple" xlink:show="embed" xlink:actuate="onLoad"/></draw:frame> </text:p>
            </table:table-cell>
            <table:table-cell table:style-name="Table8.A1" office:value-type="string">
              <text:p text:style-name="P77">(<text:sequence text:ref-name="refText6" text:name="Text" text:formula="ooow:Text+1" style:num-format="1">7</text:sequence>)</text:p>
            </table:table-cell>
          </table:table-row>
        </table:table-header-rows>
      </table:table>
      <text:p text:style-name="Text_20_body"/>
      <text:p text:style-name="Text_20_body"><text:span text:style-name="T12">Using </text:span>juxtaposition<text:span text:style-name="T12"> to indicate multiplication allows us to write formula </text:span><text:span text:style-name="T12"><text:sequence-ref text:reference-format="text" text:ref-name="refText1">(2)</text:sequence-ref></text:span><text:span text:style-name="T12"> which we developed </text:span>earlier<text:span text:style-name="T12"> for quickly summing sequences of integers from 1 to n as follows:</text:span></text:p>
      <text:p text:style-name="Text_20_body"><text:soft-page-break/></text:p>
      <table:table table:name="Table9" table:style-name="Table9">
        <table:table-column table:style-name="Table9.A"/>
        <table:table-column table:style-name="Table9.B"/>
        <table:table-header-rows>
          <table:table-row>
            <table:table-cell table:style-name="Table9.A1" office:value-type="string">
              <text:p text:style-name="P76"><draw:frame draw:style-name="fr4" draw:name="Object29" text:anchor-type="as-char" svg:width="1.0362in" svg:height="0.711in" draw:z-index="131"><draw:object xlink:href="./Object 29" xlink:type="simple" xlink:show="embed" xlink:actuate="onLoad"/><draw:image xlink:href="./ObjectReplacements/Object 29" xlink:type="simple" xlink:show="embed" xlink:actuate="onLoad"/></draw:frame> </text:p>
            </table:table-cell>
            <table:table-cell table:style-name="Table9.A1" office:value-type="string">
              <text:p text:style-name="P77">(<text:sequence text:ref-name="refText7" text:name="Text" text:formula="ooow:Text+1" style:num-format="1">8</text:sequence>)</text:p>
            </table:table-cell>
          </table:table-row>
        </table:table-header-rows>
      </table:table>
      <text:p text:style-name="Standard"/>
      <text:p text:style-name="Text_20_body"><text:span text:style-name="T12">And here is how expression </text:span><text:span text:style-name="T12"><text:sequence-ref text:reference-format="text" text:ref-name="refText4">(5)</text:sequence-ref></text:span><text:span text:style-name="T12"> which used sigma notation that included a </text:span><text:span text:style-name="T12">multiplication operation can be </text:span>written<text:span text:style-name="T12">:</text:span></text:p>
      <text:p text:style-name="Standard"/>
      <table:table table:name="Table10" table:style-name="Table10">
        <table:table-column table:style-name="Table10.A"/>
        <table:table-column table:style-name="Table10.B"/>
        <table:table-header-rows>
          <table:table-row>
            <table:table-cell table:style-name="Table10.A1" office:value-type="string">
              <text:p text:style-name="P76"><draw:frame draw:style-name="fr4" draw:name="Object30" text:anchor-type="as-char" svg:width="2.4118in" svg:height="0.7839in" draw:z-index="132"><draw:object xlink:href="./Object 30" xlink:type="simple" xlink:show="embed" xlink:actuate="onLoad"/><draw:image xlink:href="./ObjectReplacements/Object 30" xlink:type="simple" xlink:show="embed" xlink:actuate="onLoad"/></draw:frame> </text:p>
            </table:table-cell>
            <table:table-cell table:style-name="Table10.A1" office:value-type="string">
              <text:p text:style-name="P77">(<text:sequence text:ref-name="refText8" text:name="Text" text:formula="ooow:Text+1" style:num-format="1">9</text:sequence>)</text:p>
            </table:table-cell>
          </table:table-row>
        </table:table-header-rows>
      </table:table>
      <text:p text:style-name="Standard"/>
      <text:p text:style-name="P71">In mathematical notation, juxtaposition is used to indicate multiplication much more often than * is and so the juxtaposition form will be the one used in the rest of this book.</text:p>
      <text:h text:style-name="Heading_20_2" text:outline-level="2">Exercises</text:h>
      <text:p text:style-name="Text_20_body">For the following exercises, create a new MathPiperIDE worksheet file called <text:span text:style-name="T6">book_2_section_3_exercises_&lt;your first name&gt;_&lt;your last name&gt;.mpw</text:span><text:span text:style-name="T46">. </text:span><text:s/>(<text:span text:style-name="T9">Note: there are no spaces in this file name</text:span>). <text:s/>For example, John Smith's worksheet would be called:</text:p>
      <text:p text:style-name="Text_20_body"><text:span text:style-name="T6">book_2_section_3_exercises_</text:span><text:span text:style-name="T9">john</text:span><text:span text:style-name="T6">_</text:span><text:span text:style-name="T9">smith</text:span><text:span text:style-name="T6">.mp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9"/>
      <text:p text:style-name="P40">%mathpiper,title="Exercise 1"</text:p>
      <text:p text:style-name="P29"/>
      <text:p text:style-name="P45">//Sample fold.</text:p>
      <text:p text:style-name="P29"/>
      <text:p text:style-name="P41">%/mathpiper</text:p>
      <text:p text:style-name="Preformatted_20_Text"/>
      <text:p text:style-name="Text_20_body">If an exercise uses the MathPiper console instead of a fold, copy the work you did in the console into the worksheet so it can be saved.</text:p>
      <text:h text:style-name="Heading_20_3" text:outline-level="3">Exercise 1</text:h>
      <text:p text:style-name="Preformatted_20_Text">The following code creates a permutation pattern space which contains two legitimate sentences and these sentences have been marked with an 'X': </text:p>
      <text:p text:style-name="Preformatted_20_Text"/>
      <text:p text:style-name="Preformatted_20_Text"><text:soft-page-break/>In&gt; TableForm(PermutationsList({Bill,ate,a,carrot}))</text:p>
      <text:p text:style-name="P33">Result: True</text:p>
      <text:p text:style-name="P42">Side Effects:</text:p>
      <text:p text:style-name="P42">{Bill,ate,a,carrot} X</text:p>
      <text:p text:style-name="P42">{Bill,ate,carrot,a}</text:p>
      <text:p text:style-name="P42">{Bill,carrot,ate,a}</text:p>
      <text:p text:style-name="P42">{carrot,Bill,ate,a}</text:p>
      <text:p text:style-name="P42">{Bill,a,ate,carrot}</text:p>
      <text:p text:style-name="P42">{Bill,a,carrot,ate}</text:p>
      <text:p text:style-name="P42">{Bill,carrot,a,ate}</text:p>
      <text:p text:style-name="P42">{carrot,Bill,a,ate}</text:p>
      <text:p text:style-name="P42">{a,Bill,ate,carrot}</text:p>
      <text:p text:style-name="P42">{a,Bill,carrot,ate}</text:p>
      <text:p text:style-name="P42">{a,carrot,Bill,ate}</text:p>
      <text:p text:style-name="P42">{carrot,a,Bill,ate}</text:p>
      <text:p text:style-name="P42">{ate,Bill,a,carrot}</text:p>
      <text:p text:style-name="P42">{ate,Bill,carrot,a}</text:p>
      <text:p text:style-name="P42">{ate,carrot,Bill,a}</text:p>
      <text:p text:style-name="P42">{carrot,ate,Bill,a}</text:p>
      <text:p text:style-name="P42">{ate,a,Bill,carrot}</text:p>
      <text:p text:style-name="P42">{ate,a,carrot,Bill}</text:p>
      <text:p text:style-name="P42">{ate,carrot,a,Bill}</text:p>
      <text:p text:style-name="P42">{carrot,ate,a,Bill}</text:p>
      <text:p text:style-name="P42">{a,ate,Bill,carrot}</text:p>
      <text:p text:style-name="P42">{a,ate,carrot,Bill}</text:p>
      <text:p text:style-name="P42">{a,carrot,ate,Bill} X</text:p>
      <text:p text:style-name="P42">{carrot,a,ate,Bill}</text:p>
      <text:p text:style-name="P42"/>
      <text:p text:style-name="Preformatted_20_Text">Use the PermutationList() function to create a permutation pattern space which contains more than two legitimate sentences.</text:p>
      <text:h text:style-name="Heading_20_3" text:outline-level="3">Exercise 2</text:h>
      <text:p text:style-name="Preformatted_20_Text">Give the MathPiper code that will calculate how many ways 30 books can be arranged on a bookshelf.</text:p>
      <text:h text:style-name="Heading_20_3" text:outline-level="3">Exercise 3</text:h>
      <text:p text:style-name="Preformatted_20_Text">a) Create a loop-based function called <text:span text:style-name="T6">productOfIntegers(highestInteger)</text:span> which takes a positive integer as its input and returns the product of 1 through this integer. For example, calling <text:span text:style-name="T6">productOfIntegers(3)</text:span> would calculate 1*2*3. <text:s/>Calling <text:s/><text:span text:style-name="T6">productOfIntegers(4)</text:span> would calculate 1*2*3*4, etc.</text:p>
      <text:p text:style-name="Preformatted_20_Text"/>
      <text:p text:style-name="Preformatted_20_Text">b) The larger the integer that is sent to this function, the longer it will take to run. <text:s/>What is the smallest integer that still causes this function to take over 5 seconds to run?</text:p>
      <text:h text:style-name="Heading_20_3" text:outline-level="3">Exercise 4</text:h>
      <text:p text:style-name="Preformatted_20_Text">Create a program which will solve this riddle using only nested Repeat() loops and the addition operator:</text:p>
      <text:p text:style-name="Preformatted_20_Text"><text:soft-page-break/></text:p>
      <text:p text:style-name="Text_20_body_20_indent">As I was going to St. Ives </text:p>
      <text:p text:style-name="Text_20_body_20_indent">I met a man with seven wives </text:p>
      <text:p text:style-name="Text_20_body_20_indent">Each wife had seven sacks </text:p>
      <text:p text:style-name="Text_20_body_20_indent">Each sack had seven cats </text:p>
      <text:p text:style-name="Text_20_body_20_indent">Each cat had seven kits </text:p>
      <text:p text:style-name="Text_20_body_20_indent">Kits, cats, sacks, wives </text:p>
      <text:p text:style-name="Text_20_body_20_indent">How many were going to St Ives?</text:p>
      <text:p text:style-name="Preformatted_20_Text"/>
      <text:p text:style-name="Preformatted_20_Text">Assume that the man and his wives are also going to St. Ives.</text:p>
      <text:p text:style-name="Preformatted_20_Text"/>
      <text:p text:style-name="Preformatted_20_Text">Here is an example program to help you get started:</text:p>
      <text:p text:style-name="Preformatted_20_Text"/>
      <text:p text:style-name="Preformatted_20_Text">%mathpiper</text:p>
      <text:p text:style-name="Preformatted_20_Text"/>
      <text:p text:style-name="Preformatted_20_Text">kits := 0;</text:p>
      <text:p text:style-name="Preformatted_20_Text"/>
      <text:p text:style-name="Preformatted_20_Text">cats := 0;</text:p>
      <text:p text:style-name="Preformatted_20_Text"/>
      <text:p text:style-name="Preformatted_20_Text">Repeat(7) //cats.</text:p>
      <text:p text:style-name="Standard">[</text:p>
      <text:p text:style-name="Preformatted_20_Text"/>
      <text:p text:style-name="Preformatted_20_Text"><text:s text:c="4"/>Repeat(7) //kits.</text:p>
      <text:p text:style-name="Standard"><text:s text:c="4"/>[</text:p>
      <text:p text:style-name="Preformatted_20_Text"><text:s text:c="8"/>kits++;</text:p>
      <text:p text:style-name="Standard"><text:s text:c="4"/>];</text:p>
      <text:p text:style-name="Preformatted_20_Text"><text:s text:c="4"/></text:p>
      <text:p text:style-name="Preformatted_20_Text"><text:s text:c="4"/>cats++;</text:p>
      <text:p text:style-name="Standard">];</text:p>
      <text:p text:style-name="Preformatted_20_Text"/>
      <text:p text:style-name="Preformatted_20_Text">Echo("Cats: ", cats);</text:p>
      <text:p text:style-name="Preformatted_20_Text">Echo("Kits: ", kits);</text:p>
      <text:p text:style-name="Preformatted_20_Text"/>
      <text:p text:style-name="Preformatted_20_Text">%/mathpiper</text:p>
      <text:p text:style-name="Preformatted_20_Text"/>
      <text:p text:style-name="Preformatted_20_Text"><text:s text:c="4"/>%output,preserve="false"</text:p>
      <text:p text:style-name="Preformatted_20_Text"><text:s text:c="6"/>Result: True</text:p>
      <text:p text:style-name="Preformatted_20_Text"><text:s text:c="6"/></text:p>
      <text:p text:style-name="Preformatted_20_Text"><text:s text:c="6"/>Side Effects:</text:p>
      <text:p text:style-name="Preformatted_20_Text"><text:s text:c="6"/>Cats: 7 </text:p>
      <text:p text:style-name="Preformatted_20_Text"><text:s text:c="6"/>Kits: 49</text:p>
      <text:p text:style-name="Preformatted_20_Text">. <text:s text:c="2"/>%/output</text:p>
      <text:p text:style-name="Preformatted_20_Text"/>
      <text:p text:style-name="Preformatted_20_Text"/>
      <text:p text:style-name="Preformatted_20_Text">In order to help you <text:span text:style-name="T9">visualize</text:span> the riddle, here is a program which places the kits, cats, sacks, and wifes into a list:</text:p>
      <text:p text:style-name="P39"><text:soft-page-break/></text:p>
      <text:p text:style-name="P40">%mathpiper,title=""</text:p>
      <text:p text:style-name="P47"/>
      <text:p text:style-name="P28">cat <text:span text:style-name="T38">:=</text:span> <text:span text:style-name="T20">FillList</text:span><text:span text:style-name="T5">(</text:span>kit,<text:span text:style-name="T7">7</text:span><text:span text:style-name="T5">)</text:span>;</text:p>
      <text:p text:style-name="P47"/>
      <text:p text:style-name="P28">sack <text:span text:style-name="T38">:=</text:span> <text:span text:style-name="T20">FillList</text:span><text:span text:style-name="T5">(</text:span>cat,<text:span text:style-name="T7">7</text:span><text:span text:style-name="T5">)</text:span>;</text:p>
      <text:p text:style-name="P47"/>
      <text:p text:style-name="P28">wife <text:span text:style-name="T38">:=</text:span> <text:span text:style-name="T20">FillList</text:span><text:span text:style-name="T5">(</text:span>sack,<text:span text:style-name="T7">7</text:span><text:span text:style-name="T5">)</text:span>;</text:p>
      <text:p text:style-name="P47"/>
      <text:p text:style-name="P28">man <text:span text:style-name="T38">:=</text:span> <text:span text:style-name="T20">FillList</text:span><text:span text:style-name="T5">(</text:span>wife,<text:span text:style-name="T7">7</text:span><text:span text:style-name="T5">)</text:span>;</text:p>
      <text:p text:style-name="P47"/>
      <text:p text:style-name="P47"/>
      <text:p text:style-name="P40">%/mathpiper</text:p>
      <text:p text:style-name="P47"/>
      <text:p text:style-name="P47"/>
      <text:p text:style-name="P48">And this program prints the list in an easy to read format:</text:p>
      <text:p text:style-name="P47"/>
      <text:p text:style-name="P47"/>
      <text:p text:style-name="P40">%mathpiper</text:p>
      <text:p text:style-name="P47"/>
      <text:p text:style-name="P28"><text:span text:style-name="T20">ForEach</text:span><text:span text:style-name="T5">(</text:span>wife, man<text:span text:style-name="T5">)</text:span></text:p>
      <text:p text:style-name="Standard">[</text:p>
      <text:p text:style-name="P28"><text:s text:c="4"/><text:span text:style-name="T20">Echo</text:span><text:span text:style-name="T5">(</text:span><text:span text:style-name="T40">"Wife"</text:span><text:span text:style-name="T5">)</text:span>;</text:p>
      <text:p text:style-name="P28"><text:s text:c="4"/></text:p>
      <text:p text:style-name="P28"><text:s text:c="4"/><text:span text:style-name="T20">ForEach</text:span><text:span text:style-name="T5">(</text:span>sack, wife<text:span text:style-name="T5">)</text:span></text:p>
      <text:p text:style-name="Standard"><text:s text:c="6"/>[</text:p>
      <text:p text:style-name="P28"><text:s text:c="8"/><text:span text:style-name="T20">Echo</text:span><text:span text:style-name="T5">(</text:span><text:span text:style-name="T40">" <text:s text:c="2"/>Sack"</text:span><text:span text:style-name="T5">)</text:span>;</text:p>
      <text:p text:style-name="P28"><text:s text:c="8"/></text:p>
      <text:p text:style-name="P28"><text:s text:c="8"/><text:span text:style-name="T20">ForEach</text:span><text:span text:style-name="T5">(</text:span>cat, sack<text:span text:style-name="T5">)</text:span></text:p>
      <text:p text:style-name="Preformatted_20_Text"><text:s text:c="7"/>[</text:p>
      <text:p text:style-name="P28"><text:s text:c="12"/><text:span text:style-name="T20">Echo</text:span><text:span text:style-name="T5">(</text:span><text:span text:style-name="T40">" <text:s text:c="6"/>Cat"</text:span><text:span text:style-name="T5">)</text:span>;</text:p>
      <text:p text:style-name="P28"><text:s text:c="12"/></text:p>
      <text:p text:style-name="P28"><text:s text:c="12"/><text:span text:style-name="T20">Space</text:span><text:span text:style-name="T5">(</text:span><text:span text:style-name="T7">12</text:span><text:span text:style-name="T5">)</text:span>;</text:p>
      <text:p text:style-name="P28"><text:s text:c="12"/></text:p>
      <text:p text:style-name="P28"><text:s text:c="12"/><text:span text:style-name="T20">ForEach</text:span><text:span text:style-name="T5">(</text:span>kit, cat<text:span text:style-name="T5">)</text:span></text:p>
      <text:p text:style-name="Preformatted_20_Text"><text:s text:c="11"/>[</text:p>
      <text:p text:style-name="P28"><text:s text:c="16"/><text:span text:style-name="T41">Write</text:span><text:span text:style-name="T5">(</text:span>kit,,<text:span text:style-name="T5">)</text:span>;</text:p>
      <text:p text:style-name="P28"><text:s text:c="12"/></text:p>
      <text:p text:style-name="Preformatted_20_Text"><text:s text:c="11"/>];</text:p>
      <text:p text:style-name="P28"><text:s text:c="12"/><text:span text:style-name="T20">NewLine</text:span><text:span text:style-name="T5">()</text:span>;</text:p>
      <text:p text:style-name="P28"><text:s text:c="8"/></text:p>
      <text:p text:style-name="Preformatted_20_Text"><text:s text:c="8"/>];</text:p>
      <text:p text:style-name="P28"><text:s text:c="4"/></text:p>
      <text:p text:style-name="Preformatted_20_Text"><text:s text:c="4"/>];</text:p>
      <text:p text:style-name="P47"/>
      <text:p text:style-name="Standard">];</text:p>
      <text:p text:style-name="P47"/>
      <text:p text:style-name="P65">%/mathpiper</text:p>
      <text:h text:style-name="Heading_20_3" text:outline-level="3">Exercise 5</text:h>
      <text:p text:style-name="Preformatted_20_Text">Give a mathematical expression which will solve the riddle from exercise 4.</text:p>
      <text:h text:style-name="Heading_20_3" text:outline-level="3"><text:soft-page-break/>Exercise 6</text:h>
      <text:p text:style-name="Text_20_body">Create a program that is the equivalent of the following expression:</text:p>
      <text:p text:style-name="P21"><draw:frame draw:style-name="fr4" draw:name="Object40" text:anchor-type="as-char" svg:width="1.1252in" svg:height="0.7839in" draw:z-index="133"><draw:object xlink:href="./Object 40" xlink:type="simple" xlink:show="embed" xlink:actuate="onLoad"/><draw:image xlink:href="./ObjectReplacements/Object 40" xlink:type="simple" xlink:show="embed" xlink:actuate="onLoad"/></draw:frame></text:p>
      <text:h text:style-name="Heading_20_1" text:outline-level="1">Number System Patterns (Some Have Big Gaps, Some Have Small Gaps or No Gaps)</text:h>
      <text:p text:style-name="Text_20_body">The <text:span text:style-name="T6">natural number</text:span> pattern space (or natural number <text:span text:style-name="T6">system</text:span>) was among the first patterns that humans developed and its study was the beginning of mathematics. <text:s/>Over time things in the physical world were discovered which could not be expressed with the natural number system and then a more comprehensive number system was developed by <text:span text:style-name="T6">extending</text:span> it. <text:s/>This more comprehensive number system eventually also needed to be extended and this lead to a series of number systems being developed by this process of extension.</text:p>
      <text:p text:style-name="Text_20_body">In this section, the most commonly used number systems are described. <text:s/>These number systems are classified into <text:span text:style-name="T6">1)</text:span> those which have <text:span text:style-name="T6">big gaps</text:span> and <text:span text:style-name="T6">2)</text:span> those which have <text:span text:style-name="T6">small gaps or no gaps</text:span>. <text:s/>As you might have guessed, the <text:span text:style-name="T6">earlier</text:span> number systems are the ones that have <text:span text:style-name="T6">gaps</text:span> in them and these are the ones that will be discussed first.</text:p>
      <text:h text:style-name="Heading_20_2" text:outline-level="2">Number Systems Which Have Big Gaps</text:h>
      <text:h text:style-name="Heading_20_3" text:outline-level="3"><draw:frame draw:style-name="fr4" draw:name="Object32" text:anchor-type="as-char" svg:width="0.2437in" svg:height="0.2484in" draw:z-index="111"><draw:object xlink:href="./Object 32" xlink:type="simple" xlink:show="embed" xlink:actuate="onLoad"/><draw:image xlink:href="./ObjectReplacements/Object 32" xlink:type="simple" xlink:show="embed" xlink:actuate="onLoad"/></draw:frame>- The Natural (Or Counting) Numbers</text:h>
      <text:p text:style-name="Text_20_body">The <text:span text:style-name="T6">natural number system</text:span> was the first number system that was developed and the types of problems it was designed to solve were those which involved <text:span text:style-name="T6">counting</text:span> things. <text:s/>For this reason, the natural numbers are also called the <text:span text:style-name="T6">counting numbers</text:span>. <text:s/>An example of an early need to count things is that of a shepherd who needed to determine how many sheep left a pen in the morning to graze so he could determine if any sheep were missing when they were put back into the pen at night. <text:s/>Other early examples which involved the need to count things are easy to imagine so there is no need to list further ones here.</text:p>
      <text:p text:style-name="Text_20_body">The original version of the natural number system started with the number <text:span text:style-name="T6">1</text:span>. <text:s/>Later, when the number 0 was invented, it was added to the natural number system and this version of the system is often referred to as the <text:span text:style-name="T6">whole numbers</text:span>. <text:s/>In this book we will us the version of the natural number system which starts with 0.</text:p>
      <text:p text:style-name="Text_20_body">The first number in the natural number system is 0, the next number in the system is 1, the next one after that is 2, and so on to <text:span text:style-name="T6">infinity</text:span>. <text:s/>The way that one <text:span text:style-name="T6">moves from any given natural number to the next larger one is by simply adding 1 to it</text:span>. <text:s/>In mathematical notation,<draw:frame draw:style-name="fr4" draw:name="Object31" text:anchor-type="as-char" svg:width="0.2102in" svg:height="0.1984in" draw:z-index="112"><draw:object xlink:href="./Object 31" xlink:type="simple" xlink:show="embed" xlink:actuate="onLoad"/><draw:image xlink:href="./ObjectReplacements/Object 31" xlink:type="simple" xlink:show="embed" xlink:actuate="onLoad"/></draw:frame>is the symbol which is used to represent the natural numbers and it stands for the word "Natural". <text:s/>The<draw:frame draw:style-name="fr4" draw:name="Object34" text:anchor-type="as-char" svg:width="0.2453in" svg:height="0.1984in" draw:z-index="113"><draw:object xlink:href="./Object 34" xlink:type="simple" xlink:show="embed" xlink:actuate="onLoad"/><draw:image xlink:href="./ObjectReplacements/Object 34" xlink:type="simple" xlink:show="embed" xlink:actuate="onLoad"/></draw:frame>symbol is used to indicate "<text:span text:style-name="T6">to infinity</text:span><text:span text:style-name="T46">"</text:span>. Expression <text:sequence-ref text:reference-format="text" text:ref-name="refText9">(10)</text:sequence-ref> shows how the natural numbers are defined using mathematical notation:</text:p>
      <text:p text:style-name="P56"><text:s/></text:p>
      <table:table table:name="Tabelle4" table:style-name="Tabelle4">
        <table:table-column table:style-name="Tabelle4.A"/>
        <table:table-column table:style-name="Tabelle4.B"/>
        <table:table-header-rows>
          <text:soft-page-break/>
          <table:table-row>
            <table:table-cell table:style-name="Tabelle4.A1" office:value-type="string">
              <text:p text:style-name="P76"><draw:frame draw:style-name="fr4" draw:name="Object33" text:anchor-type="as-char" svg:width="1.6807in" svg:height="0.3346in" draw:z-index="135"><draw:object xlink:href="./Object 33" xlink:type="simple" xlink:show="embed" xlink:actuate="onLoad"/><draw:image xlink:href="./ObjectReplacements/Object 33" xlink:type="simple" xlink:show="embed" xlink:actuate="onLoad"/></draw:frame> </text:p>
            </table:table-cell>
            <table:table-cell table:style-name="Tabelle4.A1" office:value-type="string">
              <text:p text:style-name="P77">(<text:sequence text:ref-name="refText9" text:name="Text" text:formula="ooow:Text+1" style:num-format="1">10</text:sequence>)</text:p>
            </table:table-cell>
          </table:table-row>
        </table:table-header-rows>
      </table:table>
      <text:p text:style-name="Standard"/>
      <text:p text:style-name="Text_20_body">We can't actually show all the numbers from 1 to infinity because there is not enough matter in the universe to write them all on. <text:s/>However, a quote that comes to mind here is:</text:p>
      <text:p text:style-name="Standard"/>
      <text:p text:style-name="Text_20_body_20_indent">“Money can't buy you happiness, but it can buy you a yacht big enough to pull up right alongside it.” David Lee Roth</text:p>
      <text:p text:style-name="Standard"/>
      <text:p text:style-name="Text_20_body">While we can't show all of the numbers from 1 to infinity, with MathPiper we can show more of them that you could count in a lifetime! <text:s/>Here is a list of the natural numbers from 0 to 200:</text:p>
      <text:p text:style-name="Preformatted_20_Text"/>
      <text:p text:style-name="Preformatted_20_Text">In&gt; Echo(0 .. 200)</text:p>
      <text:p text:style-name="P33">Result: True</text:p>
      <text:p text:style-name="P42">Side Effects:</text:p>
      <text:p text:style-name="P42">0 1 2 3 4 5 6 7 8 9 10 11 12 13 14 15 16 17 18 19 20 21 22 23 24 25 26 27 28 29 30 31 32 33 34 35 36 37 38 39 40 41 42 43 44 45 46 47 48 49 50 51 52 53 54 55 56 57 58 59 60 61 62 63 64 65 66 67 68 69 70 71 72 73 74 75 76 77 78 79 80 81 82 83 84 85 86 87 88 89 90 91 92 93 94 95 96 97 98 99 100 101 102 103 104 105 106 107 108 109 110 111 112 113 114 115 116 117 118 119 120 121 122 123 124 125 126 127 128 129 130 131 132 133 134 135 136 137 138 139 140 141 142 143 144 145 146 147 148 149 150 151 152 153 154 155 156 157 158 159 160 161 162 163 164 165 166 167 168 169 170 171 172 173 174 175 176 177 178 179 180 181 182 183 184 185 186 187 188 189 190 191 192 193 194 195 196 197 198 199 200</text:p>
      <text:p text:style-name="P42"/>
      <text:p text:style-name="Text_20_body">Feel free to use MathPiper to view more natural numbers than this, but don't be surprised if your computer runs out of memory and crashes if you try to display too many of them!</text:p>
      <text:h text:style-name="Heading_20_3" text:outline-level="3"><draw:frame draw:style-name="fr4" draw:name="Object35" text:anchor-type="as-char" svg:width="0.2547in" svg:height="0.248in" draw:z-index="134"><draw:object xlink:href="./Object 35" xlink:type="simple" xlink:show="embed" xlink:actuate="onLoad"/><draw:image xlink:href="./ObjectReplacements/Object 35" xlink:type="simple" xlink:show="embed" xlink:actuate="onLoad"/></draw:frame>The Integers (Natural Numbers Plus Their Negative Counterparts)</text:h>
      <text:p text:style-name="Text_20_body">The natural numbers are very useful, but people eventually encountered the need to work with counting-related ideas that the natural number system could not represent. <text:s/>For example, if a person has a total of 0 dollars and they borrow 5 dollars from someone, how much money do they have now? <text:s/>They have <text:span text:style-name="T6">less than</text:span> 0 dollars and negative numbers were invented to represent concepts like this. <text:s/>The notation for a negative number consists of placing a <text:span text:style-name="T6">minus sign</text:span> (<text:span text:style-name="T6">-</text:span>) in front of the <text:span text:style-name="T6">positive number which has the same magnitude as it</text:span> and therefore the person can be said to have <text:span text:style-name="T6">-5</text:span> dollars.</text:p>
      <text:p text:style-name="Text_20_body">When the natural number system was extended to include negative numbers, a new number system was created which was called the <text:span text:style-name="T6">integer number system</text:span>. <text:s/><text:soft-page-break/>In mathematical notation,<draw:frame draw:style-name="fr4" draw:name="Object36" text:anchor-type="as-char" svg:width="0.2209in" svg:height="0.1984in" draw:z-index="136"><draw:object xlink:href="./Object 36" xlink:type="simple" xlink:show="embed" xlink:actuate="onLoad"/><draw:image xlink:href="./ObjectReplacements/Object 36" xlink:type="simple" xlink:show="embed" xlink:actuate="onLoad"/></draw:frame>is the symbol which is used to represent the <text:span text:style-name="T46">integers and it stands for the German word "Zahlen" which means "numbers". <text:s text:c="2"/></text:span><text:span text:style-name="T46">E</text:span>xpression <text:sequence-ref text:reference-format="text" text:ref-name="refText10">(11)</text:sequence-ref> shows how the natural numbers are defined using mathematical notation: <text:s/></text:p>
      <text:p text:style-name="Text_20_body"/>
      <table:table table:name="Table11" table:style-name="Table11">
        <table:table-column table:style-name="Table11.A"/>
        <table:table-column table:style-name="Table11.B"/>
        <table:table-header-rows>
          <table:table-row>
            <table:table-cell table:style-name="Table11.A1" office:value-type="string">
              <text:p text:style-name="P76"><draw:frame draw:style-name="fr4" draw:name="Object37" text:anchor-type="as-char" svg:width="2.9339in" svg:height="0.3346in" draw:z-index="137"><draw:object xlink:href="./Object 37" xlink:type="simple" xlink:show="embed" xlink:actuate="onLoad"/><draw:image xlink:href="./ObjectReplacements/Object 37" xlink:type="simple" xlink:show="embed" xlink:actuate="onLoad"/></draw:frame> </text:p>
            </table:table-cell>
            <table:table-cell table:style-name="Table11.A1" office:value-type="string">
              <text:p text:style-name="P77">(<text:sequence text:ref-name="refText10" text:name="Text" text:formula="ooow:Text+1" style:num-format="1">11</text:sequence>)</text:p>
            </table:table-cell>
          </table:table-row>
        </table:table-header-rows>
      </table:table>
      <text:p text:style-name="Standard"/>
      <text:p text:style-name="Text_20_body">Notice that<draw:frame draw:style-name="fr4" draw:name="Object38" text:anchor-type="as-char" svg:width="0.2453in" svg:height="0.1984in" draw:z-index="138"><draw:object xlink:href="./Object 38" xlink:type="simple" xlink:show="embed" xlink:actuate="onLoad"/><draw:image xlink:href="./ObjectReplacements/Object 38" xlink:type="simple" xlink:show="embed" xlink:actuate="onLoad"/></draw:frame>is used to represent negative infinity as well as positive infinity.</text:p>
      <text:p text:style-name="Text_20_body">Finally, here is a list of the integers from -100 to +100:</text:p>
      <text:p text:style-name="Preformatted_20_Text"/>
      <text:p text:style-name="Preformatted_20_Text">In&gt; Echo(-100 .. 100)</text:p>
      <text:p text:style-name="P33">Result: True</text:p>
      <text:p text:style-name="P42">Side Effects:</text:p>
      <text:p text:style-name="P42">-100 -99 -98 -97 -96 -95 -94 -93 -92 -91 -90 -89 -88 -87 -86 -85 -84 -83 -82 -81 -80 -79 -78 -77 -76 -75 -74 -73 -72 -71 -70 -69 -68 -67 -66 -65 -64 -63 -62 -61 -60 -59 -58 -57 -56 -55 -54 -53 -52 -51 -50 -49 -48 -47 -46 -45 -44 -43 -42 -41 -40 -39 -38 -37 -36 -35 -34 -33 -32 -31 -30 -29 -28 -27 -26 -25 -24 -23 -22 -21 -20 -19 -18 -17 -16 -15 -14 -13 -12 -11 -10 -9 -8 -7 -6 -5 -4 -3 -2 -1 0 1 2 3 4 5 6 7 8 9 10 11 12 13 14 15 16 17 18 19 20 21 22 23 24 25 26 27 28 29 30 31 32 33 34 35 36 37 38 39 40 41 42 43 44 45 46 47 48 49 50 51 52 53 54 55 56 57 58 59 60 61 62 63 64 65 66 67 68 69 70 71 72 73 74 75 76 77 78 79 80 81 82 83 84 85 86 87 88 89 90 91 92 93 94 95 96 97 98 99 100</text:p>
      <text:p text:style-name="P42"/>
      <text:h text:style-name="Heading_20_3" text:outline-level="3">The Big Gaps Which Exist Between Natural Numbers And Integers</text:h>
      <text:h text:style-name="Heading_20_4" text:outline-level="4">Zooming Into The Area Between The Integers 0 And 1</text:h>
      <text:p text:style-name="Text_20_body">Now that we have discussed the natural numbers and integers, let's take a look at what lies between all of the numbers in these systems. <text:s/>We will do this by listing the integers near 0 and then zooming in towards the space that exists between 0 and 1:</text:p>
      <text:p text:style-name="P59"><draw:frame draw:style-name="fr5" draw:name="Object39" text:anchor-type="paragraph" svg:x="0.5929in" svg:y="0.1583in" svg:width="5.55in" svg:height="0.6819in" draw:z-index="35"><draw:object xlink:href="./Object 39" xlink:type="simple" xlink:show="embed" xlink:actuate="onLoad"/><draw:image xlink:href="./ObjectReplacements/Object 39" xlink:type="simple" xlink:show="embed" xlink:actuate="onLoad"/></draw:frame><text:tab/></text:p>
      <text:p text:style-name="P57">Zoom</text:p>
      <text:p text:style-name="P59"><draw:frame draw:style-name="fr5" draw:name="Object41" text:anchor-type="paragraph" svg:x="0.5929in" svg:y="0.1583in" svg:width="5.5492in" svg:height="0.6811in" draw:z-index="36"><draw:object xlink:href="./Object 41" xlink:type="simple" xlink:show="embed" xlink:actuate="onLoad"/><draw:image xlink:href="./ObjectReplacements/Object 41" xlink:type="simple" xlink:show="embed" xlink:actuate="onLoad"/></draw:frame></text:p>
      <text:p text:style-name="P57"><text:soft-page-break/>Zoom</text:p>
      <text:p text:style-name="P57"><draw:frame draw:style-name="fr5" draw:name="Object42" text:anchor-type="paragraph" svg:x="0.5929in" svg:y="0.1583in" svg:width="5.5492in" svg:height="0.6811in" draw:z-index="37"><draw:object xlink:href="./Object 42" xlink:type="simple" xlink:show="embed" xlink:actuate="onLoad"/><draw:image xlink:href="./ObjectReplacements/Object 42" xlink:type="simple" xlink:show="embed" xlink:actuate="onLoad"/></draw:frame></text:p>
      <text:p text:style-name="P57">Zoom</text:p>
      <text:p text:style-name="P59"><draw:frame draw:style-name="fr5" draw:name="Object43" text:anchor-type="paragraph" svg:x="0.5929in" svg:y="0.161in" svg:width="5.6728in" svg:height="1.5634in" draw:z-index="38"><draw:object xlink:href="./Object 43" xlink:type="simple" xlink:show="embed" xlink:actuate="onLoad"/><draw:image xlink:href="./ObjectReplacements/Object 43" xlink:type="simple" xlink:show="embed" xlink:actuate="onLoad"/></draw:frame></text:p>
      <text:p text:style-name="P59">As you can see, there is absolutely <text:span text:style-name="T6">nothing</text:span> between these numbers except <text:span text:style-name="T6">big gaps</text:span>. <text:s/>This means neither natural numbers nor integers can be used to represent <text:span text:style-name="T6">parts of things</text:span>. <text:s/>For example, if someone took an apple, cut it in half and then gave you one of the halves, there would be no way to represent this half with either of these number systems. <text:s/>Furthermore, if you are at a given number in these systems and you want to move to the next number, you do this by "jumping" over the gap that exists between them.</text:p>
      <text:h text:style-name="Heading_20_3" text:outline-level="3">Natural Numbers And Integers Are Used When Counting Things; Discrete Mathematics</text:h>
      <text:p text:style-name="P59">You might think that natural numbers and integers are not very powerful because they can only represent <text:span text:style-name="T6">whole</text:span> objects. <text:s/>However, these numbers are extremely powerful because they are the numbers which are used when <text:span text:style-name="T6">counting things</text:span> and there are an enormous number of things in the universe that can be counted. <text:s/>For example, the permutation patterns we studied earlier are categorized as being part of discrete mathematics.</text:p>
      <text:p text:style-name="P59">The area of mathematics which deals with these two number systems is called <text:span text:style-name="T6">discrete mathematics</text:span> (sometimes it is also referred to as <text:span text:style-name="T6">finite mathematics</text:span>, especially in the area of business). <text:s/>Here is a definition for the word discrete:</text:p>
      <text:p text:style-name="P80">Separate; distinct; individual; Something that can be perceived individually and not as connected to, or part of something else; <text:a xlink:type="simple" xlink:href="http://www.google.com/url?&amp;q=http://en.wiktionary.org/wiki/discrete&amp;ei=aoKHSoKCCZWwNpjE1fsO&amp;sa=X&amp;oi=define&amp;ct=&amp;cd=1&amp;usg=AFQjCNEamInYzYbqWatd9EFmRQoBYus5bQ"><text:span text:style-name="T42">en.wiktionary.org/wiki/discrete</text:span></text:a></text:p>
      <text:p text:style-name="P59">You can see that the word <text:span text:style-name="T6">discrete</text:span> fits the concept of numbers separated by gaps fairly well.</text:p>
      <text:p text:style-name="P59"><text:soft-page-break/>Discrete mathematics and ways that it can be used will be discussed later in the book, but for now let's turn our attention to kinds of numbers which have small gaps or no gaps in them.</text:p>
      <text:h text:style-name="Heading_20_2" text:outline-level="2"><draw:frame draw:style-name="fr4" draw:name="Object60" text:anchor-type="as-char" svg:width="0.2366in" svg:height="0.248in" draw:z-index="139"><draw:object xlink:href="./Object 61" xlink:type="simple" xlink:show="embed" xlink:actuate="onLoad"/><draw:image xlink:href="./ObjectReplacements/Object 61" xlink:type="simple" xlink:show="embed" xlink:actuate="onLoad"/></draw:frame>The Rational Numbers, A Number System Which Has Small Gaps</text:h>
      <text:p text:style-name="Text_20_body">If an apple were cut it into 2 equals pieces with a knife, how can each piece be represented with numbers? <text:s/>One way this can be done is to use <text:span text:style-name="T6">two</text:span> <text:span text:style-name="T6">integers</text:span> and come up with a way to <text:span text:style-name="T6">relate them</text:span> which can be used to represent things which are <text:span text:style-name="T6">not</text:span> <text:span text:style-name="T6">whole</text:span>. <text:s/>Half an apple can be thought of as <text:span text:style-name="T6">1 apple</text:span> which was <text:span text:style-name="T6">cut into 2 pieces</text:span> and the given apple half is one of the pieces. <text:s/>Expressions <text:sequence-ref text:reference-format="text" text:ref-name="refText11">(12)</text:sequence-ref>, <text:sequence-ref text:reference-format="text" text:ref-name="refText12">(13)</text:sequence-ref>, and <text:sequence-ref text:reference-format="text" text:ref-name="refText13">(14)</text:sequence-ref> are three equivalent notations which represent this concept:</text:p>
      <text:p text:style-name="Standard"/>
      <table:table table:name="Table12" table:style-name="Table12">
        <table:table-column table:style-name="Table12.A"/>
        <table:table-column table:style-name="Table12.B"/>
        <table:table-header-rows>
          <table:table-row>
            <table:table-cell table:style-name="Table12.A1" office:value-type="string">
              <text:p text:style-name="P76"><draw:frame draw:style-name="fr4" draw:name="Objekt4" text:anchor-type="as-char" svg:width="1.1736in" svg:height="0.4256in" draw:z-index="140"><draw:object xlink:href="./Object 44" xlink:type="simple" xlink:show="embed" xlink:actuate="onLoad"/><draw:image xlink:href="./ObjectReplacements/Object 44" xlink:type="simple" xlink:show="embed" xlink:actuate="onLoad"/></draw:frame>or<draw:frame draw:style-name="fr4" draw:name="Object46" text:anchor-type="as-char" svg:width="0.2043in" svg:height="0.4264in" draw:z-index="141"><draw:object xlink:href="./Object 47" xlink:type="simple" xlink:show="embed" xlink:actuate="onLoad"/><draw:image xlink:href="./ObjectReplacements/Object 47" xlink:type="simple" xlink:show="embed" xlink:actuate="onLoad"/></draw:frame></text:p>
            </table:table-cell>
            <table:table-cell table:style-name="Table12.A1" office:value-type="string">
              <text:p text:style-name="P77">(<text:sequence text:ref-name="refText11" text:name="Text" text:formula="ooow:Text+1" style:num-format="1">12</text:sequence>)</text:p>
            </table:table-cell>
          </table:table-row>
        </table:table-header-rows>
      </table:table>
      <text:p text:style-name="Standard"/>
      <text:p text:style-name="Standard"/>
      <table:table table:name="Table13" table:style-name="Table13">
        <table:table-column table:style-name="Table13.A"/>
        <table:table-column table:style-name="Table13.B"/>
        <table:table-header-rows>
          <table:table-row>
            <table:table-cell table:style-name="Table13.A1" office:value-type="string">
              <text:p text:style-name="P76"><draw:frame draw:style-name="fr4" draw:name="Object44" text:anchor-type="as-char" svg:width="1.7575in" svg:height="0.2008in" draw:z-index="142"><draw:object xlink:href="./Object 45" xlink:type="simple" xlink:show="embed" xlink:actuate="onLoad"/><draw:image xlink:href="./ObjectReplacements/Object 45" xlink:type="simple" xlink:show="embed" xlink:actuate="onLoad"/></draw:frame>or<draw:frame draw:style-name="fr4" draw:name="Object47" text:anchor-type="as-char" svg:width="0.3898in" svg:height="0.2008in" draw:z-index="143"><draw:object xlink:href="./Object 48" xlink:type="simple" xlink:show="embed" xlink:actuate="onLoad"/><draw:image xlink:href="./ObjectReplacements/Object 48" xlink:type="simple" xlink:show="embed" xlink:actuate="onLoad"/></draw:frame></text:p>
            </table:table-cell>
            <table:table-cell table:style-name="Table13.A1" office:value-type="string">
              <text:p text:style-name="P77">(<text:sequence text:ref-name="refText12" text:name="Text" text:formula="ooow:Text+1" style:num-format="1">13</text:sequence>)</text:p>
            </table:table-cell>
          </table:table-row>
        </table:table-header-rows>
      </table:table>
      <text:p text:style-name="Standard"/>
      <text:p text:style-name="Standard"/>
      <table:table table:name="Table14" table:style-name="Table14">
        <table:table-column table:style-name="Table14.A"/>
        <table:table-column table:style-name="Table14.B"/>
        <table:table-header-rows>
          <table:table-row>
            <table:table-cell table:style-name="Table14.A1" office:value-type="string">
              <text:p text:style-name="P76"><text:s/><draw:frame draw:style-name="fr4" draw:name="Object48" text:anchor-type="as-char" svg:width="1.6902in" svg:height="0.2008in" draw:z-index="144"><draw:object xlink:href="./Object 49" xlink:type="simple" xlink:show="embed" xlink:actuate="onLoad"/><draw:image xlink:href="./ObjectReplacements/Object 49" xlink:type="simple" xlink:show="embed" xlink:actuate="onLoad"/></draw:frame>or<draw:frame draw:style-name="fr4" draw:name="Object49" text:anchor-type="as-char" svg:width="0.322in" svg:height="0.2008in" draw:z-index="145"><draw:object xlink:href="./Object 50" xlink:type="simple" xlink:show="embed" xlink:actuate="onLoad"/><draw:image xlink:href="./ObjectReplacements/Object 50" xlink:type="simple" xlink:show="embed" xlink:actuate="onLoad"/></draw:frame></text:p>
            </table:table-cell>
            <table:table-cell table:style-name="Table14.A1" office:value-type="string">
              <text:p text:style-name="P77">(<text:sequence text:ref-name="refText13" text:name="Text" text:formula="ooow:Text+1" style:num-format="1">14</text:sequence>)</text:p>
            </table:table-cell>
          </table:table-row>
        </table:table-header-rows>
      </table:table>
      <text:p text:style-name="Standard"/>
      <text:p text:style-name="Text_20_body">This system can also be used to represent 1 apple cut into 3 pieces<draw:frame draw:style-name="fr4" draw:name="Object45" text:anchor-type="as-char" svg:width="0.3189in" svg:height="0.4689in" draw:z-index="146"><draw:object xlink:href="./Object 46" xlink:type="simple" xlink:show="embed" xlink:actuate="onLoad"/><draw:image xlink:href="./ObjectReplacements/Object 46" xlink:type="simple" xlink:show="embed" xlink:actuate="onLoad"/></draw:frame>, 1 apple cut into 4 pieces <draw:frame draw:style-name="fr4" draw:name="Object50" text:anchor-type="as-char" svg:width="0.3283in" svg:height="0.4693in" draw:z-index="147"><draw:object xlink:href="./Object 51" xlink:type="simple" xlink:show="embed" xlink:actuate="onLoad"/><draw:image xlink:href="./ObjectReplacements/Object 51" xlink:type="simple" xlink:show="embed" xlink:actuate="onLoad"/></draw:frame>, 2 apples cut into 3 pieces <draw:frame draw:style-name="fr4" draw:name="Object51" text:anchor-type="as-char" svg:width="0.3256in" svg:height="0.4693in" draw:z-index="148"><draw:object xlink:href="./Object 52" xlink:type="simple" xlink:show="embed" xlink:actuate="onLoad"/><draw:image xlink:href="./ObjectReplacements/Object 52" xlink:type="simple" xlink:show="embed" xlink:actuate="onLoad"/></draw:frame>, 5 apples cut into 7 pieces <draw:frame draw:style-name="fr4" draw:name="Object52" text:anchor-type="as-char" svg:width="0.3236in" svg:height="0.4693in" draw:z-index="149"><draw:object xlink:href="./Object 53" xlink:type="simple" xlink:show="embed" xlink:actuate="onLoad"/><draw:image xlink:href="./ObjectReplacements/Object 53" xlink:type="simple" xlink:show="embed" xlink:actuate="onLoad"/></draw:frame>, etc. <text:s/>This system is called the <text:span text:style-name="T6">rational numbers system</text:span> because it consists of integers which are configured as a <text:span text:style-name="T6">ratio</text:span>. <text:s/>In mathematical notation, the rational numbers are represented by the symbol<draw:frame draw:style-name="fr4" draw:name="Object59" text:anchor-type="as-char" svg:width="0.2055in" svg:height="0.1984in" draw:z-index="150"><draw:object xlink:href="./Object 60" xlink:type="simple" xlink:show="embed" xlink:actuate="onLoad"/><draw:image xlink:href="./ObjectReplacements/Object 60" xlink:type="simple" xlink:show="embed" xlink:actuate="onLoad"/></draw:frame>and it stands for the word "Quotients".</text:p>
      <text:h text:style-name="Heading_20_3" text:outline-level="3">The Rational Number System Contains Equivalents To All The Integers</text:h>
      <text:p text:style-name="Text_20_body">Rational numbers are good at representing parts of things, but they contain <text:span text:style-name="T6">equivalents to the integers</text:span> too. <text:s/>This means that rational numbers can represent anything integers can represent. <text:s/>For example, the rational number equivalent to the integer 0 is<draw:frame draw:style-name="fr4" draw:name="Object56" text:anchor-type="as-char" svg:width="0.3272in" svg:height="0.4693in" draw:z-index="151"><draw:object xlink:href="./Object 57" xlink:type="simple" xlink:show="embed" xlink:actuate="onLoad"/><draw:image xlink:href="./ObjectReplacements/Object 57" xlink:type="simple" xlink:show="embed" xlink:actuate="onLoad"/></draw:frame>, the equivalent of 1 is<draw:frame draw:style-name="fr4" draw:name="Object54" text:anchor-type="as-char" svg:width="0.3189in" svg:height="0.4693in" draw:z-index="152"><draw:object xlink:href="./Object 55" xlink:type="simple" xlink:show="embed" xlink:actuate="onLoad"/><draw:image xlink:href="./ObjectReplacements/Object 55" xlink:type="simple" xlink:show="embed" xlink:actuate="onLoad"/></draw:frame>, the equivalent of <text:soft-page-break/>2 is<draw:frame draw:style-name="fr4" draw:name="Object55" text:anchor-type="as-char" svg:width="0.3256in" svg:height="0.4693in" draw:z-index="153"><draw:object xlink:href="./Object 56" xlink:type="simple" xlink:show="embed" xlink:actuate="onLoad"/><draw:image xlink:href="./ObjectReplacements/Object 56" xlink:type="simple" xlink:show="embed" xlink:actuate="onLoad"/></draw:frame>, and so on.</text:p>
      <text:h text:style-name="Heading_20_3" text:outline-level="3">Zooming Into The Area Between The Rational Numbers 0/1 And 1/1</text:h>
      <text:p text:style-name="Text_20_body">When we zoomed into the area between the integers 0 and 1, all we found was an empty gap. <text:s/>Let's use the <text:span text:style-name="T6">NumberLinePrintZoom()</text:span> function to zoom into the area between the rational numbers 0/1 and 1/1 to see what is there. The calling format for <text:span text:style-name="T6">NumberLinePrintZoom()</text:span> is as follows:</text:p>
      <text:p text:style-name="Standard"/>
      <table:table table:name="Table15" table:style-name="Table15">
        <table:table-column table:style-name="Table15.A"/>
        <table:table-row>
          <table:table-cell table:style-name="Table15.A1" office:value-type="string">
            <text:p text:style-name="P64">NumberLinePrintZoom(low_number, high_number, divisions, depth)</text:p>
          </table:table-cell>
        </table:table-row>
      </table:table>
      <text:p text:style-name="Preformatted_20_Text"/>
      <text:p text:style-name="Text_20_body">The argument "low_number" indicates the lowest number in the zoom range, "high_number" indicates the highest number in the range, and "divisions" indicates how many parts to divide the range into ("depth" will be covered in a moment). <text:s/>In the following code, the area between 0/1 and 1/1 is zoomed into and this area is divided into 8 divisions: <text:s/></text:p>
      <text:p text:style-name="Preformatted_20_Text"><text:bookmark-start text:name="DDE_LINK24"/>In&gt; <text:bookmark-start text:name="DDE_LINK49"/><text:bookmark-start text:name="DDE_LINK8"/>NumberLinePrintZoom(0/1,1/1,8,1)<text:bookmark-end text:name="DDE_LINK49"/><text:bookmark-end text:name="DDE_LINK8"/></text:p>
      <text:p text:style-name="P33">Result: True</text:p>
      <text:p text:style-name="P42">Side Effects:</text:p>
      <text:p text:style-name="P42">0 <text:s text:c="2"/>1/8 <text:s text:c="2"/>1/4 <text:s text:c="2"/>3/8 <text:s text:c="2"/>1/2 <text:s text:c="2"/>5/8 <text:s text:c="2"/>3/4 <text:s text:c="2"/>7/8 <text:s text:c="2"/>1<text:bookmark-end text:name="DDE_LINK24"/></text:p>
      <text:p text:style-name="Preformatted_20_Text"/>
      <text:p text:style-name="Text_20_body">First, notice that MathPiper converted 0/1 and 1/1 into their integer equivalents. <text:s/>MathPiper will <text:span text:style-name="T6">automatically convert any rational number into its integer equivalent if one exists</text:span>. Now, look at the area between 0/1 and 1/1. <text:s/>Instead of there being a <text:span text:style-name="T6">gap</text:span> between these rational numbers, we find that there are <text:span text:style-name="T6">more rational numbers</text:span>! <text:s/>Also notice that all of these rational numbers are in lowest terms because MathPiper <text:span text:style-name="T6">automatically converts all rational numbers to lowest terms</text:span>.</text:p>
      <text:p text:style-name="Text_20_body">The following examples show the area between 0/1 and 1/1 being divided into 10 divisions, 20 divisions, and 50 divisions:</text:p>
      <text:p text:style-name="Preformatted_20_Text"/>
      <text:p text:style-name="Preformatted_20_Text"><text:bookmark-start text:name="DDE_LINK25"/>In&gt; NumberLinePrintZoom(0/1,1/1,10,1)</text:p>
      <text:p text:style-name="P33">Result: True</text:p>
      <text:p text:style-name="P42">Side Effects:</text:p>
      <text:p text:style-name="P42">0 <text:s text:c="2"/>1/10 <text:s text:c="2"/>1/5 <text:s text:c="2"/>3/10 <text:s text:c="2"/>2/5 <text:s text:c="2"/>1/2 <text:s text:c="2"/>3/5 <text:s text:c="2"/>7/10 <text:s text:c="2"/>4/5 <text:s text:c="2"/>9/10 <text:s text:c="2"/>1</text:p>
      <text:p text:style-name="Preformatted_20_Text"/>
      <text:p text:style-name="Preformatted_20_Text">In&gt; NumberLinePrintZoom(0/1,1/1,20,1)</text:p>
      <text:p text:style-name="P33">Result: True</text:p>
      <text:p text:style-name="P42">Side Effects:</text:p>
      <text:p text:style-name="P42">0 <text:s text:c="2"/>1/20 <text:s text:c="2"/>1/10 <text:s text:c="2"/>3/20 <text:s text:c="2"/>1/5 <text:s text:c="2"/>1/4 <text:s text:c="2"/>3/10 <text:s text:c="2"/>7/20 <text:s text:c="2"/>2/5 <text:s text:c="2"/>9/20 <text:s text:c="2"/>1/2 <text:s text:c="2"/>11/20 <text:s text:c="2"/>3/5 <text:s text:c="2"/>13/20 <text:s text:c="2"/>7/10 <text:s text:c="2"/>3/4 <text:s text:c="2"/>4/5 <text:s text:c="2"/>17/20 <text:s text:c="2"/>9/10 <text:s text:c="2"/>19/20 <text:s text:c="2"/>1<text:bookmark-end text:name="DDE_LINK25"/></text:p>
      <text:p text:style-name="Preformatted_20_Text"/>
      <text:p text:style-name="Preformatted_20_Text">In&gt; NumberLinePrintZoom(0/1,1/1,50,1)</text:p>
      <text:p text:style-name="P33">Result: True</text:p>
      <text:p text:style-name="P42"><text:soft-page-break/>Side Effects:</text:p>
      <text:p text:style-name="Preformatted_20_Text"><text:span text:style-name="T42">0 <text:s text:c="2"/>1/50 <text:s text:c="2"/>1/25 <text:s text:c="2"/>3/50 <text:s text:c="2"/>2/25 <text:s text:c="2"/>1/10 <text:s text:c="2"/>3/25 <text:s text:c="2"/>7/50 <text:s text:c="2"/>4/25 <text:s text:c="2"/>9/50 <text:s text:c="2"/>1/5 <text:s text:c="2"/>11/50 <text:s text:c="2"/>6/25 <text:s text:c="2"/>13/50 <text:s text:c="2"/>7/25 <text:s text:c="2"/>3/10 <text:s text:c="2"/>8/25 <text:s text:c="2"/>17/50 <text:s text:c="2"/>9/25 <text:s text:c="2"/>19/50 <text:s text:c="2"/>2/5 <text:s text:c="2"/></text:span><text:span text:style-name="T42">21/50 <text:s text:c="2"/>11/25 <text:s text:c="2"/>23/50 <text:s text:c="2"/>12/25 <text:s text:c="2"/>1/2 <text:s text:c="2"/>13/25 <text:s text:c="2"/>27/50 <text:s text:c="2"/>14/25 <text:s text:c="2"/>29/50 <text:s text:c="2"/>3/5 <text:s text:c="2"/></text:span><text:span text:style-name="T42">31/50 <text:s text:c="2"/>16/25 <text:s text:c="2"/>33/50 <text:s text:c="2"/>17/25 <text:s text:c="2"/>7/10 <text:s text:c="2"/>18/25 <text:s text:c="2"/>37/50 <text:s text:c="2"/>19/25 <text:s text:c="2"/>39/50 <text:s text:c="2"/>4/5 <text:s text:c="2"/>41/50 <text:s text:c="2"/>21/25 <text:s text:c="2"/>43/50 <text:s text:c="2"/>22/25 <text:s text:c="2"/>9/10 <text:s text:c="2"/>23/25 <text:s text:c="2"/>47/50 <text:s text:c="2"/>24/25 <text:s text:c="2"/>49/50 <text:s/></text:span><text:s/></text:p>
      <text:p text:style-name="Preformatted_20_Text"/>
      <text:p text:style-name="Text_20_body">You will find that as you increase the number of divisions that the area between 0/1 and 1/1 is divided into, more and more rational numbers will appear to mark the boundaries of the divisions. <text:s/>What this indicates is that there are an <text:span text:style-name="T6">infinite number of rational numbers between 0/1 and 1/1</text:span>. <text:s/>You can continue zooming into this area forever and never run out of rational numbers.</text:p>
      <text:h text:style-name="Heading_20_3" text:outline-level="3">Going Beyond One Level In The Zoom (All Rational Numbers Have An Infinite Number Of Rational Numbers Between Them)</text:h>
      <text:p text:style-name="Text_20_body">Not only do 0/1 and 1/1 have an infinite number of rational numbers between them, <text:span text:style-name="T6">all rational number have an infinite number of rational numbers between them</text:span>. <text:s/>One way the NumberLinePrintZoom() function can be used to show this is by sending it different values for "low_value" and "high_value":</text:p>
      <text:p text:style-name="Preformatted_20_Text"/>
      <text:p text:style-name="Preformatted_20_Text">In&gt; NumberLinePrintZoom(<text:span text:style-name="T9">1/10</text:span>,<text:span text:style-name="T24">2/10</text:span>,10,1)</text:p>
      <text:p text:style-name="P33">Result: True</text:p>
      <text:p text:style-name="P42">Side Effects:</text:p>
      <text:p text:style-name="P42">1/10 <text:s text:c="2"/>11/100 <text:s text:c="2"/>3/25 <text:s text:c="2"/>13/100 <text:s text:c="2"/>7/50 <text:s text:c="2"/>3/20 <text:s text:c="2"/>4/25 <text:s text:c="2"/>17/100 <text:s text:c="2"/>9/50 <text:s text:c="2"/>19/100 <text:s text:c="2"/>1/5</text:p>
      <text:p text:style-name="P42"/>
      <text:p text:style-name="Text_20_body">However, if the NumberLinePrintZoom() function's "<text:span text:style-name="T6">depth</text:span>" argument is set to a value which is <text:span text:style-name="T6">greater than 1</text:span>, the function will <text:span text:style-name="T6">continue the zooming process</text:span> to the number of levels specified by "depth". <text:s/>For example, the following code zooms into the area between 0/1 and 1/1 and then continues on to zoom into the area between 3/8 and 1/2 because "depth" is set to 2:</text:p>
      <text:p text:style-name="Preformatted_20_Text"/>
      <text:p text:style-name="Preformatted_20_Text">In&gt; NumberLinePrintZoom(0/1,1/1,8,2)</text:p>
      <text:p text:style-name="P33">Result: True</text:p>
      <text:p text:style-name="P42">Side Effects:</text:p>
      <text:p text:style-name="P42">0 <text:s text:c="2"/>1/8 <text:s text:c="2"/>1/4 <text:s text:c="2"/>3/8 <text:s text:c="2"/>1/2 <text:s text:c="2"/>5/8 <text:s text:c="2"/>3/4 <text:s text:c="2"/>7/8 <text:s text:c="2"/>1 <text:s text:c="2"/></text:p>
      <text:p text:style-name="Preformatted_20_Text"><text:s text:c="20"/><text:span text:style-name="T9">|</text:span></text:p>
      <text:p text:style-name="Preformatted_20_Text">----------------------------------------------------------------</text:p>
      <text:p text:style-name="P42">3/8 <text:s text:c="2"/>25/64 <text:s text:c="2"/>13/32 <text:s text:c="2"/>27/64 <text:s text:c="2"/>7/16 <text:s text:c="2"/>29/64 <text:s text:c="2"/>15/32 <text:s text:c="2"/>31/64 <text:s text:c="2"/>1/2</text:p>
      <text:p text:style-name="Preformatted_20_Text"/>
      <text:p text:style-name="Text_20_body">The | character is used to indicate which pair of rational numbers have been chosen for further division <text:s text:c="2"/>How did the function choose the space between 3/8 and 1/2 as the one it was going to zoom into? <text:s/>It was chosen randomly and if the function is executed again, a different pair of rational numbers will probably be chosen:</text:p>
      <text:p text:style-name="Preformatted_20_Text"/>
      <text:p text:style-name="Preformatted_20_Text"><text:soft-page-break/>In&gt; NumberLinePrintZoom(0/1,1/1,8,2)</text:p>
      <text:p text:style-name="P33">Result: True</text:p>
      <text:p text:style-name="P42">Side Effects:</text:p>
      <text:p text:style-name="P42">0 <text:s text:c="2"/>1/8 <text:s text:c="2"/>1/4 <text:s text:c="2"/>3/8 <text:s text:c="2"/>1/2 <text:s text:c="2"/>5/8 <text:s text:c="2"/>3/4 <text:s text:c="2"/>7/8 <text:s text:c="2"/>1 <text:s text:c="2"/></text:p>
      <text:p text:style-name="Preformatted_20_Text"><text:s text:c="44"/><text:span text:style-name="T9">|</text:span></text:p>
      <text:p text:style-name="Preformatted_20_Text">---------------------------------------------------------------</text:p>
      <text:p text:style-name="P42">7/8 <text:s text:c="2"/>57/64 <text:s text:c="2"/>29/32 <text:s text:c="2"/>59/64 <text:s text:c="2"/>15/16 <text:s text:c="2"/>61/64 <text:s text:c="2"/>31/32 <text:s text:c="2"/>63/64 <text:s text:c="2"/>1</text:p>
      <text:p text:style-name="Text_20_body"/>
      <text:p text:style-name="Text_20_body">Finally, here is the area between 0/1 and 1/1 being divided into 8 divisions and zoomed to a depth of 4:</text:p>
      <text:p text:style-name="P44"/>
      <text:p text:style-name="P44"><text:bookmark-start text:name="DDE_LINK26"/>In&gt; NumberLinePrintZoom(0/1,1/1,8,4)</text:p>
      <text:p text:style-name="P35">Result: True</text:p>
      <text:p text:style-name="P43">Side Effects:</text:p>
      <text:p text:style-name="P43">0 <text:s text:c="2"/>1/8 <text:s text:c="2"/>1/4 <text:s text:c="2"/>3/8 <text:s text:c="2"/>1/2 <text:s text:c="2"/>5/8 <text:s text:c="2"/>3/4 <text:s text:c="2"/>7/8 <text:s text:c="2"/>1 <text:s text:c="2"/></text:p>
      <text:p text:style-name="P44"><text:s text:c="26"/>|</text:p>
      <text:p text:style-name="P44">----------------------------------------------------------------</text:p>
      <text:p text:style-name="P43">1/2 <text:s text:c="2"/>33/64 <text:s text:c="2"/>17/32 <text:s text:c="2"/>35/64 <text:s text:c="2"/>9/16 <text:s text:c="2"/>37/64 <text:s text:c="2"/>19/32 <text:s text:c="2"/>39/64 <text:s text:c="2"/>5/8 <text:s text:c="2"/></text:p>
      <text:p text:style-name="P44"><text:s text:c="4"/>|</text:p>
      <text:p text:style-name="P44">--------------------------------------------------------------------------------</text:p>
      <text:p text:style-name="P43">1/2 <text:s text:c="2"/>257/512 <text:s text:c="2"/>129/256 <text:s text:c="2"/>259/512 <text:s text:c="2"/>65/128 <text:s text:c="2"/>261/512 <text:s text:c="2"/>131/256 <text:s text:c="2"/>263/512 <text:s text:c="2"/>33/64 <text:s text:c="2"/></text:p>
      <text:p text:style-name="P22"><text:s text:c="73"/>|</text:p>
      <text:p text:style-name="P22">--------------------------------------------------------------------------------------------------</text:p>
      <text:p text:style-name="P43">263/512 <text:s text:c="2"/>2105/4096 <text:s text:c="2"/>1053/2048 <text:s text:c="2"/>2107/4096 <text:s text:c="2"/>527/1024 <text:s text:c="2"/>2109/4096 <text:s text:c="2"/>1055/2048 <text:s text:c="2"/>2111/4096 <text:s text:c="2"/>33/64 <text:s/><text:bookmark-end text:name="DDE_LINK26"/></text:p>
      <text:p text:style-name="Preformatted_20_Text"/>
      <text:h text:style-name="Heading_20_3" text:outline-level="3">Irrational Numbers</text:h>
      <text:p text:style-name="Text_20_body">Since there are an infinite number of rational numbers between any two given rational numbers, one might think that rational numbers are able to represent everything that can be represented by numbers. <text:s/>The ancient Greeks believed this until a Greek mathematician named Hippasus discovered that<draw:frame draw:style-name="fr4" draw:name="Object53" text:anchor-type="as-char" svg:width="0.2693in" svg:height="0.2161in" draw:z-index="154"><draw:object xlink:href="./Object 54" xlink:type="simple" xlink:show="embed" xlink:actuate="onLoad"/><draw:image xlink:href="./ObjectReplacements/Object 54" xlink:type="simple" xlink:show="embed" xlink:actuate="onLoad"/></draw:frame><text:span text:style-name="T6">could not be represented by a whole number nor a rational number</text:span>. <text:s/>According to one legend, Greek mathematicians became so upset when they learned that the rational number system was inadequate for representing everything in the universe that they threw Hippasus into the sea!</text:p>
      <text:p text:style-name="Text_20_body">Eventually mathematicians discovered that there were <text:span text:style-name="T6">numerous numbers like</text:span><text:span text:style-name="T6"><draw:frame draw:style-name="fr4" draw:name="Object57" text:anchor-type="as-char" svg:width="0.2693in" svg:height="0.2161in" draw:z-index="155"><draw:object xlink:href="./Object 58" xlink:type="simple" xlink:show="embed" xlink:actuate="onLoad"/><draw:image xlink:href="./ObjectReplacements/Object 58" xlink:type="simple" xlink:show="embed" xlink:actuate="onLoad"/></draw:frame></text:span><text:span text:style-name="T6">which could not be represented with rational numbers</text:span> and they named these new numbers <text:span text:style-name="T6">irrational</text:span> (not rational) numbers. <text:s/>The discovery of this new kind of number meant that the <text:span text:style-name="T6">rational number system had small gaps in it</text:span> and therefore yet <text:span text:style-name="T6">another number system was needed which could fill the gaps</text:span>.</text:p>
      <text:h text:style-name="Heading_20_2" text:outline-level="2"><draw:frame draw:style-name="fr4" draw:name="Object61" text:anchor-type="as-char" svg:width="0.2339in" svg:height="0.248in" draw:z-index="156"><draw:object xlink:href="./Object 62" xlink:type="simple" xlink:show="embed" xlink:actuate="onLoad"/><draw:image xlink:href="./ObjectReplacements/Object 62" xlink:type="simple" xlink:show="embed" xlink:actuate="onLoad"/></draw:frame>The Real Numbers And Decimal Representations</text:h>
      <text:p text:style-name="Text_20_body">The real number system consists of all the <text:span text:style-name="T6">rational</text:span> numbers and all the <text:span text:style-name="T6">irrational</text:span> numbers and this system is able to represent most things in the universe that can be represented by numbers. <text:s/>Because of this, the areas of <text:span text:style-name="T6">science</text:span> and <text:span text:style-name="T6">engineering</text:span> rely heavily on the real numbers and most physical constants and variables are represented with them. <text:s/>In mathematical notation, <text:soft-page-break/>the real numbers are represented by the symbol<draw:frame draw:style-name="fr4" draw:name="Object62" text:anchor-type="as-char" svg:width="0.2035in" svg:height="0.1984in" draw:z-index="157"><draw:object xlink:href="./Object 63" xlink:type="simple" xlink:show="embed" xlink:actuate="onLoad"/><draw:image xlink:href="./ObjectReplacements/Object 63" xlink:type="simple" xlink:show="embed" xlink:actuate="onLoad"/></draw:frame>which stands for the word "Real".</text:p>
      <text:p text:style-name="Text_20_body">Computers are unable to work with real numbers directly because many of them have extremely <text:span text:style-name="T6">long representations</text:span> which would not fit into a computer's finite memory space. <text:s/>Instead, most computers work with real numbers using <text:span text:style-name="T6">approximate decimal representations</text:span> which have a <text:span text:style-name="T6">limited number of decimals</text:span>. <text:s/>However, computer algebra systems like MathPiper can also represent real numbers <text:span text:style-name="T6">symbolically</text:span>. <text:s/>For example MathPiper represents the real number which is the square root of 2 (<draw:frame draw:style-name="fr4" draw:name="Object63" text:anchor-type="as-char" svg:width="0.2693in" svg:height="0.2161in" draw:z-index="158"><draw:object xlink:href="./Object 64" xlink:type="simple" xlink:show="embed" xlink:actuate="onLoad"/><draw:image xlink:href="./ObjectReplacements/Object 64" xlink:type="simple" xlink:show="embed" xlink:actuate="onLoad"/></draw:frame>) with <text:span text:style-name="T6">Sqrt(2)</text:span>.</text:p>
      <text:p text:style-name="Text_20_body">Computer algebra systems <text:span text:style-name="T6">represent real numbers </text:span><text:span text:style-name="T9">symbolically</text:span><text:span text:style-name="T6"> whenever possible</text:span> because these systems are designed to perform calculations as precisely as possible. <text:s/>This emphasis on precision is also why computer algebra systems work with rational numbers by default. <text:s/>However, these systems usually provide a way to obtain either 1) <text:span text:style-name="T6">exact decimal representations</text:span> of rational numbers (if they exist) or 2) <text:span text:style-name="T6">approximate decimal representations</text:span> of <text:span text:style-name="T6">rational numbers</text:span> and <text:span text:style-name="T6">symbolically represented real numbers</text:span> to as <text:span text:style-name="T6">many decimals of precision as the user specifies</text:span> (within the limits of the computer's memory).</text:p>
      <text:h text:style-name="Heading_20_3" text:outline-level="3">Obtaining Decimal Representations Of Real Numbers With N()</text:h>
      <text:p text:style-name="Text_20_body">In MathPiper, the <text:span text:style-name="T6">N()</text:span> function is used to obtain decimal representations of rational numbers and symbolically represented real numbers to a <text:span text:style-name="T6">specified number of significant decimals</text:span> (or precision). <text:s/>Here are the two calling formats for the N() function:</text:p>
      <text:p text:style-name="Preformatted_20_Text"/>
      <table:table table:name="Table16" table:style-name="Table16">
        <table:table-column table:style-name="Table16.A"/>
        <table:table-row>
          <table:table-cell table:style-name="Table16.A1" office:value-type="string">
            <text:p text:style-name="Preformatted_20_Text">N(expression)</text:p>
            <text:p text:style-name="P64">N(expression, precision)</text:p>
          </table:table-cell>
        </table:table-row>
      </table:table>
      <text:p text:style-name="Preformatted_20_Text"/>
      <text:p text:style-name="Text_20_body">The argument "expression" is any MathPiper expression and "precision" specifies how many <text:span text:style-name="T6">significant digits</text:span> the decimal approximation of the expression that N() returns contains. <text:s/>If no precision is specified, the system <text:span text:style-name="T6">default precision</text:span> of <text:span text:style-name="T6">10 significant digits</text:span> is used. <text:s/>Let's begin our exploration of the the N() function by using it to obtain various decimal approximations of<draw:frame draw:style-name="fr4" draw:name="Object64" text:anchor-type="as-char" svg:width="0.2693in" svg:height="0.2161in" draw:z-index="159"><draw:object xlink:href="./Object 65" xlink:type="simple" xlink:show="embed" xlink:actuate="onLoad"/><draw:image xlink:href="./ObjectReplacements/Object 65" xlink:type="simple" xlink:show="embed" xlink:actuate="onLoad"/></draw:frame>. <text:s/>First, here is what Sqrt(2) returns <text:span text:style-name="T6">without</text:span> using the N() function:</text:p>
      <text:p text:style-name="Preformatted_20_Text"/>
      <text:p text:style-name="Preformatted_20_Text">In&gt; Sqrt(2)</text:p>
      <text:p text:style-name="P33">Result: Sqrt(2)</text:p>
      <text:p text:style-name="Preformatted_20_Text"/>
      <text:p text:style-name="Text_20_body">Since Sqrt(2) is how MathPiper <text:span text:style-name="T9">symbolically</text:span> represents<draw:frame draw:style-name="fr4" draw:name="Object65" text:anchor-type="as-char" svg:width="0.2693in" svg:height="0.2161in" draw:z-index="160"><draw:object xlink:href="./Object 66" xlink:type="simple" xlink:show="embed" xlink:actuate="onLoad"/><draw:image xlink:href="./ObjectReplacements/Object 66" xlink:type="simple" xlink:show="embed" xlink:actuate="onLoad"/></draw:frame>, it simply returned it as the result because this is the most precise representation it has for<draw:frame draw:style-name="fr4" draw:name="Object66" text:anchor-type="as-char" svg:width="0.2693in" svg:height="0.2161in" draw:z-index="161"><draw:object xlink:href="./Object 67" xlink:type="simple" xlink:show="embed" xlink:actuate="onLoad"/><draw:image xlink:href="./ObjectReplacements/Object 67" xlink:type="simple" xlink:show="embed" xlink:actuate="onLoad"/></draw:frame>. <text:s/>Now, let's use <text:span text:style-name="T6">N()</text:span> to obtain a decimal approximate of<draw:frame draw:style-name="fr4" draw:name="Object67" text:anchor-type="as-char" svg:width="0.2693in" svg:height="0.2161in" draw:z-index="164"><draw:object xlink:href="./Object 68" xlink:type="simple" xlink:show="embed" xlink:actuate="onLoad"/><draw:image xlink:href="./ObjectReplacements/Object 68" xlink:type="simple" xlink:show="embed" xlink:actuate="onLoad"/></draw:frame>to 1, 2, 3, 5, 10, 20, 50, and 100 significant digits of precision:</text:p>
      <text:p text:style-name="Preformatted_20_Text"><text:soft-page-break/></text:p>
      <text:p text:style-name="Preformatted_20_Text">In&gt; N(Sqrt(2), 1)</text:p>
      <text:p text:style-name="P33">Result: 1</text:p>
      <text:p text:style-name="Preformatted_20_Text"/>
      <text:p text:style-name="Preformatted_20_Text">In&gt; N(Sqrt(2), 2)</text:p>
      <text:p text:style-name="P33">Result: 1.4</text:p>
      <text:p text:style-name="Preformatted_20_Text"/>
      <text:p text:style-name="Preformatted_20_Text">In&gt; N(Sqrt(2), 3)</text:p>
      <text:p text:style-name="P33">Result: 1.41</text:p>
      <text:p text:style-name="Preformatted_20_Text"/>
      <text:p text:style-name="Preformatted_20_Text">In&gt; <text:bookmark-start text:name="DDE_LINK50"/>N(Sqrt(2), 5)<text:bookmark-end text:name="DDE_LINK50"/></text:p>
      <text:p text:style-name="P33">Result: 1.4142</text:p>
      <text:p text:style-name="Preformatted_20_Text"/>
      <text:p text:style-name="Preformatted_20_Text">In&gt; N(Sqrt(2), 10)</text:p>
      <text:p text:style-name="P33">Result: 1.414213562</text:p>
      <text:p text:style-name="Preformatted_20_Text"/>
      <text:p text:style-name="Preformatted_20_Text">In&gt; N(Sqrt(2), 20)</text:p>
      <text:p text:style-name="P33">Result: 1.4142135623730950488</text:p>
      <text:p text:style-name="Preformatted_20_Text"/>
      <text:p text:style-name="Preformatted_20_Text">In&gt; N(Sqrt(2), 50)</text:p>
      <text:p text:style-name="P33">Result: 1.4142135623730950488016887242096980785696718753769</text:p>
      <text:p text:style-name="Preformatted_20_Text"/>
      <text:p text:style-name="Preformatted_20_Text">In&gt; N(Sqrt(2), 100)</text:p>
      <text:p text:style-name="Preformatted_20_Text"><text:span text:style-name="T21">Result:</text:span> <text:span text:style-name="T21">1.414213562373095048801688724209698078569671875376948073176679737990732478462107038850387534327641573</text:span></text:p>
      <text:p text:style-name="Preformatted_20_Text"/>
      <text:p text:style-name="Text_20_body">These examples are performing what is called a <text:span text:style-name="T6">decimal expansion</text:span> on the number<draw:frame draw:style-name="fr4" draw:name="Object58" text:anchor-type="as-char" svg:width="0.2693in" svg:height="0.2161in" draw:z-index="165"><draw:object xlink:href="./Object 59" xlink:type="simple" xlink:show="embed" xlink:actuate="onLoad"/><draw:image xlink:href="./ObjectReplacements/Object 59" xlink:type="simple" xlink:show="embed" xlink:actuate="onLoad"/></draw:frame>. <text:s/>If a number has an <text:span text:style-name="T6">infinite</text:span> number of decimals like<draw:frame draw:style-name="fr4" draw:name="Object68" text:anchor-type="as-char" svg:width="0.2693in" svg:height="0.2161in" draw:z-index="167"><draw:object xlink:href="./Object 69" xlink:type="simple" xlink:show="embed" xlink:actuate="onLoad"/><draw:image xlink:href="./ObjectReplacements/Object 69" xlink:type="simple" xlink:show="embed" xlink:actuate="onLoad"/></draw:frame>does, it is said to have an <text:span text:style-name="T6">infinite decimal expansion</text:span> and it is also said to have <text:span text:style-name="T6">infinite precision</text:span>. <text:s/>However, a computer is only capable of <text:span text:style-name="T6">approximating</text:span> infinite precision numbers to a given precision.</text:p>
      <text:p text:style-name="Text_20_body">Also notice that the decimal approximate of this irrational number does <text:span text:style-name="T6">not have </text:span><text:span text:style-name="T6">any pattern of repeated digits</text:span>. <text:s/>All irrational numbers have this property.</text:p>
      <text:p text:style-name="Text_20_body">If <text:span text:style-name="T6">no precision</text:span> is specified, N() will return a decimal approximate to <text:span text:style-name="T6">10 </text:span><text:span text:style-name="T6">significant digits</text:span> of precision because this is MathPiper's default precision:</text:p>
      <text:p text:style-name="Preformatted_20_Text"/>
      <text:p text:style-name="Preformatted_20_Text">In&gt; N(Sqrt(2))</text:p>
      <text:p text:style-name="P33">Result: 1.414213562</text:p>
      <text:h text:style-name="Heading_20_3" text:outline-level="3">Obtaining Decimal Representations Of Rational Numbers With N()</text:h>
      <text:p text:style-name="Text_20_body">The N() function can also be used to obtain <text:span text:style-name="T6">decimal representations of </text:span><text:span text:style-name="T6">rational numbers</text:span>. <text:s/>However, unlike symbolically represented real numbers such as Sqrt(2) (which are always represented approximately by N()), the decimal representations of rational numbers can either be <text:span text:style-name="T6">exact</text:span> or <text:span text:style-name="T6">approximate</text:span>. <text:s/>Here are some examples of rational numbers that can be represented by decimals exactly:</text:p>
      <text:p text:style-name="Preformatted_20_Text"><text:soft-page-break/></text:p>
      <text:p text:style-name="Preformatted_20_Text"><text:bookmark-start text:name="DDE_LINK14"/>In&gt; N(1/2)</text:p>
      <text:p text:style-name="P33">Result: 0.5</text:p>
      <text:p text:style-name="Preformatted_20_Text"/>
      <text:p text:style-name="Preformatted_20_Text">In&gt; N(1/4)</text:p>
      <text:p text:style-name="P33">Result: 0.25</text:p>
      <text:p text:style-name="Preformatted_20_Text"/>
      <text:p text:style-name="Preformatted_20_Text">In&gt; N(3/8)</text:p>
      <text:p text:style-name="P33">Result: 0.375</text:p>
      <text:p text:style-name="Preformatted_20_Text"/>
      <text:p text:style-name="Preformatted_20_Text">In&gt; N(5/16)</text:p>
      <text:p text:style-name="P33">Result: 0.3125<text:bookmark-end text:name="DDE_LINK14"/></text:p>
      <text:p text:style-name="P33"/>
      <text:p text:style-name="Text_20_body">Notice that even though the system is configured to use 10 digits of precision by default, <text:span text:style-name="T6">less digits than this</text:span> are needed to represent these rational numbers. <text:s/>The above exact decimal representations are called <text:span text:style-name="T6">finite decimal fractions</text:span><text:span text:style-name="T46"> and they have </text:span><text:span text:style-name="T6">finite decimal expansions</text:span><text:span text:style-name="T46">.</text:span></text:p>
      <text:p text:style-name="Text_20_body">The following rational numbers <text:span text:style-name="T6">cannot be represented exactly by decimals</text:span> so they are represented <text:span text:style-name="T6">approximately</text:span> to a specified precision:</text:p>
      <text:p text:style-name="Preformatted_20_Text"/>
      <text:p text:style-name="Preformatted_20_Text"><text:bookmark-start text:name="DDE_LINK15"/><text:bookmark-start text:name="DDE_LINK13"/>In&gt; <text:bookmark-start text:name="DDE_LINK51"/>N(1/3, 50)<text:bookmark-end text:name="DDE_LINK51"/></text:p>
      <text:p text:style-name="P33">Result: 0.33333333333333333333333333333333333333333333333333</text:p>
      <text:p text:style-name="Preformatted_20_Text"/>
      <text:p text:style-name="Preformatted_20_Text">In&gt; N(1/9, 50)</text:p>
      <text:p text:style-name="P33">Result: 0.11111111111111111111111111111111111111111111111111</text:p>
      <text:p text:style-name="Preformatted_20_Text"/>
      <text:p text:style-name="Preformatted_20_Text">In&gt; N(1/27, 50)</text:p>
      <text:p text:style-name="P33">Result: 0.037<text:span text:style-name="T7">037</text:span>037<text:span text:style-name="T7">037</text:span>037<text:span text:style-name="T7">037</text:span>037<text:span text:style-name="T7">037</text:span>037<text:span text:style-name="T7">037</text:span>037<text:span text:style-name="T7">037</text:span>037<text:span text:style-name="T7">037</text:span>037<text:span text:style-name="T7">037</text:span>037</text:p>
      <text:p text:style-name="Preformatted_20_Text"/>
      <text:p text:style-name="Preformatted_20_Text">In&gt; N(1/11, 50)</text:p>
      <text:p text:style-name="P33">Result: 0.09<text:span text:style-name="T7">09</text:span>09<text:span text:style-name="T7">09</text:span>09<text:span text:style-name="T7">09</text:span>09<text:span text:style-name="T7">09</text:span>09<text:span text:style-name="T7">09</text:span>09<text:span text:style-name="T7">09</text:span>09<text:span text:style-name="T7">09</text:span>09<text:span text:style-name="T7">09</text:span>09<text:span text:style-name="T7">09</text:span>09<text:span text:style-name="T7">09</text:span>09<text:span text:style-name="T7">09</text:span>09<text:span text:style-name="T7">09</text:span>091</text:p>
      <text:p text:style-name="Preformatted_20_Text"/>
      <text:p text:style-name="Preformatted_20_Text">In&gt; N(1/81, 53)</text:p>
      <text:p text:style-name="P33">Result: 0.012345679<text:span text:style-name="T7">012345679</text:span>012345679<text:span text:style-name="T7">012345679</text:span>012345679<text:span text:style-name="T7">012346789</text:span><text:bookmark-end text:name="DDE_LINK15"/><text:bookmark-end text:name="DDE_LINK13"/></text:p>
      <text:p text:style-name="Preformatted_20_Text"/>
      <text:p text:style-name="Text_20_body">Each of these rational numbers have an <text:span text:style-name="T6">infinite decimal expansion</text:span> just like<draw:frame draw:style-name="fr4" draw:name="Object69" text:anchor-type="as-char" svg:width="0.2693in" svg:height="0.2161in" draw:z-index="168"><draw:object xlink:href="./Object 70" xlink:type="simple" xlink:show="embed" xlink:actuate="onLoad"/><draw:image xlink:href="./ObjectReplacements/Object 70" xlink:type="simple" xlink:show="embed" xlink:actuate="onLoad"/></draw:frame>does, but notice that these decimal expansions contain <text:span text:style-name="T6">repeating digits</text:span> where the decimal expansion for<draw:frame draw:style-name="fr4" draw:name="Object70" text:anchor-type="as-char" svg:width="0.2693in" svg:height="0.2161in" draw:z-index="169"><draw:object xlink:href="./Object 71" xlink:type="simple" xlink:show="embed" xlink:actuate="onLoad"/><draw:image xlink:href="./ObjectReplacements/Object 71" xlink:type="simple" xlink:show="embed" xlink:actuate="onLoad"/></draw:frame>did <text:span text:style-name="T6">not</text:span> contain repeating digits. <text:s/>Here are two repeating digit rules for rational and irrational numbers:</text:p>
      <text:p text:style-name="P79"><text:span text:style-name="T15">1) Any </text:span><text:span text:style-name="T14">rational number</text:span><text:span text:style-name="T15"> that </text:span><text:span text:style-name="T14">cannot</text:span><text:span text:style-name="T15"> be represented with a </text:span><text:span text:style-name="T14">finite decimal fraction</text:span><text:span text:style-name="T15"> has an </text:span><text:span text:style-name="T14">infinite decimal expansion which contains repeating digits</text:span><text:span text:style-name="T15">. <text:s/></text:span></text:p>
      <text:p text:style-name="P79"><text:span text:style-name="T15">2) </text:span><text:span text:style-name="T14">Irrational numbers</text:span><text:span text:style-name="T15"> like</text:span><text:span text:style-name="T15"><draw:frame draw:style-name="fr4" draw:name="Object71" text:anchor-type="as-char" svg:width="0.2693in" svg:height="0.2161in" draw:z-index="170"><draw:object xlink:href="./Object 72" xlink:type="simple" xlink:show="embed" xlink:actuate="onLoad"/><draw:image xlink:href="./ObjectReplacements/Object 72" xlink:type="simple" xlink:show="embed" xlink:actuate="onLoad"/></draw:frame></text:span><text:span text:style-name="T15">, on the other hand, </text:span><text:span text:style-name="T14">have infinite decimal expansions which do not contain repeating digits</text:span><text:span text:style-name="T15">.</text:span></text:p>
      <text:h text:style-name="Heading_20_3" text:outline-level="3"><text:soft-page-break/>Obtaining Rational Representations Of Decimal Numbers</text:h>
      <text:p text:style-name="Text_20_body">If you have a decimal number and you would like to have a rational number representation of it, the <text:span text:style-name="T6">Rationalize()</text:span> function can be used to obtain one. <text:s/>For example, Rationalize() can obtain the equivalent rational numbers for <text:span text:style-name="T6">finite</text:span> decimal fractions:</text:p>
      <text:p text:style-name="Preformatted_20_Text"/>
      <text:p text:style-name="Preformatted_20_Text">In&gt; <text:bookmark-start text:name="DDE_LINK52"/>Rationalize(0.5)<text:bookmark-end text:name="DDE_LINK52"/></text:p>
      <text:p text:style-name="P33">Result: 1/2</text:p>
      <text:p text:style-name="Preformatted_20_Text"/>
      <text:p text:style-name="Preformatted_20_Text">In&gt; Rationalize(0.25)</text:p>
      <text:p text:style-name="P33">Result: 1/4</text:p>
      <text:p text:style-name="Preformatted_20_Text"/>
      <text:p text:style-name="Preformatted_20_Text">In&gt; Rationalize(0.375)</text:p>
      <text:p text:style-name="P33">Result: 3/8</text:p>
      <text:p text:style-name="Preformatted_20_Text"/>
      <text:p text:style-name="Preformatted_20_Text">In&gt; Rationalize(0.3125)</text:p>
      <text:p text:style-name="P33">Result: 5/16</text:p>
      <text:p text:style-name="Preformatted_20_Text"/>
      <text:p text:style-name="Text_20_body">However, for numbers which are <text:span text:style-name="T6">not finite</text:span> decimal fractions, only rational numbers which <text:span text:style-name="T6">approximate</text:span> them can be obtained:</text:p>
      <text:p text:style-name="Preformatted_20_Text"/>
      <text:p text:style-name="Preformatted_20_Text">In&gt; Rationalize(0.33333333333333333333333333333333333333333333333333)</text:p>
      <text:p text:style-name="P33">Result: 1666666667/5000000000</text:p>
      <text:p text:style-name="Preformatted_20_Text"/>
      <text:p text:style-name="Preformatted_20_Text">In&gt; Rationalize(0.11111111111111111111111111111111111111111111111111)</text:p>
      <text:p text:style-name="P33">Result: 138888889/1250000000</text:p>
      <text:p text:style-name="Preformatted_20_Text"/>
      <text:p text:style-name="Preformatted_20_Text">In&gt; Rationalize(0.037037037037037037037037037037037037037037037037037)</text:p>
      <text:p text:style-name="P33">Result: 740740741/20000000000</text:p>
      <text:p text:style-name="Preformatted_20_Text"/>
      <text:p text:style-name="Preformatted_20_Text">In&gt; Rationalize(0.090909090909090909090909090909090909090909090909091)</text:p>
      <text:p text:style-name="P33">Result: 2272727273/25000000000</text:p>
      <text:p text:style-name="Preformatted_20_Text"/>
      <text:p text:style-name="Preformatted_20_Text">In&gt; Rationalize(0.012345679012345679012345679012345679012345679012346789)</text:p>
      <text:p text:style-name="P33">Result: 617283951/50000000000</text:p>
      <text:h text:style-name="Heading_20_3" text:outline-level="3">Zooming Into The Area Between The Real Numbers 0.0 And 1.0</text:h>
      <text:p text:style-name="Text_20_body">When we zoomed into the area between the rational numbers 0/0 and 1/1, we found that the further we zoomed, the more rational numbers we found. <text:s/>let's use the <text:span text:style-name="T6">NumberLinePrintZoom()</text:span> function to zoom into the area between the <text:span text:style-name="T6">real numbers</text:span> 0.0 and 1.0 to see what is there. </text:p>
      <text:p text:style-name="Standard"/>
      <text:p text:style-name="P42"><text:bookmark-start text:name="DDE_LINK27"/><text:bookmark-start text:name="DDE_LINK11"/>In&gt; <text:bookmark-start text:name="DDE_LINK53"/>NumberLinePrintZoom(<text:span text:style-name="T10">0.0</text:span>,<text:span text:style-name="T24">1.0</text:span>,8,1)<text:bookmark-end text:name="DDE_LINK11"/><text:bookmark-end text:name="DDE_LINK53"/></text:p>
      <text:p text:style-name="P42">Result: True</text:p>
      <text:p text:style-name="P42">Side Effects:</text:p>
      <text:p text:style-name="P42">0.0 <text:s text:c="2"/>0.125 <text:s text:c="2"/>0.250 <text:s text:c="2"/>0.375 <text:s text:c="2"/>0.500 <text:s text:c="2"/>0.625 <text:s text:c="2"/>0.750 <text:s text:c="2"/>0.875 <text:s text:c="2"/>1.000</text:p>
      <text:p text:style-name="Preformatted_20_Text"/>
      <text:p text:style-name="Text_20_body"><text:soft-page-break/>The following examples show the area between 0.0 and 1.0 being divided into 10 divisions, 20 divisions, and 50 divisions:</text:p>
      <text:p text:style-name="Preformatted_20_Text"/>
      <text:p text:style-name="Preformatted_20_Text"><text:bookmark-start text:name="DDE_LINK9"/><text:bookmark-start text:name="DDE_LINK10"/>In&gt; NumberLinePrintZoom(0.0,1.0,10,1)<text:bookmark-end text:name="DDE_LINK9"/><text:bookmark-end text:name="DDE_LINK10"/></text:p>
      <text:p text:style-name="P33">Result: True</text:p>
      <text:p text:style-name="P42">Side Effects:</text:p>
      <text:p text:style-name="P42">0.0 <text:s text:c="2"/>0.1 <text:s text:c="2"/>0.2 <text:s text:c="2"/>0.3 <text:s text:c="2"/>0.4 <text:s text:c="2"/>0.5 <text:s text:c="2"/>0.6 <text:s text:c="2"/>0.7 <text:s text:c="2"/>0.8 <text:s text:c="2"/>0.9 <text:s text:c="2"/>1.0</text:p>
      <text:p text:style-name="Preformatted_20_Text"/>
      <text:p text:style-name="Preformatted_20_Text">In&gt; NumberLinePrintZoom(0.0,1.0,20,1)</text:p>
      <text:p text:style-name="P33">Result: True</text:p>
      <text:p text:style-name="P42">Side Effects:</text:p>
      <text:p text:style-name="P42">0.0 <text:s text:c="2"/>0.05 <text:s text:c="2"/>0.10 <text:s text:c="2"/>0.15 <text:s text:c="2"/>0.20 <text:s text:c="2"/>0.25 <text:s text:c="2"/>0.30 <text:s text:c="2"/>0.35 <text:s text:c="2"/>0.40 <text:s text:c="2"/>0.45 <text:s text:c="2"/>0.50 <text:s text:c="2"/>0.55 <text:s text:c="2"/>0.60 <text:s text:c="2"/>0.65 <text:s text:c="2"/>0.70 <text:s text:c="2"/>0.75 <text:s text:c="2"/>0.80 <text:s text:c="2"/>0.85 <text:s text:c="2"/>0.90 <text:s text:c="2"/>0.95 <text:s text:c="2"/>1.00<text:bookmark-end text:name="DDE_LINK27"/></text:p>
      <text:p text:style-name="Preformatted_20_Text"/>
      <text:p text:style-name="Preformatted_20_Text">In&gt; NumberLinePrintZoom(0.0,1.0,50,1)</text:p>
      <text:p text:style-name="P33">Result: True</text:p>
      <text:p text:style-name="P42">Side Effects:</text:p>
      <text:p text:style-name="P42">0.0 <text:s text:c="2"/>0.02 <text:s text:c="2"/>0.04 <text:s text:c="2"/>0.06 <text:s text:c="2"/>0.08 <text:s text:c="2"/>0.10 <text:s text:c="2"/>0.12 <text:s text:c="2"/>0.14 <text:s text:c="2"/>0.16 <text:s text:c="2"/>0.18 <text:s text:c="2"/>0.20 <text:s text:c="2"/>0.22 <text:s text:c="2"/>0.24 <text:s text:c="2"/>0.26 <text:s text:c="2"/>0.28 <text:s text:c="2"/>0.30 <text:s text:c="2"/>0.32 <text:s text:c="2"/>0.34 <text:s text:c="2"/>0.36 <text:s text:c="2"/>0.38 <text:s text:c="2"/>0.40 <text:s text:c="2"/>0.42 <text:s text:c="2"/>0.44 <text:s text:c="2"/>0.46 <text:s text:c="2"/>0.48 <text:s text:c="2"/>0.50 <text:s text:c="2"/>0.52 <text:s text:c="2"/>0.54 <text:s text:c="2"/>0.56 <text:s text:c="2"/>0.58 <text:s text:c="2"/>0.60 <text:s text:c="2"/>0.62 <text:s text:c="2"/>0.64 <text:s text:c="2"/>0.66 <text:s text:c="2"/>0.68 <text:s text:c="2"/>0.70 <text:s text:c="2"/>0.72 <text:s text:c="2"/>0.74 <text:s text:c="2"/>0.76 <text:s text:c="2"/>0.78 <text:s text:c="2"/>0.80 <text:s text:c="2"/>0.82 <text:s text:c="2"/>0.84 <text:s text:c="2"/>0.86 <text:s text:c="2"/>0.88 <text:s text:c="2"/>0.90 <text:s text:c="2"/>0.92 <text:s text:c="2"/>0.94 <text:s text:c="2"/>0.96 <text:s text:c="2"/>0.98 <text:s text:c="2"/>1.00</text:p>
      <text:p text:style-name="Preformatted_20_Text"/>
      <text:p text:style-name="Text_20_body">You will find that as you increase the number of divisions that the area between 0.0 and 1.0 is divided into, more real numbers will appear to mark the boundaries of the divisions. <text:s/>What this indicates is that there are an <text:span text:style-name="T6">infinite number of real numbers between 0.0 and 1.0</text:span>. <text:s/>You can continue zooming into this area forever and never run out of real numbers.</text:p>
      <text:h text:style-name="Heading_20_3" text:outline-level="3">Going Beyond One Level In The Zoom (All Real Numbers Have An Infinite Number Of Real Numbers Between Them)</text:h>
      <text:p text:style-name="Text_20_body">Not only do 0.0 and 1.0 have an infinite number of rational numbers between them, <text:span text:style-name="T6">all real number have an infinite number of real numbers between them</text:span>. <text:s/>Again, the way the NumberLinePrintZoom() function can be used to show this is by sending it different values for "low_value" and "high_value":</text:p>
      <text:p text:style-name="Preformatted_20_Text"/>
      <text:p text:style-name="P25"><text:bookmark-start text:name="DDE_LINK12"/>In&gt; NumberLinePrintZoom(.1,.2,10,1)<text:bookmark-end text:name="DDE_LINK12"/></text:p>
      <text:p text:style-name="P33">Result: True</text:p>
      <text:p text:style-name="P42">Side Effects:</text:p>
      <text:p text:style-name="P42">.1 <text:s text:c="2"/>0.11 <text:s text:c="2"/>0.12 <text:s text:c="2"/>0.13 <text:s text:c="2"/>0.14 <text:s text:c="2"/>0.15 <text:s text:c="2"/>0.16 <text:s text:c="2"/>0.17 <text:s text:c="2"/>0.18 <text:s text:c="2"/>0.19 <text:s text:c="2"/>0.20</text:p>
      <text:p text:style-name="P42"/>
      <text:p text:style-name="Text_20_body">Here is the area between 0.0 and 1.0 being divided into 8 divisions and zoomed to a depth of 4:</text:p>
      <text:p text:style-name="P44"/>
      <text:p text:style-name="P44"><text:bookmark-start text:name="DDE_LINK28"/>In&gt; <text:bookmark-start text:name="DDE_LINK54"/>N(NumberLinePrintZoom(0.0,1.0,8,4),6)<text:bookmark-end text:name="DDE_LINK54"/></text:p>
      <text:p text:style-name="P35">Result: True</text:p>
      <text:p text:style-name="P43">Side Effects:</text:p>
      <text:p text:style-name="P43">0.0 <text:s text:c="2"/>0.125 <text:s text:c="2"/>0.250 <text:s text:c="2"/>0.375 <text:s text:c="2"/>0.500 <text:s text:c="2"/>0.625 <text:s text:c="2"/>0.750 <text:s text:c="2"/>0.875 <text:s text:c="2"/>1.000 <text:s text:c="2"/></text:p>
      <text:p text:style-name="P44"><text:soft-page-break/><text:s text:c="36"/>|</text:p>
      <text:p text:style-name="P44">---------------------------------------------------------------------------------------------</text:p>
      <text:p text:style-name="P43">0.500 <text:s text:c="2"/>0.515625 <text:s text:c="2"/>0.531250 <text:s text:c="2"/>0.546875 <text:s text:c="2"/>0.562500 <text:s text:c="2"/>0.578125 <text:s text:c="2"/>0.593750 <text:s text:c="2"/>0.609375 <text:s text:c="2"/>0.625000 <text:s text:c="2"/></text:p>
      <text:p text:style-name="P44"><text:s text:c="39"/>|</text:p>
      <text:p text:style-name="P44">------------------------------------------------------------------------------------------------</text:p>
      <text:p text:style-name="P43">0.546875 <text:s text:c="2"/>0.548828 <text:s text:c="2"/>0.550781 <text:s text:c="2"/>0.552734 <text:s text:c="2"/>0.554687 <text:s text:c="2"/>0.556640 <text:s text:c="2"/>0.558593 <text:s text:c="2"/>0.560546 <text:s text:c="2"/>0.562499 <text:s text:c="2"/></text:p>
      <text:p text:style-name="P44"><text:s text:c="75"/>|</text:p>
      <text:p text:style-name="P44">------------------------------------------------------------------------------------------------</text:p>
      <text:p text:style-name="P43">0.558593 <text:s text:c="2"/>0.558837 <text:s text:c="2"/>0.559081 <text:s text:c="2"/>0.559325 <text:s text:c="2"/>0.559569 <text:s text:c="2"/>0.559813 <text:s text:c="2"/>0.560057 <text:s text:c="2"/>0.560301 <text:s text:c="2"/>0.560545<text:bookmark-end text:name="DDE_LINK28"/></text:p>
      <text:p text:style-name="P44"/>
      <text:p text:style-name="Text_20_body">The precision has been set to 6 in this example so that the output would fit on the page without wrapping. <text:s/>When you experiment with this example in MathPiperIDE, you can either remove the N() function or set it to a higher precision. </text:p>
      <text:h text:style-name="Heading_20_3" text:outline-level="3">Rational Numbers And Real Numbers Are Used When Measuring Things; Continuous Mathematics</text:h>
      <text:p text:style-name="Text_20_body">While integers are used when counting things, rational numbers, <text:span text:style-name="T12">or the decimal <text:s/>representation of a real numbers, </text:span>are used to <text:span text:style-name="T6">measure things</text:span>. <text:s/>Types of measurements include length, width, thickness, weight, time, temperature, color, etc. <text:s/>Instead of having empty gaps, quantities like these are <text:span text:style-name="T6">continuous</text:span> which means that <text:span text:style-name="T6">between one measurement and another there are an infinite number of measurements</text:span>. <text:s/>Rational numbers and real numbers are well suited for representing measured quantities because the infinite number of rational numbers or real numbers between any two measurements can be used to represent the infinite amount of "stuff" which exists between two parts of something.</text:p>
      <text:p text:style-name="P49">The area of mathematics which deals with continuous quantities is called <text:span text:style-name="T6">continuous mathematics</text:span> and we will be discussing continuous mathematics later in the book.</text:p>
      <text:h text:style-name="Heading_20_3" text:outline-level="3">Imaginary Numbers And Complex Numbers Will Be Covered Later</text:h>
      <text:p text:style-name="Text_20_body">Real numbers are capable of representing most things that can be represented by numbers, but not all things. <text:s/><text:span text:style-name="T6">Imaginary</text:span> numbers and <text:span text:style-name="T6">complex</text:span> numbers were invented to represent things that real numbers could not represent. <text:s/>However, they will not be discussed in this book.</text:p>
      <text:h text:style-name="Heading_20_3" text:outline-level="3">Using the Random() Function To Generate Random Numbers Which Are Decimals</text:h>
      <text:p text:style-name="P61">IN DEVELOPMENT</text:p>
      <text:h text:style-name="Heading_20_2" text:outline-level="2">Exercises</text:h>
      <text:p text:style-name="Text_20_body">For the following exercises, create a new MathPiperIDE worksheet file called <text:soft-page-break/><text:span text:style-name="T6">book_2_section_4_exercises_&lt;your first name&gt;_&lt;your last name&gt;.mpw</text:span><text:span text:style-name="T46">. </text:span><text:s/>(<text:span text:style-name="T9">Note: there are no spaces in this file name</text:span>). <text:s/>For example, John Smith's worksheet would be called:</text:p>
      <text:p text:style-name="Text_20_body"><text:span text:style-name="T6">book_2_section_4_exercises_</text:span><text:span text:style-name="T9">john</text:span><text:span text:style-name="T6">_</text:span><text:span text:style-name="T9">smith</text:span><text:span text:style-name="T6">.mp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9"/>
      <text:p text:style-name="P40">%mathpiper,title="Exercise 1"</text:p>
      <text:p text:style-name="P29"/>
      <text:p text:style-name="P45">//Sample fold.</text:p>
      <text:p text:style-name="P29"/>
      <text:p text:style-name="P41">%/mathpiper</text:p>
      <text:p text:style-name="Preformatted_20_Text"/>
      <text:p text:style-name="Text_20_body">If an exercise uses the MathPiper console instead of a fold, copy the work you did in the console into the worksheet so it can be saved but do not put it in a fold.</text:p>
      <text:h text:style-name="Heading_20_3" text:outline-level="3">Exercise 1</text:h>
      <text:p text:style-name="Preformatted_20_Text">The following code uses integers for counting. <text:s/>How many times does the Echo() function in this code get called when the code is executed?</text:p>
      <text:p text:style-name="Preformatted_20_Text"/>
      <text:p text:style-name="P40"><text:bookmark-start text:name="DDE_LINK17"/><text:bookmark-start text:name="DDE_LINK16"/>%mathpiper,title="Counting."</text:p>
      <text:p text:style-name="P47"/>
      <text:p text:style-name="P28">outerMostLoopCounter <text:span text:style-name="T38">:=</text:span> <text:span text:style-name="T7">0</text:span>;</text:p>
      <text:p text:style-name="P47"/>
      <text:p text:style-name="P28"><text:span text:style-name="T41">While</text:span><text:span text:style-name="T5">(</text:span>outerMostLoopCounter <text:span text:style-name="T5">&lt;=</text:span> <text:span text:style-name="T7">5</text:span><text:span text:style-name="T5">)</text:span></text:p>
      <text:p text:style-name="Standard">[</text:p>
      <text:p text:style-name="P28"><text:s text:c="3"/>middleLoopCounter <text:span text:style-name="T38">:=</text:span> <text:span text:style-name="T7">0</text:span>;</text:p>
      <text:p text:style-name="P28"><text:s text:c="4"/></text:p>
      <text:p text:style-name="P28"><text:s text:c="3"/><text:span text:style-name="T41">While</text:span><text:span text:style-name="T5">(</text:span>middleLoopCounter <text:span text:style-name="T5">&lt;=</text:span> 7<text:span text:style-name="T5">)</text:span></text:p>
      <text:p text:style-name="Standard"><text:s text:c="3"/>[</text:p>
      <text:p text:style-name="P28"><text:s text:c="6"/>innerMostLoopCounter <text:span text:style-name="T38">:=</text:span> <text:span text:style-name="T7">0</text:span>;</text:p>
      <text:p text:style-name="P28"><text:s text:c="7"/></text:p>
      <text:p text:style-name="P28"><text:s text:c="6"/><text:span text:style-name="T41">While</text:span><text:span text:style-name="T5">(</text:span>innerMostLoopCounter <text:span text:style-name="T5">&lt;=</text:span> <text:span text:style-name="T7">3</text:span><text:span text:style-name="T5">)</text:span></text:p>
      <text:p text:style-name="Standard"><text:s text:c="6"/>[</text:p>
      <text:p text:style-name="P28"><text:s text:c="9"/><text:span text:style-name="T28">//How many times does this Echo() function get called?</text:span></text:p>
      <text:p text:style-name="P28"><text:s text:c="9"/><text:span text:style-name="T20">Echo</text:span><text:span text:style-name="T5">(</text:span>outerMostLoopCounter,,,middleLoopCounter,,,innerMostLoopCounter<text:span text:style-name="T5">)</text:span>;</text:p>
      <text:p text:style-name="P28"><text:s text:c="22"/></text:p>
      <text:p text:style-name="P28"><text:s text:c="9"/>innerMostLoopCounter<text:span text:style-name="T5">++</text:span>;</text:p>
      <text:p text:style-name="Standard"><text:s text:c="6"/>];</text:p>
      <text:p text:style-name="P28"><text:s text:c="6"/></text:p>
      <text:p text:style-name="P28"><text:s text:c="6"/>middleLoopCounter<text:span text:style-name="T5">++</text:span>;</text:p>
      <text:p text:style-name="Standard"><text:s text:c="3"/>];</text:p>
      <text:p text:style-name="P28"><text:s text:c="3"/></text:p>
      <text:p text:style-name="P28"><text:s text:c="3"/>outerMostLoopCounter<text:span text:style-name="T5">++</text:span>;</text:p>
      <text:p text:style-name="Standard">];</text:p>
      <text:p text:style-name="P47"/>
      <text:p text:style-name="P10">%/mathpiper<text:bookmark-end text:name="DDE_LINK17"/><text:bookmark-end text:name="DDE_LINK16"/></text:p>
      <text:h text:style-name="Heading_20_3" text:outline-level="3"><text:soft-page-break/>Exercise 2</text:h>
      <text:p text:style-name="Preformatted_20_Text">Give the code that will zoom into the area between two rational numbers which interest you.</text:p>
      <text:h text:style-name="Heading_20_3" text:outline-level="3">Exercise 3</text:h>
      <text:p text:style-name="Preformatted_20_Text">Give the code that will zoom into the area between two real numbers which interest you.</text:p>
      <text:h text:style-name="Heading_20_3" text:outline-level="3">Exercise 4</text:h>
      <text:p text:style-name="Preformatted_20_Text">Give the code that uses a single Echo function inside of a single While loop to print the following numbers:</text:p>
      <text:p text:style-name="Preformatted_20_Text"/>
      <text:p text:style-name="Preformatted_20_Text">1,5/4,3/2,7/4,2,9/4,5/2,11/4,3,13/4,7/2,15/4,4,17/4,9/2,19/4,5,21/4,11/2,23/4,6,25/4,13/2,27/4,7,29/4,15/2,31/4</text:p>
      <text:p text:style-name="Preformatted_20_Text"/>
      <text:p text:style-name="Preformatted_20_Text">(Hint: Index variables can be incremented with rational numbers:</text:p>
      <text:p text:style-name="Preformatted_20_Text"/>
      <text:p text:style-name="Preformatted_20_Text">In&gt; index := 1/2</text:p>
      <text:p text:style-name="Preformatted_20_Text">Result: 1/2</text:p>
      <text:p text:style-name="Preformatted_20_Text"/>
      <text:p text:style-name="Preformatted_20_Text">In&gt; index := index + 1/8</text:p>
      <text:p text:style-name="Preformatted_20_Text">Result: 5/8</text:p>
      <text:p text:style-name="Preformatted_20_Text"/>
      <text:p text:style-name="Preformatted_20_Text">)</text:p>
      <text:h text:style-name="Heading_20_3" text:outline-level="3">Exercise 5</text:h>
      <text:p text:style-name="Preformatted_20_Text">Give the code that uses a single Echo function inside of a single While loop to print the following numbers:</text:p>
      <text:p text:style-name="Preformatted_20_Text"/>
      <text:p text:style-name="Preformatted_20_Text">1,1.25,1.50,1.75,2.00,2.25,2.50,2.75,3.00,3.25,3.50,3.75,4.00,4.25,4.50,4.75,5.00,5.25,5.50,5.75,6.00,6.25,6.50,6.75,7.00,7.25,7.50,7.75,</text:p>
      <text:p text:style-name="Preformatted_20_Text"/>
      <text:p text:style-name="Preformatted_20_Text">(Hint: Index variables can be incremented with decimal numbers:</text:p>
      <text:p text:style-name="Preformatted_20_Text"/>
      <text:p text:style-name="Preformatted_20_Text">In&gt; index := .5</text:p>
      <text:p text:style-name="Preformatted_20_Text">Result: .5</text:p>
      <text:p text:style-name="Preformatted_20_Text"/>
      <text:p text:style-name="Preformatted_20_Text">In&gt; index := index + .125</text:p>
      <text:p text:style-name="Preformatted_20_Text">Result: 0.625</text:p>
      <text:p text:style-name="Preformatted_20_Text"/>
      <text:p text:style-name="Preformatted_20_Text">)</text:p>
      <text:h text:style-name="Heading_20_3" text:outline-level="3">Exercise 6</text:h>
      <text:p text:style-name="Preformatted_20_Text">Create a function called <text:span text:style-name="T6">randomRational()</text:span> which works similarly to the single argument version of RandomInteger() but returns rational numbers instead of integers. (Hint: The function Random() may be useful for this exercise.)</text:p>
      <text:h text:style-name="Heading_20_3" text:outline-level="3"><text:soft-page-break/>Exercise 7</text:h>
      <text:p text:style-name="P13">Create a function called <text:span text:style-name="T6">randomDecimal()</text:span> which works similarly to the single argument version of RandomInteger() but returns decimal numbers instead of integers. (Hint: The function Random() may be useful for this exercise.)</text:p>
      <text:h text:style-name="Heading_20_3" text:outline-level="3">Exercise 8</text:h>
      <text:p text:style-name="P13">Create a function that takes a positive integer as an argument. Have it return a list that contains a mix of 10 random integers, random rational numbers, and random decimal numbers that are between 1 and the passed-in integer.</text:p>
      <text:h text:style-name="Heading_20_3" text:outline-level="3">Exercise 9</text:h>
      <text:p text:style-name="P13">Create a function which accepts a rational number as an argument. If the number is an improper fraction, return it as a mixed number in the form "a + b/c" as a string. <text:s/>If it is not an improper fraction, return it as-is. (Hint: Numbers can be converted into strings using the ToString function and strings can be combined to make larger strings using the colon operator:</text:p>
      <text:p text:style-name="P13"/>
      <text:p text:style-name="P13">In&gt; a := 3</text:p>
      <text:p text:style-name="P13">Result: 3</text:p>
      <text:p text:style-name="P13"/>
      <text:p text:style-name="P13">In&gt; b := 5/6</text:p>
      <text:p text:style-name="P13">Result: 5/6</text:p>
      <text:p text:style-name="P13"/>
      <text:p text:style-name="P13">In&gt; ToString(a):"+":ToString(Numerator(b)):"/":ToString(Denominator(b))</text:p>
      <text:p text:style-name="P13">Result: "3+5/6"</text:p>
      <text:p text:style-name="P13"/>
      <text:p text:style-name="P13">)</text:p>
      <text:h text:style-name="Heading_20_3" text:outline-level="3">Exercise 10</text:h>
      <text:p text:style-name="P13">Create a function which takes one number as an argument and then returns "The number is an integer." if the argument is an integer, "The number is a rational number." if the argument is a rational number, and "The number is a decimal number." if the number is a decimal number. (Hint: Some of the predicate functions may be useful for this exercise.)</text:p>
      <text:p text:style-name="P13"/>
      <text:h text:style-name="Heading_20_3" text:outline-level="3">Exercise 11</text:h>
      <text:p text:style-name="P13">Create a function ask() that simulates a 20 answer Magic 8 Ball (<text:a xlink:type="simple" xlink:href="http://en.wikipedia.org/wiki/Magic_8-Ball">http://en.wikipedia.org/wiki/Magic_8-Ball</text:a>). <text:s/>The function should accept a single string as an argument and it should randomly select one of the following replies and return it:</text:p>
      <text:p text:style-name="P13"/>
      <text:p text:style-name="P13">As I see it, yes.</text:p>
      <text:p text:style-name="P13">It is certain.</text:p>
      <text:p text:style-name="P13"><text:soft-page-break/>It is decidedly so.</text:p>
      <text:p text:style-name="P13">Most likely.</text:p>
      <text:p text:style-name="P13">Outlook good.</text:p>
      <text:p text:style-name="P13">Signs point to yes.</text:p>
      <text:p text:style-name="P13">Without a doubt.</text:p>
      <text:p text:style-name="P13">Yes.</text:p>
      <text:p text:style-name="P13">Yes - definitely.</text:p>
      <text:p text:style-name="P13">You may rely on it.</text:p>
      <text:p text:style-name="P13">Reply hazy, try again.</text:p>
      <text:p text:style-name="P13">Ask again later.</text:p>
      <text:p text:style-name="P13">Better not tell you now.</text:p>
      <text:p text:style-name="P13">Cannot predict now.</text:p>
      <text:p text:style-name="P13">Concentrate and ask again.</text:p>
      <text:p text:style-name="P13">Don't count on it.</text:p>
      <text:p text:style-name="P13">My reply is no.</text:p>
      <text:p text:style-name="P13">My sources say no.</text:p>
      <text:p text:style-name="P13">Outlook not so good.</text:p>
      <text:p text:style-name="P13">Very doubtful.</text:p>
      <text:h text:style-name="Heading_20_1" text:outline-level="1">The Modeling And Simulation Of Systems</text:h>
      <text:p text:style-name="Text_20_body">In this book, we are going to use the following definitions for <text:span text:style-name="T6">system</text:span>, <text:span text:style-name="T6">model</text:span>, and <text:span text:style-name="T6">simulation</text:span>:</text:p>
      <text:list xml:id="list567122605" text:style-name="L1">
        <text:list-header>
          <text:p text:style-name="P91"><text:span text:style-name="Strong_20_Emphasis"><text:span text:style-name="T23">System</text:span></text:span><text:span text:style-name="T51"> <text:s/>A system exists and operates in time and space. A </text:span><text:span text:style-name="T52">system</text:span><text:span text:style-name="T51"> is understood to be an entity which maintains its existence through the interaction of its parts. </text:span></text:p>
          <text:p text:style-name="P91"><text:span text:style-name="Strong_20_Emphasis"><text:span text:style-name="T23">Model</text:span></text:span><text:span text:style-name="T51"> <text:s/>A model is a </text:span><text:span text:style-name="T52">simplified representation</text:span><text:span text:style-name="T51"> of a system at some particular point in time or space intended to promote understanding of the real system. A </text:span><text:span text:style-name="T53">model</text:span><text:span text:style-name="T51"> is a simplified representation of the actual system intended to promote understanding. Whether a model is a good model or not depends on the extent to which it promotes understanding. Since </text:span><text:span text:style-name="T53">all models are simplifications of reality</text:span><text:span text:style-name="T51"> there is always a </text:span><text:span text:style-name="T53">trade-off</text:span><text:span text:style-name="T51"> as to what </text:span><text:span text:style-name="T53">level of detail</text:span><text:span text:style-name="T51"> is included in the model. If </text:span><text:span text:style-name="T53">too little detail</text:span><text:span text:style-name="T51"> is included in the model one runs the </text:span><text:span text:style-name="T52">risk</text:span><text:span text:style-name="T51"> of </text:span><text:span text:style-name="T53">missing relevant interactions</text:span><text:span text:style-name="T51"> and the resultant model does not promote understanding. If </text:span><text:span text:style-name="T53">too much detail</text:span><text:span text:style-name="T51"> is included in the model the model may become overly complicated and actually preclude the development of understanding. One simply cannot develop all models in the context of the entire universe. </text:span></text:p>
          <text:p text:style-name="P91"><text:span text:style-name="Strong_20_Emphasis"><text:span text:style-name="T23">Simulation</text:span></text:span><text:span text:style-name="T51"> <text:s/>A simulation is the manipulation of a model in such a way that it operates on time or space to compress it, thus enabling one to perceive the interactions that would not otherwise be apparent because of their separation in time or space. <text:s/>A </text:span><text:span text:style-name="T53">simulation</text:span><text:span text:style-name="T51"> generally refers to a </text:span><text:span text:style-name="T53">computerized version of the model</text:span><text:span text:style-name="T51"> which is </text:span><text:span text:style-name="T53">run over time</text:span><text:span text:style-name="T51"> to </text:span><text:span text:style-name="T53">study the implications of the defined interactions</text:span><text:span text:style-name="T51">. Simulations are generally iterative in there development. One develops a model, simulates it, learns from the simulation, revises the model, and continues the iterations until an adequate level of understanding is developed. </text:span></text:p>
        </text:list-header>
      </text:list>
      <text:p text:style-name="Text_20_body_20_indent"><text:span text:style-name="T46">Modeling and Simulation</text:span> is a discipline for developing a level of understanding of the interaction of the parts of a system, and of the system as a whole. <text:span text:style-name="T6">The level of understanding which may be developed via this discipline is seldom achievable via any other discipline.</text:span> <text:line-break/></text:p>
      <text:p text:style-name="Text_20_body_20_indent">Gene Bellinger <text:a xlink:type="simple" xlink:href="http://www.systems-thinking.org/modsim/modsim.htm">http://www.systems-thinking.org/modsim/modsim.htm</text:a></text:p>
      <text:p text:style-name="P75"><text:a xlink:type="simple" xlink:href="http://www.systems-thinking.org/modsim/modsim.htm"/></text:p>
      <text:p text:style-name="Text_20_body">In the next couple of sections we are going to use<text:span text:style-name="T46"> </text:span><text:span text:style-name="T6">integers</text:span><text:span text:style-name="T46"> to model </text:span><text:span text:style-name="T6">counting-oriented (or discrete)</text:span><text:span text:style-name="T46"> systems. <text:s/>After that, we will use </text:span><text:span text:style-name="T6">rational and real numbers</text:span><text:span text:style-name="T46"> to model </text:span><text:span text:style-name="T6">measurement-oriented (or continuous)</text:span><text:span text:style-name="T46"> systems.</text:span></text:p>
      <text:h text:style-name="Heading_20_1" text:outline-level="1">Counting Based Simulations Which Use Probability</text:h>
      <text:p text:style-name="Text_20_body">In a previous section <text:span text:style-name="T6">integers</text:span> and the <text:span text:style-name="T6">RandomInteger()</text:span> function were used to <text:span text:style-name="T6">simulate</text:span> the <text:span text:style-name="T6">flipping of a coin</text:span> and the <text:span text:style-name="T6">rolling of dice</text:span>. <text:s/>Both of these simulations were <text:span text:style-name="T6">counting</text:span> based (or <text:span text:style-name="T48">discrete</text:span>) simulations because flipping coins and rolling dice can only be <text:span text:style-name="T6">counted</text:span>, not measured. <text:s/>This section begins where those simulations left off and then builds upon the techniques they used to create more sophisticated discrete simulations.</text:p>
      <text:p text:style-name="Text_20_body"><text:span text:style-name="T46">Before we can experiment with discrete simulations, we first need to discuss the concept of </text:span><text:span text:style-name="T6">probability</text:span><text:span text:style-name="T46">. Probability is the likelihood of a particular event occurring and a probability is </text:span><text:span text:style-name="T6">represented</text:span><text:span text:style-name="T46"> by a </text:span><text:span text:style-name="T6">decimal number</text:span><text:span text:style-name="T46"> between </text:span><text:span text:style-name="T6">0 and 1</text:span><text:span text:style-name="T46">. <text:s/>An </text:span><text:span text:style-name="T6">equivalent</text:span><text:span text:style-name="T46"> way to represent probabilities is with </text:span><text:span text:style-name="T6">change notation</text:span><text:span text:style-name="T46"> which consists of a probability that has been </text:span><text:span text:style-name="T6">multiplied by 100</text:span><text:span text:style-name="T46"> followed by a </text:span><text:span text:style-name="T6">%</text:span><text:span text:style-name="T46"> sign. <text:s/>As an example, the following program produces a table which contains 10 probabilities and their respective chances:</text:span></text:p>
      <text:p text:style-name="P41"/>
      <text:p text:style-name="P40">%mathpiper</text:p>
      <text:p text:style-name="P47"/>
      <text:p text:style-name="P28"><text:span text:style-name="T39">Repeat</text:span><text:span text:style-name="T5">(</text:span><text:span text:style-name="T7">10</text:span><text:span text:style-name="T5">)</text:span></text:p>
      <text:p text:style-name="Standard">[</text:p>
      <text:p text:style-name="P28"><text:s text:c="4"/>probability <text:span text:style-name="T38">:=</text:span> <text:span text:style-name="T20">N</text:span><text:span text:style-name="T5">(</text:span><text:span text:style-name="T20">Random</text:span><text:span text:style-name="T5">()</text:span>,<text:span text:style-name="T7">2</text:span><text:span text:style-name="T5">)</text:span>;</text:p>
      <text:p text:style-name="P28"><text:s text:c="4"/></text:p>
      <text:p text:style-name="P28"><text:s text:c="4"/>percent <text:span text:style-name="T38">:=</text:span> <text:span text:style-name="T20">N</text:span><text:span text:style-name="T5">(</text:span><text:span text:style-name="T20">Rationalize</text:span><text:span text:style-name="T5">(</text:span>probability <text:span text:style-name="T5">*</text:span> <text:span text:style-name="T7">100</text:span><text:span text:style-name="T5">))</text:span>;</text:p>
      <text:p text:style-name="P28"><text:s text:c="4"/></text:p>
      <text:p text:style-name="P28"><text:s text:c="4"/><text:span text:style-name="T41">WriteString</text:span><text:span text:style-name="T5">(</text:span><text:span text:style-name="T40">"Probability of "</text:span> : <text:span text:style-name="T41">ToString(</text:span>probability<text:span text:style-name="T5">)</text:span> : </text:p>
      <text:p text:style-name="P28"><text:s text:c="4"/><text:span text:style-name="T40">" = "</text:span> : <text:span text:style-name="T41">ToString(</text:span>percent<text:span text:style-name="T5">)</text:span> : <text:span text:style-name="T40">"% chance"</text:span><text:span text:style-name="T5">)</text:span>;</text:p>
      <text:p text:style-name="P28"><text:s text:c="4"/></text:p>
      <text:p text:style-name="P28"><text:s text:c="4"/><text:span text:style-name="T20">NewLine</text:span><text:span text:style-name="T5">()</text:span>;</text:p>
      <text:p text:style-name="Standard">];</text:p>
      <text:p text:style-name="P47"/>
      <text:p text:style-name="P40">%/mathpiper</text:p>
      <text:p text:style-name="P47"/>
      <text:p text:style-name="P28"><text:s text:c="4"/><text:span text:style-name="T21">%output,preserve="false"</text:span></text:p>
      <text:p text:style-name="P28"><text:s text:c="6"/><text:span text:style-name="T21">Result:</text:span> 10</text:p>
      <text:p text:style-name="P28"><text:s text:c="6"/></text:p>
      <text:p text:style-name="P28"><text:s text:c="6"/><text:span text:style-name="T32">Side Effects:</text:span></text:p>
      <text:p text:style-name="P28"><text:s text:c="6"/>Probability of 0.67 = 67% chance</text:p>
      <text:p text:style-name="P28"><text:s text:c="6"/>Probability of 0.64 = 64% chance</text:p>
      <text:p text:style-name="P28"><text:s text:c="6"/>Probability of 0.51 = 51% chance</text:p>
      <text:p text:style-name="P28"><text:s text:c="6"/>Probability of 0.84 = 84% chance</text:p>
      <text:p text:style-name="P28"><text:s text:c="6"/>Probability of 0.60 = 60% chance</text:p>
      <text:p text:style-name="P28"><text:s text:c="6"/>Probability of 0.45 = 45% chance</text:p>
      <text:p text:style-name="P28"><text:s text:c="6"/>Probability of 0.85 = 85% chance</text:p>
      <text:p text:style-name="P28"><text:s text:c="6"/>Probability of 0.18 = 18% chance</text:p>
      <text:p text:style-name="P28"><text:s text:c="6"/>Probability of 0.26 = 26% chance</text:p>
      <text:p text:style-name="P28"><text:s text:c="6"/>Probability of 0.31 = 31% chance</text:p>
      <text:p text:style-name="P67">. <text:s text:c="2"/><text:span text:style-name="T21">%/output</text:span></text:p>
      <text:p text:style-name="Text_20_body">Situations where probabilities are used are easy to find, especially since they are <text:soft-page-break/>associated with almost all parts of a person's life. <text:s/>For example, on a given day the weather forecast might predict a 50% chance of rain, you might have a 5% chance of dropping food on your shirt, and you may have a 10% chance of hearing a joke that makes you laugh so hard that it bring tears to your eyes.</text:p>
      <text:p text:style-name="Text_20_body">Before we can model and simulate probabilities, we need to cover the following <text:span text:style-name="T6">definitions</text:span> which are related to it:</text:p>
      <text:list xml:id="list511326422" text:style-name="L2">
        <text:list-item>
          <text:p text:style-name="P101"><text:span text:style-name="T6">Fact </text:span><text:span text:style-name="T46">- a piece of information about circumstances that exist or events that have occurred. ( </text:span><text:a xlink:type="simple" xlink:href="http://wordnetweb.princeton.edu/perl/webwn"><text:span text:style-name="T43">http://wordnetweb.princeton.edu/perl/webwn</text:span></text:a><text:span text:style-name="T46"> ). <text:s/>An example is information that indicates which side of a die is currently facing up.</text:span></text:p>
        </text:list-item>
        <text:list-item>
          <text:p text:style-name="P101"><text:span text:style-name="T6">Data </text:span><text:span text:style-name="T46">- a collection of facts from which conclusions can be drawn. ( </text:span><text:a xlink:type="simple" xlink:href="http://wordnetweb.princeton.edu/perl/webwn"><text:span text:style-name="T43">http://wordnetweb.princeton.edu/perl/webwn</text:span></text:a><text:span text:style-name="T46"> ). <text:s/>An example is which sides are currently facing up on two dice.</text:span></text:p>
        </text:list-item>
        <text:list-item>
          <text:p text:style-name="P101"><text:span text:style-name="T6">Experiment</text:span> - measuring or observing a system to collect data on it. <text:s/><text:span text:style-name="T46">An example is rolling two dice.</text:span></text:p>
        </text:list-item>
        <text:list-item>
          <text:p text:style-name="P101"><text:span text:style-name="T6">Outcome</text:span><text:span text:style-name="T46"> - the result of a given experiment. <text:s/>An example is rolling a 3 and a 4 on a pair of dice.</text:span></text:p>
        </text:list-item>
        <text:list-item>
          <text:p text:style-name="P101"><text:span text:style-name="T6">Sample space</text:span><text:span text:style-name="T46"> - all of the possible outcomes of a given experiment. <text:s/>For the experiment of rolling two dice, the sample space is {2,3,4,5,6,7,8,9,10,11,12}.</text:span></text:p>
        </text:list-item>
        <text:list-item>
          <text:p text:style-name="P101"><text:span text:style-name="T6">Event</text:span><text:span text:style-name="T46"> - a collection of one or more possible outcomes of an experiment that are of interest in a given situation. <text:s/>One example is rolling two dice and having their sum equal 7. <text:s/>Another example is rolling a single die and obtaining a number that is</text:span><text:span text:style-name="T46"><draw:frame draw:style-name="fr4" draw:name="Object72" text:anchor-type="as-char" svg:width="0.3035in" svg:height="0.2008in" draw:z-index="166"><draw:object xlink:href="./Object 73" xlink:type="simple" xlink:show="embed" xlink:actuate="onLoad"/><draw:image xlink:href="./ObjectReplacements/Object 73" xlink:type="simple" xlink:show="embed" xlink:actuate="onLoad"/></draw:frame></text:span><text:span text:style-name="T46">.</text:span></text:p>
        </text:list-item>
      </text:list>
      <text:p text:style-name="Text_20_body">Now that these definitions have been presented, the next step is to discuss some rules related to probability.</text:p>
      <text:h text:style-name="Heading_20_2" text:outline-level="2">Rules Related To Probability</text:h>
      <text:list xml:id="list958592823" text:continue-numbering="true" text:style-name="L2">
        <text:list-item>
          <text:p text:style-name="P102"><text:span text:style-name="T46">A </text:span><text:span text:style-name="T6">probability</text:span><text:span text:style-name="T46"> consists of a </text:span><text:span text:style-name="T6">quantitative representation</text:span><text:span text:style-name="T46"> of the </text:span><text:span text:style-name="T46">likelihood of a particular event.</text:span></text:p>
        </text:list-item>
        <text:list-item>
          <text:p text:style-name="P103">Probability is represented with a real number between 0 and 1 (or 0% chance and 100% chance) inclusive.</text:p>
        </text:list-item>
        <text:list-item>
          <text:p text:style-name="P103">A probability of 0 means that the event will not occur.</text:p>
        </text:list-item>
        <text:list-item>
          <text:p text:style-name="P103">Rare events have probabilities which are close to 0.</text:p>
        </text:list-item>
        <text:list-item>
          <text:p text:style-name="P103">A probability of 1 means that the event will definitely occur.</text:p>
        </text:list-item>
        <text:list-item>
          <text:p text:style-name="P103">Common events have probabilities which are close to 1.</text:p>
        </text:list-item>
        <text:list-item>
          <text:p text:style-name="P103">The sum of all the probabilities for the mutually exclusive events in a given sample space must equal 1 (<text:span text:style-name="T6">mutually exclusive</text:span> means that only <text:soft-page-break/>one of the events can occur at a time.)</text:p>
        </text:list-item>
      </text:list>
      <text:h text:style-name="Heading_20_2" text:outline-level="2">The Three Kinds Of Probabilities</text:h>
      <text:h text:style-name="Heading_20_3" text:outline-level="3">Subjective Probability</text:h>
      <text:p text:style-name="Text_20_body">Subjective probability consists of a person using only their <text:span text:style-name="T6">judgment</text:span> to determine the likelihood of a given event occurring. <text:s/>This kind of probability is used when <text:span text:style-name="T6">data related to an event does not exist</text:span> and it would be <text:span text:style-name="T6">impossible or too expensive to collect</text:span>. <text:s/>Here are some examples where subjective probability may be used:</text:p>
      <text:list xml:id="list99781205" text:continue-numbering="true" text:style-name="L2">
        <text:list-item>
          <text:p text:style-name="P92">The probability that the next time you visit the supermarket the floors would have just been waxed (perhaps .05 or 5% chance).</text:p>
        </text:list-item>
        <text:list-item>
          <text:p text:style-name="P103">The probability that the next time you visit a restaurant that has a buffet, the container which holds your favorite food is empty when you go to fill your plate (perhaps .3 or 30% chance).</text:p>
        </text:list-item>
        <text:list-item>
          <text:p text:style-name="P103">The probability that the next time you order a pop or soda at a restaurant it does not have enough carbonation in it (perhaps .15 or 15% chance).</text:p>
        </text:list-item>
        <text:list-item>
          <text:p text:style-name="P103">The probability that the next time you start to drift off to sleep, you suddenly feel like you are falling which causes you to wake up abruptly (perhaps .02 or 2% chance).</text:p>
        </text:list-item>
      </text:list>
      <text:h text:style-name="Heading_20_3" text:outline-level="3">Theoretical Probability</text:h>
      <text:p text:style-name="Text_20_body">Theoretical (or classical) probability is used when <text:span text:style-name="T24">1)</text:span> the <text:span text:style-name="T6">total</text:span> <text:span text:style-name="T6">number of possible outcomes</text:span> of a given experiment is <text:span text:style-name="T6">known </text:span><text:span text:style-name="T24">2)</text:span><text:span text:style-name="T46"> each of these outcomes are </text:span><text:span text:style-name="T6">equally likely to occur</text:span><text:span text:style-name="T46"> and </text:span><text:span text:style-name="T24">3)</text:span><text:span text:style-name="T46"> the </text:span><text:span text:style-name="T6">number of possible outcomes</text:span><text:span text:style-name="T46"> in which a given event (let's call it event </text:span><text:span text:style-name="T37">A</text:span><text:span text:style-name="T46">) can occur is </text:span><text:span text:style-name="T6">known</text:span><text:span text:style-name="T46">.</text:span></text:p>
      <text:p text:style-name="Text_20_body"><text:span text:style-name="T46">We will</text:span> use the following notation for representing the probability<draw:frame draw:style-name="fr4" draw:name="Object76" text:anchor-type="as-char" svg:width="0.1898in" svg:height="0.1984in" draw:z-index="171"><draw:object xlink:href="./Object 77" xlink:type="simple" xlink:show="embed" xlink:actuate="onLoad"/><draw:image xlink:href="./ObjectReplacements/Object 77" xlink:type="simple" xlink:show="embed" xlink:actuate="onLoad"/></draw:frame>of event<draw:frame draw:style-name="fr4" draw:name="Object83" text:anchor-type="as-char" svg:width="0.198in" svg:height="0.1984in" draw:z-index="172"><draw:object xlink:href="./Object 84" xlink:type="simple" xlink:show="embed" xlink:actuate="onLoad"/><draw:image xlink:href="./ObjectReplacements/Object 84" xlink:type="simple" xlink:show="embed" xlink:actuate="onLoad"/></draw:frame>occurring:</text:p>
      <text:p text:style-name="Standard"/>
      <table:table table:name="Table17" table:style-name="Table17">
        <table:table-column table:style-name="Table17.A"/>
        <table:table-column table:style-name="Table17.B"/>
        <table:table-header-rows>
          <table:table-row>
            <table:table-cell table:style-name="Table17.A1" office:value-type="string">
              <text:p text:style-name="P76"><draw:frame draw:style-name="fr4" draw:name="Object75" text:anchor-type="as-char" svg:width="3.0193in" svg:height="0.1984in" draw:z-index="174"><draw:object xlink:href="./Object 76" xlink:type="simple" xlink:show="embed" xlink:actuate="onLoad"/><draw:image xlink:href="./ObjectReplacements/Object 76" xlink:type="simple" xlink:show="embed" xlink:actuate="onLoad"/></draw:frame> </text:p>
            </table:table-cell>
            <table:table-cell table:style-name="Table17.A1" office:value-type="string">
              <text:p text:style-name="P77">(<text:sequence text:ref-name="refText14" text:name="Text" text:formula="ooow:Text+1" style:num-format="1">15</text:sequence>)</text:p>
            </table:table-cell>
          </table:table-row>
        </table:table-header-rows>
      </table:table>
      <text:p text:style-name="Standard"/>
      <text:p text:style-name="Text_20_body">The probability of event<draw:frame draw:style-name="fr4" draw:name="Object74" text:anchor-type="as-char" svg:width="0.198in" svg:height="0.1984in" draw:z-index="173"><draw:object xlink:href="./Object 75" xlink:type="simple" xlink:show="embed" xlink:actuate="onLoad"/><draw:image xlink:href="./ObjectReplacements/Object 75" xlink:type="simple" xlink:show="embed" xlink:actuate="onLoad"/></draw:frame>occurring can be calculated using the following formula:</text:p>
      <text:p text:style-name="Standard"/>
      <table:table table:name="Table18" table:style-name="Table18">
        <table:table-column table:style-name="Table18.A"/>
        <table:table-column table:style-name="Table18.B"/>
        <table:table-header-rows>
          <table:table-row>
            <table:table-cell table:style-name="Table18.A1" office:value-type="string">
              <text:p text:style-name="P76"><draw:frame draw:style-name="fr4" draw:name="Object77" text:anchor-type="as-char" svg:width="5.8689in" svg:height="0.422in" draw:z-index="175"><draw:object xlink:href="./Object 78" xlink:type="simple" xlink:show="embed" xlink:actuate="onLoad"/><draw:image xlink:href="./ObjectReplacements/Object 78" xlink:type="simple" xlink:show="embed" xlink:actuate="onLoad"/></draw:frame> </text:p>
            </table:table-cell>
            <table:table-cell table:style-name="Table18.A1" office:value-type="string">
              <text:p text:style-name="P77">(<text:sequence text:ref-name="refText15" text:name="Text" text:formula="ooow:Text+1" style:num-format="1">16</text:sequence>)</text:p>
            </table:table-cell>
          </table:table-row>
        </table:table-header-rows>
      </table:table>
      <text:p text:style-name="Standard"/>
      <text:h text:style-name="Heading_20_4" text:outline-level="4"><text:soft-page-break/>Calculating The Probability That A Single Die Will Come Up 5 When Rolled Using Theory</text:h>
      <text:p text:style-name="Text_20_body">An example where classical probability can be used is the rolling of a die. <text:s/>The experiment consists of rolling the die and <text:span text:style-name="T6">event </text:span><text:span text:style-name="T33">A</text:span> is the outcome of the die coming up <text:span text:style-name="T6">5</text:span>. <text:s/>The <text:span text:style-name="T6">possible</text:span> outcomes in the experiment are {1,2,3,4,5,6} and the <text:span text:style-name="T6">total number </text:span><text:span text:style-name="T46">of these outcomes is</text:span><text:span text:style-name="T6"> 6</text:span>. <text:s/>The <text:span text:style-name="T6">possible number of ways</text:span> that the number <text:span text:style-name="T6">5</text:span> can come up on a <text:span text:style-name="T6">single die</text:span> is <text:span text:style-name="T6">1</text:span>. <text:s/>The <text:span text:style-name="T6">probability</text:span> that the die will come up <text:span text:style-name="T6">5</text:span> can be <text:span text:style-name="T6">calculated</text:span> as follows:</text:p>
      <text:p text:style-name="Standard"/>
      <text:p text:style-name="Standard"/>
      <table:table table:name="Table19" table:style-name="Table19">
        <table:table-column table:style-name="Table19.A"/>
        <table:table-column table:style-name="Table19.B"/>
        <table:table-header-rows>
          <table:table-row>
            <table:table-cell table:style-name="Table19.A1" office:value-type="string">
              <text:p text:style-name="P76"><draw:frame draw:style-name="fr4" draw:name="Object79" text:anchor-type="as-char" svg:width="5.6937in" svg:height="0.4264in" draw:z-index="178"><draw:object xlink:href="./Object 80" xlink:type="simple" xlink:show="embed" xlink:actuate="onLoad"/><draw:image xlink:href="./ObjectReplacements/Object 80" xlink:type="simple" xlink:show="embed" xlink:actuate="onLoad"/></draw:frame> </text:p>
            </table:table-cell>
            <table:table-cell table:style-name="Table19.A1" office:value-type="string">
              <text:p text:style-name="P77">(<text:sequence text:ref-name="refText16" text:name="Text" text:formula="ooow:Text+1" style:num-format="1">17</text:sequence>)</text:p>
            </table:table-cell>
          </table:table-row>
        </table:table-header-rows>
      </table:table>
      <text:p text:style-name="Standard"/>
      <text:p text:style-name="Text_20_body">The number 5 has a probability of<draw:frame draw:style-name="fr4" draw:name="Object80" text:anchor-type="as-char" svg:width="0.202in" svg:height="0.4256in" draw:z-index="176"><draw:object xlink:href="./Object 81" xlink:type="simple" xlink:show="embed" xlink:actuate="onLoad"/><draw:image xlink:href="./ObjectReplacements/Object 81" xlink:type="simple" xlink:show="embed" xlink:actuate="onLoad"/></draw:frame>or .167 of coming up on any given roll. <text:s/>Actually, since <text:span text:style-name="T6">all six sides of a die</text:span> have an <text:span text:style-name="T6">equal probability</text:span> of coming up on a given roll, they all have a probability of<draw:frame draw:style-name="fr4" draw:name="Object81" text:anchor-type="as-char" svg:width="0.202in" svg:height="0.4256in" draw:z-index="177"><draw:object xlink:href="./Object 82" xlink:type="simple" xlink:show="embed" xlink:actuate="onLoad"/><draw:image xlink:href="./ObjectReplacements/Object 82" xlink:type="simple" xlink:show="embed" xlink:actuate="onLoad"/></draw:frame>. <text:s/>Remember the probability rule which states that all the probabilities of the mutually exclusive events in a sample space must equal 1? <text:s/>let's see if the rule holds for a single die if the events of interest are the 6 ways the die can come up when rolled:</text:p>
      <text:p text:style-name="Standard"/>
      <text:p text:style-name="Preformatted_20_Text">In&gt; 1/6 + 1/6 + 1/6 + 1/6 + 1/6 + 1/6</text:p>
      <text:p text:style-name="P33">Result: 1</text:p>
      <text:p text:style-name="Standard"/>
      <text:p text:style-name="Text_20_body">Yes, it does! <text:s/>Now, let's say that <text:span text:style-name="T6">event </text:span><text:span text:style-name="T36">B</text:span> is a single die coming up less than 3 when rolled. <text:s/>What is the probability for this event? <text:s/>The possible <text:span text:style-name="T6">outcomes</text:span> for event <text:span text:style-name="T33">B</text:span> are {1,2} and their total number is 2. <text:s/>Therefore the calculation is</text:p>
      <text:p text:style-name="Standard"/>
      <table:table table:name="Table20" table:style-name="Table20">
        <table:table-column table:style-name="Table20.A"/>
        <table:table-column table:style-name="Table20.B"/>
        <table:table-header-rows>
          <table:table-row>
            <table:table-cell table:style-name="Table20.A1" office:value-type="string">
              <text:p text:style-name="P76"><draw:frame draw:style-name="fr4" draw:name="Object82" text:anchor-type="as-char" svg:width="5.9134in" svg:height="0.4264in" draw:z-index="179"><draw:object xlink:href="./Object 83" xlink:type="simple" xlink:show="embed" xlink:actuate="onLoad"/><draw:image xlink:href="./ObjectReplacements/Object 83" xlink:type="simple" xlink:show="embed" xlink:actuate="onLoad"/></draw:frame> </text:p>
            </table:table-cell>
            <table:table-cell table:style-name="Table20.A1" office:value-type="string">
              <text:p text:style-name="P77">(<text:sequence text:ref-name="refText17" text:name="Text" text:formula="ooow:Text+1" style:num-format="1">18</text:sequence>)</text:p>
            </table:table-cell>
          </table:table-row>
        </table:table-header-rows>
      </table:table>
      <text:p text:style-name="Standard"/>
      <text:p text:style-name="Text_20_body">These <text:span text:style-name="T6">single die</text:span> examples of using <text:span text:style-name="T6">theoretical</text:span> <text:span text:style-name="T6">probability</text:span> are <text:span text:style-name="T6">very simple</text:span>, but theoretical probability can be used with <text:span text:style-name="T6">more complex</text:span> problems like determining the probability of obtaining a certain combination of cards from a well-shuffled deck or the probability of winning a lottery.</text:p>
      <text:p text:style-name="Standard"/>
      <text:p text:style-name="Text_20_body"><text:span text:style-name="T6">Why</text:span> <text:span text:style-name="T6">is this kind of probability called theoretical probability</text:span>? <text:s/>In order to determine this one must first understand what <text:span text:style-name="T6">theory</text:span> is and here is a definition for it:</text:p>
      <text:p text:style-name="Standard"/>
      <text:p text:style-name="Text_20_body_20_indent"><text:soft-page-break/><text:span text:style-name="T6">Theory</text:span> - A theory, in the general sense of the word, is an analytic structure designed to explain a set of observations. ( <text:a xlink:type="simple" xlink:href="http://en.wikipedia.org/wiki/Theory"><text:span text:style-name="T42">http://en.wikipedia.org/wiki/Theory</text:span></text:a> )</text:p>
      <text:p text:style-name="P78"/>
      <text:p text:style-name="Text_20_body">This definition indicates that <text:span text:style-name="T6">theory</text:span> is based on an <text:span text:style-name="T6">analytic structure</text:span> and that this structure is designed to <text:span text:style-name="T6">explain a set of observations</text:span>. <text:s/>But what does "analytic structure" mean? <text:s/>Here is a definition for the word analytic:</text:p>
      <text:p text:style-name="P9"/>
      <text:p text:style-name="Text_20_body_20_indent"><text:span text:style-name="T6">Analytic</text:span> - using or subjected to a methodology using <text:span text:style-name="T6">algebra and calculus</text:span>. ( <text:a xlink:type="simple" xlink:href="http://wordnetweb.princeton.edu/perl/webwn"><text:span text:style-name="T42">wordnetweb.princeton.edu/perl/webwn</text:span></text:a> ) <text:s/></text:p>
      <text:p text:style-name="P9"/>
      <text:p text:style-name="Text_20_body">What these definitions are indicating is that <text:span text:style-name="T6">theory</text:span> is based upon <text:span text:style-name="T6">algebraic and calculus-related structures</text:span> which contain pattern-related information about something of interest that has been <text:span text:style-name="T6">observed</text:span>. <text:s/>For those people who don't know what calculus is yet (which includes many people who are likely to be reading this book), when we refer to an <text:span text:style-name="T6">analytic structure</text:span>, you can think <text:span text:style-name="T6">algebraic structure</text:span>. <text:s/>An <text:span text:style-name="T6">algebraic structure</text:span> has a <text:span text:style-name="T6">specific meaning in mathematics</text:span> but instead of using the precise mathematical meaning, we can use an <text:span text:style-name="T6">intuitive pattern space based meaning</text:span> for now.</text:p>
      <text:p text:style-name="Text_20_body"><text:span text:style-name="T6">Theory</text:span> can be thought of as <text:span text:style-name="T24">1)</text:span> a pattern space which is arranged in such a way that it <text:span text:style-name="T6">models</text:span> something of interest that has been observed and <text:span text:style-name="T24">2)</text:span> one or more <text:span text:style-name="T6">formulas</text:span> which can be used to <text:span text:style-name="T6">navigate</text:span> this pattern space. <text:s/>Analytic structures typically have <text:span text:style-name="T6">enormous pattern spaces</text:span> and <text:span text:style-name="T6">formulas</text:span> are used to <text:span text:style-name="T6">navigate</text:span> to areas of interest in this pattern space. <text:s/></text:p>
      <text:p text:style-name="Text_20_body">Since <text:span text:style-name="T6">theoretical probability</text:span> is based on <text:span text:style-name="T6">theory</text:span>, it also has an <text:span text:style-name="T6">enormous pattern space</text:span> and this pattern space is <text:span text:style-name="T6">navigated by formula</text:span> <text:sequence-ref text:reference-format="text" text:ref-name="refText15">(16)</text:sequence-ref>. <text:s/><text:span text:style-name="T9">The theoretical probability pattern space and formula can be used to model anything in the universe which matches its structure.</text:span> <text:s/>If you have the <text:span text:style-name="T6">theory</text:span> related to something, you already have a <text:span text:style-name="T6">significant amount of information</text:span> about it and this information can be used to make <text:span text:style-name="T6">predictions</text:span> about how the something <text:span text:style-name="T6">will behave under various conditions</text:span>. <text:s/>The amazing thing is that <text:span text:style-name="T9">all of these predictions can be done without having to work directly with the something of interest at all</text:span>. <text:s/>The predictions can be done on paper, or on a computer!</text:p>
      <text:p text:style-name="Text_20_body">This section showed how <text:span text:style-name="T6">theoretical probability can be used to predict what will happen when a single die is rolled</text:span> and it also mentioned how it can be used to predict what will happen in situations like obtaining cards from a deck or playing a lottery. <text:s/>At this point you may be wondering <text:span text:style-name="T6">how the theory for theoretical probability developed in the first place</text:span>? <text:s/>This theory was developed by: observing <text:span text:style-name="T6">games of chance</text:span><text:span text:style-name="T46">,</text:span><text:span text:style-name="T6"> </text:span>discovering a <text:span text:style-name="T6">pattern space</text:span> which <text:span text:style-name="T6">modeled</text:span> how these games worked, and then creating <text:span text:style-name="T6">formulas</text:span> which could be used to <text:span text:style-name="T6">navigate</text:span> this pattern space.</text:p>
      <text:p text:style-name="Text_20_body"><text:soft-page-break/>However, as stated at the beginning of this section, theoretical probability can only be used if <text:span text:style-name="T24">1)</text:span> the <text:span text:style-name="T6">total</text:span> <text:span text:style-name="T6">number of possible outcomes</text:span> of a given experiment is <text:span text:style-name="T6">known </text:span><text:span text:style-name="T24">2)</text:span><text:span text:style-name="T46"> each of these outcomes are </text:span><text:span text:style-name="T6">equally likely to occur</text:span><text:span text:style-name="T46"> and </text:span><text:span text:style-name="T24">3)</text:span><text:span text:style-name="T46"> the </text:span><text:span text:style-name="T6">number of possible outcomes</text:span><text:span text:style-name="T46"> in which a given event can occur is </text:span><text:span text:style-name="T6">known</text:span><text:span text:style-name="T46">. <text:s/>If </text:span><text:span text:style-name="T6">all</text:span><text:span text:style-name="T46"> these criteria </text:span><text:span text:style-name="T6">cannot</text:span><text:span text:style-name="T46"> be met, then theoretical probability </text:span><text:span text:style-name="T6">cannot</text:span><text:span text:style-name="T46"> </text:span><text:span text:style-name="T46">be used. <text:s/>This does </text:span><text:span text:style-name="T6">not mean</text:span><text:span text:style-name="T46"> that it is </text:span><text:span text:style-name="T6">impossible</text:span><text:span text:style-name="T46"> to determine probabilities for something if these criteria </text:span><text:span text:style-name="T6">cannot be met</text:span><text:span text:style-name="T46"> and the next section discusses how the probabilities can be obtained using another technique.</text:span></text:p>
      <text:h text:style-name="Heading_20_3" text:outline-level="3">Empirical Probability</text:h>
      <text:p text:style-name="Text_20_body">Empirical Probability is used when <text:span text:style-name="T24">1)</text:span> the <text:span text:style-name="T6">total number of possible outcomes</text:span> in an experiment's <text:span text:style-name="T6">sample space</text:span> is <text:span text:style-name="T6">unknown</text:span> and <text:span text:style-name="T24">2)</text:span> the <text:span text:style-name="T6">number of possible outcomes in which an event can occur</text:span> in the experiment is also <text:span text:style-name="T6">unknown</text:span>. <text:s/>This <text:span text:style-name="T6">sounds complicated</text:span> but it is actually fairly <text:span text:style-name="T6">simple</text:span>. <text:s/>let's start with a definition for the word "empirical":</text:p>
      <text:p text:style-name="P74"/>
      <text:p text:style-name="Text_20_body_20_indent"><text:span text:style-name="T6">Empirical</text:span> - derived from <text:span text:style-name="T6">experiment</text:span> and <text:span text:style-name="T6">observation</text:span> rather than <text:span text:style-name="T6">theory</text:span>. ( <text:a xlink:type="simple" xlink:href="http://wordnetweb.princeton.edu/perl/webwn"><text:span text:style-name="T42">http://wordnetweb.princeton.edu/perl/webwn</text:span></text:a> )</text:p>
      <text:p text:style-name="P74"/>
      <text:p text:style-name="Text_20_body">Empirical just means to <text:span text:style-name="T6">perform some experiments</text:span> and <text:span text:style-name="T6">observe what happens</text:span> <text:span text:style-name="T46">instead</text:span> of using <text:span text:style-name="T6">theory</text:span> to <text:span text:style-name="T6">calculate </text:span><text:span text:style-name="T46">what</text:span><text:span text:style-name="T6"> should happen</text:span>. </text:p>
      <text:p text:style-name="Text_20_body">With empirical probability, the probability of event <text:span text:style-name="T33">A</text:span> occurring can be calculated using the following formula:</text:p>
      <text:p text:style-name="Standard"/>
      <text:p text:style-name="Standard"/>
      <table:table table:name="Table21" table:style-name="Table21">
        <table:table-column table:style-name="Table21.A"/>
        <table:table-column table:style-name="Table21.B"/>
        <table:table-header-rows>
          <table:table-row>
            <table:table-cell table:style-name="Table21.A1" office:value-type="string">
              <text:p text:style-name="P76"><draw:frame draw:style-name="fr4" draw:name="Object86" text:anchor-type="as-char" svg:width="4.5591in" svg:height="0.422in" draw:z-index="162"><draw:object xlink:href="./Object 87" xlink:type="simple" xlink:show="embed" xlink:actuate="onLoad"/><draw:image xlink:href="./ObjectReplacements/Object 87" xlink:type="simple" xlink:show="embed" xlink:actuate="onLoad"/></draw:frame> </text:p>
            </table:table-cell>
            <table:table-cell table:style-name="Table21.A1" office:value-type="string">
              <text:p text:style-name="P77">(<text:sequence text:ref-name="refText18" text:name="Text" text:formula="ooow:Text+1" style:num-format="1">19</text:sequence>)</text:p>
            </table:table-cell>
          </table:table-row>
        </table:table-header-rows>
      </table:table>
      <text:p text:style-name="Standard"/>
      <text:p text:style-name="P7">In the physical world, <text:span text:style-name="T6">performing experiments</text:span>, observing the outcomes, and recording these outcomes can be <text:span text:style-name="T6">tedious</text:span>. <text:s/>However, this process can also be <text:span text:style-name="T6">simulated</text:span> with a <text:span text:style-name="T6">computer program</text:span> and usually much easier, cheaper, and faster than it can be done physically.</text:p>
      <text:h text:style-name="P98" text:outline-level="4">Determining The Probability That A Single Die Will Come Up 5 When Rolled Using Simulation; The Law Of Large Numbers</text:h>
      <text:p text:style-name="P7">In the section on theoretical probability, we used <text:span text:style-name="T6">theory</text:span> to calculate that the probability that a <text:span text:style-name="T6">5</text:span> will come up when a <text:span text:style-name="T6">single die</text:span> is rolled is<draw:frame draw:style-name="fr4" draw:name="Object87" text:anchor-type="as-char" svg:width="0.202in" svg:height="0.4256in" draw:z-index="163"><draw:object xlink:href="./Object 88" xlink:type="simple" xlink:show="embed" xlink:actuate="onLoad"/><draw:image xlink:href="./ObjectReplacements/Object 88" xlink:type="simple" xlink:show="embed" xlink:actuate="onLoad"/></draw:frame>or .167. <text:s/>let's now use <text:span text:style-name="T6">empirical probability</text:span> and a <text:span text:style-name="T6">simulation</text:span> of rolling a die to see if the <text:span text:style-name="T6">simulation and theory agree</text:span>. <text:s/>The <text:span text:style-name="T6">event</text:span> we are looking for is a 5 being rolled. <text:s/>The following code simulates the rolling of a single die <text:span text:style-name="T6">10</text:span> times, counts the <text:soft-page-break/>number of 5's that came up (which is the <text:span text:style-name="T6">frequency</text:span> with which our "5" event occurred), and then <text:span text:style-name="T6">calculates</text:span> the probability of this event using <text:sequence-ref text:reference-format="text" text:ref-name="refText18">(19)</text:sequence-ref>, the <text:span text:style-name="T6">empirical probability formula</text:span>:</text:p>
      <text:p text:style-name="Preformatted_20_Text"/>
      <text:p text:style-name="P25">In&gt; dieRollsList := RandomIntegerList(10,1,6)</text:p>
      <text:p text:style-name="P33">Result: {2,6,<text:span text:style-name="T9">5</text:span>,1,1,4,4,1,2,4}</text:p>
      <text:p text:style-name="P33"/>
      <text:p text:style-name="P25">In&gt; numberOfFives := Count(dieRollsList,5)</text:p>
      <text:p text:style-name="P33">Result: 1</text:p>
      <text:p text:style-name="P33"/>
      <text:p text:style-name="P25">In&gt; N(numberOfFives/10)</text:p>
      <text:p text:style-name="P33">Result: 0.1</text:p>
      <text:p text:style-name="P33"/>
      <text:p text:style-name="P7">In this case, the <text:span text:style-name="T6">frequency</text:span> with which the 5's were observed was 1 and the total number of rolls was 10. <text:s/>The <text:span text:style-name="T6">empirical probability</text:span> was therefore <text:span text:style-name="T6">0.1</text:span>. <text:s/>This is <text:span text:style-name="T6">close</text:span> to the probability of <text:span text:style-name="T6">.167</text:span> which we calculated using <text:span text:style-name="T6">theory</text:span>, but it <text:span text:style-name="T6">does not match it exactly</text:span>. <text:s/>let's see what happens if the number of rolls is increased to 100:</text:p>
      <text:p text:style-name="Preformatted_20_Text"/>
      <text:p text:style-name="Preformatted_20_Text">In&gt; dieRollsList := RandomIntegerList(100,1,6)</text:p>
      <text:p text:style-name="P33">Result: {4,2,4,1,2,1,3,6,4,3,1,1,<text:span text:style-name="T9">5</text:span>,6,2,<text:span text:style-name="T9">5</text:span>,1,4,1,1,1,2,6,3,3,2,<text:span text:style-name="T9">5</text:span>,<text:span text:style-name="T9">5</text:span>,4,6,2,6,<text:span text:style-name="T9">5</text:span>,6,1,2,<text:span text:style-name="T9">5</text:span>,3,4,2,6,3,4,2,4,1,2,6,3,1,1,4,2,6,4,4,3,1,2,<text:span text:style-name="T9">5</text:span>,3,1,6,6,1,6,6,4,2,1,<text:span text:style-name="T9">5</text:span>,4,2,3,2,<text:span text:style-name="T9">5</text:span>,6,3,6,4,1,1,6,<text:span text:style-name="T9">5</text:span>,3,4,<text:span text:style-name="T9">5</text:span>,1,2,1,<text:span text:style-name="T9">5</text:span>,6,4,6,2,<text:span text:style-name="T9">5</text:span>,2,6,4,6}</text:p>
      <text:p text:style-name="Preformatted_20_Text"/>
      <text:p text:style-name="Preformatted_20_Text">In&gt; numberOfFives := Count(dieRollsList,5)</text:p>
      <text:p text:style-name="P33">Result: 13</text:p>
      <text:p text:style-name="Preformatted_20_Text"/>
      <text:p text:style-name="Preformatted_20_Text">In&gt; N(numberOfFives/100)</text:p>
      <text:p text:style-name="P33">Result: 0.13</text:p>
      <text:p text:style-name="P33"/>
      <text:p text:style-name="P7">This time the <text:span text:style-name="T6">empirical probability</text:span> of <text:span text:style-name="T6">0.13</text:span> is closer to the <text:span text:style-name="T6">theoretical probability</text:span> of <text:span text:style-name="T6">.167</text:span>. <text:s/>It seems that <text:span text:style-name="T9">increasing the number of times the experiment is run moves the empirical probability closer to the theoretical probability</text:span>. <text:s/>let's see if this is true by going one step further and <text:span text:style-name="T6">increasing</text:span> the number of rolls to <text:span text:style-name="T6">1000</text:span>:</text:p>
      <text:p text:style-name="Preformatted_20_Text"/>
      <text:p text:style-name="Preformatted_20_Text">In&gt; dieRollsList := RandomIntegerList(1000,1,6)</text:p>
      <text:p text:style-name="P33">Result: {2,1,3,5,5,1,5,3,5,4,4,6,6,6,6,2,6,2,6,5,4,2,1,1,4,5,5,1,2,2,2,4,1,5,1,6,5,4,4,6,3,5,1,6,6,3,3,5,2,2,2,2,6,5,3,4,6,5,3,5,2,2,3,6,5,5,5,2,6,6,3,4,6,6,1,3,4,5,6,4,5,1,3,1,2,3,1,5,2,2,5,4,2,6,2,2,6,3,3,3,3,6,2,6,3,1,5,6,2,1,6,3,4,3,1,6,2,4,3,6,4,6,5,5,6,1,5,5,4,3,4,4,3,6,2,4,1,6,3,4,6,4,6,1,6,6,3,2,6,5,6,6,4,3,1,2,1,6,4,4,1,5,4,4,3,6,1,2,6,3,1,4,3,5,6,1,6,2,2,3,2,2,4,4,6,6,2,5,1,3,3,2,1,3,2,6,1,4,2,6,3,2,5,3,4,1,1,2,4,3,5,3,6,6,3,5,5,5,1,3,3,6,5,6,3,5,1,2,6,5,2,2,2,4,5,3,6,5,2,4,1,1,5,4,5,1,2,1,4,1,1,5,2,4,5,1,3,3,2,2,2,2,6,3,6,2,6,2,4,4,6,1,4,2,1,6,5,4,4,5,1,1,1,3,4,5,3,1,5,6,6,5,1,1,4,6,2,5,6,2,5,1,5,4,1,6,6,2,3,1,6,4,2,3,4,6,6,6,4,4,1,4,6,4,1,3,1,2,3,4,5,1,3,6,5,1,4,1,6,2,4,4,3,5,4,2,1,5,2,3,1,1,5,4,6,5,1,1,5,2,6,4,4,4,3,4,1,6,2,6,4,1,3,5,1<text:soft-page-break/>,4,5,2,6,5,5,6,2,3,2,2,3,1,4,4,2,3,5,5,4,2,1,3,4,1,6,4,5,4,2,4,5,6,5,6,3,5,5,5,2,6,3,2,6,4,6,5,4,4,1,4,5,1,6,5,1,6,4,2,2,6,4,1,1,3,5,1,2,4,2,4,3,5,3,6,3,4,1,1,1,3,2,2,1,6,3,5,1,5,3,2,3,1,5,2,4,6,4,1,3,6,1,3,5,4,4,1,6,1,1,6,4,5,1,3,2,4,6,2,5,6,1,6,6,3,6,2,3,2,1,6,2,1,5,4,4,2,6,1,2,2,4,4,4,5,4,3,4,1,6,3,3,5,3,6,3,2,4,3,5,5,3,2,2,5,1,2,5,6,1,6,5,4,2,3,4,1,2,1,3,4,3,3,5,1,6,2,3,5,1,4,4,5,2,1,4,1,6,1,3,4,6,6,1,1,3,2,1,1,5,6,6,1,3,2,5,1,5,6,3,2,2,4,3,1,3,2,2,3,6,2,6,1,5,3,2,4,1,3,6,5,2,6,5,5,5,2,6,4,1,2,2,2,1,2,5,1,1,6,1,5,3,3,2,5,6,1,3,2,3,5,3,1,6,3,6,1,6,4,4,2,6,2,6,3,1,3,2,5,5,5,4,3,4,6,1,6,4,5,2,5,2,5,6,4,3,4,5,6,2,5,1,5,5,1,2,1,6,3,5,5,2,4,2,6,4,6,6,5,2,4,4,5,1,3,2,2,5,1,5,1,6,1,2,1,4,2,5,6,4,5,2,5,4,6,3,3,1,3,3,4,1,5,5,5,3,2,4,5,2,2,1,5,2,1,6,5,1,6,5,5,2,1,4,6,3,2,1,3,1,5,5,5,2,1,1,3,3,5,2,3,3,5,4,3,3,2,6,1,1,4,4,3,1,3,3,6,3,6,2,4,4,3,5,5,2,1,3,5,1,2,1,4,2,6,6,4,5,2,3,6,1,6,6,3,3,6,6,6,3,4,3,2,2,4,4,2,2,6,1,4,4,1,1,6,6,4,1,1,2,5,6,3,2,2,4,5,6,5,4,1,1,1,1,2,6,5,4,5,1,6,3,4,1,2,5,6,6,3,1,4,2,3,3,3,6,2,4,3,6,5,2,3,1,3,4,2,5,3,4,6,3,3,1,1,4,1,3,3,1,3,3,4,6,2,4,3,4,3,6,3,4,5,5,1,1,5,2,1,2,2,3,2,1,6,2,6,1,4,4,1,4,1,6,6,1,4,3,3,3,5,1,6,5,5,6,3,5,1,5,4,1,5,4,6,3,6,3,1,6,1,1,4,6,5,4,5,2,6,3,6,5,6,6,5,3,1,6,5,4,6,6,3,4,5,6,4,3,1,1,6,4,6,6,6}</text:p>
      <text:p text:style-name="Preformatted_20_Text"/>
      <text:p text:style-name="Preformatted_20_Text">In&gt; numberOfFives := Count(dieRollsList,5)</text:p>
      <text:p text:style-name="P33">Result: 164</text:p>
      <text:p text:style-name="Preformatted_20_Text"/>
      <text:p text:style-name="Preformatted_20_Text">In&gt; N(numberOfFives/1000)</text:p>
      <text:p text:style-name="P33">Result: 0.164</text:p>
      <text:p text:style-name="P33"/>
      <text:p text:style-name="P7">This time the <text:span text:style-name="T6">empirical probability</text:span> of <text:span text:style-name="T6">0.164</text:span> is <text:span text:style-name="T9">very close</text:span> to the <text:span text:style-name="T6">theoretical probability</text:span> of <text:span text:style-name="T6">.167</text:span>. <text:s/>There is a law called the <text:span text:style-name="T9">law of large numbers</text:span> which states that the <text:span text:style-name="T6">greater the number of times an experiment is run, the closer the empirical probability of the process (or simulation) will become to the analogous theoretical probability</text:span>. <text:s/>If we wanted to increase the number of rolls in our simulation beyond 1000 to see if this is true, it would be best to use a program in a fold instead of the MathPiper console so that the the rolls are not displayed. <text:s/>Here is a program that rolls a simulated die 10,000 times:</text:p>
      <text:p text:style-name="P40"/>
      <text:p text:style-name="P40">%mathpiper,title=""</text:p>
      <text:p text:style-name="P47"/>
      <text:p text:style-name="P28">totalNumberOfRolls <text:span text:style-name="T38">:=</text:span> <text:span text:style-name="T7">10000</text:span>;</text:p>
      <text:p text:style-name="P47"/>
      <text:p text:style-name="P28">dieRollsList <text:span text:style-name="T38">:=</text:span> <text:span text:style-name="T20">RandomIntegerList</text:span><text:span text:style-name="T5">(</text:span>totalNumberOfRolls,<text:span text:style-name="T7">1</text:span>,<text:span text:style-name="T7">6</text:span><text:span text:style-name="T5">)</text:span>;</text:p>
      <text:p text:style-name="P47"/>
      <text:p text:style-name="P28">numberOfFives <text:span text:style-name="T38">:=</text:span> <text:span text:style-name="T20">Count</text:span><text:span text:style-name="T5">(</text:span>dieRollsList,<text:span text:style-name="T7">5</text:span><text:span text:style-name="T5">)</text:span>;</text:p>
      <text:p text:style-name="P47"/>
      <text:p text:style-name="P28"><text:span text:style-name="T20">N</text:span><text:span text:style-name="T5">(</text:span>numberOfFives<text:span text:style-name="T5">/</text:span>totalNumberOfRolls<text:span text:style-name="T5">)</text:span>;</text:p>
      <text:p text:style-name="P47"/>
      <text:p text:style-name="P40">%/mathpiper</text:p>
      <text:p text:style-name="P47"/>
      <text:p text:style-name="P28"><text:s text:c="4"/><text:span text:style-name="T21">%output,preserve="false"</text:span></text:p>
      <text:p text:style-name="P28"><text:s text:c="6"/><text:span text:style-name="T21">Result:</text:span> 0.1696</text:p>
      <text:p text:style-name="P11"><text:span text:style-name="T12">. <text:s text:c="2"/></text:span><text:span text:style-name="T21">%/output</text:span></text:p>
      <text:p text:style-name="Preformatted_20_Text"/>
      <text:p text:style-name="P7"><text:soft-page-break/>And this program rolls the simulated die 100,000 times:</text:p>
      <text:p text:style-name="P40"/>
      <text:p text:style-name="P40">%mathpiper,title=""</text:p>
      <text:p text:style-name="P47"/>
      <text:p text:style-name="P28">totalNumberOfRolls <text:span text:style-name="T38">:=</text:span> <text:span text:style-name="T7">100000</text:span>;</text:p>
      <text:p text:style-name="P47"/>
      <text:p text:style-name="P28">dieRollsList <text:span text:style-name="T38">:=</text:span> <text:span text:style-name="T20">RandomIntegerList</text:span><text:span text:style-name="T5">(</text:span>totalNumberOfRolls,<text:span text:style-name="T7">1</text:span>,<text:span text:style-name="T7">6</text:span><text:span text:style-name="T5">)</text:span>;</text:p>
      <text:p text:style-name="P47"/>
      <text:p text:style-name="P28">numberOfFives <text:span text:style-name="T38">:=</text:span> <text:span text:style-name="T20">Count</text:span><text:span text:style-name="T5">(</text:span>dieRollsList,<text:span text:style-name="T7">5</text:span><text:span text:style-name="T5">)</text:span>;</text:p>
      <text:p text:style-name="P47"/>
      <text:p text:style-name="P28"><text:span text:style-name="T20">N</text:span><text:span text:style-name="T5">(</text:span>numberOfFives<text:span text:style-name="T5">/</text:span>totalNumberOfRolls<text:span text:style-name="T5">)</text:span>;</text:p>
      <text:p text:style-name="P47"/>
      <text:p text:style-name="P40">%/mathpiper</text:p>
      <text:p text:style-name="P47"/>
      <text:p text:style-name="P28"><text:s text:c="4"/><text:span text:style-name="T21">%output,preserve="false"</text:span></text:p>
      <text:p text:style-name="P28"><text:s text:c="6"/><text:span text:style-name="T21">Result:</text:span> 0.16691</text:p>
      <text:p text:style-name="P12">. <text:s text:c="2"/><text:span text:style-name="T21">%/output</text:span></text:p>
      <text:p text:style-name="P7">The law of large numbers does indeed appear to be true!</text:p>
      <text:h text:style-name="Heading_20_3" text:outline-level="3">Histograms</text:h>
      <text:p text:style-name="P7">The <text:span text:style-name="T6">numeric</text:span> <text:span text:style-name="T6">results</text:span> that simulations usually produce are very useful, but these <text:span text:style-name="T6">raw numbers are often difficult for humans to interpret</text:span>. <text:s/>Thankfully, graphic tools exist which enable <text:span text:style-name="T6">numeric information</text:span> to be <text:span text:style-name="T6">viewed graphically</text:span> and one of these tools is the <text:span text:style-name="T6">histogram</text:span><text:span text:style-name="T46">.</text:span><text:span text:style-name="T6"> <text:s/></text:span><text:span text:style-name="T46">Here is a description for what a histogram is:</text:span></text:p>
      <text:p text:style-name="P78"/>
      <text:p text:style-name="Text_20_body_20_indent">In <text:a xlink:type="simple" xlink:href="http://en.wikipedia.org/wiki/Statistics">statistics</text:a>, a <text:span text:style-name="T5">histogram</text:span> is a <text:a xlink:type="simple" xlink:href="http://en.wikipedia.org/wiki/Graphical_display">graphical display</text:a> of tabulated <text:a xlink:type="simple" xlink:href="http://en.wikipedia.org/wiki/Frequency_%28statistics%29">frequencies</text:a>, shown as <text:a xlink:type="simple" xlink:href="http://en.wikipedia.org/wiki/Bar_chart">bars</text:a>. It shows what proportion of cases fall into each of several <text:a xlink:type="simple" xlink:href="http://en.wikipedia.org/wiki/Categorization">categories</text:a>: it is a form of <text:a xlink:type="simple" xlink:href="http://en.wikipedia.org/wiki/Data_binning">data binning</text:a>. The categories are usually specified as non-overlapping <text:a xlink:type="simple" xlink:href="http://en.wikipedia.org/wiki/Interval">intervals</text:a> of some variable. The categories (bars) must be adjacent. The intervals (or bands, or bins) are generally of the same size. ( <text:a xlink:type="simple" xlink:href="http://en.wikipedia.org/wiki/Histogram">http://en.wikipedia.org/wiki/Histogram</text:a> ). </text:p>
      <text:p text:style-name="P78"/>
      <text:p text:style-name="P7">MathPiper has a function called <text:span text:style-name="T6">Histogram()</text:span> which is capable of converting <text:span text:style-name="T6">numerical data</text:span> into a <text:span text:style-name="T6">graphic histogram</text:span> and then displaying it in the JFreeChart plugin. <text:s/>In this book, graphics which display summaries of numeric data will be referred to as <text:span text:style-name="T6">charts</text:span>. <text:s/>The following sections show how to use the Histogram() function.</text:p>
      <text:h text:style-name="Heading_20_4" text:outline-level="4"><text:soft-page-break/>Plain Histogram With No Title</text:h>
      <text:p text:style-name="Text_20_body">The <text:span text:style-name="T6">Histogram()</text:span> function accepts one or more arguments and the first argument is always a <text:span text:style-name="T6">list</text:span> which contains numbers. <text:s/>These numbers are counted by the Histogram() function and then placed into <text:span text:style-name="T6">bins</text:span>. <text:s/>The bins are represented by rectangular <text:span text:style-name="T6">bars</text:span>. <text:s/>The following code shows the numbers 1,2,3,4,5,6 being passed to Histogram():</text:p>
      <text:p text:style-name="P60"/>
      <text:p text:style-name="P40">%mathpiper,title="Plain Histogram No Title"</text:p>
      <text:p text:style-name="P47"/>
      <text:p text:style-name="P28"><text:span text:style-name="T39">Histogram</text:span><text:span text:style-name="T5">({</text:span><text:span text:style-name="T7">1</text:span>,<text:span text:style-name="T7">2</text:span>,<text:span text:style-name="T7">3</text:span>,<text:span text:style-name="T7">4</text:span>,<text:span text:style-name="T7">5</text:span>,<text:span text:style-name="T7">6</text:span><text:span text:style-name="T5">})</text:span>;</text:p>
      <text:p text:style-name="P47"/>
      <text:p text:style-name="P40">%/mathpiper</text:p>
      <text:p text:style-name="P47"/>
      <text:p text:style-name="P28"><text:s text:c="4"/><text:span text:style-name="T21">%output,preserve="false"</text:span></text:p>
      <text:p text:style-name="P28"><text:s text:c="6"/><text:span text:style-name="T21">Result:</text:span> org.jfree.chart.ChartPanel</text:p>
      <text:p text:style-name="P14">. <text:s text:c="2"/><text:span text:style-name="T21">%/output</text:span></text:p>
      <text:p text:style-name="P15"/>
      <text:p text:style-name="P7">And here is the chart that is produced:</text:p>
      <text:p text:style-name="P7"/>
      <text:p text:style-name="Preformatted_20_Text"><draw:frame draw:style-name="fr2" draw:name="graphics4" text:anchor-type="paragraph" svg:width="5.2291in" svg:height="3.3126in" draw:z-index="39"><draw:image xlink:href="Pictures/10000201000001F60000013E21C63F6B.png" xlink:type="simple" xlink:show="embed" xlink:actuate="onLoad"/></draw:frame></text:p>
      <text:p text:style-name="P7">This is a <text:span text:style-name="T6">plain</text:span> histogram without a title and it shows that each of the numbers 1-6 occurred in the list one time. <text:s/>Unfortunately, it is <text:span text:style-name="T6">difficult</text:span> to determine what information the histogram is trying to relay because it does not contain any explanatory text. <text:s/>Also, the bars are not uniformly placed, but we will take care of that in a moment. <text:s/>The first improvement that will be made to this chart is to add a title. </text:p>
      <text:h text:style-name="Heading_20_4" text:outline-level="4"><text:soft-page-break/>Adding A Title To A Histogram And The Options Operator (-&gt;)</text:h>
      <text:p text:style-name="Text_20_body">A title can be added to a histogram by passing a <text:span text:style-name="T6">title option</text:span> to the <text:span text:style-name="T6">Histogram()</text:span> function as the following code shows:</text:p>
      <text:p text:style-name="P40"/>
      <text:p text:style-name="P40">%mathpiper,title="Plain Histogram With Title"</text:p>
      <text:p text:style-name="P47"/>
      <text:p text:style-name="P28"><text:span text:style-name="T39">Histogram</text:span><text:span text:style-name="T5">({</text:span><text:span text:style-name="T7">1</text:span>,<text:span text:style-name="T7">2</text:span>,<text:span text:style-name="T7">3</text:span>,<text:span text:style-name="T7">4</text:span>,<text:span text:style-name="T7">5</text:span>,<text:span text:style-name="T7">6</text:span><text:span text:style-name="T5">}</text:span>, title <text:span text:style-name="T5">-&gt;</text:span> <text:span text:style-name="T40">"Plain Histogram With Title"</text:span><text:span text:style-name="T5">)</text:span>;</text:p>
      <text:p text:style-name="P47"/>
      <text:p text:style-name="P40">%/mathpiper</text:p>
      <text:p text:style-name="P47"/>
      <text:p text:style-name="P28"><text:s text:c="4"/><text:span text:style-name="T21">%output,preserve="false"</text:span></text:p>
      <text:p text:style-name="P28"><text:s text:c="6"/><text:span text:style-name="T21">Result:</text:span> org.jfree.chart.ChartPanel</text:p>
      <text:p text:style-name="P14">. <text:s text:c="2"/><text:span text:style-name="T21">%/output</text:span></text:p>
      <text:p text:style-name="P15"/>
      <text:p text:style-name="P7">Options are passed to functions by using the <text:span text:style-name="T6">-&gt;</text:span> operator. <text:s/>The <text:span text:style-name="T6">-&gt;</text:span> operator is an <text:span text:style-name="T6">infix</text:span> operator which means that its <text:span text:style-name="T6">first argument</text:span> is to its immediate <text:span text:style-name="T6">left</text:span> and its <text:span text:style-name="T6">second argument</text:span> is to its immediate <text:span text:style-name="T6">right</text:span>. <text:s/>The operator's <text:span text:style-name="T6">first argument is the name of the option that will be set</text:span> and the <text:span text:style-name="T6">second argument is the value that the option will be set to</text:span>. <text:s/>In this example, the <text:span text:style-name="T6">title</text:span> option is being set to the string value "<text:span text:style-name="T6">Plain Histogram With Title</text:span>" and here is the result:</text:p>
      <text:p text:style-name="P7"/>
      <text:p text:style-name="Preformatted_20_Text"><draw:frame draw:style-name="fr2" draw:name="graphics5" text:anchor-type="paragraph" svg:width="5.2291in" svg:height="3.3126in" draw:z-index="40"><draw:image xlink:href="Pictures/10000201000001F60000013E8CAEBA41.png" xlink:type="simple" xlink:show="embed" xlink:actuate="onLoad"/></draw:frame></text:p>
      <text:p text:style-name="P7">The addition of a <text:span text:style-name="T6">title</text:span> for the histogram is an improvement, but the bars are still not uniform so we will fix them next.</text:p>
      <text:h text:style-name="Heading_20_4" text:outline-level="4">Histogram With Configured Bins</text:h>
      <text:p text:style-name="Text_20_body">The <text:span text:style-name="T6">binMinimum</text:span>, <text:span text:style-name="T6">binMaximum</text:span>, and <text:span text:style-name="T6">numberOfBins</text:span> options are used to configure the Histogram() function's bins. <text:s/>In the following code, <text:span text:style-name="T6">binMinimum</text:span> <text:soft-page-break/>is set to <text:span text:style-name="T6">.5</text:span> which indicates that the <text:span text:style-name="T6">left side of the leftmost bar</text:span> will be at .5 on the X axis. <text:s/>Next, <text:span text:style-name="T6">binMaximum</text:span> is set to <text:span text:style-name="T6">6.5</text:span> which indicates that the <text:span text:style-name="T6">right side of the rightmost bar</text:span> will be at 6.5 on the X axis. <text:s/>Finally, <text:span text:style-name="T6">numberOfBins</text:span> is set to <text:span text:style-name="T6">6</text:span> since we want 6 bins to match the 6 different number values that can be placed into the list.</text:p>
      <text:p text:style-name="P40"/>
      <text:p text:style-name="P40">%mathpiper,title="Histogram With Configured Bins"</text:p>
      <text:p text:style-name="P47"/>
      <text:p text:style-name="P28"><text:bookmark-start text:name="DDE_LINK55"/><text:span text:style-name="T39">Histogram</text:span><text:span text:style-name="T5">({</text:span><text:span text:style-name="T7">1</text:span>,<text:span text:style-name="T7">2</text:span>,<text:span text:style-name="T7">3</text:span>,<text:span text:style-name="T7">4</text:span>,<text:span text:style-name="T7">5</text:span>,<text:span text:style-name="T7">6</text:span><text:span text:style-name="T5">}</text:span>, </text:p>
      <text:p text:style-name="P28"><text:tab/>title <text:span text:style-name="T5">-&gt;</text:span> <text:span text:style-name="T40">"Histogram With Configured Bins"</text:span>, </text:p>
      <text:p text:style-name="P28"><text:tab/>binMinimum <text:span text:style-name="T5">-&gt;</text:span> .<text:span text:style-name="T7">5</text:span>, </text:p>
      <text:p text:style-name="P28"><text:tab/>binMaximum <text:span text:style-name="T5">-&gt;</text:span> <text:span text:style-name="T7">6</text:span>.<text:span text:style-name="T7">5</text:span>, </text:p>
      <text:p text:style-name="P28"><text:tab/>numberOfBins <text:span text:style-name="T5">-&gt;</text:span> <text:span text:style-name="T7">6</text:span>,<text:span text:style-name="T5">)</text:span>;<text:bookmark-end text:name="DDE_LINK55"/></text:p>
      <text:p text:style-name="P47"/>
      <text:p text:style-name="P40">%/mathpiper</text:p>
      <text:p text:style-name="P47"/>
      <text:p text:style-name="P28"><text:s text:c="4"/><text:span text:style-name="T21">%output,preserve="false"</text:span></text:p>
      <text:p text:style-name="P28"><text:s text:c="6"/><text:span text:style-name="T21">Result:</text:span> org.jfree.chart.ChartPanel</text:p>
      <text:p text:style-name="P14">. <text:s text:c="2"/><text:span text:style-name="T21">%/output</text:span></text:p>
      <text:p text:style-name="Preformatted_20_Text"/>
      <text:p text:style-name="Preformatted_20_Text"><draw:frame draw:style-name="fr2" draw:name="graphics6" text:anchor-type="paragraph" svg:width="5.2291in" svg:height="3.3126in" draw:z-index="41"><draw:image xlink:href="Pictures/10000201000001F60000013EDB218E1B.png" xlink:type="simple" xlink:show="embed" xlink:actuate="onLoad"/></draw:frame></text:p>
      <text:p text:style-name="P7">The <text:span text:style-name="T6">bins</text:span> in the chart which this code displays are now <text:span text:style-name="T6">uniformly placed</text:span> and <text:span text:style-name="T6">centered</text:span> on the number they represent. <text:s/>For example, the <text:span text:style-name="T6">first bin</text:span> is centered on 1.0, the <text:span text:style-name="T6">second bin</text:span> is centered on <text:span text:style-name="T6">2.0</text:span>, and so on. <text:s/>However, it is <text:span text:style-name="T6">still not completely clear</text:span> what information this histogram is relaying and therefore in the next section we will see what happens when an additional number is added to the list.</text:p>
      <text:h text:style-name="Heading_20_4" text:outline-level="4">Histogram With Two 1's</text:h>
      <text:p text:style-name="Text_20_body">In this example, an additional 1 has been placed into the list:</text:p>
      <text:p text:style-name="P47"><text:soft-page-break/></text:p>
      <text:p text:style-name="P40">%mathpiper,title="Histogram With Two 1's"</text:p>
      <text:p text:style-name="P47"/>
      <text:p text:style-name="P28"><text:span text:style-name="T39">Histogram</text:span><text:span text:style-name="T5">({</text:span><text:span text:style-name="T44">1</text:span><text:span text:style-name="T46">,</text:span><text:span text:style-name="T44">1</text:span>,<text:span text:style-name="T7">2</text:span>,<text:span text:style-name="T7">3</text:span>,<text:span text:style-name="T7">4</text:span>,<text:span text:style-name="T7">5</text:span>,<text:span text:style-name="T7">6</text:span><text:span text:style-name="T5">}</text:span>, title <text:span text:style-name="T5">-&gt;</text:span> <text:span text:style-name="T40">"Histogram With Two 1's"</text:span>, binMinimum <text:span text:style-name="T5">-&gt;</text:span> .<text:span text:style-name="T7">5</text:span>, binMaximum <text:span text:style-name="T5">-&gt;</text:span> <text:span text:style-name="T7">6</text:span>.<text:span text:style-name="T7">5</text:span>, numberOfBins <text:span text:style-name="T5">-&gt;</text:span> <text:span text:style-name="T7">6</text:span>,<text:span text:style-name="T5">)</text:span>;</text:p>
      <text:p text:style-name="P47"/>
      <text:p text:style-name="P40">%/mathpiper</text:p>
      <text:p text:style-name="P47"/>
      <text:p text:style-name="P28"><text:s text:c="4"/><text:span text:style-name="T21">%output,preserve="false"</text:span></text:p>
      <text:p text:style-name="P28"><text:s text:c="6"/><text:span text:style-name="T21">Result:</text:span> org.jfree.chart.ChartPanel</text:p>
      <text:p text:style-name="P13"><text:span text:style-name="T19">. <text:s text:c="2"/></text:span><text:span text:style-name="T27">%/output</text:span></text:p>
      <text:p text:style-name="P13"><draw:frame draw:style-name="fr2" draw:name="graphics7" text:anchor-type="paragraph" svg:width="5.2291in" svg:height="3.3126in" draw:z-index="42"><draw:image xlink:href="Pictures/10000201000001F60000013EDA75F755.png" xlink:type="simple" xlink:show="embed" xlink:actuate="onLoad"/></draw:frame></text:p>
      <text:p text:style-name="P7">Notice that the <text:span text:style-name="T6">height</text:span> of the <text:span text:style-name="T6">1.0 bin</text:span> is now set to <text:span text:style-name="T6">2</text:span> which indicates the <text:span text:style-name="T6">list has </text:span><text:span text:style-name="T9">two</text:span><text:span text:style-name="T6"> 1's in it</text:span>. <text:s/>All the <text:span text:style-name="T6">other bins</text:span> have a <text:span text:style-name="T6">height</text:span> of <text:span text:style-name="T6">1</text:span> which <text:span text:style-name="T6">indicates that there are only </text:span><text:span text:style-name="T9">one</text:span><text:span text:style-name="T6"> of each of these numbers in the list</text:span>. <text:s/>Now let's see what happens when two additional 5's are added to the list </text:p>
      <text:h text:style-name="Heading_20_4" text:outline-level="4">Histogram With Three 5's</text:h>
      <text:p text:style-name="Text_20_body">The list in the code in this section has had two additional 5's added to it for a total of three 5's:</text:p>
      <text:p text:style-name="P47"/>
      <text:p text:style-name="P40">%mathpiper,title="Histogram With Three 5's"</text:p>
      <text:p text:style-name="P47"/>
      <text:p text:style-name="P28"><text:span text:style-name="T39">Histogram</text:span><text:span text:style-name="T5">({</text:span><text:span text:style-name="T44">1</text:span><text:span text:style-name="T43">,</text:span><text:span text:style-name="T44">1</text:span>,<text:span text:style-name="T7">2</text:span>,<text:span text:style-name="T7">3</text:span>,<text:span text:style-name="T7">4</text:span>,<text:span text:style-name="T24">5</text:span><text:span text:style-name="T25">,</text:span><text:span text:style-name="T24">5</text:span><text:span text:style-name="T25">,</text:span><text:span text:style-name="T24">5</text:span>,<text:span text:style-name="T7">6</text:span><text:span text:style-name="T5">}</text:span>, title <text:span text:style-name="T5">-&gt;</text:span> <text:span text:style-name="T40">"Histogram With Three 5's"</text:span>, binMinimum <text:span text:style-name="T5">-&gt;</text:span> .<text:span text:style-name="T7">5</text:span>, binMaximum <text:span text:style-name="T5">-&gt;</text:span> <text:span text:style-name="T7">6</text:span>.<text:span text:style-name="T7">5</text:span>, numberOfBins <text:span text:style-name="T5">-&gt;</text:span> <text:span text:style-name="T7">6</text:span>,<text:span text:style-name="T5">)</text:span>;</text:p>
      <text:p text:style-name="P47"/>
      <text:p text:style-name="P40">%/mathpiper</text:p>
      <text:p text:style-name="P47"/>
      <text:p text:style-name="P28"><text:s text:c="4"/><text:span text:style-name="T21">%output,preserve="false"</text:span></text:p>
      <text:p text:style-name="P28"><text:s text:c="6"/><text:span text:style-name="T21">Result:</text:span> org.jfree.chart.ChartPanel</text:p>
      <text:p text:style-name="P14">. <text:s text:c="2"/><text:span text:style-name="T21">%/output</text:span></text:p>
      <text:p text:style-name="P15"/>
      <text:p text:style-name="Preformatted_20_Text"><draw:frame draw:style-name="fr2" draw:name="graphics8" text:anchor-type="paragraph" svg:width="5.2291in" svg:height="3.3126in" draw:z-index="43"><draw:image xlink:href="Pictures/10000201000001F60000013EB3B2670A.png" xlink:type="simple" xlink:show="embed" xlink:actuate="onLoad"/></draw:frame><text:soft-page-break/></text:p>
      <text:p text:style-name="P7">By now you should be able to see that the <text:span text:style-name="T6">hight</text:span> of a histogram's <text:span text:style-name="T6">bars</text:span> indicates how <text:span text:style-name="T6">frequently each number occurs</text:span> in the list that is passed to it. <text:s/>If you now go back an reread the description for a histogram, it should make more sense to you. <text:s/>This histogram is <text:span text:style-name="T6">reasonably informative</text:span>, but it can be <text:span text:style-name="T6">improved</text:span> by adding <text:span text:style-name="T6">labels</text:span> to the X and Y axes and also a <text:span text:style-name="T6">title</text:span> for the data. <text:s/>This is done in the next section.</text:p>
      <text:h text:style-name="Heading_20_4" text:outline-level="4">Histogram With Axes Labels And Data Series Titles</text:h>
      <text:p text:style-name="Text_20_body">The code in this section uses the <text:span text:style-name="T6">xAxisLabel</text:span>, <text:span text:style-name="T6">yAxisLabel</text:span>, and <text:span text:style-name="T6">seriesTitle</text:span> options to add additional explanatory text to the histogram:</text:p>
      <text:p text:style-name="P47"/>
      <text:p text:style-name="P40">%mathpiper,title="Histogram With Axes Labels And Data Series Title"</text:p>
      <text:p text:style-name="P47"/>
      <text:p text:style-name="P28"><text:span text:style-name="T39">Histogram</text:span><text:span text:style-name="T5">({</text:span><text:span text:style-name="T7">1</text:span>,<text:span text:style-name="T7">1</text:span>,<text:span text:style-name="T7">2</text:span>,<text:span text:style-name="T7">3</text:span>,<text:span text:style-name="T7">4</text:span>,<text:span text:style-name="T7">5</text:span>,<text:span text:style-name="T7">5</text:span>,<text:span text:style-name="T7">5</text:span>,<text:span text:style-name="T7">6</text:span><text:span text:style-name="T5">}</text:span>, title <text:span text:style-name="T5">-&gt;</text:span> <text:span text:style-name="T40">"Histogram With Axes Labels And Data Series Title"</text:span>, binMinimum <text:span text:style-name="T5">-&gt;</text:span> .<text:span text:style-name="T7">5</text:span>, binMaximum <text:span text:style-name="T5">-&gt;</text:span> <text:span text:style-name="T7">6</text:span>.<text:span text:style-name="T7">5</text:span>, numberOfBins <text:span text:style-name="T5">-&gt;</text:span> <text:span text:style-name="T7">6</text:span>, xAxisLabel <text:span text:style-name="T5">-&gt;</text:span> <text:span text:style-name="T40">"Number"</text:span>, yAxisLabel <text:span text:style-name="T5">-&gt;</text:span> <text:span text:style-name="T40">"Frequency"</text:span>, seriesTitle <text:span text:style-name="T5">-&gt;</text:span><text:span text:style-name="T40">"Data"</text:span><text:span text:style-name="T5">)</text:span>;</text:p>
      <text:p text:style-name="P47"/>
      <text:p text:style-name="P40">%/mathpiper</text:p>
      <text:p text:style-name="P47"/>
      <text:p text:style-name="P28"><text:s text:c="4"/><text:span text:style-name="T21">%output,preserve="false"</text:span></text:p>
      <text:p text:style-name="P28"><text:s text:c="6"/><text:span text:style-name="T21">Result:</text:span> org.jfree.chart.ChartPanel</text:p>
      <text:p text:style-name="P14">. <text:s text:c="2"/><text:span text:style-name="T21">%/output</text:span></text:p>
      <text:p text:style-name="P8"/>
      <text:p text:style-name="P7"><draw:frame draw:style-name="fr2" draw:name="graphics9" text:anchor-type="paragraph" svg:width="5.2291in" svg:height="3.5728in" draw:z-index="44"><draw:image xlink:href="Pictures/10000201000001F600000157E30D8AEF.png" xlink:type="simple" xlink:show="embed" xlink:actuate="onLoad"/></draw:frame><text:soft-page-break/></text:p>
      <text:p text:style-name="P7">The X axis has been labeled "<text:span text:style-name="T6">Number</text:span>" because it represents the various <text:span text:style-name="T6">numbers</text:span> in the given list and the Y axis has been labeled "<text:span text:style-name="T6">Frequency</text:span>" because it indicates how <text:span text:style-name="T6">frequently</text:span> each number in the list occurs. <text:s/>The series of numbers in the list has been given the simple title "<text:span text:style-name="T6">Data</text:span>" to show how the data can be labeled. <text:s/>The Histogram() function has more capabilities than what has been show here, but the capabilities that have been covered are sufficient for displaying the results of simple simulations.</text:p>
      <text:h text:style-name="Heading_20_3" text:outline-level="3">A Histogram Which Shows The Result Of Rolling A Single Simulated Die 1000 Times</text:h>
      <text:p text:style-name="P7">Now that you know how to use the Histogram() function, let's use it to display the data from a simulation which rolls a single die 1000 times:</text:p>
      <text:p text:style-name="P47"/>
      <text:p text:style-name="P40">%mathpiper,title="Rolls Of A Single Die"</text:p>
      <text:p text:style-name="P47"/>
      <text:p text:style-name="P28">numberOfRolls <text:span text:style-name="T38">:=</text:span> <text:span text:style-name="T7">1000</text:span>;</text:p>
      <text:p text:style-name="P47"/>
      <text:p text:style-name="P28">dieRollsList <text:span text:style-name="T38">:=</text:span> <text:span text:style-name="T20">RandomIntegerList</text:span><text:span text:style-name="T5">(</text:span>numberOfRolls,<text:span text:style-name="T7">1</text:span>,<text:span text:style-name="T7">6</text:span><text:span text:style-name="T5">)</text:span>;</text:p>
      <text:p text:style-name="P47"/>
      <text:p text:style-name="P28"><text:span text:style-name="T39">Histogram</text:span><text:span text:style-name="T5">(</text:span>dieRollsList, binMinimum <text:span text:style-name="T5">-&gt;</text:span> .<text:span text:style-name="T7">5</text:span>, binMaximum <text:span text:style-name="T5">-&gt;</text:span> <text:span text:style-name="T7">6</text:span>.<text:span text:style-name="T7">5</text:span>, numberOfBins <text:span text:style-name="T5">-&gt;</text:span> <text:span text:style-name="T7">6</text:span>, title <text:span text:style-name="T5">-&gt;</text:span> <text:span text:style-name="T40">"Single Die Rolls"</text:span>, xAxisLabel <text:span text:style-name="T5">-&gt;</text:span> <text:span text:style-name="T40">"Number Rolled"</text:span>, yAxisLabel <text:span text:style-name="T5">-&gt;</text:span> <text:span text:style-name="T40">"Frequency"</text:span>, seriesTitle <text:span text:style-name="T5">-&gt;</text:span> <text:span text:style-name="T41">ToString(</text:span>numberOfRolls<text:span text:style-name="T5">)</text:span> : <text:span text:style-name="T40">" Rolls"</text:span><text:span text:style-name="T5">)</text:span>;</text:p>
      <text:p text:style-name="P47"/>
      <text:p text:style-name="P40">%/mathpiper</text:p>
      <text:p text:style-name="P47"/>
      <text:p text:style-name="P28"><text:s text:c="4"/><text:span text:style-name="T21">%output,preserve="false"</text:span></text:p>
      <text:p text:style-name="P28"><text:s text:c="6"/><text:span text:style-name="T21">Result:</text:span> org.jfree.chart.ChartPanel</text:p>
      <text:p text:style-name="P12">. <text:s text:c="2"/><text:span text:style-name="T21">%/output</text:span></text:p>
      <text:p text:style-name="Preformatted_20_Text"><text:soft-page-break/></text:p>
      <text:p text:style-name="P7"/>
      <text:p text:style-name="P7"><draw:frame draw:style-name="fr2" draw:name="graphics2" text:anchor-type="paragraph" svg:width="5.2291in" svg:height="3.5728in" draw:z-index="45"><draw:image xlink:href="Pictures/10000201000001F60000015764987B2C.png" xlink:type="simple" xlink:show="embed" xlink:actuate="onLoad"/></draw:frame></text:p>
      <text:p text:style-name="P7">This histogram shows that each number on the simulated die has <text:span text:style-name="T6">about the same probability</text:span> of landing face up as the other numbers on the die. <text:s/>The kind of probability that a simulation like this <text:span text:style-name="T6">produces</text:span> is <text:span text:style-name="T6">empirical probability</text:span>. <text:s/>As discussed earlier, if the number of rolls in the simulation were increased, the simulation's observed empirical probability would become closer to the theoretical probability for this kind of experiment.</text:p>
      <text:h text:style-name="Heading_20_3" text:outline-level="3">A Histogram Which Shows The Result Of Rolling Two Simulated Dice 1000 Times</text:h>
      <text:p text:style-name="Text_20_body">The program in this section simulates the rolling of <text:span text:style-name="T6">two dice</text:span> 1000 times. <text:s/>Each time the two dice are rolled, their <text:span text:style-name="T6">sum</text:span> is calculated and then <text:span text:style-name="T6">appended</text:span> to the list which is bound to the variable <text:span text:style-name="T6">dieRollsList</text:span>. <text:s/>After the simulation is complete, a histogram of the sum data which was accumulated in dieRollsList is displayed:</text:p>
      <text:p text:style-name="P40"/>
      <text:p text:style-name="P40"><text:bookmark-start text:name="DDE_LINK29"/><text:bookmark-start text:name="DDE_LINK30"/><text:bookmark-start text:name="DDE_LINK31"/>%mathpiper,title="Rolls Two Dice"</text:p>
      <text:p text:style-name="P47"/>
      <text:p text:style-name="P28">numberOfRolls <text:span text:style-name="T38">:=</text:span> <text:span text:style-name="T7">1000</text:span>;</text:p>
      <text:p text:style-name="P47"/>
      <text:p text:style-name="P28">dieRollsList <text:span text:style-name="T38">:=</text:span> <text:span text:style-name="T5">{}</text:span>;</text:p>
      <text:p text:style-name="P47"/>
      <text:p text:style-name="P28"><text:span text:style-name="T39">Repeat</text:span><text:span text:style-name="T5">(</text:span>numberOfRolls<text:span text:style-name="T5">)</text:span></text:p>
      <text:p text:style-name="Standard">[</text:p>
      <text:p text:style-name="P28"><text:s text:c="3"/>die1 <text:span text:style-name="T38">:=</text:span> <text:span text:style-name="T39">RandomInteger</text:span><text:span text:style-name="T5">(</text:span><text:span text:style-name="T7">6</text:span><text:span text:style-name="T5">)</text:span>;</text:p>
      <text:p text:style-name="P28"><text:soft-page-break/><text:s text:c="3"/></text:p>
      <text:p text:style-name="P28"><text:s text:c="3"/>die2 <text:span text:style-name="T38">:=</text:span> <text:span text:style-name="T39">RandomInteger</text:span><text:span text:style-name="T5">(</text:span><text:span text:style-name="T7">6</text:span><text:span text:style-name="T5">)</text:span>;</text:p>
      <text:p text:style-name="P28"><text:s text:c="3"/></text:p>
      <text:p text:style-name="P28"><text:s text:c="3"/>dieRollsList <text:span text:style-name="T38">:=</text:span> <text:span text:style-name="T20">Append</text:span><text:span text:style-name="T5">(</text:span>dieRollsList, die1 <text:span text:style-name="T5">+</text:span> die2<text:span text:style-name="T5">)</text:span>;</text:p>
      <text:p text:style-name="Standard">];</text:p>
      <text:p text:style-name="P47"/>
      <text:p text:style-name="P28"><text:span text:style-name="T39">Histogram</text:span><text:span text:style-name="T5">(</text:span>dieRollsList, </text:p>
      <text:p text:style-name="P28"><text:s text:c="10"/>binMinimum <text:span text:style-name="T5">-&gt;</text:span> <text:span text:style-name="T7">1</text:span>.<text:span text:style-name="T7">5</text:span>, </text:p>
      <text:p text:style-name="P28"><text:s text:c="10"/>binMaximum <text:span text:style-name="T5">-&gt;</text:span> <text:span text:style-name="T7">12</text:span>.<text:span text:style-name="T7">5</text:span>, </text:p>
      <text:p text:style-name="P28"><text:s text:c="10"/>numberOfBins <text:span text:style-name="T5">-&gt;</text:span> <text:span text:style-name="T7">11</text:span>, </text:p>
      <text:p text:style-name="P28"><text:s text:c="10"/>title <text:span text:style-name="T5">-&gt;</text:span> <text:span text:style-name="T40">"Rolling Two Dice"</text:span>, </text:p>
      <text:p text:style-name="P28"><text:s text:c="10"/>xAxisLabel <text:span text:style-name="T5">-&gt;</text:span> <text:span text:style-name="T40">"Sum Rolled"</text:span>, </text:p>
      <text:p text:style-name="P28"><text:s text:c="10"/>yAxisLabel <text:span text:style-name="T5">-&gt;</text:span> <text:span text:style-name="T40">"Frequency"</text:span>, </text:p>
      <text:p text:style-name="P28"><text:s text:c="10"/>seriesTitle <text:span text:style-name="T5">-&gt;</text:span> <text:span text:style-name="T41">ToString(</text:span>numberOfRolls<text:span text:style-name="T5">)</text:span> : <text:span text:style-name="T40">" Rolls"</text:span></text:p>
      <text:p text:style-name="Standard"><text:s text:c="10"/><text:span text:style-name="T5">)</text:span>;</text:p>
      <text:p text:style-name="P47"/>
      <text:p text:style-name="P40">%/mathpiper<text:bookmark-end text:name="DDE_LINK29"/><text:bookmark-end text:name="DDE_LINK30"/><text:bookmark-end text:name="DDE_LINK31"/></text:p>
      <text:p text:style-name="P47"/>
      <text:p text:style-name="P28"><text:s text:c="4"/><text:span text:style-name="T21">%output,preserve="false"</text:span></text:p>
      <text:p text:style-name="P28"><text:s text:c="6"/><text:span text:style-name="T21">Result:</text:span> org.jfree.chart.ChartPanel</text:p>
      <text:p text:style-name="P70"><text:span text:style-name="T12">. <text:s text:c="2"/></text:span><text:span text:style-name="T21">%/output</text:span></text:p>
      <text:p text:style-name="P47"/>
      <text:p text:style-name="Text_20_body"><draw:frame draw:style-name="fr2" draw:name="graphics10" text:anchor-type="paragraph" svg:width="5.2291in" svg:height="3.5728in" draw:z-index="46"><draw:image xlink:href="Pictures/10000201000001F6000001571A4BE531.png" xlink:type="simple" xlink:show="embed" xlink:actuate="onLoad"/></draw:frame></text:p>
      <text:p text:style-name="Text_20_body">The <text:span text:style-name="T6">results of the simulation show</text:span> that <text:span text:style-name="T6">sums</text:span> in the <text:span text:style-name="T6">middle of the range</text:span> between 2 and 12 inclusive <text:span text:style-name="T6">occur more often</text:span> than the <text:span text:style-name="T6">sums</text:span> near <text:span text:style-name="T6">either end of the range</text:span>.</text:p>
      <text:h text:style-name="Heading_20_2" text:outline-level="2">Exercises</text:h>
      <text:p text:style-name="Text_20_body">For the following exercises, create a new MathPiperIDE worksheet file called <text:soft-page-break/><text:span text:style-name="T6">book_2_section_6_exercises_&lt;your first name&gt;_&lt;your last name&gt;.mpw</text:span><text:span text:style-name="T46">. </text:span><text:s/>(<text:span text:style-name="T9">Note: there are no spaces in this file name</text:span>). <text:s/>For example, John Smith's worksheet would be called:</text:p>
      <text:p text:style-name="Text_20_body"><text:span text:style-name="T6">book_2_section_6_exercises_</text:span><text:span text:style-name="T9">john</text:span><text:span text:style-name="T6">_</text:span><text:span text:style-name="T9">smith</text:span><text:span text:style-name="T6">.mp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9"/>
      <text:p text:style-name="P40">%mathpiper,title="Exercise 1"</text:p>
      <text:p text:style-name="P29"/>
      <text:p text:style-name="P45">//Sample fold.</text:p>
      <text:p text:style-name="P29"/>
      <text:p text:style-name="P41">%/mathpiper</text:p>
      <text:p text:style-name="Preformatted_20_Text"/>
      <text:p text:style-name="Text_20_body">If an exercise uses the MathPiper console instead of a fold, copy the work you did in the console into the worksheet so it can be saved.</text:p>
      <text:h text:style-name="Heading_20_3" text:outline-level="3">Exercise 1</text:h>
      <text:p text:style-name="Preformatted_20_Text">Use an empirical probability simulation to determine the probability of rolling an 8 with a pair of dice.</text:p>
      <text:h text:style-name="Heading_20_3" text:outline-level="3">Exercise 2</text:h>
      <text:p text:style-name="Preformatted_20_Text">Write a program which will determine the number of different ways that each of the sums 2-12 can come up when rolling two dice. (Hint: A ForEach-based nested loop can be used to cycle through all the possible outcomes that can occur when a pair of dice are rolled.)</text:p>
      <text:h text:style-name="Heading_20_3" text:outline-level="3">Exercise 3</text:h>
      <text:p text:style-name="Preformatted_20_Text">Write a program that uses theoretical probability to determine the probability of rolling an 8 with a pair of dice. (Hint: Search for "rolling two dice" on the Internet for more information on how theoretical probability can be applied to this "rolling two dice" problem.)</text:p>
      <text:h text:style-name="Heading_20_3" text:outline-level="3">Exercise 4</text:h>
      <text:p text:style-name="Preformatted_20_Text">Use an empirical probability simulation to determine the probability of rolling an 8 or a 9 with a pair of dice.</text:p>
      <text:h text:style-name="Heading_20_3" text:outline-level="3">Exercise 5</text:h>
      <text:p text:style-name="Preformatted_20_Text">Write a program that uses theoretical probability to determine the probability of rolling an 8 or a 9 with a pair of dice.</text:p>
      <text:h text:style-name="Heading_20_3" text:outline-level="3"><text:soft-page-break/>Exercise 6</text:h>
      <text:p text:style-name="Preformatted_20_Text">Write a program that calculates how many times more likely you are to roll a 7 with a pair of dice than a 2, 3, 4, 5, and 6. <text:s/>For example, a 7 is x times more likely to be rolled than a 3. (Hint: Use the data that was generated by the program in Exercise 2 for this program.)</text:p>
      <text:h text:style-name="Heading_20_3" text:outline-level="3">Exercise 7</text:h>
      <text:p text:style-name="Preformatted_20_Text">Use an empirical probability simulation to determine the sums that are most likely to come up when rolling three dice.</text:p>
      <text:h text:style-name="Heading_20_3" text:outline-level="3">Exercise 8</text:h>
      <text:p text:style-name="Preformatted_20_Text">Write a program which will determine the number of different ways that each of the sums 3-18 can come up when rolling three dice.</text:p>
      <text:h text:style-name="Heading_20_3" text:outline-level="3">Exercise 9</text:h>
      <text:p text:style-name="Preformatted_20_Text">Use an empirical probability simulation to determine the sum that is most likely to come up when rolling a 6 sided die, a 12 sided die, and a 20 sided die together.</text:p>
      <text:p text:style-name="P62"/>
      <text:h text:style-name="Heading_20_1" text:outline-level="1">Monte Carlo Simulations</text:h>
      <text:p text:style-name="Text_20_body">Monte Carlo is a district in the sovereign city-state of Monaco and it is located on the north central coast of the Mediterranean sea. <text:s/>It contains a number of casinos and people from all over the world travel there to gamble. <text:s/>Why is this district associated with simulations? <text:s/>The answer can be found in the history of the Manhattan Project which was the project that was created during World War II to develop the atomic bomb. <text:s/>The following passage discusses how the name Monte Carlo became associated with simulations:</text:p>
      <text:p text:style-name="Text_20_body_20_indent">Physicists at <text:a xlink:type="simple" xlink:href="http://en.wikipedia.org/wiki/Los_Alamos_Scientific_Laboratory">Los Alamos Scientific Laboratory</text:a> were investigating <text:a xlink:type="simple" xlink:href="http://en.wikipedia.org/wiki/Radiation_shielding">radiation shielding</text:a> and the distance that <text:a xlink:type="simple" xlink:href="http://en.wikipedia.org/wiki/Neutrons">neutrons</text:a> would likely travel through various materials. Despite having most of the necessary data, such as the average distance a neutron would travel in a substance before it collided with an atomic nucleus or how much energy the neutron was likely to give off following a collision, the problem could not be solved with theoretical calculations. <text:a xlink:type="simple" xlink:href="http://en.wikipedia.org/wiki/John_von_Neumann">John von Neumann</text:a> and <text:a xlink:type="simple" xlink:href="http://en.wikipedia.org/wiki/Stanislaw_Ulam">Stanislaw Ulam</text:a> suggested that the problem be solved by modeling the experiment on a computer using chance. Being secret, their work required a code name. Von Neumann chose the name "Monte Carlo". The name is a reference to the <text:a xlink:type="simple" xlink:href="http://en.wikipedia.org/wiki/Monte_Carlo_Casino">Monte Carlo Casino</text:a> in <text:a xlink:type="simple" xlink:href="http://en.wikipedia.org/wiki/Monaco">Monaco</text:a> where Ulam's uncle would borrow money to gamble.<text:bookmark text:name="cite_ref-3"/><text:a xlink:type="simple" xlink:href="http://en.wikipedia.org/wiki/Monte_Carlo_method#cite_note-3">[4]</text:a><text:bookmark text:name="cite_ref-4"/><text:a xlink:type="simple" xlink:href="http://en.wikipedia.org/wiki/Monte_Carlo_method#cite_note-4">[5]</text:a><text:bookmark text:name="cite_ref-5"/><text:a xlink:type="simple" xlink:href="http://en.wikipedia.org/wiki/Monte_Carlo_method#cite_note-5">[6] </text:a>...</text:p>
      <text:p text:style-name="Text_20_body_20_indent">Monte Carlo methods were central to the <text:a xlink:type="simple" xlink:href="http://en.wikipedia.org/wiki/Simulation">simulations</text:a> required for the <text:a xlink:type="simple" xlink:href="http://en.wikipedia.org/wiki/Manhattan_Project">Manhattan Project</text:a>, though were severely limited by the computational tools at the time. Therefore, it was only after electronic computers were first built (from 1945 on) that Monte Carlo methods began to be studied in depth. In the 1950s they were used at <text:a xlink:type="simple" xlink:href="http://en.wikipedia.org/wiki/Los_Alamos_National_Laboratory">Los Alamos</text:a> for early work relating to the development of the <text:a xlink:type="simple" xlink:href="http://en.wikipedia.org/wiki/Hydrogen_bomb">hydrogen bomb</text:a>, and became popularized in the fields of <text:a xlink:type="simple" xlink:href="http://en.wikipedia.org/wiki/Physics">physics</text:a>, <text:a xlink:type="simple" xlink:href="http://en.wikipedia.org/wiki/Physical_chemistry">physical chemistry</text:a>, and <text:a xlink:type="simple" xlink:href="http://en.wikipedia.org/wiki/Operations_research">operations research</text:a>. The <text:a xlink:type="simple" xlink:href="http://en.wikipedia.org/wiki/Rand_Corporation">Rand Corporation</text:a> and the <text:a xlink:type="simple" xlink:href="http://en.wikipedia.org/wiki/U.S._Air_Force">U.S. Air Force</text:a> were two of the major organizations responsible for funding and disseminating information on Monte Carlo methods during this time, and they began to find a wide application in many different fields.</text:p>
      <text:p text:style-name="Text_20_body_20_indent">Uses of Monte Carlo methods require large amounts of random numbers, and it was their use that spurred the development of <text:a xlink:type="simple" xlink:href="http://en.wikipedia.org/wiki/Pseudorandom_number_generator">pseudorandom number generators</text:a>, which were far quicker to use than the tables of random numbers which had been previously used for statistical sampling. (<text:a xlink:type="simple" xlink:href="http://en.wikipedia.org/wiki/Monte_Carlo">http://en.wikipedia.org/wiki/Monte_Carlo</text:a>).</text:p>
      <text:p text:style-name="Text_20_body">This passage indicates that the problem the scientists were working on were so complex that they "...could not be solved with theoretical calculations." <text:s/>Instead, they solved the problem using chance-based simulations which were driven by pseudorandom number generators (which are similar to the pseudorandom number generators which are in Mathpiper).</text:p>
      <text:p text:style-name="Text_20_body">In this section we explore a type of Monte Carlo simulation which is based on the approach to <text:span text:style-name="T6">resampling statistics</text:span> which can be found on this website:</text:p>
      <text:p text:style-name="Text_20_body"><text:soft-page-break/><text:s text:c="2"/><text:a xlink:type="simple" xlink:href="http://www.resample.com/">http://www.resample.com</text:a>. <text:s/></text:p>
      <text:p text:style-name="Text_20_body">One of the main philosophies of this approach is that Monte Carlo simulations can not only be used to solve complex problems, they can also be used to solve the whole range of problems from simple ones up through complex ones. <text:s/>The most compelling reason to use this approach is that determining which theory to apply to a given problem (no matter how simple) is usually difficult and error pron. <text:s/>Julian Simon, the author of the book <text:span text:style-name="T33">Resampling: The New Statistics</text:span>, explains this philosophy as follows:</text:p>
      <text:p text:style-name="Text_20_body_20_indent">In the standard approach the student learns to choose and solve a formula. Doing the algebra and arithmetic is quick and easy. The difficulty is in choosing the correct formula. Unless you are a professional mathematician, it may take you quite a while to arrive at the correct formula—considerable hard thinking, and perhaps some digging in textbooks. More important than the labor, however, is that you may come up with the wrong formula, and hence obtain the wrong answer. Most students who have had a standard course in probability and statistics are quick to tell you that it is not easy to find the correct formula, even immediately after finishing a course (or several courses) on the subject. After leaving school, it is harder still to choose the right formula. Even many people who have taught statistics at the university level (including this writer) must look at a book to get the correct formula for a problem (...), and then we are not always sure of the right answer. This is the grave disadvantage of the standard approach. <text:note text:id="ftn2" text:note-class="footnote"><text:note-citation>2</text:note-citation><text:note-body><text:p text:style-name="Footnote"><text:span text:style-name="T33">Resampling: The New Statistics</text:span> Chapter 1 pp.26-27.</text:p></text:note-body></text:note></text:p>
      <text:p text:style-name="Text_20_body_20_indent">Once we get rid of the formulas and tables, we can see that statistics is a matter of clear thinking, not fancy mathematics. Then we can get down to the business of learning how to do that clear statistical thinking, and putting it to work for you. The study of probability is purely mathematics (though not necessarily formulas) and technique. But statistics has to do with meaning. For example, what is the meaning of data showing an association just discovered between a type of behavior and a disease? Of differences in the pay of men and women in your firm? Issues of causation, acceptability of control, design of experiments cannot be reduced to technique. This is “philosophy” in the fullest sense. Probability and statistics calculations are just one input. Resampling simulation enables us to get past issues of mathematical technique and focus on the crucial statistical elements of statistical problems. <text:note text:id="ftn3" text:note-class="footnote"><text:note-citation>3</text:note-citation><text:note-body><text:p text:style-name="Footnote">Ibid. pp.27.</text:p></text:note-body></text:note></text:p>
      <text:p text:style-name="Text_20_body">This book is available for free on the <text:a xlink:type="simple" xlink:href="http://www.resample.com/">http://www.resample.com</text:a> website and I recommend that you read it if you yourself becoming attracted to this practical approach to statistics.</text:p>
      <text:p text:style-name="Text_20_body">In this section we will be exploring resampling-based Monte Carlo simulations using MathPiper. <text:s/>Hopefully you will find this problem solving technique so easy to use that after you have finished the section you will begin using this technique to solve your own problems.</text:p>
      <text:h text:style-name="Heading_20_2" text:outline-level="2"><text:soft-page-break/>The Three Doors Game</text:h>
      <text:p text:style-name="Text_20_body">Suppose you are on a TV game show where the host shows you three closed doors and says "Behind one of these doors is a prize and the area behind the other two doors is empty." <text:s/>The host then tells to you pick which door you think the prize is behind and if your pick is correct, you can have the prize. <text:s/>You pick a door, but the host does not open it yet. <text:s/>At least one of the doors you didn't pick is empty and the host (who knows which door leads to the prize) <text:span text:style-name="T6">opens the empty door</text:span>.</text:p>
      <text:p text:style-name="Text_20_body">Now comes the fun part! <text:s/>There are two unopened doors remaining (the one you picked and one which you did not pick) and the host then asks you if you would like to <text:span text:style-name="T6">switch</text:span> your pick to the <text:span text:style-name="T6">second door</text:span>. <text:s/>What should you do? <text:s/>Do you have a higher chance of winning if you <text:span text:style-name="T6">1)</text:span> stay with the original door you picked or <text:span text:style-name="T6">2)</text:span> switch to the other door? <text:s/>Or <text:span text:style-name="T6">3)</text:span> do you have the same chance of winning regardless of which door you pick?</text:p>
      <text:p text:style-name="Text_20_body">This is a very difficult problem to solve correctly by reason alone, but it is easy to solve with a simulation. <text:s/>Think about this problem for a little bit, record somewhere what you think the solution is, and then run the following simulation to see if you are correct:</text:p>
      <text:p text:style-name="P40"/>
      <text:p text:style-name="P40">%mathpiper,title="Three doors simulation."</text:p>
      <text:p text:style-name="P47"/>
      <text:p text:style-name="P28">numberOfTrials <text:span text:style-name="T38">:=</text:span> <text:span text:style-name="T7">1000</text:span>;</text:p>
      <text:p text:style-name="P47"/>
      <text:p text:style-name="P28">firstPickList <text:span text:style-name="T38">:=</text:span> <text:span text:style-name="T5">{}</text:span>;</text:p>
      <text:p text:style-name="P47"/>
      <text:p text:style-name="P28">secondPickList <text:span text:style-name="T38">:=</text:span> <text:span text:style-name="T5">{}</text:span>;</text:p>
      <text:p text:style-name="P47"/>
      <text:p text:style-name="P28"><text:span text:style-name="T39">Repeat</text:span><text:span text:style-name="T5">(</text:span>numberOfTrials<text:span text:style-name="T5">)</text:span></text:p>
      <text:p text:style-name="Standard">[</text:p>
      <text:p text:style-name="P28"><text:s text:c="4"/>doorsList <text:span text:style-name="T38">:=</text:span> <text:bookmark-start text:name="DDE_LINK40"/><text:span text:style-name="T39">Shuffle</text:span><text:span text:style-name="T5">({</text:span>EMPTY, PRIZE, EMPTY<text:span text:style-name="T5">})</text:span>;<text:bookmark-end text:name="DDE_LINK40"/></text:p>
      <text:p text:style-name="P28"><text:s text:c="4"/></text:p>
      <text:p text:style-name="P28"><text:s text:c="4"/><text:span text:style-name="T28">//The contestant always picks door 1 as their first pick.</text:span></text:p>
      <text:p text:style-name="P28"><text:s text:c="4"/>firstPick <text:span text:style-name="T38">:=</text:span> doorsList[<text:span text:style-name="T7">1</text:span>];</text:p>
      <text:p text:style-name="P28"><text:s text:c="4"/></text:p>
      <text:p text:style-name="Standard"><text:s text:c="4"/><text:span text:style-name="T28">/*</text:span></text:p>
      <text:p text:style-name="P46"><text:s text:c="6"/>If door 2 is empty, the second pick is the 3rd door else </text:p>
      <text:p text:style-name="P46"><text:s text:c="6"/>the second pick is the 2nd door. <text:s/>In a real game the contestant </text:p>
      <text:p text:style-name="P46"><text:s text:c="6"/>may or may not make a second pick, but in this simulation</text:p>
      <text:p text:style-name="P46"><text:s text:c="6"/>we always make the second pick in order to see what it is.</text:p>
      <text:p text:style-name="Standard"><text:s text:c="4"/><text:span text:style-name="T28">*/</text:span></text:p>
      <text:p text:style-name="P28"><text:s text:c="4"/><text:span text:style-name="T41">If</text:span><text:span text:style-name="T5">(</text:span>doorsList[<text:span text:style-name="T7">2</text:span>] <text:span text:style-name="T5">=</text:span> EMPTY, </text:p>
      <text:p text:style-name="P28"><text:s text:c="8"/>secondPick <text:span text:style-name="T38">:=</text:span> doorsList[<text:span text:style-name="T7">3</text:span>], </text:p>
      <text:p text:style-name="P28"><text:s text:c="8"/>secondPick <text:span text:style-name="T38">:=</text:span> doorsList[<text:span text:style-name="T7">2</text:span>]<text:span text:style-name="T5">)</text:span>;</text:p>
      <text:p text:style-name="P28"><text:s text:c="4"/></text:p>
      <text:p text:style-name="P28"><text:s text:c="4"/></text:p>
      <text:p text:style-name="P28"><text:s text:c="4"/><text:span text:style-name="T28">//Save all of the first pick results in a list.</text:span></text:p>
      <text:p text:style-name="P28"><text:s text:c="4"/>firstPickList <text:span text:style-name="T38">:=</text:span> <text:span text:style-name="T20">Append</text:span><text:span text:style-name="T5">(</text:span>firstPickList, firstPick<text:span text:style-name="T5">)</text:span>;</text:p>
      <text:p text:style-name="P28"><text:s text:c="4"/></text:p>
      <text:p text:style-name="P28"><text:s text:c="4"/><text:span text:style-name="T28">//Save all of the second pick results in a list.</text:span></text:p>
      <text:p text:style-name="P28"><text:soft-page-break/><text:s text:c="4"/>secondPickList <text:span text:style-name="T38">:=</text:span> <text:span text:style-name="T20">Append</text:span><text:span text:style-name="T5">(</text:span>secondPickList, secondPick<text:span text:style-name="T5">)</text:span>;</text:p>
      <text:p text:style-name="Standard">];</text:p>
      <text:p text:style-name="P47"/>
      <text:p text:style-name="P28">firstPickWins <text:span text:style-name="T38">:=</text:span> <text:span text:style-name="T20">Count</text:span><text:span text:style-name="T5">(</text:span>firstPickList,PRIZE<text:span text:style-name="T5">)</text:span>;</text:p>
      <text:p text:style-name="P47"/>
      <text:p text:style-name="P28">secondPickWins <text:span text:style-name="T38">:=</text:span> <text:span text:style-name="T20">Count</text:span><text:span text:style-name="T5">(</text:span>secondPickList,PRIZE<text:span text:style-name="T5">)</text:span>;</text:p>
      <text:p text:style-name="P47"/>
      <text:p text:style-name="P47"/>
      <text:p text:style-name="P28"><text:span text:style-name="T20">Echo</text:span><text:span text:style-name="T5">(</text:span><text:span text:style-name="T40">"The number of times the first door picked contained a prize: "</text:span>, </text:p>
      <text:p text:style-name="P28"><text:s text:c="4"/>firstPickWins, <text:span text:style-name="T40">"/ "</text:span>, numberOfTrials<text:span text:style-name="T5">)</text:span>;</text:p>
      <text:p text:style-name="P28"><text:span text:style-name="T20">Echo</text:span><text:span text:style-name="T5">(</text:span><text:span text:style-name="T40">"The probability of winning for always staying with the first pick: "</text:span>, </text:p>
      <text:p text:style-name="P28"><text:s text:c="4"/><text:span text:style-name="T20">N</text:span><text:span text:style-name="T5">(</text:span>firstPickWins<text:span text:style-name="T5">/</text:span>numberOfTrials<text:span text:style-name="T5">)</text:span> <text:span text:style-name="T5">)</text:span>;</text:p>
      <text:p text:style-name="P28"><text:span text:style-name="T20">NewLine</text:span><text:span text:style-name="T5">()</text:span>;</text:p>
      <text:p text:style-name="P47"/>
      <text:p text:style-name="P28"><text:span text:style-name="T20">Echo</text:span><text:span text:style-name="T5">(</text:span><text:span text:style-name="T40">"The number of times the second door picked contained a prize: "</text:span>, </text:p>
      <text:p text:style-name="P28"><text:s text:c="4"/>secondPickWins, <text:span text:style-name="T40">"/ "</text:span>, numberOfTrials<text:span text:style-name="T5">)</text:span>;</text:p>
      <text:p text:style-name="P28"><text:span text:style-name="T20">Echo</text:span><text:span text:style-name="T5">(</text:span><text:span text:style-name="T40">"The probability of winning for always changing the pick: "</text:span>, </text:p>
      <text:p text:style-name="P28"><text:s text:c="4"/><text:span text:style-name="T20">N</text:span><text:span text:style-name="T5">(</text:span>secondPickWins<text:span text:style-name="T5">/</text:span>numberOfTrials<text:span text:style-name="T5">)</text:span> <text:span text:style-name="T5">)</text:span>;</text:p>
      <text:p text:style-name="P47"/>
      <text:p text:style-name="P47"/>
      <text:p text:style-name="P65">%/mathpiper</text:p>
      <text:p text:style-name="Text_20_body">The function <text:span text:style-name="T6">Shuffle()</text:span> in this program takes a list and randomly shuffles its contents:</text:p>
      <text:p text:style-name="Preformatted_20_Text"/>
      <text:p text:style-name="Preformatted_20_Text">In&gt; Shuffle({a,b,c,d})</text:p>
      <text:p text:style-name="P33">Result: {d,c,a,b}</text:p>
      <text:p text:style-name="Preformatted_20_Text"/>
      <text:p text:style-name="Text_20_body">The comments that are in the rest of the program should be sufficient for explaining how it works. <text:s/>This program provides a good example of how simulations can be used to solve problems that are difficult to solve just by thinking about them.</text:p>
      <text:h text:style-name="Heading_20_2" text:outline-level="2">In A Room Full Of People, What Is The Probability That At Least Two Will Have The Same Birthday?</text:h>
      <text:p text:style-name="Text_20_body">There will often be times in your life when you will find yourself in a room full of people and examples include classrooms, theaters, restaurants, and meetings. <text:s/>When you find yourself in a situation like this, perhaps you will begin wondering what these people may have in common with each other. <text:s/>One thing that people may have in common is a birthday and the following program determines what the probability is that two or more people in a room of 20 will have the same birthday:</text:p>
      <text:p text:style-name="P40"/>
      <text:p text:style-name="P40">%mathpiper,title="Same birthday simulation."</text:p>
      <text:p text:style-name="P47"/>
      <text:p text:style-name="P28">birthdayMatchCounter <text:span text:style-name="T38">:=</text:span> <text:span text:style-name="T7">0</text:span>;</text:p>
      <text:p text:style-name="P47"/>
      <text:p text:style-name="P28">numberOfPeople <text:span text:style-name="T38">:=</text:span> <text:span text:style-name="T7">20</text:span>;</text:p>
      <text:p text:style-name="P47"/>
      <text:p text:style-name="P28"><text:soft-page-break/>numberOfTrials <text:span text:style-name="T38">:=</text:span> <text:span text:style-name="T7">40</text:span>;</text:p>
      <text:p text:style-name="P47"/>
      <text:p text:style-name="P28"><text:span text:style-name="T39">Repeat</text:span><text:span text:style-name="T5">(</text:span>numberOfTrials<text:span text:style-name="T5">)</text:span></text:p>
      <text:p text:style-name="Standard">[</text:p>
      <text:p text:style-name="P28"><text:s text:c="4"/><text:span text:style-name="T28">//Create a random birthday for each simulated person in the room.</text:span></text:p>
      <text:p text:style-name="P28"><text:s text:c="4"/>birthdaysList <text:span text:style-name="T38">:=</text:span> <text:span text:style-name="T20">RandomIntegerList</text:span><text:span text:style-name="T5">(</text:span>numberOfPeople, <text:span text:style-name="T7">1</text:span>, <text:span text:style-name="T7">365</text:span><text:span text:style-name="T5">)</text:span>;</text:p>
      <text:p text:style-name="P28"><text:s text:c="4"/></text:p>
      <text:p text:style-name="P28"><text:s text:c="4"/><text:span text:style-name="T28">//Print the birthdays for this room of simulated people (comment </text:span></text:p>
      <text:p text:style-name="P28"><text:s text:c="4"/><text:span text:style-name="T28">//this line out for a large number of trials).</text:span></text:p>
      <text:p text:style-name="P28"><text:span text:style-name="T29"><text:s text:c="4"/></text:span><text:span text:style-name="T41">Write</text:span><text:span text:style-name="T5">(</text:span>birthdaysList<text:span text:style-name="T5">)</text:span>;</text:p>
      <text:p text:style-name="P28"><text:s text:c="4"/></text:p>
      <text:p text:style-name="Standard"><text:s text:c="4"/><text:span text:style-name="T28">/*</text:span></text:p>
      <text:p text:style-name="P46"><text:s text:c="5"/>Index through all of the days in a year and for each day scan</text:p>
      <text:p text:style-name="P46"><text:s text:c="5"/>the birthdays list to see if two people in the list have this</text:p>
      <text:p text:style-name="P46"><text:s text:c="5"/>day as their birthday. <text:s/>If there is a match, increment</text:p>
      <text:p text:style-name="P46"><text:s text:c="5"/>birthdayMathCounter.</text:p>
      <text:p text:style-name="Standard"><text:s text:c="4"/>*/</text:p>
      <text:p text:style-name="P28"><text:s text:c="4"/><text:span text:style-name="T20">ForEach</text:span><text:span text:style-name="T5">(</text:span>day, <text:span text:style-name="T7">1</text:span> .. <text:span text:style-name="T7">365</text:span><text:span text:style-name="T5">)</text:span></text:p>
      <text:p text:style-name="Preformatted_20_Text"><text:s text:c="4"/>[</text:p>
      <text:p text:style-name="P28"><text:s text:c="8"/><text:span text:style-name="T41">If</text:span><text:span text:style-name="T5">(</text:span><text:span text:style-name="T20">Count</text:span><text:span text:style-name="T5">(</text:span>birthdaysList,day<text:span text:style-name="T5">)</text:span> <text:span text:style-name="T5">&gt;=</text:span> <text:span text:style-name="T7">2</text:span>, </text:p>
      <text:p text:style-name="Standard"><text:s text:c="12"/>[</text:p>
      <text:p text:style-name="P28"><text:s text:c="16"/>birthdayMatchCounter<text:span text:style-name="T5">++</text:span>; </text:p>
      <text:p text:style-name="P28"><text:s text:c="16"/></text:p>
      <text:p text:style-name="P28"><text:s text:c="16"/><text:span text:style-name="T41">WriteString</text:span><text:span text:style-name="T5">(</text:span><text:span text:style-name="T40">" - Match on "</text:span><text:span text:style-name="T5">)</text:span>; </text:p>
      <text:p text:style-name="P28"><text:s text:c="16"/><text:span text:style-name="T41">Write</text:span><text:span text:style-name="T5">(</text:span>day<text:span text:style-name="T5">)</text:span>; </text:p>
      <text:p text:style-name="P28"><text:s text:c="15"/></text:p>
      <text:p text:style-name="P28"><text:span text:style-name="T39"><text:s text:c="16"/>Break</text:span><text:span text:style-name="T5">()</text:span>;</text:p>
      <text:p text:style-name="Standard"><text:s text:c="12"/>]<text:span text:style-name="T5">)</text:span>;</text:p>
      <text:p text:style-name="Preformatted_20_Text"><text:s text:c="4"/>];</text:p>
      <text:p text:style-name="P28"><text:s text:c="4"/></text:p>
      <text:p text:style-name="P28"><text:s text:c="4"/><text:span text:style-name="T20">NewLine</text:span><text:span text:style-name="T5">()</text:span>;</text:p>
      <text:p text:style-name="P47"/>
      <text:p text:style-name="Standard">];</text:p>
      <text:p text:style-name="P28"><text:s text:c="4"/></text:p>
      <text:p text:style-name="P28"><text:s text:c="4"/><text:span text:style-name="T20">NewLine</text:span><text:span text:style-name="T5">()</text:span>;</text:p>
      <text:p text:style-name="P28"><text:s text:c="4"/><text:span text:style-name="T20">Echo</text:span><text:span text:style-name="T5">(</text:span><text:span text:style-name="T40">"The number of trials is: "</text:span>, numberOfTrials<text:span text:style-name="T5">)</text:span>;</text:p>
      <text:p text:style-name="P28"><text:s text:c="4"/><text:span text:style-name="T20">Echo</text:span><text:span text:style-name="T5">(</text:span><text:span text:style-name="T40">"The number of people in the room is: "</text:span>, numberOfPeople<text:span text:style-name="T5">)</text:span>;</text:p>
      <text:p text:style-name="P28"><text:s text:c="4"/><text:span text:style-name="T20">Echo</text:span><text:span text:style-name="T5">(</text:span><text:span text:style-name="T40">"The number of matches is: "</text:span>, </text:p>
      <text:p text:style-name="P28"><text:s text:c="8"/>birthdayMatchCounter, <text:span text:style-name="T40">"/ "</text:span>, numberOfTrials<text:span text:style-name="T5">)</text:span>;</text:p>
      <text:p text:style-name="P28"><text:s text:c="4"/><text:span text:style-name="T20">Echo</text:span><text:span text:style-name="T5">(</text:span><text:span text:style-name="T40">"The probability of having a birthday match: "</text:span>, </text:p>
      <text:p text:style-name="P28"><text:s text:c="8"/><text:span text:style-name="T20">N</text:span><text:span text:style-name="T5">(</text:span>birthdayMatchCounter<text:span text:style-name="T5">/</text:span>numberOfTrials<text:span text:style-name="T5">)</text:span> <text:span text:style-name="T5">)</text:span>;</text:p>
      <text:p text:style-name="P47"/>
      <text:p text:style-name="P40">%/mathpiper</text:p>
      <text:p text:style-name="P47"/>
      <text:p text:style-name="P28"><text:s text:c="4"/><text:span text:style-name="T21">%output,preserve="false"</text:span></text:p>
      <text:p text:style-name="P28"><text:s text:c="6"/><text:span text:style-name="T21">Result:</text:span> True</text:p>
      <text:p text:style-name="P28"><text:s text:c="6"/></text:p>
      <text:p text:style-name="P81">Side Effects:</text:p>
      <text:p text:style-name="P81"><text:s text:c="6"/>{323,362,99,208,102,237,116,199,25,174,23,160,312,351,72,205,40,114,110,212}</text:p>
      <text:p text:style-name="P81"><text:s text:c="6"/>{166,313,124,334,75,<text:span text:style-name="T9">187</text:span>,102,348,64,363,106,78,238,<text:span text:style-name="T9">187</text:span>,360,245,177,194,34,163} - Match on 187</text:p>
      <text:p text:style-name="P81"><text:s text:c="6"/>{79,148,15,5,81,173,315,50,272,140,319,262,305,95,209,269,14,170,55,179}</text:p>
      <text:p text:style-name="P81"><text:s text:c="6"/>{320,219,45,102,350,163,166,286,271,201,234,99,295,39,77,302,243,314,10,308}</text:p>
      <text:p text:style-name="P81"><text:soft-page-break/><text:s text:c="6"/>{343,251,320,322,351,204,281,57,228,213,134,286,187,285,2,13,62,116,266,258}</text:p>
      <text:p text:style-name="P81"><text:s text:c="6"/>{189,315,293,322,105,274,28,69,175,244,269,297,260,192,281,146,166,70,250,24}</text:p>
      <text:p text:style-name="P81"><text:s text:c="6"/>{<text:span text:style-name="T9">22</text:span>,295,307,248,194,135,322,234,350,80,249,108,214,69,85,75,148,<text:span text:style-name="T9">22</text:span>,352,172} - Match on 22</text:p>
      <text:p text:style-name="P81"><text:s text:c="6"/>{98,4,310,87,142,282,301,242,90,58,319,156,275,238,109,30,253,276,192,118}</text:p>
      <text:p text:style-name="P81"><text:s text:c="6"/>{115,290,360,171,14,297,147,86,84,120,365,39,347,204,15,137,227,313,47,42}</text:p>
      <text:p text:style-name="P81"><text:s text:c="6"/>{213,10,262,96,156,67,<text:span text:style-name="T9">101</text:span>,348,27,328,186,135,195,95,50,75,<text:span text:style-name="T9">101</text:span>,212,216,8} - Match on 101</text:p>
      <text:p text:style-name="P81"><text:s text:c="6"/>{51,149,48,218,275,200,289,197,132,283,211,101,9,336,146,238,43,15,46,120}</text:p>
      <text:p text:style-name="P81"><text:s text:c="6"/>{22,113,82,46,86,143,160,203,5,328,325,247,300,261,43,183,80,284,145,42}</text:p>
      <text:p text:style-name="P81"><text:s text:c="6"/>{321,28,323,262,161,194,336,272,62,152,5,107,127,27,320,<text:span text:style-name="T9">2</text:span>,124,190,<text:span text:style-name="T9">2</text:span>,228} - Match on 2</text:p>
      <text:p text:style-name="P81"><text:s text:c="6"/>{101,269,77,139,103,83,191,161,75,222,354,198,276,323,208,29,4,39,34,272}</text:p>
      <text:p text:style-name="P81"><text:s text:c="6"/>{89,27,333,1,347,302,173,176,32,202,281,211,148,230,97,137,306,177,269,37}</text:p>
      <text:p text:style-name="P81"><text:s text:c="6"/>{321,352,156,120,323,322,355,22,87,169,197,339,114,121,224,246,70,285,310,34}</text:p>
      <text:p text:style-name="P81"><text:s text:c="6"/>{10,<text:span text:style-name="T9">347</text:span>,172,238,19,245,214,349,43,216,<text:span text:style-name="T9">347</text:span>,83,263,120,185,14,174,113,86,156} - Match on 347</text:p>
      <text:p text:style-name="P81"><text:s text:c="6"/>{337,357,255,229,241,28,261,214,258,254,235,159,8,268,242,52,67,189,190,180}</text:p>
      <text:p text:style-name="P81"><text:s text:c="6"/>{22,77,62,232,190,<text:span text:style-name="T9">275</text:span>,274,111,16,355,118,365,69,214,298,86,323,<text:span text:style-name="T9">275</text:span>,231,29} - Match on 275</text:p>
      <text:p text:style-name="P81"><text:s text:c="6"/>{162,331,112,63,91,181,261,146,26,142,80,151,335,209,79,70,141,309,191,299}</text:p>
      <text:p text:style-name="P81"><text:s text:c="6"/>{155,89,3,246,172,290,351,78,327,136,216,204,243,110,38,11,70,140,293,310}</text:p>
      <text:p text:style-name="P81"><text:s text:c="6"/>{112,27,238,75,95,170,264,305,268,286,362,124,277,18,319,144,187,242,1,30}</text:p>
      <text:p text:style-name="P81"><text:s text:c="6"/>{334,185,230,180,345,123,42,289,239,39,336,354,290,332,219,154,352,90,49,206}</text:p>
      <text:p text:style-name="P81"><text:s text:c="6"/>{107,109,51,248,184,324,117,64,136,299,230,155,174,105,220,148,61,11,83,112}</text:p>
      <text:p text:style-name="P81"><text:s text:c="6"/>{274,345,318,112,272,295,239,247,80,302,258,158,38,252,280,264,156,296,203,35}</text:p>
      <text:p text:style-name="P81"><text:s text:c="6"/>{154,165,125,<text:span text:style-name="T9">324</text:span>,156,150,61,<text:span text:style-name="T9">324</text:span>,195,351,53,178,329,268,100,171,251,88,82,236} - Match on 324</text:p>
      <text:p text:style-name="P81"><text:s text:c="6"/>{194,251,186,208,192,299,175,151,224,161,221,106,125,115,165,64,339,52,294,219}</text:p>
      <text:p text:style-name="P81"><text:s text:c="6"/>{<text:span text:style-name="T9">202</text:span>,99,140,114,309,319,<text:span text:style-name="T9">202</text:span>,44,168,86,193,27,261,316,156,58,83,40,256,275} - Match on 202</text:p>
      <text:p text:style-name="P81"><text:s text:c="6"/>{167,<text:span text:style-name="T9">349</text:span>,111,351,48,263,29,24,164,108,292,92,19,242,98,296,233,119,<text:span text:style-name="T9">349</text:span>,365} - Match on 349</text:p>
      <text:p text:style-name="P81"><text:s text:c="6"/>{79,143,217,277,328,354,56,163,67,200,<text:span text:style-name="T9">242</text:span>,296,<text:span text:style-name="T9">242</text:span>,37,109,135,35,198,61,141} - Match on 242</text:p>
      <text:p text:style-name="P81"><text:s text:c="6"/>{284,96,94,228,60,149,344,31,232,225,195,328,153,317,97,207,191,58,71,270}</text:p>
      <text:p text:style-name="P81"><text:s text:c="6"/>{251,248,151,262,90,67,18,309,312,82,169,14,4,360,32,205,124,122,131,108}</text:p>
      <text:p text:style-name="P81"><text:s text:c="6"/>{189,<text:span text:style-name="T9">304</text:span>,56,245,308,139,73,155,124,61,318,153,127,226,296,243,199,25,<text:span text:style-name="T9">304</text:span>,282} - Match on 304</text:p>
      <text:p text:style-name="P81"><text:s text:c="6"/>{126,279,193,356,204,355,7,351,123,303,102,245,98,227,181,88,213,78,316,118}</text:p>
      <text:p text:style-name="P81"><text:s text:c="6"/>{153,102,115,333,29,14,192,333,74,70,<text:span text:style-name="T9">266</text:span>,221,295,<text:span text:style-name="T9">266</text:span>,270,81,51,110,215,291} - Match on 266</text:p>
      <text:p text:style-name="P81"><text:s text:c="6"/>{86,312,104,180,70,73,18,214,14,78,198,114,50,129,173,262,41,63,15,282}</text:p>
      <text:p text:style-name="P81"><text:s text:c="6"/>{62,199,234,311,294,88,102,314,288,219,55,34,151,337,279,41,328,124,43,276}</text:p>
      <text:p text:style-name="P81"><text:s text:c="6"/>{336,288,118,186,67,292,37,146,361,299,240,229,264,249,100,34,76,363,55,13}</text:p>
      <text:p text:style-name="P81"><text:s text:c="6"/>{314,24,315,343,<text:span text:style-name="T9">211</text:span>,42,335,343,115,139,301,312,95,331,41,33,206,220,281,<text:span text:style-name="T9">211</text:span>} - Match on 211</text:p>
      <text:p text:style-name="P81"><text:s text:c="6"/>{207,125,175,336,160,265,57,352,71,86,61,349,2,169,258,181,268,27,279,165}</text:p>
      <text:p text:style-name="P26"><text:s text:c="6"/></text:p>
      <text:p text:style-name="P28"><text:soft-page-break/><text:s text:c="6"/>The number of trials is: 40</text:p>
      <text:p text:style-name="P28"><text:s text:c="6"/>The number of people in the room is: 20 </text:p>
      <text:p text:style-name="P28"><text:s text:c="6"/>The number of matches is: 13 / 40 </text:p>
      <text:p text:style-name="P28"><text:s text:c="6"/>The probability of having a birthday match: 0.325</text:p>
      <text:p text:style-name="P67">. <text:s text:c="2"/><text:span text:style-name="T21">%/output</text:span></text:p>
      <text:p text:style-name="Text_20_body">Of the 40 groups of 20 people this program simulated, 13 of the groups had at least <text:span text:style-name="T6">2</text:span> people who had the same birthday. <text:s/>In the data output for these simulations, "<text:span text:style-name="T6">Match on xxx</text:span>" is printed after a group that has a match with "xxx" being the day of the year that the match occurred on. <text:s/>The matched birthdays have also been highlighted in red to make them easier to locate. <text:s/>The simulation indicates that the probability of at least 2 people in a room of 20 having the same birthday is .325.</text:p>
      <text:h text:style-name="Heading_20_2" text:outline-level="2">What Is The Probability Of A Family With Four Children Having Exactly Three Boys?</text:h>
      <text:p text:style-name="Text_20_body">Being a parent is an enormous responsibility and making the decisions which are related to children are among the more important decisions that a person will make in their life. <text:s/>The ability to help with the analysis of important decisions is one of the main uses of computer simulations and this includes situations related to children. <text:s/>For example, if two people have decided they wanted to have <text:span text:style-name="T6">four</text:span> <text:span text:style-name="T6">children</text:span>, they may wonder what the probability is that <text:span text:style-name="T6">exactly three of them</text:span> will be <text:span text:style-name="T6">boys</text:span>. <text:s/>The following simulation is designed to answer this question.</text:p>
      <text:p text:style-name="Text_20_body">This simulation uses a function called RandomPickWeighted() which randomly returns items from a list. <text:s/>Each item has a probability associated with it which determines its chance of being chosen. <text:s/>The probabilities of all the items in the list must sum to 1.</text:p>
      <text:p text:style-name="P61">(Note: the documentation for RandomPickWeighted() can be viewed in the MathPiperDocs plugin by first selecting "Private" checkbox which is at the top of the function tree.).</text:p>
      <text:p text:style-name="P27"/>
      <text:p text:style-name="P40"><text:bookmark-start text:name="DDE_LINK32"/>%mathpiper,title="Three boys simulation"</text:p>
      <text:p text:style-name="P47"/>
      <text:p text:style-name="P28">numberOfTrials <text:span text:style-name="T38">:=</text:span> <text:span text:style-name="T7">40</text:span>;</text:p>
      <text:p text:style-name="P47"/>
      <text:p text:style-name="P28">numberOfChildren <text:span text:style-name="T38">:=</text:span> <text:span text:style-name="T7">4</text:span>;</text:p>
      <text:p text:style-name="P47"/>
      <text:p text:style-name="P28">numberOfBoys <text:span text:style-name="T38">:=</text:span> <text:span text:style-name="T7">3</text:span>;</text:p>
      <text:p text:style-name="P47"/>
      <text:p text:style-name="P28">threeBoysCounter <text:span text:style-name="T38">:=</text:span> <text:span text:style-name="T7">0</text:span>;</text:p>
      <text:p text:style-name="P47"/>
      <text:p text:style-name="P28">girlProbability <text:span text:style-name="T38">:=</text:span> <text:span text:style-name="T7">49</text:span><text:span text:style-name="T5">/</text:span><text:span text:style-name="T7">100</text:span>;</text:p>
      <text:p text:style-name="P47"/>
      <text:p text:style-name="P28">boyProbability <text:span text:style-name="T38">:=</text:span> <text:span text:style-name="T7">51</text:span><text:span text:style-name="T5">/</text:span><text:span text:style-name="T7">100</text:span>;</text:p>
      <text:p text:style-name="P47"/>
      <text:p text:style-name="P28"><text:span text:style-name="T39">Repeat</text:span><text:span text:style-name="T5">(</text:span>numberOfTrials<text:span text:style-name="T5">)</text:span></text:p>
      <text:p text:style-name="Standard">[</text:p>
      <text:p text:style-name="P25"><text:soft-page-break/><text:span text:style-name="T1"><text:s text:c="4"/></text:span><text:span text:style-name="T30">//Create a random list of simulated children.</text:span></text:p>
      <text:p text:style-name="P28"><text:s text:c="4"/>childrenList <text:span text:style-name="T38">:=</text:span> <text:span text:style-name="T20">Table</text:span><text:span text:style-name="T5">(</text:span><text:span text:style-name="T39">RandomPickWeighted</text:span><text:span text:style-name="T5">(</text:span> </text:p>
      <text:p text:style-name="P28"><text:s text:c="8"/><text:span text:style-name="T5">{{</text:span>GIRL,girlProbability<text:span text:style-name="T5">}</text:span>, <text:span text:style-name="T5">{</text:span>BOY,boyProbability<text:span text:style-name="T5">}})</text:span>,</text:p>
      <text:p text:style-name="P67"><text:s text:c="9"/>var,<text:span text:style-name="T7">1</text:span>,numberOfChildren,<text:span text:style-name="T7">1</text:span><text:span text:style-name="T5">)</text:span>; <text:s text:c="3"/></text:p>
      <text:p text:style-name="P28"><text:s text:c="4"/><text:span text:style-name="T28">//Print the list of simulated children (comment</text:span></text:p>
      <text:p text:style-name="P28"><text:s text:c="4"/><text:span text:style-name="T28">//this line out for a large number of trials).</text:span></text:p>
      <text:p text:style-name="P28"><text:s text:c="4"/><text:span text:style-name="T41">Write</text:span><text:span text:style-name="T5">(</text:span>childrenList<text:span text:style-name="T5">)</text:span>;</text:p>
      <text:p text:style-name="P28"><text:s text:c="4"/></text:p>
      <text:p text:style-name="Standard"><text:s text:c="4"/><text:span text:style-name="T28">/*</text:span></text:p>
      <text:p text:style-name="P46"><text:s text:c="6"/>If the list contains 3 boys, increment the three</text:p>
      <text:p text:style-name="P46"><text:s text:c="6"/>boys counter.</text:p>
      <text:p text:style-name="Standard"><text:s text:c="4"/>*/</text:p>
      <text:p text:style-name="P28"><text:s text:c="4"/><text:span text:style-name="T41">If</text:span><text:span text:style-name="T5">(</text:span><text:span text:style-name="T20">Count</text:span><text:span text:style-name="T5">(</text:span>childrenList, BOY<text:span text:style-name="T5">)</text:span> <text:span text:style-name="T5">=</text:span> numberOfBoys, </text:p>
      <text:p text:style-name="Standard"><text:s text:c="8"/>[</text:p>
      <text:p text:style-name="P28"><text:s text:c="12"/>threeBoysCounter<text:span text:style-name="T5">++</text:span>;</text:p>
      <text:p text:style-name="P28"><text:s/></text:p>
      <text:p text:style-name="P28"><text:s text:c="12"/><text:span text:style-name="T41">WriteString</text:span><text:span text:style-name="T5">(</text:span><text:span text:style-name="T40">" - "</text:span><text:span text:style-name="T5">)</text:span>;</text:p>
      <text:p text:style-name="P28"><text:s text:c="12"/><text:span text:style-name="T41">Write</text:span><text:span text:style-name="T5">(</text:span>numberOfBoys<text:span text:style-name="T5">)</text:span>;</text:p>
      <text:p text:style-name="P28"><text:s text:c="12"/><text:span text:style-name="T41">WriteString</text:span><text:span text:style-name="T5">(</text:span><text:span text:style-name="T40">" boys."</text:span><text:span text:style-name="T5">)</text:span>; </text:p>
      <text:p text:style-name="Standard"><text:s text:c="8"/>]<text:span text:style-name="T5">)</text:span>;</text:p>
      <text:p text:style-name="P28"><text:s text:c="4"/></text:p>
      <text:p text:style-name="P28"><text:s text:c="4"/><text:span text:style-name="T20">NewLine</text:span><text:span text:style-name="T5">()</text:span>;</text:p>
      <text:p text:style-name="Standard">];</text:p>
      <text:p text:style-name="P47"/>
      <text:p text:style-name="P28"><text:span text:style-name="T20">NewLine</text:span><text:span text:style-name="T5">()</text:span>;</text:p>
      <text:p text:style-name="P28"><text:span text:style-name="T20">Echo</text:span><text:span text:style-name="T5">(</text:span><text:span text:style-name="T40">"The number of trials is: "</text:span>, numberOfTrials<text:span text:style-name="T5">)</text:span>;</text:p>
      <text:p text:style-name="P28"><text:span text:style-name="T20">Echo</text:span><text:span text:style-name="T5">(</text:span><text:span text:style-name="T40">"The number of children is: "</text:span>, numberOfChildren<text:span text:style-name="T5">)</text:span>;</text:p>
      <text:p text:style-name="P28"><text:span text:style-name="T20">Echo</text:span><text:span text:style-name="T5">(</text:span><text:span text:style-name="T40">"The number of trials which have 3 boys: "</text:span>, </text:p>
      <text:p text:style-name="P28"><text:s text:c="4"/>threeBoysCounter, <text:span text:style-name="T40">"/ "</text:span>, numberOfTrials<text:span text:style-name="T5">)</text:span>;</text:p>
      <text:p text:style-name="P28"><text:span text:style-name="T20">Echo</text:span><text:span text:style-name="T5">(</text:span><text:span text:style-name="T40">"The probability of having 3 boys: "</text:span>, </text:p>
      <text:p text:style-name="P28"><text:s text:c="4"/><text:span text:style-name="T20">N</text:span><text:span text:style-name="T5">(</text:span>threeBoysCounter<text:span text:style-name="T5">/</text:span>numberOfTrials<text:span text:style-name="T5">)</text:span> <text:span text:style-name="T5">)</text:span>;</text:p>
      <text:p text:style-name="P47"/>
      <text:p text:style-name="P40">%/mathpiper<text:bookmark-end text:name="DDE_LINK32"/></text:p>
      <text:p text:style-name="P47"/>
      <text:p text:style-name="P28"><text:s text:c="4"/><text:span text:style-name="T21">%output,preserve="false"</text:span></text:p>
      <text:p text:style-name="P28"><text:s text:c="6"/><text:span text:style-name="T21">Result:</text:span> True</text:p>
      <text:p text:style-name="P28"><text:s text:c="6"/></text:p>
      <text:p text:style-name="P28"><text:s text:c="6"/><text:span text:style-name="T32">Side Effects:</text:span></text:p>
      <text:p text:style-name="P28"><text:s text:c="6"/>{GIRL,GIRL,BOY,GIRL}</text:p>
      <text:p text:style-name="P28"><text:s text:c="6"/>{GIRL,BOY,GIRL,GIRL}</text:p>
      <text:p text:style-name="P28"><text:s text:c="6"/>{GIRL,GIRL,BOY,GIRL}</text:p>
      <text:p text:style-name="P28"><text:s text:c="6"/>{GIRL,GIRL,BOY,BOY}</text:p>
      <text:p text:style-name="P28"><text:s text:c="6"/>{GIRL,BOY,BOY,BOY} - 3 boys.</text:p>
      <text:p text:style-name="P28"><text:s text:c="6"/>{GIRL,GIRL,BOY,GIRL}</text:p>
      <text:p text:style-name="P28"><text:s text:c="6"/>{BOY,BOY,BOY,BOY}</text:p>
      <text:p text:style-name="P28"><text:s text:c="6"/>{GIRL,BOY,GIRL,GIRL}</text:p>
      <text:p text:style-name="P28"><text:s text:c="6"/>{GIRL,BOY,GIRL,BOY}</text:p>
      <text:p text:style-name="P28"><text:s text:c="6"/>{GIRL,BOY,BOY,GIRL}</text:p>
      <text:p text:style-name="P28"><text:s text:c="6"/>{BOY,BOY,BOY,GIRL} - 3 boys.</text:p>
      <text:p text:style-name="P28"><text:s text:c="6"/>{GIRL,GIRL,GIRL,BOY}</text:p>
      <text:p text:style-name="P28"><text:s text:c="6"/>{BOY,BOY,GIRL,BOY} - 3 boys.</text:p>
      <text:p text:style-name="P28"><text:s text:c="6"/>{GIRL,GIRL,BOY,BOY}</text:p>
      <text:p text:style-name="P28"><text:s text:c="6"/>{GIRL,BOY,BOY,BOY} - 3 boys.</text:p>
      <text:p text:style-name="P28"><text:s text:c="6"/>{GIRL,GIRL,BOY,BOY}</text:p>
      <text:p text:style-name="P28"><text:soft-page-break/><text:s text:c="6"/>{GIRL,GIRL,GIRL,BOY}</text:p>
      <text:p text:style-name="P28"><text:s text:c="6"/>{BOY,GIRL,BOY,BOY} - 3 boys.</text:p>
      <text:p text:style-name="P28"><text:s text:c="6"/>{GIRL,GIRL,BOY,GIRL}</text:p>
      <text:p text:style-name="P28"><text:s text:c="6"/>{GIRL,BOY,BOY,BOY} - 3 boys.</text:p>
      <text:p text:style-name="P28"><text:s text:c="6"/>{BOY,GIRL,BOY,GIRL}</text:p>
      <text:p text:style-name="P28"><text:s text:c="6"/>{GIRL,GIRL,GIRL,BOY}</text:p>
      <text:p text:style-name="P28"><text:s text:c="6"/>{BOY,GIRL,GIRL,GIRL}</text:p>
      <text:p text:style-name="P28"><text:s text:c="6"/>{GIRL,BOY,BOY,GIRL}</text:p>
      <text:p text:style-name="P28"><text:s text:c="6"/>{GIRL,BOY,GIRL,GIRL}</text:p>
      <text:p text:style-name="P28"><text:s text:c="6"/>{GIRL,GIRL,BOY,BOY}</text:p>
      <text:p text:style-name="P28"><text:s text:c="6"/>{BOY,GIRL,GIRL,BOY}</text:p>
      <text:p text:style-name="P28"><text:s text:c="6"/>{BOY,BOY,GIRL,GIRL}</text:p>
      <text:p text:style-name="P28"><text:s text:c="6"/>{BOY,BOY,BOY,GIRL} - 3 boys.</text:p>
      <text:p text:style-name="P28"><text:s text:c="6"/>{GIRL,GIRL,BOY,GIRL}</text:p>
      <text:p text:style-name="P28"><text:s text:c="6"/>{GIRL,BOY,GIRL,GIRL}</text:p>
      <text:p text:style-name="P28"><text:s text:c="6"/>{GIRL,GIRL,BOY,BOY}</text:p>
      <text:p text:style-name="P28"><text:s text:c="6"/>{BOY,BOY,BOY,GIRL} - 3 boys.</text:p>
      <text:p text:style-name="P28"><text:s text:c="6"/>{GIRL,BOY,GIRL,BOY}</text:p>
      <text:p text:style-name="P28"><text:s text:c="6"/>{BOY,BOY,GIRL,GIRL}</text:p>
      <text:p text:style-name="P28"><text:s text:c="6"/>{BOY,BOY,BOY,GIRL} - 3 boys.</text:p>
      <text:p text:style-name="P28"><text:s text:c="6"/>{GIRL,GIRL,BOY,GIRL}</text:p>
      <text:p text:style-name="P28"><text:s text:c="6"/>{GIRL,BOY,GIRL,GIRL}</text:p>
      <text:p text:style-name="P28"><text:s text:c="6"/>{BOY,GIRL,BOY,GIRL}</text:p>
      <text:p text:style-name="P28"><text:s text:c="6"/>{GIRL,GIRL,BOY,BOY}</text:p>
      <text:p text:style-name="P28"><text:s text:c="6"/></text:p>
      <text:p text:style-name="P28"><text:s text:c="6"/>The number of trials is: 40 </text:p>
      <text:p text:style-name="P28"><text:s text:c="6"/>The number of children is: 4 </text:p>
      <text:p text:style-name="P28"><text:s text:c="6"/>The number of trials which have 3 boys: 9 / 40 </text:p>
      <text:p text:style-name="P28"><text:s text:c="6"/>The probability of having 3 boys: 0.225</text:p>
      <text:p text:style-name="P25"><text:span text:style-name="T1">. <text:s text:c="2"/></text:span><text:span text:style-name="T27">%/output</text:span></text:p>
      <text:p text:style-name="P25"/>
      <text:p text:style-name="Text_20_body">The first thing to notice in this program is that the probability of having a boy is slightly higher than the probability for having a girl. <text:s/>This information was obtained through observations that have been conducted over a long period of time. <text:s/>As for the data, the program generated 40 simulated sets of <text:span text:style-name="T6">four</text:span> children and 9 of these sets contained exactly <text:span text:style-name="T6">three</text:span> boys. <text:s/>It was determined that the probability of having exactly <text:span text:style-name="T6">three</text:span> boys with <text:span text:style-name="T6">four</text:span> children is .225.</text:p>
      <text:h text:style-name="Heading_20_2" text:outline-level="2">What Is The Probability Of Having Three Or More Hits In Five Basketball Free throws?</text:h>
      <text:p text:style-name="Text_20_body">Sports are often a fertile area for statistical analysis and examples of this include batting averages in baseball, receiving yards in football, and free throws in basketball. <text:s/>The following simulation determines what the probability is for a given basketball player who normally hits 30% of their shots to have three or more hits in five free throws:</text:p>
      <text:p text:style-name="P40"/>
      <text:p text:style-name="P40"><text:bookmark-start text:name="DDE_LINK33"/>%mathpiper,title="Five basketball free throws."</text:p>
      <text:p text:style-name="P47"/>
      <text:p text:style-name="P28">numberOfTrials <text:span text:style-name="T38">:=</text:span> <text:span text:style-name="T7">40</text:span>;</text:p>
      <text:p text:style-name="P47"/>
      <text:p text:style-name="P46">//A success is defined as 3 or more hits.</text:p>
      <text:p text:style-name="P28"><text:soft-page-break/>successesCounter <text:span text:style-name="T38">:=</text:span> <text:span text:style-name="T7">0</text:span>;</text:p>
      <text:p text:style-name="P47"/>
      <text:p text:style-name="P28">numberOfThrows <text:span text:style-name="T38">:=</text:span> <text:span text:style-name="T7">5</text:span>;</text:p>
      <text:p text:style-name="P47"/>
      <text:p text:style-name="P28">hitProbability <text:span text:style-name="T38">:=</text:span> .<text:span text:style-name="T7">30</text:span>;</text:p>
      <text:p text:style-name="P47"/>
      <text:p text:style-name="P28">missProbability <text:span text:style-name="T38">:=</text:span> .<text:span text:style-name="T7">70</text:span>;</text:p>
      <text:p text:style-name="P47"/>
      <text:p text:style-name="P28"><text:span text:style-name="T39">Repeat</text:span><text:span text:style-name="T5">(</text:span>numberOfTrials<text:span text:style-name="T5">)</text:span></text:p>
      <text:p text:style-name="Standard">[</text:p>
      <text:p text:style-name="P28"><text:s text:c="4"/>sampleList <text:span text:style-name="T38">:=</text:span> <text:span text:style-name="T20">Table</text:span><text:span text:style-name="T5">(</text:span><text:span text:style-name="T39">RandomPickWeighted</text:span><text:span text:style-name="T5">(</text:span></text:p>
      <text:p text:style-name="P28"><text:s text:c="8"/><text:span text:style-name="T5">{{</text:span>HIT,hitProbability<text:span text:style-name="T5">}</text:span>, <text:span text:style-name="T5">{</text:span>MISS,missProbability<text:span text:style-name="T5">}})</text:span>, </text:p>
      <text:p text:style-name="P67"><text:span text:style-name="T5"><text:s text:c="8"/></text:span><text:span text:style-name="T46">var</text:span><text:span text:style-name="T5">,</text:span><text:span text:style-name="T8">1</text:span><text:span text:style-name="T5">,</text:span><text:span text:style-name="T46">numberOfThrows</text:span><text:span text:style-name="T5">,</text:span><text:span text:style-name="T8">1</text:span><text:span text:style-name="T5">);</text:span></text:p>
      <text:p text:style-name="P28"><text:s text:c="4"/><text:span text:style-name="T28">//Print the list of simulated throws (comment</text:span></text:p>
      <text:p text:style-name="P28"><text:s text:c="4"/><text:span text:style-name="T28">//this line out for a large number of trials).</text:span></text:p>
      <text:p text:style-name="P28"><text:s text:c="4"/><text:span text:style-name="T41">Write</text:span><text:span text:style-name="T5">(</text:span>sampleList<text:span text:style-name="T5">)</text:span>;</text:p>
      <text:p text:style-name="P28"><text:s text:c="4"/></text:p>
      <text:p text:style-name="Standard"><text:s text:c="4"/><text:span text:style-name="T28">/*</text:span></text:p>
      <text:p text:style-name="P46"><text:s text:c="6"/>If the list contains 3 or more hits, increment the</text:p>
      <text:p text:style-name="P46"><text:s text:c="6"/>success counter.</text:p>
      <text:p text:style-name="Standard"><text:s text:c="4"/>*/</text:p>
      <text:p text:style-name="P28"><text:s text:c="4"/><text:span text:style-name="T41">If</text:span><text:span text:style-name="T5">(</text:span><text:span text:style-name="T20">Count</text:span><text:span text:style-name="T5">(</text:span>sampleList,HIT<text:span text:style-name="T5">)</text:span> <text:span text:style-name="T5">&gt;=</text:span> <text:span text:style-name="T7">3</text:span>,</text:p>
      <text:p text:style-name="Standard"><text:s text:c="8"/>[</text:p>
      <text:p text:style-name="P28"><text:s text:c="12"/>successesCounter<text:span text:style-name="T5">++</text:span>;</text:p>
      <text:p text:style-name="P28"><text:s/></text:p>
      <text:p text:style-name="P28"><text:s text:c="12"/><text:span text:style-name="T41">WriteString</text:span><text:span text:style-name="T5">(</text:span><text:span text:style-name="T40">" - "</text:span><text:span text:style-name="T5">)</text:span>;</text:p>
      <text:p text:style-name="P28"><text:s text:c="12"/><text:span text:style-name="T41">WriteString</text:span><text:span text:style-name="T5">(</text:span><text:span text:style-name="T40">" success."</text:span><text:span text:style-name="T5">)</text:span>; </text:p>
      <text:p text:style-name="Standard"><text:s text:c="8"/>]<text:span text:style-name="T5">)</text:span>;</text:p>
      <text:p text:style-name="P28"><text:s text:c="4"/></text:p>
      <text:p text:style-name="P28"><text:s text:c="4"/><text:span text:style-name="T20">NewLine</text:span><text:span text:style-name="T5">()</text:span>;</text:p>
      <text:p text:style-name="Standard">];</text:p>
      <text:p text:style-name="P47"/>
      <text:p text:style-name="P28"><text:span text:style-name="T20">NewLine</text:span><text:span text:style-name="T5">()</text:span>;</text:p>
      <text:p text:style-name="P28"><text:span text:style-name="T20">Echo</text:span><text:span text:style-name="T5">(</text:span><text:span text:style-name="T40">"The number of trials is: "</text:span>, numberOfTrials<text:span text:style-name="T5">)</text:span>;</text:p>
      <text:p text:style-name="P28"><text:span text:style-name="T20">Echo</text:span><text:span text:style-name="T5">(</text:span><text:span text:style-name="T40">"The number of throws is: "</text:span>, numberOfThrows<text:span text:style-name="T5">)</text:span>;</text:p>
      <text:p text:style-name="P28"><text:span text:style-name="T20">Echo</text:span><text:span text:style-name="T5">(</text:span><text:span text:style-name="T40">"The number of trials which have 3 or more hits: "</text:span>, </text:p>
      <text:p text:style-name="P28"><text:s text:c="4"/>successesCounter, <text:span text:style-name="T40">"/ "</text:span>, numberOfTrials<text:span text:style-name="T5">)</text:span>;</text:p>
      <text:p text:style-name="P28"><text:span text:style-name="T20">Echo</text:span><text:span text:style-name="T5">(</text:span><text:span text:style-name="T40">"The probability of having 3 or more hits: "</text:span>, </text:p>
      <text:p text:style-name="P28"><text:s text:c="4"/><text:span text:style-name="T20">N</text:span><text:span text:style-name="T5">(</text:span>successesCounter<text:span text:style-name="T5">/</text:span>numberOfTrials<text:span text:style-name="T5">)</text:span> <text:span text:style-name="T5">)</text:span>;</text:p>
      <text:p text:style-name="P47"/>
      <text:p text:style-name="P40">%/mathpiper<text:bookmark-end text:name="DDE_LINK33"/></text:p>
      <text:p text:style-name="P47"/>
      <text:p text:style-name="P28"><text:s text:c="4"/><text:span text:style-name="T21">%output,preserve="false"</text:span></text:p>
      <text:p text:style-name="P28"><text:s text:c="6"/><text:span text:style-name="T21">Result:</text:span> True</text:p>
      <text:p text:style-name="P28"><text:s text:c="6"/></text:p>
      <text:p text:style-name="P28"><text:s text:c="6"/><text:span text:style-name="T32">Side Effects:</text:span></text:p>
      <text:p text:style-name="P28"><text:s text:c="6"/>{HIT,MISS,HIT,HIT,HIT} - <text:s/>success.</text:p>
      <text:p text:style-name="P28"><text:s text:c="6"/>{HIT,MISS,MISS,HIT,MISS}</text:p>
      <text:p text:style-name="P28"><text:s text:c="6"/>{MISS,MISS,MISS,MISS,HIT}</text:p>
      <text:p text:style-name="P28"><text:s text:c="6"/>{MISS,MISS,MISS,HIT,HIT}</text:p>
      <text:p text:style-name="P28"><text:s text:c="6"/>{MISS,HIT,MISS,MISS,HIT}</text:p>
      <text:p text:style-name="P28"><text:s text:c="6"/>{MISS,MISS,MISS,HIT,MISS}</text:p>
      <text:p text:style-name="P28"><text:s text:c="6"/>{MISS,HIT,MISS,HIT,MISS}</text:p>
      <text:p text:style-name="P28"><text:s text:c="6"/>{MISS,HIT,HIT,MISS,MISS}</text:p>
      <text:p text:style-name="P28"><text:soft-page-break/><text:s text:c="6"/>{MISS,MISS,MISS,MISS,MISS}</text:p>
      <text:p text:style-name="P28"><text:s text:c="6"/>{MISS,HIT,MISS,MISS,MISS}</text:p>
      <text:p text:style-name="P28"><text:s text:c="6"/>{HIT,MISS,MISS,MISS,MISS}</text:p>
      <text:p text:style-name="P28"><text:s text:c="6"/>{HIT,HIT,HIT,HIT,MISS} - <text:s/>success.</text:p>
      <text:p text:style-name="P28"><text:s text:c="6"/>{MISS,MISS,MISS,MISS,HIT}</text:p>
      <text:p text:style-name="P28"><text:s text:c="6"/>{MISS,MISS,MISS,MISS,MISS}</text:p>
      <text:p text:style-name="P28"><text:s text:c="6"/>{MISS,MISS,MISS,MISS,HIT}</text:p>
      <text:p text:style-name="P28"><text:s text:c="6"/>{MISS,MISS,MISS,MISS,HIT}</text:p>
      <text:p text:style-name="P28"><text:s text:c="6"/>{MISS,MISS,MISS,MISS,MISS}</text:p>
      <text:p text:style-name="P28"><text:s text:c="6"/>{HIT,MISS,MISS,HIT,MISS}</text:p>
      <text:p text:style-name="P28"><text:s text:c="6"/>{MISS,MISS,MISS,HIT,MISS}</text:p>
      <text:p text:style-name="P28"><text:s text:c="6"/>{MISS,MISS,MISS,MISS,HIT}</text:p>
      <text:p text:style-name="P28"><text:s text:c="6"/>{MISS,HIT,MISS,HIT,MISS}</text:p>
      <text:p text:style-name="P28"><text:s text:c="6"/>{MISS,HIT,MISS,MISS,MISS}</text:p>
      <text:p text:style-name="P28"><text:s text:c="6"/>{HIT,MISS,MISS,HIT,HIT} - <text:s/>success.</text:p>
      <text:p text:style-name="P28"><text:s text:c="6"/>{MISS,HIT,MISS,MISS,MISS}</text:p>
      <text:p text:style-name="P28"><text:s text:c="6"/>{MISS,HIT,MISS,MISS,MISS}</text:p>
      <text:p text:style-name="P28"><text:s text:c="6"/>{MISS,MISS,MISS,MISS,MISS}</text:p>
      <text:p text:style-name="P28"><text:s text:c="6"/>{MISS,MISS,MISS,MISS,HIT}</text:p>
      <text:p text:style-name="P28"><text:s text:c="6"/>{MISS,HIT,MISS,HIT,HIT} - <text:s/>success.</text:p>
      <text:p text:style-name="P28"><text:s text:c="6"/>{HIT,MISS,MISS,MISS,HIT}</text:p>
      <text:p text:style-name="P28"><text:s text:c="6"/>{MISS,HIT,MISS,MISS,MISS}</text:p>
      <text:p text:style-name="P28"><text:s text:c="6"/>{HIT,MISS,MISS,HIT,HIT} - <text:s/>success.</text:p>
      <text:p text:style-name="P28"><text:s text:c="6"/>{MISS,HIT,MISS,MISS,HIT}</text:p>
      <text:p text:style-name="P28"><text:s text:c="6"/>{HIT,MISS,HIT,MISS,MISS}</text:p>
      <text:p text:style-name="P28"><text:s text:c="6"/>{HIT,MISS,MISS,MISS,MISS}</text:p>
      <text:p text:style-name="P28"><text:s text:c="6"/>{MISS,MISS,MISS,HIT,HIT}</text:p>
      <text:p text:style-name="P28"><text:s text:c="6"/>{HIT,HIT,MISS,HIT,MISS} - <text:s/>success.</text:p>
      <text:p text:style-name="P28"><text:s text:c="6"/>{MISS,HIT,MISS,MISS,HIT}</text:p>
      <text:p text:style-name="P28"><text:s text:c="6"/>{MISS,MISS,HIT,MISS,MISS}</text:p>
      <text:p text:style-name="P28"><text:s text:c="6"/>{MISS,MISS,MISS,MISS,MISS}</text:p>
      <text:p text:style-name="P28"><text:s text:c="6"/>{MISS,MISS,MISS,MISS,HIT}</text:p>
      <text:p text:style-name="P28"><text:s text:c="6"/></text:p>
      <text:p text:style-name="P28"><text:s text:c="6"/>The number of trials is: 40 </text:p>
      <text:p text:style-name="P28"><text:s text:c="6"/>The number of throws is: 5 </text:p>
      <text:p text:style-name="P28"><text:s text:c="6"/>The number of trials which have 3 or more hits: 6 / 40 </text:p>
      <text:p text:style-name="P28"><text:s text:c="6"/>The probability of having 3 or more hits: 0.15</text:p>
      <text:p text:style-name="P67">. <text:s text:c="2"/><text:span text:style-name="T21">%/output</text:span></text:p>
      <text:p text:style-name="P49">This program generated 40 simulated sets of <text:span text:style-name="T6">five</text:span> free throws. <text:s/><text:span text:style-name="T6">Six</text:span> of the 40 sets contained <text:span text:style-name="T6">three or more</text:span> hits which means that the probability of this player having three hits out of <text:span text:style-name="T6">five</text:span> free throws is .15.</text:p>
      <text:h text:style-name="Heading_20_2" text:outline-level="2">Shooting At A Target</text:h>
      <text:p text:style-name="Text_20_body">Target shooting is a sport which is practiced across the world and it is so popular that there are a number of Olympic events which are based upon it. <text:s/>The following program simulates shooting at a target which consists of a black bullseye and one white ring around the bullseye. <text:s/>A shot can hit in the black, hit in the white, or miss the target completely. <text:s/>We are interested in determining the probability that out of five shots, exactly one will be in the black and three will be in the white:</text:p>
      <text:p text:style-name="P40"/>
      <text:p text:style-name="P40"><text:bookmark-start text:name="DDE_LINK34"/><text:soft-page-break/>%mathpiper,title="Shooting at a target."</text:p>
      <text:p text:style-name="P47"/>
      <text:p text:style-name="P28">numberOfTrials <text:span text:style-name="T38">:=</text:span> <text:span text:style-name="T7">40</text:span>;</text:p>
      <text:p text:style-name="P47"/>
      <text:p text:style-name="P28">numberOfShots <text:span text:style-name="T38">:=</text:span> <text:span text:style-name="T7">5</text:span>;</text:p>
      <text:p text:style-name="P47"/>
      <text:p text:style-name="P28">successCounter <text:span text:style-name="T38">:=</text:span> <text:span text:style-name="T7">0</text:span>;</text:p>
      <text:p text:style-name="P47"/>
      <text:p text:style-name="P28"><text:span text:style-name="T39">Repeat</text:span><text:span text:style-name="T5">(</text:span>numberOfTrials<text:span text:style-name="T5">)</text:span></text:p>
      <text:p text:style-name="Standard">[</text:p>
      <text:p text:style-name="P28"><text:s text:c="4"/>sampleList <text:span text:style-name="T38">:=</text:span> <text:span text:style-name="T20">Table</text:span><text:span text:style-name="T5">(</text:span><text:span text:style-name="T39">RandomPickWeighted</text:span><text:span text:style-name="T5">(</text:span></text:p>
      <text:p text:style-name="P28"><text:s text:c="8"/><text:span text:style-name="T5">{{</text:span>BLACK,<text:span text:style-name="T7">15</text:span><text:span text:style-name="T5">/</text:span><text:span text:style-name="T7">100</text:span><text:span text:style-name="T5">}</text:span>, <text:span text:style-name="T5">{</text:span>WHITE,<text:span text:style-name="T7">55</text:span><text:span text:style-name="T5">/</text:span><text:span text:style-name="T7">100</text:span><text:span text:style-name="T5">}</text:span>, <text:span text:style-name="T5">{</text:span>MISS,<text:span text:style-name="T7">30</text:span><text:span text:style-name="T5">/</text:span><text:span text:style-name="T7">100</text:span><text:span text:style-name="T5">}})</text:span>, </text:p>
      <text:p text:style-name="P67"><text:span text:style-name="T5"><text:s text:c="8"/></text:span><text:span text:style-name="T46">var</text:span><text:span text:style-name="T5">,</text:span><text:span text:style-name="T8">1</text:span><text:span text:style-name="T5">,</text:span><text:span text:style-name="T46">numberOfShots</text:span><text:span text:style-name="T5">,</text:span><text:span text:style-name="T8">1</text:span><text:span text:style-name="T5">);</text:span></text:p>
      <text:p text:style-name="P28"><text:s text:c="4"/><text:span text:style-name="T28">//Print the list of simulated throws (comment</text:span></text:p>
      <text:p text:style-name="P28"><text:s text:c="4"/><text:span text:style-name="T28">//this line out for a large number of trials).</text:span></text:p>
      <text:p text:style-name="P28"><text:s text:c="4"/><text:span text:style-name="T41">Write</text:span><text:span text:style-name="T5">(</text:span>sampleList<text:span text:style-name="T5">)</text:span>;</text:p>
      <text:p text:style-name="P28"><text:s text:c="4"/></text:p>
      <text:p text:style-name="P28"><text:s text:c="4"/></text:p>
      <text:p text:style-name="Standard"><text:s text:c="4"/><text:span text:style-name="T28">/*</text:span></text:p>
      <text:p text:style-name="P46"><text:s text:c="6"/>If the list contains 1 hit in the black and 3 hits</text:p>
      <text:p text:style-name="P46"><text:s text:c="6"/>in the white, increment the successCounter.</text:p>
      <text:p text:style-name="Standard"><text:s text:c="4"/>*/</text:p>
      <text:p text:style-name="P28"><text:s text:c="4"/><text:span text:style-name="T41">If</text:span><text:span text:style-name="T5">(</text:span><text:span text:style-name="T20">Count</text:span><text:span text:style-name="T5">(</text:span>sampleList,BLACK<text:span text:style-name="T5">)=</text:span> <text:span text:style-name="T7">1</text:span> <text:span text:style-name="T41">And</text:span> <text:span text:style-name="T20">Count</text:span><text:span text:style-name="T5">(</text:span>sampleList,WHITE<text:span text:style-name="T5">)</text:span> <text:span text:style-name="T5">=</text:span> <text:span text:style-name="T7">3</text:span>,</text:p>
      <text:p text:style-name="Standard"><text:s text:c="8"/>[</text:p>
      <text:p text:style-name="P28"><text:s text:c="12"/>successCounter<text:span text:style-name="T5">++</text:span>;</text:p>
      <text:p text:style-name="P28"><text:s/></text:p>
      <text:p text:style-name="P28"><text:s text:c="12"/><text:span text:style-name="T41">WriteString</text:span><text:span text:style-name="T5">(</text:span><text:span text:style-name="T40">" - "</text:span><text:span text:style-name="T5">)</text:span>;</text:p>
      <text:p text:style-name="P28"><text:s text:c="12"/><text:span text:style-name="T41">WriteString</text:span><text:span text:style-name="T5">(</text:span><text:span text:style-name="T40">" success."</text:span><text:span text:style-name="T5">)</text:span>; </text:p>
      <text:p text:style-name="Standard"><text:s text:c="8"/>]<text:span text:style-name="T5">)</text:span>;</text:p>
      <text:p text:style-name="P28"><text:s text:c="4"/></text:p>
      <text:p text:style-name="P28"><text:s text:c="4"/><text:span text:style-name="T20">NewLine</text:span><text:span text:style-name="T5">()</text:span>;</text:p>
      <text:p text:style-name="P28"><text:s text:c="4"/></text:p>
      <text:p text:style-name="Standard">];</text:p>
      <text:p text:style-name="P47"/>
      <text:p text:style-name="P28"><text:span text:style-name="T20">NewLine</text:span><text:span text:style-name="T5">()</text:span>;</text:p>
      <text:p text:style-name="P28"><text:span text:style-name="T20">Echo</text:span><text:span text:style-name="T5">(</text:span><text:span text:style-name="T40">"The number of trials is: "</text:span>, numberOfTrials<text:span text:style-name="T5">)</text:span>;</text:p>
      <text:p text:style-name="P28"><text:span text:style-name="T20">Echo</text:span><text:span text:style-name="T5">(</text:span><text:span text:style-name="T40">"The number of shots per trial is: "</text:span>, numberOfShots<text:span text:style-name="T5">)</text:span>;</text:p>
      <text:p text:style-name="P28"><text:span text:style-name="T20">Echo</text:span><text:span text:style-name="T5">(</text:span><text:span text:style-name="T40">"The number of trials which have 1 black hit and 3 white hits: "</text:span>, </text:p>
      <text:p text:style-name="P28"><text:s text:c="4"/>successCounter, <text:span text:style-name="T40">"/ "</text:span>, numberOfTrials<text:span text:style-name="T5">)</text:span>;</text:p>
      <text:p text:style-name="P28"><text:span text:style-name="T20">Echo</text:span><text:span text:style-name="T5">(</text:span><text:span text:style-name="T40">"The probability of having 1 black hit and 3 white hits: "</text:span>, </text:p>
      <text:p text:style-name="P28"><text:s text:c="4"/><text:span text:style-name="T20">N</text:span><text:span text:style-name="T5">(</text:span>successCounter<text:span text:style-name="T5">/</text:span>numberOfTrials<text:span text:style-name="T5">)</text:span> <text:span text:style-name="T5">)</text:span>;</text:p>
      <text:p text:style-name="P47"/>
      <text:p text:style-name="P40">%/mathpiper<text:bookmark-end text:name="DDE_LINK34"/></text:p>
      <text:p text:style-name="P47"/>
      <text:p text:style-name="P28"><text:s text:c="4"/><text:span text:style-name="T21">%output,preserve="false"</text:span></text:p>
      <text:p text:style-name="P28"><text:s text:c="6"/><text:span text:style-name="T21">Result:</text:span> True</text:p>
      <text:p text:style-name="P28"><text:s text:c="6"/></text:p>
      <text:p text:style-name="P28"><text:s text:c="6"/><text:span text:style-name="T32">Side Effects:</text:span></text:p>
      <text:p text:style-name="P28"><text:s text:c="6"/>{WHITE,BLACK,WHITE,MISS,BLACK}</text:p>
      <text:p text:style-name="P28"><text:s text:c="6"/>{WHITE,BLACK,WHITE,WHITE,MISS} - <text:s/>success.</text:p>
      <text:p text:style-name="P28"><text:s text:c="6"/>{MISS,WHITE,MISS,WHITE,WHITE}</text:p>
      <text:p text:style-name="P28"><text:s text:c="6"/>{MISS,BLACK,MISS,MISS,WHITE}</text:p>
      <text:p text:style-name="P28"><text:s text:c="6"/>{WHITE,MISS,MISS,MISS,WHITE}</text:p>
      <text:p text:style-name="P28"><text:s text:c="6"/>{WHITE,WHITE,WHITE,WHITE,WHITE}</text:p>
      <text:p text:style-name="P28"><text:soft-page-break/><text:s text:c="6"/>{WHITE,WHITE,WHITE,MISS,BLACK} - <text:s/>success.</text:p>
      <text:p text:style-name="P28"><text:s text:c="6"/>{WHITE,WHITE,BLACK,BLACK,MISS}</text:p>
      <text:p text:style-name="P28"><text:s text:c="6"/>{MISS,WHITE,BLACK,BLACK,WHITE}</text:p>
      <text:p text:style-name="P28"><text:s text:c="6"/>{MISS,MISS,WHITE,WHITE,WHITE}</text:p>
      <text:p text:style-name="P28"><text:s text:c="6"/>{WHITE,MISS,MISS,MISS,WHITE}</text:p>
      <text:p text:style-name="P28"><text:s text:c="6"/>{BLACK,BLACK,BLACK,BLACK,WHITE}</text:p>
      <text:p text:style-name="P28"><text:s text:c="6"/>{MISS,MISS,WHITE,MISS,BLACK}</text:p>
      <text:p text:style-name="P28"><text:s text:c="6"/>{MISS,WHITE,WHITE,BLACK,WHITE} - <text:s/>success.</text:p>
      <text:p text:style-name="P28"><text:s text:c="6"/>{MISS,MISS,MISS,WHITE,BLACK}</text:p>
      <text:p text:style-name="P28"><text:s text:c="6"/>{WHITE,WHITE,WHITE,WHITE,WHITE}</text:p>
      <text:p text:style-name="P28"><text:s text:c="6"/>{MISS,WHITE,WHITE,WHITE,MISS}</text:p>
      <text:p text:style-name="P28"><text:s text:c="6"/>{WHITE,WHITE,WHITE,BLACK,WHITE}</text:p>
      <text:p text:style-name="P28"><text:s text:c="6"/>{WHITE,WHITE,MISS,WHITE,WHITE}</text:p>
      <text:p text:style-name="P28"><text:s text:c="6"/>{MISS,WHITE,WHITE,BLACK,BLACK}</text:p>
      <text:p text:style-name="P28"><text:s text:c="6"/>{WHITE,BLACK,WHITE,WHITE,BLACK}</text:p>
      <text:p text:style-name="P28"><text:s text:c="6"/>{WHITE,WHITE,WHITE,MISS,WHITE}</text:p>
      <text:p text:style-name="P28"><text:s text:c="6"/>{WHITE,WHITE,WHITE,WHITE,MISS}</text:p>
      <text:p text:style-name="P28"><text:s text:c="6"/>{WHITE,WHITE,MISS,MISS,BLACK}</text:p>
      <text:p text:style-name="P28"><text:s text:c="6"/>{WHITE,MISS,WHITE,BLACK,WHITE} - <text:s/>success.</text:p>
      <text:p text:style-name="P28"><text:s text:c="6"/>{WHITE,WHITE,WHITE,WHITE,MISS}</text:p>
      <text:p text:style-name="P28"><text:s text:c="6"/>{WHITE,MISS,BLACK,WHITE,WHITE} - <text:s/>success.</text:p>
      <text:p text:style-name="P28"><text:s text:c="6"/>{BLACK,WHITE,WHITE,MISS,MISS}</text:p>
      <text:p text:style-name="P28"><text:s text:c="6"/>{BLACK,WHITE,WHITE,WHITE,WHITE}</text:p>
      <text:p text:style-name="P28"><text:s text:c="6"/>{MISS,BLACK,MISS,MISS,MISS}</text:p>
      <text:p text:style-name="P28"><text:s text:c="6"/>{MISS,WHITE,MISS,BLACK,MISS}</text:p>
      <text:p text:style-name="P28"><text:s text:c="6"/>{WHITE,WHITE,MISS,WHITE,MISS}</text:p>
      <text:p text:style-name="P28"><text:s text:c="6"/>{WHITE,MISS,WHITE,BLACK,MISS}</text:p>
      <text:p text:style-name="P28"><text:s text:c="6"/>{BLACK,BLACK,WHITE,MISS,WHITE}</text:p>
      <text:p text:style-name="P28"><text:s text:c="6"/>{WHITE,BLACK,WHITE,MISS,WHITE} - success</text:p>
      <text:p text:style-name="P28"><text:s text:c="6"/>{MISS,MISS,MISS,MISS,MISS}</text:p>
      <text:p text:style-name="P28"><text:s text:c="6"/>{WHITE,BLACK,MISS,MISS,WHITE}</text:p>
      <text:p text:style-name="P28"><text:s text:c="6"/>{MISS,MISS,WHITE,WHITE,MISS}</text:p>
      <text:p text:style-name="P28"><text:s text:c="6"/>{MISS,WHITE,WHITE,WHITE,WHITE}</text:p>
      <text:p text:style-name="P28"><text:s text:c="6"/>{MISS,WHITE,MISS,MISS,MISS}</text:p>
      <text:p text:style-name="P28"><text:s text:c="6"/></text:p>
      <text:p text:style-name="P28"><text:s text:c="6"/>The number of trials is: 40 </text:p>
      <text:p text:style-name="P28"><text:s text:c="6"/>The number of shots per trial is: 5 </text:p>
      <text:p text:style-name="P28"><text:s text:c="6"/>The number of trials which have 1 black hit and 3 white hits: 6 / 40 </text:p>
      <text:p text:style-name="P28"><text:s text:c="6"/>The probability of having 1 black hit and 3 white hits: 0.15</text:p>
      <text:p text:style-name="P66"><text:span text:style-name="T1">. <text:s text:c="2"/></text:span>%/output</text:p>
      <text:p text:style-name="P49">This program generated 40 simulated sets of <text:span text:style-name="T6">five</text:span> shots. <text:s/><text:span text:style-name="T6">Six</text:span> of the 40 sets contained <text:s/>one hit in the black and three hits in the white which results in a probability of .15 for this combination.</text:p>
      <text:h text:style-name="Heading_20_2" text:outline-level="2">Two Stacks Of 10 Pennies</text:h>
      <text:p text:style-name="Text_20_body">Two friends (let's call them Bill and Mary), two stacks of 10 pennies, and one coin for flipping are the ingredients for the next simulation. <text:s/>Imagine that the friends are sitting across from each other at a table and that each of them has a stack of 10 pennies in front of them. <text:s/>Bill picks up the flipping coin and flips it. <text:s/>If the coin lands heads up, Bill takes a penny from Mary's stack and places on his own. <text:s/>However, if the coin lands tails up, Mary takes a coin from Bill's stack and <text:soft-page-break/>places it on her stack. <text:s/>The flipping and coin moving continue until either Bill or Mary have an empty stack or 50 flips have been made. <text:s/>The following program simulates this scenario:</text:p>
      <text:p text:style-name="P39"/>
      <text:p text:style-name="P40"><text:bookmark-start text:name="DDE_LINK36"/>%mathpiper,title="Two stacks of pennies."</text:p>
      <text:p text:style-name="P47"/>
      <text:p text:style-name="P28">numberOfTrials <text:span text:style-name="T38">:=</text:span> <text:span text:style-name="T7">20</text:span>;</text:p>
      <text:p text:style-name="P47"/>
      <text:p text:style-name="P28">emptyStackCounter <text:span text:style-name="T38">:=</text:span> <text:span text:style-name="T7">0</text:span>;</text:p>
      <text:p text:style-name="P47"/>
      <text:p text:style-name="P28"><text:span text:style-name="T39">Repeat</text:span><text:span text:style-name="T5">(</text:span>numberOfTrials<text:span text:style-name="T5">)</text:span></text:p>
      <text:p text:style-name="Standard">[</text:p>
      <text:p text:style-name="P28"><text:s text:c="4"/><text:span text:style-name="T28">//Create two stacks of 10 pennies.</text:span></text:p>
      <text:p text:style-name="P28"><text:s text:c="4"/>stack1 <text:span text:style-name="T38">:=</text:span> <text:span text:style-name="T7">10</text:span>; stack2 <text:span text:style-name="T38">:=</text:span> <text:span text:style-name="T7">10</text:span>;</text:p>
      <text:p text:style-name="P28"><text:s text:c="4"/></text:p>
      <text:p text:style-name="P28"><text:s text:c="4"/>maxFlips <text:span text:style-name="T38">:=</text:span> <text:span text:style-name="T7">50</text:span>;</text:p>
      <text:p text:style-name="P28"><text:s text:c="4"/></text:p>
      <text:p text:style-name="P28"><text:s text:c="4"/>emptyMessage <text:span text:style-name="T38">:=</text:span> <text:span text:style-name="T40">""</text:span>;</text:p>
      <text:p text:style-name="P28"><text:s text:c="4"/></text:p>
      <text:p text:style-name="Standard"><text:s text:c="4"/><text:span text:style-name="T28">/*</text:span></text:p>
      <text:p text:style-name="P46"><text:s text:c="5"/>Flip a coin (let's say it a quarter) up to maxFlips times. <text:s/>If</text:p>
      <text:p text:style-name="P46"><text:s text:c="5"/>it comes up heads remove a penny from stack 2 and places it on</text:p>
      <text:p text:style-name="P46"><text:s text:c="5"/>stack 1. <text:s/>If it comes up tails, remove a penny from stack 1 and</text:p>
      <text:p text:style-name="P46"><text:s text:c="5"/>place it on stack 2. <text:s/>If either stack reaches 0 before maxFlips</text:p>
      <text:p text:style-name="P46"><text:s text:c="5"/>have been flipped, break out of the loop.</text:p>
      <text:p text:style-name="Standard"><text:s text:c="4"/>*/</text:p>
      <text:p text:style-name="P28"><text:s text:c="4"/>numberOfFlips <text:span text:style-name="T38">:=</text:span> <text:span text:style-name="T39">Repeat</text:span><text:span text:style-name="T5">(</text:span>maxFlips<text:span text:style-name="T5">)</text:span></text:p>
      <text:p text:style-name="Standard"><text:s text:c="4"/>[</text:p>
      <text:p text:style-name="P28"><text:s text:c="8"/>flip <text:span text:style-name="T38">:=</text:span> <text:span text:style-name="T39">RandomPickWeighted</text:span><text:span text:style-name="T5">({{</text:span>HEAD,<text:span text:style-name="T7">1</text:span><text:span text:style-name="T5">/</text:span><text:span text:style-name="T7">2</text:span><text:span text:style-name="T5">}</text:span>,<text:span text:style-name="T5">{</text:span>TAIL,<text:span text:style-name="T7">1</text:span><text:span text:style-name="T5">/</text:span><text:span text:style-name="T7">2</text:span><text:span text:style-name="T5">}})</text:span>;</text:p>
      <text:p text:style-name="P28"><text:s text:c="8"/></text:p>
      <text:p text:style-name="P28"><text:s text:c="8"/><text:span text:style-name="T41">If</text:span><text:span text:style-name="T5">(</text:span>flip <text:span text:style-name="T5">=</text:span> HEAD, [stack1<text:span text:style-name="T5">++</text:span>; stack2<text:span text:style-name="T5">--</text:span>;], </text:p>
      <text:p text:style-name="P28"><text:s text:c="12"/>[stack1<text:span text:style-name="T5">--</text:span>; stack2<text:span text:style-name="T5">++</text:span>;] <text:span text:style-name="T5">)</text:span>;</text:p>
      <text:p text:style-name="P28"><text:s text:c="8"/></text:p>
      <text:p text:style-name="P28"><text:s text:c="8"/><text:span text:style-name="T41">If</text:span><text:span text:style-name="T5">(</text:span>stack1 <text:span text:style-name="T5">=</text:span> <text:span text:style-name="T7">0</text:span> <text:span text:style-name="T41">Or</text:span> stack2 <text:span text:style-name="T5">=</text:span> <text:span text:style-name="T7">0</text:span>, </text:p>
      <text:p text:style-name="P28"><text:s text:c="12"/>[emptyStackCounter<text:span text:style-name="T5">++</text:span>; emptyMessage <text:span text:style-name="T38">:=</text:span> <text:span text:style-name="T40">" - Empty"</text:span>; <text:span text:style-name="T39">Break</text:span><text:span text:style-name="T5">()</text:span>;] <text:span text:style-name="T5">)</text:span>;</text:p>
      <text:p text:style-name="Standard"><text:s text:c="4"/>];</text:p>
      <text:p text:style-name="P28"><text:s text:c="4"/></text:p>
      <text:p text:style-name="P28"><text:s text:c="4"/><text:span text:style-name="T28">//Print the state of the stacks after each flip (comment</text:span></text:p>
      <text:p text:style-name="P28"><text:s text:c="4"/><text:span text:style-name="T28">//this line out for a large number of trials).</text:span></text:p>
      <text:p text:style-name="P28"><text:s text:c="4"/><text:span text:style-name="T20">Echo</text:span><text:span text:style-name="T5">(</text:span><text:span text:style-name="T40">"Stack 1: "</text:span>, <text:span text:style-name="T39">PadLeft</text:span><text:span text:style-name="T5">(</text:span>stack1,<text:span text:style-name="T7">2</text:span><text:span text:style-name="T5">)</text:span>, </text:p>
      <text:p text:style-name="P28"><text:s text:c="8"/><text:span text:style-name="T40">" <text:s text:c="3"/>Stack 2: "</text:span>, <text:span text:style-name="T39">PadLeft</text:span><text:span text:style-name="T5">(</text:span>stack2,<text:span text:style-name="T7">2</text:span><text:span text:style-name="T5">)</text:span>, </text:p>
      <text:p text:style-name="P28"><text:s text:c="8"/><text:span text:style-name="T40">" <text:s text:c="3"/>Number of flips: "</text:span>, <text:span text:style-name="T39">PadLeft</text:span><text:span text:style-name="T5">(</text:span>numberOfFlips,<text:span text:style-name="T7">3</text:span><text:span text:style-name="T5">)</text:span>, emptyMessage<text:span text:style-name="T5">)</text:span>;</text:p>
      <text:p text:style-name="Standard">];</text:p>
      <text:p text:style-name="P47"/>
      <text:p text:style-name="P28"><text:span text:style-name="T20">NewLine</text:span><text:span text:style-name="T5">()</text:span>;</text:p>
      <text:p text:style-name="P28"><text:span text:style-name="T20">Echo</text:span><text:span text:style-name="T5">(</text:span><text:span text:style-name="T40">"The number of trials is: "</text:span>, numberOfTrials<text:span text:style-name="T5">)</text:span>;</text:p>
      <text:p text:style-name="P28"><text:span text:style-name="T20">Echo</text:span><text:span text:style-name="T5">(</text:span><text:span text:style-name="T40">"The maximum flips per trial: "</text:span>, maxFlips<text:span text:style-name="T5">)</text:span>;</text:p>
      <text:p text:style-name="P28"><text:span text:style-name="T20">Echo</text:span><text:span text:style-name="T5">(</text:span><text:span text:style-name="T40">"The number of trials which resulted in an empty stack: "</text:span>, </text:p>
      <text:p text:style-name="P28"><text:s text:c="4"/>emptyStackCounter, <text:span text:style-name="T40">"/ "</text:span>, numberOfTrials<text:span text:style-name="T5">)</text:span>;</text:p>
      <text:p text:style-name="P28"><text:span text:style-name="T20">Echo</text:span><text:span text:style-name="T5">(</text:span><text:span text:style-name="T40">"The probability of having an empty stack: "</text:span>, </text:p>
      <text:p text:style-name="P28"><text:s text:c="4"/><text:span text:style-name="T20">N</text:span><text:span text:style-name="T5">(</text:span>emptyStackCounter<text:span text:style-name="T5">/</text:span>numberOfTrials<text:span text:style-name="T5">)</text:span> <text:span text:style-name="T5">)</text:span>;</text:p>
      <text:p text:style-name="P47"/>
      <text:p text:style-name="P40">%/mathpiper<text:bookmark-end text:name="DDE_LINK36"/></text:p>
      <text:p text:style-name="P47"/>
      <text:p text:style-name="P28"><text:soft-page-break/><text:s text:c="4"/><text:span text:style-name="T21">%output,preserve="false"</text:span></text:p>
      <text:p text:style-name="P28"><text:s text:c="6"/><text:span text:style-name="T21">Result:</text:span> True</text:p>
      <text:p text:style-name="P28"><text:s text:c="6"/></text:p>
      <text:p text:style-name="P28"><text:s text:c="6"/><text:span text:style-name="T32">Side Effects:</text:span></text:p>
      <text:p text:style-name="P28"><text:s text:c="6"/>Stack 1: 14 <text:s text:c="3"/>Stack 2: 06 <text:s text:c="3"/>Number of flips: <text:span text:style-name="T24">050</text:span></text:p>
      <text:p text:style-name="P28"><text:s text:c="6"/>Stack 1: 08 <text:s text:c="3"/>Stack 2: 12 <text:s text:c="3"/>Number of flips: <text:span text:style-name="T24">050</text:span></text:p>
      <text:p text:style-name="P28"><text:s text:c="6"/>Stack 1: 20 <text:s text:c="3"/>Stack 2: 00 <text:s text:c="3"/>Number of flips: <text:span text:style-name="T9">037</text:span> - Empty</text:p>
      <text:p text:style-name="P28"><text:s text:c="6"/>Stack 1: 20 <text:s text:c="3"/>Stack 2: 00 <text:s text:c="3"/>Number of flips: <text:span text:style-name="T9">023</text:span> - Empty</text:p>
      <text:p text:style-name="P28"><text:s text:c="6"/>Stack 1: 10 <text:s text:c="3"/>Stack 2: 10 <text:s text:c="3"/>Number of flips: <text:span text:style-name="T24">050</text:span></text:p>
      <text:p text:style-name="P28"><text:s text:c="6"/>Stack 1: 04 <text:s text:c="3"/>Stack 2: 16 <text:s text:c="3"/>Number of flips: <text:span text:style-name="T24">050</text:span></text:p>
      <text:p text:style-name="P28"><text:s text:c="6"/>Stack 1: 02 <text:s text:c="3"/>Stack 2: 18 <text:s text:c="3"/>Number of flips: <text:span text:style-name="T24">050</text:span></text:p>
      <text:p text:style-name="P28"><text:s text:c="6"/>Stack 1: 02 <text:s text:c="3"/>Stack 2: 18 <text:s text:c="3"/>Number of flips: <text:span text:style-name="T24">050</text:span></text:p>
      <text:p text:style-name="P28"><text:s text:c="6"/>Stack 1: 04 <text:s text:c="3"/>Stack 2: 16 <text:s text:c="3"/>Number of flips: <text:span text:style-name="T24">050</text:span></text:p>
      <text:p text:style-name="P28"><text:s text:c="6"/>Stack 1: 06 <text:s text:c="3"/>Stack 2: 14 <text:s text:c="3"/>Number of flips: <text:span text:style-name="T24">050</text:span></text:p>
      <text:p text:style-name="P28"><text:s text:c="6"/>Stack 1: 20 <text:s text:c="3"/>Stack 2: 00 <text:s text:c="3"/>Number of flips: <text:span text:style-name="T9">035</text:span> - Empty</text:p>
      <text:p text:style-name="P28"><text:s text:c="6"/>Stack 1: 14 <text:s text:c="3"/>Stack 2: 06 <text:s text:c="3"/>Number of flips: <text:span text:style-name="T24">050</text:span></text:p>
      <text:p text:style-name="P28"><text:s text:c="6"/>Stack 1: 00 <text:s text:c="3"/>Stack 2: 20 <text:s text:c="3"/>Number of flips: <text:span text:style-name="T9">031</text:span> - Empty</text:p>
      <text:p text:style-name="P28"><text:s text:c="6"/>Stack 1: 12 <text:s text:c="3"/>Stack 2: 08 <text:s text:c="3"/>Number of flips: <text:span text:style-name="T24">050</text:span></text:p>
      <text:p text:style-name="P28"><text:s text:c="6"/>Stack 1: 08 <text:s text:c="3"/>Stack 2: 12 <text:s text:c="3"/>Number of flips: <text:span text:style-name="T24">050</text:span></text:p>
      <text:p text:style-name="P28"><text:s text:c="6"/>Stack 1: 00 <text:s text:c="3"/>Stack 2: 20 <text:s text:c="3"/>Number of flips: <text:span text:style-name="T9">023</text:span> - Empty</text:p>
      <text:p text:style-name="P28"><text:s text:c="6"/>Stack 1: 04 <text:s text:c="3"/>Stack 2: 16 <text:s text:c="3"/>Number of flips: <text:span text:style-name="T24">050</text:span></text:p>
      <text:p text:style-name="P28"><text:s text:c="6"/>Stack 1: 04 <text:s text:c="3"/>Stack 2: 16 <text:s text:c="3"/>Number of flips: <text:span text:style-name="T24">050</text:span></text:p>
      <text:p text:style-name="P28"><text:s text:c="6"/>Stack 1: 08 <text:s text:c="3"/>Stack 2: 12 <text:s text:c="3"/>Number of flips: <text:span text:style-name="T24">050</text:span></text:p>
      <text:p text:style-name="P28"><text:s text:c="6"/>Stack 1: 08 <text:s text:c="3"/>Stack 2: 12 <text:s text:c="3"/>Number of flips: <text:span text:style-name="T24">050</text:span></text:p>
      <text:p text:style-name="P28"><text:s text:c="6"/></text:p>
      <text:p text:style-name="P28"><text:s text:c="6"/>The number of trials is: 20 </text:p>
      <text:p text:style-name="P28"><text:s text:c="6"/>The maximum flips per trial: 50 </text:p>
      <text:p text:style-name="P28"><text:s text:c="6"/>The number of trials which resulted in an empty stack: 5 / 20 </text:p>
      <text:p text:style-name="P28"><text:s text:c="6"/>The probability of having an empty stack: 0.25</text:p>
      <text:p text:style-name="P67">. <text:s text:c="2"/><text:span text:style-name="T21">%/output</text:span></text:p>
      <text:p text:style-name="P49">In this simulation, 20 trials were conducted each of which flipped a simulated coin up to 50 times. <text:s/>If one of the two stacks became empty during a given trial, the word "Empty" was printed next to it along with how many flips it took to empty the stack. <text:s/>As can been seen in the results, five trials resulted in an empty stack which translates into a probability of .25 for this occurring.</text:p>
      <text:h text:style-name="Heading_20_2" text:outline-level="2">Vending Machine Simulation</text:h>
      <text:p text:style-name="P49">The stacks of pennies example which was used in the previous section may have appeared to be pointless, but actually there are numerous situations in the physical world which are similar to it. <text:s/>For example, did you ever wonder how the people who restock vending machines know when to restock them? <text:s/>Customers purchasing items from a machine are analogous to pennies being removed from a stack and the vendor restocking a machine is analogous to pennies being added to a stack.</text:p>
      <text:p text:style-name="P49">The initial configuration of the following program determines how many days it takes a vending machine to become empty without being restocked. <text:s/>As an option, a line of code can be uncommented which will enable periodically stocking the machine to be added to the simulation.</text:p>
      <text:p text:style-name="P40"/>
      <text:p text:style-name="P40"><text:bookmark-start text:name="DDE_LINK38"/><text:bookmark-start text:name="DDE_LINK35"/><text:soft-page-break/>%mathpiper,title="Pop vending machine."</text:p>
      <text:p text:style-name="P47"/>
      <text:p text:style-name="P28">daysToEmptyList <text:span text:style-name="T38">:=</text:span> <text:span text:style-name="T5">{}</text:span>;</text:p>
      <text:p text:style-name="P47"/>
      <text:p text:style-name="P28">numberOfTrials <text:span text:style-name="T38">:=</text:span> <text:span text:style-name="T7">10</text:span>;</text:p>
      <text:p text:style-name="P47"/>
      <text:p text:style-name="P28">daysBetweenRestocking <text:span text:style-name="T38">:=</text:span> <text:span text:style-name="T7">3</text:span>;</text:p>
      <text:p text:style-name="P47"/>
      <text:p text:style-name="P28">machineCanCapacity <text:span text:style-name="T38">:=</text:span> <text:span text:style-name="T7">50</text:span>;</text:p>
      <text:p text:style-name="P47"/>
      <text:p text:style-name="P28"><text:span text:style-name="T39">Repeat</text:span><text:span text:style-name="T5">(</text:span>numberOfTrials<text:span text:style-name="T5">)</text:span></text:p>
      <text:p text:style-name="Standard">[</text:p>
      <text:p text:style-name="P28"><text:s text:c="4"/><text:span text:style-name="T28">//Fill the machine to capacity before starting the trial.</text:span></text:p>
      <text:p text:style-name="P28"><text:s text:c="4"/>cansInMachine <text:span text:style-name="T38">:=</text:span> machineCanCapacity;</text:p>
      <text:p text:style-name="P28"><text:s text:c="4"/></text:p>
      <text:p text:style-name="P28"><text:s text:c="4"/>daysToEmptyCounter <text:span text:style-name="T38">:=</text:span> <text:span text:style-name="T7">0</text:span>;</text:p>
      <text:p text:style-name="P28"><text:s text:c="4"/></text:p>
      <text:p text:style-name="P28"><text:s text:c="4"/><text:span text:style-name="T20">Echo</text:span><text:span text:style-name="T5">(</text:span><text:span text:style-name="T40">"New Trial"</text:span><text:span text:style-name="T5">)</text:span>;</text:p>
      <text:p text:style-name="P28"><text:s text:c="4"/></text:p>
      <text:p text:style-name="P28"><text:s text:c="4"/><text:span text:style-name="T28">//Run the simulation in an infinite loop until the machine is empty.</text:span></text:p>
      <text:p text:style-name="P28"><text:s text:c="4"/><text:span text:style-name="T39">Repeat</text:span><text:span text:style-name="T5">()</text:span></text:p>
      <text:p text:style-name="Standard"><text:s text:c="4"/>[</text:p>
      <text:p text:style-name="P28"><text:s text:c="8"/><text:span text:style-name="T28">//Simulate a 24 hour period.</text:span></text:p>
      <text:p text:style-name="P28"><text:s text:c="8"/><text:span text:style-name="T39">Repeat</text:span><text:span text:style-name="T5">(</text:span><text:span text:style-name="T7">24</text:span><text:span text:style-name="T5">)</text:span></text:p>
      <text:p text:style-name="Standard"><text:s text:c="8"/>[</text:p>
      <text:p text:style-name="P28"><text:s text:c="12"/><text:span text:style-name="T28">//Determine the number of cans which were purchased during this hour.</text:span></text:p>
      <text:p text:style-name="P28"><text:s text:c="12"/>numberOfCansPurchasedThisHour <text:span text:style-name="T38">:=</text:span> <text:span text:style-name="T39">RandomPickWeighted</text:span><text:span text:style-name="T5">({</text:span></text:p>
      <text:p text:style-name="P28"><text:s text:c="16"/><text:span text:style-name="T5">{</text:span><text:span text:style-name="T7">0</text:span>,<text:span text:style-name="T7">60</text:span><text:span text:style-name="T5">/</text:span><text:span text:style-name="T7">100</text:span><text:span text:style-name="T5">}</text:span>,</text:p>
      <text:p text:style-name="P28"><text:s text:c="16"/><text:span text:style-name="T5">{</text:span><text:span text:style-name="T7">1</text:span>,<text:span text:style-name="T7">20</text:span><text:span text:style-name="T5">/</text:span><text:span text:style-name="T7">100</text:span><text:span text:style-name="T5">}</text:span>,</text:p>
      <text:p text:style-name="P28"><text:s text:c="16"/><text:span text:style-name="T5">{</text:span><text:span text:style-name="T7">2</text:span>,<text:span text:style-name="T7">15</text:span><text:span text:style-name="T5">/</text:span><text:span text:style-name="T7">100</text:span><text:span text:style-name="T5">}</text:span>,</text:p>
      <text:p text:style-name="P28"><text:s text:c="16"/><text:span text:style-name="T5">{</text:span><text:span text:style-name="T7">3</text:span>,<text:span text:style-name="T7">05</text:span><text:span text:style-name="T5">/</text:span><text:span text:style-name="T7">100</text:span><text:span text:style-name="T5">}})</text:span>;</text:p>
      <text:p text:style-name="P28"><text:s text:c="12"/></text:p>
      <text:p text:style-name="P28"><text:s text:c="12"/>cansInMachine <text:span text:style-name="T38">:=</text:span> cansInMachine <text:span text:style-name="T5">-</text:span> numberOfCansPurchasedThisHour;</text:p>
      <text:p text:style-name="P28"><text:s text:c="12"/></text:p>
      <text:p text:style-name="P28"><text:s text:c="12"/><text:span text:style-name="T28">//If the machine has become empty, end the 24 hour simulation.</text:span></text:p>
      <text:p text:style-name="P28"><text:s text:c="12"/><text:span text:style-name="T41">If</text:span><text:span text:style-name="T5">(</text:span>cansInMachine <text:span text:style-name="T5">&lt;=</text:span> <text:span text:style-name="T7">0</text:span>, [cansInMachine <text:span text:style-name="T38">:=</text:span> <text:span text:style-name="T7">0</text:span>; <text:span text:style-name="T39">Break</text:span><text:span text:style-name="T5">()</text:span>;]<text:span text:style-name="T5">)</text:span>;</text:p>
      <text:p text:style-name="Standard"><text:s text:c="8"/>];</text:p>
      <text:p text:style-name="P28"><text:s text:c="8"/></text:p>
      <text:p text:style-name="P28"><text:s text:c="8"/></text:p>
      <text:p text:style-name="P28"><text:s text:c="8"/><text:span text:style-name="T20">Echo</text:span><text:span text:style-name="T5">(</text:span><text:span text:style-name="T40">"Day: "</text:span> , </text:p>
      <text:p text:style-name="P28"><text:s text:c="12"/><text:span text:style-name="T39">PadLeft</text:span><text:span text:style-name="T5">(</text:span>daysToEmptyCounter,<text:span text:style-name="T7">2</text:span><text:span text:style-name="T5">)</text:span>, </text:p>
      <text:p text:style-name="P28"><text:s text:c="12"/><text:span text:style-name="T40">" <text:s text:c="2"/>Cans in machine: "</text:span>, </text:p>
      <text:p text:style-name="P28"><text:s text:c="12"/><text:span text:style-name="T39">PadLeft</text:span><text:span text:style-name="T5">(</text:span>cansInMachine,<text:span text:style-name="T7">2</text:span><text:span text:style-name="T5">))</text:span>;</text:p>
      <text:p text:style-name="P28"><text:s text:c="8"/></text:p>
      <text:p text:style-name="P28"><text:s text:c="8"/></text:p>
      <text:p text:style-name="P28"><text:s text:c="8"/><text:span text:style-name="T28">//If the machine has become empty, end this trial.</text:span></text:p>
      <text:p text:style-name="P28"><text:s text:c="8"/><text:span text:style-name="T41">If</text:span><text:span text:style-name="T5">(</text:span>cansInMachine <text:span text:style-name="T5">=</text:span> <text:span text:style-name="T7">0</text:span>, <text:span text:style-name="T39">Break</text:span><text:span text:style-name="T5">())</text:span>;</text:p>
      <text:p text:style-name="P28"><text:s text:c="8"/></text:p>
      <text:p text:style-name="Standard"><text:s text:c="8"/><text:span text:style-name="T28">/*</text:span></text:p>
      <text:p text:style-name="P46"><text:s text:c="9"/>Uncomment the following line to enable restocking.</text:p>
      <text:p text:style-name="Standard"><text:s text:c="8"/>*/</text:p>
      <text:p text:style-name="Standard"><text:s text:c="8"/><text:span text:style-name="T28">/*</text:span></text:p>
      <text:p text:style-name="P46"><text:s text:c="9"/>If(Modulo(daysToEmptyCounter,daysBetweenRestocking) = 0, </text:p>
      <text:p text:style-name="P46"><text:s text:c="12"/>cansInMachine := machineCanCapacity);</text:p>
      <text:p text:style-name="Standard"><text:s text:c="8"/>*/</text:p>
      <text:p text:style-name="P28"><text:soft-page-break/><text:s text:c="8"/></text:p>
      <text:p text:style-name="P28"><text:s text:c="8"/>daysToEmptyCounter<text:span text:style-name="T5">++</text:span>;</text:p>
      <text:p text:style-name="Standard"><text:s text:c="4"/>];</text:p>
      <text:p text:style-name="P28"><text:s text:c="4"/></text:p>
      <text:p text:style-name="P28"><text:s text:c="4"/><text:span text:style-name="T20">NewLine</text:span><text:span text:style-name="T5">()</text:span>;</text:p>
      <text:p text:style-name="P28"><text:s text:c="4"/></text:p>
      <text:p text:style-name="P28"><text:s text:c="4"/><text:span text:style-name="T28">//Save the days to empty data in a list for later analysis.</text:span></text:p>
      <text:p text:style-name="P28"><text:s text:c="4"/>daysToEmptyList <text:span text:style-name="T38">:=</text:span> <text:span text:style-name="T20">Append</text:span><text:span text:style-name="T5">(</text:span>daysToEmptyList, daysToEmptyCounter<text:span text:style-name="T5">)</text:span>;</text:p>
      <text:p text:style-name="P28"><text:s text:c="4"/></text:p>
      <text:p text:style-name="Standard">];</text:p>
      <text:p text:style-name="P47"/>
      <text:p text:style-name="P28"><text:span text:style-name="T20">Echo</text:span><text:span text:style-name="T5">(</text:span><text:span text:style-name="T40">"Days to empty data: "</text:span>, daysToEmptyList<text:span text:style-name="T5">)</text:span>;</text:p>
      <text:p text:style-name="P47"/>
      <text:p text:style-name="P28"><text:span text:style-name="T20">Echo</text:span><text:span text:style-name="T5">(</text:span><text:span text:style-name="T40">"Mean days to empty: "</text:span>, <text:span text:style-name="T20">N</text:span><text:span text:style-name="T5">(</text:span><text:span text:style-name="T39">Mean</text:span><text:span text:style-name="T5">(</text:span>daysToEmptyList<text:span text:style-name="T5">)))</text:span>;</text:p>
      <text:p text:style-name="P47"/>
      <text:p text:style-name="P47"/>
      <text:p text:style-name="P40">%/mathpiper<text:bookmark-end text:name="DDE_LINK38"/><text:bookmark-end text:name="DDE_LINK35"/></text:p>
      <text:p text:style-name="P47"/>
      <text:p text:style-name="P28"><text:s text:c="4"/><text:span text:style-name="T21">%output,preserve="false"</text:span></text:p>
      <text:p text:style-name="P28"><text:s text:c="6"/><text:span text:style-name="T21">Result:</text:span> True</text:p>
      <text:p text:style-name="P28"><text:s text:c="6"/></text:p>
      <text:p text:style-name="P28"><text:s text:c="6"/><text:span text:style-name="T32">Side Effects:</text:span></text:p>
      <text:p text:style-name="P28"><text:s text:c="6"/>New Trial</text:p>
      <text:p text:style-name="P28"><text:s text:c="6"/>Day: 00 <text:s text:c="2"/>Cans in machine: 40</text:p>
      <text:p text:style-name="P28"><text:s text:c="6"/>Day: 01 <text:s text:c="2"/>Cans in machine: 25</text:p>
      <text:p text:style-name="P28"><text:s text:c="6"/>Day: 02 <text:s text:c="2"/>Cans in machine: 12</text:p>
      <text:p text:style-name="P28"><text:s text:c="6"/>Day: 03 <text:s text:c="2"/>Cans in machine: 00</text:p>
      <text:p text:style-name="P28"><text:s text:c="6"/></text:p>
      <text:p text:style-name="P28"><text:s text:c="6"/>New Trial</text:p>
      <text:p text:style-name="P28"><text:s text:c="6"/>Day: 00 <text:s text:c="2"/>Cans in machine: 43</text:p>
      <text:p text:style-name="P28"><text:s text:c="6"/>Day: 01 <text:s text:c="2"/>Cans in machine: 32</text:p>
      <text:p text:style-name="P28"><text:s text:c="6"/>Day: 02 <text:s text:c="2"/>Cans in machine: 21</text:p>
      <text:p text:style-name="P28"><text:s text:c="6"/>Day: 03 <text:s text:c="2"/>Cans in machine: 04</text:p>
      <text:p text:style-name="P28"><text:s text:c="6"/>Day: 04 <text:s text:c="2"/>Cans in machine: 00</text:p>
      <text:p text:style-name="P28"><text:s text:c="6"/></text:p>
      <text:p text:style-name="P28"><text:s text:c="6"/>New Trial</text:p>
      <text:p text:style-name="P28"><text:s text:c="6"/>Day: 00 <text:s text:c="2"/>Cans in machine: 38</text:p>
      <text:p text:style-name="P28"><text:s text:c="6"/>Day: 01 <text:s text:c="2"/>Cans in machine: 28</text:p>
      <text:p text:style-name="P28"><text:s text:c="6"/>Day: 02 <text:s text:c="2"/>Cans in machine: 12</text:p>
      <text:p text:style-name="P28"><text:s text:c="6"/>Day: 03 <text:s text:c="2"/>Cans in machine: 00</text:p>
      <text:p text:style-name="P28"><text:s text:c="6"/></text:p>
      <text:p text:style-name="P28"><text:s text:c="6"/>New Trial</text:p>
      <text:p text:style-name="P28"><text:s text:c="6"/>Day: 00 <text:s text:c="2"/>Cans in machine: 31</text:p>
      <text:p text:style-name="P28"><text:s text:c="6"/>Day: 01 <text:s text:c="2"/>Cans in machine: 15</text:p>
      <text:p text:style-name="P28"><text:s text:c="6"/>Day: 02 <text:s text:c="2"/>Cans in machine: 01</text:p>
      <text:p text:style-name="P28"><text:s text:c="6"/>Day: 03 <text:s text:c="2"/>Cans in machine: 00</text:p>
      <text:p text:style-name="P28"><text:s text:c="6"/></text:p>
      <text:p text:style-name="P28"><text:s text:c="6"/>New Trial</text:p>
      <text:p text:style-name="P28"><text:s text:c="6"/>Day: 00 <text:s text:c="2"/>Cans in machine: 36</text:p>
      <text:p text:style-name="P28"><text:s text:c="6"/>Day: 01 <text:s text:c="2"/>Cans in machine: 09</text:p>
      <text:p text:style-name="P28"><text:s text:c="6"/>Day: 02 <text:s text:c="2"/>Cans in machine: 00</text:p>
      <text:p text:style-name="P28"><text:s text:c="6"/></text:p>
      <text:p text:style-name="P28"><text:s text:c="6"/>New Trial</text:p>
      <text:p text:style-name="P28"><text:s text:c="6"/>Day: 00 <text:s text:c="2"/>Cans in machine: 33</text:p>
      <text:p text:style-name="P28"><text:s text:c="6"/>Day: 01 <text:s text:c="2"/>Cans in machine: 08</text:p>
      <text:p text:style-name="P28"><text:s text:c="6"/>Day: 02 <text:s text:c="2"/>Cans in machine: 00</text:p>
      <text:p text:style-name="P28"><text:soft-page-break/><text:s text:c="6"/></text:p>
      <text:p text:style-name="P28"><text:s text:c="6"/>New Trial</text:p>
      <text:p text:style-name="P28"><text:s text:c="6"/>Day: 00 <text:s text:c="2"/>Cans in machine: 35</text:p>
      <text:p text:style-name="P28"><text:s text:c="6"/>Day: 01 <text:s text:c="2"/>Cans in machine: 15</text:p>
      <text:p text:style-name="P28"><text:s text:c="6"/>Day: 02 <text:s text:c="2"/>Cans in machine: 00</text:p>
      <text:p text:style-name="P28"><text:s text:c="6"/></text:p>
      <text:p text:style-name="P28"><text:s text:c="6"/>New Trial</text:p>
      <text:p text:style-name="P28"><text:s text:c="6"/>Day: 00 <text:s text:c="2"/>Cans in machine: 35</text:p>
      <text:p text:style-name="P28"><text:s text:c="6"/>Day: 01 <text:s text:c="2"/>Cans in machine: 20</text:p>
      <text:p text:style-name="P28"><text:s text:c="6"/>Day: 02 <text:s text:c="2"/>Cans in machine: 00</text:p>
      <text:p text:style-name="P28"><text:s text:c="6"/></text:p>
      <text:p text:style-name="P28"><text:s text:c="6"/>New Trial</text:p>
      <text:p text:style-name="P28"><text:s text:c="6"/>Day: 00 <text:s text:c="2"/>Cans in machine: 30</text:p>
      <text:p text:style-name="P28"><text:s text:c="6"/>Day: 01 <text:s text:c="2"/>Cans in machine: 14</text:p>
      <text:p text:style-name="P28"><text:s text:c="6"/>Day: 02 <text:s text:c="2"/>Cans in machine: 05</text:p>
      <text:p text:style-name="P28"><text:s text:c="6"/>Day: 03 <text:s text:c="2"/>Cans in machine: 00</text:p>
      <text:p text:style-name="P28"><text:s text:c="6"/></text:p>
      <text:p text:style-name="P28"><text:s text:c="6"/>New Trial</text:p>
      <text:p text:style-name="P28"><text:s text:c="6"/>Day: 00 <text:s text:c="2"/>Cans in machine: 27</text:p>
      <text:p text:style-name="P28"><text:s text:c="6"/>Day: 01 <text:s text:c="2"/>Cans in machine: 15</text:p>
      <text:p text:style-name="P28"><text:s text:c="6"/>Day: 02 <text:s text:c="2"/>Cans in machine: 00</text:p>
      <text:p text:style-name="P28"><text:s text:c="6"/></text:p>
      <text:p text:style-name="P28"><text:s text:c="6"/>Days to empty data: <text:bookmark-start text:name="DDE_LINK39"/><text:bookmark-start text:name="DDE_LINK37"/>{3,4,3,3,2,2,2,2,3,2}<text:bookmark-end text:name="DDE_LINK39"/><text:bookmark-end text:name="DDE_LINK37"/> </text:p>
      <text:p text:style-name="P28"><text:s text:c="6"/>Mean days to empty: 2.6 </text:p>
      <text:p text:style-name="P28">. <text:s text:c="2"/><text:span text:style-name="T21">%/output</text:span></text:p>
      <text:p text:style-name="P66"/>
      <text:p text:style-name="Text_20_body">This simulation conducted 10 trials and the number of days it took to empty the vending machine in each trial was placed into <text:span text:style-name="T6">daysToEmptyList</text:span>. <text:s/>A more informative view of the data in this list can be obtained by sending it to the Histogram() function:</text:p>
      <text:p text:style-name="Preformatted_20_Text"/>
      <text:p text:style-name="Preformatted_20_Text">In&gt; Histogram(daysToEmptyList, title -&gt; "Days Until Empty", xAxisLabel -&gt; "Days", yAxisLabel -&gt; "Count", seriesTitle -&gt; "Day Data")</text:p>
      <text:p text:style-name="P33">Result: org.jfree.chart.ChartPanel</text:p>
      <text:p text:style-name="Text_20_body"><draw:frame draw:style-name="fr2" draw:name="graphics31" text:anchor-type="paragraph" svg:width="5.2291in" svg:height="2.9791in" draw:z-index="88"><draw:image xlink:href="Pictures/10000201000001F60000011EC237DCF5.png" xlink:type="simple" xlink:show="embed" xlink:actuate="onLoad"/></draw:frame></text:p>
      <text:h text:style-name="Heading_20_2" text:outline-level="2"><text:soft-page-break/>Card Game Simulations</text:h>
      <text:p text:style-name="Text_20_body">The following two card game simulations involve a shuffled deck and a "hand" taken from the deck which contains 5 cards. <text:s/>The simulations use a function called ShuffledDeckNoSuits() which simulates a shuffled deck of 52 cards with a list of numbers between 1 and 52 inclusive which have been placed into a random order:</text:p>
      <text:p text:style-name="Preformatted_20_Text"/>
      <text:p text:style-name="Preformatted_20_Text">In&gt; ShuffledDeckNoSuits()</text:p>
      <text:p text:style-name="P33">Result: {3,3,3,10,11,2,8,1,8,4,11,5,5,13,13,10,3,8,6,7,2,12,6,9,4,9,8,2,12,1,7,12,4,9,11,13,2,13,10,7,6,7,11,4,10,6,5,1,5,1,9,12}</text:p>
      <text:p text:style-name="P33"/>
      <text:p text:style-name="Text_20_body">The first simulation determines the probability of obtaining a hand with two of a kind and the second simulation determines the probability of obtaining two pairs vs. three of a kind.</text:p>
      <text:h text:style-name="Heading_20_3" text:outline-level="3">The Probability Of Obtaining A Hand With Two Of A Kind In Cards</text:h>
      <text:p text:style-name="P25"/>
      <text:p text:style-name="P40">%mathpiper,title="Cards: two of a kind."</text:p>
      <text:p text:style-name="P47"/>
      <text:p text:style-name="P28">pairsCount <text:span text:style-name="T38">:=</text:span> <text:span text:style-name="T7">0</text:span>;</text:p>
      <text:p text:style-name="P47"/>
      <text:p text:style-name="P28">numberOfTrials <text:span text:style-name="T38">:=</text:span> <text:span text:style-name="T7">40</text:span>;</text:p>
      <text:p text:style-name="P47"/>
      <text:p text:style-name="P28"><text:span text:style-name="T39">Repeat</text:span><text:span text:style-name="T5">(</text:span>numberOfTrials<text:span text:style-name="T5">)</text:span></text:p>
      <text:p text:style-name="Standard">[</text:p>
      <text:p text:style-name="P28"><text:s text:c="4"/>deck <text:span text:style-name="T38">:=</text:span> <text:span text:style-name="T39">ShuffledDeckNoSuits</text:span><text:span text:style-name="T5">()</text:span>;</text:p>
      <text:p text:style-name="P28"><text:s text:c="4"/></text:p>
      <text:p text:style-name="P28"><text:s text:c="4"/>hand <text:span text:style-name="T38">:=</text:span> <text:span text:style-name="T20">Take</text:span><text:span text:style-name="T5">(</text:span>deck,<text:span text:style-name="T7">5</text:span><text:span text:style-name="T5">)</text:span>;</text:p>
      <text:p text:style-name="P28"><text:s text:c="4"/></text:p>
      <text:p text:style-name="P28"><text:s text:c="4"/><text:span text:style-name="T41">Write</text:span><text:span text:style-name="T5">(</text:span>hand<text:span text:style-name="T5">)</text:span>;</text:p>
      <text:p text:style-name="P28"><text:s text:c="4"/></text:p>
      <text:p text:style-name="P28"><text:s text:c="4"/>handPairCount <text:span text:style-name="T38">:=</text:span> <text:span text:style-name="T7">0</text:span>;</text:p>
      <text:p text:style-name="P28"><text:s text:c="4"/></text:p>
      <text:p text:style-name="P28"><text:s text:c="4"/><text:span text:style-name="T20">ForEach</text:span><text:span text:style-name="T5">(</text:span>card, <text:span text:style-name="T7">1</text:span> .. <text:span text:style-name="T7">13</text:span><text:span text:style-name="T5">)</text:span></text:p>
      <text:p text:style-name="Standard"><text:s text:c="4"/>[</text:p>
      <text:p text:style-name="P28"><text:s text:c="8"/><text:span text:style-name="T41">If</text:span><text:span text:style-name="T5">(</text:span><text:span text:style-name="T20">Count</text:span><text:span text:style-name="T5">(</text:span>hand,card<text:span text:style-name="T5">)</text:span> <text:span text:style-name="T5">=</text:span> <text:span text:style-name="T7">2</text:span>, handPairCount<text:span text:style-name="T5">++)</text:span>;</text:p>
      <text:p text:style-name="Standard"><text:s text:c="4"/>];</text:p>
      <text:p text:style-name="P28"><text:s text:c="4"/></text:p>
      <text:p text:style-name="P28"><text:s text:c="4"/><text:span text:style-name="T41">If</text:span><text:span text:style-name="T5">(</text:span>handPairCount <text:span text:style-name="T5">=</text:span> <text:span text:style-name="T7">1</text:span>, [pairsCount<text:span text:style-name="T5">++</text:span>; <text:span text:style-name="T41">WriteString</text:span><text:span text:style-name="T5">(</text:span><text:span text:style-name="T40">" - pair"</text:span><text:span text:style-name="T5">)</text:span>;]<text:span text:style-name="T5">)</text:span>;</text:p>
      <text:p text:style-name="P28"><text:s text:c="4"/></text:p>
      <text:p text:style-name="P28"><text:s text:c="4"/><text:span text:style-name="T20">NewLine</text:span><text:span text:style-name="T5">()</text:span>;</text:p>
      <text:p text:style-name="Standard">];</text:p>
      <text:p text:style-name="P47"/>
      <text:p text:style-name="P28"><text:span text:style-name="T20">NewLine</text:span><text:span text:style-name="T5">()</text:span>;</text:p>
      <text:p text:style-name="P28"><text:span text:style-name="T20">Echo</text:span><text:span text:style-name="T5">(</text:span><text:span text:style-name="T40">"Number of trials: "</text:span>, numberOfTrials<text:span text:style-name="T5">)</text:span>;</text:p>
      <text:p text:style-name="P28"><text:span text:style-name="T20">Echo</text:span><text:span text:style-name="T5">(</text:span><text:span text:style-name="T40">"Probability of receiving a single pair: "</text:span>, </text:p>
      <text:p text:style-name="P28"><text:s text:c="4"/><text:span text:style-name="T20">N</text:span><text:span text:style-name="T5">(</text:span>pairsCount<text:span text:style-name="T5">/</text:span>numberOfTrials<text:span text:style-name="T5">)</text:span> <text:span text:style-name="T5">)</text:span>;</text:p>
      <text:p text:style-name="P47"/>
      <text:p text:style-name="P40">%/mathpiper</text:p>
      <text:p text:style-name="P47"><text:soft-page-break/></text:p>
      <text:p text:style-name="P28"><text:s text:c="4"/><text:span text:style-name="T21">%output,preserve="false"</text:span></text:p>
      <text:p text:style-name="P28"><text:s text:c="6"/><text:span text:style-name="T21">Result:</text:span> True</text:p>
      <text:p text:style-name="P28"><text:s text:c="6"/></text:p>
      <text:p text:style-name="P28"><text:s text:c="6"/><text:span text:style-name="T32">Side Effects:</text:span></text:p>
      <text:p text:style-name="P28"><text:s text:c="6"/>{5,1,7,8,6}</text:p>
      <text:p text:style-name="P28"><text:s text:c="6"/>{11,7,12,4,6}</text:p>
      <text:p text:style-name="P28"><text:s text:c="6"/>{12,4,3,1,12} - pair</text:p>
      <text:p text:style-name="P28"><text:s text:c="6"/>{9,13,6,3,7}</text:p>
      <text:p text:style-name="P28"><text:s text:c="6"/>{5,8,9,10,8} - pair</text:p>
      <text:p text:style-name="P28"><text:s text:c="6"/>{1,5,6,13,8}</text:p>
      <text:p text:style-name="P28"><text:s text:c="6"/>{13,6,9,2,11}</text:p>
      <text:p text:style-name="P28"><text:s text:c="6"/>{13,3,12,13,2} - pair</text:p>
      <text:p text:style-name="P28"><text:s text:c="6"/>{4,1,3,12,1} - pair</text:p>
      <text:p text:style-name="P28"><text:s text:c="6"/>{5,1,1,3,8} - pair</text:p>
      <text:p text:style-name="P28"><text:s text:c="6"/>{2,1,8,10,8} - pair</text:p>
      <text:p text:style-name="P28"><text:s text:c="6"/>{12,10,11,6,13}</text:p>
      <text:p text:style-name="P28"><text:s text:c="6"/>{10,8,3,6,7}</text:p>
      <text:p text:style-name="P28"><text:s text:c="6"/>{6,7,10,8,3}</text:p>
      <text:p text:style-name="P28"><text:s text:c="6"/>{5,1,9,2,4}</text:p>
      <text:p text:style-name="P28"><text:s text:c="6"/>{12,9,11,8,10}</text:p>
      <text:p text:style-name="P28"><text:s text:c="6"/>{12,9,6,3,6} - pair</text:p>
      <text:p text:style-name="P28"><text:s text:c="6"/>{11,4,8,5,7}</text:p>
      <text:p text:style-name="P28"><text:s text:c="6"/>{1,13,7,3,7} - pair</text:p>
      <text:p text:style-name="P28"><text:s text:c="6"/>{1,3,2,6,10}</text:p>
      <text:p text:style-name="P28"><text:s text:c="6"/>{3,13,12,10,11}</text:p>
      <text:p text:style-name="P28"><text:s text:c="6"/>{8,6,4,2,4} - pair</text:p>
      <text:p text:style-name="P28"><text:s text:c="6"/>{1,9,5,13,7}</text:p>
      <text:p text:style-name="P28"><text:s text:c="6"/>{10,12,1,1,9} - pair</text:p>
      <text:p text:style-name="P28"><text:s text:c="6"/>{3,1,13,11,5}</text:p>
      <text:p text:style-name="P28"><text:s text:c="6"/>{13,13,1,2,6} - pair</text:p>
      <text:p text:style-name="P28"><text:s text:c="6"/>{10,1,3,10,11} - pair</text:p>
      <text:p text:style-name="P28"><text:s text:c="6"/>{13,5,11,8,5} - pair</text:p>
      <text:p text:style-name="P28"><text:s text:c="6"/>{4,7,2,13,1}</text:p>
      <text:p text:style-name="P28"><text:s text:c="6"/>{6,11,2,1,11} - pair</text:p>
      <text:p text:style-name="P28"><text:s text:c="6"/>{1,11,12,9,10}</text:p>
      <text:p text:style-name="P28"><text:s text:c="6"/>{1,13,12,4,5}</text:p>
      <text:p text:style-name="P28"><text:s text:c="6"/>{4,5,13,1,11}</text:p>
      <text:p text:style-name="P28"><text:s text:c="6"/>{8,8,7,13,5} - pair</text:p>
      <text:p text:style-name="P28"><text:s text:c="6"/>{10,9,3,11,4}</text:p>
      <text:p text:style-name="P28"><text:s text:c="6"/>{8,1,11,13,3}</text:p>
      <text:p text:style-name="P28"><text:s text:c="6"/>{11,1,3,7,11} - pair</text:p>
      <text:p text:style-name="P28"><text:s text:c="6"/>{4,10,9,9,11} - pair</text:p>
      <text:p text:style-name="P28"><text:s text:c="6"/>{4,13,4,1,8} - pair</text:p>
      <text:p text:style-name="P28"><text:s text:c="6"/>{2,12,11,12,7} - pair</text:p>
      <text:p text:style-name="P28"><text:s text:c="6"/></text:p>
      <text:p text:style-name="P28"><text:s text:c="6"/>Number of trials: 40 </text:p>
      <text:p text:style-name="P28"><text:s text:c="6"/>Probability of receiving a single pair: 0.475</text:p>
      <text:p text:style-name="P69">. <text:s text:c="2"/>%/output</text:p>
      <text:h text:style-name="Heading_20_3" text:outline-level="3">The Probability Of Obtaining Two Pairs Vs. Three Of A Kind In Cards</text:h>
      <text:p text:style-name="P25"/>
      <text:p text:style-name="P40">%mathpiper,title-"Cards: two pairs vs. three of a kind."</text:p>
      <text:p text:style-name="P47"/>
      <text:p text:style-name="P28"><text:soft-page-break/>pairsCount <text:span text:style-name="T38">:=</text:span> <text:span text:style-name="T7">0</text:span>;</text:p>
      <text:p text:style-name="P47"/>
      <text:p text:style-name="P28">threeOfAKindCount <text:span text:style-name="T38">:=</text:span> <text:span text:style-name="T7">0</text:span>;</text:p>
      <text:p text:style-name="P47"/>
      <text:p text:style-name="P28">numberOfTrials <text:span text:style-name="T38">:=</text:span> <text:span text:style-name="T7">1000</text:span>;</text:p>
      <text:p text:style-name="P47"/>
      <text:p text:style-name="P28"><text:span text:style-name="T39">Repeat</text:span><text:span text:style-name="T5">(</text:span>numberOfTrials<text:span text:style-name="T5">)</text:span></text:p>
      <text:p text:style-name="Standard">[</text:p>
      <text:p text:style-name="P28"><text:s text:c="4"/>deck <text:span text:style-name="T38">:=</text:span> <text:span text:style-name="T39">ShuffledDeckNoSuits</text:span><text:span text:style-name="T5">()</text:span>;</text:p>
      <text:p text:style-name="P47"/>
      <text:p text:style-name="P28"><text:s text:c="4"/>hand <text:span text:style-name="T38">:=</text:span> <text:span text:style-name="T20">Take</text:span><text:span text:style-name="T5">(</text:span>deck, <text:span text:style-name="T7">5</text:span><text:span text:style-name="T5">)</text:span>;</text:p>
      <text:p text:style-name="P28"><text:s text:c="4"/></text:p>
      <text:p text:style-name="P28"><text:s text:c="4"/><text:span text:style-name="T28">//Echo(hand);</text:span></text:p>
      <text:p text:style-name="P28"><text:s text:c="4"/></text:p>
      <text:p text:style-name="P28"><text:s text:c="4"/>handPairCount <text:span text:style-name="T38">:=</text:span> <text:span text:style-name="T7">0</text:span>;</text:p>
      <text:p text:style-name="P28"><text:s text:c="4"/></text:p>
      <text:p text:style-name="P28"><text:s text:c="4"/>handThreeOfAKindCount <text:span text:style-name="T38">:=</text:span> <text:span text:style-name="T7">0</text:span>;</text:p>
      <text:p text:style-name="P28"><text:s text:c="4"/></text:p>
      <text:p text:style-name="P28"><text:s text:c="4"/><text:span text:style-name="T20">ForEach</text:span><text:span text:style-name="T5">(</text:span>card, <text:span text:style-name="T7">1</text:span> .. <text:span text:style-name="T7">13</text:span><text:span text:style-name="T5">)</text:span></text:p>
      <text:p text:style-name="Standard"><text:s text:c="4"/>[</text:p>
      <text:p text:style-name="P28"><text:s text:c="8"/><text:span text:style-name="T41">If</text:span><text:span text:style-name="T5">(</text:span><text:span text:style-name="T20">Count</text:span><text:span text:style-name="T5">(</text:span>hand, card<text:span text:style-name="T5">)</text:span> <text:span text:style-name="T5">=</text:span> <text:span text:style-name="T7">2</text:span>, handPairCount<text:span text:style-name="T5">++)</text:span>;</text:p>
      <text:p text:style-name="P28"><text:s text:c="8"/></text:p>
      <text:p text:style-name="P28"><text:s text:c="8"/><text:span text:style-name="T41">If</text:span><text:span text:style-name="T5">(</text:span><text:span text:style-name="T20">Count</text:span><text:span text:style-name="T5">(</text:span>hand, card<text:span text:style-name="T5">)</text:span> <text:span text:style-name="T5">=</text:span> <text:span text:style-name="T7">3</text:span>, handThreeOfAKindCount<text:span text:style-name="T5">++)</text:span>;</text:p>
      <text:p text:style-name="Standard"><text:s text:c="4"/>];</text:p>
      <text:p text:style-name="P28"><text:s text:c="4"/></text:p>
      <text:p text:style-name="P28"><text:s text:c="4"/><text:span text:style-name="T41">If</text:span><text:span text:style-name="T5">(</text:span>handPairCount <text:span text:style-name="T5">=</text:span> <text:span text:style-name="T7">2</text:span>, pairsCount<text:span text:style-name="T5">++)</text:span>;</text:p>
      <text:p text:style-name="P28"><text:s text:c="4"/></text:p>
      <text:p text:style-name="P28"><text:s text:c="4"/><text:span text:style-name="T41">If</text:span><text:span text:style-name="T5">(</text:span>handThreeOfAKindCount <text:span text:style-name="T5">=</text:span> <text:span text:style-name="T7">1</text:span>, threeOfAKindCount<text:span text:style-name="T5">++)</text:span>;</text:p>
      <text:p text:style-name="Standard">];</text:p>
      <text:p text:style-name="P47"/>
      <text:p text:style-name="P28"><text:span text:style-name="T20">Echo</text:span><text:span text:style-name="T5">(</text:span><text:span text:style-name="T40">"Probability of two pairs: "</text:span>, <text:span text:style-name="T20">N</text:span><text:span text:style-name="T5">(</text:span>pairsCount<text:span text:style-name="T5">/</text:span>numberOfTrials<text:span text:style-name="T5">)</text:span> <text:span text:style-name="T5">)</text:span>;</text:p>
      <text:p text:style-name="P28"><text:span text:style-name="T20">Echo</text:span><text:span text:style-name="T5">(</text:span><text:span text:style-name="T40">"Probability of three of a kind: "</text:span>, </text:p>
      <text:p text:style-name="P28"><text:s text:c="4"/><text:span text:style-name="T20">N</text:span><text:span text:style-name="T5">(</text:span>threeOfAKindCount<text:span text:style-name="T5">/</text:span>numberOfTrials<text:span text:style-name="T5">)</text:span> <text:span text:style-name="T5">)</text:span>;</text:p>
      <text:p text:style-name="P47"/>
      <text:p text:style-name="P40">%/mathpiper</text:p>
      <text:p text:style-name="P47"/>
      <text:p text:style-name="P28"><text:s text:c="4"/><text:span text:style-name="T21">%output,preserve="false"</text:span></text:p>
      <text:p text:style-name="P28"><text:s text:c="6"/><text:span text:style-name="T21">Result:</text:span> True</text:p>
      <text:p text:style-name="P28"><text:s text:c="6"/></text:p>
      <text:p text:style-name="P28"><text:s text:c="6"/><text:span text:style-name="T32">Side Effects:</text:span></text:p>
      <text:p text:style-name="P28"><text:s text:c="6"/>Probability of two pairs: 0.071 </text:p>
      <text:p text:style-name="P28"><text:s text:c="6"/>Probability of three of a kind: 0.025</text:p>
      <text:p text:style-name="P66"><text:span text:style-name="T1">. <text:s text:c="2"/></text:span><text:span text:style-name="T27">%/output</text:span></text:p>
      <text:h text:style-name="Heading_20_3" text:outline-level="3">Modeling A Deck Of Cards</text:h>
      <text:p text:style-name="Text_20_body">The following program can be used to model a deck of cards. <text:s/>You may find it useful for making your own card-related simulations:</text:p>
      <text:p text:style-name="P40"/>
      <text:p text:style-name="P40">%mathpiper,title=""</text:p>
      <text:p text:style-name="P47"/>
      <text:p text:style-name="P28">deck <text:span text:style-name="T38">:=</text:span> <text:span text:style-name="T5">{}</text:span>;</text:p>
      <text:p text:style-name="P47"/>
      <text:p text:style-name="P28"><text:soft-page-break/>cardNames <text:span text:style-name="T38">:=</text:span> <text:span text:style-name="T41">Concat</text:span><text:span text:style-name="T5">(</text:span><text:span text:style-name="T7">2</text:span> .. <text:span text:style-name="T7">10</text:span>, <text:span text:style-name="T5">{</text:span>J,Q,K,A<text:span text:style-name="T5">})</text:span>;</text:p>
      <text:p text:style-name="P47"/>
      <text:p text:style-name="P28">suitNames <text:span text:style-name="T38">:=</text:span> <text:span text:style-name="T5">{</text:span>CLUB,DIAMOND,HEART,SPADE<text:span text:style-name="T5">}</text:span>;</text:p>
      <text:p text:style-name="P47"/>
      <text:p text:style-name="P28"><text:span text:style-name="T20">ForEach</text:span><text:span text:style-name="T5">(</text:span>card,cardNames<text:span text:style-name="T5">)</text:span></text:p>
      <text:p text:style-name="Standard">[</text:p>
      <text:p text:style-name="P28"><text:s text:c="4"/><text:span text:style-name="T20">ForEach</text:span><text:span text:style-name="T5">(</text:span>suit,suitNames<text:span text:style-name="T5">)</text:span></text:p>
      <text:p text:style-name="Standard"><text:s text:c="4"/>[</text:p>
      <text:p text:style-name="P28"><text:s text:c="8"/>unboundSymbol <text:span text:style-name="T38">:=</text:span> <text:span text:style-name="T41">ToAtom(</text:span><text:span text:style-name="T41">ToString(</text:span>card<text:span text:style-name="T5">)</text:span> : <text:span text:style-name="T40">"'"</text:span> : <text:span text:style-name="T41">ToString(</text:span>suit<text:span text:style-name="T5">))</text:span>;</text:p>
      <text:p text:style-name="P28"><text:s text:c="8"/></text:p>
      <text:p text:style-name="P28"><text:s text:c="8"/>deck <text:span text:style-name="T38">:=</text:span> <text:span text:style-name="T20">Append</text:span><text:span text:style-name="T5">(</text:span>deck, unboundSymbol<text:span text:style-name="T5">)</text:span>;</text:p>
      <text:p text:style-name="Standard"><text:s text:c="4"/>];</text:p>
      <text:p text:style-name="Standard">];</text:p>
      <text:p text:style-name="P47"/>
      <text:p text:style-name="P28">shuffledDeck <text:span text:style-name="T38">:=</text:span> <text:span text:style-name="T39">Shuffle</text:span><text:span text:style-name="T5">(</text:span>deck<text:span text:style-name="T5">)</text:span>;</text:p>
      <text:p text:style-name="P47"/>
      <text:p text:style-name="P65">%/mathpiper</text:p>
      <text:h text:style-name="Heading_20_2" text:outline-level="2">A Random Walk Simulation</text:h>
      <text:p text:style-name="Text_20_body">The following simulation places a person at location (0,0) on a Cartesian coordinate system and then has the person take 12 steps. <text:s/>However, each step is taken in a random direction with the possible directions being:</text:p>
      <text:p text:style-name="Text_20_body_20_indent">North (0,1)</text:p>
      <text:p text:style-name="Text_20_body_20_indent">South (0,-1)</text:p>
      <text:p text:style-name="Text_20_body_20_indent">East (1,0)</text:p>
      <text:p text:style-name="Text_20_body_20_indent">West (-1,0)</text:p>
      <text:p text:style-name="Text_20_body">A target position has also been identified in the simulation and the simulation keeps track of whether or not the person reaches the target position during any given trial:</text:p>
      <text:p text:style-name="P40"/>
      <text:p text:style-name="P40"><text:bookmark-start text:name="DDE_LINK58"/><text:bookmark-start text:name="DDE_LINK57"/><text:bookmark-start text:name="DDE_LINK43"/>%mathpiper,title="Random walk."</text:p>
      <text:p text:style-name="P47"/>
      <text:p text:style-name="P28">targetPosition <text:span text:style-name="T38">:=</text:span> <text:span text:style-name="T5">{</text:span><text:span text:style-name="T7">2</text:span>,<text:span text:style-name="T7">1</text:span><text:span text:style-name="T5">}</text:span>;</text:p>
      <text:p text:style-name="P47"/>
      <text:p text:style-name="P28">successCount <text:span text:style-name="T38">:=</text:span> <text:span text:style-name="T7">0</text:span>;</text:p>
      <text:p text:style-name="P47"/>
      <text:p text:style-name="P28">numberOfTrials <text:span text:style-name="T38">:=</text:span> <text:span text:style-name="T7">40</text:span>;</text:p>
      <text:p text:style-name="P47"/>
      <text:p text:style-name="P28">numberOfSteps <text:span text:style-name="T38">:=</text:span> <text:span text:style-name="T7">12</text:span>;</text:p>
      <text:p text:style-name="P47"/>
      <text:p text:style-name="P28"><text:span text:style-name="T39">Repeat</text:span><text:span text:style-name="T5">(</text:span>numberOfTrials<text:span text:style-name="T5">)</text:span></text:p>
      <text:p text:style-name="Standard">[</text:p>
      <text:p text:style-name="P28"><text:s text:c="4"/>currentPosition <text:span text:style-name="T38">:=</text:span> <text:span text:style-name="T5">{</text:span><text:span text:style-name="T7">0</text:span>,<text:span text:style-name="T7">0</text:span><text:span text:style-name="T5">}</text:span>;</text:p>
      <text:p text:style-name="P28"><text:s text:c="4"/></text:p>
      <text:p text:style-name="P28"><text:s text:c="4"/>walkPath <text:span text:style-name="T38">:=</text:span> <text:span text:style-name="T5">{}</text:span>;</text:p>
      <text:p text:style-name="P28"><text:s text:c="4"/></text:p>
      <text:p text:style-name="P28"><text:s text:c="4"/><text:span text:style-name="T39">Repeat</text:span><text:span text:style-name="T5">(</text:span>numberOfSteps<text:span text:style-name="T5">)</text:span></text:p>
      <text:p text:style-name="Standard"><text:soft-page-break/><text:s text:c="6"/>[</text:p>
      <text:p text:style-name="P28"><text:s text:c="8"/><text:bookmark-start text:name="DDE_LINK41"/>step<text:span text:style-name="T38">:=</text:span> <text:span text:style-name="T39">RandomPickWeighted</text:span><text:span text:style-name="T5">({</text:span></text:p>
      <text:p text:style-name="P28"><text:s text:c="12"/><text:span text:style-name="T5">{</text:span> <text:span text:style-name="T5">{</text:span><text:span text:style-name="T7">1</text:span>,<text:span text:style-name="T7">0</text:span><text:span text:style-name="T5">}</text:span>, <text:span text:style-name="T7">1</text:span><text:span text:style-name="T5">/</text:span><text:span text:style-name="T7">4</text:span><text:span text:style-name="T5">}</text:span>,</text:p>
      <text:p text:style-name="P28"><text:s text:c="12"/><text:span text:style-name="T5">{</text:span> <text:span text:style-name="T5">{-</text:span><text:span text:style-name="T7">1</text:span>,<text:span text:style-name="T7">0</text:span><text:span text:style-name="T5">}</text:span>, <text:span text:style-name="T7">1</text:span><text:span text:style-name="T5">/</text:span><text:span text:style-name="T7">4</text:span><text:span text:style-name="T5">}</text:span>,</text:p>
      <text:p text:style-name="P28"><text:s text:c="12"/><text:span text:style-name="T5">{</text:span> <text:span text:style-name="T5">{</text:span><text:span text:style-name="T7">0</text:span>,<text:span text:style-name="T7">1</text:span><text:span text:style-name="T5">}</text:span>, <text:span text:style-name="T7">1</text:span><text:span text:style-name="T5">/</text:span><text:span text:style-name="T7">4</text:span><text:span text:style-name="T5">}</text:span>,</text:p>
      <text:p text:style-name="P28"><text:s text:c="12"/><text:span text:style-name="T5">{</text:span> <text:span text:style-name="T5">{</text:span><text:span text:style-name="T7">0</text:span>,<text:span text:style-name="T5">-</text:span><text:span text:style-name="T7">1</text:span><text:span text:style-name="T5">}</text:span>, <text:span text:style-name="T7">1</text:span><text:span text:style-name="T5">/</text:span><text:span text:style-name="T7">4</text:span><text:span text:style-name="T5">}})</text:span>;<text:bookmark-end text:name="DDE_LINK41"/></text:p>
      <text:p text:style-name="P28"><text:s text:c="8"/></text:p>
      <text:p text:style-name="P28"><text:s text:c="8"/>currentPosition <text:span text:style-name="T38">:=</text:span> currentPosition <text:span text:style-name="T5">+</text:span> step;</text:p>
      <text:p text:style-name="P28"><text:s text:c="8"/></text:p>
      <text:p text:style-name="P28"><text:s text:c="8"/>walkPath <text:span text:style-name="T38">:=</text:span> <text:span text:style-name="T20">Append</text:span><text:span text:style-name="T5">(</text:span>walkPath, currentPosition<text:span text:style-name="T5">)</text:span>;</text:p>
      <text:p text:style-name="Standard"><text:s text:c="6"/>];</text:p>
      <text:p text:style-name="P28"><text:s text:c="4"/></text:p>
      <text:p text:style-name="P28"><text:s text:c="4"/><text:span text:style-name="T41">Write</text:span><text:span text:style-name="T5">(</text:span>walkPath<text:span text:style-name="T5">)</text:span>;</text:p>
      <text:p text:style-name="P28"><text:s text:c="4"/></text:p>
      <text:p text:style-name="P28"><text:s text:c="4"/><text:span text:style-name="T41">If</text:span><text:span text:style-name="T5">(</text:span><text:span text:style-name="T20">Contains</text:span><text:span text:style-name="T5">(</text:span>walkPath, targetPosition<text:span text:style-name="T5">)</text:span>, </text:p>
      <text:p text:style-name="P28"><text:s text:c="8"/>[successCount<text:span text:style-name="T5">++</text:span>; <text:span text:style-name="T41">WriteString</text:span><text:span text:style-name="T5">(</text:span><text:span text:style-name="T40">" - Success"</text:span><text:span text:style-name="T5">)</text:span>;]<text:span text:style-name="T5">)</text:span>;</text:p>
      <text:p text:style-name="P28"><text:s text:c="8"/></text:p>
      <text:p text:style-name="P28"><text:s text:c="4"/><text:span text:style-name="T20">NewLine</text:span><text:span text:style-name="T5">()</text:span>;</text:p>
      <text:p text:style-name="Standard">];</text:p>
      <text:p text:style-name="P47"/>
      <text:p text:style-name="P28"><text:span text:style-name="T20">NewLine</text:span><text:span text:style-name="T5">()</text:span>;</text:p>
      <text:p text:style-name="P28"><text:span text:style-name="T20">Echo</text:span><text:span text:style-name="T5">(</text:span><text:span text:style-name="T40">"Number of trials: "</text:span>, numberOfTrials<text:span text:style-name="T5">)</text:span>;</text:p>
      <text:p text:style-name="P28"><text:span text:style-name="T20">Echo</text:span><text:span text:style-name="T5">(</text:span><text:span text:style-name="T40">"The last walk path: "</text:span>, walkPath<text:span text:style-name="T5">)</text:span>;</text:p>
      <text:p text:style-name="P28"><text:span text:style-name="T20">Echo</text:span><text:span text:style-name="T5">(</text:span><text:span text:style-name="T40">"Number of successes: "</text:span>, successCount<text:span text:style-name="T5">)</text:span>;</text:p>
      <text:p text:style-name="P28"><text:span text:style-name="T20">Echo</text:span><text:span text:style-name="T5">(</text:span><text:span text:style-name="T40">"Probability of a success: "</text:span>, <text:span text:style-name="T20">N</text:span><text:span text:style-name="T5">(</text:span>successCount<text:span text:style-name="T5">/</text:span>numberOfTrials<text:span text:style-name="T5">))</text:span>;</text:p>
      <text:p text:style-name="P47"/>
      <text:p text:style-name="P47"/>
      <text:p text:style-name="P40">%/mathpiper<text:bookmark-end text:name="DDE_LINK58"/><text:bookmark-end text:name="DDE_LINK57"/><text:bookmark-end text:name="DDE_LINK43"/></text:p>
      <text:p text:style-name="P47"/>
      <text:p text:style-name="P28"><text:s text:c="4"/><text:span text:style-name="T21">%output,preserve="false"</text:span></text:p>
      <text:p text:style-name="P28"><text:s text:c="6"/><text:span text:style-name="T21">Result:</text:span> True</text:p>
      <text:p text:style-name="P28"><text:s text:c="6"/></text:p>
      <text:p text:style-name="P28"><text:s text:c="6"/><text:span text:style-name="T32">Side Effects:</text:span></text:p>
      <text:p text:style-name="P31"><text:s text:c="6"/>{{0,1},{0,0},{0,-1},{-1,-1},{-1,0},{-1,-1},{-2,-1},{-1,-1},{0,-1},{1,-1},{2,-1},{3,-1}}</text:p>
      <text:p text:style-name="P31"><text:s text:c="6"/>{{0,-1},{0,-2},{-1,-2},{-1,-1},{-1,-2},{-1,-1},{-1,0},{-1,1},{-1,0},{-1,1},{-2,1},{-2,0}}</text:p>
      <text:p text:style-name="P31"><text:s text:c="6"/>{{1,0},{0,0},{-1,0},{-2,0},{-2,-1},{-3,-1},{-3,0},{-2,0},{-2,-1},{-3,-1},{-2,-1},{-3,-1}}</text:p>
      <text:p text:style-name="P31"><text:s text:c="6"/>{{1,0},{1,1},{1,0},{0,0},{0,1},{0,2},{-1,2},{-1,1},{0,1},{-1,1},{0,1},{0,0}}</text:p>
      <text:p text:style-name="P31"><text:s text:c="6"/>{{0,-1},{0,-2},{0,-1},{1,-1},{0,-1},{1,-1},{2,-1},{3,-1},{3,0},{3,1},{2,1},{2,2}} - Success</text:p>
      <text:p text:style-name="P31"><text:s text:c="6"/>{{1,0},{1,1},{1,0},{2,0},{2,1},{3,1},{4,1},{4,0},{4,-1},{4,-2},{4,-3},{4,-4}} - Success</text:p>
      <text:p text:style-name="P31"><text:s text:c="6"/>{{0,1},{0,2},{-1,2},{-1,3},{-1,4},{-1,3},{0,3},{1,3},{1,4},{0,4},{0,3},{-1,3}}</text:p>
      <text:p text:style-name="P31"><text:s text:c="6"/>{{1,0},{2,0},{1,0},{2,0},{2,1},{1,1},{0,1},{0,2},{1,2},{1,1},{0,1},{-1,1}} - Success</text:p>
      <text:p text:style-name="P31"><text:s text:c="6"/>{{1,0},{2,0},{2,1},{2,2},{1,2},{1,1},{2,1},{3,1},{2,1},{2,2},{2,3},{1,3}} - Success</text:p>
      <text:p text:style-name="P31"><text:s text:c="6"/>{{-1,0},{-2,0},{-2,-1},{-1,-1},{-2,-1},{-1,-1},{-2,-1},{-1,-1},{-1,0},{-1,1},{-1,0},{-2,0}}</text:p>
      <text:p text:style-name="P31"><text:s text:c="6"/>{{0,-1},{0,-2},{-1,-2},{-1,-1},{-1,-2},{-1,-3},{-1,-4},{-1,-5},{-1,-4},{-1,-5},{-1,-4},{0,-4}}</text:p>
      <text:p text:style-name="P31"><text:s text:c="6"/>{{1,0},{1,1},{0,1},{-1,1},{-1,0},{-1,1},{-1,2},{-1,3},{-1,2},{-1,1},{-2,1},{-2,0}}</text:p>
      <text:p text:style-name="P31"><text:s text:c="6"/>{{0,-1},{0,-2},{-1,-2},{-1,-3},{-1,-2},{0,-2},{-1,-2},{-1,-1},{-2,-1},{-2,0},{-2,1},{-3,1}}</text:p>
      <text:p text:style-name="P31"><text:s text:c="6"/>{{1,0},{1,1},{1,0},{1,-1},{2,-1},{3,-1},{3,0},{3,1},{3,0},{3,1},{2,1},{3,1}} - Success</text:p>
      <text:p text:style-name="P31"><text:s text:c="6"/>{{1,0},{1,1},{0,1},{0,0},{0,1},{0,0},{0,1},{0,0},{1,0},{0,0},{-1,0},{-2,0}}</text:p>
      <text:p text:style-name="P31"><text:s text:c="6"/>{{0,1},{-1,1},{0,1},{0,2},{1,2},{1,3},{2,3},{2,4},{2,3},{2,2},{1,2},{2,2}}</text:p>
      <text:p text:style-name="P31"><text:s text:c="6"/>{{-1,0},{-1,-1},{-1,-2},{-2,-2},{-2,-1},{-2,-2},{-2,-3},{-3,-3},{-3,-2},{-2,-2},{-3,-2},{-4,-2}}</text:p>
      <text:p text:style-name="P31"><text:s text:c="6"/>{{0,1},{0,2},{-1,2},{-1,3},{-2,3},{-1,3},{0,3},{1,3},{1,2},{1,3},{2,3},{2,4}}</text:p>
      <text:p text:style-name="P31"><text:s text:c="6"/>{{1,0},{2,0},{2,1},{1,1},{2,1},{2,0},{2,-1},{2,0},{1,0},{2,0},{2,1},{2,0}} - Success</text:p>
      <text:p text:style-name="P31"><text:s text:c="6"/>{{0,1},{0,2},{-1,2},{-1,1},{0,1},{-1,1},{-2,1},{-2,0},{-2,1},{-1,1},{0,1},{-1,1}}</text:p>
      <text:p text:style-name="P31"><text:s text:c="6"/>{{1,0},{1,1},{2,1},{3,1},{2,1},{2,2},{2,1},{3,1},{4,1},{5,1},{4,1},{5,1}} - Success</text:p>
      <text:p text:style-name="P31"><text:s text:c="6"/>{{0,1},{0,0},{0,-1},{-1,-1},{-2,-1},{-2,0},{-2,-1},{-2,-2},{-2,-3},{-1,-3},{-2,-3},{-2,-4}}</text:p>
      <text:p text:style-name="P31"><text:s text:c="6"/>{{0,1},{0,2},{0,1},{0,0},{0,-1},{0,-2},{0,-3},{0,-2},{1,-2},{2,-2},{2,-1},{2,-2}}</text:p>
      <text:p text:style-name="P31"><text:s text:c="6"/>{{0,-1},{-1,-1},{-1,0},{-1,-1},{0,-1},{-1,-1},{-1,-2},{-2,-2},{-3,-2},{-3,-1},{-3,-2},{-4,-2}}</text:p>
      <text:p text:style-name="P31"><text:s text:c="6"/>{{0,1},{0,2},{-1,2},{0,2},{-1,2},{-1,3},{-1,2},{-2,2},{-2,3},{-3,3},{-3,4},{-3,3}}</text:p>
      <text:p text:style-name="P31"><text:s text:c="6"/>{{0,1},{0,2},{0,3},{1,3},{1,2},{1,1},{2,1},{2,2},{3,2},{3,1},{2,1},{3,1}} - Success</text:p>
      <text:p text:style-name="P31"><text:s text:c="6"/>{{0,-1},{0,-2},{1,-2},{1,-3},{2,-3},{2,-2},{2,-1},{2,0},{2,1},{3,1},{3,2},{3,1}} - Success</text:p>
      <text:p text:style-name="P31"><text:s text:c="6"/>{{-1,0},{-2,0},{-3,0},{-3,1},{-3,2},{-4,2},{-4,3},{-4,2},{-3,2},{-3,3},{-4,3},{-5,3}}</text:p>
      <text:p text:style-name="P31"><text:s text:c="6"/>{{0,1},{-1,1},{0,1},{-1,1},{-1,2},{-1,3},{0,3},{0,2},{1,2},{0,2},{0,1},{1,1}}</text:p>
      <text:p text:style-name="P31"><text:soft-page-break/><text:s text:c="6"/>{{-1,0},{0,0},{-1,0},{-2,0},{-2,1},{-2,2},{-3,2},{-2,2},{-1,2},{0,2},{1,2},{1,3}}</text:p>
      <text:p text:style-name="P31"><text:s text:c="6"/>{{0,1},{0,0},{-1,0},{-2,0},{-3,0},{-4,0},{-4,-1},{-5,-1},{-6,-1},{-6,-2},{-5,-2},{-4,-2}}</text:p>
      <text:p text:style-name="P31"><text:s text:c="6"/>{{0,-1},{-1,-1},{-1,0},{-1,1},{0,1},{1,1},{1,2},{0,2},{0,3},{0,4},{-1,4},{0,4}}</text:p>
      <text:p text:style-name="P31"><text:s text:c="6"/>{{0,-1},{0,0},{-1,0},{-1,-1},{0,-1},{1,-1},{0,-1},{0,-2},{1,-2},{1,-1},{0,-1},{1,-1}}</text:p>
      <text:p text:style-name="P31"><text:s text:c="6"/>{{-1,0},{-1,1},{-1,0},{-1,1},{0,1},{1,1},{2,1},{2,2},{2,3},{2,2},{2,3},{1,3}} - Success</text:p>
      <text:p text:style-name="P31"><text:s text:c="6"/>{{-1,0},{-1,-1},{-1,-2},{0,-2},{1,-2},{2,-2},{1,-2},{2,-2},{2,-3},{3,-3},{4,-3},{5,-3}}</text:p>
      <text:p text:style-name="P31"><text:s text:c="6"/>{{0,-1},{1,-1},{2,-1},{1,-1},{1,0},{2,0},{2,1},{1,1},{1,0},{2,0},{3,0},{3,-1}} - Success</text:p>
      <text:p text:style-name="P31"><text:s text:c="6"/>{{0,1},{0,2},{-1,2},{-2,2},{-2,1},{-1,1},{0,1},{0,0},{0,1},{1,1},{1,2},{0,2}}</text:p>
      <text:p text:style-name="P31"><text:s text:c="6"/>{{0,1},{0,2},{0,3},{-1,3},{-1,4},{0,4},{1,4},{2,4},{3,4},{4,4},{4,3},{4,2}}</text:p>
      <text:p text:style-name="P31"><text:s text:c="6"/>{{1,0},{0,0},{0,-1},{0,-2},{0,-3},{0,-2},{0,-3},{-1,-3},{0,-3},{0,-4},{1,-4},{1,-3}}</text:p>
      <text:p text:style-name="P31"><text:s text:c="6"/>{{0,1},{0,2},{0,3},{0,2},{0,3},{1,3},{1,4},{2,4},{1,4},{0,4},{-1,4},{-1,5}}</text:p>
      <text:p text:style-name="P31"><text:s text:c="6"/></text:p>
      <text:p text:style-name="P31"><text:s text:c="6"/></text:p>
      <text:p text:style-name="P31"><text:s text:c="6"/>The last walk path: {{0,1},{0,2},{0,3},{0,2},{0,3},{1,3},{1,4},{2,4},{1,4},{0,4},{-1,4},{-1,5}} </text:p>
      <text:p text:style-name="P28"><text:s text:c="6"/>Number of trials: 40 </text:p>
      <text:p text:style-name="P28"><text:tab/>Number of successes: 11 </text:p>
      <text:p text:style-name="P28"><text:s text:c="6"/>Probability of a success: 0.275</text:p>
      <text:p text:style-name="P67">. <text:s text:c="2"/><text:span text:style-name="T21">%/output</text:span></text:p>
      <text:p text:style-name="P49">The walk produced from a given trial can be plotted in the GeoGebra plugin by <text:span text:style-name="T9">first opening the GeoGebra plugin</text:span> and then executing the following code:</text:p>
      <text:p text:style-name="Preformatted_20_Text"/>
      <text:p text:style-name="Preformatted_20_Text">In&gt; walkPath</text:p>
      <text:p text:style-name="P33">Result: {{1,0},{2,0},{2,1},{2,0},{3,0},{3,1},{4,1},{4,2},{4,1},{5,1},{4,1},{3,1}}</text:p>
      <text:p text:style-name="Preformatted_20_Text"/>
      <text:p text:style-name="Preformatted_20_Text">In&gt; <text:bookmark-start text:name="DDE_LINK59"/><text:bookmark-start text:name="DDE_LINK56"/>GeoGebraPlot(walkPath, lines -&gt; True)<text:bookmark-end text:name="DDE_LINK59"/><text:bookmark-end text:name="DDE_LINK56"/></text:p>
      <text:p text:style-name="P33">Result: True</text:p>
      <text:p text:style-name="P49"/>
      <text:p text:style-name="P49"><draw:frame draw:style-name="fr2" draw:name="graphics32" text:anchor-type="paragraph" svg:width="3.4634in" svg:height="2.0535in" draw:z-index="89"><draw:image xlink:href="Pictures/100000000000040F00000268EB6C7349.png" xlink:type="simple" xlink:show="embed" xlink:actuate="onLoad"/></draw:frame></text:p>
      <text:p text:style-name="P49">The GeoGebra plugin is covered in a later section so if you would like to know how to clear the GeoGebra drawing pad or how to move it around, look ahead at that section.</text:p>
      <text:h text:style-name="Heading_20_2" text:outline-level="2">Exercises</text:h>
      <text:p text:style-name="Text_20_body">For the following exercises, create a new MathPiperIDE worksheet file called <text:span text:style-name="T6">book_2_section_7_exercises_&lt;your first name&gt;_&lt;your last name&gt;.mpw</text:span><text:span text:style-name="T46">. </text:span><text:s/>(<text:span text:style-name="T9">Note: there are no spaces in this file name</text:span>). <text:s/>For example, John Smith's worksheet would be called:</text:p>
      <text:p text:style-name="Text_20_body"><text:soft-page-break/><text:span text:style-name="T6">book_2_section_7_exercises_</text:span><text:span text:style-name="T9">john</text:span><text:span text:style-name="T6">_</text:span><text:span text:style-name="T9">smith</text:span><text:span text:style-name="T6">.mp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9"/>
      <text:p text:style-name="P40">%mathpiper,title="Exercise 1"</text:p>
      <text:p text:style-name="P29"/>
      <text:p text:style-name="P45">//Sample fold.</text:p>
      <text:p text:style-name="P29"/>
      <text:p text:style-name="P41">%/mathpiper</text:p>
      <text:p text:style-name="Preformatted_20_Text"/>
      <text:p text:style-name="Text_20_body">If an exercise uses the MathPiper console instead of a fold, copy the work you did in the console into the worksheet so it can be saved.</text:p>
      <text:p text:style-name="P62">For the following exercises, create a Monte Carlo simulation to solve the problem that is presented in each exercise.</text:p>
      <text:h text:style-name="P99" text:outline-level="3">Exercise 1</text:h>
      <text:p text:style-name="Preformatted_20_Text">In a room full of 5 people, what is the probability that at least two of them will have the same zodiac sign?</text:p>
      <text:h text:style-name="P99" text:outline-level="3">Exercise 2</text:h>
      <text:p text:style-name="Preformatted_20_Text">What is the probability that a family with 6 children will have exactly 2 girls?</text:p>
      <text:h text:style-name="Heading_20_3" text:outline-level="3">Exercise 3</text:h>
      <text:p text:style-name="Preformatted_20_Text">1) Modify the vending machine simulation so that it keeps track of hours until empty instead of days until empty. <text:s/>2) Plot a histogram of the "hours until empty" data that the program generates. <text:s/>3) Enable restocking in your program and plot a histogram of the "hours until empty" data that is generated with restocking enabled.</text:p>
      <text:h text:style-name="Heading_20_3" text:outline-level="3">Exercise 4</text:h>
      <text:p text:style-name="Preformatted_20_Text">Bill is an amature mechanic and he extremely cheap. <text:s/>Bill has never purchased a new car in his life and instead he owns 3 old cars that he maintains himself. <text:s/>On any given day car A has a 10% chance of being broken , car B has a 12% chance of being broken, and car C has a 15% chance of being broken. <text:s/>1) What is the probability that on any given day all of Bill's cars are broken? <text:s/>2) How many days in a year is Bill without a functioning car?</text:p>
      <text:p text:style-name="Preformatted_20_Text">(Hint: Have each trial simulate 365 days and during each day determine if each car is BROKEN or RUNNING like this:</text:p>
      <text:p text:style-name="Preformatted_20_Text"><text:s text:c="6"/></text:p>
      <text:p text:style-name="Preformatted_20_Text">carA := RandomPickWeighted({{BROKEN,10/100},{RUNNING,90/100}});</text:p>
      <text:p text:style-name="Preformatted_20_Text">carB := RandomPickWeighted({{BROKEN,12/100},{RUNNING,88/100}});</text:p>
      <text:p text:style-name="Preformatted_20_Text"><text:soft-page-break/>carC := RandomPickWeighted({{BROKEN,15/100},{RUNNING,85/100}});</text:p>
      <text:h text:style-name="Heading_20_3" text:outline-level="3">Exercise 5</text:h>
      <text:p text:style-name="Preformatted_20_Text">Come up with a problem in an area you are interested in that can be solved with a Monte Carlo simulation and then create a simulation to solve it.</text:p>
      <text:h text:style-name="Heading_20_3" text:outline-level="3">Exercise 6</text:h>
      <text:p text:style-name="Preformatted_20_Text">Modify the random walk simulation to create a histogram which shows the maximum distances the walker moved from location (0,0) over X number of trials. <text:s/>Note, the maximum distance can occur during any of the steps the walker takes, not just the last step.</text:p>
      <text:h text:style-name="Heading_20_1" text:outline-level="1">The AskUser(), TellUser(), and ToAtom() Functions</text:h>
      <text:p text:style-name="Text_20_body">MathPiperIDE worksheet folds and the MathPiper console are designed to enable a user to directly enter and edit input and view it without having to use special input and output oriented functions. <text:s/>However, sometimes it is useful to use functions to obtain input from the user and output information to the user and MathPiper() has the <text:span text:style-name="T6">AskUser()</text:span> and <text:span text:style-name="T6">TellUser()</text:span> functions for this purpose.</text:p>
      <text:h text:style-name="Heading_20_2" text:outline-level="2">AskUser()</text:h>
      <text:p text:style-name="Text_20_body">The AskUser() function obtains information from the user and here is its calling format:</text:p>
      <text:p text:style-name="Preformatted_20_Text"/>
      <table:table table:name="Table23" table:style-name="Table23">
        <table:table-column table:style-name="Table23.A"/>
        <table:table-row>
          <table:table-cell table:style-name="Table23.A1" office:value-type="string">
            <text:p text:style-name="P64">AskUser(message)</text:p>
          </table:table-cell>
        </table:table-row>
      </table:table>
      <text:p text:style-name="Preformatted_20_Text"/>
      <text:p text:style-name="Text_20_body">The "message" argument is a string that contains instructions for what kind of input the user should enter. <text:s/>When the AskUser() function is called, a graphic dialog window is displayed which contains the message string and a text field into which the user can enter input. <text:s/>The dialog window looks like this:</text:p>
      <text:p text:style-name="Text_20_body"/>
      <text:p text:style-name="Text_20_body"><draw:frame draw:style-name="fr2" draw:name="graphics33" text:anchor-type="paragraph" svg:width="3.1146in" svg:height="1.2291in" draw:z-index="90"><draw:image xlink:href="Pictures/100002010000012B000000764E457EAE.png" xlink:type="simple" xlink:show="embed" xlink:actuate="onLoad"/></draw:frame></text:p>
      <text:p text:style-name="Text_20_body">After entering the input, the user presses the "OK" button, or the &lt;Enter&gt; key on the keyboard, and the input which was entered into the text field is returned by the function. <text:s/>For example, the following code asks the user to enter a value and then this value is assigned to inputValue:</text:p>
      <text:p text:style-name="Preformatted_20_Text"/>
      <text:p text:style-name="Preformatted_20_Text">In&gt; <text:bookmark-start text:name="DDE_LINK60"/>inputValue := AskUser("Enter a value.")<text:bookmark-end text:name="DDE_LINK60"/></text:p>
      <text:p text:style-name="P33">Result: "42"</text:p>
      <text:p text:style-name="Preformatted_20_Text"/>
      <text:p text:style-name="Preformatted_20_Text">In&gt; inputValue</text:p>
      <text:p text:style-name="P33">Result: "42"</text:p>
      <text:p text:style-name="Preformatted_20_Text"/>
      <text:p text:style-name="Text_20_body">When the dialog window was displayed, the number <text:span text:style-name="T6">42</text:span> was entered and the number was returned by the function as the string "42". <text:s/>If you want to treat the input value as a number instead of a string, the ToAtom() function can be used to do this:</text:p>
      <text:p text:style-name="Preformatted_20_Text"><text:soft-page-break/></text:p>
      <text:p text:style-name="Preformatted_20_Text">In&gt; ToAtom("42")</text:p>
      <text:p text:style-name="P33">Result: 42</text:p>
      <text:p text:style-name="P33"/>
      <text:p text:style-name="Text_20_body">The ToAtom() function can also be used to turn a string into an unbound variable symbol:</text:p>
      <text:p text:style-name="Preformatted_20_Text"/>
      <text:p text:style-name="Preformatted_20_Text">In&gt; ToAtom("a")</text:p>
      <text:p text:style-name="P33">Result: a</text:p>
      <text:h text:style-name="Heading_20_2" text:outline-level="2">TellUser()</text:h>
      <text:p text:style-name="Text_20_body">The TellUser() function displays a graphic dialog window which contains output information for the user to view and here is its calling format:</text:p>
      <text:p text:style-name="Preformatted_20_Text"/>
      <table:table table:name="Table24" table:style-name="Table24">
        <table:table-column table:style-name="Table24.A"/>
        <table:table-row>
          <table:table-cell table:style-name="Table24.A1" office:value-type="string">
            <text:p text:style-name="P64">TellUser(message)</text:p>
          </table:table-cell>
        </table:table-row>
      </table:table>
      <text:p text:style-name="Preformatted_20_Text"/>
      <text:p text:style-name="Text_20_body">The "message" argument is simply a string which contains the output to be displayed to the user. <text:s/>For example, the following code sends the message "Message from the program: 2 + 3 = 5" to the user:</text:p>
      <text:p text:style-name="Preformatted_20_Text"/>
      <text:p text:style-name="Preformatted_20_Text">In&gt; TellUser("Message from the program: 2 + 3 = " : ToString(2 + 3) )</text:p>
      <text:p text:style-name="P33">Result: True</text:p>
      <text:p text:style-name="Text_20_body"/>
      <text:p text:style-name="Text_20_body"><draw:frame draw:style-name="fr2" draw:name="graphics34" text:anchor-type="paragraph" svg:width="3.2602in" svg:height="1.2291in" draw:z-index="91"><draw:image xlink:href="Pictures/1000020100000139000000766BE862A4.png" xlink:type="simple" xlink:show="embed" xlink:actuate="onLoad"/></draw:frame></text:p>
      <text:h text:style-name="Heading_20_2" text:outline-level="2">Using AskUser() and TellUser() Together In a Repeat() Loop</text:h>
      <text:p text:style-name="Text_20_body">The AskUser() and TellUser() functions can be used separately, but also often used together inside of a Repeat() loop. <text:s/>The following program is an infinite loop which repeatedly asks the user to enter an integer and then it tells the user which integer was entered:</text:p>
      <text:p text:style-name="P40"/>
      <text:p text:style-name="P40">%mathpiper,title=""</text:p>
      <text:p text:style-name="P47"/>
      <text:p text:style-name="P28"><text:span text:style-name="T39">Repeat</text:span><text:span text:style-name="T5">()</text:span></text:p>
      <text:p text:style-name="Standard">[</text:p>
      <text:p text:style-name="P28"><text:s text:c="4"/>time <text:span text:style-name="T38">:=</text:span> <text:span text:style-name="T20">Time</text:span><text:span text:style-name="T5">()</text:span> inputValue <text:span text:style-name="T38">:=</text:span> <text:span text:style-name="T39">AskUser</text:span><text:span text:style-name="T5">(</text:span><text:span text:style-name="T40">"Enter an integer (or q to quit)."</text:span><text:span text:style-name="T5">)</text:span>;</text:p>
      <text:p text:style-name="P47"/>
      <text:p text:style-name="P28"><text:soft-page-break/><text:s text:c="4"/><text:span text:style-name="T41">If</text:span><text:span text:style-name="T5">(</text:span>inputValue <text:span text:style-name="T5">=</text:span> <text:span text:style-name="T40">"q"</text:span> <text:span text:style-name="T41">Or</text:span> inputValue <text:span text:style-name="T5">=</text:span> <text:span text:style-name="T40">"Q"</text:span>, <text:span text:style-name="T39">Break</text:span><text:span text:style-name="T5">()</text:span> <text:span text:style-name="T5">)</text:span>;</text:p>
      <text:p text:style-name="P28"><text:s text:c="4"/></text:p>
      <text:p text:style-name="P28"><text:s text:c="4"/>integerValue <text:span text:style-name="T38">:=</text:span> <text:span text:style-name="T41">ToAtom(</text:span>inputValue<text:span text:style-name="T5">)</text:span>;</text:p>
      <text:p text:style-name="P28"><text:s text:c="4"/></text:p>
      <text:p text:style-name="P28"><text:s text:c="4"/><text:span text:style-name="T41">If</text:span><text:span text:style-name="T5">(</text:span><text:span text:style-name="T41">Not</text:span> <text:span text:style-name="T41">IsInteger</text:span><text:span text:style-name="T5">(</text:span>integerValue<text:span text:style-name="T5">)</text:span>, </text:p>
      <text:p text:style-name="P28"><text:s text:c="8"/>[<text:span text:style-name="T39">TellUser</text:span><text:span text:style-name="T5">(</text:span><text:span text:style-name="T40">"You must enter an integer."</text:span><text:span text:style-name="T5">)</text:span>; <text:span text:style-name="T39">Continue</text:span><text:span text:style-name="T5">()</text:span>;]<text:span text:style-name="T5">)</text:span>;</text:p>
      <text:p text:style-name="P28"><text:s text:c="4"/></text:p>
      <text:p text:style-name="P28"><text:s text:c="4"/><text:span text:style-name="T39">TellUser</text:span><text:span text:style-name="T5">(</text:span><text:span text:style-name="T40">"The integer you entered is "</text:span> : <text:span text:style-name="T41">ToString(</text:span>integerValue<text:span text:style-name="T5">)</text:span> : <text:span text:style-name="T40">"."</text:span> : <text:span text:style-name="T20">Nl</text:span><text:span text:style-name="T5">()</text:span> :</text:p>
      <text:p text:style-name="P28"><text:s text:c="4"/><text:span text:style-name="T40">"It took you "</text:span> : <text:span text:style-name="T41">ToString(</text:span><text:span text:style-name="T20">RoundTo</text:span><text:span text:style-name="T5">(</text:span>time,<text:span text:style-name="T7">3</text:span><text:span text:style-name="T5">))</text:span> : <text:span text:style-name="T40">" seconds to enter the number."</text:span> <text:span text:style-name="T5">)</text:span>;</text:p>
      <text:p text:style-name="Standard">];</text:p>
      <text:p text:style-name="P47"/>
      <text:p text:style-name="P65">%/mathpiper</text:p>
      <text:p text:style-name="Text_20_body">If the user enters a lower case q or upper case Q, the program stops looping by executing a Break() function. <text:s/>If the user presses the "cancel" button in the input dialog window, the program will also stop looping. <text:s/>If the user enters input that is not an integer, the program will tell the user that they must enter an integer.</text:p>
      <text:p text:style-name="Text_20_body">If the user enters an integer, the program tells the user which integer they entered and it also tells them how long it took to enter it.</text:p>
      <text:h text:style-name="Heading_20_2" text:outline-level="2">Exercises</text:h>
      <text:p text:style-name="Text_20_body">For the following exercises, create a new MathPiperIDE worksheet file called <text:span text:style-name="T6">book_2_section_8_exercises_&lt;your first name&gt;_&lt;your last name&gt;.mpw</text:span><text:span text:style-name="T46">. </text:span><text:s/>(<text:span text:style-name="T9">Note: there are no spaces in this file name</text:span>). <text:s/>For example, John Smith's worksheet would be called:</text:p>
      <text:p text:style-name="Text_20_body"><text:span text:style-name="T6">book_2_section_8_exercises_</text:span><text:span text:style-name="T9">john</text:span><text:span text:style-name="T6">_</text:span><text:span text:style-name="T9">smith</text:span><text:span text:style-name="T6">.mp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9"/>
      <text:p text:style-name="P40">%mathpiper,title="Exercise 1"</text:p>
      <text:p text:style-name="P29"/>
      <text:p text:style-name="P45">//Sample fold.</text:p>
      <text:p text:style-name="P29"/>
      <text:p text:style-name="P41">%/mathpiper</text:p>
      <text:p text:style-name="Preformatted_20_Text"/>
      <text:p text:style-name="Text_20_body">If an exercise uses the MathPiper console instead of a fold, copy the work you did in the console into the worksheet so it can be saved.</text:p>
      <text:p text:style-name="P62">For the following exercises, use the AskUser() and TellUser() functions in an infinite Repeat() loop.</text:p>
      <text:h text:style-name="P99" text:outline-level="3">Exercise 1</text:h>
      <text:p text:style-name="Preformatted_20_Text">Create a program which generates a random integer between 1 and 5. <text:s/>Ask the <text:soft-page-break/>user to guess the number and keep track of how many attempts it takes to guess it. <text:s/>After each attempt, tell the user if they guessed correctly or not and ask them if they would like to guess again. <text:s/>If they enter "y", allow them to guess again and if they enter "n", end the program. <text:s/>If the user guesses the number, display how many tries it took them to guess it.</text:p>
      <text:h text:style-name="Heading_20_3" text:outline-level="3">Exercise 2</text:h>
      <text:p text:style-name="Preformatted_20_Text">Create a program which quizzes the user on simple addition facts in a way which is similar to how flash cards are used. <text:s/>Generate the addition problems randomly and keep track of how many problems the user answered correctly or missed. <text:s/>If the user answers a problem correctly, move to the next problem and if they miss a problem, give them the correct answer before moving on to the next problem. <text:s/>The program should give the user 10 problems to solve and then display the summary of their results.</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Mathematical Formulas, The Solve() Function, Mathematical Functions, And Static Plotting</text:h>
      <text:h text:style-name="Heading_20_2" text:outline-level="2">Applied Mathematics And Formulas</text:h>
      <text:p text:style-name="Text_20_body">In this book we are exploring the areas of science, technology, engineering, and mathematics and therefore the branch of mathematics we are focusing on is <text:span text:style-name="T6">applied mathematics</text:span>. <text:s/>Here is a definition for applied mathematics:</text:p>
      <text:p text:style-name="Text_20_body_20_indent">Applied Mathematics - Mathematics used to solve problems in other sciences such as physics, engineering or electronics, as opposed to pure mathematics. <text:s/><text:a xlink:type="simple" xlink:href="http://en.wiktionary.org/wiki/applied_mathematics"><text:span text:style-name="T42">http://en.wiktionary.org/wiki/applied_mathematics</text:span></text:a></text:p>
      <text:p text:style-name="P49">The applied mathematics which is used in science, technology, and engineering is full of <text:span text:style-name="T6">formulas</text:span> and a significant part of the work that scientists, technologists, and engineers do consists of working with these formulas. <text:s/>For example, one of the most used formulas in physics is</text:p>
      <text:p text:style-name="P21"><draw:frame draw:style-name="fr4" draw:name="Object88" text:anchor-type="as-char" svg:width="2.6957in" svg:height="0.3307in" draw:z-index="1"><draw:object xlink:href="./Object 89" xlink:type="simple" xlink:show="embed" xlink:actuate="onLoad"/><draw:image xlink:href="./ObjectReplacements/Object 89" xlink:type="simple" xlink:show="embed" xlink:actuate="onLoad"/></draw:frame></text:p>
      <text:p text:style-name="P51">or</text:p>
      <text:p text:style-name="P21"><draw:frame draw:style-name="fr4" draw:name="Object89" text:anchor-type="as-char" svg:width="0.689in" svg:height="0.3307in" draw:z-index="2"><draw:object xlink:href="./Object 90" xlink:type="simple" xlink:show="embed" xlink:actuate="onLoad"/><draw:image xlink:href="./ObjectReplacements/Object 90" xlink:type="simple" xlink:show="embed" xlink:actuate="onLoad"/></draw:frame></text:p>
      <text:p text:style-name="P49">In this formula, <text:span text:style-name="T36">d</text:span>, <text:span text:style-name="T36">v</text:span>, and <text:span text:style-name="T36">t</text:span> are all <text:span text:style-name="T6">variables</text:span> which means that the <text:span text:style-name="T6">values</text:span> they represent can <text:span text:style-name="T6">vary</text:span>. <text:s/>In an earlier section we discussed how a mathematical formula can be thought of as a <text:span text:style-name="T6">jump point</text:span> which can be used to <text:span text:style-name="T6">navigate</text:span> through a <text:span text:style-name="T6">pattern space</text:span>. <text:s/>Most formula "jump points" are expressed as <text:span text:style-name="T6">equations</text:span> and the equals sign (=) can be thought of as a hyperspace <text:span text:style-name="T6">tube</text:span> through which the jump takes place. <text:s/>This idea is shown in the following diagram:</text:p>
      <text:p text:style-name="P49"/>
      <text:p text:style-name="P49"><draw:frame draw:style-name="fr5" draw:name="Object90" text:anchor-type="paragraph" svg:x="0.0063in" svg:y="0.0445in" svg:width="6.828in" svg:height="2.0744in" draw:z-index="47"><draw:object xlink:href="./Object 91" xlink:type="simple" xlink:show="embed" xlink:actuate="onLoad"/><draw:image xlink:href="./ObjectReplacements/Object 91" xlink:type="simple" xlink:show="embed" xlink:actuate="onLoad"/></draw:frame></text:p>
      <text:p text:style-name="P49">let's put this formula into MathPiper and use it to make a jump. <text:s/>The following <text:soft-page-break/>program deals with a car which has been traveling at a speed of 55 miles-per-hour for 1 hour. <text:s/>The program uses the above formula to "navigate" (calculate) to the location in pattern space which holds the number that represents the <text:span text:style-name="T6">distance</text:span> the car traveled during this <text:span text:style-name="T6">hour</text:span>:</text:p>
      <text:p text:style-name="P30"/>
      <text:p text:style-name="P38">%mathpiper,title=""</text:p>
      <text:p text:style-name="P47"/>
      <text:p text:style-name="P28">v <text:span text:style-name="T38">:=</text:span> <text:span text:style-name="T7">55</text:span>.<text:span text:style-name="T7">0</text:span>; <text:span text:style-name="T28">//Miles per hour.</text:span></text:p>
      <text:p text:style-name="P47"/>
      <text:p text:style-name="P28">t <text:span text:style-name="T38">:=</text:span> <text:span text:style-name="T7">1</text:span>.<text:span text:style-name="T7">0</text:span>; <text:span text:style-name="T28">//Hour.</text:span></text:p>
      <text:p text:style-name="P47"/>
      <text:p text:style-name="P28">d <text:span text:style-name="T38">:=</text:span> v<text:span text:style-name="T5">*</text:span>t;</text:p>
      <text:p text:style-name="P47"/>
      <text:p text:style-name="P28"><text:span text:style-name="T20">Echo</text:span><text:span text:style-name="T5">(</text:span><text:span text:style-name="T40">"The speed of the car is "</text:span>, v, <text:span text:style-name="T40">"miles per hour."</text:span><text:span text:style-name="T5">)</text:span>;</text:p>
      <text:p text:style-name="P28"><text:span text:style-name="T20">Echo</text:span><text:span text:style-name="T5">(</text:span><text:span text:style-name="T40">"The amount of time the car has been traveling at this speed is "</text:span>, t, <text:span text:style-name="T40">"hour."</text:span><text:span text:style-name="T5">)</text:span>;</text:p>
      <text:p text:style-name="P28"><text:span text:style-name="T20">Echo</text:span><text:span text:style-name="T5">(</text:span><text:span text:style-name="T40">"Therefore, the distance traveled is "</text:span>, d, <text:span text:style-name="T40">"miles."</text:span><text:span text:style-name="T5">)</text:span>;</text:p>
      <text:p text:style-name="P47"/>
      <text:p text:style-name="P40">%/mathpiper</text:p>
      <text:p text:style-name="P47"/>
      <text:p text:style-name="P28"><text:s text:c="4"/><text:span text:style-name="T21">%output,preserve="false"</text:span></text:p>
      <text:p text:style-name="P28"><text:s text:c="6"/><text:span text:style-name="T21">Result:</text:span> True</text:p>
      <text:p text:style-name="P28"><text:s text:c="6"/></text:p>
      <text:p text:style-name="P28"><text:s text:c="6"/><text:span text:style-name="T32">Side Effects:</text:span></text:p>
      <text:p text:style-name="P28"><text:s text:c="6"/>The speed of the car is 55.0 miles per hour.</text:p>
      <text:p text:style-name="P28"><text:s text:c="6"/>The amount of time the car has been traveling at this speed is 1.0 hour.</text:p>
      <text:p text:style-name="P28"><text:s text:c="6"/>Therefore, the distance traveled is 55.00 miles.</text:p>
      <text:p text:style-name="P67">. <text:s text:c="2"/><text:span text:style-name="T21">%/output</text:span></text:p>
      <text:p text:style-name="P49"><text:span text:style-name="T46">As indicated in the </text:span><text:span text:style-name="T46"><draw:frame draw:style-name="fr4" draw:name="Object99" text:anchor-type="as-char" svg:width="0.4457in" svg:height="0.1984in" draw:z-index="3"><draw:object xlink:href="./Object 100" xlink:type="simple" xlink:show="embed" xlink:actuate="onLoad"/><draw:image xlink:href="./ObjectReplacements/Object 100" xlink:type="simple" xlink:show="embed" xlink:actuate="onLoad"/></draw:frame></text:span><text:span text:style-name="T46">diagram, all values on the </text:span><text:span text:style-name="T6">right</text:span><text:span text:style-name="T46"> side of the = sign </text:span><text:span text:style-name="T6">must be known</text:span><text:span text:style-name="T46"> before the "jump" can take place and i</text:span>n this program the value <text:span text:style-name="T6">55.0</text:span> is assigned to the variable <text:span text:style-name="T6">v</text:span> and the value <text:span text:style-name="T6">1.0</text:span> is assigned to the variable <text:span text:style-name="T6">t</text:span><text:span text:style-name="T46">. <text:s/>Executing the program causes it to jump to the location in pattern space which <text:s/>holds the number 55. <text:s/>This means that the</text:span> car traveled <text:span text:style-name="T9">55</text:span> miles during 1 hour of traveling at 55 miles-per-hour.</text:p>
      <text:p text:style-name="P49">Notice that the values that are used in this program are <text:span text:style-name="T6">real numbers</text:span>. <text:s/>Most <text:s/>calculations which are made with <text:span text:style-name="T6">science</text:span> and <text:span text:style-name="T6">engineering formulas</text:span> are done with real numbers. <text:s/>The reason for this is that most phenomenon in the physical universe are continuous and therefore science and engineering formulas need to use <text:span text:style-name="T6">continuous variables</text:span> to represent these phenomenon.</text:p>
      <text:h text:style-name="P94" text:outline-level="2">Rearranging Formulas With The == Operator And The Solve() Function</text:h>
      <text:p text:style-name="Text_20_body"><text:span text:style-name="T12">In the previous section, the formula</text:span><text:span text:style-name="T12"><draw:frame draw:style-name="fr4" draw:name="Object91" text:anchor-type="as-char" svg:width="0.4457in" svg:height="0.1984in" draw:z-index="4"><draw:object xlink:href="./Object 92" xlink:type="simple" xlink:show="embed" xlink:actuate="onLoad"/><draw:image xlink:href="./ObjectReplacements/Object 92" xlink:type="simple" xlink:show="embed" xlink:actuate="onLoad"/></draw:frame></text:span><text:span text:style-name="T12">was used with the known values of </text:span><text:span text:style-name="T14">speed</text:span><text:span text:style-name="T12"> and </text:span><text:span text:style-name="T14">time</text:span><text:span text:style-name="T12"> to "navigate" to a location in pattern space which represented a </text:span><text:span text:style-name="T14">distance</text:span><text:span text:style-name="T12">. <text:s/>However, what if we are </text:span><text:span text:style-name="T14">currently </text:span><text:span text:style-name="T9">at</text:span><text:span text:style-name="T14"> the location of the distance pattern</text:span><text:span text:style-name="T12"> and we </text:span><text:span text:style-name="T15">want to </text:span><text:span text:style-name="T14">navigate </text:span><text:span text:style-name="T9">to</text:span><text:span text:style-name="T14"> the location of the speed or the time pattern</text:span><text:span text:style-name="T12">? <text:s/>An amazing property of formulas is that they can be </text:span><text:span text:style-name="T14">rearranged</text:span><text:span text:style-name="T12"> to </text:span><text:soft-page-break/><text:span text:style-name="T12">"</text:span><text:span text:style-name="T15">jump" </text:span><text:span text:style-name="T14">from any set of variables</text:span><text:span text:style-name="T15"> in the formula </text:span><text:span text:style-name="T14">to any given variable</text:span><text:span text:style-name="T15"> in the formula</text:span><text:span text:style-name="T12">.</text:span></text:p>
      <text:p text:style-name="Text_20_body"><text:span text:style-name="T12">The process of reconfiguring a formula so that it jumps to a desired location in <text:s/>pattern space is called </text:span><text:span text:style-name="T9">solving</text:span><text:span text:style-name="T14"> the formula for a given variable</text:span><text:span text:style-name="T12">. <text:s/>All computer algebra systems are able to solve formulas for a given variable and in MathPiper, the </text:span><text:span text:style-name="T14">Solve()</text:span><text:span text:style-name="T12"> function is used for this. <text:s/>Here is the calling format for the Solve() function:</text:span></text:p>
      <text:p text:style-name="P25"/>
      <table:table table:name="Table22" table:style-name="Table22">
        <table:table-column table:style-name="Table22.A"/>
        <table:table-row>
          <table:table-cell table:style-name="Table22.A1" office:value-type="string">
            <text:p text:style-name="P64">Solve(equation, variable)</text:p>
          </table:table-cell>
        </table:table-row>
      </table:table>
      <text:p text:style-name="P25"/>
      <text:p text:style-name="Text_20_body"><text:span text:style-name="T12">The first argument to Solve() is a </text:span><text:span text:style-name="T14">symbolic equation</text:span><text:span text:style-name="T12"> and the second argument is the </text:span><text:span text:style-name="T14">unbound variable in the equation that is to be solved </text:span><text:span text:style-name="T15">for. <text:s/>This unbound variable represents the destination in pattern space one wants to jump to</text:span><text:span text:style-name="T12">. <text:s/>In MathPiper, the </text:span><text:span text:style-name="T14">==</text:span><text:span text:style-name="T12"> "equals" operator is used to symbolically define an equation and in the following example, Solve() is used to solve the formula</text:span><text:span text:style-name="T12"><draw:frame draw:style-name="fr4" draw:name="Object92" text:anchor-type="as-char" svg:width="0.4457in" svg:height="0.1984in" draw:z-index="5"><draw:object xlink:href="./Object 93" xlink:type="simple" xlink:show="embed" xlink:actuate="onLoad"/><draw:image xlink:href="./ObjectReplacements/Object 93" xlink:type="simple" xlink:show="embed" xlink:actuate="onLoad"/></draw:frame></text:span><text:span text:style-name="T12">for v:</text:span></text:p>
      <text:p text:style-name="P25"/>
      <text:p text:style-name="P25">In&gt; Solve(d == v*t, v)</text:p>
      <text:p text:style-name="P33">Result: {v==d/t}</text:p>
      <text:p text:style-name="P33"/>
      <text:p text:style-name="Text_20_body"><text:span text:style-name="T12">Notice how the formula</text:span><text:span text:style-name="T12"><draw:frame draw:style-name="fr4" draw:name="Object93" text:anchor-type="as-char" svg:width="0.4457in" svg:height="0.1984in" draw:z-index="6"><draw:object xlink:href="./Object 94" xlink:type="simple" xlink:show="embed" xlink:actuate="onLoad"/><draw:image xlink:href="./ObjectReplacements/Object 94" xlink:type="simple" xlink:show="embed" xlink:actuate="onLoad"/></draw:frame></text:span><text:span text:style-name="T12">is expressed as </text:span><text:span text:style-name="T14">d == v*t</text:span><text:span text:style-name="T12"> in text form using the </text:span><text:span text:style-name="T14">==</text:span><text:span text:style-name="T12"> operator. <text:s/>The </text:span><text:span text:style-name="T14">result</text:span><text:span text:style-name="T12"> that is returned by Solve() is a </text:span><text:span text:style-name="T14">symbolic equation</text:span><text:span text:style-name="T12"> which is also in </text:span><text:span text:style-name="T14">text form</text:span><text:span text:style-name="T12"> and in this case it is </text:span><text:span text:style-name="T21">v==d/t</text:span><text:span text:style-name="T12"> . <text:s/>The result is returned in a </text:span><text:span text:style-name="T14">list</text:span><text:span text:style-name="T12"> because sometimes equations have </text:span><text:span text:style-name="T14">more than one solution</text:span><text:span text:style-name="T12"> and </text:span><text:span text:style-name="T14">all of these solutions</text:span><text:span text:style-name="T12"> are returned in the </text:span><text:span text:style-name="T14">result list</text:span><text:span text:style-name="T12">. <text:s/>Of course, a human could have easily solved this equation using the laws of algebra, but the Solve() function can also solve equations much larger than this one considerably quicker than a human can.</text:span></text:p>
      <text:p text:style-name="Text_20_body"><text:span text:style-name="T12">The following example shows the formula</text:span><text:span text:style-name="T12"><draw:frame draw:style-name="fr4" draw:name="Object94" text:anchor-type="as-char" svg:width="0.4457in" svg:height="0.1984in" draw:z-index="7"><draw:object xlink:href="./Object 95" xlink:type="simple" xlink:show="embed" xlink:actuate="onLoad"/><draw:image xlink:href="./ObjectReplacements/Object 95" xlink:type="simple" xlink:show="embed" xlink:actuate="onLoad"/></draw:frame></text:span><text:span text:style-name="T12">being solved for </text:span><text:span text:style-name="T14">t</text:span><text:span text:style-name="T12">. <text:s/>The result is assigned to the variable </text:span><text:span text:style-name="T14">solutionsList</text:span><text:span text:style-name="T12"> and then the solution is obtained from this list and assigned to the variable </text:span><text:span text:style-name="T14">solution</text:span><text:span text:style-name="T15">:</text:span></text:p>
      <text:p text:style-name="P25"/>
      <text:p text:style-name="P25">In&gt; solutionsList := Solve(d == v*t, t)</text:p>
      <text:p text:style-name="P33">Result: {t==d/v}</text:p>
      <text:p text:style-name="P25"/>
      <text:p text:style-name="P25">In&gt; solution := solutionsList[1];</text:p>
      <text:p text:style-name="P33">Result: t==d/v</text:p>
      <text:p text:style-name="Text_20_body">Finally, Solve() is used to solve<draw:frame draw:style-name="fr4" draw:name="Object100" text:anchor-type="as-char" svg:width="0.4138in" svg:height="0.422in" draw:z-index="8"><draw:object xlink:href="./Object 96" xlink:type="simple" xlink:show="embed" xlink:actuate="onLoad"/><draw:image xlink:href="./ObjectReplacements/Object 96" xlink:type="simple" xlink:show="embed" xlink:actuate="onLoad"/></draw:frame>for the variable <text:span text:style-name="T6">d</text:span> and the result is the original<draw:frame draw:style-name="fr4" draw:name="Object95" text:anchor-type="as-char" svg:width="0.4457in" svg:height="0.1984in" draw:z-index="9"><draw:object xlink:href="./Object 101" xlink:type="simple" xlink:show="embed" xlink:actuate="onLoad"/><draw:image xlink:href="./ObjectReplacements/Object 101" xlink:type="simple" xlink:show="embed" xlink:actuate="onLoad"/></draw:frame>form of the equation which we started with:</text:p>
      <text:p text:style-name="P25"/>
      <text:p text:style-name="P25">In&gt; Solve(solution, d)</text:p>
      <text:p text:style-name="P33">Result: {d==t*v}</text:p>
      <text:p text:style-name="P25"/>
      <text:h text:style-name="P94" text:outline-level="2"><text:soft-page-break/>Turning A Formula Into An Explicit Function; Independent And Dependent Variables</text:h>
      <text:p text:style-name="Text_20_body"><text:span text:style-name="T12">Earlier we wrote a program which used the formula</text:span><text:span text:style-name="T12"><draw:frame draw:style-name="fr4" draw:name="Object96" text:anchor-type="as-char" svg:width="0.4457in" svg:height="0.1984in" draw:z-index="10"><draw:object xlink:href="./Object 97" xlink:type="simple" xlink:show="embed" xlink:actuate="onLoad"/><draw:image xlink:href="./ObjectReplacements/Object 97" xlink:type="simple" xlink:show="embed" xlink:actuate="onLoad"/></draw:frame></text:span><text:span text:style-name="T12">to calculate how far a car which was moving at a speed of 55 miles-per-hour had traveled after traveling for 1 hour. <text:s/>However, what if we wanted to calculate how far the car will travel during </text:span><text:span text:style-name="T14">any time</text:span><text:span text:style-name="T12"> greater than or equal to 0 hours? <text:s/>The program we wrote could be made to do this by </text:span><text:span text:style-name="T14">manually changing</text:span><text:span text:style-name="T12"> the value which is being assigned to </text:span><text:span text:style-name="T17">t</text:span><text:span text:style-name="T12"> and then </text:span><text:span text:style-name="T14">rerunning</text:span><text:span text:style-name="T12"> it, but a better approach is to turn</text:span><text:span text:style-name="T12"><draw:frame draw:style-name="fr4" draw:name="Object97" text:anchor-type="as-char" svg:width="0.4457in" svg:height="0.1984in" draw:z-index="11"><draw:object xlink:href="./Object 98" xlink:type="simple" xlink:show="embed" xlink:actuate="onLoad"/><draw:image xlink:href="./ObjectReplacements/Object 98" xlink:type="simple" xlink:show="embed" xlink:actuate="onLoad"/></draw:frame></text:span><text:span text:style-name="T12">into an </text:span><text:span text:style-name="T14">executable mathematical function</text:span><text:span text:style-name="T12">. <text:s/>Here is a definition of a mathematical function:</text:span></text:p>
      <text:p text:style-name="Text_20_body_20_indent"><text:span text:style-name="T12">In traditional calculus, a function is defined as a relation between two terms called </text:span><text:a xlink:type="simple" xlink:href="http://en.wikipedia.org/wiki/Variable_%28mathematics%29">variables</text:a><text:span text:style-name="T12"> because their values vary. Call the terms, for example, </text:span><text:span text:style-name="T16">x</text:span><text:span text:style-name="T12"> and </text:span><text:span text:style-name="T16">y</text:span><text:span text:style-name="T12">. If every value of </text:span><text:span text:style-name="T16">x</text:span><text:span text:style-name="T12"> is associated with exactly one value of </text:span><text:span text:style-name="T16">y</text:span><text:span text:style-name="T12">, then </text:span><text:span text:style-name="T16">y</text:span><text:span text:style-name="T12"> is said to be a function of </text:span><text:span text:style-name="T16">x</text:span><text:span text:style-name="T12">. It is customary to use </text:span><text:span text:style-name="T16">x</text:span><text:span text:style-name="T12"> for what is called the "</text:span><text:span text:style-name="T13">independent variable,</text:span><text:span text:style-name="T12">" and </text:span><text:span text:style-name="T16">y</text:span><text:span text:style-name="T12"> for what is called the "</text:span><text:span text:style-name="T13">dependent variable</text:span><text:span text:style-name="T12">" because its value depends on the value of </text:span><text:span text:style-name="T16">x</text:span><text:span text:style-name="T12">.</text:span><text:bookmark text:name="cite_ref-Thompson_0-0"/><text:a xlink:type="simple" xlink:href="http://en.wikipedia.org/wiki/Dependent_and_independent_variables#cite_note-Thompson-0">[1]</text:a><text:span text:style-name="T12"> Therefore, </text:span><text:span text:style-name="T16">y</text:span><text:span text:style-name="T12"> = </text:span><text:span text:style-name="T16">x</text:span><text:span text:style-name="T18">2</text:span><text:span text:style-name="T12"> means that </text:span><text:span text:style-name="T16">y</text:span><text:span text:style-name="T12">, the dependent variable, is the square of </text:span><text:span text:style-name="T16">x</text:span><text:span text:style-name="T12">, the independent variable.</text:span><text:bookmark text:name="cite_ref-Thompson_0-1"/><text:a xlink:type="simple" xlink:href="http://en.wikipedia.org/wiki/Dependent_and_independent_variables#cite_note-Thompson-0">[1]</text:a><text:bookmark text:name="cite_ref-randomHouse_1-0"/><text:a xlink:type="simple" xlink:href="http://en.wikipedia.org/wiki/Dependent_and_independent_variables#cite_note-randomHouse-1">[2]</text:a></text:p>
      <text:p text:style-name="Text_20_body_20_indent"><text:span text:style-name="T12">The most common way to denote a "</text:span><text:a xlink:type="simple" xlink:href="http://en.wikipedia.org/wiki/Function_%28mathematics%29">function</text:a><text:span text:style-name="T12">" is to replace </text:span><text:span text:style-name="T16">y</text:span><text:span text:style-name="T12">, the dependent </text:span><text:span text:style-name="T12">variable, by </text:span><text:span text:style-name="T16">f</text:span><text:span text:style-name="T12">(</text:span><text:span text:style-name="T16">x</text:span><text:span text:style-name="T12">), where </text:span><text:span text:style-name="T16">f</text:span><text:span text:style-name="T12"> is the first letter of the word "function." Thus, </text:span><text:span text:style-name="T16">y</text:span><text:span text:style-name="T12"> = </text:span><text:span text:style-name="T16">f</text:span><text:span text:style-name="T12">(</text:span><text:span text:style-name="T16">x</text:span><text:span text:style-name="T12">) = </text:span><text:span text:style-name="T16">x</text:span><text:span text:style-name="T18">2</text:span><text:span text:style-name="T12"> means that </text:span><text:span text:style-name="T16">y</text:span><text:span text:style-name="T12">, a dependent variable, a function of </text:span><text:span text:style-name="T16">x</text:span><text:span text:style-name="T12">, is the square of </text:span><text:span text:style-name="T16">x</text:span><text:span text:style-name="T12">. Also, in this form, the expression is called an "explicit" function of </text:span><text:span text:style-name="T16">x</text:span><text:span text:style-name="T12">, contrasted with </text:span><text:span text:style-name="T16">x</text:span><text:span text:style-name="T18">2</text:span><text:span text:style-name="T12"> − </text:span><text:span text:style-name="T16">y</text:span><text:span text:style-name="T12"> = 0, which is called an "implicit" function. <text:s/></text:span><text:a xlink:type="simple" xlink:href="http://en.wikipedia.org/wiki/Dependent_and_independent_variables">http://en.wikipedia.org/wiki/Dependent_and_independent_variables</text:a></text:p>
      <text:p text:style-name="P49">Turning our formula into an <text:span text:style-name="T6">executable explicit function</text:span> is easy and here is how it is done:</text:p>
      <text:p text:style-name="P25"/>
      <text:p text:style-name="P25"><text:bookmark-start text:name="DDE_LINK18"/>In&gt; f(t) := 55*t<text:bookmark-end text:name="DDE_LINK18"/></text:p>
      <text:p text:style-name="P33">Result: True</text:p>
      <text:p text:style-name="P25"/>
      <text:p text:style-name="Text_20_body"><text:span text:style-name="T12">In English this function reads "</text:span><text:span text:style-name="T14">f of t equals 55 times t.</text:span><text:span text:style-name="T12">" <text:s/>Since we are currently only interested in using this function when the </text:span><text:span text:style-name="T14">speed</text:span><text:span text:style-name="T12"> of the car is </text:span><text:span text:style-name="T14">55</text:span><text:span text:style-name="T12"> miles-per-hour, we simply use the </text:span><text:span text:style-name="T9">constant</text:span><text:span text:style-name="T12"> </text:span><text:span text:style-name="T14">55</text:span><text:span text:style-name="T12"> in place of the </text:span><text:span text:style-name="T9">variable</text:span><text:span text:style-name="T12"> </text:span><text:span text:style-name="T17">v</text:span><text:span text:style-name="T12">. <text:s/>In this function, </text:span><text:span text:style-name="T17">t</text:span><text:span text:style-name="T12"> is the </text:span><text:span text:style-name="T14">independent variable</text:span><text:span text:style-name="T12"> and </text:span><text:span text:style-name="T17">d</text:span><text:span text:style-name="T12"> (which is now represented by </text:span><text:span text:style-name="T14">f(t)</text:span><text:span text:style-name="T12">) is the </text:span><text:span text:style-name="T14">dependent variable</text:span><text:span text:style-name="T12">. <text:s/>Now that this function has been defined, it can be used to calculate how far the car will travel for various times:</text:span></text:p>
      <text:p text:style-name="P25"/>
      <text:p text:style-name="P25">In&gt; f(1)</text:p>
      <text:p text:style-name="P33">Result: 55</text:p>
      <text:p text:style-name="P25"/>
      <text:p text:style-name="P25">In&gt; f(2)</text:p>
      <text:p text:style-name="P33">Result: 110</text:p>
      <text:p text:style-name="P25"/>
      <text:p text:style-name="P25">In&gt; f(5)</text:p>
      <text:p text:style-name="P33"><text:soft-page-break/>Result: 275</text:p>
      <text:p text:style-name="P25"/>
      <text:p text:style-name="P25">In&gt; f(2.3)</text:p>
      <text:p text:style-name="P33">Result: 126.5</text:p>
      <text:p text:style-name="P25"/>
      <text:p text:style-name="P25">In&gt; f(7.75)</text:p>
      <text:p text:style-name="P33">Result: 426.25</text:p>
      <text:p text:style-name="P33"/>
      <text:p text:style-name="P49">The <text:span text:style-name="T6">Table()</text:span> function can be used with <text:span text:style-name="T6">f(t)</text:span> to obtain a list which has multiple distances in it:</text:p>
      <text:p text:style-name="Preformatted_20_Text"/>
      <text:p text:style-name="Preformatted_20_Text">In&gt; Table(f(t),t,1,10,1)</text:p>
      <text:p text:style-name="P33">Result: {55,110,165,220,275,330,385,440,495,550}</text:p>
      <text:p text:style-name="P25"/>
      <text:p text:style-name="P49">If an <text:span text:style-name="T6">unbound symbolic variable</text:span> is passed to this function instead of a <text:span text:style-name="T6">numeric value</text:span>, the expression that the function uses to perform the calculation is returned:</text:p>
      <text:p text:style-name="P25"/>
      <text:p text:style-name="P25">In&gt; f(t)</text:p>
      <text:p text:style-name="P33">Result: 55*t</text:p>
      <text:p text:style-name="P25"/>
      <text:p text:style-name="P25">In&gt; f(x)</text:p>
      <text:p text:style-name="P33">Result: 55*x</text:p>
      <text:h text:style-name="Heading_20_2" text:outline-level="2">The Domain And Range Of A Function</text:h>
      <text:p text:style-name="P49">A function has a set of values that can be <text:span text:style-name="T6">sent</text:span><text:span text:style-name="T46"> to it </text:span>(called its <text:span text:style-name="T6">domain</text:span>) and a respective set of values that it can <text:span text:style-name="T6">return</text:span> (called its <text:span text:style-name="T6">range</text:span>). <text:s/>Here are definitions for the domain and range of a function:</text:p>
      <text:p text:style-name="Text_20_body_20_indent"><text:span text:style-name="T12">The </text:span><text:span text:style-name="Strong_20_Emphasis"><text:span text:style-name="T12">domain</text:span></text:span><text:span text:style-name="T12"> of a function is the complete set of possible values of the </text:span><text:span text:style-name="T14">independent variable</text:span><text:span text:style-name="T12"> in the function. <text:s/></text:span>The <text:span text:style-name="Strong_20_Emphasis">range</text:span> of a function is the complete set of all possible <text:span text:style-name="Strong_20_Emphasis">resulting values</text:span> of the <text:span text:style-name="T6">dependent variable</text:span> of a function, after we have substituted the values in the domain. <text:s/><text:a xlink:type="simple" xlink:href="http://www.intmath.com/Functions-and-graphs/2a_Domain-and-range.php">http://www.intmath.com/Functions-and-graphs/2a_Domain-and-range.php</text:a></text:p>
      <text:p text:style-name="P49">In the following program, a list of <text:span text:style-name="T6">domain values</text:span> which consists of the integers 0-10 inclusive is created and then <text:span text:style-name="T6">these values are each in turn sent to the function</text:span><text:span text:style-name="T6"><draw:frame draw:style-name="fr4" draw:name="Object101" text:anchor-type="as-char" svg:width="0.7366in" svg:height="0.2008in" draw:z-index="12"><draw:object xlink:href="./Object 102" xlink:type="simple" xlink:show="embed" xlink:actuate="onLoad"/><draw:image xlink:href="./ObjectReplacements/Object 102" xlink:type="simple" xlink:show="embed" xlink:actuate="onLoad"/></draw:frame></text:span><text:span text:style-name="T6">for evaluation</text:span>. <text:s/>The results of each evaluation are placed into a <text:span text:style-name="T6">range values list</text:span> and then the function, the domain list, and the range list are printed.</text:p>
      <text:p text:style-name="Preformatted_20_Text"/>
      <text:p text:style-name="P38"><text:bookmark-start text:name="DDE_LINK23"/>%mathpiper,title=""</text:p>
      <text:p text:style-name="P47"/>
      <text:p text:style-name="P28"><text:span text:style-name="T39">f</text:span><text:span text:style-name="T5">(</text:span>t<text:span text:style-name="T5">)</text:span> <text:span text:style-name="T38">:=</text:span> <text:span text:style-name="T7">55</text:span><text:span text:style-name="T5">*</text:span>t;</text:p>
      <text:p text:style-name="P47"/>
      <text:p text:style-name="P28">domainList <text:span text:style-name="T38">:=</text:span> <text:span text:style-name="T7">0</text:span> .. <text:span text:style-name="T7">10</text:span>;</text:p>
      <text:p text:style-name="P47"/>
      <text:p text:style-name="P28">rangeList <text:span text:style-name="T38">:=</text:span> <text:span text:style-name="T5">{}</text:span>;</text:p>
      <text:p text:style-name="P47"><text:soft-page-break/></text:p>
      <text:p text:style-name="P28"><text:span text:style-name="T20">ForEach</text:span><text:span text:style-name="T5">(</text:span>domainValue, domainList<text:span text:style-name="T5">)</text:span></text:p>
      <text:p text:style-name="Standard">[</text:p>
      <text:p text:style-name="P28"><text:s text:c="4"/>rangeList <text:span text:style-name="T38">:=</text:span> <text:span text:style-name="T20">Append</text:span><text:span text:style-name="T5">(</text:span>rangeList, <text:span text:style-name="T39">f</text:span><text:span text:style-name="T5">(</text:span>domainValue<text:span text:style-name="T5">))</text:span>;</text:p>
      <text:p text:style-name="Standard">];</text:p>
      <text:p text:style-name="P47"/>
      <text:p text:style-name="P28"><text:bookmark-start text:name="DDE_LINK20"/><text:span text:style-name="T20">Echo</text:span><text:span text:style-name="T5">(</text:span><text:span text:style-name="T40">"The function f(t) = "</text:span>, <text:span text:style-name="T39">f</text:span><text:span text:style-name="T5">(</text:span>t<text:span text:style-name="T5">))</text:span>;</text:p>
      <text:p text:style-name="P28"><text:span text:style-name="T20">Echo</text:span><text:span text:style-name="T5">(</text:span><text:span text:style-name="T40">"Some of the function's domain values are: "</text:span>, domainList<text:span text:style-name="T5">)</text:span>;</text:p>
      <text:p text:style-name="P28"><text:span text:style-name="T20">Echo</text:span><text:span text:style-name="T5">(</text:span><text:span text:style-name="T40">"Some of the function's range values are: "</text:span>, rangeList<text:span text:style-name="T5">)</text:span>;<text:bookmark-end text:name="DDE_LINK20"/></text:p>
      <text:p text:style-name="P47"/>
      <text:p text:style-name="P40">%/mathpiper<text:bookmark-end text:name="DDE_LINK23"/></text:p>
      <text:p text:style-name="P47"/>
      <text:p text:style-name="P28"><text:s text:c="4"/><text:span text:style-name="T21">%output,preserve="false"</text:span></text:p>
      <text:p text:style-name="P28"><text:s text:c="6"/><text:span text:style-name="T21">Result:</text:span> True</text:p>
      <text:p text:style-name="P28"><text:s text:c="6"/></text:p>
      <text:p text:style-name="P28"><text:s text:c="6"/><text:span text:style-name="T32">Side Effects:</text:span></text:p>
      <text:p text:style-name="P28"><text:s text:c="6"/>The function f(t) = 55*t </text:p>
      <text:p text:style-name="P28"><text:s text:c="6"/>Some of the function's domain values are: {0,1,2,3,4,5,6,7,8,9,10} </text:p>
      <text:p text:style-name="P28"><text:s text:c="6"/>Some of the function's range values are: <text:s text:c="6"/></text:p>
      <text:p text:style-name="P28"><text:tab/> <text:s/>{0,55,110,165,220,275,330,385,440,495,550}</text:p>
      <text:p text:style-name="P67">. <text:s text:c="2"/><text:span text:style-name="T21">%/output</text:span></text:p>
      <text:p text:style-name="P49">It is usually <text:span text:style-name="T6">impossible</text:span> to work with <text:span text:style-name="T6">all</text:span> the values in a function's <text:span text:style-name="T6">domain</text:span> and <text:span text:style-name="T6">range</text:span> because the <text:span text:style-name="T6">amount of values is too large</text:span>. <text:s/>Therefore, most programs that use executable mathematical functions only use a <text:span text:style-name="T6">small subset</text:span> of the function's domain and range values like this program does.</text:p>
      <text:p text:style-name="P49">In this program, the list of <text:span text:style-name="T6">numerical distances</text:span> which are calculated and then placed into <text:span text:style-name="T6">rangeList</text:span> can be thought of as representing <text:span text:style-name="T6">jump point destination locations</text:span> in the<draw:frame draw:style-name="fr4" draw:name="Object98" text:anchor-type="as-char" svg:width="0.4457in" svg:height="0.1984in" draw:z-index="13"><draw:object xlink:href="./Object 99" xlink:type="simple" xlink:show="embed" xlink:actuate="onLoad"/><draw:image xlink:href="./ObjectReplacements/Object 99" xlink:type="simple" xlink:show="embed" xlink:actuate="onLoad"/></draw:frame>formula's pattern space. <text:s/>Having these values in a list is more convenient than working with them separately, but it is still somewhat <text:span text:style-name="T6">difficult to visualize</text:span> what the <text:span text:style-name="T6">relationship</text:span> is between the <text:span text:style-name="T6">range</text:span> and <text:span text:style-name="T6">domain</text:span> values when they are viewed in this <text:span text:style-name="T6">textual format</text:span>. <text:s/>What would be <text:span text:style-name="T46">nice</text:span> to have is something like a <text:span text:style-name="T6">graphical map of a function's pattern space</text:span>, similar to a <text:span text:style-name="T6">road map</text:span> or perhaps a hyperspace jump point map. <text:s/>Luckily, tools for obtaining graphical "maps" like this are available and some of them are covered in the next section.</text:p>
      <text:h text:style-name="P94" text:outline-level="2">Plotting A Function (Obtaining A Graphic "Map" Of A Function's Pattern Space)</text:h>
      <text:p text:style-name="P49"><text:span text:style-name="T6">Plotting</text:span> a function means to take a <text:span text:style-name="T6">sequence</text:span> of a function's <text:span text:style-name="T6">domain values</text:span>, <text:span text:style-name="T6">pair </text:span><text:span text:style-name="T46">them</text:span> with their respective <text:span text:style-name="T6">range values</text:span>, and then <text:span text:style-name="T6">show each pair as a graphic point</text:span> on a two dimensional graphical background. <text:s/>Each point's <text:span text:style-name="T24">domain value/range value</text:span><text:span text:style-name="T6"> </text:span><text:span text:style-name="T9">pair</text:span> is called its <text:span text:style-name="T6">coordinates</text:span><text:span text:style-name="T46"> and these coordinates determine where a given point is located on the plot.</text:span> <text:s/>In mathematical notation, the coordinates of a point are often placed inside of <text:span text:style-name="T6">parentheses</text:span> like this:</text:p>
      <text:p text:style-name="P51">(domain_value, range_value)</text:p>
      <text:p text:style-name="P53"><text:soft-page-break/>For example, here are the coordinates of the points which were generated by the program in the previous section:</text:p>
      <text:p text:style-name="Text_20_body_20_indent">(0,0)</text:p>
      <text:p text:style-name="Text_20_body_20_indent">(1,55)</text:p>
      <text:p text:style-name="Text_20_body_20_indent">(2,110)</text:p>
      <text:p text:style-name="Text_20_body_20_indent">(3,165)</text:p>
      <text:p text:style-name="Text_20_body_20_indent">(4,220)</text:p>
      <text:p text:style-name="Text_20_body_20_indent">(5,275)</text:p>
      <text:p text:style-name="Text_20_body_20_indent">(6,330)</text:p>
      <text:p text:style-name="Text_20_body_20_indent">(7,385)</text:p>
      <text:p text:style-name="Text_20_body_20_indent">(8,440)</text:p>
      <text:p text:style-name="Text_20_body_20_indent">(9,495)</text:p>
      <text:p text:style-name="Text_20_body_20_indent">(10,550)</text:p>
      <text:p text:style-name="P49">These points, together with the background they are drawn on, can be thought of as being a <text:span text:style-name="T6">map</text:span> of the function's <text:span text:style-name="T6">pattern space</text:span>. <text:s/>The following sections show various ways to <text:span text:style-name="T6">plot</text:span> the function f(t) = 55*t.</text:p>
      <text:h text:style-name="Heading_20_3" text:outline-level="3">Generating 11 Points With A ForEach Loop And Plotting Them With ScatterPlot()</text:h>
      <text:p text:style-name="Text_20_body">In the following program, a list of <text:span text:style-name="T6">11</text:span> domain values (0-10) called <text:span text:style-name="T6">domainList</text:span> is created and then a <text:span text:style-name="T6">ForEach</text:span> loop is used to send each of these domain values in turn to the function<draw:frame draw:style-name="fr4" draw:name="Object102" text:anchor-type="as-char" svg:width="0.7366in" svg:height="0.2008in" draw:z-index="14"><draw:object xlink:href="./Object 103" xlink:type="simple" xlink:show="embed" xlink:actuate="onLoad"/><draw:image xlink:href="./ObjectReplacements/Object 103" xlink:type="simple" xlink:show="embed" xlink:actuate="onLoad"/></draw:frame>for evaluation. <text:s/>The resulting <text:span text:style-name="T6">range</text:span> values are placed into a list called <text:span text:style-name="T6">rangeList</text:span>. <text:s/>The contents of domainList and rangeList are <text:s/>printed and then sent to a function called <text:span text:style-name="T6">ScatterPlot()</text:span> for plotting in the JFreeChart plugin (the plot is shown below the program):</text:p>
      <text:p text:style-name="P40"/>
      <text:p text:style-name="P40">%mathpiper,title="ForEach() based program."</text:p>
      <text:p text:style-name="P47"/>
      <text:p text:style-name="P28"><text:span text:style-name="T39">f</text:span><text:span text:style-name="T5">(</text:span>t<text:span text:style-name="T5">)</text:span> <text:span text:style-name="T38">:=</text:span> <text:span text:style-name="T7">55</text:span><text:span text:style-name="T5">*</text:span>t;</text:p>
      <text:p text:style-name="P47"/>
      <text:p text:style-name="P28">domainList <text:span text:style-name="T38">:=</text:span> <text:span text:style-name="T7">0</text:span> .. <text:span text:style-name="T7">10</text:span>;</text:p>
      <text:p text:style-name="P47"/>
      <text:p text:style-name="P28">rangeList <text:span text:style-name="T38">:=</text:span> <text:span text:style-name="T5">{}</text:span>;</text:p>
      <text:p text:style-name="P47"/>
      <text:p text:style-name="P28"><text:span text:style-name="T20">ForEach</text:span><text:span text:style-name="T5">(</text:span>domainValue, domainList<text:span text:style-name="T5">)</text:span></text:p>
      <text:p text:style-name="Standard">[</text:p>
      <text:p text:style-name="P28"><text:s text:c="4"/>rangeList <text:span text:style-name="T38">:=</text:span> <text:span text:style-name="T20">Append</text:span><text:span text:style-name="T5">(</text:span>rangeList, <text:span text:style-name="T39">f</text:span><text:span text:style-name="T5">(</text:span>domainValue<text:span text:style-name="T5">))</text:span>;</text:p>
      <text:p text:style-name="Standard">];</text:p>
      <text:p text:style-name="P47"/>
      <text:p text:style-name="P28"><text:span text:style-name="T20">Echo</text:span><text:span text:style-name="T5">(</text:span><text:span text:style-name="T40">"The function f(t) = "</text:span>, <text:span text:style-name="T39">f</text:span><text:span text:style-name="T5">(</text:span>t<text:span text:style-name="T5">))</text:span>;</text:p>
      <text:p text:style-name="P28"><text:span text:style-name="T20">Echo</text:span><text:span text:style-name="T5">(</text:span><text:span text:style-name="T40">"The domain values: "</text:span>, domainList<text:span text:style-name="T5">)</text:span>;</text:p>
      <text:p text:style-name="P28"><text:soft-page-break/><text:span text:style-name="T20">Echo</text:span><text:span text:style-name="T5">(</text:span><text:span text:style-name="T40">"The range values: "</text:span>, rangeList<text:span text:style-name="T5">)</text:span>;</text:p>
      <text:p text:style-name="P47"/>
      <text:p text:style-name="P28"><text:span text:style-name="T39">ScatterPlot</text:span><text:span text:style-name="T5">({</text:span>domainList, rangeList<text:span text:style-name="T5">}</text:span>, </text:p>
      <text:p text:style-name="P28"><text:s text:c="4"/>title <text:span text:style-name="T5">-&gt;</text:span> <text:span text:style-name="T40">"Plot Of Function f(t) = 55*t"</text:span>, </text:p>
      <text:p text:style-name="P28"><text:s text:c="4"/>xAxisLabel <text:span text:style-name="T5">-&gt;</text:span> <text:span text:style-name="T40">"Domain: Hours"</text:span>, </text:p>
      <text:p text:style-name="P28"><text:s text:c="4"/>yAxisLabel <text:span text:style-name="T5">-&gt;</text:span> <text:span text:style-name="T40">"Range: Miles Traveled"</text:span>, </text:p>
      <text:p text:style-name="P28"><text:s text:c="4"/>series1Title <text:span text:style-name="T5">-&gt;</text:span> <text:span text:style-name="T41">ToString(</text:span><text:span text:style-name="T41">Length</text:span><text:span text:style-name="T5">(</text:span>domainList<text:span text:style-name="T5">))</text:span>:<text:span text:style-name="T40">" plotted points"</text:span><text:span text:style-name="T5">)</text:span>;</text:p>
      <text:p text:style-name="P47"/>
      <text:p text:style-name="P40">%/mathpiper</text:p>
      <text:p text:style-name="P47"/>
      <text:p text:style-name="P28"><text:s text:c="4"/><text:span text:style-name="T21">%output,preserve="false"</text:span></text:p>
      <text:p text:style-name="P28"><text:s text:c="6"/><text:span text:style-name="T21">Result:</text:span> org.jfree.chart.ChartPanel</text:p>
      <text:p text:style-name="P28"><text:s text:c="6"/></text:p>
      <text:p text:style-name="P28"><text:s text:c="6"/><text:span text:style-name="T32">Side Effects:</text:span></text:p>
      <text:p text:style-name="P28"><text:s text:c="6"/>The function f(t) = 55*t </text:p>
      <text:p text:style-name="P28"><text:s text:c="6"/>The domain values: {0,1,2,3,4,5,6,7,8,9,10} </text:p>
      <text:p text:style-name="P28"><text:s text:c="6"/>The range values: {0,55,110,165,220,275,330,385,440,495,550}</text:p>
      <text:p text:style-name="P67"><text:bookmark-start text:name="DDE_LINK21"/><text:span text:style-name="T54">. <text:s text:c="2"/></text:span><text:span text:style-name="T22">%/output</text:span><text:bookmark-end text:name="DDE_LINK21"/></text:p>
      <text:p text:style-name="P49">In this program, <text:span text:style-name="T6">ScatterPlot()</text:span> takes a <text:span text:style-name="T6">list</text:span> as its <text:span text:style-name="T6">first</text:span> argument. <text:s/>The list <text:span text:style-name="T46">contains</text:span> a <text:span text:style-name="T6">domain list</text:span> and its matching <text:span text:style-name="T6">range list</text:span> and these two lists <text:span text:style-name="T6">must have the same number of elements</text:span> in them or an error message will be printed. <text:s/>Notice that the ScatterPlot() function accepts the same <text:span text:style-name="T6">options</text:span> that the Histogram() function does.</text:p>
      <text:p text:style-name="P49">Here is the plot the program produces:</text:p>
      <text:p text:style-name="P49"/>
      <text:p text:style-name="P49"><draw:frame draw:style-name="fr2" draw:name="graphics11" text:anchor-type="paragraph" svg:width="5.4327in" svg:height="3.3783in" draw:z-index="50"><draw:image xlink:href="Pictures/100002010000025B00000177426D845E.png" xlink:type="simple" xlink:show="embed" xlink:actuate="onLoad"/></draw:frame></text:p>
      <text:p text:style-name="P49">In this plot, the <text:span text:style-name="T6">Domain axis</text:span> runs <text:span text:style-name="T6">horizontally</text:span> along the bottom of the plot and the <text:span text:style-name="T6">Range axis</text:span> runs <text:span text:style-name="T6">vertically</text:span> along the left side of the plot. <text:s/>Each domain/range pair of values is represented as a red point. <text:s/>The <text:span text:style-name="T6">domain value</text:span> <text:soft-page-break/>for each of these <text:span text:style-name="T6">points</text:span> can be found by locating the number which is <text:span text:style-name="T6">directly </text:span><text:span text:style-name="T6">below it</text:span> on <text:span text:style-name="T6">Domain axis</text:span> and the <text:span text:style-name="T6">range value</text:span> can be found by finding the number which is <text:span text:style-name="T6">directly to its left</text:span> on the <text:span text:style-name="T6">Range axis</text:span>.</text:p>
      <text:h text:style-name="Heading_20_3" text:outline-level="3">Analyzing The Plotted Points With Cross Hairs And Mouse Pointer Hovering</text:h>
      <text:p text:style-name="P49">It is sometimes difficult to precisely determine the domain and range values for a point on a plot and therefore tools are available to help with this. If you select any one of the points in the plot from the previous section by clicking on it with your mouse pointer, <text:span text:style-name="T6">blue cross hairs</text:span> will appear which look like this: </text:p>
      <text:p text:style-name="P49"><draw:frame draw:style-name="fr2" draw:name="graphics12" text:anchor-type="paragraph" svg:width="5.5366in" svg:height="3.4429in" draw:z-index="51"><draw:image xlink:href="Pictures/100002010000025B00000177742E6636.png" xlink:type="simple" xlink:show="embed" xlink:actuate="onLoad"/></draw:frame></text:p>
      <text:p text:style-name="P49">The blue cross hairs make it easier to determine the domain and range values for any given point. <text:s/>If you would like to know the <text:span text:style-name="T6">exact</text:span> domain and range values for a given point, simply place your mouse pointer <text:span text:style-name="T6">over the point</text:span> and let it <text:span text:style-name="T6">sit there for a few seconds</text:span> without clicking it or moving it. <text:s/>This is called "<text:span text:style-name="T6">hovering</text:span>" and when the mouse pointer is made to hover over a point, a small message will be displayed which contains the exact domain and range values for the point.</text:p>
      <text:h text:style-name="P99" text:outline-level="3">Generating 11 Points With Table() And Plotting Them With ScatterPlot()</text:h>
      <text:p text:style-name="P49">The previous program shows how to use a <text:span text:style-name="T6">ForEach</text:span> loop to generate points with a function, but a more <text:span text:style-name="T6">convenient</text:span> way to do this is with the <text:span text:style-name="T6">Table()</text:span> function. <text:s/>The following program generates the <text:span text:style-name="T6">same data and plot</text:span> that ForEach() based program did, except it uses a <text:span text:style-name="T6">Table()</text:span> function call to generate the domain list <text:soft-page-break/>and another Table() function call to generate the range list:</text:p>
      <text:p text:style-name="P40"/>
      <text:p text:style-name="P40"><text:bookmark-start text:name="DDE_LINK61"/><text:bookmark-start text:name="DDE_LINK19"/>%mathpiper,title="Table() based program."</text:p>
      <text:p text:style-name="P47"/>
      <text:p text:style-name="P28"><text:span text:style-name="T39">f</text:span><text:span text:style-name="T5">(</text:span>t<text:span text:style-name="T5">)</text:span> <text:span text:style-name="T38">:=</text:span> <text:span text:style-name="T7">55</text:span><text:span text:style-name="T5">*</text:span>t;</text:p>
      <text:p text:style-name="P47"/>
      <text:p text:style-name="P28">beginValue <text:span text:style-name="T38">:=</text:span> <text:span text:style-name="T7">0</text:span>;</text:p>
      <text:p text:style-name="P47"/>
      <text:p text:style-name="P28">endValue <text:span text:style-name="T38">:=</text:span> <text:span text:style-name="T7">10</text:span>;</text:p>
      <text:p text:style-name="P47"/>
      <text:p text:style-name="P28">stepAmount <text:span text:style-name="T38">:=</text:span> <text:span text:style-name="T7">1</text:span>;</text:p>
      <text:p text:style-name="P47"/>
      <text:p text:style-name="P28">domainList <text:span text:style-name="T38">:=</text:span> <text:span text:style-name="T20">Table</text:span><text:span text:style-name="T5">(</text:span>x,x,beginValue,endValue,stepAmount<text:span text:style-name="T5">)</text:span>;</text:p>
      <text:p text:style-name="P47"/>
      <text:p text:style-name="P28">rangeList <text:span text:style-name="T38">:=</text:span> <text:span text:style-name="T20">Table</text:span><text:span text:style-name="T5">(</text:span><text:span text:style-name="T39">f</text:span><text:span text:style-name="T5">(</text:span>t<text:span text:style-name="T5">)</text:span>,t,beginValue,endValue,stepAmount<text:span text:style-name="T5">)</text:span>;</text:p>
      <text:p text:style-name="P47"/>
      <text:p text:style-name="P28"><text:span text:style-name="T20">Echo</text:span><text:span text:style-name="T5">(</text:span><text:span text:style-name="T40">"The function f(t) = "</text:span>, <text:span text:style-name="T39">f</text:span><text:span text:style-name="T5">(</text:span>t<text:span text:style-name="T5">))</text:span>;</text:p>
      <text:p text:style-name="P28"><text:span text:style-name="T20">Echo</text:span><text:span text:style-name="T5">(</text:span><text:span text:style-name="T40">"The domain values: "</text:span>, domainList<text:span text:style-name="T5">)</text:span>;</text:p>
      <text:p text:style-name="P28"><text:span text:style-name="T20">Echo</text:span><text:span text:style-name="T5">(</text:span><text:span text:style-name="T40">"The range values: "</text:span>, rangeList<text:span text:style-name="T5">)</text:span>;</text:p>
      <text:p text:style-name="P47"/>
      <text:p text:style-name="P28"><text:span text:style-name="T39">ScatterPlot</text:span><text:span text:style-name="T5">({</text:span>domainList,rangeList<text:span text:style-name="T5">}</text:span>, </text:p>
      <text:p text:style-name="P28"><text:s text:c="4"/>title <text:span text:style-name="T5">-&gt;</text:span> <text:span text:style-name="T40">"Plot Of Function f(t) = 55*t"</text:span>, </text:p>
      <text:p text:style-name="P28"><text:s text:c="4"/>xAxisLabel <text:span text:style-name="T5">-&gt;</text:span> <text:span text:style-name="T40">"Domain: Hours"</text:span>, </text:p>
      <text:p text:style-name="P28"><text:s text:c="4"/>yAxisLabel <text:span text:style-name="T5">-&gt;</text:span> <text:span text:style-name="T40">"Range: Miles Traveled"</text:span>, </text:p>
      <text:p text:style-name="P28"><text:s text:c="4"/>series1Title <text:span text:style-name="T5">-&gt;</text:span> <text:span text:style-name="T41">ToString(</text:span><text:span text:style-name="T41">Length</text:span><text:span text:style-name="T5">(</text:span>domainList<text:span text:style-name="T5">))</text:span>:<text:span text:style-name="T40">" plotted points"</text:span><text:span text:style-name="T5">)</text:span>;</text:p>
      <text:p text:style-name="P47"/>
      <text:p text:style-name="P40">%/mathpiper<text:bookmark-end text:name="DDE_LINK61"/><text:bookmark-end text:name="DDE_LINK19"/></text:p>
      <text:p text:style-name="P47"/>
      <text:p text:style-name="P28"><text:s text:c="4"/><text:span text:style-name="T21">%output,preserve="false"</text:span></text:p>
      <text:p text:style-name="P28"><text:s text:c="6"/><text:span text:style-name="T21">Result:</text:span> org.jfree.chart.ChartPanel</text:p>
      <text:p text:style-name="P28"><text:s text:c="6"/></text:p>
      <text:p text:style-name="P28"><text:s text:c="6"/><text:span text:style-name="T32">Side Effects:</text:span></text:p>
      <text:p text:style-name="P28"><text:s text:c="6"/>The function f(t) = 55*t </text:p>
      <text:p text:style-name="P28"><text:s text:c="6"/>The domain values: {0,1,2,3,4,5,6,7,8,9,10} </text:p>
      <text:p text:style-name="P28"><text:s text:c="6"/>The range values: {0,55,110,165,220,275,330,385,440,495,550}</text:p>
      <text:p text:style-name="P69">. <text:s text:c="2"/>%/output</text:p>
      <text:p text:style-name="P49">Here is the plot that this program generates. <text:s/>It is identical to the plot that was generated by the ForEach based code:</text:p>
      <text:p text:style-name="P49"/>
      <text:p text:style-name="P49"><draw:frame draw:style-name="fr2" draw:name="graphics13" text:anchor-type="paragraph" svg:width="5.2154in" svg:height="3.2429in" draw:z-index="52"><draw:image xlink:href="Pictures/100002010000025B00000177426D845E.png" xlink:type="simple" xlink:show="embed" xlink:actuate="onLoad"/></draw:frame><text:soft-page-break/></text:p>
      <text:p text:style-name="P49">Notice that this program uses a variable called <text:span text:style-name="T6">stepAmount</text:span> to specify the <text:span text:style-name="T6">numerical distance</text:span> between the <text:span text:style-name="T6">domain axis values of the points</text:span> that are generated. <text:s/>As can be seen in this plot, a <text:span text:style-name="T6">stepAmount</text:span> value of <text:span text:style-name="T6">1</text:span> produces a fairly large space between the points. <text:s/>The <text:span text:style-name="T6">stepAmount</text:span> variable is used in the following sections to specify <text:span text:style-name="T6">increasingly smaller</text:span> distances between the domain axis values of the points until the <text:span text:style-name="T6">visual space</text:span> which is between them is eliminated.</text:p>
      <text:h text:style-name="P99" text:outline-level="3">Generating More Accurate Plots With Table() And ScatterPlot()</text:h>
      <text:p text:style-name="P49">The plots of the function<draw:frame draw:style-name="fr4" draw:name="Object103" text:anchor-type="as-char" svg:width="0.7366in" svg:height="0.2008in" draw:z-index="15"><draw:object xlink:href="./Object 104" xlink:type="simple" xlink:show="embed" xlink:actuate="onLoad"/><draw:image xlink:href="./ObjectReplacements/Object 104" xlink:type="simple" xlink:show="embed" xlink:actuate="onLoad"/></draw:frame>in the previous sections were a good start, but the <text:span text:style-name="T6">space</text:span> between the points was somewhat <text:span text:style-name="T6">large</text:span>. <text:s/>If our goal is to create a map of a function's pattern space, then a plot which has its points <text:span text:style-name="T6">closer together</text:span> would be a <text:span text:style-name="T6">more useful map</text:span>. <text:s/>The following plot contains <text:span text:style-name="T6">21</text:span> points instead of <text:span text:style-name="T6">11</text:span> and it was generated with the Table() based program by setting the variable <text:span text:style-name="T6">stepAmount</text:span> to <text:span text:style-name="T6">.5</text:span>:</text:p>
      <text:p text:style-name="P49"/>
      <text:p text:style-name="P49"><draw:frame draw:style-name="fr2" draw:name="graphics14" text:anchor-type="paragraph" svg:width="5.3571in" svg:height="3.3311in" draw:z-index="53"><draw:image xlink:href="Pictures/100002010000025B00000177A3F60A21.png" xlink:type="simple" xlink:show="embed" xlink:actuate="onLoad"/></draw:frame><text:soft-page-break/></text:p>
      <text:p text:style-name="P49">This plot is better, but there are still fairly large spaces between the points. <text:s/>let's <text:span text:style-name="T6">decrease the spaces between the points further</text:span> by setting <text:span text:style-name="T6">stepAmount</text:span> to <text:span text:style-name="T6">.25</text:span>:</text:p>
      <text:p text:style-name="P49"/>
      <text:p text:style-name="P49"><draw:frame draw:style-name="fr2" draw:name="graphics15" text:anchor-type="paragraph" svg:width="5.3571in" svg:height="3.3311in" draw:z-index="54"><draw:image xlink:href="Pictures/100002010000025B000001775C8B6C1F.png" xlink:type="simple" xlink:show="embed" xlink:actuate="onLoad"/></draw:frame></text:p>
      <text:p text:style-name="P49">This plot has <text:span text:style-name="T6">41</text:span> points and the <text:span text:style-name="T6">spaces between the points have almost disappeared</text:span>. <text:s/>Setting <text:span text:style-name="T6">stepAmount</text:span> to <text:span text:style-name="T6">.1</text:span> produces <text:span text:style-name="T6">101</text:span> points and the plot that is produced does <text:span text:style-name="T6">not have any visual space between the points</text:span>:</text:p>
      <text:p text:style-name="P49"><text:soft-page-break/></text:p>
      <text:p text:style-name="P49"><draw:frame draw:style-name="fr2" draw:name="graphics16" text:anchor-type="paragraph" svg:width="5.3098in" svg:height="3.302in" draw:z-index="55"><draw:image xlink:href="Pictures/100002010000025B000001776C48F862.png" xlink:type="simple" xlink:show="embed" xlink:actuate="onLoad"/></draw:frame></text:p>
      <text:p text:style-name="P49">Even though there are an <text:span text:style-name="T6">infinite number of points</text:span> that could be plotted for a function, this plot shows that <text:span text:style-name="T6">only enough of them</text:span> need to be plotted so that there are <text:span text:style-name="T6">no visible spaces</text:span> between the points. <text:s/>All plotting functions use this principle when plotting.</text:p>
      <text:h text:style-name="Heading_20_3" text:outline-level="3">Generating Points With Plot2D But Not Plotting Them</text:h>
      <text:p text:style-name="P49">The ScatterPlot() based programs in the previous sections were fairly good for creating plots, but there are other plotting functions in MathPiper which can plot mathematical functions with <text:span text:style-name="T6">less code needed to be typed</text:span>. <text:s/>One of these functions is <text:span text:style-name="T6">Plot2D()</text:span> and here is an example of Plot2D() being used to <text:span text:style-name="T6">print</text:span> (domain,range) points for the function<draw:frame draw:style-name="fr4" draw:name="Object104" text:anchor-type="as-char" svg:width="0.7366in" svg:height="0.2008in" draw:z-index="16"><draw:object xlink:href="./Object 105" xlink:type="simple" xlink:show="embed" xlink:actuate="onLoad"/><draw:image xlink:href="./ObjectReplacements/Object 105" xlink:type="simple" xlink:show="embed" xlink:actuate="onLoad"/></draw:frame>:</text:p>
      <text:p text:style-name="P40"/>
      <text:p text:style-name="P40">%mathpiper,title=""</text:p>
      <text:p text:style-name="P47"/>
      <text:p text:style-name="P28"><text:span text:style-name="T39">f</text:span><text:span text:style-name="T5">(</text:span>t<text:span text:style-name="T5">)</text:span> <text:span text:style-name="T38">:=</text:span> <text:span text:style-name="T7">55</text:span><text:span text:style-name="T5">*</text:span>t;</text:p>
      <text:p text:style-name="P47"/>
      <text:p text:style-name="P28"><text:span text:style-name="T20">Plot2D</text:span><text:span text:style-name="T5">(</text:span><text:span text:style-name="T39">f</text:span><text:span text:style-name="T5">(</text:span>t<text:span text:style-name="T5">)</text:span>, <text:span text:style-name="T7">0</text:span>:<text:span text:style-name="T7">10</text:span>, output <text:span text:style-name="T5">-&gt;</text:span> data<text:span text:style-name="T5">)</text:span>;</text:p>
      <text:p text:style-name="P47"/>
      <text:p text:style-name="P40">%/mathpiper</text:p>
      <text:p text:style-name="P47"/>
      <text:p text:style-name="P28"><text:s text:c="4"/><text:span text:style-name="T21">%output,preserve="false"</text:span></text:p>
      <text:p text:style-name="P28"><text:s text:c="6"/><text:span text:style-name="T21">Result:</text:span> {{{0,0},<text:span text:style-name="T42">{</text:span><text:span text:style-name="T7">0.4166666668</text:span><text:span text:style-name="T42">,</text:span><text:span text:style-name="T21">22.91666667</text:span><text:span text:style-name="T42">}</text:span>,{0.8333333335,45.83333334},{1.250000001,68.75000006},{1.666666667,91.66666669},{2.083333334,114.5833334},{2.500000001,137.5000001},{2.916666668,160.4166667},{3.333333334,183.3333334},{3.750000001,206.2500001},{4.166666668,229.1666667},{4.583333335,252.0833334},{5.000000001,275.0000001},{5.41666667,297.9166669},{5.833333335,320.8333334},{6.25000000,343.7500000},{6.666666668,366.6666667},{7.083333335,389.5833334},{7.500000002,412.5000001},{7.91666667,435.4166669},{8.333333335,458.3333334},<text:soft-page-break/>{8.75000000,481.2500000},{9.166666669,504.1666668},{9.583333335,527.0833334},{10.00000000,550.0000000}}}</text:p>
      <text:p text:style-name="P67">. <text:s text:c="2"/><text:span text:style-name="T21">%/output</text:span></text:p>
      <text:p text:style-name="P49">The <text:span text:style-name="T6">first</text:span> argument to Plot2D() is the <text:span text:style-name="T6">function to be plotted</text:span> and the <text:span text:style-name="T6">second</text:span> argument specifies the span of <text:span text:style-name="T6">domain values to plot over</text:span>. <text:s/>The value to the <text:s/><text:span text:style-name="T6">left</text:span> of the colon indicates the <text:span text:style-name="T6">smallest</text:span> domain value in the plot and the value to the <text:span text:style-name="T6">right</text:span> of the colon specifies the <text:span text:style-name="T6">largest</text:span> domain value in the plot. <text:s/>Therefore, <text:span text:style-name="T6">0:10</text:span> means the plot starts at <text:span text:style-name="T6">0</text:span> in the domain and plots up through <text:span text:style-name="T6">10</text:span>.</text:p>
      <text:p text:style-name="Text_20_body">Notice that unlike the ScatterPlot() based programs (which used <text:span text:style-name="T6">separate lists</text:span> for the <text:span text:style-name="T6">domain</text:span> and <text:span text:style-name="T6">range</text:span> values) <text:span text:style-name="T6">Plot2D() places each domain value and its respective range value into a sublist</text:span>. <text:s/>For example, the domain and range value for the first point after {0,0} is<text:span text:style-name="T55"> </text:span><text:span text:style-name="T45">{</text:span><text:span text:style-name="T11">0.4166666668</text:span><text:span text:style-name="T45">,</text:span><text:span text:style-name="T26">22.91666667</text:span><text:span text:style-name="T45">}</text:span><text:span text:style-name="T55">. <text:s/>Also notice that the domain values are </text:span><text:span text:style-name="T56">not integers</text:span><text:span text:style-name="T55">, but rather they are </text:span><text:span text:style-name="T56">real numbers</text:span><text:span text:style-name="T55"> which have been selected because they will produce a plot with </text:span><text:span text:style-name="T56">no gaps</text:span><text:span text:style-name="T55"> visible between the points.</text:span></text:p>
      <text:p text:style-name="Text_20_body"><text:span text:style-name="T55">Finally, the option </text:span><text:span text:style-name="T56">output</text:span><text:span text:style-name="T55"> has been set to </text:span><text:span text:style-name="T56">data</text:span><text:span text:style-name="T55"> to have Plot2D() </text:span><text:span text:style-name="T56">print</text:span><text:span text:style-name="T55"> its points instead of graphically plotting them.</text:span></text:p>
      <text:h text:style-name="Heading_20_3" text:outline-level="3">Plotting A Function With Plot2D()</text:h>
      <text:p text:style-name="P49">The following program uses Plot2D() to display a <text:span text:style-name="T6">graphical plot</text:span> of the function<draw:frame draw:style-name="fr4" draw:name="Object105" text:anchor-type="as-char" svg:width="0.7366in" svg:height="0.2008in" draw:z-index="17"><draw:object xlink:href="./Object 106" xlink:type="simple" xlink:show="embed" xlink:actuate="onLoad"/><draw:image xlink:href="./ObjectReplacements/Object 106" xlink:type="simple" xlink:show="embed" xlink:actuate="onLoad"/></draw:frame>:</text:p>
      <text:p text:style-name="P40"/>
      <text:p text:style-name="P40"><text:bookmark-start text:name="DDE_LINK62"/>%mathpiper,title=""</text:p>
      <text:p text:style-name="P47"/>
      <text:p text:style-name="P28"><text:span text:style-name="T39">f</text:span><text:span text:style-name="T5">(</text:span>t<text:span text:style-name="T5">)</text:span> <text:span text:style-name="T38">:=</text:span> <text:span text:style-name="T7">55</text:span><text:span text:style-name="T5">*</text:span>t;</text:p>
      <text:p text:style-name="P47"/>
      <text:p text:style-name="P28"><text:span text:style-name="T20">Plot2D</text:span><text:span text:style-name="T5">(</text:span><text:span text:style-name="T39">f</text:span><text:span text:style-name="T5">(</text:span>t<text:span text:style-name="T5">)</text:span>,<text:span text:style-name="T7">0</text:span>:<text:span text:style-name="T7">10</text:span><text:span text:style-name="T5">)</text:span>;</text:p>
      <text:p text:style-name="P47"/>
      <text:p text:style-name="P40">%/mathpiper<text:bookmark-end text:name="DDE_LINK62"/></text:p>
      <text:p text:style-name="P47"/>
      <text:p text:style-name="P28"><text:s text:c="4"/><text:span text:style-name="T21">%output,preserve="false"</text:span></text:p>
      <text:p text:style-name="P28"><text:s text:c="6"/><text:span text:style-name="T21">Result:</text:span> org.jfree.chart.ChartPanel</text:p>
      <text:p text:style-name="P66"><text:span text:style-name="T1">. <text:s text:c="2"/></text:span><text:span text:style-name="T27">%/output</text:span></text:p>
      <text:p text:style-name="P69"/>
      <text:p text:style-name="P49"><draw:frame draw:style-name="fr2" draw:name="graphics17" text:anchor-type="paragraph" svg:width="5.2909in" svg:height="3.0445in" draw:z-index="48"><draw:image xlink:href="Pictures/100002010000025B0000015B5D583550.png" xlink:type="simple" xlink:show="embed" xlink:actuate="onLoad"/></draw:frame><text:soft-page-break/></text:p>
      <text:p text:style-name="P49">This is a good looking plot, but it would be more informative if it had a <text:span text:style-name="T6">title</text:span> and <text:span text:style-name="T6">labels</text:span> for the domain axis, the range axis, and the data. <text:s/>Here is a program that adds this information:</text:p>
      <text:p text:style-name="P30"/>
      <text:p text:style-name="P38">%mathpiper,title=""</text:p>
      <text:p text:style-name="P47"/>
      <text:p text:style-name="P28"><text:span text:style-name="T39">f</text:span><text:span text:style-name="T5">(</text:span>t<text:span text:style-name="T5">)</text:span> <text:span text:style-name="T38">:=</text:span> <text:span text:style-name="T7">55</text:span> <text:span text:style-name="T5">*</text:span> t;</text:p>
      <text:p text:style-name="P47"/>
      <text:p text:style-name="P28"><text:span text:style-name="T20">Plot2D</text:span><text:span text:style-name="T5">(</text:span><text:span text:style-name="T39">f</text:span><text:span text:style-name="T5">(</text:span>t<text:span text:style-name="T5">)</text:span>,<text:span text:style-name="T7">0</text:span>:<text:span text:style-name="T7">10</text:span>,</text:p>
      <text:p text:style-name="P28"><text:s text:c="4"/>title <text:span text:style-name="T5">-&gt;</text:span> <text:span text:style-name="T40">"Plot Of Function f(t) = 55*t"</text:span>, </text:p>
      <text:p text:style-name="P28"><text:s text:c="4"/>xAxisLabel <text:span text:style-name="T5">-&gt;</text:span> <text:span text:style-name="T40">"Domain: Hours"</text:span>, </text:p>
      <text:p text:style-name="P28"><text:s text:c="4"/>yAxisLabel <text:span text:style-name="T5">-&gt;</text:span> <text:span text:style-name="T40">"Range: Miles Traveled"</text:span>, </text:p>
      <text:p text:style-name="P28"><text:s text:c="4"/>series1Title <text:span text:style-name="T5">-&gt;</text:span> <text:span text:style-name="T40">"Enough plotted points to display a solid line"</text:span><text:span text:style-name="T5">)</text:span>;</text:p>
      <text:p text:style-name="P47"/>
      <text:p text:style-name="P40">%/mathpiper</text:p>
      <text:p text:style-name="P47"/>
      <text:p text:style-name="P28"><text:s text:c="4"/><text:span text:style-name="T21">%output,preserve="false"</text:span></text:p>
      <text:p text:style-name="P28"><text:s text:c="6"/><text:span text:style-name="T21">Result:</text:span> org.jfree.chart.ChartPanel</text:p>
      <text:p text:style-name="P67">. <text:s text:c="2"/><text:span text:style-name="T21">%/output</text:span></text:p>
      <text:p text:style-name="P49"/>
      <text:p text:style-name="P49"><draw:frame draw:style-name="fr2" draw:name="graphics18" text:anchor-type="paragraph" svg:width="5.4327in" svg:height="3.3783in" draw:z-index="49"><draw:image xlink:href="Pictures/100002010000025B0000017728BABAB1.png" xlink:type="simple" xlink:show="embed" xlink:actuate="onLoad"/></draw:frame><text:soft-page-break/></text:p>
      <text:h text:style-name="Heading_20_3" text:outline-level="3">Calculating The Rate Of Change Of The Function f(t) = 55t; Rise Over Run; Slope</text:h>
      <text:p text:style-name="P49">The plots of the function<draw:frame draw:style-name="fr4" draw:name="Object108" text:anchor-type="as-char" svg:width="0.7366in" svg:height="0.2008in" draw:z-index="18"><draw:object xlink:href="./Object 109" xlink:type="simple" xlink:show="embed" xlink:actuate="onLoad"/><draw:image xlink:href="./ObjectReplacements/Object 109" xlink:type="simple" xlink:show="embed" xlink:actuate="onLoad"/></draw:frame>we have been working with enables a person to determine <text:span text:style-name="T6">how far</text:span> a car that is moving at a speed of <text:span text:style-name="T6">55</text:span> miles-per-hour has <text:span text:style-name="T6">traveled</text:span> during a given amount of <text:span text:style-name="T6">time</text:span>. <text:s/>This can be done by selecting an <text:span text:style-name="T6">hour</text:span> on the <text:span text:style-name="T6">domain axis</text:span>, locating the point on the line which is directly above this hour value, and then finding the <text:span text:style-name="T6">miles</text:span> value which is to the left of this point on the <text:span text:style-name="T6">range axis</text:span>. <text:s/>The blue cross hairs are useful when doing this.</text:p>
      <text:p text:style-name="P49">If you will recall, the function<text:span text:style-name="T6"><draw:frame draw:style-name="fr4" draw:name="Object110" text:anchor-type="as-char" svg:width="0.7366in" svg:height="0.2008in" draw:z-index="19"><draw:object xlink:href="./Object 111" xlink:type="simple" xlink:show="embed" xlink:actuate="onLoad"/><draw:image xlink:href="./ObjectReplacements/Object 111" xlink:type="simple" xlink:show="embed" xlink:actuate="onLoad"/></draw:frame></text:span><text:span text:style-name="T46">was developed from the formula</text:span><draw:frame draw:style-name="fr4" draw:name="Object109" text:anchor-type="as-char" svg:width="0.4457in" svg:height="0.1984in" draw:z-index="20"><draw:object xlink:href="./Object 110" xlink:type="simple" xlink:show="embed" xlink:actuate="onLoad"/><draw:image xlink:href="./ObjectReplacements/Object 110" xlink:type="simple" xlink:show="embed" xlink:actuate="onLoad"/></draw:frame>. <text:s/>Also, the <text:span text:style-name="T6">domain axis</text:span> of the plot indicates the <text:span text:style-name="T6">time</text:span> values that the <text:span text:style-name="T6">independent variable</text:span> <text:span text:style-name="T36">t</text:span> can be set to and the <text:span text:style-name="T6">range axis</text:span> indicates the <text:span text:style-name="T6">distance</text:span> values that the <text:span text:style-name="T6">dependent variable</text:span> <text:span text:style-name="T36">d</text:span> can have. <text:s/>But what about the <text:span text:style-name="T6">speed</text:span> variable <text:span text:style-name="T36">v </text:span><text:span text:style-name="T49">(which we set to 55)</text:span>? <text:s/>Where is it represented in the plots?</text:p>
      <text:p text:style-name="P49">In order to understand where <text:span text:style-name="T6">speed</text:span> is represented in the plot, one must first understand what speed <text:span text:style-name="T6">means</text:span>. <text:s/>The <text:span text:style-name="T6">speed</text:span> of a moving object is the <text:span text:style-name="T6">rate</text:span> at which the <text:span text:style-name="T6">distance</text:span> covered by the object <text:span text:style-name="T6">changes</text:span> with time. <text:s/>In the case of this car, the <text:span text:style-name="T6">rate</text:span> at which it is covering distance is <text:span text:style-name="T6">55</text:span> <text:span text:style-name="T6">miles</text:span> every <text:span text:style-name="T6">hour</text:span> or 55 miles-per-hour or<draw:frame draw:style-name="fr4" draw:name="Object114" text:anchor-type="as-char" svg:width="0.6602in" svg:height="0.4217in" draw:z-index="21"><draw:object xlink:href="./Object 115" xlink:type="simple" xlink:show="embed" xlink:actuate="onLoad"/><draw:image xlink:href="./ObjectReplacements/Object 115" xlink:type="simple" xlink:show="embed" xlink:actuate="onLoad"/></draw:frame>.</text:p>
      <text:p text:style-name="P49">On a plot, the <text:span text:style-name="T6">speed</text:span> of a moving object is represented by the <text:span text:style-name="T6">steepness</text:span> of the plotted <text:span text:style-name="T6">distance vs. time</text:span> line and this <text:span text:style-name="T6">steepness</text:span> is referred to as the <text:span text:style-name="T6">slope</text:span> of the line. <text:s/>Just to be clear:</text:p>
      <text:p text:style-name="P54"/>
      <text:p text:style-name="P54"><text:soft-page-break/>Speed</text:p>
      <text:p text:style-name="P21">=</text:p>
      <text:p text:style-name="P54">The rate of change of distance</text:p>
      <text:p text:style-name="P21">=</text:p>
      <text:p text:style-name="P54">The steepness of a distance vs. time line</text:p>
      <text:p text:style-name="P21">=</text:p>
      <text:p text:style-name="P54">The slope of this line</text:p>
      <text:p text:style-name="P54"/>
      <text:p text:style-name="P49">The following plot shows how the <text:span text:style-name="T6">slope</text:span> <text:span text:style-name="T6">of a line</text:span> can be determined by performing a simple calculation on <text:span text:style-name="T6">two of the points</text:span> on the line.</text:p>
      <text:h text:style-name="Heading_20_4" text:outline-level="4">Calculating The Slope Using Two Adjacent Points</text:h>
      <text:p text:style-name="P49">The following plot shows the <text:span text:style-name="T6">slope</text:span> of the line being calculated using two adjacent points:</text:p>
      <text:p text:style-name="P49"/>
      <text:p text:style-name="P49"><draw:frame draw:style-name="fr5" draw:name="Object106" text:anchor-type="paragraph" svg:x="0.2in" svg:y="0.002in" svg:width="6.6953in" svg:height="4.0339in" draw:z-index="56"><draw:object xlink:href="./Object 107" xlink:type="simple" xlink:show="embed" xlink:actuate="onLoad"/><draw:image xlink:href="./ObjectReplacements/Object 107" xlink:type="simple" xlink:show="embed" xlink:actuate="onLoad"/></draw:frame></text:p>
      <text:p text:style-name="P49">In this plot, the points <text:span text:style-name="T6">(5, 275)</text:span> and <text:span text:style-name="T6">(6, 330)</text:span> are used to calculate the <text:span text:style-name="T6">slope</text:span> of the line. <text:s/>First, the amount the <text:span text:style-name="T24">domain</text:span><text:span text:style-name="T21"> </text:span><text:span text:style-name="T24">value</text:span> <text:span text:style-name="T9">changed</text:span> between the two points is determined by calculating the <text:span text:style-name="T9">difference</text:span> between the two point's <text:span text:style-name="T6">domain </text:span><text:span text:style-name="T6">values</text:span>. <text:s/>This <text:span text:style-name="T6">domain value difference</text:span> is called the <text:span text:style-name="T9">run</text:span> and in this case the <text:soft-page-break/>calculation is <text:span text:style-name="T6">6 - 5 = 1</text:span>. <text:s/>Then, the amount the <text:span text:style-name="T24">range</text:span><text:span text:style-name="T21"> </text:span><text:span text:style-name="T24">value</text:span> <text:span text:style-name="T9">changed</text:span> between the two points is determined by calculating the <text:span text:style-name="T9">difference</text:span> between the two point's <text:span text:style-name="T6">range values</text:span>. <text:s/>This <text:span text:style-name="T6">range value difference</text:span> is called the <text:span text:style-name="T9">rise</text:span> and here the calculation is <text:span text:style-name="T6">330 - 275 = 55</text:span>. <text:s/>Finally, the <text:span text:style-name="T6">slope</text:span> is determined by <text:span text:style-name="T6">dividing</text:span> the <text:span text:style-name="T6">rise value</text:span> by the <text:span text:style-name="T6">run value</text:span> and this division is often referred to as calculating "<text:span text:style-name="T6">rise over run</text:span>." <text:s/>Here is the calculation:</text:p>
      <text:p text:style-name="P21"><draw:frame draw:style-name="fr4" draw:name="Object111" text:anchor-type="as-char" svg:width="2.4681in" svg:height="0.7083in" draw:z-index="22"><draw:object xlink:href="./Object 112" xlink:type="simple" xlink:show="embed" xlink:actuate="onLoad"/><draw:image xlink:href="./ObjectReplacements/Object 112" xlink:type="simple" xlink:show="embed" xlink:actuate="onLoad"/></draw:frame></text:p>
      <text:p text:style-name="P49"/>
      <text:p text:style-name="P49">This calculation on <text:span text:style-name="T6">two adjacent points</text:span> indicates that the <text:span text:style-name="T6">slope</text:span> of the line is <text:span text:style-name="T6">55</text:span>, but would the same slope be arrived at if the <text:span text:style-name="T6">rise over run</text:span> calculation was performed on two points which are <text:span text:style-name="T6">not adjacent</text:span>? <text:s/>let's find out.</text:p>
      <text:h text:style-name="P97" text:outline-level="4">Calculating The Slope Using Two Points Which Are Not Adjacent</text:h>
      <text:p text:style-name="P49">The following plot shows the <text:span text:style-name="T6">slope</text:span> of the line being calculated with two points that are <text:span text:style-name="T6">not adjacent</text:span>:</text:p>
      <text:p text:style-name="P49"/>
      <text:p text:style-name="P49"><draw:frame draw:style-name="fr5" draw:name="Object107" text:anchor-type="paragraph" svg:x="0.1807in" svg:y="0.0035in" svg:width="6.5634in" svg:height="4.1862in" draw:z-index="58"><draw:object xlink:href="./Object 108" xlink:type="simple" xlink:show="embed" xlink:actuate="onLoad"/><draw:image xlink:href="./ObjectReplacements/Object 108" xlink:type="simple" xlink:show="embed" xlink:actuate="onLoad"/></draw:frame></text:p>
      <text:p text:style-name="P49">In this plot, the points <text:span text:style-name="T6">(5, 275)</text:span> and <text:span text:style-name="T6">(7, 385)</text:span> are used to calculate the <text:span text:style-name="T6">slope</text:span> of <text:soft-page-break/>the line. <text:s/>The domain axis <text:span text:style-name="T9">run</text:span> between the two points is <text:span text:style-name="T9">2</text:span> and the range axis <text:span text:style-name="T9">rise</text:span> between the two points is <text:span text:style-name="T9">110</text:span>. <text:s/>Here is the calculation of the <text:span text:style-name="T6">slope</text:span> of the line:</text:p>
      <text:p text:style-name="P49"/>
      <text:p text:style-name="P21"><draw:frame draw:style-name="fr4" draw:name="Object112" text:anchor-type="as-char" svg:width="2.6201in" svg:height="0.711in" draw:z-index="23"><draw:object xlink:href="./Object 113" xlink:type="simple" xlink:show="embed" xlink:actuate="onLoad"/><draw:image xlink:href="./ObjectReplacements/Object 113" xlink:type="simple" xlink:show="embed" xlink:actuate="onLoad"/></draw:frame></text:p>
      <text:p text:style-name="P49"/>
      <text:p text:style-name="P49">Even when two points which are <text:span text:style-name="T6">not adjacent</text:span> are used to calculate the slope, it is <text:span text:style-name="T6">still determined</text:span> to be 55! <text:s/>Does this mean that a slope of 55 would be arrived at if <text:span text:style-name="T6">any two points </text:span>on the line were used to make the calculation? <text:s/>let's explore this idea with a program.</text:p>
      <text:h text:style-name="Heading_20_4" text:outline-level="4">Using Randomly Selected Points To Calculate The Slope</text:h>
      <text:p text:style-name="P49">The following program calculates 11 points on the line which is defined by<draw:frame draw:style-name="fr4" draw:name="Object113" text:anchor-type="as-char" svg:width="0.5366in" svg:height="0.2008in" draw:z-index="24"><draw:object xlink:href="./Object 114" xlink:type="simple" xlink:show="embed" xlink:actuate="onLoad"/><draw:image xlink:href="./ObjectReplacements/Object 114" xlink:type="simple" xlink:show="embed" xlink:actuate="onLoad"/></draw:frame>. <text:s/><text:span text:style-name="T6">Eight pairs</text:span> of points are then <text:span text:style-name="T6">randomly chosen</text:span> from the 11 and then the rise-over-run <text:span text:style-name="T6">slope calculation</text:span> is performed on them:</text:p>
      <text:p text:style-name="P30"/>
      <text:p text:style-name="P38">%mathpiper,title=""</text:p>
      <text:p text:style-name="P47"/>
      <text:p text:style-name="P28"><text:span text:style-name="T39">f</text:span><text:span text:style-name="T5">(</text:span>t<text:span text:style-name="T5">)</text:span> <text:span text:style-name="T38">:=</text:span> <text:span text:style-name="T7">55</text:span><text:span text:style-name="T5">*</text:span>t;</text:p>
      <text:p text:style-name="P47"/>
      <text:p text:style-name="P28">beginValue <text:span text:style-name="T38">:=</text:span> <text:span text:style-name="T7">0</text:span>;</text:p>
      <text:p text:style-name="P47"/>
      <text:p text:style-name="P28">endValue <text:span text:style-name="T38">:=</text:span> <text:span text:style-name="T7">10</text:span>;</text:p>
      <text:p text:style-name="P47"/>
      <text:p text:style-name="P28">stepAmount <text:span text:style-name="T38">:=</text:span> <text:span text:style-name="T7">1</text:span>;</text:p>
      <text:p text:style-name="P47"/>
      <text:p text:style-name="P46">//Create the points list and print it.</text:p>
      <text:p text:style-name="P28">pointsList <text:span text:style-name="T38">:=</text:span> <text:span text:style-name="T20">Table</text:span><text:span text:style-name="T5">({</text:span>t,<text:span text:style-name="T39">f</text:span><text:span text:style-name="T5">(</text:span>t<text:span text:style-name="T5">)}</text:span>,t,beginValue,endValue,stepAmount<text:span text:style-name="T5">)</text:span>;</text:p>
      <text:p text:style-name="P28"/>
      <text:p text:style-name="P28"><text:span text:style-name="T20">Echo</text:span><text:span text:style-name="T5">(</text:span><text:span text:style-name="T40">"The "</text:span>,<text:span text:style-name="T41">ToString(</text:span><text:span text:style-name="T41">Length</text:span><text:span text:style-name="T5">(</text:span>pointsList<text:span text:style-name="T5">))</text:span>,<text:span text:style-name="T40">" points in the plot:"</text:span><text:span text:style-name="T5">)</text:span>;</text:p>
      <text:p text:style-name="P28"/>
      <text:p text:style-name="P28"><text:span text:style-name="T20">TableForm</text:span><text:span text:style-name="T5">(</text:span>pointsList<text:span text:style-name="T5">)</text:span>;</text:p>
      <text:p text:style-name="P47"/>
      <text:p text:style-name="P28"><text:span text:style-name="T20">NewLine</text:span><text:span text:style-name="T5">()</text:span>;</text:p>
      <text:p text:style-name="P47"/>
      <text:p text:style-name="P47"/>
      <text:p text:style-name="Standard">/*</text:p>
      <text:p text:style-name="P46"><text:s/>In this loop, 8 unique pairs of points are randomly selected from </text:p>
      <text:p text:style-name="P46"><text:s/>pointsList and each of these pairs is used to calculate the slope </text:p>
      <text:p text:style-name="P46"><text:s/>of the line they are on.</text:p>
      <text:p text:style-name="Standard">*/</text:p>
      <text:p text:style-name="P28"><text:span text:style-name="T39">Repeat</text:span><text:span text:style-name="T5">(</text:span><text:span text:style-name="T7">8</text:span><text:span text:style-name="T5">)</text:span></text:p>
      <text:p text:style-name="Standard">[</text:p>
      <text:p text:style-name="P28"><text:s text:c="4"/><text:span text:style-name="T28">//Randomly select two unique points from pointsList.</text:span></text:p>
      <text:p text:style-name="P28"><text:s text:c="4"/>randomIndex1 <text:span text:style-name="T38">:=</text:span> <text:span text:style-name="T7">0</text:span>;</text:p>
      <text:p text:style-name="P28"><text:s text:c="4"/></text:p>
      <text:p text:style-name="P28"><text:soft-page-break/><text:s text:c="4"/>randomIndex2 <text:span text:style-name="T38">:=</text:span> <text:span text:style-name="T7">0</text:span>;</text:p>
      <text:p text:style-name="P28"><text:s text:c="4"/></text:p>
      <text:p text:style-name="P28"><text:s text:c="4"/><text:span text:style-name="T41">While</text:span><text:span text:style-name="T5">(</text:span>randomIndex1 <text:span text:style-name="T5">=</text:span> randomIndex2<text:span text:style-name="T5">)</text:span></text:p>
      <text:p text:style-name="Standard"><text:s text:c="6"/>[</text:p>
      <text:p text:style-name="P28"><text:s text:c="8"/>randomIndex1 <text:span text:style-name="T38">:=</text:span> <text:span text:style-name="T39">RandomInteger</text:span><text:span text:style-name="T5">(</text:span><text:span text:style-name="T41">Length</text:span><text:span text:style-name="T5">(</text:span>pointsList<text:span text:style-name="T5">))</text:span>;</text:p>
      <text:p text:style-name="P28"><text:s text:c="8"/></text:p>
      <text:p text:style-name="P28"><text:s text:c="8"/>randomIndex2 <text:span text:style-name="T38">:=</text:span> <text:span text:style-name="T39">RandomInteger</text:span><text:span text:style-name="T5">(</text:span><text:span text:style-name="T41">Length</text:span><text:span text:style-name="T5">(</text:span>pointsList<text:span text:style-name="T5">))</text:span>;</text:p>
      <text:p text:style-name="Standard"><text:s text:c="6"/>];</text:p>
      <text:p text:style-name="P47"/>
      <text:p text:style-name="P28"><text:s text:c="4"/>point1 <text:span text:style-name="T38">:=</text:span> pointsList[randomIndex1];</text:p>
      <text:p text:style-name="P28"><text:s/></text:p>
      <text:p text:style-name="P28"><text:s text:c="4"/>point2 <text:span text:style-name="T38">:=</text:span> pointsList[randomIndex2];</text:p>
      <text:p text:style-name="P28"><text:s text:c="4"/></text:p>
      <text:p text:style-name="P28"><text:s text:c="4"/></text:p>
      <text:p text:style-name="P28"><text:s text:c="4"/></text:p>
      <text:p text:style-name="P28"><text:s text:c="4"/><text:span text:style-name="T28">//Make sure that the point with the smallest domain value is placed in point1.</text:span></text:p>
      <text:p text:style-name="P28"><text:s text:c="4"/><text:span text:style-name="T41">If</text:span><text:span text:style-name="T5">(</text:span>point1[<text:span text:style-name="T7">1</text:span>] <text:span text:style-name="T5">&gt;</text:span> point2[<text:span text:style-name="T7">1</text:span>], [tmp <text:span text:style-name="T38">:=</text:span> point1; point1 <text:span text:style-name="T38">:=</text:span> point2; point2 <text:span text:style-name="T38">:=</text:span> tmp;]<text:span text:style-name="T5">)</text:span>;</text:p>
      <text:p text:style-name="P47"/>
      <text:p text:style-name="P28"><text:s text:c="4"/></text:p>
      <text:p text:style-name="P28"><text:s text:c="4"/><text:span text:style-name="T20">Echo</text:span><text:span text:style-name="T5">(</text:span><text:span text:style-name="T40">"Point1: "</text:span>, point1<text:span text:style-name="T5">)</text:span>;</text:p>
      <text:p text:style-name="P28"><text:s text:c="4"/><text:span text:style-name="T20">Echo</text:span><text:span text:style-name="T5">(</text:span><text:span text:style-name="T40">"Point2: "</text:span>, point2<text:span text:style-name="T5">)</text:span>;</text:p>
      <text:p text:style-name="P28"><text:s text:c="4"/></text:p>
      <text:p text:style-name="P28"><text:s text:c="4"/>rise <text:span text:style-name="T38">:=</text:span> point2[<text:span text:style-name="T7">2</text:span>] <text:span text:style-name="T5">-</text:span> point1[<text:span text:style-name="T7">2</text:span>];</text:p>
      <text:p text:style-name="P28"><text:s text:c="4"/></text:p>
      <text:p text:style-name="P28"><text:s text:c="4"/>run <text:span text:style-name="T38">:=</text:span> point2[<text:span text:style-name="T7">1</text:span>] <text:span text:style-name="T5">-</text:span> point1[<text:span text:style-name="T7">1</text:span>];</text:p>
      <text:p text:style-name="P28"><text:s text:c="4"/></text:p>
      <text:p text:style-name="P28"><text:s text:c="4"/><text:span text:style-name="T20">Echo</text:span><text:span text:style-name="T5">(</text:span><text:span text:style-name="T40">"Rise = Point2y - Point1y = "</text:span> : </text:p>
      <text:p text:style-name="P28"><text:s text:c="8"/><text:span text:style-name="T41">ToString(</text:span>point2[<text:span text:style-name="T7">2</text:span>]<text:span text:style-name="T5">)</text:span>:<text:span text:style-name="T40">" - "</text:span>:</text:p>
      <text:p text:style-name="P28"><text:s text:c="8"/><text:span text:style-name="T41">ToString(</text:span>point1[<text:span text:style-name="T7">2</text:span>]<text:span text:style-name="T5">)</text:span> :<text:span text:style-name="T40">" = "</text:span>, rise<text:span text:style-name="T5">)</text:span>;</text:p>
      <text:p text:style-name="P28"><text:s text:c="4"/><text:span text:style-name="T20">Echo</text:span><text:span text:style-name="T5">(</text:span><text:span text:style-name="T40">"Run = Point2x - Point1x = "</text:span> : </text:p>
      <text:p text:style-name="P28"><text:s text:c="8"/><text:span text:style-name="T41">ToString(</text:span>point2[<text:span text:style-name="T7">1</text:span>]<text:span text:style-name="T5">)</text:span>:<text:span text:style-name="T40">" - "</text:span>:</text:p>
      <text:p text:style-name="P28"><text:s text:c="8"/><text:span text:style-name="T41">ToString(</text:span>point1[<text:span text:style-name="T7">1</text:span>]<text:span text:style-name="T5">)</text:span> :<text:span text:style-name="T40">" = "</text:span>, run<text:span text:style-name="T5">)</text:span>;</text:p>
      <text:p text:style-name="P28"><text:s text:c="4"/><text:span text:style-name="T20">Echo</text:span><text:span text:style-name="T5">(</text:span><text:span text:style-name="T40">"Slope = rise/run = "</text:span>: </text:p>
      <text:p text:style-name="P28"><text:s text:c="8"/><text:span text:style-name="T41">ToString(</text:span>rise<text:span text:style-name="T5">)</text:span> :<text:span text:style-name="T40">"/"</text:span>:</text:p>
      <text:p text:style-name="P28"><text:s text:c="12"/><text:span text:style-name="T41">ToString(</text:span>run<text:span text:style-name="T5">)</text:span>: <text:span text:style-name="T40">" = ***"</text:span>:</text:p>
      <text:p text:style-name="P28"><text:s text:c="16"/><text:span text:style-name="T41">ToString(</text:span>rise<text:span text:style-name="T5">/</text:span>run<text:span text:style-name="T5">)</text:span>:<text:span text:style-name="T40">"***"</text:span><text:span text:style-name="T5">)</text:span>;</text:p>
      <text:p text:style-name="P28"><text:s text:c="4"/></text:p>
      <text:p text:style-name="P28"><text:s text:c="4"/><text:span text:style-name="T20">NewLine</text:span><text:span text:style-name="T5">()</text:span>;</text:p>
      <text:p text:style-name="Standard">];</text:p>
      <text:p text:style-name="P47"/>
      <text:p text:style-name="P65">%/mathpiper</text:p>
      <text:p text:style-name="P47"/>
      <text:p text:style-name="P28"><text:s text:c="4"/><text:span text:style-name="T21">%output,preserve="false"</text:span></text:p>
      <text:p text:style-name="P28"><text:s text:c="6"/><text:span text:style-name="T21">Result:</text:span> 8</text:p>
      <text:p text:style-name="P28"><text:s text:c="6"/></text:p>
      <text:p text:style-name="P28"><text:s text:c="6"/><text:span text:style-name="T32">Side Effects:</text:span></text:p>
      <text:p text:style-name="P28"><text:s text:c="6"/>The 11 points in the plot:</text:p>
      <text:p text:style-name="P28"><text:s text:c="6"/>{0,0}</text:p>
      <text:p text:style-name="P28"><text:s text:c="6"/>{1,55}</text:p>
      <text:p text:style-name="P28"><text:s text:c="6"/>{2,110}</text:p>
      <text:p text:style-name="P28"><text:s text:c="6"/>{3,165}</text:p>
      <text:p text:style-name="P28"><text:s text:c="6"/>{4,220}</text:p>
      <text:p text:style-name="P28"><text:s text:c="6"/>{5,275}</text:p>
      <text:p text:style-name="P28"><text:s text:c="6"/>{6,330}</text:p>
      <text:p text:style-name="P28"><text:s text:c="6"/>{7,385}</text:p>
      <text:p text:style-name="P28"><text:soft-page-break/><text:s text:c="6"/>{8,440}</text:p>
      <text:p text:style-name="P28"><text:s text:c="6"/>{9,495}</text:p>
      <text:p text:style-name="P28"><text:s text:c="6"/>{10,550}</text:p>
      <text:p text:style-name="P28"><text:s text:c="6"/></text:p>
      <text:p text:style-name="P28"><text:s text:c="6"/>Point1: {8,440} </text:p>
      <text:p text:style-name="P28"><text:s text:c="6"/>Point2: {10,550} </text:p>
      <text:p text:style-name="P28"><text:s text:c="6"/>Rise = Point2y - Point1y = 550 - 440 = 110 </text:p>
      <text:p text:style-name="P28"><text:s text:c="6"/>Run = Point2x - Point1x = 10 - 8 = 2 </text:p>
      <text:p text:style-name="P28"><text:s text:c="6"/>Slope = rise/run = 110/2 = ***55***</text:p>
      <text:p text:style-name="P28"><text:s text:c="6"/></text:p>
      <text:p text:style-name="P28"><text:s text:c="6"/>Point1: {4,220} </text:p>
      <text:p text:style-name="P28"><text:s text:c="6"/>Point2: {8,440} </text:p>
      <text:p text:style-name="P28"><text:s text:c="6"/>Rise = Point2y - Point1y = 440 - 220 = 220 </text:p>
      <text:p text:style-name="P28"><text:s text:c="6"/>Run = Point2x - Point1x = 8 - 4 = 4 </text:p>
      <text:p text:style-name="P28"><text:s text:c="6"/>Slope = rise/run = 220/4 = ***55***</text:p>
      <text:p text:style-name="P28"><text:s text:c="6"/></text:p>
      <text:p text:style-name="P28"><text:s text:c="6"/>Point1: {6,330} </text:p>
      <text:p text:style-name="P28"><text:s text:c="6"/>Point2: {10,550} </text:p>
      <text:p text:style-name="P28"><text:s text:c="6"/>Rise = Point2y - Point1y = 550 - 330 = 220 </text:p>
      <text:p text:style-name="P28"><text:s text:c="6"/>Run = Point2x - Point1x = 10 - 6 = 4 </text:p>
      <text:p text:style-name="P28"><text:s text:c="6"/>Slope = rise/run = 220/4 = ***55***</text:p>
      <text:p text:style-name="P28"><text:s text:c="6"/></text:p>
      <text:p text:style-name="P28"><text:s text:c="6"/>Point1: {2,110} </text:p>
      <text:p text:style-name="P28"><text:s text:c="6"/>Point2: {4,220} </text:p>
      <text:p text:style-name="P28"><text:s text:c="6"/>Rise = Point2y - Point1y = 220 - 110 = 110 </text:p>
      <text:p text:style-name="P28"><text:s text:c="6"/>Run = Point2x - Point1x = 4 - 2 = 2 </text:p>
      <text:p text:style-name="P28"><text:s text:c="6"/>Slope = rise/run = 110/2 = ***55***</text:p>
      <text:p text:style-name="P28"><text:s text:c="6"/></text:p>
      <text:p text:style-name="P28"><text:s text:c="6"/>Point1: {0,0} </text:p>
      <text:p text:style-name="P28"><text:s text:c="6"/>Point2: {2,110} </text:p>
      <text:p text:style-name="P28"><text:s text:c="6"/>Rise = Point2y - Point1y = 110 - 0 = 110 </text:p>
      <text:p text:style-name="P28"><text:s text:c="6"/>Run = Point2x - Point1x = 2 - 0 = 2 </text:p>
      <text:p text:style-name="P28"><text:s text:c="6"/>Slope = rise/run = 110/2 = ***55***</text:p>
      <text:p text:style-name="P28"><text:s text:c="6"/></text:p>
      <text:p text:style-name="P28"><text:s text:c="6"/>Point1: {9,495} </text:p>
      <text:p text:style-name="P28"><text:s text:c="6"/>Point2: {10,550} </text:p>
      <text:p text:style-name="P28"><text:s text:c="6"/>Rise = Point2y - Point1y = 550 - 495 = 55 </text:p>
      <text:p text:style-name="P28"><text:s text:c="6"/>Run = Point2x - Point1x = 10 - 9 = 1 </text:p>
      <text:p text:style-name="P28"><text:s text:c="6"/>Slope = rise/run = 55/1 = ***55***</text:p>
      <text:p text:style-name="P28"><text:s text:c="6"/></text:p>
      <text:p text:style-name="P28"><text:s text:c="6"/>Point1: {3,165} </text:p>
      <text:p text:style-name="P28"><text:s text:c="6"/>Point2: {8,440} </text:p>
      <text:p text:style-name="P28"><text:s text:c="6"/>Rise = Point2y - Point1y = 440 - 165 = 275 </text:p>
      <text:p text:style-name="P28"><text:s text:c="6"/>Run = Point2x - Point1x = 8 - 3 = 5 </text:p>
      <text:p text:style-name="P28"><text:s text:c="6"/>Slope = rise/run = 275/5 = ***55***</text:p>
      <text:p text:style-name="P28"><text:s text:c="6"/></text:p>
      <text:p text:style-name="P28"><text:s text:c="6"/>Point1: {7,385} </text:p>
      <text:p text:style-name="P28"><text:s text:c="6"/>Point2: {10,550} </text:p>
      <text:p text:style-name="P28"><text:s text:c="6"/>Rise = Point2y - Point1y = 550 - 385 = 165 </text:p>
      <text:p text:style-name="P28"><text:s text:c="6"/>Run = Point2x - Point1x = 10 - 7 = 3 </text:p>
      <text:p text:style-name="P28"><text:s text:c="6"/>Slope = rise/run = 165/3 = ***55***</text:p>
      <text:p text:style-name="P67">. <text:s text:c="2"/><text:span text:style-name="T21">%/output</text:span></text:p>
      <text:p text:style-name="P49">Notice that <text:span text:style-name="T6">no matter which pair of points is selected,</text:span> the <text:span text:style-name="T6">slope</text:span> which is calculated using the points is <text:span text:style-name="T6">always 55</text:span>! <text:s/>Something interesting is going on here <text:soft-page-break/>and what it is will be explored in the next section.</text:p>
      <text:h text:style-name="Heading_20_2" text:outline-level="2">Exercises</text:h>
      <text:p text:style-name="Text_20_body">For the following exercises, create a new MathPiperIDE worksheet file called <text:span text:style-name="T6">book_2_section_9_exercises_&lt;your first name&gt;_&lt;your last name&gt;.mpw</text:span><text:span text:style-name="T46">. </text:span><text:s/>(<text:span text:style-name="T9">Note: there are no spaces in this file name</text:span>). <text:s/>For example, John Smith's worksheet would be called:</text:p>
      <text:p text:style-name="Text_20_body"><text:span text:style-name="T6">book_2_section_9_exercises_</text:span><text:span text:style-name="T9">john</text:span><text:span text:style-name="T6">_</text:span><text:span text:style-name="T9">smith</text:span><text:span text:style-name="T6">.mp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9"/>
      <text:p text:style-name="P40">%mathpiper,title="Exercise 1"</text:p>
      <text:p text:style-name="P29"/>
      <text:p text:style-name="P45">//Sample fold.</text:p>
      <text:p text:style-name="P29"/>
      <text:p text:style-name="P41">%/mathpiper</text:p>
      <text:p text:style-name="Preformatted_20_Text"/>
      <text:p text:style-name="Text_20_body">If an exercise uses the MathPiper console instead of a fold, copy the work you did in the console into the worksheet so it can be saved.</text:p>
      <text:h text:style-name="P99" text:outline-level="3">Exercise 1</text:h>
      <text:p text:style-name="Preformatted_20_Text">Solve the following equations using the <text:span text:style-name="T6">Solve()</text:span> function (remember to use == instead of = and also that multiplication needs to be indicated with a * character):</text:p>
      <text:p text:style-name="Preformatted_20_Text"/>
      <text:p text:style-name="Preformatted_20_Text">1) Solve -20 = -4 x - 6 x for x.</text:p>
      <text:p text:style-name="Preformatted_20_Text">2) Solve 8 x - 2 = -9 + 7 x for x.</text:p>
      <text:p text:style-name="Preformatted_20_Text">3) Solve y = m x + b for m.</text:p>
      <text:p text:style-name="Preformatted_20_Text">4) Solve 5 h - 14 = 8 h + 4 for h.</text:p>
      <text:p text:style-name="Preformatted_20_Text">5) Solve v = i r for i. <text:s text:c="13"/></text:p>
      <text:p text:style-name="Preformatted_20_Text">6) Solve (x+6)/2-(3*x+36)/4==4 for x.</text:p>
      <text:p text:style-name="Preformatted_20_Text">7) Solve -18 - 6k = 6(1 + 3k) for k. <text:s text:c="6"/></text:p>
      <text:p text:style-name="Preformatted_20_Text">8) Solve 2(4 x - 3) - 8 = 4 + 2 x. <text:s text:c="3"/></text:p>
      <text:p text:style-name="Preformatted_20_Text">9) Solve -(1 + 7 x) - 6(-7 - x) = 36 for x.</text:p>
      <text:p text:style-name="Preformatted_20_Text">10) Solve 23a - 22 = -4(1 - 6a) for a.</text:p>
      <text:p text:style-name="Preformatted_20_Text">11) Solve (36-4*x)/(x^2-9)-(2+3*x)/(3-x)==(3*x-2)/(x+3) for x.</text:p>
      <text:p text:style-name="Preformatted_20_Text">12) Solve a + 5 = -5a + 5 for a.</text:p>
      <text:p text:style-name="Preformatted_20_Text">13) Solve h - 1 = 5 h + 3 h - 8 for h.</text:p>
      <text:p text:style-name="Preformatted_20_Text">14) Solve v = a t for a.</text:p>
      <text:p text:style-name="Preformatted_20_Text">15) Solve 12 = -4(-6 x - 3) for x.</text:p>
      <text:p text:style-name="Preformatted_20_Text">16) Solve 2/(x-3)-3/(x+3)==12/(x^2-9) for x.</text:p>
      <text:p text:style-name="Preformatted_20_Text">17) Solve 5n + 34 = -2(1 - 7n) for n.</text:p>
      <text:p text:style-name="Preformatted_20_Text">18) Solve d = 1/2 a t^2 for a.</text:p>
      <text:p text:style-name="Preformatted_20_Text">19) Solve d = 1/2 a t^2 for t.</text:p>
      <text:p text:style-name="P25"><text:soft-page-break/>20) Solve -5(1 - 5 x) + 5(-8 x - 2) = -4 x - 8 x for x.</text:p>
      <text:h text:style-name="P99" text:outline-level="3">Exercise 2</text:h>
      <text:p text:style-name="Preformatted_20_Text">Create an executable mathematical function called <text:span text:style-name="T6">f(d)</text:span> which implements <text:span text:style-name="T6">t = d/v</text:span> and uses 55 for v.</text:p>
      <text:h text:style-name="Heading_20_3" text:outline-level="3">Exercise 3</text:h>
      <text:p text:style-name="Preformatted_20_Text">a) Plot <text:span text:style-name="T6">f(d)</text:span> from d=0 to d=500 using <text:span text:style-name="T6">ScatterPlot()</text:span>. <text:s/>Plot the points so that there is a small gap between them. (Hint: ScatterPlot() cannot take rational numbers)</text:p>
      <text:p text:style-name="Preformatted_20_Text">b) Use the plot to determine the time values for the following distances:</text:p>
      <text:p text:style-name="Preformatted_20_Text">75, 150, 225, 400, 475. <text:s/></text:p>
      <text:p text:style-name="Preformatted_20_Text">Record these time values in your worksheet.</text:p>
      <text:h text:style-name="Heading_20_3" text:outline-level="3">Exercise 4</text:h>
      <text:p text:style-name="Preformatted_20_Text">a) Plot <text:span text:style-name="T6">f(d)</text:span> from d=0 to d=500 using <text:span text:style-name="T6">Plot2D()</text:span>.</text:p>
      <text:p text:style-name="Preformatted_20_Text">b) Use the plot to determine the time values for the following distances:</text:p>
      <text:p text:style-name="Preformatted_20_Text">77, 153, 226, 423, 492.</text:p>
      <text:p text:style-name="Preformatted_20_Text">Record these time values in your worksheet.</text:p>
      <text:h text:style-name="Heading_20_1" text:outline-level="1">Introduction To The GeoGebra Plugin; Dynamic Equations; Simple Linear Simulations</text:h>
      <text:p text:style-name="Text_20_body">In the previous section, various techniques were shown for generating plots of functions. <text:s/>However, these plots were <text:span text:style-name="T6">static</text:span> which means that we could not change the value of the function's parameters using the GUI and have it replotted as the change was happening. <text:s/>This section discusses the <text:span text:style-name="T6">GeoGebra</text:span> plugin which enables the user to interact with mathematical objects such as functions, points, lines, triangles, circles, etc. <text:span text:style-name="T6">dynamically</text:span> with the GUI. <text:s/>In this section we will only be covering enough of GeoGebra to allow us to interact with functions. <text:s/>If you would like to learn more about GeoGebra, visit the project's website at <text:a xlink:type="simple" xlink:href="http://geogebra.org/">http://geogebra.org</text:a>.</text:p>
      <text:h text:style-name="Heading_20_2" text:outline-level="2">An Overview Of The GeoGebra GUI</text:h>
      <text:p text:style-name="Text_20_body">If you open the <text:span text:style-name="T6">GeoGebra plugin</text:span> by clicking on the tab which is at the right side of the MathPiperIDE application, the following window will appear:</text:p>
      <text:p text:style-name="Text_20_body"/>
      <text:p text:style-name="Text_20_body"><draw:frame draw:style-name="fr5" draw:name="Object115" text:anchor-type="paragraph" svg:x="0.0862in" svg:y="0in" svg:width="6.8465in" svg:height="4.6209in" draw:z-index="71"><draw:object xlink:href="./Object 116" xlink:type="simple" xlink:show="embed" xlink:actuate="onLoad"/><draw:image xlink:href="./ObjectReplacements/Object 116" xlink:type="simple" xlink:show="embed" xlink:actuate="onLoad"/></draw:frame></text:p>
      <text:p text:style-name="Text_20_body"><text:soft-page-break/>The GeoGebra GUI contains the following areas:</text:p>
      <text:list xml:id="list2016692517" text:style-name="L3">
        <text:list-item>
          <text:p text:style-name="P93"><text:span text:style-name="T6">Drawing Pad</text:span> - This is where graphic representations of mathematical objects are displayed. <text:s/>The drawing area is a two dimensional Cartesian coordinate system. <text:s/>Right clicking on the drawing pad will display a popup menu which can be used to configure the pad. <text:s/>Configurations include showing/hiding a grid and changing the scale of the axes.</text:p>
        </text:list-item>
        <text:list-item>
          <text:p text:style-name="P93"><text:span text:style-name="T6">Toolbar Buttons</text:span> - Each button performs an action such as adding points to the drawing area and drawing a line through two points. <text:span text:style-name="T9">When a button is </text:span><text:span text:style-name="T9">selected, a blue square is drawn around it.</text:span> <text:s/>Each button has multiple modes it can be set to and these modes are accessed by clicking on the small inverted triangle which is at the lower right corner of each button.</text:p>
        </text:list-item>
        <text:list-item>
          <text:p text:style-name="P93"><text:span text:style-name="T6">Independent (Free) And Dependent Object Lists</text:span> - <text:s/>As mathematical objects are created, they are displayed here. <text:s/>Any mathematical object in this area can be configured by right clicking on it. <text:s/>Also, these mathematical objects can be <text:span text:style-name="T6">hidden</text:span> and <text:span text:style-name="T6">unhidden</text:span> by clicking on the <text:span text:style-name="T6">small circle</text:span> that is shown to the <text:span text:style-name="T6">left</text:span> of each object.</text:p>
        </text:list-item>
        <text:list-item>
          <text:p text:style-name="P93"><text:span text:style-name="T6">Input Text Field</text:span> - This text filed enables GeoGebra commands to be entered one at a time.</text:p>
        </text:list-item>
        <text:list-item>
          <text:p text:style-name="P93"><text:span text:style-name="T6">Domain Axis</text:span> - The <text:span text:style-name="T6">horizontal</text:span> axis which is on the bottom of the drawing pad. <text:s/>It is also referred to as the <text:span text:style-name="T6">x</text:span> axis.</text:p>
        </text:list-item>
        <text:list-item>
          <text:p text:style-name="P93"><text:span text:style-name="T6">Range Axis</text:span> - The <text:span text:style-name="T6">vertical</text:span> axis which is on the left side of the drawing pad. <text:s/>It is also referred to as the <text:span text:style-name="T6">y</text:span> axis.</text:p>
        </text:list-item>
        <text:list-item>
          <text:p text:style-name="P93"><text:span text:style-name="T6">Undo, Redo, And Reset Buttons</text:span> - The undo and redo buttons simply undo and redo actions which have been performed in GeoGebra. <text:s/>The reset button erases all entered work.</text:p>
        </text:list-item>
        <text:list-item>
          <text:p text:style-name="P93"><text:span text:style-name="T6">Object Select/Move Button</text:span> - When this button is selected, the mouse pointer can be used to select mathematical objects in the drawing pad and move them if desired.</text:p>
        </text:list-item>
        <text:list-item>
          <text:p text:style-name="P93"><draw:frame draw:style-name="fr3" draw:name="graphics1" text:anchor-type="paragraph" svg:x="0.7752in" svg:y="-0.0264in" svg:width="0.4898in" svg:height="0.5in" draw:z-index="72"><draw:image xlink:href="Pictures/100000000000002F00000030675A2A9D.png" xlink:type="simple" xlink:show="embed" xlink:actuate="onLoad"/></draw:frame><text:span text:style-name="T6">Drawing Pad Move/Zoom Button</text:span> - This button enables the drawing pad to be moved in any direction. <text:s/>It also has modes which enable the drawing pad to me zoomed into and out of.</text:p>
        </text:list-item>
        <text:list-item>
          <text:p text:style-name="P93"><draw:frame draw:style-name="fr3" draw:name="graphics19" text:anchor-type="paragraph" svg:x="0.7752in" svg:y="-0.0161in" svg:width="0.4898in" svg:height="0.4898in" draw:z-index="74"><draw:image xlink:href="Pictures/100000000000002F0000002FE9971B9F.png" xlink:type="simple" xlink:show="embed" xlink:actuate="onLoad"/></draw:frame><text:span text:style-name="T6">Drawing Pad Move/Zoom Button Modes</text:span> - The following image shows that when the small inverted triangle which is at the lower right corner of the button is clicked, a popup menu is displayed which allows the button modes to be set.</text:p>
        </text:list-item>
      </text:list>
      <text:p text:style-name="List"><draw:frame draw:style-name="fr3" draw:name="graphics3" text:anchor-type="paragraph" svg:x="1.0366in" svg:y="0.1417in" svg:width="2.0311in" svg:height="3.3646in" draw:z-index="73"><draw:image xlink:href="Pictures/10000000000000C3000001431B2C903F.png" xlink:type="simple" xlink:show="embed" xlink:actuate="onLoad"/></draw:frame><text:soft-page-break/></text:p>
      <text:h text:style-name="Heading_20_2" text:outline-level="2">Adding Points To The Drawing Pad</text:h>
      <text:p text:style-name="Text_20_body">Now that you know a little bit about how to use the GeoGebra GUI, let's use it to add some points and lines to the drawing pad. <text:s/>If you type <text:span text:style-name="T6">(2,3)</text:span> into the input text field like this:</text:p>
      <text:p text:style-name="Preformatted_20_Text"/>
      <text:p text:style-name="Text_20_body"><draw:frame draw:style-name="fr3" draw:name="graphics21" text:anchor-type="paragraph" svg:x="0.1744in" svg:y="0in" svg:width="3.1665in" svg:height="0.3126in" draw:z-index="76"><draw:image xlink:href="Pictures/10000000000001300000001EA2726074.png" xlink:type="simple" xlink:show="embed" xlink:actuate="onLoad"/></draw:frame></text:p>
      <text:p text:style-name="Text_20_body">and then press the <text:span text:style-name="T6">&lt;Enter&gt;</text:span> button on your <text:span text:style-name="T6">keyboard</text:span>, a <text:span text:style-name="T6">blue point</text:span> will be plotted at location <text:span text:style-name="T6">(2,3)</text:span> on the drawing pad:</text:p>
      <text:p text:style-name="Text_20_body"/>
      <text:p text:style-name="Text_20_body"><draw:frame draw:style-name="fr2" draw:name="graphics22" text:anchor-type="paragraph" svg:width="6.6354in" svg:height="4.2917in" draw:z-index="77"><draw:image xlink:href="Pictures/100002010000027D0000019C7AE083A4.png" xlink:type="simple" xlink:show="embed" xlink:actuate="onLoad"/></draw:frame><text:soft-page-break/></text:p>
      <text:p text:style-name="Text_20_body">Notice that the point was automatically given the <text:span text:style-name="T6">label</text:span> "<text:span text:style-name="T6">A</text:span>" and it was also placed into the <text:span text:style-name="T6">independent/free objects list</text:span>. <text:s/>Now, add some more points to the drawing pad using both the <text:span text:style-name="T6">input text field</text:span> and the "<text:span text:style-name="T6">New Point</text:span>" button (Note: when the "point" button is selected, clicking on the drawing pad will place a point at that position):</text:p>
      <text:p text:style-name="Text_20_body"><draw:frame draw:style-name="fr3" draw:name="graphics20" text:anchor-type="paragraph" svg:x="0.1307in" svg:y="0.0547in" svg:width="0.4898in" svg:height="0.4898in" draw:z-index="75"><draw:image xlink:href="Pictures/100000000000002F0000002FF87FAA0C.png" xlink:type="simple" xlink:show="embed" xlink:actuate="onLoad"/></draw:frame></text:p>
      <text:p text:style-name="Text_20_body"/>
      <text:p text:style-name="Text_20_body"/>
      <text:p text:style-name="Text_20_body"><draw:frame draw:style-name="fr2" draw:name="graphics23" text:anchor-type="paragraph" svg:width="6.6354in" svg:height="4.2917in" draw:z-index="78"><draw:image xlink:href="Pictures/100002010000027D0000019C5C147505.png" xlink:type="simple" xlink:show="embed" xlink:actuate="onLoad"/></draw:frame><text:soft-page-break/></text:p>
      <text:h text:style-name="Heading_20_2" text:outline-level="2">Adding Lines To The Drawing Pad</text:h>
      <text:p text:style-name="Text_20_body">Now that there are some points on the drawing pad, select the "<text:span text:style-name="T6">Line through Two Points</text:span>" button:</text:p>
      <text:p text:style-name="Text_20_body"><draw:frame draw:style-name="fr3" draw:name="graphics35" text:anchor-type="paragraph" svg:x="0.2102in" svg:y="0.1071in" svg:width="0.4689in" svg:height="0.4898in" draw:z-index="92"><draw:image xlink:href="Pictures/100000000000002D0000002F1B5EEB5C.png" xlink:type="simple" xlink:show="embed" xlink:actuate="onLoad"/></draw:frame></text:p>
      <text:p text:style-name="Text_20_body">After the button has been selected, start clicking on <text:span text:style-name="T6">pairs</text:span> of <text:span text:style-name="T6">points</text:span> on the drawing pad and a line will be drawn through each pair that has been clicked:</text:p>
      <text:p text:style-name="Text_20_body"><draw:frame draw:style-name="fr2" draw:name="graphics24" text:anchor-type="paragraph" svg:width="6.6354in" svg:height="4.2917in" draw:z-index="79"><draw:image xlink:href="Pictures/100002010000027D0000019C3F660298.png" xlink:type="simple" xlink:show="embed" xlink:actuate="onLoad"/></draw:frame><text:soft-page-break/></text:p>
      <text:p text:style-name="Text_20_body">Notice that each line is automatically labeled with a lower case letter starting with <text:s/>"<text:span text:style-name="T6">a</text:span>". <text:s/>Also notice that these lines are listed in the "Dependent Objects" list.</text:p>
      <text:p text:style-name="P62">(Note: clear the drawing pad before moving on to the next section.)</text:p>
      <text:h text:style-name="Heading_20_2" text:outline-level="2">Plotting Functions On The Drawing Pad</text:h>
      <text:p text:style-name="Text_20_body">Functions can be plotted on the drawing pad by entering them into the <text:span text:style-name="T6">Input</text:span> text field. <text:s/>For example, if x is entered in the text field like this:</text:p>
      <text:p text:style-name="Preformatted_20_Text"/>
      <text:p text:style-name="Preformatted_20_Text">Input: <text:span text:style-name="T9">x</text:span></text:p>
      <text:p text:style-name="Preformatted_20_Text"/>
      <text:p text:style-name="Text_20_body">A line labeled <text:span text:style-name="T9">f(x)</text:span> will be plotted on the drawing pad which is identical to the <text:span text:style-name="T9">red</text:span> line in the following diagram. <text:s/>You could have entered <text:span text:style-name="T6">f(x) = x</text:span> instead of just <text:span text:style-name="T6">x</text:span> and the result would have been the same. <text:s/>However, since just <text:span text:style-name="T6">x</text:span> was entered, GeoGebra <text:span text:style-name="T6">automatically named</text:span> the function <text:span text:style-name="T6">f(x)</text:span>.</text:p>
      <text:p text:style-name="Text_20_body">Now, enter the following two functions:</text:p>
      <text:p text:style-name="Preformatted_20_Text"/>
      <text:p text:style-name="Preformatted_20_Text">Input: <text:span text:style-name="T44">2x</text:span></text:p>
      <text:p text:style-name="Preformatted_20_Text"/>
      <text:p text:style-name="Preformatted_20_Text">Input: <text:span text:style-name="T24">.5x</text:span></text:p>
      <text:p text:style-name="Preformatted_20_Text"/>
      <text:p text:style-name="Text_20_body"><text:soft-page-break/>This caused two more lines to be plotted on the drawing area, with the first one being labeled <text:span text:style-name="T44">g(x)</text:span> and the second one being labeled <text:span text:style-name="T24">h(x)</text:span><text:span text:style-name="T15">. <text:s/>When GeoGebra <text:s/></text:span><text:span text:style-name="T14">automatically names</text:span><text:span text:style-name="T15"> functions, it </text:span><text:span text:style-name="T14">starts</text:span><text:span text:style-name="T15"> with </text:span><text:span text:style-name="T14">f(x)</text:span><text:span text:style-name="T15"> and then moves on to </text:span><text:span text:style-name="T14">g(x)</text:span><text:span text:style-name="T15">, </text:span><text:span text:style-name="T14">h(x)</text:span><text:span text:style-name="T15">, etc. <text:s/>Also notice that </text:span><text:span text:style-name="T14">2*x</text:span><text:span text:style-name="T15"> was entered as </text:span><text:span text:style-name="T14">2x</text:span><text:span text:style-name="T15"> and </text:span><text:span text:style-name="T14">.5*x</text:span><text:span text:style-name="T15"> was entered as </text:span><text:span text:style-name="T14">.5x</text:span><text:span text:style-name="T15">. <text:s/>GeoGebra understands traditional mathematics notation and therefore using the * multiplication symbol is optional.</text:span></text:p>
      <text:p text:style-name="P52">The following diagram shows all three plots: (Note: I have made each of the lines in this plot a separate color so that they can be identified easier. <text:s/>If you would like to change the color of your lines, <text:span text:style-name="T6">right clicking</text:span> on them will bring up a dialog window which will allow you to do so. <text:s/>Also, the drawing area grid has been turned on in this diagram. <text:s/>This can be done be right clicking on the drawing grid and then selecting the 'grid' option.)</text:p>
      <text:p text:style-name="Text_20_body"/>
      <text:p text:style-name="Text_20_body"><draw:frame draw:style-name="fr3" draw:name="graphics25" text:anchor-type="paragraph" svg:x="0.5693in" svg:y="0.1146in" svg:width="5.6591in" svg:height="3.6134in" draw:z-index="80"><draw:image xlink:href="Pictures/1000020100000295000001A6C4C5ACCE.png" xlink:type="simple" xlink:show="embed" xlink:actuate="onLoad"/></draw:frame></text:p>
      <text:p text:style-name="Text_20_body">In the above diagram notice that the <text:span text:style-name="T6">slope</text:span> of the line <text:span text:style-name="T6">f(x) = x</text:span> is <text:span text:style-name="T6">1</text:span> (because x really means 1x), the <text:span text:style-name="T6">slope</text:span> of the line <text:span text:style-name="T6">g(x) = 2x</text:span> is <text:span text:style-name="T6">2</text:span>, and the <text:span text:style-name="T6">slope</text:span> of the line <text:span text:style-name="T6">h(x) = .5x</text:span> is <text:span text:style-name="T6">.5</text:span>. <text:s/></text:p>
      <text:p text:style-name="Text_20_body">If the function <text:span text:style-name="T6">15x</text:span> is added to the plot, it will be drawn <text:span text:style-name="T6">steeper</text:span> than <text:span text:style-name="T6">2x</text:span> because its <text:span text:style-name="T6">slope</text:span> is <text:span text:style-name="T6">greater</text:span><text:span text:style-name="T46">. <text:s/>In the following diagram, the the line which is plotted for </text:span><text:span text:style-name="T6">15x </text:span><text:span text:style-name="T46">is drawn in purple:</text:span></text:p>
      <text:p text:style-name="Text_20_body"/>
      <text:p text:style-name="Text_20_body"/>
      <text:p text:style-name="Text_20_body"/>
      <text:p text:style-name="Text_20_body"><text:soft-page-break/></text:p>
      <text:p text:style-name="Text_20_body"><draw:frame draw:style-name="fr2" draw:name="graphics27" text:anchor-type="paragraph" svg:width="6.8854in" svg:height="4.3957in" draw:z-index="81"><draw:image xlink:href="Pictures/1000020100000295000001A618CDF284.png" xlink:type="simple" xlink:show="embed" xlink:actuate="onLoad"/></draw:frame></text:p>
      <text:h text:style-name="Heading_20_3" text:outline-level="3">Adjusting The Scale Of The Range Axis</text:h>
      <text:p text:style-name="Text_20_body">Unfortunately, if we wanted to plot functions whose lines have <text:span text:style-name="T6">slopes</text:span> that are <text:span text:style-name="T6">greater</text:span> than <text:span text:style-name="T6">15</text:span>, it would be difficult to do because there is not very much room for them. <text:s/>However, <text:span text:style-name="T6">more room</text:span> can be added by <text:span text:style-name="T6">changing the scale</text:span> of the domain axis. <text:s/>In order to do this, place your cursor on the domain axis as shown in the above diagram you must <text:span text:style-name="T9">1)</text:span> hold down the &lt;shift&gt; key on your keyboard <text:span text:style-name="T9">2)</text:span> press the left mouse button on your mouse, and <text:span text:style-name="T9">3)</text:span> drag the domain axis down toward the bottom of the screen. <text:s/>The domain axis will then be dynamically scaled to suite your viewing needs (Note: the range axis can be scaled in the same manner. <text:s/><text:span text:style-name="T9">Also note that the &lt;shift&gt; key must be pressed before the left mouse button.</text:span>) <text:s/></text:p>
      <text:p text:style-name="Text_20_body">The following diagram shows the drawing pad after the range axis has been scaled:</text:p>
      <text:p text:style-name="Text_20_body"/>
      <text:p text:style-name="Text_20_body"><draw:frame draw:style-name="fr2" draw:name="graphics28" text:anchor-type="paragraph" svg:width="6.8854in" svg:height="4.3957in" draw:z-index="82"><draw:image xlink:href="Pictures/1000020100000295000001A6BEC6D6B2.png" xlink:type="simple" xlink:show="embed" xlink:actuate="onLoad"/></draw:frame><text:soft-page-break/></text:p>
      <text:h text:style-name="Heading_20_2" text:outline-level="2">Plotting A Line Which Has A Slope Of 55</text:h>
      <text:p text:style-name="Text_20_body">Now that the range axis has been scaled in order to create room for lines with greater slopes, we can plot the distance function<draw:frame draw:style-name="fr4" draw:name="Object73" text:anchor-type="as-char" svg:width="0.7366in" svg:height="0.2008in" draw:z-index="25"><draw:object xlink:href="./Object 74" xlink:type="simple" xlink:show="embed" xlink:actuate="onLoad"/><draw:image xlink:href="./ObjectReplacements/Object 74" xlink:type="simple" xlink:show="embed" xlink:actuate="onLoad"/></draw:frame>. <text:s/>However, instead of naming the function f(t), we will let GeoGebra automatically select a name. <text:s/>Also, <text:span text:style-name="T9">GeoGebra always uses x as the variable for the domain axis so instead of using t, we will need to use x</text:span>. <text:s/>This is how to enter the function:</text:p>
      <text:p text:style-name="Preformatted_20_Text"/>
      <text:p text:style-name="Preformatted_20_Text">Input: 55x</text:p>
      <text:p text:style-name="Preformatted_20_Text"/>
      <text:p text:style-name="Text_20_body">And here is the plot that is generated (the color of the line plotted for 55x is cyan):</text:p>
      <text:p text:style-name="Text_20_body"><draw:frame draw:style-name="fr2" draw:name="graphics26" text:anchor-type="paragraph" svg:width="6.9252in" svg:height="4.4228in" draw:z-index="83"><draw:image xlink:href="Pictures/10000201000002D8000001D193346252.png" xlink:type="simple" xlink:show="embed" xlink:actuate="onLoad"/></draw:frame><text:soft-page-break/></text:p>
      <text:h text:style-name="Heading_20_2" text:outline-level="2">Plotting Functions Of Lines Which Have Negative Slopes</text:h>
      <text:p text:style-name="Text_20_body">In addition to plotting functions of lines which have positive slopes, one can also <text:s/>plot functions of lines which have <text:span text:style-name="T6">negative</text:span> slopes as is shown in the following diagram.</text:p>
      <text:p text:style-name="Text_20_body"/>
      <text:p text:style-name="Text_20_body"><draw:frame draw:style-name="fr2" draw:name="graphics30" text:anchor-type="paragraph" svg:width="6.9165in" svg:height="4.5626in" draw:z-index="87"><draw:image xlink:href="Pictures/1000020100000298000001B605395C2C.png" xlink:type="simple" xlink:show="embed" xlink:actuate="onLoad"/></draw:frame><text:soft-page-break/></text:p>
      <text:p text:style-name="P62">(Note: clear the drawing pad before moving on to the next section.)</text:p>
      <text:h text:style-name="Heading_20_2" text:outline-level="2">Dynamically Changing The Slope Of A Line</text:h>
      <text:p text:style-name="Text_20_body">Plotting functions <text:span text:style-name="T6">statically</text:span> in GeoGebra is useful and informative, but GeoGebra is also capable of plotting functions <text:span text:style-name="T6">dynamically</text:span> while the user causes parts of the function definition to <text:span text:style-name="T6">change</text:span> with a <text:span text:style-name="T6">GUI slider</text:span>. <text:s/>For example, instead of plotting 55x with a <text:span text:style-name="T6">constant</text:span> value for <text:span text:style-name="T6">55</text:span>, we can use a <text:span text:style-name="T6">variable</text:span> in place of <text:span text:style-name="T6">55</text:span> and then have the user change the variable with a GUI slider.</text:p>
      <text:p text:style-name="Text_20_body">let's try this. <text:s/>Make sure you have a blank drawing pad and then enter the following text into the Input text field:</text:p>
      <text:p text:style-name="Text_20_body"/>
      <text:p text:style-name="Text_20_body"><draw:frame draw:style-name="fr5" draw:name="Object116" text:anchor-type="paragraph" svg:x="0.1618in" svg:y="0.0925in" svg:width="5.5598in" svg:height="1.2602in" draw:z-index="85"><draw:object xlink:href="./Object 117" xlink:type="simple" xlink:show="embed" xlink:actuate="onLoad"/><draw:image xlink:href="./ObjectReplacements/Object 117" xlink:type="simple" xlink:show="embed" xlink:actuate="onLoad"/></draw:frame></text:p>
      <text:p text:style-name="Text_20_body"><text:soft-page-break/>The equation <text:span text:style-name="T6">speed = 5</text:span> will be placed in the <text:span text:style-name="T6">Free Object</text:span> list and the function <text:span text:style-name="T6">f(x) = 5 x</text:span> will be placed in the <text:span text:style-name="T6">Dependent Objects</text:span> list. <text:s/>Now, do you notice the <text:span text:style-name="T6">small circle</text:span> which is to the immediate <text:span text:style-name="T6">left</text:span> of the <text:span text:style-name="T6">speed = 5</text:span> equation? <text:s/>Click on it with the mouse in order to <text:span text:style-name="T6">enable</text:span> it and then notice that this <text:span text:style-name="T6">causes a GUI slider for the speed variable to be placed into the drawing pad</text:span>. <text:s/><text:span text:style-name="T9">(Note: each item in both the Free Objects list and the Dependent Objects list has a small ball on its left side which can be be used to display or hide its analogous graphic representation on the drawing pad.)</text:span></text:p>
      <text:p text:style-name="Text_20_body">After the slider for the speed variable has been <text:span text:style-name="T6">enabled</text:span>, <text:span text:style-name="T6">it can be used to dynamically change the value of the speed variable</text:span> by placing the <text:span text:style-name="T6">mouse pointer</text:span> on the slider's <text:span text:style-name="T6">ball</text:span> and <text:span text:style-name="T6">dragging it</text:span> to the <text:span text:style-name="T6">left</text:span> and to the <text:span text:style-name="T6">right</text:span>. <text:s/>As the slider <text:span text:style-name="T6">changes</text:span> the value of the <text:span text:style-name="T6">speed variable</text:span>, the <text:span text:style-name="T6">dependent object</text:span> which <text:span text:style-name="T6">uses the speed variable</text:span> (in this case f(x) = 5 x) <text:span text:style-name="T6">changes with it</text:span>. <text:s/>In this case, since the <text:span text:style-name="T6">speed variable</text:span> represents the <text:span text:style-name="T6">slope</text:span> of the line that is being plotted, the line's <text:span text:style-name="T6">slope changes as speed is changed</text:span>. <text:s/>This is shown in the following diagram.</text:p>
      <text:p text:style-name="Text_20_body"/>
      <text:p text:style-name="Text_20_body"><draw:frame draw:style-name="fr5" draw:name="Object117" text:anchor-type="paragraph" svg:x="0.0146in" svg:y="0.0063in" svg:width="6.9917in" svg:height="3.9201in" draw:z-index="86"><draw:object xlink:href="./Object 118" xlink:type="simple" xlink:show="embed" xlink:actuate="onLoad"/><draw:image xlink:href="./ObjectReplacements/Object 118" xlink:type="simple" xlink:show="embed" xlink:actuate="onLoad"/></draw:frame></text:p>
      <text:h text:style-name="Heading_20_3" text:outline-level="3">A Better Looking GeoGebra Slope Simulation</text:h>
      <text:p text:style-name="Text_20_body">The <text:span text:style-name="T6">slope.mpw</text:span> file contains a better looking version of the above slope simulation. <text:s/>This file is in the examples/books/exploring_stem_with_mathpiper directory in your mathpiperide folder.</text:p>
      <text:p text:style-name="Text_20_body"><text:soft-page-break/>The code for this simulation is contained inside of a <text:span text:style-name="T6">%geogebra_xml</text:span> fold and if you execute this fold, the slope simulation which is shown in the following diagram will be loaded into GeoGebra:</text:p>
      <text:p text:style-name="Text_20_body"/>
      <text:p text:style-name="Text_20_body"><draw:frame draw:style-name="fr2" draw:name="graphics29" text:anchor-type="paragraph" svg:width="6.9252in" svg:height="4.4228in" draw:z-index="84"><draw:image xlink:href="Pictures/10000201000002D8000001D1CAC5D120.png" xlink:type="simple" xlink:show="embed" xlink:actuate="onLoad"/></draw:frame></text:p>
      <text:p text:style-name="Text_20_body">Notice that this simulation has a <text:span text:style-name="T6">wider speed slider</text:span> and a shaded slope indicator. <text:s/>A slider can be widened by right clicking on it and changing its properties. <text:s/>A slope indicator can be added to a line by selecting the small inverted triangle which is at the lower left corner of the <text:span text:style-name="T6">angle</text:span> <text:span text:style-name="T6">button</text:span> and then selecting the <text:span text:style-name="T6">Slope</text:span> menu item. <text:s/>The slope indicator shows the rise and run values for each slope the line is set to.</text:p>
      <text:h text:style-name="Heading_20_2" text:outline-level="2">The %geogebra Fold</text:h>
      <text:p text:style-name="Text_20_body">A <text:span text:style-name="T6">%geogebra</text:span> fold in a MathPiperIDE worksheet can also be used to execute GeoGebra commands (Note: this is different than a %geogebra_xml fold). <text:s/>For example, the following <text:span text:style-name="T6">%geogebra</text:span> fold plots the points <text:span text:style-name="T6">(2,3)</text:span>, <text:span text:style-name="T6">(1,4)</text:span>, and <text:span text:style-name="T6">(1.5,2)</text:span> on the drawing pad along with the function <text:span text:style-name="T6">y = 2x</text:span>:</text:p>
      <text:p text:style-name="P63"/>
      <text:p text:style-name="P63">%geogebra</text:p>
      <text:p text:style-name="P47"/>
      <text:p text:style-name="P28"><text:soft-page-break/><text:span text:style-name="T5">(</text:span><text:span text:style-name="T7">2</text:span>,<text:span text:style-name="T7">3</text:span><text:span text:style-name="T5">)</text:span></text:p>
      <text:p text:style-name="P28"><text:span text:style-name="T5">(</text:span><text:span text:style-name="T7">1</text:span>,<text:span text:style-name="T7">4</text:span><text:span text:style-name="T5">)</text:span></text:p>
      <text:p text:style-name="P28"><text:span text:style-name="T5">(</text:span><text:span text:style-name="T7">1</text:span>.<text:span text:style-name="T7">5</text:span>,<text:span text:style-name="T7">2</text:span><text:span text:style-name="T5">)</text:span></text:p>
      <text:p text:style-name="P47"/>
      <text:p text:style-name="P28"><text:span text:style-name="T7">2 </text:span>x</text:p>
      <text:p text:style-name="P47"/>
      <text:p text:style-name="P65">%/geogebra</text:p>
      <text:p text:style-name="Text_20_body">Using a <text:span text:style-name="T6">fold</text:span> to enter GeoGebra commands is <text:span text:style-name="T6">convenient</text:span> because more than one command can be entered at a time. <text:s/>However, if the fold is <text:span text:style-name="T6">executed more than one time, multiple copies of the same mathematical objects are added to the drawing area</text:span>. <text:s/>The way to prevent this is to add a <text:span text:style-name="T6">clear="true"</text:span> option to the <text:span text:style-name="T6">%geogebra</text:span> fold's header like this:</text:p>
      <text:p text:style-name="P40"/>
      <text:p text:style-name="P40">%geogebra,clear="true"</text:p>
      <text:p text:style-name="P47"/>
      <text:p text:style-name="P28"><text:span text:style-name="T5">(</text:span><text:span text:style-name="T7">2</text:span>,<text:span text:style-name="T7">3</text:span><text:span text:style-name="T5">)</text:span></text:p>
      <text:p text:style-name="P28"><text:span text:style-name="T5">(</text:span><text:span text:style-name="T7">1</text:span>,<text:span text:style-name="T7">4</text:span><text:span text:style-name="T5">)</text:span></text:p>
      <text:p text:style-name="P28"><text:span text:style-name="T5">(</text:span><text:span text:style-name="T7">1</text:span>.<text:span text:style-name="T7">5</text:span>,<text:span text:style-name="T7">2</text:span><text:span text:style-name="T5">)</text:span></text:p>
      <text:p text:style-name="P47"/>
      <text:p text:style-name="P28"><text:span text:style-name="T7">2</text:span> x</text:p>
      <text:p text:style-name="P47"/>
      <text:p text:style-name="P65">%/geogebra</text:p>
      <text:p text:style-name="Text_20_body">The <text:span text:style-name="T6">clear="true"</text:span> option causes the GeoGebra drawing pad to be cleared each time the <text:span text:style-name="T6">%geogebra</text:span> fold is executed.</text:p>
      <text:h text:style-name="Heading_20_3" text:outline-level="3">Entering A Function Into GeoGebra In Order To Dynamically Change It</text:h>
      <text:p text:style-name="Text_20_body">The following fold enters the same <text:span text:style-name="T6">f(x) = speed*x</text:span> function into GeoGebra that we entered earlier:</text:p>
      <text:p text:style-name="P40"/>
      <text:p text:style-name="P39">%geogebra,clear="true"</text:p>
      <text:p text:style-name="Preformatted_20_Text"/>
      <text:p text:style-name="P25">speed <text:span text:style-name="T5">=</text:span> <text:span text:style-name="T7">1</text:span></text:p>
      <text:p text:style-name="Preformatted_20_Text"/>
      <text:p text:style-name="P25"><text:span text:style-name="T39">f</text:span><text:span text:style-name="T5">(</text:span>x<text:span text:style-name="T5">)</text:span> <text:span text:style-name="T5">=</text:span> speed<text:span text:style-name="T5">*</text:span>x</text:p>
      <text:p text:style-name="Preformatted_20_Text"/>
      <text:p text:style-name="P65">%/geogebra</text:p>
      <text:p text:style-name="Text_20_body">After this fold has been executed, the ball which is next to the <text:span text:style-name="T6">speed</text:span> variable in the Free Objects list will need to be selected in order to view the slider for this variable.</text:p>
      <text:p text:style-name="P62"/>
      <text:h text:style-name="Heading_20_2" text:outline-level="2"><text:soft-page-break/>The GeoGebraPoint() Function</text:h>
      <text:p text:style-name="Text_20_body">MathPiper is also able to interact directly with GeoGebra using the <text:span text:style-name="T6">GeoGebraPoint()</text:span> function. <text:s/>These two functions are covered in the following sections. <text:span text:style-name="T9">(Note: the GeoGebra plugin needs to have been opened at least once after MathPiperIDE has been launched before this function will work.)</text:span></text:p>
      <text:p text:style-name="Text_20_body">The <text:span text:style-name="T6">GeoGebraPoint()</text:span> function plots a point on the GeoGebra drawing pad and its calling format is as follows:</text:p>
      <text:p text:style-name="Standard"/>
      <table:table table:name="Table25" table:style-name="Table25">
        <table:table-column table:style-name="Table25.A"/>
        <table:table-row>
          <table:table-cell table:style-name="Table25.A1" office:value-type="string">
            <text:p text:style-name="P64">GeoGebraPoint(label, xCoordinate, yCoordinate)</text:p>
          </table:table-cell>
        </table:table-row>
      </table:table>
      <text:p text:style-name="Preformatted_20_Text"/>
      <text:p text:style-name="Text_20_body">The argument "label" is a string and it indicates what the label of the point should be . <text:s/>The arguments "xCoordinate" and "yCoordinate" specify the point's coordinates. <text:s/>For example, the following line of code will <text:span text:style-name="T6">plot a point</text:span> labeled "<text:span text:style-name="T6">A</text:span>" on the drawing pad at location <text:span text:style-name="T6">2,3</text:span>:</text:p>
      <text:p text:style-name="Preformatted_20_Text"/>
      <text:p text:style-name="Preformatted_20_Text">In&gt; GeoGebraPoint("A",2,3)</text:p>
      <text:p text:style-name="P33">Result: java.lang.Boolean</text:p>
      <text:p text:style-name="Preformatted_20_Text"/>
      <text:h text:style-name="Heading_20_3" text:outline-level="3">Plotting 5 Random Points On The Drawing Pad</text:h>
      <text:p text:style-name="Text_20_body">The following program uses <text:span text:style-name="T6">RandomInteger()</text:span> and <text:span text:style-name="T6">GeoGebraPoint()</text:span> to plot <text:span text:style-name="T6">5 random points</text:span> on the GeoGebra drawing pad:</text:p>
      <text:p text:style-name="P40"/>
      <text:p text:style-name="P40">%mathpiper,title=""</text:p>
      <text:p text:style-name="P47"/>
      <text:p text:style-name="P28">index <text:span text:style-name="T38">:=</text:span> <text:span text:style-name="T7">1</text:span>;</text:p>
      <text:p text:style-name="P47"/>
      <text:p text:style-name="P28"><text:span text:style-name="T41">While</text:span><text:span text:style-name="T5">(</text:span>index <text:span text:style-name="T5">&lt;=</text:span> <text:span text:style-name="T7">5</text:span><text:span text:style-name="T5">)</text:span></text:p>
      <text:p text:style-name="P28">[</text:p>
      <text:p text:style-name="P28"><text:s text:c="4"/>x <text:span text:style-name="T38">:=</text:span> <text:span text:style-name="T39">RandomInteger</text:span><text:span text:style-name="T5">(</text:span><text:span text:style-name="T7">8</text:span><text:span text:style-name="T5">)</text:span>;</text:p>
      <text:p text:style-name="P28"><text:s text:c="4"/></text:p>
      <text:p text:style-name="P28"><text:s text:c="4"/>y <text:span text:style-name="T38">:=</text:span> <text:span text:style-name="T39">RandomInteger</text:span><text:span text:style-name="T5">(</text:span><text:span text:style-name="T7">8</text:span><text:span text:style-name="T5">)</text:span>;</text:p>
      <text:p text:style-name="P28"><text:s text:c="4"/></text:p>
      <text:p text:style-name="P28"><text:s text:c="4"/><text:span text:style-name="T39">GeoGebraPoint</text:span><text:span text:style-name="T5">(</text:span><text:span text:style-name="T40">"A"</text:span>:<text:span text:style-name="T41">ToString(</text:span>index<text:span text:style-name="T5">)</text:span>, x, y<text:span text:style-name="T5">)</text:span>;</text:p>
      <text:p text:style-name="P28"><text:s text:c="4"/></text:p>
      <text:p text:style-name="P28"><text:s text:c="4"/>index<text:span text:style-name="T5">++</text:span>;</text:p>
      <text:p text:style-name="P28">];</text:p>
      <text:p text:style-name="P47"/>
      <text:p text:style-name="P65">%/mathpiper</text:p>
      <text:p text:style-name="Text_20_body">Notice that in this program the variable <text:span text:style-name="T6">index</text:span> is turned into a string with the <text:span text:style-name="T6">ToString()</text:span> function and then concatenated with the string <text:span text:style-name="T6">"A"</text:span> using the <text:span text:style-name="T6">:</text:span> function. <text:s/>This is done in order to produce a sequence of unique labels such as A1, A2, A3, etc.</text:p>
      <text:h text:style-name="Heading_20_3" text:outline-level="3"><text:soft-page-break/>Simulating A Ball Falling At A Constant Rate</text:h>
      <text:p text:style-name="Text_20_body">The following program uses a <text:span text:style-name="T6">While loop</text:span> to simulate the dropping of a ball from a <text:span text:style-name="T6">height</text:span> of <text:span text:style-name="T6">4 units</text:span> and a delay inside of the loop to <text:span text:style-name="T6">regulate the rate</text:span> at which the ball drops:</text:p>
      <text:p text:style-name="P65"/>
      <text:p text:style-name="P65">%mathpiper,title="Ball falling at a constant rate."</text:p>
      <text:p text:style-name="P28">y <text:span text:style-name="T38">:=</text:span> <text:span text:style-name="T7">4</text:span>;</text:p>
      <text:p text:style-name="P47"/>
      <text:p text:style-name="P28"><text:span text:style-name="T41">While</text:span><text:span text:style-name="T5">(</text:span> y <text:span text:style-name="T5">&gt;=</text:span> <text:span text:style-name="T7">0</text:span><text:span text:style-name="T5">)</text:span></text:p>
      <text:p text:style-name="P28">[</text:p>
      <text:p text:style-name="P28"><text:s text:c="4"/><text:span text:style-name="T39">GeoGebraPoint</text:span><text:span text:style-name="T5">(</text:span><text:span text:style-name="T40">"BALL"</text:span>,<text:span text:style-name="T7">1</text:span>,y<text:span text:style-name="T5">)</text:span>;</text:p>
      <text:p text:style-name="P28"><text:s text:c="4"/></text:p>
      <text:p text:style-name="P28"><text:s text:c="4"/>y <text:span text:style-name="T38">:=</text:span> y <text:span text:style-name="T5">-</text:span> .<text:span text:style-name="T7">1</text:span>;</text:p>
      <text:p text:style-name="P28"><text:s text:c="4"/></text:p>
      <text:p text:style-name="P28"><text:s text:c="4"/></text:p>
      <text:p text:style-name="P28"><text:s text:c="4"/><text:span text:style-name="T28">/*</text:span></text:p>
      <text:p text:style-name="P46"><text:s text:c="6"/>The following code creates a delay which waits a</text:p>
      <text:p text:style-name="P46"><text:s text:c="6"/>specified number of milliseconds before continuing.</text:p>
      <text:p text:style-name="P46"><text:s text:c="4"/>*/</text:p>
      <text:p text:style-name="P46"/>
      <text:p text:style-name="P28"><text:s text:c="4"/><text:span text:style-name="T39">Delay</text:span><text:span text:style-name="T5">(</text:span><text:span text:style-name="T8">40</text:span><text:span text:style-name="T5">);</text:span></text:p>
      <text:p text:style-name="P28"><text:s text:c="4"/></text:p>
      <text:p text:style-name="P28">];</text:p>
      <text:p text:style-name="P47"/>
      <text:p text:style-name="P65">%/mathpiper</text:p>
      <text:p text:style-name="Text_20_body">In this program, <text:span text:style-name="T6">y</text:span> is initialized to <text:span text:style-name="T6">4</text:span> and then <text:span text:style-name="T6">.1</text:span> is subtracted from it each time through the loop. <text:s/>The program will keep looping <text:span text:style-name="T6">until y reaches a height of 0</text:span> and then it will stop.</text:p>
      <text:p text:style-name="Text_20_body">At the <text:span text:style-name="T6">bottom</text:span> of the While loop is a call to the <text:span text:style-name="T6">Delay()</text:span> function which waits 40 milliseconds before returning. <text:s/>This delay slows down how fast the While() loop loops.</text:p>
      <text:h text:style-name="Heading_20_4" text:outline-level="4">Adding A Line To The Simulation And Tracing It</text:h>
      <text:p text:style-name="Text_20_body">After the ball drop program has finished running, the ball should be sitting on the "ground" at a <text:span text:style-name="T6">y</text:span> position of 0 like this:</text:p>
      <text:p text:style-name="Text_20_body"/>
      <text:p text:style-name="Text_20_body"><draw:frame draw:style-name="fr3" draw:name="graphics36" text:anchor-type="paragraph" svg:x="1.1654in" svg:y="0.0543in" svg:width="4.0366in" svg:height="2.0929in" draw:z-index="93"><draw:image xlink:href="Pictures/10000000000004BB00000274876162AF.png" xlink:type="simple" xlink:show="embed" xlink:actuate="onLoad"/></draw:frame><text:soft-page-break/></text:p>
      <text:p text:style-name="Text_20_body">Now, add another point to the drawing area and place it on the drawing pad near where the point "A" is in the diagram below:</text:p>
      <text:p text:style-name="Text_20_body"/>
      <text:p text:style-name="Text_20_body"><draw:frame draw:style-name="fr2" draw:name="graphics39" text:anchor-type="paragraph" svg:width="4.0366in" svg:height="2.0929in" draw:z-index="96"><draw:image xlink:href="Pictures/10000000000004BB000002749229CF23.png" xlink:type="simple" xlink:show="embed" xlink:actuate="onLoad"/></draw:frame></text:p>
      <text:p text:style-name="Text_20_body">Your next step is to add a segment between these two points and this can be done using the "Segment between Two Points" tool which can be found in the button which is to the right of the "New Point" button. <text:s/>Here is what your drawing pad should look like after this is done:</text:p>
      <text:p text:style-name="Text_20_body"/>
      <text:p text:style-name="Text_20_body"><draw:frame draw:style-name="fr2" draw:name="graphics37" text:anchor-type="paragraph" svg:width="4.0366in" svg:height="2.0929in" draw:z-index="94"><draw:image xlink:href="Pictures/10000000000004BB0000027499872B37.png" xlink:type="simple" xlink:show="embed" xlink:actuate="onLoad"/></draw:frame></text:p>
      <text:p text:style-name="Text_20_body"><text:soft-page-break/>Execute the ball drop program a few times to see what happens with the segment when the ball is dropped.</text:p>
      <text:p text:style-name="Text_20_body">Finally, <text:span text:style-name="T6">right click</text:span> on the <text:span text:style-name="T6">line segment</text:span> and <text:span text:style-name="T6">enable</text:span> the "<text:span text:style-name="T6">Trace On</text:span>" menu item. <text:s/>When you execute the program now, this is what should be displayed on your drawing pad:</text:p>
      <text:p text:style-name="Text_20_body"/>
      <text:p text:style-name="Text_20_body"/>
      <text:p text:style-name="Text_20_body"/>
      <text:p text:style-name="Text_20_body"><draw:frame draw:style-name="fr2" draw:name="graphics38" text:anchor-type="paragraph" svg:width="4.0366in" svg:height="2.0929in" draw:z-index="95"><draw:image xlink:href="Pictures/10000000000004BB00000274B228C7AB.png" xlink:type="simple" xlink:show="embed" xlink:actuate="onLoad"/></draw:frame></text:p>
      <text:p text:style-name="Text_20_body"><text:span text:style-name="T6">Tracing</text:span> simply leaves a <text:span text:style-name="T6">trailing image behind an object</text:span> that is moving on the drawing pad and it can be <text:span text:style-name="T9">enabled or disabled for any object by simply right clicking on it</text:span>. <text:s/>In this case, besides creating a nice looking pattern, the interesting thing to notice about these lines is that their <text:span text:style-name="T6">left ends</text:span> are <text:span text:style-name="T6">evenly spaced</text:span> from each other. <text:s/>This indicates that the ball is indeed <text:span text:style-name="T6">dropping</text:span> at a <text:span text:style-name="T6">constant rate</text:span>. <text:s/>Later, we will study a program that simulates dropping a ball on the Earth and the lines which that program produces are not evenly spaced due to the ball being accelerated by gravity. <text:span text:style-name="T9">(Note: go under the "View" menu and then select the "Refresh Views" menu item to clear the background traces.)</text:span></text:p>
      <text:h text:style-name="Heading_20_3" text:outline-level="3">Moving A Point At A Specified Slope</text:h>
      <text:p text:style-name="Text_20_body">The following program moves a point from <text:span text:style-name="T6">left to right</text:span> on the drawing pad at a <text:span text:style-name="T6">slope</text:span> of <text:span text:style-name="T6">.5</text:span>:</text:p>
      <text:p text:style-name="Text_20_body"/>
      <text:p text:style-name="P65"><text:bookmark-start text:name="DDE_LINK63"/>%mathpiper</text:p>
      <text:p text:style-name="P28">x <text:span text:style-name="T38">:=</text:span> <text:span text:style-name="T7">0</text:span>;</text:p>
      <text:p text:style-name="P47"/>
      <text:p text:style-name="P28">slope <text:span text:style-name="T38">:=</text:span> .<text:span text:style-name="T7">5</text:span>;</text:p>
      <text:p text:style-name="P47"/>
      <text:p text:style-name="P28"><text:span text:style-name="T41">While</text:span><text:span text:style-name="T5">(</text:span>x <text:span text:style-name="T5">&lt;=</text:span> <text:span text:style-name="T7">6</text:span><text:span text:style-name="T5">)</text:span></text:p>
      <text:p text:style-name="P28">[</text:p>
      <text:p text:style-name="P28"><text:soft-page-break/><text:s text:c="4"/>y <text:span text:style-name="T38">:=</text:span> slope <text:span text:style-name="T5">*</text:span> x <text:span text:style-name="T5">+</text:span> <text:span text:style-name="T7">1</text:span>;</text:p>
      <text:p text:style-name="P28"><text:s text:c="4"/></text:p>
      <text:p text:style-name="P28"><text:s text:c="4"/><text:span text:style-name="T39">GeoGebraPoint</text:span><text:span text:style-name="T5">(</text:span><text:span text:style-name="T40">"BALL"</text:span>,x,y<text:span text:style-name="T5">)</text:span>;</text:p>
      <text:p text:style-name="P28"/>
      <text:p text:style-name="P28"><text:s text:c="4"/>x <text:span text:style-name="T38">:=</text:span> x <text:span text:style-name="T5">+</text:span> .<text:span text:style-name="T7">1</text:span>;</text:p>
      <text:p text:style-name="P28"><text:s text:c="4"/></text:p>
      <text:p text:style-name="P28"><text:s text:c="4"/><text:span text:style-name="T39">Delay</text:span><text:span text:style-name="T5">(</text:span><text:span text:style-name="T8">40</text:span><text:span text:style-name="T5">);</text:span></text:p>
      <text:p text:style-name="P28">];</text:p>
      <text:p text:style-name="P47"/>
      <text:p text:style-name="P65">%/mathpiper<text:bookmark-end text:name="DDE_LINK63"/></text:p>
      <text:p text:style-name="Text_20_body">In this program, <text:span text:style-name="T6">.1</text:span> is added to the variable "<text:span text:style-name="T6">x</text:span>" each time through the loop and the position of "y" is calculated using the values of "x" and the variable "slope".</text:p>
      <text:h text:style-name="Heading_20_3" text:outline-level="3">Simulating A Random Walk</text:h>
      <text:p text:style-name="Text_20_body">In a previous section we created a program which ran a series of <text:span text:style-name="T6">random walk</text:span> simulations and then determined the <text:span text:style-name="T6">probability</text:span> that the walker would step on a given point during the walk. <text:s/>The following program is similar to the previous one, except it <text:span text:style-name="T6">simulates just one random walk of 75 steps</text:span> and <text:span text:style-name="T6">moves a point</text:span> on the GeoGebra drawing pad to <text:span text:style-name="T6">show the current position of the walker</text:span>:</text:p>
      <text:p text:style-name="P65"/>
      <text:p text:style-name="P65"><text:bookmark-start text:name="DDE_LINK46"/>%mathpiper,title="Random walk with a point."</text:p>
      <text:p text:style-name="P28">currentPosition <text:span text:style-name="T38">:=</text:span> <text:span text:style-name="T5">{</text:span><text:span text:style-name="T7">0</text:span>,<text:span text:style-name="T7">0</text:span><text:span text:style-name="T5">}</text:span>;</text:p>
      <text:p text:style-name="P47"/>
      <text:p text:style-name="P28"><text:span text:style-name="T39">Repeat</text:span><text:span text:style-name="T5">(</text:span><text:span text:style-name="T7">75</text:span><text:span text:style-name="T5">)</text:span></text:p>
      <text:p text:style-name="P28">[</text:p>
      <text:p text:style-name="P28"><text:s text:c="4"/>step<text:span text:style-name="T38">:=</text:span> <text:span text:style-name="T39">RandomPickWeighted</text:span><text:span text:style-name="T5">({</text:span></text:p>
      <text:p text:style-name="P28"><text:s text:c="8"/><text:span text:style-name="T5">{</text:span> <text:span text:style-name="T5">{</text:span>.<text:span text:style-name="T7">1</text:span>,<text:span text:style-name="T7">0</text:span><text:span text:style-name="T5">}</text:span>, <text:span text:style-name="T7">25</text:span><text:span text:style-name="T5">/</text:span><text:span text:style-name="T7">100</text:span><text:span text:style-name="T5">}</text:span>,</text:p>
      <text:p text:style-name="P28"><text:s text:c="8"/><text:span text:style-name="T5">{</text:span> <text:span text:style-name="T5">{-</text:span>.<text:span text:style-name="T7">1</text:span>,<text:span text:style-name="T7">0</text:span><text:span text:style-name="T5">}</text:span>, <text:span text:style-name="T7">25</text:span><text:span text:style-name="T5">/</text:span><text:span text:style-name="T7">100</text:span><text:span text:style-name="T5">}</text:span>,</text:p>
      <text:p text:style-name="P28"><text:s text:c="8"/><text:span text:style-name="T5">{</text:span> <text:span text:style-name="T5">{</text:span><text:span text:style-name="T7">0</text:span>,.<text:span text:style-name="T7">1</text:span><text:span text:style-name="T5">}</text:span>, <text:span text:style-name="T7">25</text:span><text:span text:style-name="T5">/</text:span><text:span text:style-name="T7">100</text:span><text:span text:style-name="T5">}</text:span>,</text:p>
      <text:p text:style-name="P28"><text:s text:c="8"/><text:span text:style-name="T5">{</text:span> <text:span text:style-name="T5">{</text:span><text:span text:style-name="T7">0</text:span>,<text:span text:style-name="T5">-</text:span>.<text:span text:style-name="T7">1</text:span><text:span text:style-name="T5">}</text:span>, <text:span text:style-name="T7">25</text:span><text:span text:style-name="T5">/</text:span><text:span text:style-name="T7">100</text:span><text:span text:style-name="T5">}})</text:span>;</text:p>
      <text:p text:style-name="P28"><text:s text:c="4"/></text:p>
      <text:p text:style-name="P28"><text:s text:c="4"/>currentPosition <text:span text:style-name="T38">:=</text:span> currentPosition <text:span text:style-name="T5">+</text:span> step;</text:p>
      <text:p text:style-name="P28"><text:s text:c="4"/></text:p>
      <text:p text:style-name="P28"><text:s text:c="4"/><text:span text:style-name="T39">GeoGebraPoint</text:span><text:span text:style-name="T5">(</text:span><text:span text:style-name="T40">"A"</text:span>,currentPosition[<text:span text:style-name="T7">1</text:span>],currentPosition[<text:span text:style-name="T7">2</text:span>]<text:span text:style-name="T5">)</text:span>;</text:p>
      <text:p text:style-name="P28"><text:s text:c="4"/></text:p>
      <text:p text:style-name="P28"><text:s text:c="4"/><text:span text:style-name="T39">Delay</text:span><text:span text:style-name="T5">(</text:span><text:span text:style-name="T8">100</text:span><text:span text:style-name="T5">);</text:span></text:p>
      <text:p text:style-name="P28">];</text:p>
      <text:p text:style-name="P47"/>
      <text:p text:style-name="P65">%/mathpiper<text:bookmark-end text:name="DDE_LINK46"/></text:p>
      <text:p text:style-name="Text_20_body">After you have run this program a few times, turn tracing on for point "A" and run it again. <text:s/>A walk pattern should be drawn on your drawing pad which looks similar to this one:</text:p>
      <text:p text:style-name="Text_20_body"><draw:frame draw:style-name="fr3" draw:name="graphics40" text:anchor-type="paragraph" svg:x="0.8165in" svg:y="0.0965in" svg:width="5.1201in" svg:height="2.6543in" draw:z-index="97"><draw:image xlink:href="Pictures/10000000000012400000097608CD22B9.png" xlink:type="simple" xlink:show="embed" xlink:actuate="onLoad"/></draw:frame><text:soft-page-break/></text:p>
      <text:p text:style-name="Text_20_body"/>
      <text:h text:style-name="Heading_20_3" text:outline-level="3">A Simple Bouncing Ball Simulation</text:h>
      <text:p text:style-name="Text_20_body">In this section, instead of just dropping a ball, we <text:span text:style-name="T6">bounce one around</text:span> inside of a rectangle. <text:s/>Our <text:span text:style-name="T6">first step</text:span> is to <text:span text:style-name="T6">draw a rectangle</text:span> and this can be done using a <text:span text:style-name="T6">%geogebra</text:span> fold. <text:s/><text:span text:style-name="T9">We will be using the X axis as the bottom of the rectangle and the Y axis as its left side so we only need to draw the top and right sides of the rectangle in the fold</text:span><text:span text:style-name="T7">:</text:span></text:p>
      <text:p text:style-name="P63"/>
      <text:p text:style-name="P65">%geogebra,clear="true"</text:p>
      <text:p text:style-name="P46">//Creat the corners of the rectangle.</text:p>
      <text:p text:style-name="P28">C1 <text:span text:style-name="T5">=</text:span> <text:span text:style-name="T5">(</text:span><text:span text:style-name="T7">85</text:span>,<text:span text:style-name="T7">0</text:span><text:span text:style-name="T5">)</text:span></text:p>
      <text:p text:style-name="P28">C2 <text:span text:style-name="T5">=</text:span> <text:span text:style-name="T5">(</text:span><text:span text:style-name="T7">85</text:span>,<text:span text:style-name="T7">50</text:span><text:span text:style-name="T5">)</text:span></text:p>
      <text:p text:style-name="P28">C3 <text:span text:style-name="T5">=</text:span> <text:span text:style-name="T5">(</text:span><text:span text:style-name="T7">0</text:span>,<text:span text:style-name="T7">50</text:span><text:span text:style-name="T5">)</text:span></text:p>
      <text:p text:style-name="P47"/>
      <text:p text:style-name="P46">//Create top and left sides of the rectangle.</text:p>
      <text:p text:style-name="P28">Segment[C1,C2]</text:p>
      <text:p text:style-name="P28">Segment[C2,C3]</text:p>
      <text:p text:style-name="P47"/>
      <text:p text:style-name="P65">%/geogebra</text:p>
      <text:p text:style-name="Text_20_body">The <text:span text:style-name="T6">Segment[]</text:span> command in this fold draws a segment between two points. <text:s/>After you have executed this fold, you will need to <text:span text:style-name="T6">zoom out</text:span> of the drawing pad to see it. <text:s/>After zooming out your, drawing pad should look like this: <text:s/></text:p>
      <text:p text:style-name="Text_20_body"><draw:frame draw:style-name="fr2" draw:name="graphics42" text:anchor-type="paragraph" svg:width="5.3398in" svg:height="2.7665in" draw:z-index="99"><draw:image xlink:href="Pictures/1000000000000782000003E4DD2EE413.png" xlink:type="simple" xlink:show="embed" xlink:actuate="onLoad"/></draw:frame><text:soft-page-break/></text:p>
      <text:p text:style-name="Text_20_body">This is the program that bounces a ball around inside of the rectangle:</text:p>
      <text:p text:style-name="Text_20_body"/>
      <text:p text:style-name="P40">%mathpiper,title="Bouncing Ball"</text:p>
      <text:p text:style-name="P47"/>
      <text:p text:style-name="P28">x <text:span text:style-name="T38">:=</text:span> <text:span text:style-name="T7">27</text:span>;</text:p>
      <text:p text:style-name="P47"/>
      <text:p text:style-name="P28">y <text:span text:style-name="T38">:=</text:span> <text:span text:style-name="T7">9</text:span>;</text:p>
      <text:p text:style-name="P47"/>
      <text:p text:style-name="P28">xDirection <text:span text:style-name="T38">:=</text:span> .<text:span text:style-name="T7">5</text:span>;</text:p>
      <text:p text:style-name="P47"/>
      <text:p text:style-name="P28">yDirection <text:span text:style-name="T38">:=</text:span> .<text:span text:style-name="T7">5</text:span>;</text:p>
      <text:p text:style-name="P47"/>
      <text:p text:style-name="P28"><text:span text:style-name="T39">Repeat</text:span><text:span text:style-name="T5">()</text:span></text:p>
      <text:p text:style-name="P28">[</text:p>
      <text:p text:style-name="P28"><text:s text:c="4"/><text:span text:style-name="T39">GeoGebraPoint</text:span><text:span text:style-name="T5">(</text:span><text:span text:style-name="T40">"A"</text:span>,x,y<text:span text:style-name="T5">)</text:span>;</text:p>
      <text:p text:style-name="P28"><text:s text:c="4"/></text:p>
      <text:p text:style-name="P28"><text:s text:c="4"/>x <text:span text:style-name="T38">:=</text:span> x <text:span text:style-name="T5">+</text:span> xDirection;</text:p>
      <text:p text:style-name="P28"><text:s text:c="4"/></text:p>
      <text:p text:style-name="P28"><text:s text:c="4"/>y <text:span text:style-name="T38">:=</text:span> y <text:span text:style-name="T5">+</text:span> yDirection;</text:p>
      <text:p text:style-name="P28"><text:s text:c="4"/></text:p>
      <text:p text:style-name="P28"><text:s text:c="4"/><text:span text:style-name="T41">If</text:span><text:span text:style-name="T5">(</text:span>x <text:span text:style-name="T5">=</text:span> <text:span text:style-name="T7">85</text:span> <text:span text:style-name="T41">Or</text:span> x <text:span text:style-name="T5">=</text:span> <text:span text:style-name="T7">0</text:span>, xDirection <text:span text:style-name="T38">:=</text:span> xDirection <text:span text:style-name="T5">*</text:span> <text:span text:style-name="T5">-</text:span><text:span text:style-name="T7">1</text:span><text:span text:style-name="T5">)</text:span>;</text:p>
      <text:p text:style-name="P28"><text:s text:c="4"/></text:p>
      <text:p text:style-name="P28"><text:s text:c="4"/><text:span text:style-name="T41">If</text:span><text:span text:style-name="T5">(</text:span>y <text:span text:style-name="T5">=</text:span> <text:span text:style-name="T7">50</text:span> <text:span text:style-name="T41">Or</text:span> y <text:span text:style-name="T5">=</text:span> <text:span text:style-name="T7">0</text:span>, yDirection <text:span text:style-name="T38">:=</text:span> yDirection <text:span text:style-name="T5">*</text:span> <text:span text:style-name="T5">-</text:span><text:span text:style-name="T7">1</text:span><text:span text:style-name="T5">)</text:span>;</text:p>
      <text:p text:style-name="P28"><text:s text:c="4"/></text:p>
      <text:p text:style-name="P28"><text:s text:c="4"/><text:span text:style-name="T39">Delay</text:span><text:span text:style-name="T5">(</text:span><text:span text:style-name="T8">10</text:span><text:span text:style-name="T5">);</text:span></text:p>
      <text:p text:style-name="P28">];</text:p>
      <text:p text:style-name="P47"/>
      <text:p text:style-name="P65">%/mathpiper</text:p>
      <text:p text:style-name="Text_20_body">The variables "x" and "y" are used to hold the <text:span text:style-name="T6">position of the ball</text:span> and they are initialized to <text:span text:style-name="T6">27</text:span> and <text:span text:style-name="T6">9</text:span> so that the ball starts at <text:span text:style-name="T6">(27,9)</text:span> on the drawing pad. <text:s/>Then, an <text:span text:style-name="T6">infinite Repeat()</text:span> loop is entered which moves the ball <text:span text:style-name="T9">until the "Halt </text:span><text:span text:style-name="T9">Calculation" button is pressed in the MathPiper console. </text:span><text:s/></text:p>
      <text:p text:style-name="Text_20_body">The ball <text:span text:style-name="T6">always moves in a diagonal direction</text:span> and this is done by <text:span text:style-name="T6">adding .5</text:span> <text:soft-page-break/>or <text:span text:style-name="T6">-.5</text:span> to the variables "x" and "y". <text:s/>The following table shows which directions the different combinations of .5 and -.5 produce:</text:p>
      <text:p text:style-name="Text_20_body"/>
      <table:table table:name="BouncingBallDirections" table:style-name="BouncingBallDirections">
        <table:table-column table:style-name="BouncingBallDirections.A"/>
        <table:table-column table:style-name="BouncingBallDirections.B"/>
        <table:table-column table:style-name="BouncingBallDirections.C"/>
        <table:table-header-rows>
          <table:table-row>
            <table:table-cell table:style-name="BouncingBallDirections.A1" office:value-type="string">
              <text:p text:style-name="P83">x Change</text:p>
            </table:table-cell>
            <table:table-cell table:style-name="BouncingBallDirections.A1" office:value-type="string">
              <text:p text:style-name="P83">y Change</text:p>
            </table:table-cell>
            <table:table-cell table:style-name="BouncingBallDirections.C1" office:value-type="string">
              <text:p text:style-name="P83">Direction</text:p>
            </table:table-cell>
          </table:table-row>
        </table:table-header-rows>
        <table:table-row>
          <table:table-cell table:style-name="BouncingBallDirections.A2" office:value-type="float" office:value="0.5">
            <text:p text:style-name="P76">0.5</text:p>
          </table:table-cell>
          <table:table-cell table:style-name="BouncingBallDirections.A2" office:value-type="float" office:value="0.5">
            <text:p text:style-name="P76">0.5</text:p>
          </table:table-cell>
          <table:table-cell table:style-name="BouncingBallDirections.C2" office:value-type="string">
            <text:p text:style-name="P82">Up and to the right.</text:p>
          </table:table-cell>
        </table:table-row>
        <table:table-row>
          <table:table-cell table:style-name="BouncingBallDirections.A2" office:value-type="float" office:value="0.5">
            <text:p text:style-name="P76">0.5</text:p>
          </table:table-cell>
          <table:table-cell table:style-name="BouncingBallDirections.A2" office:value-type="float" office:value="-0.5">
            <text:p text:style-name="P76">-0.5</text:p>
          </table:table-cell>
          <table:table-cell table:style-name="BouncingBallDirections.C2" office:value-type="string">
            <text:p text:style-name="P82">Down and to the right.</text:p>
          </table:table-cell>
        </table:table-row>
        <table:table-row>
          <table:table-cell table:style-name="BouncingBallDirections.A2" office:value-type="float" office:value="-0.5">
            <text:p text:style-name="P76">-0.5</text:p>
          </table:table-cell>
          <table:table-cell table:style-name="BouncingBallDirections.A2" office:value-type="float" office:value="0.5">
            <text:p text:style-name="P76">0.5</text:p>
          </table:table-cell>
          <table:table-cell table:style-name="BouncingBallDirections.C2" office:value-type="string">
            <text:p text:style-name="P82">Up and to the left.</text:p>
          </table:table-cell>
        </table:table-row>
        <table:table-row>
          <table:table-cell table:style-name="BouncingBallDirections.A2" office:value-type="float" office:value="-0.5">
            <text:p text:style-name="P76">-0.5</text:p>
          </table:table-cell>
          <table:table-cell table:style-name="BouncingBallDirections.A2" office:value-type="float" office:value="-0.5">
            <text:p text:style-name="P76">-0.5</text:p>
          </table:table-cell>
          <table:table-cell table:style-name="BouncingBallDirections.C2" office:value-type="string">
            <text:p text:style-name="P82">Down and to the left.</text:p>
          </table:table-cell>
        </table:table-row>
      </table:table>
      <text:p text:style-name="Text_20_body"/>
      <text:p text:style-name="Text_20_body">Here is the pattern that is produced when tracing is enabled for the moving point:</text:p>
      <text:h text:style-name="Heading_20_2" text:outline-level="2" text:is-list-header="true"><draw:frame draw:style-name="fr2" draw:name="graphics41" text:anchor-type="paragraph" svg:width="5.0252in" svg:height="2.6043in" draw:z-index="98"><draw:image xlink:href="Pictures/1000000000000782000003E41EA9D178.png" xlink:type="simple" xlink:show="embed" xlink:actuate="onLoad"/></draw:frame></text:h>
      <text:h text:style-name="Heading_20_2" text:outline-level="2">The GeoGebraPlot() Function</text:h>
      <text:p text:style-name="Text_20_body">The <text:span text:style-name="T6">GeoGebraPlot()</text:span> function takes a function and then plots it in GeoGebra. <text:s/>In the following code, GeoGebraPlot() is used to plot x^2:</text:p>
      <text:p text:style-name="Text_20_body"><draw:frame draw:style-name="fr3" draw:name="graphics58" text:anchor-type="paragraph" svg:x="0.7165in" svg:y="0in" svg:width="5.8071in" svg:height="2.7346in" draw:z-index="119"><draw:image xlink:href="Pictures/1000000000001EC900000E80F65B92BD.png" xlink:type="simple" xlink:show="embed" xlink:actuate="onLoad"/></draw:frame><text:soft-page-break/></text:p>
      <text:p text:style-name="Text_20_body">The GeoGebraPlot() function will be used in the next section.</text:p>
      <text:h text:style-name="Heading_20_2" text:outline-level="2">Exercises</text:h>
      <text:p text:style-name="Text_20_body">For the following exercises, create a new MathPiperIDE worksheet file called <text:span text:style-name="T6">book_2_section_10_exercises_&lt;your first name&gt;_&lt;your last name&gt;.mpw</text:span><text:span text:style-name="T46">. </text:span><text:s/>(<text:span text:style-name="T9">Note: there are no spaces in this file name</text:span>). <text:s/>For example, John Smith's worksheet would be called:</text:p>
      <text:p text:style-name="Text_20_body"><text:span text:style-name="T6">book_2_section_10_exercises_</text:span><text:span text:style-name="T9">john</text:span><text:span text:style-name="T6">_</text:span><text:span text:style-name="T9">smith</text:span><text:span text:style-name="T6">.mp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9"/>
      <text:p text:style-name="P40">%mathpiper,title="Exercise 1"</text:p>
      <text:p text:style-name="P29"/>
      <text:p text:style-name="P45">//Sample fold.</text:p>
      <text:p text:style-name="P29"/>
      <text:p text:style-name="P41">%/mathpiper</text:p>
      <text:p text:style-name="Preformatted_20_Text"/>
      <text:p text:style-name="Text_20_body">If an exercise uses the MathPiper console instead of a fold, copy the work you did in the console into the worksheet so it can be saved.</text:p>
      <text:h text:style-name="Heading_20_3" text:outline-level="3">Exercise 1</text:h>
      <text:p text:style-name="Preformatted_20_Text">For this exercise do the following:</text:p>
      <text:p text:style-name="Preformatted_20_Text"/>
      <text:p text:style-name="Preformatted_20_Text">a) Create a %geogebra fold.</text:p>
      <text:p text:style-name="Preformatted_20_Text"/>
      <text:p text:style-name="Preformatted_20_Text">b) Add code to the fold that will create sliders for the variables <text:span text:style-name="T6">m</text:span> and <text:span text:style-name="T6">b</text:span>.</text:p>
      <text:p text:style-name="Preformatted_20_Text"/>
      <text:p text:style-name="Preformatted_20_Text"><text:soft-page-break/>c) Add code to the fold that will plot the function <text:span text:style-name="T6">f(x) = m x + b</text:span><text:span text:style-name="T46">.</text:span></text:p>
      <text:p text:style-name="Preformatted_20_Text"/>
      <text:p text:style-name="Preformatted_20_Text">d) Execute the fold and then use the sliders to observe what effect changing these variables has on the function. <text:s/></text:p>
      <text:p text:style-name="Preformatted_20_Text"/>
      <text:p text:style-name="Preformatted_20_Text">e) Give a short description of how each variable in the previous step affected the function when it was changed.</text:p>
      <text:p text:style-name="Preformatted_20_Text"/>
      <text:p text:style-name="Preformatted_20_Text">f) Give a short description of what happens when each of these variables is set to 0.</text:p>
      <text:h text:style-name="Heading_20_3" text:outline-level="3">Exercise 2</text:h>
      <text:p text:style-name="Preformatted_20_Text">For this exercise do the following:</text:p>
      <text:p text:style-name="Preformatted_20_Text"/>
      <text:p text:style-name="Preformatted_20_Text">a) Create a %geogebra fold.</text:p>
      <text:p text:style-name="Preformatted_20_Text"/>
      <text:p text:style-name="Preformatted_20_Text">b) Add code to the fold that will create sliders for the variables <text:span text:style-name="T6">a, b, and c</text:span>. <text:s/>Initialize all of these variables to 1.</text:p>
      <text:p text:style-name="Preformatted_20_Text"/>
      <text:p text:style-name="Preformatted_20_Text">c) Add code to the fold that will plot the function <text:span text:style-name="T6">f(x) = a x^2 + b x + c</text:span><text:span text:style-name="T46">.</text:span></text:p>
      <text:p text:style-name="Preformatted_20_Text"/>
      <text:p text:style-name="Preformatted_20_Text">d) Execute the fold and then use the sliders to observe what effect changing these variables has on the function. <text:s/></text:p>
      <text:p text:style-name="Preformatted_20_Text"/>
      <text:p text:style-name="Preformatted_20_Text">e) Give a short description of how each variable in the previous step affected the function when it was changed.</text:p>
      <text:p text:style-name="Preformatted_20_Text"/>
      <text:p text:style-name="Preformatted_20_Text">f) Give a short description of what happens when each of these variables is set to 0.</text:p>
      <text:h text:style-name="Heading_20_3" text:outline-level="3">Exercise 3</text:h>
      <text:p text:style-name="Preformatted_20_Text">For this exercise do the following:</text:p>
      <text:p text:style-name="Preformatted_20_Text"/>
      <text:p text:style-name="Preformatted_20_Text">a) Create a %geogebra fold.</text:p>
      <text:p text:style-name="Preformatted_20_Text"/>
      <text:p text:style-name="Preformatted_20_Text">b) Add code to the fold that will create sliders for the variables <text:span text:style-name="T6">a, b, c, and d</text:span>.</text:p>
      <text:p text:style-name="Preformatted_20_Text"/>
      <text:p text:style-name="Preformatted_20_Text">c) Add code to the fold that will plot the function <text:span text:style-name="T6">f(x) = a x^3 + b x^2 + c x + d</text:span><text:span text:style-name="T46">.</text:span></text:p>
      <text:p text:style-name="Preformatted_20_Text"/>
      <text:p text:style-name="Preformatted_20_Text">d) Execute the fold and then use the sliders to observe what effect changing these variables has on the function. <text:s/></text:p>
      <text:p text:style-name="Preformatted_20_Text"/>
      <text:p text:style-name="Preformatted_20_Text">e) Give a short description of how each variable in the previous step affected the function when it was changed.</text:p>
      <text:p text:style-name="Preformatted_20_Text"/>
      <text:p text:style-name="Preformatted_20_Text">f) Give a short description of what happens when each of these variables is set to 0.</text:p>
      <text:h text:style-name="Heading_20_3" text:outline-level="3"><text:soft-page-break/>Exercise 4</text:h>
      <text:p text:style-name="Preformatted_20_Text">Use a %geogebra fold to execute GeoGebra commands which will create two sliders labeled "a" and "b" which will move a point around on the screen. <text:s/>If tracing is enabled for the point, an "Etch-a-sketch" effect can be created.</text:p>
      <text:h text:style-name="Heading_20_3" text:outline-level="3">Exercise 5</text:h>
      <text:p text:style-name="Preformatted_20_Text">Modify the ball drop program so that when the ball hits the ground, it rolls to the right 3 units.</text:p>
      <text:h text:style-name="Heading_20_3" text:outline-level="3">Exercise 6</text:h>
      <text:p text:style-name="Preformatted_20_Text">Modify the program which moves a point at a slope to produce the following diagram <text:span text:style-name="T9">(Note: you will need to add a line between the points and enable tracing manually in GeoGebra)</text:span>:</text:p>
      <text:p text:style-name="Preformatted_20_Text"/>
      <text:p text:style-name="Preformatted_20_Text"><draw:frame draw:style-name="fr2" draw:name="graphics43" text:anchor-type="paragraph" svg:width="5.5134in" svg:height="2.8457in" draw:z-index="100"><draw:image xlink:href="Pictures/1000000000000544000002B8C60A8FEE.png" xlink:type="simple" xlink:show="embed" xlink:actuate="onLoad"/></draw:frame></text:p>
      <text:h text:style-name="Heading_20_3" text:outline-level="3">Exercise 7</text:h>
      <text:p text:style-name="Preformatted_20_Text">Create a program which will move a point from left to right along the following path:</text:p>
      <text:p text:style-name="Preformatted_20_Text"/>
      <text:p text:style-name="Preformatted_20_Text"><draw:frame draw:style-name="fr3" draw:name="graphics44" text:anchor-type="paragraph" svg:x="0.4445in" svg:y="0.048in" svg:width="5.8311in" svg:height="3.0102in" draw:z-index="101"><draw:image xlink:href="Pictures/1000000000000544000002B865C1A913.png" xlink:type="simple" xlink:show="embed" xlink:actuate="onLoad"/></draw:frame><text:soft-page-break/></text:p>
      <text:h text:style-name="Heading_20_3" text:outline-level="3">Exercise 8</text:h>
      <text:p text:style-name="Preformatted_20_Text">Create a program which will move a point clockwise around the perimeter of the triangle in this diagram 4 times:</text:p>
      <text:p text:style-name="Preformatted_20_Text"/>
      <text:p text:style-name="Preformatted_20_Text"><draw:frame draw:style-name="fr2" draw:name="graphics45" text:anchor-type="paragraph" svg:width="6.0591in" svg:height="2.728in" draw:z-index="102"><draw:image xlink:href="Pictures/10000000000005440000025F8E7422A7.png" xlink:type="simple" xlink:show="embed" xlink:actuate="onLoad"/></draw:frame></text:p>
      <text:p text:style-name="P62"/>
      <text:h text:style-name="Heading_20_1" text:outline-level="1">Calculating And Simulating The Throwing Of A Ball Into The Air With Gravity</text:h>
      <text:p text:style-name="Text_20_body">In the previous section, a simulation was created which dropped a ball at a constant rate and this was done because simulating the dropping of a ball at a constant rate is simple to understand and program. <text:s/>However, real balls do not fall at a constant rate when dropped in gravity fields like the one created by the Earth and in this section we are going to simulate the dropping of a ball on Earth.</text:p>
      <text:p text:style-name="Text_20_body">Earlier, we discussed what theory was and how it was based upon <text:span text:style-name="T6">algebraic and calculus-related structures</text:span> which contain pattern-related information about something of interest that has been <text:span text:style-name="T6">observed</text:span>. <text:s/>We determined that t<text:span text:style-name="T6">heory</text:span> can be thought of as <text:span text:style-name="T24">1)</text:span> a pattern space which is arranged in such a way that it <text:span text:style-name="T6">models</text:span> something of interest that has been observed and <text:span text:style-name="T24">2)</text:span> one or more <text:span text:style-name="T6">formulas</text:span> which can be used to <text:span text:style-name="T6">navigate</text:span> this pattern space.</text:p>
      <text:p text:style-name="Text_20_body">Work on the theory which describes how an object drops in a gravitational field was started by Galileo Galilei as is described in the following passage:</text:p>
      <text:p text:style-name="Preformatted_20_Text"/>
      <text:p text:style-name="P84">Modern work on gravitational theory began with the work of <text:a xlink:type="simple" xlink:href="http://en.wikipedia.org/wiki/Galileo_Galilei">Galileo Galilei</text:a> in the late 16th and early 17th centuries. In his famous (though possibly apocryphal)<text:bookmark text:name="cite_ref-Ball_Piza_1-0"/><text:a xlink:type="simple" xlink:href="http://en.wikipedia.org/wiki/Gravitation#cite_note-Ball_Piza-1">[2]</text:a> experiment dropping balls from the <text:a xlink:type="simple" xlink:href="http://en.wikipedia.org/wiki/Leaning_Tower_of_Pisa">Tower of Pisa</text:a>, and later with careful measurements of balls rolling down <text:a xlink:type="simple" xlink:href="http://en.wikipedia.org/wiki/Inclined_plane">inclines</text:a>, Galileo showed that gravitation accelerates all objects at the same rate. This was a major departure from Aristotle's belief that heavier objects are accelerated faster.<text:bookmark text:name="cite_ref-2"/><text:a xlink:type="simple" xlink:href="http://en.wikipedia.org/wiki/Gravitation#cite_note-2">[3]</text:a> Galileo correctly postulated air resistance as the reason that lighter objects may fall more slowly in an atmosphere. Galileo's work set the stage for the formulation of Newton's theory of gravity. ( <text:a xlink:type="simple" xlink:href="http://en.wikipedia.org/wiki/Gravitation">http://en.wikipedia.org/wiki/Gravitation</text:a><text:a xlink:type="simple" xlink:href="http://en.wikipedia.org/wiki/Gravitation"><text:span text:style-name="T57"> </text:span></text:a>)</text:p>
      <text:p text:style-name="Text_20_body"/>
      <text:p text:style-name="Text_20_body">The formula which was developed to describe the pattern that an object follows when it is thrown straight up in a gravity field is:</text:p>
      <text:p text:style-name="Text_20_body"/>
      <table:table table:name="Table26" table:style-name="Table26">
        <table:table-column table:style-name="Table26.A"/>
        <table:table-column table:style-name="Table26.B"/>
        <table:table-header-rows>
          <table:table-row>
            <table:table-cell table:style-name="Table26.A1" office:value-type="string">
              <text:p text:style-name="P76"><draw:frame draw:style-name="fr4" draw:name="Object78" text:anchor-type="as-char" svg:width="1.4528in" svg:height="0.6571in" draw:z-index="26"><draw:object xlink:href="./Object 79" xlink:type="simple" xlink:show="embed" xlink:actuate="onLoad"/><draw:image xlink:href="./ObjectReplacements/Object 79" xlink:type="simple" xlink:show="embed" xlink:actuate="onLoad"/></draw:frame> </text:p>
            </table:table-cell>
            <table:table-cell table:style-name="Table26.A1" office:value-type="string">
              <text:p text:style-name="P77">(<text:sequence text:ref-name="refText19" text:name="Text" text:formula="ooow:Text+1" style:num-format="1">20</text:sequence>)</text:p>
            </table:table-cell>
          </table:table-row>
        </table:table-header-rows>
      </table:table>
      <text:p text:style-name="Preformatted_20_Text"/>
      <text:p text:style-name="Text_20_body">In this formula, <text:span text:style-name="T35">d</text:span> is distance, <text:span text:style-name="T33">v</text:span><text:span text:style-name="T58">0</text:span> is initial velocity, <text:span text:style-name="T33">g</text:span> is gravity, and <text:span text:style-name="T33">t</text:span> is time. <text:s/>The variable <text:span text:style-name="T33">v</text:span><text:span text:style-name="T58">0</text:span> indicates the velocity of the object at the moment that it leaves the finger tips of the person throwing it. <text:s/>The acceleration of the Earth's <text:soft-page-break/>gravitational field is<draw:frame draw:style-name="fr4" draw:name="Object84" text:anchor-type="as-char" svg:width="1.0583in" svg:height="0.4161in" draw:z-index="27"><draw:object xlink:href="./Object 85" xlink:type="simple" xlink:show="embed" xlink:actuate="onLoad"/><draw:image xlink:href="./ObjectReplacements/Object 85" xlink:type="simple" xlink:show="embed" xlink:actuate="onLoad"/></draw:frame>and the <text:span text:style-name="T6">negative sign</text:span> indicates that the <text:span text:style-name="T6">direction</text:span> of the acceleration is <text:span text:style-name="T6">towards the ground</text:span>. <text:s/>In the next section we will experiment with this formula inside of GeoGebra in order to better understand how it works. <text:s/>Then, in a later section, we will write small programs which simulate the throwing of a ball on the Earth.</text:p>
      <text:h text:style-name="Heading_20_2" text:outline-level="2">Analysis Of Throwing A Ball Into The Air With Gravity</text:h>
      <text:p text:style-name="Text_20_body">In this section we will be using GeoGebra to analyze the pattern a ball follows when it is thrown into the air in the Earth's gravitational field. <text:s/>Your first step is to open the <text:span text:style-name="T6">tossing_a_ball_into_the_air.mpw</text:span> file which is in the examples/books/exploring_stem_with_mathpiper directory in your mathpiperide folder.</text:p>
      <text:p text:style-name="Text_20_body">This .mpw file contains a <text:span text:style-name="T6">%geogebra_xml</text:span> fold which will load the GeoGebra worksheet into GeoGebra which we will be using in this section. </text:p>
      <text:h text:style-name="Heading_20_2" text:outline-level="2">Showing Only The Ball</text:h>
      <text:p text:style-name="Text_20_body">After you press <text:span text:style-name="T6">&lt;shift&gt;&lt;enter&gt;</text:span> in this fold, your GeoGebra plugin should look like the one in the following diagram:</text:p>
      <text:p text:style-name="Text_20_body"/>
      <text:p text:style-name="Text_20_body"><draw:frame draw:style-name="fr3" draw:name="graphics46" text:anchor-type="paragraph" svg:x="0.7591in" svg:y="0.2102in" svg:width="5.3134in" svg:height="5.1665in" draw:z-index="110"><draw:image xlink:href="Pictures/10000000000003410000032A10D3C6E2.png" xlink:type="simple" xlink:show="embed" xlink:actuate="onLoad"/></draw:frame><text:soft-page-break/></text:p>
      <text:p text:style-name="Text_20_body"/>
      <text:p text:style-name="Text_20_body">Slide the <text:span text:style-name="T6">time slider</text:span> to the left and right to watch the ball move up and down. <text:s/>The <text:span text:style-name="T6">Distance</text:span> axis is in <text:span text:style-name="T6">units</text:span> of <text:span text:style-name="T6">meters</text:span> and it shows how <text:span text:style-name="T6">high</text:span> the ball is at any given time.</text:p>
      <text:p text:style-name="Text_20_body">If you enable GeoGebra's <text:span text:style-name="T6">algebra view</text:span> by selecting <text:span text:style-name="T6">View -&gt; Algebra View</text:span> from the pull down menus, you will see that the formula that GeoGebra is using to determine the distance above the <text:span text:style-name="T6">Time</text:span> axis that the ball will be at any given time is:</text:p>
      <text:p text:style-name="Text_20_body"/>
      <table:table table:name="Table27" table:style-name="Table27">
        <table:table-column table:style-name="Table27.A"/>
        <table:table-column table:style-name="Table27.B"/>
        <table:table-header-rows>
          <table:table-row>
            <table:table-cell table:style-name="Table27.A1" office:value-type="string">
              <text:p text:style-name="P76"><draw:frame draw:style-name="fr4" draw:name="Object85" text:anchor-type="as-char" svg:width="3.1862in" svg:height="0.3575in" draw:z-index="28"><draw:object xlink:href="./Object 86" xlink:type="simple" xlink:show="embed" xlink:actuate="onLoad"/><draw:image xlink:href="./ObjectReplacements/Object 86" xlink:type="simple" xlink:show="embed" xlink:actuate="onLoad"/></draw:frame> </text:p>
            </table:table-cell>
            <table:table-cell table:style-name="Table27.A1" office:value-type="string">
              <text:p text:style-name="P77">(<text:sequence text:ref-name="refText20" text:name="Text" text:formula="ooow:Text+1" style:num-format="1">21</text:sequence>)</text:p>
            </table:table-cell>
          </table:table-row>
        </table:table-header-rows>
      </table:table>
      <text:p text:style-name="Standard"/>
      <text:p text:style-name="Text_20_body">Remember, GeoGebra can only use the variable <text:span text:style-name="T33">x</text:span> for referring to the x axis so <text:span text:style-name="T33">x</text:span> is used here instead of <text:span text:style-name="T33">t</text:span>. <text:s/>The <text:span text:style-name="T6">20</text:span> in this formula stands for <text:span text:style-name="T6">20 meters/second</text:span> and it is the <text:span text:style-name="T6">velocity</text:span> of the ball at the moment it leaves a person's finger tips.</text:p>
      <text:h text:style-name="Heading_20_2" text:outline-level="2"><text:soft-page-break/>Ball + Plot Of The Distance vs. Time Function</text:h>
      <text:p text:style-name="Text_20_body">Now that you have made the ball move up and down a few times, your next step is to select the <text:span text:style-name="T6">Distance vs. time function</text:span>, <text:span text:style-name="T6">Time indicator line</text:span>, <text:span text:style-name="T6">Distance indicator line</text:span>, and <text:span text:style-name="T6">Point on plot</text:span> check boxes. <text:s/>After these check boxes are selected, move the <text:span text:style-name="T6">time</text:span> slider and observe the relationship between the ball and its current position on the distance vs. time plot:</text:p>
      <text:p text:style-name="Text_20_body"><draw:frame draw:style-name="fr3" draw:name="graphics47" text:anchor-type="paragraph" svg:x="0.7063in" svg:y="0.1783in" svg:width="5.6102in" svg:height="5.4563in" draw:z-index="114"><draw:image xlink:href="Pictures/10000000000003410000032A7630544F.png" xlink:type="simple" xlink:show="embed" xlink:actuate="onLoad"/></draw:frame></text:p>
      <text:p text:style-name="Text_20_body">Notice that as the ball rises higher, the <text:span text:style-name="T6">rate</text:span> at which it rises becomes <text:span text:style-name="T6">lower</text:span> until it completely stops near a distance above the ground of 20 meters. <text:s/>The <text:span text:style-name="T6">rate of change of distance</text:span> of the ball is indicated by the <text:span text:style-name="T6">slope</text:span> of the <text:span text:style-name="T6">distance vs. time function</text:span> at <text:span text:style-name="T6">point A</text:span> and this is explored in more detail in the next section.</text:p>
      <text:h text:style-name="Heading_20_2" text:outline-level="2"><text:soft-page-break/>Ball + Plot Of The Distance Vs. Time Function + Slope</text:h>
      <text:p text:style-name="Text_20_body">If you select the <text:span text:style-name="T6">Slope</text:span> check box, the <text:span text:style-name="T6">slope</text:span> of the <text:span text:style-name="T24">distance vs. time</text:span><text:span text:style-name="T6"> </text:span><text:span text:style-name="T46">function</text:span> is shown at <text:span text:style-name="T6">point A</text:span>:</text:p>
      <text:p text:style-name="Text_20_body"><draw:frame draw:style-name="fr3" draw:name="graphics48" text:anchor-type="paragraph" svg:x="0.7173in" svg:y="0.189in" svg:width="5.439in" svg:height="5.289in" draw:z-index="115"><draw:image xlink:href="Pictures/10000000000003410000032AFF841A98.png" xlink:type="simple" xlink:show="embed" xlink:actuate="onLoad"/></draw:frame></text:p>
      <text:p text:style-name="Text_20_body">Set your <text:span text:style-name="T6">time</text:span> slider to 0, and then notice that the <text:span text:style-name="T6">slope</text:span> of <text:span text:style-name="T6">point A </text:span>is <text:span text:style-name="T6">20</text:span> which indicates that the <text:span text:style-name="T6">velocity</text:span> of the ball when it leaves your fingertips is <text:span text:style-name="T6">20 meters/second</text:span>. <text:s/>As the ball <text:span text:style-name="T6">rises</text:span>, the slope becomes <text:span text:style-name="T6">smaller and smaller</text:span> which indicates that the <text:span text:style-name="T6">velocity</text:span> of the ball is becoming <text:span text:style-name="T6">smaller</text:span>. <text:s/>The slope and velocity continue to <text:span text:style-name="T6">become smaller</text:span> until they <text:span text:style-name="T6">reach 0</text:span> at the top of the ball's travel. <text:s/>Then, as the ball starts to <text:span text:style-name="T6">fall</text:span>, its <text:span text:style-name="T6">slope</text:span> becomes <text:span text:style-name="T6">negative</text:span> and starts to <text:span text:style-name="T6">decrease</text:span> which indicates that the <text:span text:style-name="T6">velocity is increasing in the direction of the ground</text:span>.</text:p>
      <text:h text:style-name="Heading_20_2" text:outline-level="2">Plotting Velocity Vs. Time</text:h>
      <text:p text:style-name="Text_20_body">The diagrams in this section are what we have been leading up to and the <text:soft-page-break/>concepts they contain are important so I would like you to study them closely to understand the information that they relay. <text:s/></text:p>
      <text:h text:style-name="Heading_20_3" text:outline-level="3">Velocity Vs. Time Indicated By Tracing The Velocity Point</text:h>
      <text:p text:style-name="Text_20_body">In the following diagram, the <text:span text:style-name="T6">Velocity indicator line</text:span> and <text:span text:style-name="T6">Velocity point</text:span> check boxes have been enabled and when the <text:span text:style-name="T6">time</text:span> slider is moved, the <text:span text:style-name="T6">velocity point B</text:span> leaves a <text:span text:style-name="T9">red trace</text:span> which indicates the <text:span text:style-name="T6">velocity of the ball</text:span> at any given time:</text:p>
      <text:p text:style-name="Text_20_body"><draw:frame draw:style-name="fr3" draw:name="graphics49" text:anchor-type="paragraph" svg:x="0.602in" svg:y="0.0772in" svg:width="5.5752in" svg:height="5.4217in" draw:z-index="116"><draw:image xlink:href="Pictures/10000000000003410000032A1E797EF7.png" xlink:type="simple" xlink:show="embed" xlink:actuate="onLoad"/></draw:frame></text:p>
      <text:p text:style-name="Text_20_body"/>
      <text:p text:style-name="Text_20_body">Notice how the value that the <text:span text:style-name="T44">green velocity indicator line</text:span> indicates on the <text:span text:style-name="T6">y</text:span> axis is the <text:span text:style-name="T6">same value</text:span> that is being indicated by the <text:span text:style-name="T6">slope</text:span> of <text:span text:style-name="T6">point A</text:span>. <text:s/>Move the <text:span text:style-name="T6">time</text:span> slider back and forth until you can see that <text:span text:style-name="T6">point A</text:span> is indicating the current <text:span text:style-name="T6">distance vs. time</text:span> relationship and <text:span text:style-name="T6">point B</text:span> is indicating the current <text:span text:style-name="T6">velocity vs. time</text:span> relationship.</text:p>
      <text:h text:style-name="Heading_20_3" text:outline-level="3"><text:soft-page-break/>Velocity Vs. Time Indicated By Tracing The Velocity Point <text:s/>And Showing The Velocity Vs. Time Function</text:h>
      <text:p text:style-name="Text_20_body">Turn on the V<text:span text:style-name="T6">elocity vs. time function</text:span> check box and observe what happens on the drawing pad:</text:p>
      <text:p text:style-name="Text_20_body"><draw:frame draw:style-name="fr3" draw:name="graphics50" text:anchor-type="paragraph" svg:x="0.6854in" svg:y="0.1791in" svg:width="5.4075in" svg:height="5.2591in" draw:z-index="117"><draw:image xlink:href="Pictures/10000000000003410000032A54EBCCE7.png" xlink:type="simple" xlink:show="embed" xlink:actuate="onLoad"/></draw:frame></text:p>
      <text:p text:style-name="Text_20_body"/>
      <text:p text:style-name="Text_20_body">You should notice that a <text:span text:style-name="T9">linear red function plot</text:span> has been added to the drawing pad which coincides with the <text:span text:style-name="T9">red traced</text:span> line that the velocity <text:span text:style-name="T6">point B</text:span> created.</text:p>
      <text:h text:style-name="Heading_20_3" text:outline-level="3">Showing Only The Distance Vs. Time And Velocity Vs. Time Functions</text:h>
      <text:p text:style-name="Text_20_body">In this section, all of the check boxes have been unchecked except the <text:span text:style-name="T6">Distance vs. time function</text:span> check box and <text:span text:style-name="T6">Velocity vs. time function</text:span> check box:</text:p>
      <text:p text:style-name="Text_20_body"><draw:frame draw:style-name="fr3" draw:name="graphics51" text:anchor-type="paragraph" svg:x="0.6957in" svg:y="0.2311in" svg:width="5.3339in" svg:height="5.1874in" draw:z-index="118"><draw:image xlink:href="Pictures/10000000000003410000032A82343B25.png" xlink:type="simple" xlink:show="embed" xlink:actuate="onLoad"/></draw:frame><text:soft-page-break/></text:p>
      <text:p text:style-name="Text_20_body"/>
      <text:p text:style-name="Text_20_body">You should be able to see now that the <text:span text:style-name="T6">height</text:span> of the <text:span text:style-name="T9">red Velocity vs. time function</text:span> indicates the <text:span text:style-name="T6">rate of change/slope/velocity</text:span> of the <text:span text:style-name="T24">blue Distance vs. time function</text:span> at any given time.</text:p>
      <text:h text:style-name="Heading_20_2" text:outline-level="2">A Little Bit Of Calculus</text:h>
      <text:p text:style-name="Text_20_body">Calculus is part of an area of mathematics called <text:span text:style-name="T6">mathematical analysis</text:span> and here is a description for what mathematical analysis is:</text:p>
      <text:p text:style-name="Text_20_body_20_indent">In scientific work and in daily affairs, we frequently observe that some two things seem to be <text:span text:style-name="T33">related</text:span> - that any change in the one produces some corresponding change in the other. <text:s/>Often it is important to ascertain <text:span text:style-name="T33">precisely how the one will change with the other</text:span>.</text:p>
      <text:p text:style-name="Text_20_body_20_indent">To illustrate: the speed of a locomotive depends in part on the amount of fuel consumed. <text:s/>Just how will the speed vary with the consumption of fuel? <text:s/>The blood-pressure in a healthy person is different at different ages. <text:s/>Just how <text:soft-page-break/>should the pressure vary with the age? <text:s/>How should the price of corn vary with the size of the crop? <text:s/>Or the cost of a reservoir with the capacity? <text:s/>Or the speed of development of a photograph with the temperature of the developer? <text:s/>And so on.</text:p>
      <text:p text:style-name="Text_20_body_20_indent">Mathematical Analysis makes a systematic study of many different <text:span text:style-name="T33">modes of variation</text:span>, discovers exact relations between varying quantities, and devises suitable methods of making any necessary calculations. <text:s/>It has played a leading part in the modern development of the exact sciences and is being used extensively in other fields - the biological and social sciences, psychology and medicine, engineering, and business administration. <text:s/>(<text:span text:style-name="T33">Introduction to Mathematical Analysis</text:span> F. L. Griffin, 1936, pp.1).</text:p>
      <text:p text:style-name="Text_20_body">In the previous section we saw that there was a relationship between the <text:span text:style-name="T6">distance a vertically thrown ball was from the ground</text:span> and its <text:span text:style-name="T6">velocity</text:span>. <text:s/>Specifically, there was a relationship between its <text:span text:style-name="T6">distance vs. time</text:span> function and its <text:span text:style-name="T6">velocity vs. time</text:span> function. <text:s/>As the ball's <text:span text:style-name="T6">distance</text:span> from the ground <text:span text:style-name="T6">increased</text:span>, its velocity <text:span text:style-name="T6">decreased</text:span>. <text:s/>Then, when the ball began to fall, as its distance from the ground <text:span text:style-name="T6">increased</text:span>, its velocity <text:span text:style-name="T6">decreased</text:span>.</text:p>
      <text:p text:style-name="Text_20_body">If we knew what one of these functions was, wouldn't it be nice if we could use it to determine what the other one was? <text:s/>Amazingly, this is one of the things that calculus is able to do! <text:s/>let's use the <text:span text:style-name="T6">distance vs. time</text:span> function we have been working with as an example. <text:s/>The following code shows the <text:span text:style-name="T6">distance vs. time</text:span> function being assigned to <text:span text:style-name="T6">f(x)</text:span> and then plotted in GeoGebra:</text:p>
      <text:p text:style-name="Preformatted_20_Text"/>
      <text:p text:style-name="Preformatted_20_Text">In&gt; <text:bookmark-start text:name="DDE_LINK45"/>f(x) := 20*x-9.8*x^2/2<text:bookmark-end text:name="DDE_LINK45"/></text:p>
      <text:p text:style-name="P33">Result: True</text:p>
      <text:p text:style-name="Preformatted_20_Text"/>
      <text:p text:style-name="Preformatted_20_Text">In&gt; f(x)</text:p>
      <text:p text:style-name="P33">Result: 20*x-(9.8*x^2)/2</text:p>
      <text:p text:style-name="Preformatted_20_Text"/>
      <text:p text:style-name="Preformatted_20_Text">In&gt; GeoGebraPlot(f(x))</text:p>
      <text:p text:style-name="P33">Result: java.lang.Boolean</text:p>
      <text:p text:style-name="Text_20_body"/>
      <text:p text:style-name="Text_20_body"/>
      <text:p text:style-name="Text_20_body"><draw:frame draw:style-name="fr3" draw:name="graphics52" text:anchor-type="paragraph" svg:x="0.7866in" svg:y="0.1772in" svg:width="5.2736in" svg:height="4.9217in" draw:z-index="103"><draw:image xlink:href="Pictures/10000000000003640000032A13E94936.png" xlink:type="simple" xlink:show="embed" xlink:actuate="onLoad"/></draw:frame><text:soft-page-break/></text:p>
      <text:p text:style-name="Text_20_body">As you can see, this plot matches the plot of the <text:span text:style-name="T6">distance vs. time</text:span> function we have been using.</text:p>
      <text:h text:style-name="Heading_20_2" text:outline-level="2">Finding The Velocity Vs. Time Function From The Distance Vs. Time Function Using Differentiation From Calculus</text:h>
      <text:p text:style-name="Text_20_body"><text:span text:style-name="T6">Calculus</text:span> is divided into <text:span text:style-name="T6">two main parts</text:span> and the <text:span text:style-name="T6">first part</text:span> is used to <text:span text:style-name="T6">find a function which describes the rate of change of a given function</text:span>. <text:s/>This part of calculus is called <text:span text:style-name="T6">differentiation</text:span> and the function it produces describes the <text:span text:style-name="T6">rate of change</text:span> at any specific point of the given function. <text:s/>This new function is called the <text:span text:style-name="T6">derivative</text:span> of the given function.</text:p>
      <text:p text:style-name="Text_20_body">We are interested in finding the <text:span text:style-name="T6">derivative</text:span> of our <text:span text:style-name="T6">distance vs. time</text:span> function and the <text:span text:style-name="T6">MathPiper function</text:span> which is used for doing differentiation and creating derivative functions is called <text:span text:style-name="T6">Differentiate()</text:span>. <text:s/>Here is the simplest calling format for the <text:span text:style-name="T6">Differentiate()</text:span> function:</text:p>
      <text:p text:style-name="Text_20_body"/>
      <table:table table:name="Table28" table:style-name="Table28">
        <table:table-column table:style-name="Table28.A"/>
        <table:table-row>
          <table:table-cell table:style-name="Table28.A1" office:value-type="string">
            <text:p text:style-name="Preformatted_20_Text">Differentiate(variable) expression</text:p>
            <text:p text:style-name="Preformatted_20_Text"><text:soft-page-break/></text:p>
          </table:table-cell>
        </table:table-row>
      </table:table>
      <text:p text:style-name="Text_20_body"/>
      <text:p text:style-name="Text_20_body">The argument "variable" specifies what variable will be the focus of the differentiation process and "expression" is the function that the <text:span text:style-name="T6">derivative function will be produced from</text:span>. <text:s/>In the following code, the <text:span text:style-name="T6">Differentiate()</text:span> function is used to find the derivative of our <text:span text:style-name="T6">distance vs. time</text:span> function and then this derivative is plotted in GeoGebra in <text:span text:style-name="T9">red</text:span>:</text:p>
      <text:p text:style-name="Text_20_body"/>
      <text:p text:style-name="Preformatted_20_Text">In&gt; g(x) := Differentiate(x) f(x)</text:p>
      <text:p text:style-name="P33">Result: True</text:p>
      <text:p text:style-name="Preformatted_20_Text"/>
      <text:p text:style-name="Preformatted_20_Text">In&gt; g(x)</text:p>
      <text:p text:style-name="P33">Result: <text:bookmark-start text:name="DDE_LINK42"/>20-(19.6*x)/2<text:bookmark-end text:name="DDE_LINK42"/></text:p>
      <text:p text:style-name="Preformatted_20_Text"/>
      <text:p text:style-name="Preformatted_20_Text">In&gt; GeoGebraPlot(g(x))</text:p>
      <text:p text:style-name="P33">Result: java.lang.Boolean</text:p>
      <text:p text:style-name="Text_20_body"/>
      <text:p text:style-name="Text_20_body"><draw:frame draw:style-name="fr3" draw:name="graphics53" text:anchor-type="paragraph" svg:x="0.8098in" svg:y="0.1457in" svg:width="5.2102in" svg:height="4.8626in" draw:z-index="104"><draw:image xlink:href="Pictures/10000000000003640000032A1F1DE904.png" xlink:type="simple" xlink:show="embed" xlink:actuate="onLoad"/></draw:frame></text:p>
      <text:p text:style-name="Text_20_body"/>
      <text:p text:style-name="Text_20_body"><text:soft-page-break/>As you can see, the derivative of the <text:span text:style-name="T24">distance vs. time</text:span> function is the <text:span text:style-name="T9">velocity vs. time</text:span> function we have been working with!</text:p>
      <text:h text:style-name="Heading_20_2" text:outline-level="2">Finding The Distance Vs. Time Function From The Velocity Vs. Time Function Using Integration From Calculus</text:h>
      <text:p text:style-name="Text_20_body">As you may have guessed, the <text:span text:style-name="T6">second</text:span> part of <text:span text:style-name="T6">calculus</text:span> is <text:span text:style-name="T6">finding a function</text:span> if you <text:span text:style-name="T6">have a function which describes its rate of change</text:span>. <text:s/>This part of calculus is called <text:span text:style-name="T6">integration</text:span> and the function it produces is called the <text:span text:style-name="T6">indefinite integral</text:span> of the function.</text:p>
      <text:p text:style-name="Text_20_body">We are interested in finding the <text:span text:style-name="T6">indefinite integral</text:span> of our <text:span text:style-name="T6">velocity vs. time</text:span> function and the <text:span text:style-name="T6">MathPiper function</text:span> which is used for <text:span text:style-name="T6">doing integration</text:span> and <text:span text:style-name="T6">finding indefinite integral functions</text:span> is called <text:span text:style-name="T6">Integrate()</text:span>. <text:s/>Here is the simplest calling format for the <text:span text:style-name="T6">Integrate()</text:span> function:</text:p>
      <text:p text:style-name="Text_20_body"/>
      <table:table table:name="Table29" table:style-name="Table29">
        <table:table-column table:style-name="Table29.A"/>
        <table:table-row>
          <table:table-cell table:style-name="Table29.A1" office:value-type="string">
            <text:p text:style-name="Preformatted_20_Text">Integrate(variable) expression</text:p>
            <text:p text:style-name="Preformatted_20_Text"/>
          </table:table-cell>
        </table:table-row>
      </table:table>
      <text:p text:style-name="Text_20_body"/>
      <text:p text:style-name="Text_20_body">The argument "variable" specifies what variable will be the focus of the integration process and "expression" is the function that the <text:span text:style-name="T6">indefinite integral function will be produced from</text:span>.</text:p>
      <text:p text:style-name="Text_20_body">let's start by assigning our <text:span text:style-name="T6">velocity vs. time</text:span> function to <text:span text:style-name="T6">g2(x)</text:span> and then plotting it in <text:span text:style-name="T9">red</text:span>:</text:p>
      <text:p text:style-name="Preformatted_20_Text"/>
      <text:p text:style-name="Preformatted_20_Text">In&gt; g2(x) := 20-(19.6*x)/2</text:p>
      <text:p text:style-name="P33">Result: True</text:p>
      <text:p text:style-name="Preformatted_20_Text"/>
      <text:p text:style-name="Preformatted_20_Text">In&gt; GeoGebraPlot(g2(x))</text:p>
      <text:p text:style-name="P33">Result: java.lang.Boolean</text:p>
      <text:p text:style-name="Text_20_body"/>
      <text:p text:style-name="Text_20_body"/>
      <text:p text:style-name="Text_20_body"><draw:frame draw:style-name="fr3" draw:name="graphics54" text:anchor-type="paragraph" svg:x="0.8465in" svg:y="0.0744in" svg:width="5.2575in" svg:height="5.0555in" draw:z-index="105"><draw:image xlink:href="Pictures/100000000000037500000353204BEECC.png" xlink:type="simple" xlink:show="embed" xlink:actuate="onLoad"/></draw:frame><text:soft-page-break/></text:p>
      <text:p text:style-name="Text_20_body">Now, let's use the <text:span text:style-name="T6">Integrate()</text:span> function to find the <text:span text:style-name="T6">indefinite integral</text:span> of our <text:span text:style-name="T6">velocity vs. time</text:span> function and then plot this indefinite integral function in <text:span text:style-name="T24">blue</text:span>:</text:p>
      <text:p text:style-name="Preformatted_20_Text"/>
      <text:p text:style-name="Preformatted_20_Text">In&gt; f2(x) := Integrate(x) g2(x)</text:p>
      <text:p text:style-name="P33">Result: True</text:p>
      <text:p text:style-name="Preformatted_20_Text"/>
      <text:p text:style-name="Preformatted_20_Text">In&gt; f2(x)</text:p>
      <text:p text:style-name="P33">Result: 20*x-(19.6*x^2)/4</text:p>
      <text:p text:style-name="Preformatted_20_Text"/>
      <text:p text:style-name="Preformatted_20_Text">In&gt; GeoGebraPlot(f2(x))</text:p>
      <text:p text:style-name="P33">Result: java.lang.Boolean</text:p>
      <text:p text:style-name="Text_20_body"/>
      <text:p text:style-name="Text_20_body"/>
      <text:p text:style-name="Text_20_body"/>
      <text:p text:style-name="Text_20_body"/>
      <text:p text:style-name="Text_20_body"><draw:frame draw:style-name="fr3" draw:name="graphics55" text:anchor-type="paragraph" svg:x="0.6835in" svg:y="0in" svg:width="5.4283in" svg:height="5.2201in" draw:z-index="106"><draw:image xlink:href="Pictures/100000000000037500000353C1010E4D.png" xlink:type="simple" xlink:show="embed" xlink:actuate="onLoad"/></draw:frame><text:soft-page-break/></text:p>
      <text:p text:style-name="Text_20_body">As the diagram shows, the <text:span text:style-name="T6">indefinite integral</text:span> of our <text:span text:style-name="T9">velocity vs. time</text:span> function is indeed our <text:span text:style-name="T24">distance vs. time</text:span> function!</text:p>
      <text:h text:style-name="Heading_20_2" text:outline-level="2">Calculating When The Ball Is On The Ground</text:h>
      <text:p text:style-name="Text_20_body">If you would like to calculate at what times the ball is on the ground, this can be done by solving the <text:span text:style-name="T6">distance vs. time</text:span> function <text:span text:style-name="T6">f(x) := 20*x-9.8*x^2/2</text:span> for when <text:span text:style-name="T6">f(x)</text:span> equals <text:span text:style-name="T6">0</text:span>:</text:p>
      <text:p text:style-name="Preformatted_20_Text"/>
      <text:p text:style-name="Preformatted_20_Text">In&gt; <text:bookmark-start text:name="DDE_LINK47"/>f(x) := 20*x-9.8*x^2/2<text:bookmark-end text:name="DDE_LINK47"/></text:p>
      <text:p text:style-name="P33">Result: True</text:p>
      <text:p text:style-name="Preformatted_20_Text"/>
      <text:p text:style-name="Preformatted_20_Text">In&gt; Solve(f(x) == 0, x)</text:p>
      <text:p text:style-name="P33">Result: {x==0,x==80/19.6}</text:p>
      <text:p text:style-name="Text_20_body"/>
      <text:p text:style-name="Text_20_body">If you would like to see the solution in decimal form, use the N() function like this:</text:p>
      <text:p text:style-name="Text_20_body"><text:soft-page-break/></text:p>
      <text:p text:style-name="Preformatted_20_Text">In&gt; N( Solve(f(x) == 0, x) )</text:p>
      <text:p text:style-name="P33">Result: {x==0,x==4.081632653}</text:p>
      <text:p text:style-name="Preformatted_20_Text"/>
      <text:p text:style-name="Text_20_body">This result indicates that the ball is on the <text:span text:style-name="T6">ground</text:span> at <text:span text:style-name="T6">time = 0</text:span> seconds and <text:span text:style-name="T6">time =</text:span><text:span text:style-name="T14"> 4.081632653</text:span><text:span text:style-name="T12"> seconds. <text:s/>If you look at the </text:span><text:span text:style-name="T24">blue</text:span><text:span text:style-name="T12"> plot of the </text:span><text:span text:style-name="T14">distance vs. time</text:span><text:span text:style-name="T12"> function in the previous section, you can confirm that this is correct.</text:span></text:p>
      <text:h text:style-name="Heading_20_2" text:outline-level="2">Calculating When The Ball Has Reached The Highest Point In Its Path</text:h>
      <text:p text:style-name="Text_20_body">Calculating when the ball is on the ground was easy if you have the <text:span text:style-name="T6">distance vs. time</text:span> formula, but what if you have the <text:span text:style-name="T6">distance vs. time</text:span> formula and you want to know what the <text:span text:style-name="T6">highest point the ball reached</text:span> when it was tossed into the air? <text:s/>If you study the <text:span text:style-name="T24">blue</text:span> plot of the <text:span text:style-name="T24">distance vs. time</text:span> function, there does not seem to be an easy way to determine this. <text:s/>However, the <text:span text:style-name="T9">red</text:span> <text:span text:style-name="T9">velocity vs. time</text:span> plot becomes 0 (or crosses the x axis) at the <text:span text:style-name="T6">same time</text:span> that the <text:span text:style-name="T24">distance vs. time</text:span> function reaches its <text:span text:style-name="T6">highest point</text:span>. <text:s/>This means that we can <text:span text:style-name="T6">derive</text:span> the <text:span text:style-name="T9">velocity vs. time</text:span> function from the <text:span text:style-name="T24">distance vs. time</text:span> function and then <text:span text:style-name="T6">use the Solve function to determine when the </text:span><text:span text:style-name="T9">velocity vs. time</text:span><text:span text:style-name="T6"> function reaches a y of 0</text:span>:</text:p>
      <text:p text:style-name="Preformatted_20_Text"/>
      <text:p text:style-name="Preformatted_20_Text">In&gt; <text:bookmark-start text:name="DDE_LINK48"/>f(x) := 20*x-9.8*x^2/2<text:bookmark-end text:name="DDE_LINK48"/></text:p>
      <text:p text:style-name="P33">Result: True</text:p>
      <text:p text:style-name="Preformatted_20_Text"/>
      <text:p text:style-name="Preformatted_20_Text">In&gt; f(x)</text:p>
      <text:p text:style-name="P33">Result: 20*x-(9.8*x^2)/2</text:p>
      <text:p text:style-name="Preformatted_20_Text"/>
      <text:p text:style-name="Preformatted_20_Text">In&gt; g(x) := Differentiate(x) f(x) <text:s/>//Derive the velocity vs. time function.</text:p>
      <text:p text:style-name="P33">Result: True</text:p>
      <text:p text:style-name="Preformatted_20_Text"/>
      <text:p text:style-name="Preformatted_20_Text">In&gt; g(x)</text:p>
      <text:p text:style-name="P33">Result: 20-(19.6*x)/2</text:p>
      <text:p text:style-name="Preformatted_20_Text"/>
      <text:p text:style-name="Preformatted_20_Text">In&gt; highestPointTimeList := N( Solve( g(x) == 0, x) )</text:p>
      <text:p text:style-name="Preformatted_20_Text">Result: {x==2.040816327}</text:p>
      <text:p text:style-name="Preformatted_20_Text"/>
      <text:p text:style-name="Preformatted_20_Text">In&gt; highestPointTimeEquation := highestPointTimeList[1]</text:p>
      <text:p text:style-name="P33">Result: x==2.040816327</text:p>
      <text:p text:style-name="P33"/>
      <text:p text:style-name="Text_20_body">Since <text:span text:style-name="T6">Solve()</text:span> returns its results as <text:span text:style-name="T6">symbolic equations</text:span>, we need to use the <text:span text:style-name="T6">EquationRight()</text:span> function to obtain the value which is on the <text:span text:style-name="T6">right side of the equation</text:span>:</text:p>
      <text:p text:style-name="Preformatted_20_Text"/>
      <text:p text:style-name="Preformatted_20_Text">In&gt; highestPointTime := EquationRight(highestPointTimeEquation)</text:p>
      <text:p text:style-name="P33">Result: 2.040816327</text:p>
      <text:p text:style-name="P33"/>
      <text:p text:style-name="Text_20_body"><text:soft-page-break/><text:span text:style-name="T6">Solve()</text:span> determined that the ball reached its <text:span text:style-name="T6">highest point</text:span> at <text:span text:style-name="T6">time = </text:span><text:span text:style-name="T14">2.040816327</text:span><text:span text:style-name="T12"> seconds. <text:s/>In order to f</text:span><text:span text:style-name="T14">ind the highest point the ball reached</text:span><text:span text:style-name="T12"> we simply </text:span><text:span text:style-name="T14">evaluate the </text:span><text:span text:style-name="T24">distance vs. time</text:span><text:span text:style-name="T14"> function with this time</text:span><text:span text:style-name="T12">:</text:span></text:p>
      <text:p text:style-name="Preformatted_20_Text"/>
      <text:p text:style-name="Preformatted_20_Text">In&gt; highestPoint := N( f(highestPointTime) )</text:p>
      <text:p text:style-name="P33">Result: 20.40816326</text:p>
      <text:p text:style-name="Preformatted_20_Text"/>
      <text:p text:style-name="Text_20_body">The <text:span text:style-name="T6">highest point</text:span> the ball reached was <text:span text:style-name="T6">20.40816326 meters</text:span>.</text:p>
      <text:h text:style-name="Heading_20_2" text:outline-level="2">Simulation Of Dropping A Ball With Gravity</text:h>
      <text:p text:style-name="Text_20_body">Now that you know a little bit about the relationship between the distance a ball travels when it is tossed into the air and its velocity, we can use these concepts to create small programs which simulate the tossing of a ball into the air on Earth.</text:p>
      <text:p text:style-name="Text_20_body">The following program simulates the dropping of a ball from <text:span text:style-name="T6">20 meters</text:span> above the ground:</text:p>
      <text:p text:style-name="P63"/>
      <text:p text:style-name="P40"><text:bookmark-start text:name="DDE_LINK64"/><text:bookmark-start text:name="DDE_LINK44"/>%mathpiper,title="Dropping a ball with gravity."</text:p>
      <text:p text:style-name="P47"/>
      <text:p text:style-name="P28">simulatedTime <text:span text:style-name="T38">:=</text:span> <text:span text:style-name="T7">0</text:span>; <text:span text:style-name="T28">//Simulated time in seconds.</text:span></text:p>
      <text:p text:style-name="P47"/>
      <text:p text:style-name="P28">dt <text:span text:style-name="T38">:=</text:span> <text:span text:style-name="T7">0</text:span>.<text:span text:style-name="T7">01</text:span>; <text:span text:style-name="T28">//Delta t in seconds: the amount time changes in each loop iteration.</text:span></text:p>
      <text:p text:style-name="P46"/>
      <text:p text:style-name="P28">x<text:span text:style-name="T28"> </text:span><text:span text:style-name="T38">:=</text:span><text:span text:style-name="T28"> </text:span><text:span text:style-name="T7">1</text:span><text:span text:style-name="T28">; //Set the horizontal position of the ball 1 meter to the right of 0.</text:span></text:p>
      <text:p text:style-name="P47"/>
      <text:p text:style-name="P28">y <text:span text:style-name="T38">:=</text:span> <text:span text:style-name="T7">20</text:span>; <text:span text:style-name="T28">//Set the vertical position of the ball to 20 meters above the ground.</text:span></text:p>
      <text:p text:style-name="P47"/>
      <text:p text:style-name="P28">v <text:span text:style-name="T38">:=</text:span> <text:span text:style-name="T7">0</text:span>; <text:span text:style-name="T28">//Set the initial velocity of the ball to 0 meters/second.</text:span></text:p>
      <text:p text:style-name="P47"/>
      <text:p text:style-name="P28">g <text:span text:style-name="T38">:=</text:span> <text:span text:style-name="T5">-</text:span><text:span text:style-name="T7">9</text:span>.<text:span text:style-name="T7">8</text:span>; <text:span text:style-name="T28">//Set the acceleration of gravity to -9.8 meters per second^2.</text:span></text:p>
      <text:p text:style-name="P28"/>
      <text:p text:style-name="P47"/>
      <text:p text:style-name="P28"><text:span text:style-name="T39">Repeat</text:span><text:span text:style-name="T5">()</text:span></text:p>
      <text:p text:style-name="P28">[</text:p>
      <text:p text:style-name="P28"><text:s text:c="4"/><text:span text:style-name="T39">GeoGebraPoint</text:span><text:span text:style-name="T5">(</text:span><text:span text:style-name="T40">"Ball"</text:span>,x,y<text:span text:style-name="T5">)</text:span>; <text:span text:style-name="T28">//Plot the ball.</text:span></text:p>
      <text:p text:style-name="P28"><text:s text:c="4"/></text:p>
      <text:p text:style-name="P28"><text:s text:c="4"/>y <text:span text:style-name="T38">:=</text:span> y <text:span text:style-name="T5">+</text:span> v<text:span text:style-name="T5">*</text:span>dt; <text:span text:style-name="T28">//Calculate the new y position of the ball.</text:span></text:p>
      <text:p text:style-name="P28"><text:s text:c="4"/></text:p>
      <text:p text:style-name="P28"><text:s text:c="4"/><text:span text:style-name="T41">If</text:span><text:span text:style-name="T5">(</text:span>y <text:span text:style-name="T5">&lt;</text:span> <text:span text:style-name="T7">0</text:span>, <text:span text:style-name="T39">Break</text:span><text:span text:style-name="T5">())</text:span>; <text:span text:style-name="T28">//If the ball hit the ground, end the program.</text:span></text:p>
      <text:p text:style-name="P28"><text:s text:c="4"/></text:p>
      <text:p text:style-name="P28"><text:s text:c="4"/>v <text:span text:style-name="T38">:=</text:span> v <text:span text:style-name="T5">+</text:span> g<text:span text:style-name="T5">*</text:span>dt; <text:span text:style-name="T28">//Calculate the new velocity of the ball.</text:span></text:p>
      <text:p text:style-name="P28"><text:s text:c="4"/></text:p>
      <text:p text:style-name="P28"><text:s text:c="4"/>simulatedTime <text:span text:style-name="T38">:=</text:span> simulatedTime <text:span text:style-name="T5">+</text:span> dt; <text:span text:style-name="T28">//Move simulated time ahead .01 seconds.</text:span></text:p>
      <text:p text:style-name="P28"><text:s text:c="4"/></text:p>
      <text:p text:style-name="P28"><text:s text:c="4"/><text:span text:style-name="T39">Delay</text:span><text:span text:style-name="T5">(</text:span><text:span text:style-name="T8">10</text:span><text:span text:style-name="T5">);</text:span> <text:span text:style-name="T28">//.01 seconds.</text:span></text:p>
      <text:p text:style-name="P28">];</text:p>
      <text:p text:style-name="P47"/>
      <text:p text:style-name="P65">%/mathpiper<text:bookmark-end text:name="DDE_LINK64"/><text:bookmark-end text:name="DDE_LINK44"/></text:p>
      <text:p text:style-name="Text_20_body"><text:soft-page-break/>Here is the trace that is produced if a line is connected to the dropping ball:</text:p>
      <text:p text:style-name="Text_20_body"/>
      <text:p text:style-name="Text_20_body"><draw:frame draw:style-name="fr2" draw:name="graphics56" text:anchor-type="paragraph" svg:width="6.9252in" svg:height="3.452in" draw:z-index="107"><draw:image xlink:href="Pictures/10000000000015CC00000ADEA28E72BD.png" xlink:type="simple" xlink:show="embed" xlink:actuate="onLoad"/></draw:frame></text:p>
      <text:p text:style-name="Text_20_body">Notice that the <text:span text:style-name="T6">spacing</text:span> between these lines <text:span text:style-name="T6">increases</text:span> as the ball gets <text:span text:style-name="T6">closer to the ground</text:span>. <text:s/>This indicates that the <text:span text:style-name="T6">rate that the ball is dropping</text:span> at <text:span text:style-name="T6">increases</text:span> as it <text:span text:style-name="T6">falls</text:span>.</text:p>
      <text:p text:style-name="Text_20_body">In this program, <text:span text:style-name="T6">simulated time</text:span> is held in the variable <text:span text:style-name="T6">simulatedTime</text:span> and it is initialized to <text:span text:style-name="T6">0 seconds</text:span>. <text:s/>The variable <text:span text:style-name="T6">dt</text:span> stands for <text:span text:style-name="T6">delta time</text:span> and it holds <text:span text:style-name="T6">how far into the future time will be to be moved during each iteration of the simulation loop </text:span><text:span text:style-name="T46">(Note: </text:span><text:span text:style-name="T6">delta</text:span><text:span text:style-name="T46"> stands for the Greek letter</text:span><text:span text:style-name="T46"><draw:frame draw:style-name="fr4" draw:name="Object119" text:anchor-type="as-char" svg:width="0.2075in" svg:height="0.1839in" draw:z-index="122"><draw:object xlink:href="./Object 120" xlink:type="simple" xlink:show="embed" xlink:actuate="onLoad"/><draw:image xlink:href="./ObjectReplacements/Object 120" xlink:type="simple" xlink:show="embed" xlink:actuate="onLoad"/></draw:frame></text:span><text:span text:style-name="T46">which is usually used to indicate a changing quantity in mathematics.) <text:s text:c="2"/>This variable</text:span> is initialized to <text:span text:style-name="T6">.01</text:span> which means that time will be <text:span text:style-name="T6">moved into the future 1/100 of a second each time through the loop</text:span>.</text:p>
      <text:p text:style-name="Text_20_body">The variables <text:span text:style-name="T6">x</text:span> and <text:span text:style-name="T6">y</text:span> hold the <text:span text:style-name="T6">position</text:span> of the ball during the simulation. <text:s/>The variable <text:span text:style-name="T6">y</text:span> is initialized to <text:span text:style-name="T6">20</text:span> so that the ball is <text:span text:style-name="T6">dropped</text:span> from a <text:span text:style-name="T6">height</text:span> of <text:span text:style-name="T6">20 meters</text:span>. <text:s/>The variable <text:span text:style-name="T6">v</text:span> holds the <text:span text:style-name="T6">velocity</text:span> of the ball and it is initialized to <text:span text:style-name="T6">0</text:span> because the <text:span text:style-name="T6">ball isn't moving just before it is dropped</text:span>. <text:s/>Finally, the variable <text:span text:style-name="T6">g</text:span> holds the <text:span text:style-name="T6">acceleration of gravity</text:span> on the Earth's surface and it is set to <text:span text:style-name="T6">-9.8 meters/second^2</text:span>. <text:s/>The value is <text:span text:style-name="T6">negative</text:span> to indicated that <text:span text:style-name="T6">gravity accelerates objects down towards the ground</text:span>.</text:p>
      <text:p text:style-name="Text_20_body"/>
      <text:h text:style-name="Heading_20_3" text:outline-level="3">How The Line y := y + v*dt Works</text:h>
      <text:p text:style-name="Text_20_body">An especially important line of code in the above program is <text:span text:style-name="T6">y := y + v*dt</text:span> which <text:soft-page-break/><text:span text:style-name="T6">calculates the new position of y for the next time increment dt</text:span>. <text:s/>In order to understand how this line works, we need to revisit the <text:span text:style-name="T6">slope := rise/run</text:span> calculation. <text:s/>The following diagram shows the <text:span text:style-name="T6">slope calculation</text:span> being made for a <text:span text:style-name="T6">rise of .20</text:span> and a <text:span text:style-name="T6">run of .01</text:span>:</text:p>
      <text:p text:style-name="Text_20_body"><draw:frame draw:style-name="fr5" draw:name="Object118" text:anchor-type="paragraph" svg:x="0.5437in" svg:y="0.1772in" svg:width="5.9555in" svg:height="2.8736in" draw:z-index="109"><draw:object xlink:href="./Object 119" xlink:type="simple" xlink:show="embed" xlink:actuate="onLoad"/><draw:image xlink:href="./ObjectReplacements/Object 119" xlink:type="simple" xlink:show="embed" xlink:actuate="onLoad"/></draw:frame></text:p>
      <text:p text:style-name="Text_20_body">But in our program we <text:span text:style-name="T6">already</text:span> <text:span text:style-name="T6">know the slope</text:span> of the <text:span text:style-name="T6">distance vs. time</text:span> function at <text:span text:style-name="T6">time = 0</text:span> is <text:span text:style-name="T6">20</text:span> because the <text:span text:style-name="T6">velocity of the ball at t = 0 is 20 meters/second</text:span>. <text:s/>We <text:span text:style-name="T6">also know</text:span> that the <text:span text:style-name="T6">run is .01</text:span> because <text:span text:style-name="T6">this is what dt has been set to</text:span>. <text:s/>What we <text:span text:style-name="T6">need to determine</text:span> is what the <text:span text:style-name="T6">rise</text:span> is and the formula for calculating this can be obtained by <text:span text:style-name="T6">solving the slope = rise/run equation</text:span> for <text:span text:style-name="T6">rise</text:span>:</text:p>
      <text:p text:style-name="Preformatted_20_Text"/>
      <text:p text:style-name="Preformatted_20_Text">In&gt; Solve(slope == rise/run,rise)</text:p>
      <text:p text:style-name="P33">Result: {rise==slope*run}</text:p>
      <text:p text:style-name="Preformatted_20_Text"/>
      <text:p text:style-name="Text_20_body">If you look at <text:span text:style-name="T6">y := y + v*dt</text:span> again, you should see that the <text:span text:style-name="T6">rise in y</text:span> is obtained by <text:span text:style-name="T6">multiplying the slope at the current time by the run</text:span>. <text:s/>This line of code calculates how far the <text:span text:style-name="T6">height of the ball increases or decreases during the next time increment dt</text:span> and <text:span text:style-name="T6">then adds this value to the ball's current height</text:span>. <text:s/>This technique is called Euler's (pronounced "oiler") method and more information can be found about it here (<text:a xlink:type="simple" xlink:href="http://en.wikipedia.org/wiki/Euler_method">http://en.wikipedia.org/wiki/Euler_method</text:a>).</text:p>
      <text:p text:style-name="Text_20_body">Euler's method is a numerical method (as opposed to an analytic method) for approximating the value of a function. <text:s/>More exact approximations can be obtained using more sophisticated numerical methods (such as Runge-Kutta), but we are using Euler's method here because it is easy to understand.</text:p>
      <text:h text:style-name="Heading_20_3" text:outline-level="3"><text:soft-page-break/>How The Line v := v + g*dt Works</text:h>
      <text:p text:style-name="Text_20_body">During each loop iteration in the simulation we also need to calculate the new <text:span text:style-name="T6">velocity</text:span> for the <text:span text:style-name="T6">next time increment</text:span>. <text:s/>Euler's method is used to make this calculation too, <text:span text:style-name="T6">but in this case the rate of change of the velocity is used as the slope which is multiplied by dt</text:span>. <text:s/>What is the <text:span text:style-name="T6">rate of change of velocity</text:span>? <text:s/>It is <text:span text:style-name="T6">acceleration</text:span>.</text:p>
      <text:p text:style-name="Text_20_body">Going back to calculus, the <text:span text:style-name="T6">rate of change</text:span> of <text:span text:style-name="T6">distance vs. time</text:span> is <text:span text:style-name="T6">velocity vs. time</text:span> and the <text:span text:style-name="T6">rate of change</text:span> of <text:span text:style-name="T6">velocity vs. time</text:span> is <text:span text:style-name="T6">acceleration vs. time</text:span>. <text:s/>This acceleration can be calculated with MathPiper by starting with the distance vs. time function.</text:p>
      <text:p text:style-name="Text_20_body">This code specifies the <text:span text:style-name="T6">distance vs. time</text:span> function:</text:p>
      <text:p text:style-name="Preformatted_20_Text"/>
      <text:p text:style-name="Preformatted_20_Text">In&gt; f(x) := 20*x-9.8*x^2/2</text:p>
      <text:p text:style-name="P33">Result: True</text:p>
      <text:p text:style-name="Preformatted_20_Text"/>
      <text:p text:style-name="Preformatted_20_Text">In&gt; f(x)</text:p>
      <text:p text:style-name="P33">Result: 20*x-(9.8*x^2)/2</text:p>
      <text:p text:style-name="Preformatted_20_Text"/>
      <text:p text:style-name="Text_20_body">We then take the <text:span text:style-name="T6">derivative</text:span> of this <text:span text:style-name="T6">distance vs. time</text:span> function to obtain the <text:span text:style-name="T6">velocity vs. time</text:span> function:</text:p>
      <text:p text:style-name="Preformatted_20_Text"/>
      <text:p text:style-name="Preformatted_20_Text">In&gt; g(x) := Differentiate(x) f(x)</text:p>
      <text:p text:style-name="P33">Result: True</text:p>
      <text:p text:style-name="Preformatted_20_Text"/>
      <text:p text:style-name="Preformatted_20_Text">In&gt; g(x)</text:p>
      <text:p text:style-name="P33">Result: 20-(19.6*x)/2</text:p>
      <text:p text:style-name="Preformatted_20_Text"/>
      <text:p text:style-name="Text_20_body">Finally, we take the <text:span text:style-name="T6">derivative</text:span> of the <text:span text:style-name="T6">velocity vs. time</text:span> function to obtain the <text:span text:style-name="T6">acceleration vs. time</text:span> function:</text:p>
      <text:p text:style-name="Preformatted_20_Text"/>
      <text:p text:style-name="Preformatted_20_Text">In&gt; N( Differentiate(x) g(x) )</text:p>
      <text:p text:style-name="P33">Result: -9.8</text:p>
      <text:p text:style-name="Preformatted_20_Text"/>
      <text:p text:style-name="Text_20_body">The <text:span text:style-name="T6">acceleration vs. time</text:span> function is a <text:span text:style-name="T6">constant -9.8 meters/second^2</text:span> and it does not have an <text:span text:style-name="T6">x</text:span> variable because it <text:span text:style-name="T6">does not change</text:span>. <text:s/>This is the value that we <text:span text:style-name="T6">initialized g to</text:span> at the beginning of the program.</text:p>
      <text:h text:style-name="Heading_20_2" text:outline-level="2">Throwing A Ball Vertically Into The Air With Gravity</text:h>
      <text:p text:style-name="Text_20_body">The following program simulates the throwing of a ball vertically into the air in the Earth's gravitational field:</text:p>
      <text:p text:style-name="P40"/>
      <text:p text:style-name="P40">%mathpiper,title="Tossing a ball into the air with gravity."</text:p>
      <text:p text:style-name="P47"/>
      <text:p text:style-name="P28">simulatedTime <text:span text:style-name="T38">:=</text:span> <text:span text:style-name="T7">0</text:span>; <text:span text:style-name="T28">//Simulated time in seconds.</text:span></text:p>
      <text:p text:style-name="P47"><text:soft-page-break/></text:p>
      <text:p text:style-name="P28">dt <text:span text:style-name="T38">:=</text:span> <text:span text:style-name="T7">0</text:span>.<text:span text:style-name="T7">01</text:span>; <text:span text:style-name="T28">//Delta t in seconds: the amount time changes in each loop iteration.</text:span></text:p>
      <text:p text:style-name="P47"/>
      <text:p text:style-name="P28">x <text:span text:style-name="T38">:=</text:span> <text:span text:style-name="T7">1</text:span>; <text:span text:style-name="T28">//Set the horizontal position of the ball 1 meter to the right of 0.</text:span></text:p>
      <text:p text:style-name="P47"/>
      <text:p text:style-name="P28">y <text:span text:style-name="T38">:=</text:span> <text:span text:style-name="T7">0</text:span>; <text:span text:style-name="T28">//Set the vertical position of the ball to 20 meters above the ground.</text:span></text:p>
      <text:p text:style-name="P47"/>
      <text:p text:style-name="P28">v <text:span text:style-name="T38">:=</text:span> <text:span text:style-name="T7">20</text:span>; <text:span text:style-name="T28">//Set the initial velocity of the ball to 0 meters/second.</text:span></text:p>
      <text:p text:style-name="P47"/>
      <text:p text:style-name="P47"><text:span text:style-name="T12">g </text:span><text:span text:style-name="T38">:=</text:span><text:span text:style-name="T12"> </text:span><text:span text:style-name="T13">-</text:span><text:span text:style-name="T7">9</text:span><text:span text:style-name="T12">.</text:span><text:span text:style-name="T7">8</text:span><text:span text:style-name="T12">; </text:span><text:span text:style-name="T28">//Set the acceleration of gravity to -9.8 meters per second.</text:span></text:p>
      <text:p text:style-name="P47"/>
      <text:p text:style-name="P28"><text:span text:style-name="T39">Repeat</text:span><text:span text:style-name="T5">()</text:span></text:p>
      <text:p text:style-name="P28">[</text:p>
      <text:p text:style-name="P28"><text:s text:c="4"/><text:span text:style-name="T39">GeoGebraPoint</text:span><text:span text:style-name="T5">(</text:span><text:span text:style-name="T40">"Ball"</text:span>,x,y<text:span text:style-name="T5">)</text:span>; <text:span text:style-name="T28">//Plot the ball.</text:span></text:p>
      <text:p text:style-name="P28"><text:s text:c="4"/></text:p>
      <text:p text:style-name="P28"><text:s text:c="4"/>y <text:span text:style-name="T38">:=</text:span> y <text:span text:style-name="T5">+</text:span> v<text:span text:style-name="T5">*</text:span>dt; <text:span text:style-name="T28">//Calculate the new y position of the ball.</text:span></text:p>
      <text:p text:style-name="P28"><text:s text:c="4"/></text:p>
      <text:p text:style-name="P28"><text:s text:c="4"/><text:span text:style-name="T41">If</text:span><text:span text:style-name="T5">(</text:span>y <text:span text:style-name="T5">&lt;</text:span> <text:span text:style-name="T7">0</text:span>, <text:span text:style-name="T39">Break</text:span><text:span text:style-name="T5">())</text:span>; <text:span text:style-name="T28">//If the ball hit the ground, end the program.</text:span></text:p>
      <text:p text:style-name="P28"><text:s text:c="4"/></text:p>
      <text:p text:style-name="P28"><text:s text:c="4"/>v <text:span text:style-name="T38">:=</text:span> v <text:span text:style-name="T5">+</text:span> g<text:span text:style-name="T5">*</text:span>dt; <text:span text:style-name="T28">//Calculate the new velocity of the ball.</text:span></text:p>
      <text:p text:style-name="P28"><text:s text:c="4"/></text:p>
      <text:p text:style-name="P28"><text:s text:c="4"/>simulatedTime <text:span text:style-name="T38">:=</text:span> simulatedTime <text:span text:style-name="T5">+</text:span> dt; <text:span text:style-name="T28">//Move simulated time ahead .01 seconds.</text:span></text:p>
      <text:p text:style-name="P28"><text:s text:c="4"/></text:p>
      <text:p text:style-name="P28"><text:s text:c="4"/><text:span text:style-name="T39">Delay</text:span><text:span text:style-name="T5">(</text:span><text:span text:style-name="T8">10</text:span><text:span text:style-name="T5">);</text:span> <text:span text:style-name="T28">//.01 seconds.</text:span> <text:s/></text:p>
      <text:p text:style-name="P28">];</text:p>
      <text:p text:style-name="P47"/>
      <text:p text:style-name="P40">%/mathpiper</text:p>
      <text:p text:style-name="P40"/>
      <text:p text:style-name="Text_20_body">This is the same program as the ball dropping program, except <text:span text:style-name="T6">y</text:span> has been <text:span text:style-name="T6">initialized to 0</text:span> to <text:span text:style-name="T6">start the ball on the ground</text:span> and <text:span text:style-name="T6">v</text:span> has been <text:span text:style-name="T6">initialized to 20</text:span> to give it a <text:span text:style-name="T6">velocity of 20 meters/second at the moment it leaves the tips of the fingers of the person who is tossing it</text:span>.</text:p>
      <text:h text:style-name="Heading_20_2" text:outline-level="2">Throwing A Ball Horizontally With Gravity</text:h>
      <text:p text:style-name="Text_20_body">The ball can not only be dropped and thrown into the air, it can also be thrown <text:span text:style-name="T6">horizontally</text:span>. <text:s/>The following program simulates the throwing of a ball horizontally in the Earth's gravitational field:</text:p>
      <text:p text:style-name="P40"/>
      <text:p text:style-name="P40">%mathpiper,title="Throwing a ball horizontally with gravity."</text:p>
      <text:p text:style-name="P47"/>
      <text:p text:style-name="P47">simulatedTime <text:span text:style-name="T38">:=</text:span> <text:span text:style-name="T7">0</text:span>; <text:span text:style-name="T28">//Simulated time in seconds.</text:span></text:p>
      <text:p text:style-name="P47"/>
      <text:p text:style-name="P47">dt <text:span text:style-name="T38">:=</text:span> <text:span text:style-name="T7">0</text:span>.<text:span text:style-name="T7">01</text:span>; <text:span text:style-name="T28">//Delta t in seconds: the amount time changes in each loop iteration.</text:span></text:p>
      <text:p text:style-name="P47"/>
      <text:p text:style-name="P47">x <text:span text:style-name="T38">:=</text:span> <text:span text:style-name="T7">1</text:span>; <text:span text:style-name="T28">//Set the horizontal position of the ball 1 meter to the right of 0.</text:span></text:p>
      <text:p text:style-name="P47"/>
      <text:p text:style-name="P47">y <text:span text:style-name="T38">:=</text:span> <text:span text:style-name="T7">0</text:span>; <text:span text:style-name="T28">//Set the vertical position of the ball to 20 meters above the ground.</text:span></text:p>
      <text:p text:style-name="P47"/>
      <text:p text:style-name="P47">v <text:span text:style-name="T38">:=</text:span> <text:span text:style-name="T7">20</text:span>; <text:span text:style-name="T28">//Set the initial velocity of the ball to 0 meters/second.</text:span></text:p>
      <text:p text:style-name="P47"/>
      <text:p text:style-name="P47">g <text:span text:style-name="T38">:=</text:span> <text:span text:style-name="T5">-</text:span><text:span text:style-name="T7">9</text:span>.<text:span text:style-name="T7">8</text:span>; <text:span text:style-name="T28">//Set the acceleration of gravity to -9.8 meters per second.</text:span></text:p>
      <text:p text:style-name="P47"/>
      <text:p text:style-name="P47"><text:span text:style-name="T39">Repeat</text:span><text:span text:style-name="T5">()</text:span></text:p>
      <text:p text:style-name="P47"><text:soft-page-break/>[</text:p>
      <text:p text:style-name="P47"><text:s text:c="4"/><text:span text:style-name="T39">GeoGebraPoint</text:span><text:span text:style-name="T5">(</text:span><text:span text:style-name="T40">"Ball"</text:span>,x,y<text:span text:style-name="T5">)</text:span>; <text:span text:style-name="T28">//Plot the ball.</text:span></text:p>
      <text:p text:style-name="P47"><text:s text:c="4"/></text:p>
      <text:p text:style-name="P47"><text:s text:c="4"/>y <text:span text:style-name="T38">:=</text:span> y <text:span text:style-name="T5">+</text:span> v<text:span text:style-name="T5">*</text:span>dt; <text:span text:style-name="T28">//Calculate the new y position of the ball.</text:span></text:p>
      <text:p text:style-name="P47"><text:s text:c="4"/></text:p>
      <text:p text:style-name="P47"><text:s text:c="4"/>x <text:span text:style-name="T38">:=</text:span> x <text:span text:style-name="T5">+</text:span> <text:span text:style-name="T7">10</text:span>*dt; <text:span text:style-name="T28">//Move the ball to the right at 10 meters/second.</text:span></text:p>
      <text:p text:style-name="P47"><text:s text:c="4"/></text:p>
      <text:p text:style-name="P47"><text:s text:c="4"/><text:span text:style-name="T41">If</text:span><text:span text:style-name="T5">(</text:span>y <text:span text:style-name="T5">&lt;</text:span> <text:span text:style-name="T7">0</text:span>, <text:span text:style-name="T39">Break</text:span><text:span text:style-name="T5">())</text:span>; <text:span text:style-name="T28">//If the ball hit the ground, end the program.</text:span></text:p>
      <text:p text:style-name="P47"><text:s text:c="4"/></text:p>
      <text:p text:style-name="P47"><text:s text:c="4"/>v <text:span text:style-name="T38">:=</text:span> v <text:span text:style-name="T5">+</text:span> g<text:span text:style-name="T5">*</text:span>dt; <text:span text:style-name="T28">//Calculate the new velocity of the ball.</text:span></text:p>
      <text:p text:style-name="P47"><text:s text:c="4"/></text:p>
      <text:p text:style-name="P47"><text:s text:c="4"/>simulatedTime <text:span text:style-name="T38">:=</text:span> simulatedTime <text:span text:style-name="T5">+</text:span> dt; <text:span text:style-name="T28">//Move simulated time ahead .01 seconds.</text:span></text:p>
      <text:p text:style-name="P47"><text:s text:c="4"/></text:p>
      <text:p text:style-name="P47"><text:s text:c="4"/><text:span text:style-name="T39">Delay</text:span><text:span text:style-name="T13">(</text:span><text:span text:style-name="T8">10</text:span><text:span text:style-name="T13">);</text:span><text:span text:style-name="T12"> </text:span><text:span text:style-name="T28">//.01 seconds.</text:span> <text:s text:c="2"/></text:p>
      <text:p text:style-name="P47">];</text:p>
      <text:p text:style-name="Preformatted_20_Text"/>
      <text:p text:style-name="P40">%/mathpiper</text:p>
      <text:p text:style-name="P40"/>
      <text:p text:style-name="P55">This program is the same as the ball tossing one, except that the ball has been given a horizontal velocity of 10 meters/second in the line of code v := x + 10*dt. <text:s/>When the ball is thrown, it follows the following path:</text:p>
      <text:p text:style-name="Text_20_body"/>
      <text:p text:style-name="Text_20_body"><draw:frame draw:style-name="fr2" draw:name="graphics57" text:anchor-type="paragraph" svg:width="5.9957in" svg:height="2.989in" draw:z-index="108"><draw:image xlink:href="Pictures/10000000000015CC00000ADE5AE18856.png" xlink:type="simple" xlink:show="embed" xlink:actuate="onLoad"/></draw:frame></text:p>
      <text:h text:style-name="Heading_20_2" text:outline-level="2">Exercises</text:h>
      <text:p text:style-name="Text_20_body">For the following exercises, create a new MathPiperIDE worksheet file called <text:span text:style-name="T6">book_2_section_11_exercises_&lt;your first name&gt;_&lt;your last name&gt;.mpw</text:span><text:span text:style-name="T46">. </text:span><text:s/>(<text:span text:style-name="T9">Note: there are no spaces in this file name</text:span>). <text:s/>For example, John Smith's worksheet would be called:</text:p>
      <text:p text:style-name="Text_20_body"><text:span text:style-name="T6">book_2_section_11_exercises_</text:span><text:span text:style-name="T9">john</text:span><text:span text:style-name="T6">_</text:span><text:span text:style-name="T9">smith</text:span><text:span text:style-name="T6">.mpw</text:span>.</text:p>
      <text:p text:style-name="Text_20_body">After this worksheet has been created, place your answer for each exercise that <text:soft-page-break/>requires a fold into its own fold in this worksheet. <text:s/>Place a title attribute in the start tag of each fold which indicates the exercise the fold contains the solution to. <text:s/>The folds you create should look similar to this one:</text:p>
      <text:p text:style-name="P39"/>
      <text:p text:style-name="P40">%mathpiper,title="Exercise 1"</text:p>
      <text:p text:style-name="P29"/>
      <text:p text:style-name="P45">//Sample fold.</text:p>
      <text:p text:style-name="P29"/>
      <text:p text:style-name="P41">%/mathpiper</text:p>
      <text:p text:style-name="Preformatted_20_Text"/>
      <text:p text:style-name="Text_20_body">If an exercise uses the MathPiper console instead of a fold, copy the work you did in the console into the worksheet so it can be saved.</text:p>
      <text:p text:style-name="P62">In the falling programs, assume the balls are being tossed and dropped near the surface of the Earth.</text:p>
      <text:h text:style-name="Heading_20_3" text:outline-level="3">Exercise 1</text:h>
      <text:p text:style-name="Preformatted_20_Text">Create a program which will drop a ball from 15 meters and then have it bounce three times before finally settling on the ground. <text:s/>(Hint: When the ball reaches the ground, setting its velocity to a positive value will make it go back up again.)</text:p>
      <text:h text:style-name="Heading_20_3" text:outline-level="3">Exercise 2</text:h>
      <text:p text:style-name="Preformatted_20_Text">Create a program which will drop a ball from 15 meters and then have it <text:s/>bounce to lower and lower heights until finally settling on the ground. <text:s/>(Hint: If you set the velocity of the ball to an increasingly smaller value each time it hits the ground, the height it will bounce to will be lower and lower. <text:s/>When its bounce velocity has decreased to a specific low value, end the program.)</text:p>
      <text:h text:style-name="Heading_20_3" text:outline-level="3">Exercise 3</text:h>
      <text:p text:style-name="Preformatted_20_Text">Create a program which will drop two balls simultaneously from 15 meters and then have them bounce at lower and lower heights until finally settling on the ground. <text:s/>Each ball should have a different elasticity so that it bounces differently than the other one. <text:s/>Also give each ball a different horizontal position.</text:p>
      <text:h text:style-name="Heading_20_3" text:outline-level="3">Exercise 4</text:h>
      <text:p text:style-name="Preformatted_20_Text">Create a program which will drop 5 balls simultaneously from 15 meters and then have them bounce at lower and lower heights until finally settling on the ground. <text:s/>Each ball should have a randomly generated elasticity so it <text:s/>bounces differently than the other ones. <text:s/>Also give each ball a different horizontal position.</text:p>
      <text:h text:style-name="Heading_20_3" text:outline-level="3">Exercise 5</text:h>
      <text:p text:style-name="Preformatted_20_Text">Create a program that moves a simulated airplane across the drawing pad <text:soft-page-break/>from left to right (use a point to simulate the plane). Have the plane drop a ball at a location which is around 1/3 of the length of its flight path and have the ball fall until it hits the ground.</text:p>
      <text:h text:style-name="Heading_20_3" text:outline-level="3">Exercise 6</text:h>
      <text:p text:style-name="Preformatted_20_Text">Create a program which will throw a ball horizontally from left to right across the drawing pad at a target which is on the ground. <text:s/>Use a point for the target and place the point a random distance from the ball that is being thrown. <text:s/>Use the AskUser() function to ask the user what horizontal and vertical velocity they want to give the ball when it is thrown. <text:s/>Run the program in a loop until the user quits the program.</text:p>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Bitstream Vera Serif" svg:font-family="'Bitstream Vera Serif'" style:font-adornments="Roman"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wiss" style:font-pitch="variable"/>
    <style:font-face style:name="Trebuchet MS" svg:font-family="'Trebuchet MS'" style:font-family-generic="swiss" style:font-pitch="variable"/>
    <style:font-face style:name="DejaVu Sans1"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1" style:font-size-asian="10.5pt" style:language-asian="zxx" style:country-asian="none" style:font-name-complex="DejaVu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text-properties style:font-name="Bitstream Vera Serif"/>
    </style:style>
    <style:style style:name="Heading" style:family="paragraph" style:parent-style-name="Standard" style:next-style-name="Text_20_body" style:auto-update="true" style:class="text">
      <style:paragraph-properties fo:margin-top="0.2201in" fo:margin-bottom="0.0799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left="0in" fo:margin-right="0in" fo:margin-top="0.0598in" fo:margin-bottom="0.0402in" fo:text-indent="0in" style:auto-text-indent="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402in" fo:margin-bottom="0.0402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0098in" fo:margin-bottom="0.0098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0098in" fo:margin-bottom="0.0098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0098in" fo:margin-bottom="0.0098in" fo:text-indent="0in" style:auto-text-indent="false">
        <style:tab-stops>
          <style:tab-stop style:position="6.3354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Text_20_body" style:class="extra"/>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in" fo:margin-bottom="0in"/>
      <style:text-properties style:font-name="Courier New" fo:font-size="11pt" style:font-name-asian="Courier New" style:font-size-asian="10pt" style:font-name-complex="Courier New" style:font-size-complex="10pt"/>
    </style:style>
    <style:style style:name="Illustration" style:family="paragraph" style:parent-style-name="Caption" style:class="extra"/>
    <style:style style:name="Text" style:family="paragraph" style:parent-style-name="Caption"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in" fo:margin-right="0.0783in" fo:margin-top="0.0398in" fo:margin-bottom="0.0398in" fo:text-align="center" style:justify-single-word="false" fo:text-indent="0in" style:auto-text-indent="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in" fo:margin-right="0in" fo:margin-top="0.111in" fo:margin-bottom="0in" style:line-height-at-least="0.139in" fo:text-align="start" style:justify-single-word="false" fo:text-indent="0in" style:auto-text-indent="false" style:text-autospace="non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top="0.0965in" fo:margin-bottom="0in">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top="0.0835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top="0.0693in" fo:margin-bottom="0in">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left="0in" fo:margin-right="0in" fo:margin-top="0in" fo:margin-bottom="0in"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44pt" fo:font-style="normal" fo:text-shadow="none" style:text-underline-style="none" fo:font-weight="normal" style:font-name-asian="DejaVu Sans" style:font-size-asian="44pt" style:font-style-asian="normal" style:font-weight-asian="normal" style:font-name-complex="DejaVu Sans" style:font-size-complex="44pt" style:font-style-complex="normal" style:font-weight-complex="normal" style:text-emphasize="none"/>
    </style:style>
    <style:style style:name="Default_7e_LT_7e_Untertitel" style:display-name="Default~LT~Untertitel" style:family="paragraph">
      <style:paragraph-properties fo:margin-left="0in" fo:margin-right="0in" fo:margin-top="0.111in" fo:margin-bottom="0in"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Default_7e_LT_7e_Notizen" style:display-name="Default~LT~Notizen" style:family="paragraph">
      <style:paragraph-properties fo:margin-left="0in" fo:margin-right="0in" fo:margin-top="0.0626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12pt" fo:font-style="normal" fo:text-shadow="none" style:text-underline-style="none" fo:font-weight="normal" style:font-name-asian="DejaVu Sans" style:font-size-asian="12pt" style:font-style-asian="normal" style:font-weight-asian="normal" style:font-name-complex="DejaVu Sans" style:font-size-complex="12pt" style:font-style-complex="normal" style:font-weight-complex="normal" style:text-emphasize="none"/>
    </style:style>
    <style:style style:name="Default_7e_LT_7e_Hintergrundobjekte" style:display-name="Default~LT~Hintergrundobjekte" style:family="paragraph">
      <style:paragraph-properties fo:margin-left="0in" fo:margin-right="0in" fo:margin-top="0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font-name="Times New Roman" fo:font-size="24pt" fo:font-style="normal" fo:text-shadow="none" style:text-underline-style="none" fo:font-weight="normal" style:font-name-asian="Times New Roman" style:font-size-asian="24pt" style:font-style-asian="normal" style:font-weight-asian="normal" style:font-name-complex="Times New Roman" style:font-size-complex="24pt" style:font-style-complex="normal" style:font-weight-complex="normal"/>
    </style:style>
    <style:style style:name="Default_7e_LT_7e_Hintergrund" style:display-name="Default~LT~Hintergrund" style:family="paragraph">
      <style:paragraph-properties fo:text-align="center" style:justify-single-word="false" style:text-autospace="none"/>
    </style:style>
    <style:style style:name="default" style:family="paragraph">
      <style:paragraph-properties fo:margin-left="0in" fo:margin-right="0in" fo:margin-top="0in" fo:margin-bottom="0in" style:line-height-at-least="0.139in" fo:text-indent="0in" style:auto-text-indent="false" style:text-autospace="none"/>
      <style:text-properties style:use-window-font-color="true" style:text-outline="false" style:text-line-through-style="none" style:font-name="DejaVu Sans"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le" style:family="paragraph">
      <style:paragraph-properties fo:margin-left="0in" fo:margin-right="0in" fo:margin-top="0in" fo:margin-bottom="0in"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44pt" fo:font-style="normal" fo:text-shadow="none" style:text-underline-style="none" fo:font-weight="normal" style:font-name-asian="DejaVu Sans" style:font-size-asian="44pt" style:font-style-asian="normal" style:font-weight-asian="normal" style:font-name-complex="DejaVu Sans" style:font-size-complex="44pt" style:font-style-complex="normal" style:font-weight-complex="normal" style:text-emphasize="none"/>
    </style:style>
    <style:style style:name="Background_20_objects" style:display-name="Background objects" style:family="paragraph">
      <style:paragraph-properties fo:margin-left="0in" fo:margin-right="0in" fo:margin-top="0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font-name="Times New Roman" fo:font-size="24pt" fo:font-style="normal" fo:text-shadow="none" style:text-underline-style="none" fo:font-weight="normal" style:font-name-asian="Times New Roman" style:font-size-asian="24pt" style:font-style-asian="normal" style:font-weight-asian="normal" style:font-name-complex="Times New Roman" style:font-size-complex="24pt" style:font-style-complex="normal" style:font-weight-complex="normal"/>
    </style:style>
    <style:style style:name="Background" style:family="paragraph">
      <style:paragraph-properties fo:text-align="center" style:justify-single-word="false" style:text-autospace="none"/>
    </style:style>
    <style:style style:name="Notes" style:family="paragraph">
      <style:paragraph-properties fo:margin-left="0in" fo:margin-right="0in" fo:margin-top="0.0626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12pt" fo:font-style="normal" fo:text-shadow="none" style:text-underline-style="none" fo:font-weight="normal" style:font-name-asian="DejaVu Sans" style:font-size-asian="12pt" style:font-style-asian="normal" style:font-weight-asian="normal" style:font-name-complex="DejaVu Sans" style:font-size-complex="12pt" style:font-style-complex="normal" style:font-weight-complex="normal" style:text-emphasize="none"/>
    </style:style>
    <style:style style:name="Outline_20_1" style:display-name="Outline 1" style:family="paragraph">
      <style:paragraph-properties fo:margin-left="0in" fo:margin-right="0in" fo:margin-top="0.111in" fo:margin-bottom="0in" style:line-height-at-least="0.139in" fo:text-align="start" style:justify-single-word="false" fo:text-indent="0in" style:auto-text-indent="false" style:text-autospace="non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Outline_20_2" style:display-name="Outline 2" style:family="paragraph" style:parent-style-name="Outline_20_1">
      <style:paragraph-properties fo:margin-top="0.0965in" fo:margin-bottom="0in">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top="0.0835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top="0.0693in" fo:margin-bottom="0in">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font-size="20pt" style:font-size-asian="20pt" style:font-size-complex="20pt"/>
    </style:style>
    <style:style style:name="Outline_20_5" style:display-name="Outline 5" style:family="paragraph" style:parent-style-name="Outline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Numbering_20_1" style:display-name="Numbering 1" style:family="paragraph" style:parent-style-name="List" style:class="list">
      <style:paragraph-properties fo:margin-left="0.25in" fo:margin-right="0in" fo:margin-top="0in" fo:margin-bottom="0.0835in" fo:text-indent="-0.25in" style:auto-text-indent="false"/>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Line_20_numbering" style:display-name="Line numbering" style:family="text"/>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1" text:display-levels="4">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count-empty-lines="false" text:offset="0.1965in" style:num-format="1" text:number-position="left" text:increment="1"/>
  </office:styles>
  <office:automatic-styles>
    <style:style style:name="MP1" style:family="paragraph" style:parent-style-name="Header">
      <style:paragraph-properties fo:margin-left="0in" fo:margin-right="0in" fo:text-indent="0in" style:auto-text-indent="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3937in" fo:margin-bottom="0.3937in" fo:margin-left="0.7874in" fo:margin-right="0.3937in" fo:background-color="#ffffff"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MP1">v.24b - <text:date style:data-style-name="N37" text:date-value="2010-10-06T21:09:36.99">10/06/10</text:date><text:tab/>Exploring STEM With MathPiper<text:tab/><text:page-number text:select-page="current">42</text:page-number>/<text:page-count>175</text:page-count></text:p>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9$Build-9420</meta:generator>
    <meta:creation-date>2008-04-21T19:20:31</meta:creation-date>
    <dc:date>2010-10-06T21:09:37</dc:date>
    <meta:editing-cycles>872</meta:editing-cycles>
    <meta:editing-duration>PT471H05M47S</meta:editing-duration>
    <meta:document-statistic meta:table-count="31" meta:image-count="58" meta:object-count="120" meta:page-count="175" meta:paragraph-count="3260" meta:word-count="36704" meta:character-count="239343"/>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frac>
      <math:mn>6</math:mn>
      <math:mn>1000</math:mn>
    </math:mfrac>
    <math:annotation math:encoding="StarMath 5.0">{6} over {1000} </math:annotation>
  </math:semantics>
</math:math>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gr3" style:family="graphic" style:parent-style-name="standard">
      <style:graphic-properties svg:stroke-width="0.051cm" draw:marker-start-width="0.276cm" draw:marker-end-width="0.276cm" draw:textarea-horizontal-align="center" draw:textarea-vertical-align="middle" fo:padding-top="0.15cm" fo:padding-bottom="0.15cm" fo:padding-left="0.275cm" fo:padding-right="0.275cm"/>
    </style:style>
    <style:style style:name="gr4" style:family="graphic" style:parent-style-name="standard">
      <style:graphic-properties draw:stroke="none" svg:stroke-color="#000000" draw:fill="none" draw:fill-color="#ffffff" draw:textarea-horizontal-align="left" draw:auto-grow-height="true" draw:auto-grow-width="false" fo:min-height="0cm" fo:min-width="3.517cm"/>
    </style:style>
    <style:style style:name="gr5" style:family="graphic" style:parent-style-name="standard">
      <style:graphic-properties draw:marker-end="Arrow" draw:marker-end-width="0.3cm" draw:textarea-horizontal-align="center" draw:textarea-vertical-align="middle"/>
    </style:style>
    <style:style style:name="gr6" style:family="graphic" style:parent-style-name="standard">
      <style:graphic-properties draw:stroke="none" svg:stroke-color="#000000" draw:fill="none" draw:fill-color="#ffffff" draw:textarea-horizontal-align="left" draw:auto-grow-height="true" draw:auto-grow-width="false" fo:min-height="0cm" fo:min-width="4.338cm"/>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style:style style:name="T2" style:family="text">
      <style:text-properties fo:color="#ff0000"/>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4.136cm" svg:y="3.316cm">
          <draw:text-box>
            <text:p><text:span text:style-name="T1">1 <text:s/>2 <text:s/>3 <text:s/>4 <text:s/>5 <text:s/>6 <text:s/>7 <text:s/>8 <text:s/>9 <text:s/>10</text:span></text:p>
          </draw:text-box>
        </draw:frame>
        <draw:frame draw:style-name="gr1" draw:text-style-name="P1" draw:layer="layout" svg:width="11.551cm" svg:height="0.988cm" svg:x="3.751cm" svg:y="4.062cm">
          <draw:text-box>
            <text:p><text:span text:style-name="T1">10 <text:s/>9 <text:s/>8 <text:s/>7 <text:s/>6 <text:s/>5 <text:s/>4 <text:s/>3 <text:s/>2 <text:s/>1</text:span></text:p>
          </draw:text-box>
        </draw:frame>
        <draw:custom-shape draw:style-name="gr2" draw:text-style-name="P2" draw:layer="layout" svg:width="0.938cm" svg:height="2.839cm" svg:x="3.944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5.122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6.3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7.478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8.656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9.835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11.013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12.191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3.369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4.544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 draw:text-style-name="P2" draw:layer="layout" svg:x1="3.559cm" svg:y1="5.118cm" svg:x2="15.97cm" svg:y2="5.118cm">
          <text:p/>
        </draw:line>
        <draw:g>
          <draw:frame draw:style-name="gr1" draw:text-style-name="P1" draw:layer="layout" svg:width="1.264cm" svg:height="0.988cm" svg:x="3.752cm" svg:y="5.217cm">
            <draw:text-box>
              <text:p><text:span text:style-name="T1">11</text:span></text:p>
            </draw:text-box>
          </draw:frame>
          <draw:frame draw:style-name="gr1" draw:text-style-name="P1" draw:layer="layout" svg:width="1.264cm" svg:height="0.988cm" svg:x="4.941cm" svg:y="5.217cm">
            <draw:text-box>
              <text:p><text:span text:style-name="T1">11</text:span></text:p>
            </draw:text-box>
          </draw:frame>
          <draw:frame draw:style-name="gr1" draw:text-style-name="P1" draw:layer="layout" svg:width="1.264cm" svg:height="0.988cm" svg:x="6.13cm" svg:y="5.217cm">
            <draw:text-box>
              <text:p><text:span text:style-name="T1">11</text:span></text:p>
            </draw:text-box>
          </draw:frame>
          <draw:frame draw:style-name="gr1" draw:text-style-name="P1" draw:layer="layout" svg:width="1.264cm" svg:height="0.988cm" svg:x="7.319cm" svg:y="5.217cm">
            <draw:text-box>
              <text:p><text:span text:style-name="T1">11</text:span></text:p>
            </draw:text-box>
          </draw:frame>
          <draw:frame draw:style-name="gr1" draw:text-style-name="P1" draw:layer="layout" svg:width="1.264cm" svg:height="0.988cm" svg:x="8.508cm" svg:y="5.217cm">
            <draw:text-box>
              <text:p><text:span text:style-name="T1">11</text:span></text:p>
            </draw:text-box>
          </draw:frame>
          <draw:frame draw:style-name="gr1" draw:text-style-name="P1" draw:layer="layout" svg:width="1.264cm" svg:height="0.988cm" svg:x="9.698cm" svg:y="5.217cm">
            <draw:text-box>
              <text:p><text:span text:style-name="T1">11</text:span></text:p>
            </draw:text-box>
          </draw:frame>
          <draw:frame draw:style-name="gr1" draw:text-style-name="P1" draw:layer="layout" svg:width="1.264cm" svg:height="0.988cm" svg:x="10.887cm" svg:y="5.217cm">
            <draw:text-box>
              <text:p><text:span text:style-name="T1">11</text:span></text:p>
            </draw:text-box>
          </draw:frame>
          <draw:frame draw:style-name="gr1" draw:text-style-name="P1" draw:layer="layout" svg:width="1.264cm" svg:height="0.988cm" svg:x="12.076cm" svg:y="5.217cm">
            <draw:text-box>
              <text:p><text:span text:style-name="T1">11</text:span></text:p>
            </draw:text-box>
          </draw:frame>
          <draw:frame draw:style-name="gr1" draw:text-style-name="P1" draw:layer="layout" svg:width="1.264cm" svg:height="0.988cm" svg:x="13.265cm" svg:y="5.217cm">
            <draw:text-box>
              <text:p><text:span text:style-name="T1">11</text:span></text:p>
            </draw:text-box>
          </draw:frame>
          <draw:frame draw:style-name="gr1" draw:text-style-name="P1" draw:layer="layout" svg:width="1.264cm" svg:height="0.988cm" svg:x="14.452cm" svg:y="5.217cm">
            <draw:text-box>
              <text:p><text:span text:style-name="T1">11</text:span></text:p>
            </draw:text-box>
          </draw:frame>
        </draw:g>
        <draw:frame draw:style-name="gr1" draw:text-style-name="P1" draw:layer="layout" svg:width="0.883cm" svg:height="0.988cm" svg:x="3.246cm" svg:y="4.061cm">
          <draw:text-box>
            <text:p><text:span text:style-name="T1">+</text:span></text:p>
          </draw:text-box>
        </draw:frame>
        <draw:frame draw:style-name="gr4" draw:layer="layout" svg:width="3.391cm" svg:height="1.038cm" svg:x="7.962cm" svg:y="1.119cm">
          <draw:text-box>
            <text:p><text:span text:style-name="T2">n</text:span> columns</text:p>
          </draw:text-box>
        </draw:frame>
        <draw:line draw:style-name="gr5" draw:text-style-name="P2" draw:layer="layout" svg:x1="8.082cm" svg:y1="1.937cm" svg:x2="4.474cm" svg:y2="3.308cm">
          <text:p/>
        </draw:line>
        <draw:line draw:style-name="gr5" draw:text-style-name="P2" draw:layer="layout" svg:x1="8.491cm" svg:y1="1.985cm" svg:x2="5.749cm" svg:y2="3.235cm">
          <text:p/>
        </draw:line>
        <draw:line draw:style-name="gr5" draw:text-style-name="P2" draw:layer="layout" svg:x1="8.851cm" svg:y1="2.009cm" svg:x2="6.831cm" svg:y2="3.26cm">
          <text:p/>
        </draw:line>
        <draw:line draw:style-name="gr5" draw:text-style-name="P2" draw:layer="layout" svg:x1="9.26cm" svg:y1="2.009cm" svg:x2="7.961cm" svg:y2="3.26cm">
          <text:p/>
        </draw:line>
        <draw:line draw:style-name="gr5" draw:text-style-name="P2" draw:layer="layout" svg:x1="9.573cm" svg:y1="1.985cm" svg:x2="9.164cm" svg:y2="3.308cm">
          <text:p/>
        </draw:line>
        <draw:line draw:style-name="gr5" draw:text-style-name="P2" draw:layer="layout" svg:x1="9.838cm" svg:y1="2.009cm" svg:x2="10.319cm" svg:y2="3.32cm">
          <text:p/>
        </draw:line>
        <draw:line draw:style-name="gr5" draw:text-style-name="P2" draw:layer="layout" svg:x1="10.174cm" svg:y1="1.985cm" svg:x2="11.569cm" svg:y2="3.308cm">
          <text:p/>
        </draw:line>
        <draw:line draw:style-name="gr5" draw:text-style-name="P2" draw:layer="layout" svg:x1="10.583cm" svg:y1="2.009cm" svg:x2="12.7cm" svg:y2="3.308cm">
          <text:p/>
        </draw:line>
        <draw:line draw:style-name="gr5" draw:text-style-name="P2" draw:layer="layout" svg:x1="10.944cm" svg:y1="1.937cm" svg:x2="13.782cm" svg:y2="3.235cm">
          <text:p/>
        </draw:line>
        <draw:line draw:style-name="gr5" draw:text-style-name="P2" draw:layer="layout" svg:x1="11.209cm" svg:y1="1.768cm" svg:x2="14.913cm" svg:y2="3.26cm">
          <text:p/>
        </draw:line>
        <draw:frame draw:style-name="gr6" draw:layer="layout" svg:width="4.838cm" svg:height="1.825cm" svg:x="-0.216cm" svg:y="5.628cm">
          <draw:text-box>
            <text:p>Each column</text:p>
            <text:p>sums to <text:span text:style-name="T2">(n+1)</text:span></text:p>
          </draw:text-box>
        </draw:frame>
        <draw:line draw:style-name="gr5" draw:text-style-name="P2" draw:layer="layout" svg:x1="1.804cm" svg:y1="5.773cm" svg:x2="3.729cm" svg:y2="5.677cm">
          <text:p/>
        </draw:line>
      </draw:page>
    </office:drawing>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00/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101/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102/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3/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4/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5/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6/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svg:stroke-width="0.051cm" draw:marker-start-width="0.276cm" draw:marker-end-width="0.276cm" draw:fill="none" draw:textarea-vertical-align="middle" draw:auto-grow-height="false" fo:min-height="0.749cm" fo:min-width="0.499cm" fo:padding-top="0.15cm" fo:padding-bottom="0.15cm" fo:padding-left="0.275cm" fo:padding-right="0.275cm"/>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stroke="none" svg:stroke-color="#000000" draw:fill="none" draw:fill-color="#ffffff" draw:textarea-horizontal-align="left" draw:auto-grow-height="true" draw:auto-grow-width="true" fo:min-height="0.75cm" fo:min-width="3.773cm"/>
    </style:style>
    <style:style style:name="gr5" style:family="graphic" style:parent-style-name="standard">
      <style:graphic-properties draw:stroke="none" svg:stroke-color="#000000" draw:fill="none" draw:fill-color="#ffffff" draw:textarea-horizontal-align="left" draw:auto-grow-height="true" draw:auto-grow-width="false" fo:min-height="0.567cm" fo:min-width="0.412cm"/>
    </style:style>
    <style:style style:name="gr6" style:family="graphic" style:parent-style-name="standard">
      <style:graphic-properties draw:stroke="none" svg:stroke-color="#000000" draw:fill="none" draw:fill-color="#ffffff" draw:textarea-horizontal-align="left" draw:auto-grow-height="true" draw:auto-grow-width="false" fo:min-height="0.737cm" fo:min-width="0.365cm"/>
    </style:style>
    <style:style style:name="gr7" style:family="graphic" style:parent-style-name="standard">
      <style:graphic-properties draw:stroke="none" svg:stroke-color="#000000" draw:fill="none" draw:fill-color="#ffffff" draw:textarea-horizontal-align="left" draw:auto-grow-height="true" draw:auto-grow-width="true" fo:min-height="0.603cm" fo:min-width="0cm"/>
    </style:style>
    <style:style style:name="gr8" style:family="graphic" style:parent-style-name="standard">
      <style:graphic-properties svg:stroke-color="#0000ff" draw:fill="solid" draw:fill-color="#0000ff" draw:textarea-horizontal-align="center" draw:textarea-vertical-align="middle"/>
    </style:style>
    <style:style style:name="gr9" style:family="graphic" style:parent-style-name="standard">
      <style:graphic-properties svg:stroke-width="0.025cm" svg:stroke-color="#0000ff" draw:marker-start-width="0.237cm" draw:marker-end-width="0.237cm" draw:fill="solid" draw:fill-color="#0000ff" draw:textarea-horizontal-align="center" draw:textarea-vertical-align="middle" fo:padding-top="0.137cm" fo:padding-bottom="0.137cm" fo:padding-left="0.262cm" fo:padding-right="0.262cm"/>
    </style:style>
    <style:style style:name="P1" style:family="paragraph">
      <style:paragraph-properties fo:text-align="center"/>
    </style:style>
    <style:style style:name="P2" style:family="paragraph">
      <style:text-properties fo:color="#0000ff" fo:font-size="12pt" style:font-size-asian="12pt" style:font-size-complex="12pt"/>
    </style:style>
    <style:style style:name="P3" style:family="paragraph">
      <style:paragraph-properties fo:text-align="center"/>
      <style:text-properties fo:color="#0000ff" fo:font-size="12pt" style:font-size-asian="12pt" style:font-size-complex="12pt"/>
    </style:style>
    <style:style style:name="P4" style:family="paragraph">
      <style:paragraph-properties fo:text-align="center"/>
      <style:text-properties fo:font-size="12pt" style:font-size-asian="12pt" style:font-size-complex="12pt"/>
    </style:style>
    <style:style style:name="T1" style:family="text">
      <style:text-properties fo:color="#0000ff" fo:font-size="12pt" style:font-size-asian="12pt" style:font-size-complex="12pt"/>
    </style:style>
    <style:style style:name="T2" style:family="text">
      <style:text-properties fo:color="#008000" fo:font-size="12pt" style:font-size-asian="12pt" style:font-size-complex="12pt"/>
    </style:style>
    <style:style style:name="T3" style:family="text">
      <style:text-properties fo:color="#ff0000"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5.953cm" svg:height="9.921cm" svg:x="0.081cm" svg:y="-0.174cm">
          <draw:image xlink:href="Pictures/100002010000025B000001770155AB38.png" xlink:type="simple" xlink:show="embed" xlink:actuate="onLoad">
            <text:p/>
          </draw:image>
        </draw:frame>
        <draw:custom-shape draw:style-name="gr2" draw:text-style-name="P1" draw:layer="layout" svg:width="0.188cm" svg:height="2.165cm" svg:x="11.136cm" svg:y="3.199cm">
          <text:p/>
          <draw:enhanced-geometry svg:viewBox="0 0 21600 21600" draw:mirror-horizontal="false" draw:mirror-vertical="false" draw:glue-points="0 0 0 21600 21600 10800" draw:text-areas="0 ?f9 7800 ?f10" draw:type="right-brace" draw:modifiers="1800 11527.9778393352"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2" draw:text-style-name="P1" draw:layer="layout" svg:width="0.363cm" svg:height="4.204cm" draw:transform="rotate (-1.57079632679579) translate (10.921cm 5.577cm)">
          <text:p/>
          <draw:enhanced-geometry svg:viewBox="0 0 21600 21600" draw:mirror-horizontal="false" draw:mirror-vertical="fals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3" draw:text-style-name="P2" draw:layer="layout" svg:width="4.405cm" svg:height="0.78cm" svg:x="11.258cm" svg:y="3.993cm">
          <draw:text-box>
            <text:p><text:span text:style-name="T1">330 - 275 = rise = </text:span><text:span text:style-name="T2">55</text:span></text:p>
          </draw:text-box>
        </draw:frame>
        <draw:frame draw:style-name="gr4" draw:text-style-name="P2" draw:layer="layout" svg:width="4.273cm" svg:height="1cm" svg:x="7.265cm" svg:y="5.904cm">
          <draw:text-box>
            <text:p><text:span text:style-name="T1">6 - 5 = run = </text:span><text:span text:style-name="T3">1</text:span></text:p>
          </draw:text-box>
        </draw:frame>
        <draw:frame draw:style-name="gr3" draw:text-style-name="P2" draw:layer="layout" svg:width="1.184cm" svg:height="1.309cm" svg:x="12.016cm" svg:y="6.374cm">
          <draw:text-box>
            <text:p><text:span text:style-name="T1">rise</text:span></text:p>
            <text:p><text:span text:style-name="T1">run</text:span></text:p>
          </draw:text-box>
        </draw:frame>
        <draw:frame draw:style-name="gr3" draw:text-style-name="P3" draw:layer="layout" svg:width="0.976cm" svg:height="1.309cm" svg:x="13.544cm" svg:y="6.447cm">
          <draw:text-box>
            <text:p text:style-name="P1"><text:span text:style-name="T2">55</text:span></text:p>
            <text:p text:style-name="P1"><text:span text:style-name="T3">1</text:span></text:p>
          </draw:text-box>
        </draw:frame>
        <draw:frame draw:style-name="gr5" draw:text-style-name="P2" draw:layer="layout" svg:width="0.976cm" svg:height="0.817cm" svg:x="14.658cm" svg:y="6.688cm">
          <draw:text-box>
            <text:p><text:span text:style-name="T1">55</text:span></text:p>
          </draw:text-box>
        </draw:frame>
        <draw:frame draw:style-name="gr6" draw:text-style-name="P2" draw:layer="layout" svg:width="0.865cm" svg:height="0.987cm" svg:x="14.244cm" svg:y="6.686cm">
          <draw:text-box>
            <text:p><text:span text:style-name="T1">=</text:span></text:p>
          </draw:text-box>
        </draw:frame>
        <draw:frame draw:style-name="gr7" draw:text-style-name="P2" draw:layer="layout" svg:width="0.748cm" svg:height="0.853cm" svg:x="13.014cm" svg:y="6.663cm">
          <draw:text-box>
            <text:p><text:span text:style-name="T1">=</text:span></text:p>
          </draw:text-box>
        </draw:frame>
        <draw:line draw:style-name="gr8" draw:text-style-name="P4" draw:layer="layout" svg:x1="12.171cm" svg:y1="7.048cm" svg:x2="13.085cm" svg:y2="7.048cm">
          <text:p/>
        </draw:line>
        <draw:line draw:style-name="gr9" draw:text-style-name="P4" draw:layer="layout" svg:x1="13.614cm" svg:y1="7.096cm" svg:x2="14.384cm" svg:y2="7.096cm">
          <text:p/>
        </draw:line>
        <draw:frame draw:style-name="gr7" draw:text-style-name="P2" draw:layer="layout" svg:width="1.882cm" svg:height="0.853cm" svg:x="10.32cm" svg:y="6.64cm">
          <draw:text-box>
            <text:p><text:span text:style-name="T1">slope =</text:span></text:p>
          </draw:text-box>
        </draw:frame>
      </draw:page>
    </office:drawing>
  </office:body>
</office:document-content>
</file>

<file path=Object 10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0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svg:stroke-width="0.051cm" draw:marker-start-width="0.276cm" draw:marker-end-width="0.276cm" draw:fill="none" draw:textarea-vertical-align="middle" draw:auto-grow-height="false" fo:min-height="0.749cm" fo:min-width="0.499cm" fo:padding-top="0.15cm" fo:padding-bottom="0.15cm" fo:padding-left="0.275cm" fo:padding-right="0.275cm"/>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stroke="none" svg:stroke-color="#000000" draw:fill="none" draw:fill-color="#ffffff" draw:textarea-horizontal-align="left" draw:auto-grow-height="true" draw:auto-grow-width="true" fo:min-height="0cm" fo:min-width="3.75cm"/>
    </style:style>
    <style:style style:name="gr5" style:family="graphic" style:parent-style-name="standard">
      <style:graphic-properties draw:stroke="none" svg:stroke-color="#000000" draw:fill="none" draw:fill-color="#ffffff" draw:textarea-horizontal-align="left" draw:auto-grow-height="true" draw:auto-grow-width="false" fo:min-height="0.567cm" fo:min-width="0.412cm"/>
    </style:style>
    <style:style style:name="gr6" style:family="graphic" style:parent-style-name="standard">
      <style:graphic-properties draw:stroke="none" svg:stroke-color="#000000" draw:fill="none" draw:fill-color="#ffffff" draw:textarea-horizontal-align="left" draw:auto-grow-height="true" draw:auto-grow-width="false" fo:min-height="0.737cm" fo:min-width="0.365cm"/>
    </style:style>
    <style:style style:name="gr7" style:family="graphic" style:parent-style-name="standard">
      <style:graphic-properties draw:stroke="none" svg:stroke-color="#000000" draw:fill="none" draw:fill-color="#ffffff" draw:textarea-horizontal-align="left" draw:auto-grow-height="true" draw:auto-grow-width="true" fo:min-height="0.603cm" fo:min-width="0cm"/>
    </style:style>
    <style:style style:name="gr8" style:family="graphic" style:parent-style-name="standard">
      <style:graphic-properties svg:stroke-color="#0000ff" draw:fill="solid" draw:fill-color="#0000ff" draw:textarea-horizontal-align="center" draw:textarea-vertical-align="middle"/>
    </style:style>
    <style:style style:name="gr9" style:family="graphic" style:parent-style-name="standard">
      <style:graphic-properties svg:stroke-width="0.025cm" svg:stroke-color="#0000ff" draw:marker-start-width="0.237cm" draw:marker-end-width="0.237cm" draw:fill="solid" draw:fill-color="#0000ff" draw:textarea-horizontal-align="center" draw:textarea-vertical-align="middle" fo:padding-top="0.137cm" fo:padding-bottom="0.137cm" fo:padding-left="0.262cm" fo:padding-right="0.262cm"/>
    </style:style>
    <style:style style:name="gr10" style:family="graphic" style:parent-style-name="standard">
      <style:graphic-properties draw:stroke="none" svg:stroke-color="#000000" draw:fill="none" draw:fill-color="#ffffff" draw:textarea-horizontal-align="left" draw:auto-grow-height="true" draw:auto-grow-width="false" fo:min-height="0.603cm" fo:min-width="2.608cm"/>
    </style:style>
    <style:style style:name="P1" style:family="paragraph">
      <style:paragraph-properties fo:text-align="center"/>
    </style:style>
    <style:style style:name="P2" style:family="paragraph">
      <style:text-properties fo:color="#0000ff" fo:font-size="12pt" style:font-size-asian="12pt" style:font-size-complex="12pt"/>
    </style:style>
    <style:style style:name="P3" style:family="paragraph">
      <style:paragraph-properties fo:text-align="center"/>
      <style:text-properties fo:color="#0000ff" fo:font-size="12pt" style:font-size-asian="12pt" style:font-size-complex="12pt"/>
    </style:style>
    <style:style style:name="P4" style:family="paragraph">
      <style:paragraph-properties fo:text-align="center"/>
      <style:text-properties fo:font-size="12pt" style:font-size-asian="12pt" style:font-size-complex="12pt"/>
    </style:style>
    <style:style style:name="T1" style:family="text">
      <style:text-properties fo:color="#0000ff" fo:font-size="12pt" style:font-size-asian="12pt" style:font-size-complex="12pt"/>
    </style:style>
    <style:style style:name="T2" style:family="text">
      <style:text-properties fo:color="#008000" fo:font-size="12pt" style:font-size-asian="12pt" style:font-size-complex="12pt"/>
    </style:style>
    <style:style style:name="T3" style:family="text">
      <style:text-properties fo:color="#ff0000"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5.953cm" svg:height="9.921cm" svg:x="0.057cm" svg:y="0.403cm">
          <draw:image xlink:href="Pictures/100002010000025B000001770603CF90.png" xlink:type="simple" xlink:show="embed" xlink:actuate="onLoad">
            <text:p/>
          </draw:image>
        </draw:frame>
        <draw:custom-shape draw:style-name="gr2" draw:text-style-name="P1" draw:layer="layout" svg:width="0.185cm" svg:height="4.282cm" svg:x="13.037cm" svg:y="1.756cm">
          <text:p/>
          <draw:enhanced-geometry svg:viewBox="0 0 21600 21600" draw:mirror-horizontal="false" draw:mirror-vertical="false" draw:glue-points="0 0 0 21600 21600 10800" draw:text-areas="0 ?f9 7800 ?f10" draw:type="right-brace" draw:modifiers="1800 11527.9778393352"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2" draw:text-style-name="P1" draw:layer="layout" svg:width="0.727cm" svg:height="8.437cm" draw:transform="rotate (-1.57079632679579) translate (12.773cm 6.213cm)">
          <text:p/>
          <draw:enhanced-geometry svg:viewBox="0 0 21600 21600" draw:mirror-horizontal="false" draw:mirror-vertical="fals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3" draw:text-style-name="P2" draw:layer="layout" svg:width="2.648cm" svg:height="1.309cm" svg:x="13.111cm" svg:y="3.416cm">
          <draw:text-box>
            <text:p><text:span text:style-name="T1">385 - 275 =</text:span></text:p>
            <text:p><text:span text:style-name="T1">rise = </text:span><text:span text:style-name="T2">110</text:span></text:p>
          </draw:text-box>
        </draw:frame>
        <draw:frame draw:style-name="gr4" draw:text-style-name="P2" draw:layer="layout" svg:width="4.25cm" svg:height="0.78cm" svg:x="7.023cm" svg:y="6.856cm">
          <draw:text-box>
            <text:p><text:span text:style-name="T1">7 - 5 = run = </text:span><text:span text:style-name="T3">2</text:span></text:p>
          </draw:text-box>
        </draw:frame>
        <draw:frame draw:style-name="gr3" draw:text-style-name="P2" draw:layer="layout" svg:width="1.184cm" svg:height="1.309cm" svg:x="4.68cm" svg:y="1.877cm">
          <draw:text-box>
            <text:p><text:span text:style-name="T1">rise</text:span></text:p>
            <text:p><text:span text:style-name="T1">run</text:span></text:p>
          </draw:text-box>
        </draw:frame>
        <draw:frame draw:style-name="gr3" draw:text-style-name="P3" draw:layer="layout" svg:width="1.145cm" svg:height="1.309cm" svg:x="6.111cm" svg:y="1.877cm">
          <draw:text-box>
            <text:p text:style-name="P1"><text:span text:style-name="T2">110</text:span></text:p>
            <text:p text:style-name="P1"><text:span text:style-name="T3">2</text:span></text:p>
          </draw:text-box>
        </draw:frame>
        <draw:frame draw:style-name="gr5" draw:text-style-name="P2" draw:layer="layout" svg:width="0.976cm" svg:height="0.817cm" svg:x="7.322cm" svg:y="2.118cm">
          <draw:text-box>
            <text:p><text:span text:style-name="T1">55</text:span></text:p>
          </draw:text-box>
        </draw:frame>
        <draw:frame draw:style-name="gr6" draw:text-style-name="P2" draw:layer="layout" svg:width="0.865cm" svg:height="0.987cm" svg:x="6.908cm" svg:y="2.116cm">
          <draw:text-box>
            <text:p><text:span text:style-name="T1">=</text:span></text:p>
          </draw:text-box>
        </draw:frame>
        <draw:frame draw:style-name="gr7" draw:text-style-name="P2" draw:layer="layout" svg:width="0.748cm" svg:height="0.853cm" svg:x="5.678cm" svg:y="2.093cm">
          <draw:text-box>
            <text:p><text:span text:style-name="T1">=</text:span></text:p>
          </draw:text-box>
        </draw:frame>
        <draw:line draw:style-name="gr8" draw:text-style-name="P4" draw:layer="layout" svg:x1="4.835cm" svg:y1="2.503cm" svg:x2="5.869cm" svg:y2="2.503cm">
          <text:p/>
        </draw:line>
        <draw:line draw:style-name="gr9" draw:text-style-name="P4" draw:layer="layout" svg:x1="6.278cm" svg:y1="2.526cm" svg:x2="7.048cm" svg:y2="2.526cm">
          <text:p/>
        </draw:line>
        <draw:frame draw:style-name="gr10" draw:text-style-name="P2" draw:layer="layout" svg:width="3.108cm" svg:height="0.853cm" svg:x="2.935cm" svg:y="2.07cm">
          <draw:text-box>
            <text:p><text:span text:style-name="T1"><text:s/></text:span><text:span text:style-name="T1">slope =</text:span></text:p>
          </draw:text-box>
        </draw:frame>
      </draw:page>
    </office:drawing>
  </office:body>
</office:document-content>
</file>

<file path=Object 10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09/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1/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10/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111/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12/content.xml><?xml version="1.0" encoding="utf-8"?>
<!DOCTYPE math  PUBLIC '-//OpenOffice.org//DTD Modified W3C MathML 1.01//EN'  'math.dtd'>
<math:math xmlns:math="http://www.w3.org/1998/Math/MathML">
  <math:semantics>
    <math:mrow>
      <math:mrow>
        <math:mrow>
          <math:mi math:fontstyle="italic">slope</math:mi>
          <math:mo math:stretchy="false">=</math:mo>
          <math:mfrac>
            <math:mi math:fontstyle="italic">rise</math:mi>
            <math:mi math:fontstyle="italic">run</math:mi>
          </math:mfrac>
        </math:mrow>
        <math:mo math:stretchy="false">=</math:mo>
        <math:mfrac>
          <math:mn>55</math:mn>
          <math:mn>1</math:mn>
        </math:mfrac>
      </math:mrow>
      <math:mo math:stretchy="false">=</math:mo>
      <math:mn>55</math:mn>
    </math:mrow>
    <math:annotation math:encoding="StarMath 5.0">slope = rise over run = 55 over 1 = 55</math:annotation>
  </math:semantics>
</math:math>
</file>

<file path=Object 113/content.xml><?xml version="1.0" encoding="utf-8"?>
<!DOCTYPE math  PUBLIC '-//OpenOffice.org//DTD Modified W3C MathML 1.01//EN'  'math.dtd'>
<math:math xmlns:math="http://www.w3.org/1998/Math/MathML">
  <math:semantics>
    <math:mrow>
      <math:mrow>
        <math:mrow>
          <math:mi math:fontstyle="italic">slope</math:mi>
          <math:mo math:stretchy="false">=</math:mo>
          <math:mfrac>
            <math:mi math:fontstyle="italic">rise</math:mi>
            <math:mi math:fontstyle="italic">run</math:mi>
          </math:mfrac>
        </math:mrow>
        <math:mo math:stretchy="false">=</math:mo>
        <math:mfrac>
          <math:mn>110</math:mn>
          <math:mn>2</math:mn>
        </math:mfrac>
      </math:mrow>
      <math:mo math:stretchy="false">=</math:mo>
      <math:mn>55</math:mn>
    </math:mrow>
    <math:annotation math:encoding="StarMath 5.0">slope = rise over run = 110 over 2 = 55</math:annotation>
  </math:semantics>
</math:math>
</file>

<file path=Object 114/content.xml><?xml version="1.0" encoding="utf-8"?>
<!DOCTYPE math  PUBLIC '-//OpenOffice.org//DTD Modified W3C MathML 1.01//EN'  'math.dtd'>
<math:math xmlns:math="http://www.w3.org/1998/Math/MathML">
  <math:semantics>
    <math:mrow>
      <math:mi>d</math:mi>
      <math:mo math:stretchy="false">=</math:mo>
      <math:mn>55t</math:mn>
    </math:mrow>
    <math:annotation math:encoding="StarMath 5.0">d=55t</math:annotation>
  </math:semantics>
</math:math>
</file>

<file path=Object 115/content.xml><?xml version="1.0" encoding="utf-8"?>
<!DOCTYPE math  PUBLIC '-//OpenOffice.org//DTD Modified W3C MathML 1.01//EN'  'math.dtd'>
<math:math xmlns:math="http://www.w3.org/1998/Math/MathML">
  <math:semantics>
    <math:mrow>
      <math:mn>55</math:mn>
      <math:mfrac>
        <math:mi math:fontstyle="italic">miles</math:mi>
        <math:mi math:fontstyle="italic">hour</math:mi>
      </math:mfrac>
    </math:mrow>
    <math:annotation math:encoding="StarMath 5.0">55 miles over hour</math:annotation>
  </math:semantics>
</math:math>
</file>

<file path=Object 1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svg:stroke-color="#ff0000" draw:marker-end="Arrow" draw:marker-end-width="0.3cm" draw:textarea-horizontal-align="center"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false" fo:min-height="0cm" fo:min-width="0.965cm"/>
    </style:style>
    <style:style style:name="gr5" style:family="graphic" style:parent-style-name="standard">
      <style:graphic-properties draw:stroke="none" svg:stroke-color="#000000" draw:fill="none" draw:fill-color="#ffffff" draw:textarea-horizontal-align="left" draw:auto-grow-height="true" draw:auto-grow-width="false" fo:min-height="0.616cm" fo:min-width="2.072cm"/>
    </style:style>
    <style:style style:name="gr6" style:family="graphic" style:parent-style-name="standard">
      <style:graphic-properties draw:stroke="none" svg:stroke-color="#000000" draw:fill="none" draw:fill-color="#ffffff" draw:textarea-horizontal-align="left" draw:auto-grow-height="true" draw:auto-grow-width="false" fo:min-height="0cm" fo:min-width="2.072cm"/>
    </style:style>
    <style:style style:name="P1" style:family="paragraph">
      <style:paragraph-properties fo:text-align="center"/>
      <style:text-properties fo:font-size="10pt" style:font-size-asian="10pt" style:font-size-complex="10pt"/>
    </style:style>
    <style:style style:name="P2" style:family="paragraph">
      <style:text-properties fo:color="#ff0000" fo:font-size="10pt" fo:font-weight="normal" style:font-size-asian="10pt" style:font-weight-asian="normal" style:font-size-complex="10pt" style:font-weight-complex="normal"/>
    </style:style>
    <style:style style:name="P3" style:family="paragraph">
      <style:paragraph-properties fo:text-align="center"/>
      <style:text-properties fo:font-size="10pt" fo:font-weight="normal" style:font-size-asian="10pt" style:font-weight-asian="normal" style:font-size-complex="10pt" style:font-weight-complex="normal"/>
    </style:style>
    <style:style style:name="P4" style:family="paragraph">
      <style:text-properties fo:color="#ff0000" fo:font-size="10pt" style:font-size-asian="10pt" style:font-size-complex="10pt"/>
    </style:style>
    <style:style style:name="P5" style:family="paragraph">
      <style:text-properties fo:color="#ff0000" fo:font-size="12pt" style:font-size-asian="12pt" style:font-size-complex="12pt"/>
    </style:style>
    <style:style style:name="T1" style:family="text">
      <style:text-properties fo:color="#ff0000" fo:font-size="10pt" fo:font-weight="normal" style:font-size-asian="10pt" style:font-weight-asian="normal" style:font-size-complex="10pt" style:font-weight-complex="normal"/>
    </style:style>
    <style:style style:name="T2" style:family="text">
      <style:text-properties fo:color="#ff0000" fo:font-size="10pt" style:font-size-asian="10pt" style:font-size-complex="10pt"/>
    </style:style>
    <style:style style:name="T3" style:family="text">
      <style:text-properties fo:color="#ff0000"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6.8cm" svg:height="11.006cm" svg:x="-6.356cm" svg:y="0cm">
          <draw:image xlink:href="Pictures/100002010000027B000001A0D09CF37E.png" xlink:type="simple" xlink:show="embed" xlink:actuate="onLoad">
            <text:p/>
          </draw:image>
        </draw:frame>
        <draw:frame draw:style-name="gr2" draw:text-style-name="P2" draw:layer="layout" svg:width="6.738cm" svg:height="0.692cm" svg:x="-6.133cm" svg:y="0.783cm">
          <draw:text-box>
            <text:p><text:span text:style-name="T1">Blue around button means it is selected.</text:span></text:p>
          </draw:text-box>
        </draw:frame>
        <draw:line draw:style-name="gr3" draw:text-style-name="P3" draw:layer="layout" svg:x1="-5.22cm" svg:y1="1.3cm" svg:x2="-5.437cm" svg:y2="2.31cm">
          <text:p/>
        </draw:line>
        <draw:frame draw:style-name="gr2" draw:text-style-name="P4" draw:layer="layout" svg:width="7.017cm" svg:height="0.692cm" svg:x="0.41cm" svg:y="3.993cm">
          <draw:text-box>
            <text:p><text:span text:style-name="T2">Small triangle changes the button's mode.</text:span></text:p>
          </draw:text-box>
        </draw:frame>
        <draw:line draw:style-name="gr3" draw:text-style-name="P3" draw:layer="layout" svg:x1="-4.425cm" svg:y1="5.461cm" svg:x2="-4.739cm" svg:y2="4.594cm">
          <text:p/>
        </draw:line>
        <draw:frame draw:style-name="gr2" draw:text-style-name="P4" draw:layer="layout" svg:width="4.071cm" svg:height="1.133cm" svg:x="-6.013cm" svg:y="5.341cm">
          <draw:text-box>
            <text:p><text:span text:style-name="T2">Independent (free) and</text:span></text:p>
            <text:p><text:span text:style-name="T2">dependent object lists.</text:span></text:p>
          </draw:text-box>
        </draw:frame>
        <draw:line draw:style-name="gr3" draw:text-style-name="P3" draw:layer="layout" svg:x1="2.719cm" svg:y1="4.163cm" svg:x2="2.405cm" svg:y2="3.296cm">
          <text:p/>
        </draw:line>
        <draw:frame draw:style-name="gr2" draw:text-style-name="P4" draw:layer="layout" svg:width="2.775cm" svg:height="0.692cm" svg:x="-5.531cm" svg:y="8.732cm">
          <draw:text-box>
            <text:p><text:span text:style-name="T2">Input text field.</text:span></text:p>
          </draw:text-box>
        </draw:frame>
        <draw:line draw:style-name="gr3" draw:text-style-name="P3" draw:layer="layout" svg:x1="-4.113cm" svg:y1="9.333cm" svg:x2="-3.656cm" svg:y2="10.223cm">
          <text:p/>
        </draw:line>
        <draw:frame draw:style-name="gr4" draw:text-style-name="P4" draw:layer="layout" svg:width="1.465cm" svg:height="0.692cm" svg:x="7.939cm" svg:y="1.203cm">
          <draw:text-box>
            <text:p><text:span text:style-name="T2">Undo.</text:span></text:p>
          </draw:text-box>
        </draw:frame>
        <draw:frame draw:style-name="gr4" draw:text-style-name="P4" draw:layer="layout" svg:width="1.465cm" svg:height="0.692cm" svg:x="7.916cm" svg:y="2.189cm">
          <draw:text-box>
            <text:p><text:span text:style-name="T2">Redo.</text:span></text:p>
          </draw:text-box>
        </draw:frame>
        <draw:line draw:style-name="gr3" draw:text-style-name="P3" draw:layer="layout" svg:x1="9.117cm" svg:y1="1.732cm" svg:x2="9.742cm" svg:y2="2.237cm">
          <text:p/>
        </draw:line>
        <draw:line draw:style-name="gr3" draw:text-style-name="P3" draw:layer="layout" svg:x1="9.118cm" svg:y1="2.671cm" svg:x2="9.743cm" svg:y2="3.176cm">
          <text:p/>
        </draw:line>
        <draw:frame draw:style-name="gr4" draw:text-style-name="P4" draw:layer="layout" svg:width="1.633cm" svg:height="0.692cm" svg:x="8.013cm" svg:y="4.041cm">
          <draw:text-box>
            <text:p><text:span text:style-name="T2">Reset.</text:span></text:p>
          </draw:text-box>
        </draw:frame>
        <draw:line draw:style-name="gr3" draw:text-style-name="P3" draw:layer="layout" svg:x1="8.924cm" svg:y1="4.186cm" svg:x2="9.84cm" svg:y2="3.995cm">
          <text:p/>
        </draw:line>
        <draw:frame draw:style-name="gr5" draw:text-style-name="P5" draw:layer="layout" svg:width="3.318cm" svg:height="0.866cm" svg:x="3.995cm" svg:y="6.158cm">
          <draw:text-box>
            <text:p><text:span text:style-name="T3">Drawing pad.</text:span></text:p>
          </draw:text-box>
        </draw:frame>
        <draw:frame draw:style-name="gr2" draw:text-style-name="P4" draw:layer="layout" svg:width="3.042cm" svg:height="0.692cm" svg:x="2.455cm" svg:y="8.443cm">
          <draw:text-box>
            <text:p><text:span text:style-name="T2">Domain (x) axis.</text:span></text:p>
          </draw:text-box>
        </draw:frame>
        <draw:frame draw:style-name="gr2" draw:text-style-name="P4" draw:layer="layout" svg:width="2.868cm" svg:height="0.692cm" svg:x="-0.431cm" svg:y="6.495cm">
          <draw:text-box>
            <text:p><text:span text:style-name="T2">Range (y) axis.</text:span></text:p>
          </draw:text-box>
        </draw:frame>
        <draw:line draw:style-name="gr3" draw:text-style-name="P3" draw:layer="layout" svg:x1="0.193cm" svg:y1="6.546cm" svg:x2="-0.625cm" svg:y2="5.99cm">
          <text:p/>
        </draw:line>
        <draw:line draw:style-name="gr3" draw:text-style-name="P3" draw:layer="layout" svg:x1="2.575cm" svg:y1="8.807cm" svg:x2="1.804cm" svg:y2="9.309cm">
          <text:p/>
        </draw:line>
        <draw:frame draw:style-name="gr6" draw:text-style-name="P4" draw:layer="layout" svg:width="2.686cm" svg:height="1.133cm" svg:x="6.929cm" svg:y="7.867cm">
          <draw:text-box>
            <text:p><text:span text:style-name="T2">Various commands.</text:span></text:p>
          </draw:text-box>
        </draw:frame>
        <draw:line draw:style-name="gr3" draw:text-style-name="P3" draw:layer="layout" svg:x1="8.034cm" svg:y1="8.852cm" svg:x2="7.626cm" svg:y2="10.295cm">
          <text:p/>
        </draw:line>
      </draw:page>
    </office:drawing>
  </office:body>
</office:document-content>
</file>

<file path=Object 1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style:text-autospace="none"/>
      <style:text-properties fo:font-size="12pt" fo:language="en" fo:country="US" style:language-asian="en" style:country-asian="US" style:font-size-complex="12pt"/>
    </style:style>
    <style:style style:name="Body_20_Text" style:display-name="Body Text" style:family="graphic">
      <style:paragraph-properties fo:margin-top="0.268cm" fo:margin-bottom="0.18cm" style:text-autospace="none"/>
      <style:text-properties fo:font-size="12pt" fo:language="en" fo:country="US" style:language-asian="en" style:country-asian="US" style:font-size-complex="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1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text-align="center"/>
    </style:style>
    <style:style style:name="P2" style:family="paragraph">
      <style:text-properties fo:font-family="'Bitstream Vera Sans Mono'" style:font-family-generic="swiss" style:font-pitch="fixed" fo:font-size="14pt" style:font-size-asian="14pt" style:font-size-complex="14pt"/>
    </style:style>
    <style:style style:name="T1" style:family="text">
      <style:text-properties fo:font-family="'Bitstream Vera Sans Mono'" style:font-family-generic="swiss" style:font-pitch="fixe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8.042cm" svg:height="0.793cm" svg:x="1.801cm" svg:y="1.865cm">
          <draw:image xlink:href="Pictures/10000000000001300000001EC39E62B0.png" xlink:type="simple" xlink:show="embed" xlink:actuate="onLoad">
            <text:p/>
          </draw:image>
        </draw:frame>
        <draw:frame draw:style-name="gr2" draw:text-style-name="P2" draw:layer="layout" svg:width="3.169cm" svg:height="0.831cm" svg:x="3.464cm" svg:y="1.852cm">
          <draw:text-box>
            <text:p text:style-name="P2"><text:span text:style-name="T1">speed = 5</text:span></text:p>
          </draw:text-box>
        </draw:frame>
        <draw:frame draw:style-name="gr1" draw:text-style-name="P1" draw:layer="layout" svg:width="8.042cm" svg:height="0.793cm" svg:x="1.777cm" svg:y="3.189cm">
          <draw:image xlink:href="Pictures/10000000000001300000001EC39E62B0.png" xlink:type="simple" xlink:show="embed" xlink:actuate="onLoad">
            <text:p/>
          </draw:image>
        </draw:frame>
        <draw:frame draw:style-name="gr2" draw:text-style-name="P2" draw:layer="layout" svg:width="4.651cm" svg:height="0.831cm" svg:x="3.44cm" svg:y="3.225cm">
          <draw:text-box>
            <text:p text:style-name="P2"><text:span text:style-name="T1">f(x) = speed*x</text:span></text:p>
          </draw:text-box>
        </draw:frame>
      </draw:page>
    </office:drawing>
  </office:body>
</office:document-content>
</file>

<file path=Object 11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1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svg:stroke-color="#ff0000" draw:marker-end="Arrow" draw:marker-end-width="0.3cm" draw:textarea-horizontal-align="center" draw:textarea-vertical-align="middle"/>
    </style:style>
    <style:style style:name="P1" style:family="paragraph">
      <style:paragraph-properties fo:text-align="center"/>
    </style:style>
    <style:style style:name="P2" style:family="paragraph">
      <style:text-properties fo:color="#ff0000" fo:font-size="10pt" style:font-size-asian="10pt" style:font-size-complex="10pt"/>
    </style:style>
    <style:style style:name="P3" style:family="paragraph">
      <style:paragraph-properties fo:text-align="center"/>
      <style:text-properties fo:font-size="10pt" fo:font-weight="normal" style:font-size-asian="10pt" style:font-weight-asian="normal" style:font-size-complex="10pt" style:font-weight-complex="normal"/>
    </style:style>
    <style:style style:name="T1" style:family="text">
      <style:text-properties fo:color="#ff0000"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7.425cm" svg:height="11.13cm" svg:x="-1.116cm" svg:y="-1.412cm">
          <draw:image xlink:href="Pictures/10000201000002D8000001D13DB8B002.png" xlink:type="simple" xlink:show="embed" xlink:actuate="onLoad">
            <text:p/>
          </draw:image>
        </draw:frame>
        <draw:frame draw:style-name="gr2" draw:text-style-name="P2" draw:layer="layout" svg:width="2.945cm" svg:height="1.574cm" svg:x="0.122cm" svg:y="4.018cm">
          <draw:text-box>
            <text:p><text:span text:style-name="T1">Click blue circle</text:span></text:p>
            <text:p><text:span text:style-name="T1">to show speed</text:span></text:p>
            <text:p><text:span text:style-name="T1">slider.</text:span></text:p>
          </draw:text-box>
        </draw:frame>
        <draw:line draw:style-name="gr3" draw:text-style-name="P3" draw:layer="layout" svg:x1="1.467cm" svg:y1="4.041cm" svg:x2="-0.216cm" svg:y2="2.6cm">
          <text:p/>
        </draw:line>
        <draw:frame draw:style-name="gr2" draw:text-style-name="P2" draw:layer="layout" svg:width="2.881cm" svg:height="2.015cm" svg:x="4.812cm" svg:y="3.898cm">
          <draw:text-box>
            <text:p><text:span text:style-name="T1">Drag slider ball</text:span></text:p>
            <text:p><text:span text:style-name="T1">to change the</text:span></text:p>
            <text:p><text:span text:style-name="T1">value of the</text:span></text:p>
            <text:p><text:span text:style-name="T1">speed variable.</text:span></text:p>
          </draw:text-box>
        </draw:frame>
        <draw:line draw:style-name="gr3" draw:text-style-name="P3" draw:layer="layout" svg:x1="6.47cm" svg:y1="3.993cm" svg:x2="7.168cm" svg:y2="3.175cm">
          <text:p/>
        </draw:line>
      </draw:page>
    </office:drawing>
  </office:body>
</office:document-content>
</file>

<file path=Object 11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1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svg:stroke-width="0.051cm" draw:marker-start-width="0.276cm" draw:marker-end-width="0.276cm" draw:fill="none" draw:textarea-vertical-align="middle" draw:auto-grow-height="false" fo:min-height="0.749cm" fo:min-width="0.499cm" fo:padding-top="0.15cm" fo:padding-bottom="0.15cm" fo:padding-left="0.275cm" fo:padding-right="0.275cm"/>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stroke="none" svg:stroke-color="#000000" draw:fill="none" draw:fill-color="#ffffff" draw:textarea-horizontal-align="left" draw:auto-grow-height="true" draw:auto-grow-width="true" fo:min-height="0.75cm" fo:min-width="3.773cm"/>
    </style:style>
    <style:style style:name="gr5" style:family="graphic" style:parent-style-name="standard">
      <style:graphic-properties draw:stroke="none" svg:stroke-color="#000000" draw:fill="none" draw:fill-color="#ffffff" draw:textarea-horizontal-align="left" draw:auto-grow-height="true" draw:auto-grow-width="false" fo:min-height="0.567cm" fo:min-width="0.412cm"/>
    </style:style>
    <style:style style:name="gr6" style:family="graphic" style:parent-style-name="standard">
      <style:graphic-properties draw:stroke="none" svg:stroke-color="#000000" draw:fill="none" draw:fill-color="#ffffff" draw:textarea-horizontal-align="left" draw:auto-grow-height="true" draw:auto-grow-width="false" fo:min-height="0.737cm" fo:min-width="0.365cm"/>
    </style:style>
    <style:style style:name="gr7" style:family="graphic" style:parent-style-name="standard">
      <style:graphic-properties draw:stroke="none" svg:stroke-color="#000000" draw:fill="none" draw:fill-color="#ffffff" draw:textarea-horizontal-align="left" draw:auto-grow-height="true" draw:auto-grow-width="true" fo:min-height="0.603cm" fo:min-width="0cm"/>
    </style:style>
    <style:style style:name="gr8" style:family="graphic" style:parent-style-name="standard">
      <style:graphic-properties svg:stroke-color="#0000ff" draw:fill="solid" draw:fill-color="#0000ff" draw:textarea-horizontal-align="center" draw:textarea-vertical-align="middle"/>
    </style:style>
    <style:style style:name="gr9" style:family="graphic" style:parent-style-name="standard">
      <style:graphic-properties svg:stroke-width="0.025cm" svg:stroke-color="#0000ff" draw:marker-start-width="0.237cm" draw:marker-end-width="0.237cm" draw:fill="solid" draw:fill-color="#0000ff" draw:textarea-horizontal-align="center" draw:textarea-vertical-align="middle" fo:padding-top="0.137cm" fo:padding-bottom="0.137cm" fo:padding-left="0.262cm" fo:padding-right="0.262cm"/>
    </style:style>
    <style:style style:name="P1" style:family="paragraph">
      <style:paragraph-properties fo:text-align="center"/>
    </style:style>
    <style:style style:name="P2" style:family="paragraph">
      <style:text-properties fo:color="#0000ff" fo:font-size="12pt" style:font-size-asian="12pt" style:font-size-complex="12pt"/>
    </style:style>
    <style:style style:name="P3" style:family="paragraph">
      <style:paragraph-properties fo:text-align="center"/>
      <style:text-properties fo:color="#0000ff" fo:font-size="12pt" style:font-size-asian="12pt" style:font-size-complex="12pt"/>
    </style:style>
    <style:style style:name="P4" style:family="paragraph">
      <style:paragraph-properties fo:text-align="center"/>
      <style:text-properties fo:font-size="12pt" style:font-size-asian="12pt" style:font-size-complex="12pt"/>
    </style:style>
    <style:style style:name="T1" style:family="text">
      <style:text-properties fo:color="#0000ff" fo:font-size="12pt" style:font-size-asian="12pt" style:font-size-complex="12pt"/>
    </style:style>
    <style:style style:name="T2" style:family="text">
      <style:text-properties fo:color="#008000" fo:font-size="12pt" style:font-size-asian="12pt" style:font-size-complex="12pt"/>
    </style:style>
    <style:style style:name="T3" style:family="text">
      <style:text-properties fo:color="#ff0000"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5.953cm" svg:height="9.921cm" svg:x="0.081cm" svg:y="-0.174cm">
          <draw:image xlink:href="Pictures/100002010000025B000001770155AB38.png" xlink:type="simple" xlink:show="embed" xlink:actuate="onLoad">
            <text:p/>
          </draw:image>
        </draw:frame>
        <draw:custom-shape draw:style-name="gr2" draw:text-style-name="P1" draw:layer="layout" svg:width="0.188cm" svg:height="2.165cm" svg:x="11.136cm" svg:y="3.199cm">
          <text:p/>
          <draw:enhanced-geometry svg:viewBox="0 0 21600 21600" draw:mirror-horizontal="false" draw:mirror-vertical="false" draw:glue-points="0 0 0 21600 21600 10800" draw:text-areas="0 ?f9 7800 ?f10" draw:type="right-brace" draw:modifiers="1800 11527.9778393352"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2" draw:text-style-name="P1" draw:layer="layout" svg:width="0.363cm" svg:height="4.204cm" draw:transform="rotate (-1.57079632679579) translate (10.921cm 5.577cm)">
          <text:p/>
          <draw:enhanced-geometry svg:viewBox="0 0 21600 21600" draw:mirror-horizontal="false" draw:mirror-vertical="fals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3" draw:text-style-name="P2" draw:layer="layout" svg:width="2.259cm" svg:height="0.78cm" svg:x="11.258cm" svg:y="3.993cm">
          <draw:text-box>
            <text:p><text:span text:style-name="T1">rise = </text:span><text:span text:style-name="T2">.20</text:span></text:p>
          </draw:text-box>
        </draw:frame>
        <draw:frame draw:style-name="gr4" draw:text-style-name="P2" draw:layer="layout" svg:width="4.273cm" svg:height="1cm" svg:x="7.265cm" svg:y="5.904cm">
          <draw:text-box>
            <text:p><text:span text:style-name="T1"><text:s/></text:span><text:span text:style-name="T1">run = </text:span><text:span text:style-name="T3">.01</text:span></text:p>
          </draw:text-box>
        </draw:frame>
        <draw:frame draw:style-name="gr3" draw:text-style-name="P2" draw:layer="layout" svg:width="1.184cm" svg:height="1.309cm" svg:x="4.64cm" svg:y="2.365cm">
          <draw:text-box>
            <text:p><text:span text:style-name="T1">rise</text:span></text:p>
            <text:p><text:span text:style-name="T1">run</text:span></text:p>
          </draw:text-box>
        </draw:frame>
        <draw:frame draw:style-name="gr3" draw:text-style-name="P3" draw:layer="layout" svg:width="1.095cm" svg:height="1.309cm" svg:x="6.168cm" svg:y="2.438cm">
          <draw:text-box>
            <text:p text:style-name="P1"><text:span text:style-name="T2">.20</text:span></text:p>
            <text:p text:style-name="P1"><text:span text:style-name="T3">.01</text:span></text:p>
          </draw:text-box>
        </draw:frame>
        <draw:frame draw:style-name="gr5" draw:text-style-name="P2" draw:layer="layout" svg:width="0.976cm" svg:height="0.817cm" svg:x="7.282cm" svg:y="2.679cm">
          <draw:text-box>
            <text:p><text:span text:style-name="T1">20</text:span></text:p>
          </draw:text-box>
        </draw:frame>
        <draw:frame draw:style-name="gr6" draw:text-style-name="P2" draw:layer="layout" svg:width="0.865cm" svg:height="0.987cm" svg:x="6.707cm" svg:y="2.677cm">
          <draw:text-box>
            <text:p><text:span text:style-name="T1">=</text:span></text:p>
          </draw:text-box>
        </draw:frame>
        <draw:frame draw:style-name="gr7" draw:text-style-name="P2" draw:layer="layout" svg:width="0.748cm" svg:height="0.853cm" svg:x="5.477cm" svg:y="2.654cm">
          <draw:text-box>
            <text:p><text:span text:style-name="T1">=</text:span></text:p>
          </draw:text-box>
        </draw:frame>
        <draw:line draw:style-name="gr8" draw:text-style-name="P4" draw:layer="layout" svg:x1="4.634cm" svg:y1="3.039cm" svg:x2="5.548cm" svg:y2="3.039cm">
          <text:p/>
        </draw:line>
        <draw:line draw:style-name="gr9" draw:text-style-name="P4" draw:layer="layout" svg:x1="6.077cm" svg:y1="3.087cm" svg:x2="6.847cm" svg:y2="3.087cm">
          <text:p/>
        </draw:line>
        <draw:frame draw:style-name="gr7" draw:text-style-name="P2" draw:layer="layout" svg:width="1.882cm" svg:height="0.853cm" svg:x="2.944cm" svg:y="2.631cm">
          <draw:text-box>
            <text:p><text:span text:style-name="T1">slope =</text:span></text:p>
          </draw:text-box>
        </draw:frame>
      </draw:page>
    </office:drawing>
  </office:body>
</office:document-content>
</file>

<file path=Object 11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2/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20/content.xml><?xml version="1.0" encoding="utf-8"?>
<!DOCTYPE math  PUBLIC '-//OpenOffice.org//DTD Modified W3C MathML 1.01//EN'  'math.dtd'>
<math:math xmlns:math="http://www.w3.org/1998/Math/MathML">
  <math:semantics>
    <math:mo math:stretchy="false">Δ</math:mo>
    <math:annotation math:encoding="StarMath 5.0">%DELTA</math:annotation>
  </math:semantics>
</math:math>
</file>

<file path=Object 13/content.xml><?xml version="1.0" encoding="utf-8"?>
<!DOCTYPE math  PUBLIC '-//OpenOffice.org//DTD Modified W3C MathML 1.01//EN'  'math.dtd'>
<math:math xmlns:math="http://www.w3.org/1998/Math/MathML">
  <math:semantics>
    <math:mi>n</math:mi>
    <math:annotation math:encoding="StarMath 5.0">n</math:annotation>
  </math:semantics>
</math:math>
</file>

<file path=Object 14/content.xml><?xml version="1.0" encoding="utf-8"?>
<!DOCTYPE math  PUBLIC '-//OpenOffice.org//DTD Modified W3C MathML 1.01//EN'  'math.dtd'>
<math:math xmlns:math="http://www.w3.org/1998/Math/MathML">
  <math:semantics>
    <math:mrow>
      <math:mn>10</math:mn>
      <math:mo math:stretchy="false">∗</math:mo>
      <math:mrow>
        <math:mo math:stretchy="false">(</math:mo>
        <math:mrow>
          <math:mn>10</math:mn>
          <math:mo math:stretchy="false">+</math:mo>
          <math:mn>1</math:mn>
        </math:mrow>
        <math:mo math:stretchy="false">)</math:mo>
      </math:mrow>
    </math:mrow>
    <math:annotation math:encoding="StarMath 5.0">10*(10+1)</math:annotation>
  </math:semantics>
</math:math>
</file>

<file path=Object 15/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6/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7/content.xml><?xml version="1.0" encoding="utf-8"?>
<!DOCTYPE math  PUBLIC '-//OpenOffice.org//DTD Modified W3C MathML 1.01//EN'  'math.dtd'>
<math:math xmlns:math="http://www.w3.org/1998/Math/MathML">
  <math:semantics>
    <math:mfrac>
      <math:mrow>
        <math:mi>n</math:mi>
        <math:mo math:stretchy="false">∗</math:mo>
        <math:mrow>
          <math:mo math:stretchy="false">(</math:mo>
          <math:mrow>
            <math:mi>n</math:mi>
            <math:mo math:stretchy="false">+</math:mo>
            <math:mn>1</math:mn>
          </math:mrow>
          <math:mo math:stretchy="false">)</math:mo>
        </math:mrow>
      </math:mrow>
      <math:mn>2</math:mn>
    </math:mfrac>
    <math:annotation math:encoding="StarMath 5.0">{n*(n+1)} over {2}</math:annotation>
  </math:semantics>
</math:math>
</file>

<file path=Object 18/content.xml><?xml version="1.0" encoding="utf-8"?>
<!DOCTYPE math  PUBLIC '-//OpenOffice.org//DTD Modified W3C MathML 1.01//EN'  'math.dtd'>
<math:math xmlns:math="http://www.w3.org/1998/Math/MathML">
  <math:semantics>
    <math:mrow>
      <math:mi>n</math:mi>
      <math:mo math:stretchy="false">=</math:mo>
      <math:mn>10</math:mn>
    </math:mrow>
    <math:annotation math:encoding="StarMath 5.0">n=10</math:annotation>
  </math:semantics>
</math:math>
</file>

<file path=Object 19/content.xml><?xml version="1.0" encoding="utf-8"?>
<!DOCTYPE math  PUBLIC '-//OpenOffice.org//DTD Modified W3C MathML 1.01//EN'  'math.dtd'>
<math:math xmlns:math="http://www.w3.org/1998/Math/MathML">
  <math:semantics>
    <math:mrow>
      <math:mrow>
        <math:mo math:stretchy="false">(</math:mo>
        <math:mrow>
          <math:mi>n</math:mi>
          <math:mo math:stretchy="false">∗</math:mo>
          <math:mrow>
            <math:mo math:stretchy="false">(</math:mo>
            <math:mrow>
              <math:mi>n</math:mi>
              <math:mo math:stretchy="false">+</math:mo>
              <math:mn>1</math:mn>
            </math:mrow>
            <math:mo math:stretchy="false">)</math:mo>
          </math:mrow>
        </math:mrow>
        <math:mo math:stretchy="false">)</math:mo>
      </math:mrow>
      <math:mo math:stretchy="false">/</math:mo>
      <math:mn>2</math:mn>
    </math:mrow>
    <math:annotation math:encoding="StarMath 5.0">(n*(n+1))/2</math:annotation>
  </math:semantics>
</math:math>
</file>

<file path=Object 2/content.xml><?xml version="1.0" encoding="utf-8"?>
<!DOCTYPE math  PUBLIC '-//OpenOffice.org//DTD Modified W3C MathML 1.01//EN'  'math.dtd'>
<math:math xmlns:math="http://www.w3.org/1998/Math/MathML">
  <math:semantics>
    <math:mfrac>
      <math:mn>2</math:mn>
      <math:mn>1000</math:mn>
    </math:mfrac>
    <math:annotation math:encoding="StarMath 5.0">{2} over 1000 </math:annotation>
  </math:semantics>
</math:math>
</file>

<file path=Object 20/content.xml><?xml version="1.0" encoding="utf-8"?>
<!DOCTYPE math  PUBLIC '-//OpenOffice.org//DTD Modified W3C MathML 1.01//EN'  'math.dtd'>
<math:math xmlns:math="http://www.w3.org/1998/Math/MathML">
  <math:semantics>
    <math:mo math:stretchy="false">Σ</math:mo>
    <math:annotation math:encoding="StarMath 5.0">%SIGMA  </math:annotation>
  </math:semantics>
</math:math>
</file>

<file path=Object 21/content.xml><?xml version="1.0" encoding="utf-8"?>
<!DOCTYPE math  PUBLIC '-//OpenOffice.org//DTD Modified W3C MathML 1.01//EN'  'math.dtd'>
<math:math xmlns:math="http://www.w3.org/1998/Math/MathML">
  <math:semantics>
    <math:mo math:stretchy="false">Π</math:mo>
    <math:annotation math:encoding="StarMath 5.0">%PI</math:annotation>
  </math:semantics>
</math:math>
</file>

<file path=Object 22/content.xml><?xml version="1.0" encoding="utf-8"?>
<!DOCTYPE math  PUBLIC '-//OpenOffice.org//DTD Modified W3C MathML 1.01//EN'  'math.dtd'>
<math:math xmlns:math="http://www.w3.org/1998/Math/MathML">
  <math:semantics>
    <math:mo math:stretchy="false">Σ</math:mo>
    <math:annotation math:encoding="StarMath 5.0">%SIGMA</math:annotation>
  </math:semantics>
</math:math>
</file>

<file path=Object 23/content.xml><?xml version="1.0" encoding="utf-8"?>
<!DOCTYPE math  PUBLIC '-//OpenOffice.org//DTD Modified W3C MathML 1.01//EN'  'math.dtd'>
<math:math xmlns:math="http://www.w3.org/1998/Math/MathML">
  <math:semantics>
    <math:mo math:stretchy="false">Σ</math:mo>
    <math:annotation math:encoding="StarMath 5.0">%SIGMA</math:annotation>
  </math:semantics>
</math:math>
</file>

<file path=Object 24/content.xml><?xml version="1.0" encoding="utf-8"?>
<!DOCTYPE math  PUBLIC '-//OpenOffice.org//DTD Modified W3C MathML 1.01//EN'  'math.dtd'>
<math:math xmlns:math="http://www.w3.org/1998/Math/MathML">
  <math:semantics>
    <math:mrow>
      <math:munderover>
        <math:mo math:stretchy="false">∑</math:mo>
        <math:mrow>
          <math:mi>x</math:mi>
          <math:mo math:stretchy="false">=</math:mo>
          <math:mn>1</math:mn>
        </math:mrow>
        <math:mn>3</math:mn>
      </math:munderover>
      <math:mi>x</math:mi>
    </math:mrow>
    <math:annotation math:encoding="StarMath 5.0">sum from{x=1}to{3} x</math:annotation>
  </math:semantics>
</math:math>
</file>

<file path=Object 25/content.xml><?xml version="1.0" encoding="utf-8"?>
<!DOCTYPE math  PUBLIC '-//OpenOffice.org//DTD Modified W3C MathML 1.01//EN'  'math.dtd'>
<math:math xmlns:math="http://www.w3.org/1998/Math/MathML">
  <math:semantics>
    <math:mrow>
      <math:mrow>
        <math:mrow>
          <math:munderover>
            <math:mo math:stretchy="false">∑</math:mo>
            <math:mrow>
              <math:mi>x</math:mi>
              <math:mo math:stretchy="false">=</math:mo>
              <math:mn>1</math:mn>
            </math:mrow>
            <math:mn>3</math:mn>
          </math:munderover>
          <math:mi>x</math:mi>
        </math:mrow>
        <math:mo math:stretchy="false">=</math:mo>
        <math:mrow>
          <math:mrow>
            <math:mn>1</math:mn>
            <math:mo math:stretchy="false">+</math:mo>
            <math:mn>2</math:mn>
          </math:mrow>
          <math:mo math:stretchy="false">+</math:mo>
          <math:mn>3</math:mn>
        </math:mrow>
      </math:mrow>
      <math:mo math:stretchy="false">=</math:mo>
      <math:mn>6</math:mn>
    </math:mrow>
    <math:annotation math:encoding="StarMath 5.0">sum from{x=1}to{3} x = 1+2+3 = 6</math:annotation>
  </math:semantics>
</math:math>
</file>

<file path=Object 26/content.xml><?xml version="1.0" encoding="utf-8"?>
<!DOCTYPE math  PUBLIC '-//OpenOffice.org//DTD Modified W3C MathML 1.01//EN'  'math.dtd'>
<math:math xmlns:math="http://www.w3.org/1998/Math/MathML">
  <math:semantics>
    <math:mrow>
      <math:mrow>
        <math:mrow>
          <math:mrow>
            <math:munderover>
              <math:mo math:stretchy="false">∑</math:mo>
              <math:mrow>
                <math:mi>x</math:mi>
                <math:mo math:stretchy="false">=</math:mo>
                <math:mn>1</math:mn>
              </math:mrow>
              <math:mn>3</math:mn>
            </math:munderover>
            <math:mn>2</math:mn>
          </math:mrow>
          <math:mo math:stretchy="false">∗</math:mo>
          <math:mi>x</math:mi>
        </math:mrow>
        <math:mo math:stretchy="false">=</math:mo>
        <math:mrow>
          <math:mrow>
            <math:mn>2</math:mn>
            <math:mo math:stretchy="false">+</math:mo>
            <math:mn>4</math:mn>
          </math:mrow>
          <math:mo math:stretchy="false">+</math:mo>
          <math:mn>6</math:mn>
        </math:mrow>
      </math:mrow>
      <math:mo math:stretchy="false">=</math:mo>
      <math:mn>12</math:mn>
    </math:mrow>
    <math:annotation math:encoding="StarMath 5.0">sum from{x=1}to{3} 2*x = 2+4+6 = 12</math:annotation>
  </math:semantics>
</math:math>
</file>

<file path=Object 27/content.xml><?xml version="1.0" encoding="utf-8"?>
<!DOCTYPE math  PUBLIC '-//OpenOffice.org//DTD Modified W3C MathML 1.01//EN'  'math.dtd'>
<math:math xmlns:math="http://www.w3.org/1998/Math/MathML">
  <math:semantics>
    <math:mrow>
      <math:mn>2</math:mn>
      <math:mo math:stretchy="false">∗</math:mo>
      <math:mi>x</math:mi>
    </math:mrow>
    <math:annotation math:encoding="StarMath 5.0">2*x</math:annotation>
  </math:semantics>
</math:math>
</file>

<file path=Object 28/content.xml><?xml version="1.0" encoding="utf-8"?>
<!DOCTYPE math  PUBLIC '-//OpenOffice.org//DTD Modified W3C MathML 1.01//EN'  'math.dtd'>
<math:math xmlns:math="http://www.w3.org/1998/Math/MathML">
  <math:semantics>
    <math:mn>2x</math:mn>
    <math:annotation math:encoding="StarMath 5.0">2x</math:annotation>
  </math:semantics>
</math:math>
</file>

<file path=Object 29/content.xml><?xml version="1.0" encoding="utf-8"?>
<!DOCTYPE math  PUBLIC '-//OpenOffice.org//DTD Modified W3C MathML 1.01//EN'  'math.dtd'>
<math:math xmlns:math="http://www.w3.org/1998/Math/MathML">
  <math:semantics>
    <math:mfrac>
      <math:mrow>
        <math:mi>n</math:mi>
        <math:mrow>
          <math:mo math:stretchy="false">(</math:mo>
          <math:mrow>
            <math:mi>n</math:mi>
            <math:mo math:stretchy="false">+</math:mo>
            <math:mn>1</math:mn>
          </math:mrow>
          <math:mo math:stretchy="false">)</math:mo>
        </math:mrow>
      </math:mrow>
      <math:mn>2</math:mn>
    </math:mfrac>
    <math:annotation math:encoding="StarMath 5.0">{n(n+1)} over {2}</math:annotation>
  </math:semantics>
</math:math>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text-properties fo:font-family="'Bitstream Vera Sans Mono'" style:font-family-generic="swiss" style:font-pitch="fixed"/>
    </style:style>
    <style:style style:name="T1" style:family="text">
      <style:text-properties fo:font-family="'Bitstream Vera Sans Mono'" style:font-family-generic="swiss" style:font-pitch="fixe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1.516cm">
          <draw:text-box>
            <text:p text:style-name="P1"><text:span text:style-name="T1">1 <text:s/>2 <text:s/>3 <text:s/>4 <text:s/>5 <text:s/>6 <text:s/>7 <text:s/>8 <text:s/>9 <text:s/>10</text:span></text:p>
          </draw:text-box>
        </draw:frame>
        <draw:frame draw:style-name="gr1" draw:text-style-name="P1" draw:layer="layout" svg:width="11.551cm" svg:height="0.988cm" svg:x="1.251cm" svg:y="2.262cm">
          <draw:text-box>
            <text:p text:style-name="P1"><text:span text:style-name="T1">10 <text:s/>9 <text:s/>8 <text:s/>7 <text:s/>6 <text:s/>5 <text:s/>4 <text:s/>3 <text:s/>2 <text:s/>1</text:span></text:p>
          </draw:text-box>
        </draw:fram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0/content.xml><?xml version="1.0" encoding="utf-8"?>
<!DOCTYPE math  PUBLIC '-//OpenOffice.org//DTD Modified W3C MathML 1.01//EN'  'math.dtd'>
<math:math xmlns:math="http://www.w3.org/1998/Math/MathML">
  <math:semantics>
    <math:mrow>
      <math:mrow>
        <math:mrow>
          <math:munderover>
            <math:mo math:stretchy="false">∑</math:mo>
            <math:mrow>
              <math:mi>x</math:mi>
              <math:mo math:stretchy="false">=</math:mo>
              <math:mn>1</math:mn>
            </math:mrow>
            <math:mn>3</math:mn>
          </math:munderover>
          <math:mn>2x</math:mn>
        </math:mrow>
        <math:mo math:stretchy="false">=</math:mo>
        <math:mrow>
          <math:mrow>
            <math:mn>2</math:mn>
            <math:mo math:stretchy="false">+</math:mo>
            <math:mn>4</math:mn>
          </math:mrow>
          <math:mo math:stretchy="false">+</math:mo>
          <math:mn>6</math:mn>
        </math:mrow>
      </math:mrow>
      <math:mo math:stretchy="false">=</math:mo>
      <math:mn>12</math:mn>
    </math:mrow>
    <math:annotation math:encoding="StarMath 5.0">sum from{x=1}to{3} 2x = 2+4+6 = 12</math:annotation>
  </math:semantics>
</math:math>
</file>

<file path=Object 31/content.xml><?xml version="1.0" encoding="utf-8"?>
<!DOCTYPE math  PUBLIC '-//OpenOffice.org//DTD Modified W3C MathML 1.01//EN'  'math.dtd'>
<math:math xmlns:math="http://www.w3.org/1998/Math/MathML">
  <math:semantics>
    <math:mo math:stretchy="false">ℕ</math:mo>
    <math:annotation math:encoding="StarMath 5.0">setN </math:annotation>
  </math:semantics>
</math:math>
</file>

<file path=Object 32/content.xml><?xml version="1.0" encoding="utf-8"?>
<!DOCTYPE math  PUBLIC '-//OpenOffice.org//DTD Modified W3C MathML 1.01//EN'  'math.dtd'>
<math:math xmlns:math="http://www.w3.org/1998/Math/MathML">
  <math:semantics>
    <math:mo math:stretchy="false">ℕ</math:mo>
    <math:annotation math:encoding="StarMath 5.0">setN </math:annotation>
  </math:semantics>
</math:math>
</file>

<file path=Object 33/content.xml><?xml version="1.0" encoding="utf-8"?>
<!DOCTYPE math  PUBLIC '-//OpenOffice.org//DTD Modified W3C MathML 1.01//EN'  'math.dtd'>
<math:math xmlns:math="http://www.w3.org/1998/Math/MathML">
  <math:semantics>
    <math:mrow>
      <math:mrow>
        <math:mo math:stretchy="false">ℕ</math:mo>
        <math:mo math:stretchy="false">=</math:mo>
        <math:mo math:stretchy="false">{</math:mo>
      </math:mrow>
      <math:mn>0,1,2,</math:mn>
      <math:mo math:stretchy="false">⋯</math:mo>
      <math:mo math:stretchy="false">}</math:mo>
    </math:mrow>
    <math:annotation math:encoding="StarMath 5.0">setN = \{0,1,2,dotsaxis \}</math:annotation>
  </math:semantics>
</math:math>
</file>

<file path=Object 34/content.xml><?xml version="1.0" encoding="utf-8"?>
<!DOCTYPE math  PUBLIC '-//OpenOffice.org//DTD Modified W3C MathML 1.01//EN'  'math.dtd'>
<math:math xmlns:math="http://www.w3.org/1998/Math/MathML">
  <math:semantics>
    <math:mo math:stretchy="false">⋯</math:mo>
    <math:annotation math:encoding="StarMath 5.0">dotsaxis </math:annotation>
  </math:semantics>
</math:math>
</file>

<file path=Object 35/content.xml><?xml version="1.0" encoding="utf-8"?>
<!DOCTYPE math  PUBLIC '-//OpenOffice.org//DTD Modified W3C MathML 1.01//EN'  'math.dtd'>
<math:math xmlns:math="http://www.w3.org/1998/Math/MathML">
  <math:semantics>
    <math:mo math:stretchy="false">ℤ</math:mo>
    <math:annotation math:encoding="StarMath 5.0">setZ </math:annotation>
  </math:semantics>
</math:math>
</file>

<file path=Object 36/content.xml><?xml version="1.0" encoding="utf-8"?>
<!DOCTYPE math  PUBLIC '-//OpenOffice.org//DTD Modified W3C MathML 1.01//EN'  'math.dtd'>
<math:math xmlns:math="http://www.w3.org/1998/Math/MathML">
  <math:semantics>
    <math:mo math:stretchy="false">ℤ</math:mo>
    <math:annotation math:encoding="StarMath 5.0">setZ</math:annotation>
  </math:semantics>
</math:math>
</file>

<file path=Object 37/content.xml><?xml version="1.0" encoding="utf-8"?>
<!DOCTYPE math  PUBLIC '-//OpenOffice.org//DTD Modified W3C MathML 1.01//EN'  'math.dtd'>
<math:math xmlns:math="http://www.w3.org/1998/Math/MathML">
  <math:semantics>
    <math:mrow>
      <math:mrow>
        <math:mo math:stretchy="false">ℤ</math:mo>
        <math:mo math:stretchy="false">=</math:mo>
        <math:mo math:stretchy="false">{</math:mo>
      </math:mrow>
      <math:mo math:stretchy="false">⋯</math:mo>
      <math:mrow>
        <math:mrow>
          <math:mi>,</math:mi>
          <math:mo math:stretchy="false">−</math:mo>
          <math:mn>2,</math:mn>
        </math:mrow>
        <math:mo math:stretchy="false">−</math:mo>
        <math:mn>1,0,1,2,</math:mn>
      </math:mrow>
      <math:mo math:stretchy="false">⋯</math:mo>
      <math:mo math:stretchy="false">}</math:mo>
    </math:mrow>
    <math:annotation math:encoding="StarMath 5.0">setZ = \{dotsaxis,-2, -1,0,1,2,dotsaxis \}</math:annotation>
  </math:semantics>
</math:math>
</file>

<file path=Object 38/content.xml><?xml version="1.0" encoding="utf-8"?>
<!DOCTYPE math  PUBLIC '-//OpenOffice.org//DTD Modified W3C MathML 1.01//EN'  'math.dtd'>
<math:math xmlns:math="http://www.w3.org/1998/Math/MathML">
  <math:semantics>
    <math:mo math:stretchy="false">⋯</math:mo>
    <math:annotation math:encoding="StarMath 5.0">dotsaxis </math:annotation>
  </math:semantics>
</math:math>
</file>

<file path=Object 3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6.721cm" svg:height="1.39cm" svg:x="2.791cm" svg:y="1.539cm">
          <draw:text-box>
            <text:p text:style-name="P1"><text:span text:style-name="T1">... -2 -1 0 1 2 ...</text:span></text:p>
          </draw:text-box>
        </draw:frame>
        <draw:line draw:style-name="gr2" draw:text-style-name="P2" draw:layer="layout" svg:x1="6.88cm" svg:y1="2.429cm" svg:x2="6.88cm" svg:y2="3.247cm">
          <text:p/>
        </draw:line>
      </draw:page>
    </office:drawing>
  </office:body>
</office:document-content>
</file>

<file path=Object 3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1.516cm">
          <draw:text-box>
            <text:p><text:span text:style-name="T1">1 <text:s/>2 <text:s/>3 <text:s/>4 <text:s/>5 <text:s/>6 <text:s/>7 <text:s/>8 <text:s/>9 <text:s/>10</text:span></text:p>
          </draw:text-box>
        </draw:frame>
        <draw:frame draw:style-name="gr1" draw:text-style-name="P1" draw:layer="layout" svg:width="11.551cm" svg:height="0.988cm" svg:x="1.251cm" svg:y="2.262cm">
          <draw:text-box>
            <text:p><text:span text:style-name="T1">10 <text:s/>9 <text:s/>8 <text:s/>7 <text:s/>6 <text:s/>5 <text:s/>4 <text:s/>3 <text:s/>2 <text:s/>1</text:span></text:p>
          </draw:text-box>
        </draw:frame>
        <draw:custom-shape draw:style-name="gr2" draw:text-style-name="P2" draw:layer="layout" svg:width="0.938cm" svg:height="1.612cm" svg:x="1.4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2.622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3.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4.97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6.156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7.335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8.513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9.691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0.869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2.0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0/content.xml><?xml version="1.0" encoding="utf-8"?>
<!DOCTYPE math  PUBLIC '-//OpenOffice.org//DTD Modified W3C MathML 1.01//EN'  'math.dtd'>
<math:math xmlns:math="http://www.w3.org/1998/Math/MathML">
  <math:semantics>
    <math:mrow>
      <math:mrow>
        <math:munderover>
          <math:mo math:stretchy="false">∑</math:mo>
          <math:mrow>
            <math:mi>x</math:mi>
            <math:mo math:stretchy="false">=</math:mo>
            <math:mn>1</math:mn>
          </math:mrow>
          <math:mn>10</math:mn>
        </math:munderover>
        <math:mn>3x</math:mn>
      </math:mrow>
      <math:mo math:stretchy="false">+</math:mo>
      <math:mn>4</math:mn>
    </math:mrow>
    <math:annotation math:encoding="StarMath 5.0">sum from{x=1}to{10} 3x+4</math:annotation>
  </math:semantics>
</math:math>
</file>

<file path=Object 4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0.023cm" svg:height="1.39cm" svg:x="0.882cm" svg:y="1.515cm">
          <draw:text-box>
            <text:p><text:span text:style-name="T1">... <text:s text:c="2"/>-2 <text:s text:c="2"/>-1 <text:s text:c="2"/>0 <text:s text:c="3"/>1 <text:s text:c="2"/>2 <text:s text:c="2"/>...</text:span></text:p>
          </draw:text-box>
        </draw:frame>
        <draw:line draw:style-name="gr2" draw:text-style-name="P2" draw:layer="layout" svg:x1="6.88cm" svg:y1="2.429cm" svg:x2="6.88cm" svg:y2="3.247cm">
          <text:p/>
        </draw:line>
      </draw:page>
    </office:drawing>
  </office:body>
</office:document-content>
</file>

<file path=Object 4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6.119cm" svg:height="1.39cm" svg:x="-2.618cm" svg:y="1.515cm">
          <draw:text-box>
            <text:p><text:span text:style-name="T1">... <text:s text:c="6"/>-2 <text:s text:c="6"/>-1 <text:s text:c="6"/>0 <text:s text:c="7"/>1 <text:s text:c="6"/>2 <text:s text:c="6"/>...</text:span></text:p>
          </draw:text-box>
        </draw:frame>
        <draw:line draw:style-name="gr2" draw:text-style-name="P2" draw:layer="layout" svg:x1="6.88cm" svg:y1="2.429cm" svg:x2="6.88cm" svg:y2="3.247cm">
          <text:p/>
        </draw:line>
      </draw:page>
    </office:drawing>
  </office:body>
</office:document-content>
</file>

<file path=Object 4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svg:stroke-color="#0000ff"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24.501cm" svg:height="1.39cm" svg:x="-9.318cm" svg:y="1.515cm">
          <draw:text-box>
            <text:p><text:span text:style-name="T1">... <text:s text:c="14"/>-2 <text:s text:c="14"/>-1 <text:s text:c="14"/>0 <text:s text:c="14"/>1 <text:s text:c="14"/>2 ...</text:span></text:p>
          </draw:text-box>
        </draw:frame>
        <draw:frame draw:style-name="gr2" draw:layer="layout" svg:width="3.11cm" svg:height="1.038cm" svg:x="5.758cm" svg:y="4.069cm">
          <draw:text-box>
            <text:p>Big Gaps</text:p>
          </draw:text-box>
        </draw:frame>
        <draw:line draw:style-name="gr3" draw:text-style-name="P2" draw:layer="layout" svg:x1="8.756cm" svg:y1="4.546cm" svg:x2="11.498cm" svg:y2="2.429cm">
          <text:p/>
        </draw:line>
        <draw:line draw:style-name="gr3" draw:text-style-name="P2" draw:layer="layout" svg:x1="7.168cm" svg:y1="4.065cm" svg:x2="7.129cm" svg:y2="2.554cm">
          <text:p/>
        </draw:line>
        <draw:line draw:style-name="gr3" draw:text-style-name="P2" draw:layer="layout" svg:x1="5.821cm" svg:y1="4.426cm" svg:x2="2.704cm" svg:y2="2.385cm">
          <text:p/>
        </draw:line>
      </draw:page>
    </office:drawing>
  </office:body>
</office:document-content>
</file>

<file path=Object 4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4/content.xml><?xml version="1.0" encoding="utf-8"?>
<!DOCTYPE math  PUBLIC '-//OpenOffice.org//DTD Modified W3C MathML 1.01//EN'  'math.dtd'>
<math:math xmlns:math="http://www.w3.org/1998/Math/MathML">
  <math:semantics>
    <math:mfrac>
      <math:mrow>
        <math:mn>1</math:mn>
        <math:mi math:fontstyle="italic">apple</math:mi>
      </math:mrow>
      <math:mrow>
        <math:mi math:fontstyle="italic">cut</math:mi>
        <math:mi math:fontstyle="italic">into</math:mi>
        <math:mn>2</math:mn>
        <math:mi math:fontstyle="italic">pieces</math:mi>
      </math:mrow>
    </math:mfrac>
    <math:annotation math:encoding="StarMath 5.0">{1 apple} over {cut into 2 pieces}</math:annotation>
  </math:semantics>
</math:math>
</file>

<file path=Object 45/content.xml><?xml version="1.0" encoding="utf-8"?>
<!DOCTYPE math  PUBLIC '-//OpenOffice.org//DTD Modified W3C MathML 1.01//EN'  'math.dtd'>
<math:math xmlns:math="http://www.w3.org/1998/Math/MathML">
  <math:semantics>
    <math:mrow>
      <math:mrow>
        <math:mn>1</math:mn>
        <math:mi math:fontstyle="italic">apple</math:mi>
      </math:mrow>
      <math:mo math:stretchy="false">÷</math:mo>
      <math:mrow>
        <math:mi math:fontstyle="italic">cut</math:mi>
        <math:mi math:fontstyle="italic">into</math:mi>
        <math:mn>2</math:mn>
        <math:mi math:fontstyle="italic">pieces</math:mi>
      </math:mrow>
    </math:mrow>
    <math:annotation math:encoding="StarMath 5.0">{1 apple} div {cut into 2 pieces}</math:annotation>
  </math:semantics>
</math:math>
</file>

<file path=Object 46/content.xml><?xml version="1.0" encoding="utf-8"?>
<!DOCTYPE math  PUBLIC '-//OpenOffice.org//DTD Modified W3C MathML 1.01//EN'  'math.dtd'>
<math:math xmlns:math="http://www.w3.org/1998/Math/MathML">
  <math:semantics>
    <math:mfenced math:open="" math:close="">
      <math:mfrac>
        <math:mn>1</math:mn>
        <math:mn>3</math:mn>
      </math:mfrac>
    </math:mfenced>
    <math:annotation math:encoding="StarMath 5.0">left(1 over 3 right)  </math:annotation>
  </math:semantics>
</math:math>
</file>

<file path=Object 47/content.xml><?xml version="1.0" encoding="utf-8"?>
<!DOCTYPE math  PUBLIC '-//OpenOffice.org//DTD Modified W3C MathML 1.01//EN'  'math.dtd'>
<math:math xmlns:math="http://www.w3.org/1998/Math/MathML">
  <math:semantics>
    <math:mfrac>
      <math:mn>1</math:mn>
      <math:mn>2</math:mn>
    </math:mfrac>
    <math:annotation math:encoding="StarMath 5.0">{1} over {2}</math:annotation>
  </math:semantics>
</math:math>
</file>

<file path=Object 48/content.xml><?xml version="1.0" encoding="utf-8"?>
<!DOCTYPE math  PUBLIC '-//OpenOffice.org//DTD Modified W3C MathML 1.01//EN'  'math.dtd'>
<math:math xmlns:math="http://www.w3.org/1998/Math/MathML">
  <math:semantics>
    <math:mrow>
      <math:mn>1</math:mn>
      <math:mo math:stretchy="false">÷</math:mo>
      <math:mn>2</math:mn>
    </math:mrow>
    <math:annotation math:encoding="StarMath 5.0">{1} div {2}</math:annotation>
  </math:semantics>
</math:math>
</file>

<file path=Object 49/content.xml><?xml version="1.0" encoding="utf-8"?>
<!DOCTYPE math  PUBLIC '-//OpenOffice.org//DTD Modified W3C MathML 1.01//EN'  'math.dtd'>
<math:math xmlns:math="http://www.w3.org/1998/Math/MathML">
  <math:semantics>
    <math:mrow>
      <math:mrow>
        <math:mn>1</math:mn>
        <math:mi math:fontstyle="italic">apple</math:mi>
      </math:mrow>
      <math:mo math:stretchy="false">/</math:mo>
      <math:mrow>
        <math:mi math:fontstyle="italic">cut</math:mi>
        <math:mi math:fontstyle="italic">into</math:mi>
        <math:mn>2</math:mn>
        <math:mi math:fontstyle="italic">pieces</math:mi>
      </math:mrow>
    </math:mrow>
    <math:annotation math:encoding="StarMath 5.0">{1 apple} / {cut into 2 pieces}</math:annotation>
  </math:semantics>
</math:math>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gr3" style:family="graphic" style:parent-style-name="standard">
      <style:graphic-properties svg:stroke-width="0.051cm" draw:marker-start-width="0.276cm" draw:marker-end-width="0.276cm" draw:textarea-horizontal-align="center" draw:textarea-vertical-align="middle" fo:padding-top="0.15cm" fo:padding-bottom="0.15cm" fo:padding-left="0.275cm" fo:padding-right="0.275cm"/>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1.516cm">
          <draw:text-box>
            <text:p><text:span text:style-name="T1">1 <text:s/>2 <text:s/>3 <text:s/>4 <text:s/>5 <text:s/>6 <text:s/>7 <text:s/>8 <text:s/>9 <text:s/>10</text:span></text:p>
          </draw:text-box>
        </draw:frame>
        <draw:frame draw:style-name="gr1" draw:text-style-name="P1" draw:layer="layout" svg:width="11.551cm" svg:height="0.988cm" svg:x="1.251cm" svg:y="2.262cm">
          <draw:text-box>
            <text:p><text:span text:style-name="T1">10 <text:s/>9 <text:s/>8 <text:s/>7 <text:s/>6 <text:s/>5 <text:s/>4 <text:s/>3 <text:s/>2 <text:s/>1</text:span></text:p>
          </draw:text-box>
        </draw:frame>
        <draw:custom-shape draw:style-name="gr2" draw:text-style-name="P2" draw:layer="layout" svg:width="0.938cm" svg:height="2.839cm" svg:x="1.4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2.622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3.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4.97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6.156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7.335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8.513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9.691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0.869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2.0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 draw:text-style-name="P2" draw:layer="layout" svg:x1="1.059cm" svg:y1="3.318cm" svg:x2="13.47cm" svg:y2="3.318cm">
          <text:p/>
        </draw:line>
        <draw:g>
          <draw:frame draw:style-name="gr1" draw:text-style-name="P1" draw:layer="layout" svg:width="1.264cm" svg:height="0.988cm" svg:x="1.252cm" svg:y="3.417cm">
            <draw:text-box>
              <text:p><text:span text:style-name="T1">11</text:span></text:p>
            </draw:text-box>
          </draw:frame>
          <draw:frame draw:style-name="gr1" draw:text-style-name="P1" draw:layer="layout" svg:width="1.264cm" svg:height="0.988cm" svg:x="2.441cm" svg:y="3.417cm">
            <draw:text-box>
              <text:p><text:span text:style-name="T1">11</text:span></text:p>
            </draw:text-box>
          </draw:frame>
          <draw:frame draw:style-name="gr1" draw:text-style-name="P1" draw:layer="layout" svg:width="1.264cm" svg:height="0.988cm" svg:x="3.63cm" svg:y="3.417cm">
            <draw:text-box>
              <text:p><text:span text:style-name="T1">11</text:span></text:p>
            </draw:text-box>
          </draw:frame>
          <draw:frame draw:style-name="gr1" draw:text-style-name="P1" draw:layer="layout" svg:width="1.264cm" svg:height="0.988cm" svg:x="4.819cm" svg:y="3.417cm">
            <draw:text-box>
              <text:p><text:span text:style-name="T1">11</text:span></text:p>
            </draw:text-box>
          </draw:frame>
          <draw:frame draw:style-name="gr1" draw:text-style-name="P1" draw:layer="layout" svg:width="1.264cm" svg:height="0.988cm" svg:x="6.008cm" svg:y="3.417cm">
            <draw:text-box>
              <text:p><text:span text:style-name="T1">11</text:span></text:p>
            </draw:text-box>
          </draw:frame>
          <draw:frame draw:style-name="gr1" draw:text-style-name="P1" draw:layer="layout" svg:width="1.264cm" svg:height="0.988cm" svg:x="7.198cm" svg:y="3.417cm">
            <draw:text-box>
              <text:p><text:span text:style-name="T1">11</text:span></text:p>
            </draw:text-box>
          </draw:frame>
          <draw:frame draw:style-name="gr1" draw:text-style-name="P1" draw:layer="layout" svg:width="1.264cm" svg:height="0.988cm" svg:x="8.387cm" svg:y="3.417cm">
            <draw:text-box>
              <text:p><text:span text:style-name="T1">11</text:span></text:p>
            </draw:text-box>
          </draw:frame>
          <draw:frame draw:style-name="gr1" draw:text-style-name="P1" draw:layer="layout" svg:width="1.264cm" svg:height="0.988cm" svg:x="9.576cm" svg:y="3.417cm">
            <draw:text-box>
              <text:p><text:span text:style-name="T1">11</text:span></text:p>
            </draw:text-box>
          </draw:frame>
          <draw:frame draw:style-name="gr1" draw:text-style-name="P1" draw:layer="layout" svg:width="1.264cm" svg:height="0.988cm" svg:x="10.765cm" svg:y="3.417cm">
            <draw:text-box>
              <text:p><text:span text:style-name="T1">11</text:span></text:p>
            </draw:text-box>
          </draw:frame>
          <draw:frame draw:style-name="gr1" draw:text-style-name="P1" draw:layer="layout" svg:width="1.264cm" svg:height="0.988cm" svg:x="11.952cm" svg:y="3.417cm">
            <draw:text-box>
              <text:p><text:span text:style-name="T1">11</text:span></text:p>
            </draw:text-box>
          </draw:frame>
        </draw:g>
        <draw:frame draw:style-name="gr1" draw:text-style-name="P1" draw:layer="layout" svg:width="0.883cm" svg:height="0.988cm" svg:x="0.746cm" svg:y="2.261cm">
          <draw:text-box>
            <text:p><text:span text:style-name="T1">+</text:span></text:p>
          </draw:text-box>
        </draw:frame>
      </draw:page>
    </office:drawing>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50/content.xml><?xml version="1.0" encoding="utf-8"?>
<!DOCTYPE math  PUBLIC '-//OpenOffice.org//DTD Modified W3C MathML 1.01//EN'  'math.dtd'>
<math:math xmlns:math="http://www.w3.org/1998/Math/MathML">
  <math:semantics>
    <math:mrow>
      <math:mn>1</math:mn>
      <math:mo math:stretchy="false">/</math:mo>
      <math:mn>2</math:mn>
    </math:mrow>
    <math:annotation math:encoding="StarMath 5.0">{1} / {2}</math:annotation>
  </math:semantics>
</math:math>
</file>

<file path=Object 51/content.xml><?xml version="1.0" encoding="utf-8"?>
<!DOCTYPE math  PUBLIC '-//OpenOffice.org//DTD Modified W3C MathML 1.01//EN'  'math.dtd'>
<math:math xmlns:math="http://www.w3.org/1998/Math/MathML">
  <math:semantics>
    <math:mfenced math:open="" math:close="">
      <math:mfrac>
        <math:mn>1</math:mn>
        <math:mn>4</math:mn>
      </math:mfrac>
    </math:mfenced>
    <math:annotation math:encoding="StarMath 5.0">left(1 over 4 right)</math:annotation>
  </math:semantics>
</math:math>
</file>

<file path=Object 52/content.xml><?xml version="1.0" encoding="utf-8"?>
<!DOCTYPE math  PUBLIC '-//OpenOffice.org//DTD Modified W3C MathML 1.01//EN'  'math.dtd'>
<math:math xmlns:math="http://www.w3.org/1998/Math/MathML">
  <math:semantics>
    <math:mfenced math:open="" math:close="">
      <math:mfrac>
        <math:mn>2</math:mn>
        <math:mn>3</math:mn>
      </math:mfrac>
    </math:mfenced>
    <math:annotation math:encoding="StarMath 5.0">left( 2 over 3 right)</math:annotation>
  </math:semantics>
</math:math>
</file>

<file path=Object 53/content.xml><?xml version="1.0" encoding="utf-8"?>
<!DOCTYPE math  PUBLIC '-//OpenOffice.org//DTD Modified W3C MathML 1.01//EN'  'math.dtd'>
<math:math xmlns:math="http://www.w3.org/1998/Math/MathML">
  <math:semantics>
    <math:mfenced math:open="" math:close="">
      <math:mfrac>
        <math:mn>5</math:mn>
        <math:mn>7</math:mn>
      </math:mfrac>
    </math:mfenced>
    <math:annotation math:encoding="StarMath 5.0">left( 5 over 7 right)</math:annotation>
  </math:semantics>
</math:math>
</file>

<file path=Object 54/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55/content.xml><?xml version="1.0" encoding="utf-8"?>
<!DOCTYPE math  PUBLIC '-//OpenOffice.org//DTD Modified W3C MathML 1.01//EN'  'math.dtd'>
<math:math xmlns:math="http://www.w3.org/1998/Math/MathML">
  <math:semantics>
    <math:mfenced math:open="" math:close="">
      <math:mfrac>
        <math:mn>1</math:mn>
        <math:mn>1</math:mn>
      </math:mfrac>
    </math:mfenced>
    <math:annotation math:encoding="StarMath 5.0">left(1 over 1 right)  </math:annotation>
  </math:semantics>
</math:math>
</file>

<file path=Object 56/content.xml><?xml version="1.0" encoding="utf-8"?>
<!DOCTYPE math  PUBLIC '-//OpenOffice.org//DTD Modified W3C MathML 1.01//EN'  'math.dtd'>
<math:math xmlns:math="http://www.w3.org/1998/Math/MathML">
  <math:semantics>
    <math:mfenced math:open="" math:close="">
      <math:mfrac>
        <math:mn>2</math:mn>
        <math:mn>1</math:mn>
      </math:mfrac>
    </math:mfenced>
    <math:annotation math:encoding="StarMath 5.0">left(2 over 1 right)  </math:annotation>
  </math:semantics>
</math:math>
</file>

<file path=Object 57/content.xml><?xml version="1.0" encoding="utf-8"?>
<!DOCTYPE math  PUBLIC '-//OpenOffice.org//DTD Modified W3C MathML 1.01//EN'  'math.dtd'>
<math:math xmlns:math="http://www.w3.org/1998/Math/MathML">
  <math:semantics>
    <math:mfenced math:open="" math:close="">
      <math:mfrac>
        <math:mn>0</math:mn>
        <math:mn>1</math:mn>
      </math:mfrac>
    </math:mfenced>
    <math:annotation math:encoding="StarMath 5.0">left(0 over 1 right)  </math:annotation>
  </math:semantics>
</math:math>
</file>

<file path=Object 58/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59/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gr3" style:family="graphic" style:parent-style-name="standard">
      <style:graphic-properties draw:stroke="none" svg:stroke-color="#000000" draw:fill="none" draw:fill-color="#ffffff" draw:textarea-horizontal-align="left" draw:auto-grow-height="true" draw:auto-grow-width="false" fo:min-height="0cm" fo:min-width="3.517cm"/>
    </style:style>
    <style:style style:name="gr4" style:family="graphic" style:parent-style-name="standard">
      <style:graphic-properties draw:marker-end="Arrow" draw:marker-end-width="0.3cm" draw:textarea-horizontal-align="center" draw:textarea-vertical-align="middle"/>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style:style style:name="T2" style:family="text">
      <style:text-properties fo:color="#ff0000"/>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3.016cm">
          <draw:text-box>
            <text:p><text:span text:style-name="T1">1 <text:s/>2 <text:s/>3 <text:s/>4 <text:s/>5 <text:s/>6 <text:s/>7 <text:s/>8 <text:s/>9 <text:s/>10</text:span></text:p>
          </draw:text-box>
        </draw:frame>
        <draw:frame draw:style-name="gr1" draw:text-style-name="P1" draw:layer="layout" svg:width="11.551cm" svg:height="0.988cm" svg:x="1.251cm" svg:y="3.762cm">
          <draw:text-box>
            <text:p><text:span text:style-name="T1">10 <text:s/>9 <text:s/>8 <text:s/>7 <text:s/>6 <text:s/>5 <text:s/>4 <text:s/>3 <text:s/>2 <text:s/>1</text:span></text:p>
          </draw:text-box>
        </draw:frame>
        <draw:custom-shape draw:style-name="gr2" draw:text-style-name="P2" draw:layer="layout" svg:width="0.938cm" svg:height="1.612cm" svg:x="1.444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2.622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3.8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4.978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6.156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7.335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8.513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9.691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0.869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2.044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layer="layout" svg:width="3.391cm" svg:height="1.038cm" svg:x="5.461cm" svg:y="0.818cm">
          <draw:text-box>
            <text:p><text:span text:style-name="T2">n</text:span> columns</text:p>
          </draw:text-box>
        </draw:frame>
        <draw:line draw:style-name="gr4" draw:text-style-name="P2" draw:layer="layout" svg:x1="5.581cm" svg:y1="1.636cm" svg:x2="1.973cm" svg:y2="3.007cm">
          <text:p/>
        </draw:line>
        <draw:line draw:style-name="gr4" draw:text-style-name="P2" draw:layer="layout" svg:x1="5.99cm" svg:y1="1.684cm" svg:x2="3.248cm" svg:y2="2.934cm">
          <text:p/>
        </draw:line>
        <draw:line draw:style-name="gr4" draw:text-style-name="P2" draw:layer="layout" svg:x1="6.35cm" svg:y1="1.708cm" svg:x2="4.33cm" svg:y2="2.959cm">
          <text:p/>
        </draw:line>
        <draw:line draw:style-name="gr4" draw:text-style-name="P2" draw:layer="layout" svg:x1="6.759cm" svg:y1="1.708cm" svg:x2="5.46cm" svg:y2="2.959cm">
          <text:p/>
        </draw:line>
        <draw:line draw:style-name="gr4" draw:text-style-name="P2" draw:layer="layout" svg:x1="7.072cm" svg:y1="1.684cm" svg:x2="6.663cm" svg:y2="3.007cm">
          <text:p/>
        </draw:line>
        <draw:line draw:style-name="gr4" draw:text-style-name="P2" draw:layer="layout" svg:x1="7.385cm" svg:y1="1.708cm" svg:x2="7.794cm" svg:y2="2.983cm">
          <text:p/>
        </draw:line>
        <draw:line draw:style-name="gr4" draw:text-style-name="P2" draw:layer="layout" svg:x1="7.673cm" svg:y1="1.684cm" svg:x2="9.068cm" svg:y2="3.007cm">
          <text:p/>
        </draw:line>
        <draw:line draw:style-name="gr4" draw:text-style-name="P2" draw:layer="layout" svg:x1="8.082cm" svg:y1="1.708cm" svg:x2="10.199cm" svg:y2="3.007cm">
          <text:p/>
        </draw:line>
        <draw:line draw:style-name="gr4" draw:text-style-name="P2" draw:layer="layout" svg:x1="8.443cm" svg:y1="1.636cm" svg:x2="11.281cm" svg:y2="2.934cm">
          <text:p/>
        </draw:line>
        <draw:line draw:style-name="gr4" draw:text-style-name="P2" draw:layer="layout" svg:x1="8.708cm" svg:y1="1.467cm" svg:x2="12.412cm" svg:y2="2.959cm">
          <text:p/>
        </draw:line>
      </draw:page>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60/content.xml><?xml version="1.0" encoding="utf-8"?>
<!DOCTYPE math  PUBLIC '-//OpenOffice.org//DTD Modified W3C MathML 1.01//EN'  'math.dtd'>
<math:math xmlns:math="http://www.w3.org/1998/Math/MathML">
  <math:semantics>
    <math:mo math:stretchy="false">ℚ</math:mo>
    <math:annotation math:encoding="StarMath 5.0">setQ </math:annotation>
  </math:semantics>
</math:math>
</file>

<file path=Object 61/content.xml><?xml version="1.0" encoding="utf-8"?>
<!DOCTYPE math  PUBLIC '-//OpenOffice.org//DTD Modified W3C MathML 1.01//EN'  'math.dtd'>
<math:math xmlns:math="http://www.w3.org/1998/Math/MathML">
  <math:semantics>
    <math:mo math:stretchy="false">ℚ</math:mo>
    <math:annotation math:encoding="StarMath 5.0">setQ </math:annotation>
  </math:semantics>
</math:math>
</file>

<file path=Object 62/content.xml><?xml version="1.0" encoding="utf-8"?>
<!DOCTYPE math  PUBLIC '-//OpenOffice.org//DTD Modified W3C MathML 1.01//EN'  'math.dtd'>
<math:math xmlns:math="http://www.w3.org/1998/Math/MathML">
  <math:semantics>
    <math:mo math:stretchy="false">ℝ</math:mo>
    <math:annotation math:encoding="StarMath 5.0">setR </math:annotation>
  </math:semantics>
</math:math>
</file>

<file path=Object 63/content.xml><?xml version="1.0" encoding="utf-8"?>
<!DOCTYPE math  PUBLIC '-//OpenOffice.org//DTD Modified W3C MathML 1.01//EN'  'math.dtd'>
<math:math xmlns:math="http://www.w3.org/1998/Math/MathML">
  <math:semantics>
    <math:mo math:stretchy="false">ℝ</math:mo>
    <math:annotation math:encoding="StarMath 5.0">setR </math:annotation>
  </math:semantics>
</math:math>
</file>

<file path=Object 64/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5/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6/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7/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8/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9/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content.xml><?xml version="1.0" encoding="utf-8"?>
<!DOCTYPE math  PUBLIC '-//OpenOffice.org//DTD Modified W3C MathML 1.01//EN'  'math.dtd'>
<math:math xmlns:math="http://www.w3.org/1998/Math/MathML">
  <math:semantics>
    <math:mi>n</math:mi>
    <math:annotation math:encoding="StarMath 5.0">n</math:annotation>
  </math:semantics>
</math:math>
</file>

<file path=Object 70/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1/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2/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3/content.xml><?xml version="1.0" encoding="utf-8"?>
<!DOCTYPE math  PUBLIC '-//OpenOffice.org//DTD Modified W3C MathML 1.01//EN'  'math.dtd'>
<math:math xmlns:math="http://www.w3.org/1998/Math/MathML">
  <math:semantics>
    <math:mrow>
      <math:mrow/>
      <math:mo math:stretchy="false">≤</math:mo>
      <math:mn>3</math:mn>
    </math:mrow>
    <math:annotation math:encoding="StarMath 5.0">{} &lt;= 3 </math:annotation>
  </math:semantics>
</math:math>
</file>

<file path=Object 74/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75/content.xml><?xml version="1.0" encoding="utf-8"?>
<!DOCTYPE math  PUBLIC '-//OpenOffice.org//DTD Modified W3C MathML 1.01//EN'  'math.dtd'>
<math:math xmlns:math="http://www.w3.org/1998/Math/MathML">
  <math:semantics>
    <math:mi>A</math:mi>
    <math:annotation math:encoding="StarMath 5.0">A</math:annotation>
  </math:semantics>
</math:math>
</file>

<file path=Object 76/content.xml><?xml version="1.0" encoding="utf-8"?>
<!DOCTYPE math  PUBLIC '-//OpenOffice.org//DTD Modified W3C MathML 1.01//EN'  'math.dtd'>
<math:math xmlns:math="http://www.w3.org/1998/Math/MathML">
  <math:semantics>
    <math:mrow>
      <math:mi>P</math:mi>
      <math:mrow>
        <math:mrow>
          <math:mo math:stretchy="false">[</math:mo>
          <math:mi>A</math:mi>
          <math:mo math:stretchy="false">]</math:mo>
        </math:mrow>
        <math:mo math:stretchy="false">=</math:mo>
        <math:mtext>The probability of event A occurring</math:mtext>
      </math:mrow>
    </math:mrow>
    <math:annotation math:encoding="StarMath 5.0">P[A]= "The probability of event A occurring"</math:annotation>
  </math:semantics>
</math:math>
</file>

<file path=Object 77/content.xml><?xml version="1.0" encoding="utf-8"?>
<!DOCTYPE math  PUBLIC '-//OpenOffice.org//DTD Modified W3C MathML 1.01//EN'  'math.dtd'>
<math:math xmlns:math="http://www.w3.org/1998/Math/MathML">
  <math:semantics>
    <math:mi>P</math:mi>
    <math:annotation math:encoding="StarMath 5.0">P</math:annotation>
  </math:semantics>
</math:math>
</file>

<file path=Object 78/content.xml><?xml version="1.0" encoding="utf-8"?>
<!DOCTYPE math  PUBLIC '-//OpenOffice.org//DTD Modified W3C MathML 1.01//EN'  'math.dtd'>
<math:math xmlns:math="http://www.w3.org/1998/Math/MathML">
  <math:semantics>
    <math:mrow>
      <math:mi>P</math:mi>
      <math:mrow>
        <math:mrow>
          <math:mo math:stretchy="false">[</math:mo>
          <math:mi>A</math:mi>
          <math:mo math:stretchy="false">]</math:mo>
        </math:mrow>
        <math:mo math:stretchy="false">=</math:mo>
        <math:mfrac>
          <math:mtext>The number of possible outcomes in which event A can occur in an experiment</math:mtext>
          <math:mtext>The total number of possible outcomes in the experiment's sample space</math:mtext>
        </math:mfrac>
      </math:mrow>
    </math:mrow>
    <math:annotation math:encoding="StarMath 5.0">P[A]= {"The number of possible outcomes in which event A can occur in an experiment"} over {"The total number of possible outcomes in the experiment's sample space"}</math:annotation>
  </math:semantics>
</math:math>
</file>

<file path=Object 79/content.xml><?xml version="1.0" encoding="utf-8"?>
<!DOCTYPE math  PUBLIC '-//OpenOffice.org//DTD Modified W3C MathML 1.01//EN'  'math.dtd'>
<math:math xmlns:math="http://www.w3.org/1998/Math/MathML">
  <math:semantics>
    <math:mrow>
      <math:mrow>
        <math:mi>d</math:mi>
        <math:mo math:stretchy="false">=</math:mo>
        <math:msub>
          <math:mi>v</math:mi>
          <math:mn>0</math:mn>
        </math:msub>
      </math:mrow>
      <math:mi>t</math:mi>
      <math:mfrac>
        <math:mn>1</math:mn>
        <math:mn>2</math:mn>
      </math:mfrac>
      <math:mi>g</math:mi>
      <math:msup>
        <math:mi>t</math:mi>
        <math:mn>2</math:mn>
      </math:msup>
    </math:mrow>
    <math:annotation math:encoding="StarMath 5.0">d = v_0  t 1 over 2 g t^2</math:annotation>
  </math:semantics>
</math:math>
</file>

<file path=Object 8/content.xml><?xml version="1.0" encoding="utf-8"?>
<!DOCTYPE math  PUBLIC '-//OpenOffice.org//DTD Modified W3C MathML 1.01//EN'  'math.dtd'>
<math:math xmlns:math="http://www.w3.org/1998/Math/MathML">
  <math:semantics>
    <math:mi>n</math:mi>
    <math:annotation math:encoding="StarMath 5.0">n</math:annotation>
  </math:semantics>
</math:math>
</file>

<file path=Object 80/content.xml><?xml version="1.0" encoding="utf-8"?>
<!DOCTYPE math  PUBLIC '-//OpenOffice.org//DTD Modified W3C MathML 1.01//EN'  'math.dtd'>
<math:math xmlns:math="http://www.w3.org/1998/Math/MathML">
  <math:semantics>
    <math:mrow>
      <math:mi>P</math:mi>
      <math:mrow>
        <math:mrow>
          <math:mrow>
            <math:mrow>
              <math:mo math:stretchy="false">[</math:mo>
              <math:mi>A</math:mi>
              <math:mo math:stretchy="false">]</math:mo>
            </math:mrow>
            <math:mo math:stretchy="false">=</math:mo>
            <math:mfrac>
              <math:mtext>1 possible outcome where the die can come up 5</math:mtext>
              <math:mtext>6 possible outcomes in the die's sample space</math:mtext>
            </math:mfrac>
          </math:mrow>
          <math:mo math:stretchy="false">=</math:mo>
          <math:mfrac>
            <math:mn>1</math:mn>
            <math:mn>6</math:mn>
          </math:mfrac>
        </math:mrow>
        <math:mo math:stretchy="false">=</math:mo>
        <math:mn>.167</math:mn>
      </math:mrow>
      <math:mtext>or 16.7% chance</math:mtext>
    </math:mrow>
    <math:annotation math:encoding="StarMath 5.0">P[A]={"1 possible outcome where the die can come up 5"} over {"6 possible outcomes in the die's sample space"} = {1} over {6} = .167 "or 16.7% chance"</math:annotation>
  </math:semantics>
</math:math>
</file>

<file path=Object 81/content.xml><?xml version="1.0" encoding="utf-8"?>
<!DOCTYPE math  PUBLIC '-//OpenOffice.org//DTD Modified W3C MathML 1.01//EN'  'math.dtd'>
<math:math xmlns:math="http://www.w3.org/1998/Math/MathML">
  <math:semantics>
    <math:mfrac>
      <math:mn>1</math:mn>
      <math:mn>6</math:mn>
    </math:mfrac>
    <math:annotation math:encoding="StarMath 5.0">{1}over{6}</math:annotation>
  </math:semantics>
</math:math>
</file>

<file path=Object 82/content.xml><?xml version="1.0" encoding="utf-8"?>
<!DOCTYPE math  PUBLIC '-//OpenOffice.org//DTD Modified W3C MathML 1.01//EN'  'math.dtd'>
<math:math xmlns:math="http://www.w3.org/1998/Math/MathML">
  <math:semantics>
    <math:mfrac>
      <math:mn>1</math:mn>
      <math:mn>6</math:mn>
    </math:mfrac>
    <math:annotation math:encoding="StarMath 5.0">{1}over{6}</math:annotation>
  </math:semantics>
</math:math>
</file>

<file path=Object 83/content.xml><?xml version="1.0" encoding="utf-8"?>
<!DOCTYPE math  PUBLIC '-//OpenOffice.org//DTD Modified W3C MathML 1.01//EN'  'math.dtd'>
<math:math xmlns:math="http://www.w3.org/1998/Math/MathML">
  <math:semantics>
    <math:mrow>
      <math:mi>P</math:mi>
      <math:mrow>
        <math:mrow>
          <math:mrow>
            <math:mrow>
              <math:mo math:stretchy="false">[</math:mo>
              <math:mi>B</math:mi>
              <math:mo math:stretchy="false">]</math:mo>
            </math:mrow>
            <math:mo math:stretchy="false">=</math:mo>
            <math:mfrac>
              <math:mtext>2 possible outcomes where the die can come up &lt; 3</math:mtext>
              <math:mtext>6 possible outcomes in the die's sample space</math:mtext>
            </math:mfrac>
          </math:mrow>
          <math:mo math:stretchy="false">=</math:mo>
          <math:mfrac>
            <math:mn>2</math:mn>
            <math:mn>6</math:mn>
          </math:mfrac>
        </math:mrow>
        <math:mo math:stretchy="false">=</math:mo>
        <math:mn>.333</math:mn>
      </math:mrow>
      <math:mtext>or 33.3% chance</math:mtext>
    </math:mrow>
    <math:annotation math:encoding="StarMath 5.0">P[B]= {"2 possible outcomes where the die can come up &lt; 3"} over {"6 possible outcomes in the die's sample space"} = {2}over{6} = .333 "or 33.3% chance"</math:annotation>
  </math:semantics>
</math:math>
</file>

<file path=Object 84/content.xml><?xml version="1.0" encoding="utf-8"?>
<!DOCTYPE math  PUBLIC '-//OpenOffice.org//DTD Modified W3C MathML 1.01//EN'  'math.dtd'>
<math:math xmlns:math="http://www.w3.org/1998/Math/MathML">
  <math:semantics>
    <math:mi>A</math:mi>
    <math:annotation math:encoding="StarMath 5.0">A</math:annotation>
  </math:semantics>
</math:math>
</file>

<file path=Object 85/content.xml><?xml version="1.0" encoding="utf-8"?>
<!DOCTYPE math  PUBLIC '-//OpenOffice.org//DTD Modified W3C MathML 1.01//EN'  'math.dtd'>
<math:math xmlns:math="http://www.w3.org/1998/Math/MathML">
  <math:semantics>
    <math:mrow>
      <math:mrow>
        <math:mo math:stretchy="false">−</math:mo>
        <math:mn>9.8</math:mn>
      </math:mrow>
      <math:mfrac>
        <math:mi math:fontstyle="italic">meters</math:mi>
        <math:msup>
          <math:mi math:fontstyle="italic">seconds</math:mi>
          <math:mn>2</math:mn>
        </math:msup>
      </math:mfrac>
    </math:mrow>
    <math:annotation math:encoding="StarMath 5.0">-9.8 meters over seconds^2</math:annotation>
  </math:semantics>
</math:math>
</file>

<file path=Object 86/content.xml><?xml version="1.0" encoding="utf-8"?>
<!DOCTYPE math  PUBLIC '-//OpenOffice.org//DTD Modified W3C MathML 1.01//EN'  'math.dtd'>
<math:math xmlns:math="http://www.w3.org/1998/Math/MathML">
  <math:semantics>
    <math:mrow>
      <math:mi math:fontstyle="italic">distance</math:mi>
      <math:mrow>
        <math:mrow>
          <math:mo math:stretchy="false">(</math:mo>
          <math:mi>x</math:mi>
          <math:mo math:stretchy="false">)</math:mo>
        </math:mrow>
        <math:mo math:stretchy="false">=</math:mo>
        <math:mn>20</math:mn>
      </math:mrow>
      <math:mrow>
        <math:mi>x</math:mi>
        <math:mo math:stretchy="false">−</math:mo>
        <math:mn>9.8</math:mn>
      </math:mrow>
      <math:mrow>
        <math:msup>
          <math:mi>x</math:mi>
          <math:mn>2</math:mn>
        </math:msup>
        <math:mo math:stretchy="false">/</math:mo>
        <math:mn>2</math:mn>
      </math:mrow>
    </math:mrow>
    <math:annotation math:encoding="StarMath 5.0">distance(x) = 20 x - 9.8 x^2 / 2</math:annotation>
  </math:semantics>
</math:math>
</file>

<file path=Object 87/content.xml><?xml version="1.0" encoding="utf-8"?>
<!DOCTYPE math  PUBLIC '-//OpenOffice.org//DTD Modified W3C MathML 1.01//EN'  'math.dtd'>
<math:math xmlns:math="http://www.w3.org/1998/Math/MathML">
  <math:semantics>
    <math:mrow>
      <math:mi>P</math:mi>
      <math:mrow>
        <math:mrow>
          <math:mo math:stretchy="false">[</math:mo>
          <math:mi>A</math:mi>
          <math:mo math:stretchy="false">]</math:mo>
        </math:mrow>
        <math:mo math:stretchy="false">=</math:mo>
        <math:mfrac>
          <math:mtext>The frequency in which event A did occur in an experiment</math:mtext>
          <math:mtext>The total number of experiment observations</math:mtext>
        </math:mfrac>
      </math:mrow>
    </math:mrow>
    <math:annotation math:encoding="StarMath 5.0">P[A]= {"The frequency in which event A did occur in an experiment"} over {"The total number of experiment observations"}</math:annotation>
  </math:semantics>
</math:math>
</file>

<file path=Object 88/content.xml><?xml version="1.0" encoding="utf-8"?>
<!DOCTYPE math  PUBLIC '-//OpenOffice.org//DTD Modified W3C MathML 1.01//EN'  'math.dtd'>
<math:math xmlns:math="http://www.w3.org/1998/Math/MathML">
  <math:semantics>
    <math:mfrac>
      <math:mn>1</math:mn>
      <math:mn>6</math:mn>
    </math:mfrac>
    <math:annotation math:encoding="StarMath 5.0">{1}over{6}</math:annotation>
  </math:semantics>
</math:math>
</file>

<file path=Object 89/content.xml><?xml version="1.0" encoding="utf-8"?>
<!DOCTYPE math  PUBLIC '-//OpenOffice.org//DTD Modified W3C MathML 1.01//EN'  'math.dtd'>
<math:math xmlns:math="http://www.w3.org/1998/Math/MathML">
  <math:semantics>
    <math:mrow>
      <math:mi math:fontstyle="italic">distance</math:mi>
      <math:mo math:stretchy="false">=</math:mo>
      <math:mrow>
        <math:mi math:fontstyle="italic">velocity</math:mi>
        <math:mo math:stretchy="false">⋅</math:mo>
        <math:mi math:fontstyle="italic">time</math:mi>
      </math:mrow>
    </math:mrow>
    <math:annotation math:encoding="StarMath 5.0">distance = velocity cdot time
</math:annotation>
  </math:semantics>
</math:math>
</file>

<file path=Object 9/content.xml><?xml version="1.0" encoding="utf-8"?>
<!DOCTYPE math  PUBLIC '-//OpenOffice.org//DTD Modified W3C MathML 1.01//EN'  'math.dtd'>
<math:math xmlns:math="http://www.w3.org/1998/Math/MathML">
  <math:semantics>
    <math:mi>n</math:mi>
    <math:annotation math:encoding="StarMath 5.0">n</math:annotation>
  </math:semantics>
</math:math>
</file>

<file path=Object 90/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svg:stroke-width="0.076cm" svg:stroke-color="#ff0000" draw:marker-start-width="0.313cm" draw:marker-end-width="0.313cm" draw:textarea-horizontal-align="center" draw:textarea-vertical-align="middle" fo:padding-top="0.162cm" fo:padding-bottom="0.162cm" fo:padding-left="0.287cm" fo:padding-right="0.287cm"/>
    </style:style>
    <style:style style:name="gr2" style:family="graphic" style:parent-style-name="standard">
      <style:graphic-properties draw:stroke="none" svg:stroke-color="#000000" draw:fill="none" draw:fill-color="#ffffff" fo:min-height="0cm"/>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svg:stroke-color="#800080" draw:marker-start="Arrow_20_concave" draw:marker-start-width="0.3cm" draw:textarea-horizontal-align="center" draw:textarea-vertical-align="middle"/>
    </style:style>
    <style:style style:name="gr5" style:family="graphic" style:parent-style-name="standard">
      <style:graphic-properties svg:stroke-color="#ff0000" draw:marker-end="" draw:marker-end-width="0.3cm" draw:textarea-horizontal-align="center" draw:textarea-vertical-align="middle"/>
    </style:style>
    <style:style style:name="gr6" style:family="graphic" style:parent-style-name="standard">
      <style:graphic-properties svg:stroke-color="#0000ff" draw:marker-end="" draw:marker-end-width="0.3cm" draw:textarea-horizontal-align="center" draw:textarea-vertical-align="middle"/>
    </style:style>
    <style:style style:name="gr7" style:family="graphic" style:parent-style-name="standard">
      <style:graphic-properties svg:stroke-color="#008000" draw:marker-end="" draw:marker-end-width="0.3cm" draw:textarea-horizontal-align="center" draw:textarea-vertical-align="middle"/>
    </style:style>
    <style:style style:name="P1" style:family="paragraph">
      <style:paragraph-properties fo:text-align="center"/>
    </style:style>
    <style:style style:name="P2" style:family="paragraph">
      <style:text-properties fo:color="#008000" fo:font-size="54pt" style:font-size-asian="54pt" style:font-size-complex="54pt"/>
    </style:style>
    <style:style style:name="P3" style:family="paragraph">
      <style:text-properties fo:color="#0000ff" fo:font-size="54pt" style:font-size-asian="54pt" style:font-size-complex="54pt"/>
    </style:style>
    <style:style style:name="P4" style:family="paragraph">
      <style:text-properties fo:color="#0000ff" fo:font-size="12pt" style:font-size-asian="12pt" style:font-size-complex="12pt"/>
    </style:style>
    <style:style style:name="P5" style:family="paragraph">
      <style:text-properties fo:font-size="12pt" style:font-size-asian="12pt" style:font-size-complex="12pt"/>
    </style:style>
    <style:style style:name="P6" style:family="paragraph">
      <style:text-properties fo:color="#008000" fo:font-size="12pt" style:font-size-asian="12pt" style:font-size-complex="12pt"/>
    </style:style>
    <style:style style:name="P7" style:family="paragraph">
      <style:paragraph-properties fo:text-align="center"/>
      <style:text-properties fo:font-size="12pt" style:font-size-asian="12pt" style:font-size-complex="12pt"/>
    </style:style>
    <style:style style:name="T1" style:family="text">
      <style:text-properties fo:color="#008000"/>
    </style:style>
    <style:style style:name="T2" style:family="text">
      <style:text-properties fo:color="#0000ff"/>
    </style:style>
    <style:style style:name="T3" style:family="text">
      <style:text-properties fo:color="#0000ff" fo:font-size="12pt" style:font-size-asian="12pt" style:font-size-complex="12pt"/>
    </style:style>
    <style:style style:name="T4" style:family="text">
      <style:text-properties fo:color="#ff0000"/>
    </style:style>
    <style:style style:name="T5" style:family="text">
      <style:text-properties fo:color="#008000"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8.178cm" svg:y1="2.062cm" svg:x2="9.525cm" svg:y2="2.062cm">
          <text:p/>
        </draw:line>
        <draw:line draw:style-name="gr1" draw:text-style-name="P1" draw:layer="layout" svg:x1="8.179cm" svg:y1="2.762cm" svg:x2="9.526cm" svg:y2="2.762cm">
          <text:p/>
        </draw:line>
        <draw:frame draw:style-name="gr2" draw:text-style-name="P2" draw:layer="layout" svg:width="1.491cm" svg:height="2.613cm" svg:x="6.109cm" svg:y="1cm">
          <draw:text-box>
            <text:p text:style-name="P2"><text:span text:style-name="T1">d</text:span></text:p>
          </draw:text-box>
        </draw:frame>
        <draw:frame draw:style-name="gr2" draw:text-style-name="P3" draw:layer="layout" svg:width="1.996cm" svg:height="2.613cm" svg:x="9.982cm" svg:y="0.928cm">
          <draw:text-box>
            <text:p text:style-name="P3"><text:span text:style-name="T2">vt</text:span></text:p>
          </draw:text-box>
        </draw:frame>
        <draw:frame draw:style-name="gr3" draw:text-style-name="P4" draw:layer="layout" svg:width="4.765cm" svg:height="3.425cm" svg:x="13.109cm" svg:y="3.007cm">
          <draw:text-box>
            <text:p text:style-name="P4"><text:span text:style-name="T3">Our current location</text:span></text:p>
            <text:p text:style-name="P4"><text:span text:style-name="T3">in a pattern space</text:span></text:p>
            <text:p text:style-name="P4"><text:span text:style-name="T3">(all values on the right</text:span></text:p>
            <text:p text:style-name="P4"><text:span text:style-name="T3">side of the = sign must</text:span></text:p>
            <text:p text:style-name="P4"><text:span text:style-name="T3">be known before the</text:span></text:p>
            <text:p text:style-name="P4"><text:span text:style-name="T3">jump can be made).</text:span></text:p>
          </draw:text-box>
        </draw:frame>
        <draw:frame draw:style-name="gr3" draw:text-style-name="P5" draw:layer="layout" svg:width="5.722cm" svg:height="2.367cm" svg:x="6.399cm" svg:y="4.257cm">
          <draw:text-box>
            <text:p text:style-name="P5"><text:span text:style-name="T4">An equals sign is like a </text:span></text:p>
            <text:p text:style-name="P5"><text:span text:style-name="T4">hyperspace tube through </text:span></text:p>
            <text:p text:style-name="P5"><text:span text:style-name="T4">which the jump takes place.</text:span></text:p>
            <text:p text:style-name="P5"/>
          </draw:text-box>
        </draw:frame>
        <draw:frame draw:style-name="gr3" draw:text-style-name="P6" draw:layer="layout" svg:width="4.066cm" svg:height="1.838cm" svg:x="1cm" svg:y="3.705cm">
          <draw:text-box>
            <text:p text:style-name="P6"><text:span text:style-name="T5">The location we</text:span></text:p>
            <text:p text:style-name="P6"><text:span text:style-name="T5">want to navigate to</text:span></text:p>
            <text:p text:style-name="P6"><text:span text:style-name="T5">in a pattern space.</text:span></text:p>
          </draw:text-box>
        </draw:frame>
        <draw:line draw:style-name="gr4" draw:text-style-name="P7" draw:layer="layout" svg:x1="7.481cm" svg:y1="2.381cm" svg:x2="10.004cm" svg:y2="2.381cm">
          <text:p/>
        </draw:line>
        <draw:line draw:style-name="gr5" draw:text-style-name="P7" draw:layer="layout" svg:x1="8.611cm" svg:y1="4.233cm" svg:x2="8.779cm" svg:y2="3.103cm">
          <text:p/>
        </draw:line>
        <draw:line draw:style-name="gr6" draw:text-style-name="P7" draw:layer="layout" svg:x1="13.013cm" svg:y1="3.464cm" svg:x2="11.858cm" svg:y2="2.982cm">
          <text:p/>
        </draw:line>
        <draw:line draw:style-name="gr7" draw:text-style-name="P7" draw:layer="layout" svg:x1="5.027cm" svg:y1="3.776cm" svg:x2="6.35cm" svg:y2="2.79cm">
          <text:p/>
        </draw:line>
      </draw:page>
    </office:drawing>
  </office:body>
</office:document-content>
</file>

<file path=Object 9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draw:marker draw:name="Arrow_20_concave" draw:display-name="Arrow concave" svg:viewBox="0 0 1131 1580" svg:d="m1013 1491 118 89-567-1580-564 1580 114-85 136-68 148-46 161-17 161 13 153 46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92/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3/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4/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5/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6/content.xml><?xml version="1.0" encoding="utf-8"?>
<!DOCTYPE math  PUBLIC '-//OpenOffice.org//DTD Modified W3C MathML 1.01//EN'  'math.dtd'>
<math:math xmlns:math="http://www.w3.org/1998/Math/MathML">
  <math:semantics>
    <math:mrow>
      <math:mi>t</math:mi>
      <math:mo math:stretchy="false">=</math:mo>
      <math:mfrac>
        <math:mi>d</math:mi>
        <math:mi>v</math:mi>
      </math:mfrac>
    </math:mrow>
    <math:annotation math:encoding="StarMath 5.0">t=d over v</math:annotation>
  </math:semantics>
</math:math>
</file>

<file path=Object 97/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8/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9/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